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19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background-color="#ffff00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6" style:family="table-cell" style:parent-style-name="Default" style:data-style-name="N109">
      <style:text-properties fo:font-size="13pt" style:font-size-asian="13pt" style:font-size-complex="13pt"/>
    </style:style>
    <style:style style:name="ce7" style:family="table-cell" style:parent-style-name="Default" style:data-style-name="N109">
      <style:table-cell-properties fo:background-color="#ff9900"/>
      <style:text-properties fo:font-size="13pt" style:font-size-asian="13pt" style:font-size-complex="13pt"/>
    </style:style>
    <style:style style:name="ce8" style:family="table-cell" style:parent-style-name="Default" style:data-style-name="N109">
      <style:table-cell-properties fo:background-color="transparent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[02/14/2020 13:32:39 : FxTestController.php : 432] </text:p>
          </table:table-cell>
          <table:table-cell table:number-columns-repeated="1023"/>
        </table:table-row>
        <table:table-row table:style-name="ro1">
          <table:table-cell office:value-type="string">
            <text:p>$nameOf_DP</text:p>
          </table:table-cell>
          <table:table-cell office:value-type="string">
            <text:p>dp-all</text:p>
          </table:table-cell>
          <table:table-cell table:number-columns-repeated="1022"/>
        </table:table-row>
        <table:table-row table:style-name="ro1">
          <table:table-cell office:value-type="string">
            <text:p>$_dpath_File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1">
          <table:table-cell office:value-type="string">
            <text:p>$_fname_File_CSV</text:p>
          </table:table-cell>
          <table:table-cell office:value-type="string">
            <text:p>44_5.1_10_rawdata.(AUDJPY).(Period-M15).(NumOfUnits-18000).(Bars-18000).20200116_171429.[SLICE-100].csv</text:p>
          </table:table-cell>
          <table:table-cell table:number-columns-repeated="1022"/>
        </table:table-row>
        <table:table-row table:style-name="ro1">
          <table:table-cell office:value-type="string">
            <text:p>$lo_BarDatas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string">
            <text:p>sum=</text:p>
          </table:table-cell>
          <table:table-cell table:formula="of:=SUM([.Q11:.Q107])" office:value-type="float" office:value="0.389999999999944">
            <text:p>0.39</text:p>
          </table:table-cell>
          <table:table-cell table:number-columns-repeated="1007"/>
        </table:table-row>
        <table:table-row table:style-name="ro1">
          <table:table-cell office:value-type="string">
            <text:p>$lo_Pos</text:p>
          </table:table-cell>
          <table:table-cell office:value-type="string">
            <text:p>97 / of all bds = 0.970</text:p>
          </table:table-cell>
          <table:table-cell table:number-columns-repeated="1022"/>
        </table:table-row>
        <table:table-row table:style-name="ro1">
          <table:table-cell office:value-type="string">
            <text:p>$numOf_SLs</text:p>
          </table:table-cell>
          <table:table-cell office:value-type="string">
            <text:p>71 / of all Pos = 0.732</text:p>
          </table:table-cell>
          <table:table-cell table:number-columns-repeated="1022"/>
        </table:table-row>
        <table:table-row table:style-name="ro1">
          <table:table-cell office:value-type="string">
            <text:p>$numOf_TPs</text:p>
          </table:table-cell>
          <table:table-cell office:value-type="string">
            <text:p>13 / of all Pos = 0.134</text:p>
          </table:table-cell>
          <table:table-cell table:number-columns-repeated="4"/>
          <table:table-cell table:style-name="ce2" office:value-type="string">
            <text:p>ext_idx = -1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2" table:formula="of:=COUNTIF([.G11:.G107];-1)" office:value-type="float" office:value="13">
            <text:p>13</text:p>
          </table:table-cell>
          <table:table-cell table:number-columns-repeated="1017"/>
        </table:table-row>
        <table:table-row table:style-name="ro1">
          <table:table-cell office:value-type="string">
            <text:p>st_idx</text:p>
          </table:table-cell>
          <table:table-cell office:value-type="string">
            <text:p>st_pr</text:p>
          </table:table-cell>
          <table:table-cell office:value-type="string">
            <text:p>datetime</text:p>
          </table:table-cell>
          <table:table-cell office:value-type="string">
            <text:p>cu_idx</text:p>
          </table:table-cell>
          <table:table-cell office:value-type="string">
            <text:p>cu_pr</text:p>
          </table:table-cell>
          <table:table-cell office:value-type="string">
            <text:p>datetime</text:p>
          </table:table-cell>
          <table:table-cell office:value-type="string">
            <text:p>ext_idx</text:p>
          </table:table-cell>
          <table:table-cell office:value-type="string">
            <text:p>ext_pr</text:p>
          </table:table-cell>
          <table:table-cell office:value-type="string">
            <text:p>datetime</text:p>
          </table:table-cell>
          <table:table-cell office:value-type="string">
            <text:p>rf_idx</text:p>
          </table:table-cell>
          <table:table-cell office:value-type="string">
            <text:p>rf_pr</text:p>
          </table:table-cell>
          <table:table-cell office:value-type="string">
            <text:p>base_idx</text:p>
          </table:table-cell>
          <table:table-cell office:value-type="string">
            <text:p>base_pr</text:p>
          </table:table-cell>
          <table:table-cell office:value-type="string">
            <text:p>datetime</text:p>
          </table:table-cell>
          <table:table-cell office:value-type="string">
            <text:p>cu_status</text:p>
          </table:table-cell>
          <table:table-cell office:value-type="string">
            <text:p>ext_status</text:p>
          </table:table-cell>
          <table:table-cell table:style-name="ce3" office:value-type="string">
            <text:p>start – exit</text:p>
          </table:table-cell>
          <table:table-cell table:number-columns-repeated="100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.777">
            <text:p>75.777</text:p>
          </table:table-cell>
          <table:table-cell office:value-type="float" office:value="-0">
            <text:p>-0</text:p>
          </table:table-cell>
          <table:table-cell office:value-type="float" office:value="3">
            <text:p>3</text:p>
          </table:table-cell>
          <table:table-cell office:value-type="float" office:value="75.776">
            <text:p>75.776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76">
            <text:p>75.776</text:p>
          </table:table-cell>
          <table:table-cell office:value-type="string">
            <text:p>2020.01.15 10:00</text:p>
          </table:table-cell>
          <table:table-cell office:value-type="float" office:value="0">
            <text:p>0</text:p>
          </table:table-cell>
          <table:table-cell office:value-type="float" office:value="75.836">
            <text:p>75.836</text:p>
          </table:table-cell>
          <table:table-cell office:value-type="float" office:value="-0">
            <text:p>-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11]&lt;&gt;0;([.H11]-[.B11]);0)" office:value-type="float" office:value="-0.00100000000000477">
            <text:p>-0.001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5.809">
            <text:p>75.809</text:p>
          </table:table-cell>
          <table:table-cell office:value-type="string">
            <text:p>2020.01.15 09:30</text:p>
          </table:table-cell>
          <table:table-cell office:value-type="float" office:value="3">
            <text:p>3</text:p>
          </table:table-cell>
          <table:table-cell office:value-type="float" office:value="75.749">
            <text:p>75.749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49">
            <text:p>75.749</text:p>
          </table:table-cell>
          <table:table-cell office:value-type="string">
            <text:p>2020.01.15 10:00</text:p>
          </table:table-cell>
          <table:table-cell office:value-type="float" office:value="1">
            <text:p>1</text:p>
          </table:table-cell>
          <table:table-cell office:value-type="float" office:value="75.83">
            <text:p>75.83</text:p>
          </table:table-cell>
          <table:table-cell office:value-type="string">
            <text:p>2020.01.15 0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12]&lt;&gt;0;([.H12]-[.B12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821">
            <text:p>75.821</text:p>
          </table:table-cell>
          <table:table-cell office:value-type="string">
            <text:p>2020.01.15 09:45</text:p>
          </table:table-cell>
          <table:table-cell office:value-type="float" office:value="3">
            <text:p>3</text:p>
          </table:table-cell>
          <table:table-cell office:value-type="float" office:value="75.761">
            <text:p>75.761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61">
            <text:p>75.761</text:p>
          </table:table-cell>
          <table:table-cell office:value-type="string">
            <text:p>2020.01.15 10:00</text:p>
          </table:table-cell>
          <table:table-cell office:value-type="float" office:value="2">
            <text:p>2</text:p>
          </table:table-cell>
          <table:table-cell office:value-type="float" office:value="75.83">
            <text:p>75.83</text:p>
          </table:table-cell>
          <table:table-cell office:value-type="string">
            <text:p>2020.01.15 0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13]&lt;&gt;0;([.H13]-[.B13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5.788">
            <text:p>75.788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28">
            <text:p>75.728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28">
            <text:p>75.728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96">
            <text:p>75.796</text:p>
          </table:table-cell>
          <table:table-cell office:value-type="string">
            <text:p>2020.01.15 1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formula="of:=IF([.H14]&lt;&gt;0;([.H14]-[.B14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5.716">
            <text:p>75.716</text:p>
          </table:table-cell>
          <table:table-cell office:value-type="string">
            <text:p>2020.01.15 10:15</text:p>
          </table:table-cell>
          <table:table-cell office:value-type="float" office:value="4">
            <text:p>4</text:p>
          </table:table-cell>
          <table:table-cell office:value-type="float" office:value="75.656">
            <text:p>75.656</text:p>
          </table:table-cell>
          <table:table-cell office:value-type="string">
            <text:p>2020.01.15 10:15</text:p>
          </table:table-cell>
          <table:table-cell office:value-type="float" office:value="4">
            <text:p>4</text:p>
          </table:table-cell>
          <table:table-cell office:value-type="float" office:value="75.656">
            <text:p>75.656</text:p>
          </table:table-cell>
          <table:table-cell office:value-type="string">
            <text:p>2020.01.15 10:15</text:p>
          </table:table-cell>
          <table:table-cell office:value-type="float" office:value="4">
            <text:p>4</text:p>
          </table:table-cell>
          <table:table-cell office:value-type="float" office:value="75.723">
            <text:p>75.723</text:p>
          </table:table-cell>
          <table:table-cell office:value-type="string">
            <text:p>2020.01.15 1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formula="of:=IF([.H15]&lt;&gt;0;([.H15]-[.B15]);0)" office:value-type="float" office:value="-0.0599999999999881">
            <text:p>-0.06</text:p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5.685">
            <text:p>75.685</text:p>
          </table:table-cell>
          <table:table-cell office:value-type="string">
            <text:p>2020.01.15 10:30</text:p>
          </table:table-cell>
          <table:table-cell office:value-type="float" office:value="14">
            <text:p>14</text:p>
          </table:table-cell>
          <table:table-cell office:value-type="float" office:value="75.708">
            <text:p>75.708</text:p>
          </table:table-cell>
          <table:table-cell office:value-type="string">
            <text:p>2020.01.15 12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5.711">
            <text:p>75.711</text:p>
          </table:table-cell>
          <table:table-cell office:value-type="string">
            <text:p>2020.01.15 1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table:formula="of:=IF([.H16]&lt;&gt;0;([.H16]-[.B16]);0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5.671">
            <text:p>75.671</text:p>
          </table:table-cell>
          <table:table-cell office:value-type="string">
            <text:p>2020.01.15 10:45</text:p>
          </table:table-cell>
          <table:table-cell office:value-type="float" office:value="9">
            <text:p>9</text:p>
          </table:table-cell>
          <table:table-cell office:value-type="float" office:value="75.663">
            <text:p>75.663</text:p>
          </table:table-cell>
          <table:table-cell office:value-type="string">
            <text:p>2020.01.15 11:30</text:p>
          </table:table-cell>
          <table:table-cell office:value-type="float" office:value="9">
            <text:p>9</text:p>
          </table:table-cell>
          <table:table-cell office:value-type="float" office:value="75.663">
            <text:p>75.663</text:p>
          </table:table-cell>
          <table:table-cell office:value-type="string">
            <text:p>2020.01.15 11:30</text:p>
          </table:table-cell>
          <table:table-cell office:value-type="float" office:value="6">
            <text:p>6</text:p>
          </table:table-cell>
          <table:table-cell office:value-type="float" office:value="75.703">
            <text:p>75.703</text:p>
          </table:table-cell>
          <table:table-cell office:value-type="string">
            <text:p>2020.01.15 1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17]&lt;&gt;0;([.H17]-[.B17]);0)" office:value-type="float" office:value="-0.00800000000000978">
            <text:p>-0.008</text:p>
          </table:table-cell>
          <table:table-cell table:number-columns-repeated="100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.69">
            <text:p>75.69</text:p>
          </table:table-cell>
          <table:table-cell office:value-type="string">
            <text:p>2020.01.15 11:00</text:p>
          </table:table-cell>
          <table:table-cell office:value-type="float" office:value="16">
            <text:p>16</text:p>
          </table:table-cell>
          <table:table-cell office:value-type="float" office:value="75.721">
            <text:p>75.721</text:p>
          </table:table-cell>
          <table:table-cell office:value-type="string">
            <text:p>2020.01.15 13:1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5.717">
            <text:p>75.717</text:p>
          </table:table-cell>
          <table:table-cell office:value-type="string">
            <text:p>2020.01.15 1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table:formula="of:=IF([.H18]&lt;&gt;0;([.H18]-[.B18]);0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.713">
            <text:p>75.713</text:p>
          </table:table-cell>
          <table:table-cell office:value-type="string">
            <text:p>2020.01.15 11:15</text:p>
          </table:table-cell>
          <table:table-cell office:value-type="float" office:value="16">
            <text:p>16</text:p>
          </table:table-cell>
          <table:table-cell office:value-type="float" office:value="75.721">
            <text:p>75.721</text:p>
          </table:table-cell>
          <table:table-cell office:value-type="string">
            <text:p>2020.01.15 13:1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5.723">
            <text:p>75.723</text:p>
          </table:table-cell>
          <table:table-cell office:value-type="string">
            <text:p>2020.01.15 1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table:formula="of:=IF([.H19]&lt;&gt;0;([.H19]-[.B19]);0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5.676">
            <text:p>75.676</text:p>
          </table:table-cell>
          <table:table-cell office:value-type="string">
            <text:p>2020.01.15 11:30</text:p>
          </table:table-cell>
          <table:table-cell office:value-type="float" office:value="11">
            <text:p>11</text:p>
          </table:table-cell>
          <table:table-cell office:value-type="float" office:value="75.658">
            <text:p>75.658</text:p>
          </table:table-cell>
          <table:table-cell office:value-type="string">
            <text:p>2020.01.15 12:00</text:p>
          </table:table-cell>
          <table:table-cell office:value-type="float" office:value="11">
            <text:p>11</text:p>
          </table:table-cell>
          <table:table-cell office:value-type="float" office:value="75.658">
            <text:p>75.658</text:p>
          </table:table-cell>
          <table:table-cell office:value-type="string">
            <text:p>2020.01.15 12:00</text:p>
          </table:table-cell>
          <table:table-cell office:value-type="float" office:value="9">
            <text:p>9</text:p>
          </table:table-cell>
          <table:table-cell office:value-type="float" office:value="75.709">
            <text:p>75.709</text:p>
          </table:table-cell>
          <table:table-cell office:value-type="string">
            <text:p>2020.01.15 1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20]&lt;&gt;0;([.H20]-[.B20]);0)" office:value-type="float" office:value="-0.0180000000000007">
            <text:p>-0.018</text:p>
          </table:table-cell>
          <table:table-cell table:number-columns-repeated="100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5.707">
            <text:p>75.707</text:p>
          </table:table-cell>
          <table:table-cell office:value-type="string">
            <text:p>2020.01.15 11:45</text:p>
          </table:table-cell>
          <table:table-cell office:value-type="float" office:value="16">
            <text:p>16</text:p>
          </table:table-cell>
          <table:table-cell office:value-type="float" office:value="75.721">
            <text:p>75.721</text:p>
          </table:table-cell>
          <table:table-cell office:value-type="string">
            <text:p>2020.01.15 13:1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5.718">
            <text:p>75.718</text:p>
          </table:table-cell>
          <table:table-cell office:value-type="string">
            <text:p>2020.01.15 1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/>
          <table:table-cell table:formula="of:=IF([.H21]&lt;&gt;0;([.H21]-[.B21]);0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5.669">
            <text:p>75.669</text:p>
          </table:table-cell>
          <table:table-cell office:value-type="string">
            <text:p>2020.01.15 12:0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1">
            <text:p>11</text:p>
          </table:table-cell>
          <table:table-cell office:value-type="float" office:value="75.692">
            <text:p>75.692</text:p>
          </table:table-cell>
          <table:table-cell office:value-type="string">
            <text:p>2020.01.15 1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22]&lt;&gt;0;([.H22]-[.B22]);0)" office:value-type="float" office:value="0.0529999999999973">
            <text:p>0.053</text:p>
          </table:table-cell>
          <table:table-cell table:number-columns-repeated="100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5.683">
            <text:p>75.683</text:p>
          </table:table-cell>
          <table:table-cell office:value-type="string">
            <text:p>2020.01.15 12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2">
            <text:p>12</text:p>
          </table:table-cell>
          <table:table-cell office:value-type="float" office:value="75.718">
            <text:p>75.718</text:p>
          </table:table-cell>
          <table:table-cell office:value-type="string">
            <text:p>2020.01.15 1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23]&lt;&gt;0;([.H23]-[.B23]);0)" office:value-type="float" office:value="0.0389999999999873">
            <text:p>0.039</text:p>
          </table:table-cell>
          <table:table-cell table:number-columns-repeated="100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5.703">
            <text:p>75.703</text:p>
          </table:table-cell>
          <table:table-cell office:value-type="string">
            <text:p>2020.01.15 12:3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3">
            <text:p>13</text:p>
          </table:table-cell>
          <table:table-cell office:value-type="float" office:value="75.728">
            <text:p>75.728</text:p>
          </table:table-cell>
          <table:table-cell office:value-type="string">
            <text:p>2020.01.15 1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24]&lt;&gt;0;([.H24]-[.B24]);0)" office:value-type="float" office:value="0.0189999999999912">
            <text:p>0.019</text:p>
          </table:table-cell>
          <table:table-cell table:number-columns-repeated="100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5.709">
            <text:p>75.709</text:p>
          </table:table-cell>
          <table:table-cell office:value-type="string">
            <text:p>2020.01.15 12:4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4">
            <text:p>14</text:p>
          </table:table-cell>
          <table:table-cell office:value-type="float" office:value="75.716">
            <text:p>75.716</text:p>
          </table:table-cell>
          <table:table-cell office:value-type="string">
            <text:p>2020.01.15 1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25]&lt;&gt;0;([.H25]-[.B25]);0)" office:value-type="float" office:value="0.012999999999991">
            <text:p>0.013</text:p>
          </table:table-cell>
          <table:table-cell table:number-columns-repeated="100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5.705">
            <text:p>75.705</text:p>
          </table:table-cell>
          <table:table-cell office:value-type="string">
            <text:p>2020.01.15 13:0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5">
            <text:p>15</text:p>
          </table:table-cell>
          <table:table-cell office:value-type="float" office:value="75.745">
            <text:p>75.745</text:p>
          </table:table-cell>
          <table:table-cell office:value-type="string">
            <text:p>2020.01.15 1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26]&lt;&gt;0;([.H26]-[.B26]);0)" office:value-type="float" office:value="0.0169999999999959">
            <text:p>0.017</text:p>
          </table:table-cell>
          <table:table-cell table:number-columns-repeated="100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5.715">
            <text:p>75.715</text:p>
          </table:table-cell>
          <table:table-cell office:value-type="string">
            <text:p>2020.01.15 13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6">
            <text:p>16</text:p>
          </table:table-cell>
          <table:table-cell office:value-type="float" office:value="75.73">
            <text:p>75.73</text:p>
          </table:table-cell>
          <table:table-cell office:value-type="string">
            <text:p>2020.01.15 1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27]&lt;&gt;0;([.H27]-[.B27]);0)" office:value-type="float" office:value="0.00699999999999079">
            <text:p>0.007</text:p>
          </table:table-cell>
          <table:table-cell table:number-columns-repeated="100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5.72">
            <text:p>75.72</text:p>
          </table:table-cell>
          <table:table-cell office:value-type="string">
            <text:p>2020.01.15 13:3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7">
            <text:p>17</text:p>
          </table:table-cell>
          <table:table-cell office:value-type="float" office:value="75.725">
            <text:p>75.725</text:p>
          </table:table-cell>
          <table:table-cell office:value-type="string">
            <text:p>2020.01.15 1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28]&lt;&gt;0;([.H28]-[.B28]);0)" office:value-type="float" office:value="0.00199999999999534">
            <text:p>0.002</text:p>
          </table:table-cell>
          <table:table-cell table:number-columns-repeated="100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5.724">
            <text:p>75.724</text:p>
          </table:table-cell>
          <table:table-cell office:value-type="string">
            <text:p>2020.01.15 13:4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8">
            <text:p>18</text:p>
          </table:table-cell>
          <table:table-cell office:value-type="float" office:value="75.749">
            <text:p>75.749</text:p>
          </table:table-cell>
          <table:table-cell office:value-type="string">
            <text:p>2020.01.15 1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29]&lt;&gt;0;([.H29]-[.B29]);0)" office:value-type="float" office:value="-0.00200000000000955">
            <text:p>-0.002</text:p>
          </table:table-cell>
          <table:table-cell table:number-columns-repeated="100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5.735">
            <text:p>75.735</text:p>
          </table:table-cell>
          <table:table-cell office:value-type="string">
            <text:p>2020.01.15 14:0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9">
            <text:p>19</text:p>
          </table:table-cell>
          <table:table-cell office:value-type="float" office:value="75.77">
            <text:p>75.77</text:p>
          </table:table-cell>
          <table:table-cell office:value-type="string">
            <text:p>2020.01.15 1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30]&lt;&gt;0;([.H30]-[.B30]);0)" office:value-type="float" office:value="-0.0130000000000052">
            <text:p>-0.013</text:p>
          </table:table-cell>
          <table:table-cell table:number-columns-repeated="100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5.765">
            <text:p>75.765</text:p>
          </table:table-cell>
          <table:table-cell office:value-type="string">
            <text:p>2020.01.15 14:15</text:p>
          </table:table-cell>
          <table:table-cell office:value-type="float" office:value="21">
            <text:p>21</text:p>
          </table:table-cell>
          <table:table-cell office:value-type="float" office:value="75.705">
            <text:p>75.705</text:p>
          </table:table-cell>
          <table:table-cell office:value-type="string">
            <text:p>2020.01.15 14:30</text:p>
          </table:table-cell>
          <table:table-cell office:value-type="float" office:value="21">
            <text:p>21</text:p>
          </table:table-cell>
          <table:table-cell office:value-type="float" office:value="75.705">
            <text:p>75.705</text:p>
          </table:table-cell>
          <table:table-cell office:value-type="string">
            <text:p>2020.01.15 14:30</text:p>
          </table:table-cell>
          <table:table-cell office:value-type="float" office:value="20">
            <text:p>20</text:p>
          </table:table-cell>
          <table:table-cell office:value-type="float" office:value="75.782">
            <text:p>75.782</text:p>
          </table:table-cell>
          <table:table-cell office:value-type="string">
            <text:p>2020.01.15 1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31]&lt;&gt;0;([.H31]-[.B31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5.724">
            <text:p>75.724</text:p>
          </table:table-cell>
          <table:table-cell office:value-type="string">
            <text:p>2020.01.15 14:30</text:p>
          </table:table-cell>
          <table:table-cell office:value-type="float" office:value="23">
            <text:p>23</text:p>
          </table:table-cell>
          <table:table-cell office:value-type="float" office:value="75.664">
            <text:p>75.664</text:p>
          </table:table-cell>
          <table:table-cell office:value-type="string">
            <text:p>2020.01.15 15:00</text:p>
          </table:table-cell>
          <table:table-cell office:value-type="float" office:value="23">
            <text:p>23</text:p>
          </table:table-cell>
          <table:table-cell office:value-type="float" office:value="75.664">
            <text:p>75.664</text:p>
          </table:table-cell>
          <table:table-cell office:value-type="string">
            <text:p>2020.01.15 15:00</text:p>
          </table:table-cell>
          <table:table-cell office:value-type="float" office:value="21">
            <text:p>21</text:p>
          </table:table-cell>
          <table:table-cell office:value-type="float" office:value="75.728">
            <text:p>75.728</text:p>
          </table:table-cell>
          <table:table-cell office:value-type="string">
            <text:p>2020.01.15 1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32]&lt;&gt;0;([.H32]-[.B32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5.709">
            <text:p>75.709</text:p>
          </table:table-cell>
          <table:table-cell office:value-type="string">
            <text:p>2020.01.15 14:45</text:p>
          </table:table-cell>
          <table:table-cell office:value-type="float" office:value="23">
            <text:p>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23">
            <text:p>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22">
            <text:p>22</text:p>
          </table:table-cell>
          <table:table-cell office:value-type="float" office:value="75.742">
            <text:p>75.742</text:p>
          </table:table-cell>
          <table:table-cell office:value-type="string">
            <text:p>2020.01.15 1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33]&lt;&gt;0;([.H33]-[.B33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5.709">
            <text:p>75.709</text:p>
          </table:table-cell>
          <table:table-cell office:value-type="string">
            <text:p>2020.01.15 15:00</text:p>
          </table:table-cell>
          <table:table-cell office:value-type="float" office:value="23">
            <text:p>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23">
            <text:p>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23">
            <text:p>23</text:p>
          </table:table-cell>
          <table:table-cell office:value-type="float" office:value="75.721">
            <text:p>75.721</text:p>
          </table:table-cell>
          <table:table-cell office:value-type="string">
            <text:p>2020.01.15 1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formula="of:=IF([.H34]&lt;&gt;0;([.H34]-[.B34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5.624">
            <text:p>75.624</text:p>
          </table:table-cell>
          <table:table-cell office:value-type="string">
            <text:p>2020.01.15 15:1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4">
            <text:p>24</text:p>
          </table:table-cell>
          <table:table-cell office:value-type="float" office:value="75.639">
            <text:p>75.639</text:p>
          </table:table-cell>
          <table:table-cell office:value-type="string">
            <text:p>2020.01.15 1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35]&lt;&gt;0;([.H35]-[.B35]);0)" office:value-type="float" office:value="0.100000000000009">
            <text:p>0.1</text:p>
          </table:table-cell>
          <table:table-cell table:number-columns-repeated="100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5.626">
            <text:p>75.626</text:p>
          </table:table-cell>
          <table:table-cell office:value-type="string">
            <text:p>2020.01.15 15:30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5">
            <text:p>25</text:p>
          </table:table-cell>
          <table:table-cell office:value-type="float" office:value="75.659">
            <text:p>75.659</text:p>
          </table:table-cell>
          <table:table-cell office:value-type="string">
            <text:p>2020.01.15 1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36]&lt;&gt;0;([.H36]-[.B36]);0)" office:value-type="float" office:value="0.097999999999999">
            <text:p>0.098</text:p>
          </table:table-cell>
          <table:table-cell table:number-columns-repeated="100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5.612">
            <text:p>75.612</text:p>
          </table:table-cell>
          <table:table-cell office:value-type="string">
            <text:p>2020.01.15 15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6">
            <text:p>26</text:p>
          </table:table-cell>
          <table:table-cell office:value-type="float" office:value="75.632">
            <text:p>75.632</text:p>
          </table:table-cell>
          <table:table-cell office:value-type="string">
            <text:p>2020.01.15 1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37]&lt;&gt;0;([.H37]-[.B37]);0)" office:value-type="float" office:value="0.112000000000009">
            <text:p>0.112</text:p>
          </table:table-cell>
          <table:table-cell table:number-columns-repeated="100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5.619">
            <text:p>75.619</text:p>
          </table:table-cell>
          <table:table-cell office:value-type="string">
            <text:p>2020.01.15 16:00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7">
            <text:p>27</text:p>
          </table:table-cell>
          <table:table-cell office:value-type="float" office:value="75.671">
            <text:p>75.671</text:p>
          </table:table-cell>
          <table:table-cell office:value-type="string">
            <text:p>2020.01.15 1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38]&lt;&gt;0;([.H38]-[.B38]);0)" office:value-type="float" office:value="0.105000000000004">
            <text:p>0.105</text:p>
          </table:table-cell>
          <table:table-cell table:number-columns-repeated="1007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5.654">
            <text:p>75.654</text:p>
          </table:table-cell>
          <table:table-cell office:value-type="string">
            <text:p>2020.01.15 16:1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8">
            <text:p>28</text:p>
          </table:table-cell>
          <table:table-cell office:value-type="float" office:value="75.737">
            <text:p>75.737</text:p>
          </table:table-cell>
          <table:table-cell office:value-type="string">
            <text:p>2020.01.15 1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39]&lt;&gt;0;([.H39]-[.B39]);0)" office:value-type="float" office:value="0.0700000000000074">
            <text:p>0.07</text:p>
          </table:table-cell>
          <table:table-cell table:number-columns-repeated="1007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5.735">
            <text:p>75.735</text:p>
          </table:table-cell>
          <table:table-cell office:value-type="string">
            <text:p>2020.01.15 16:30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9">
            <text:p>29</text:p>
          </table:table-cell>
          <table:table-cell office:value-type="float" office:value="75.784">
            <text:p>75.784</text:p>
          </table:table-cell>
          <table:table-cell office:value-type="string">
            <text:p>2020.01.15 1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40]&lt;&gt;0;([.H40]-[.B40]);0)" office:value-type="float" office:value="-0.0109999999999957">
            <text:p>-0.011</text:p>
          </table:table-cell>
          <table:table-cell table:number-columns-repeated="100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5.734">
            <text:p>75.734</text:p>
          </table:table-cell>
          <table:table-cell office:value-type="string">
            <text:p>2020.01.15 16:45</text:p>
          </table:table-cell>
          <table:table-cell office:value-type="float" office:value="32">
            <text:p>32</text:p>
          </table:table-cell>
          <table:table-cell office:value-type="float" office:value="75.753">
            <text:p>75.753</text:p>
          </table:table-cell>
          <table:table-cell office:value-type="string">
            <text:p>2020.01.15 17:15</text:p>
          </table:table-cell>
          <table:table-cell office:value-type="float" office:value="32">
            <text:p>32</text:p>
          </table:table-cell>
          <table:table-cell office:value-type="float" office:value="75.753">
            <text:p>75.753</text:p>
          </table:table-cell>
          <table:table-cell office:value-type="string">
            <text:p>2020.01.15 17:15</text:p>
          </table:table-cell>
          <table:table-cell office:value-type="float" office:value="30">
            <text:p>30</text:p>
          </table:table-cell>
          <table:table-cell office:value-type="float" office:value="75.789">
            <text:p>75.789</text:p>
          </table:table-cell>
          <table:table-cell office:value-type="string">
            <text:p>2020.01.15 1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41]&lt;&gt;0;([.H41]-[.B41]);0)" office:value-type="float" office:value="0.0190000000000055">
            <text:p>0.019</text:p>
          </table:table-cell>
          <table:table-cell table:number-columns-repeated="100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5.778">
            <text:p>75.778</text:p>
          </table:table-cell>
          <table:table-cell office:value-type="string">
            <text:p>2020.01.15 17:00</text:p>
          </table:table-cell>
          <table:table-cell office:value-type="float" office:value="34">
            <text:p>34</text:p>
          </table:table-cell>
          <table:table-cell office:value-type="float" office:value="75.888">
            <text:p>75.888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888">
            <text:p>75.888</text:p>
          </table:table-cell>
          <table:table-cell office:value-type="string">
            <text:p>2020.01.15 17:45</text:p>
          </table:table-cell>
          <table:table-cell office:value-type="float" office:value="31">
            <text:p>31</text:p>
          </table:table-cell>
          <table:table-cell office:value-type="float" office:value="75.813">
            <text:p>75.813</text:p>
          </table:table-cell>
          <table:table-cell office:value-type="string">
            <text:p>2020.01.15 1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formula="of:=IF([.H42]&lt;&gt;0;([.H42]-[.B42]);0)" office:value-type="float" office:value="0.109999999999999">
            <text:p>0.11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5.76">
            <text:p>75.76</text:p>
          </table:table-cell>
          <table:table-cell office:value-type="string">
            <text:p>2020.01.15 17:15</text:p>
          </table:table-cell>
          <table:table-cell office:value-type="float" office:value="34">
            <text:p>34</text:p>
          </table:table-cell>
          <table:table-cell office:value-type="float" office:value="75.87">
            <text:p>75.87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87">
            <text:p>75.87</text:p>
          </table:table-cell>
          <table:table-cell office:value-type="string">
            <text:p>2020.01.15 17:45</text:p>
          </table:table-cell>
          <table:table-cell office:value-type="float" office:value="32">
            <text:p>32</text:p>
          </table:table-cell>
          <table:table-cell office:value-type="float" office:value="75.77">
            <text:p>75.77</text:p>
          </table:table-cell>
          <table:table-cell office:value-type="string">
            <text:p>2020.01.15 1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formula="of:=IF([.H43]&lt;&gt;0;([.H43]-[.B43]);0)" office:value-type="float" office:value="0.109999999999999">
            <text:p>0.11</text:p>
          </table:table-cell>
          <table:table-cell table:number-columns-repeated="1007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5.742">
            <text:p>75.742</text:p>
          </table:table-cell>
          <table:table-cell office:value-type="string">
            <text:p>2020.01.15 17:30</text:p>
          </table:table-cell>
          <table:table-cell office:value-type="float" office:value="34">
            <text:p>34</text:p>
          </table:table-cell>
          <table:table-cell office:value-type="float" office:value="75.9">
            <text:p>75.9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9">
            <text:p>75.9</text:p>
          </table:table-cell>
          <table:table-cell office:value-type="string">
            <text:p>2020.01.15 17:45</text:p>
          </table:table-cell>
          <table:table-cell office:value-type="float" office:value="33">
            <text:p>33</text:p>
          </table:table-cell>
          <table:table-cell office:value-type="float" office:value="75.79">
            <text:p>75.79</text:p>
          </table:table-cell>
          <table:table-cell office:value-type="string">
            <text:p>2020.01.15 1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table:formula="of:=IF([.H44]&lt;&gt;0;([.H44]-[.B44]);0)" office:value-type="float" office:value="0.158000000000001">
            <text:p>0.158</text:p>
          </table:table-cell>
          <table:table-cell table:number-columns-repeated="100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5.783">
            <text:p>75.783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893">
            <text:p>75.893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893">
            <text:p>75.893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946">
            <text:p>75.946</text:p>
          </table:table-cell>
          <table:table-cell office:value-type="string">
            <text:p>2020.01.15 1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table:formula="of:=IF([.H45]&lt;&gt;0;([.H45]-[.B45]);0)" office:value-type="float" office:value="0.109999999999999">
            <text:p>0.11</text:p>
          </table:table-cell>
          <table:table-cell table:number-columns-repeated="100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5.938">
            <text:p>75.938</text:p>
          </table:table-cell>
          <table:table-cell office:value-type="string">
            <text:p>2020.01.15 18:00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35">
            <text:p>35</text:p>
          </table:table-cell>
          <table:table-cell office:value-type="float" office:value="75.957">
            <text:p>75.957</text:p>
          </table:table-cell>
          <table:table-cell office:value-type="string">
            <text:p>2020.01.15 1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46]&lt;&gt;0;([.H46]-[.B46]);0)" office:value-type="float" office:value="0.0360000000000014">
            <text:p>0.036</text:p>
          </table:table-cell>
          <table:table-cell table:number-columns-repeated="1007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5.927">
            <text:p>75.927</text:p>
          </table:table-cell>
          <table:table-cell office:value-type="string">
            <text:p>2020.01.15 18:15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36">
            <text:p>36</text:p>
          </table:table-cell>
          <table:table-cell office:value-type="float" office:value="75.973">
            <text:p>75.973</text:p>
          </table:table-cell>
          <table:table-cell office:value-type="string">
            <text:p>2020.01.15 1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47]&lt;&gt;0;([.H47]-[.B47]);0)" office:value-type="float" office:value="0.046999999999997">
            <text:p>0.047</text:p>
          </table:table-cell>
          <table:table-cell table:number-columns-repeated="100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5.971">
            <text:p>75.971</text:p>
          </table:table-cell>
          <table:table-cell office:value-type="string">
            <text:p>2020.01.15 18:30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37">
            <text:p>37</text:p>
          </table:table-cell>
          <table:table-cell office:value-type="float" office:value="76.005">
            <text:p>76.005</text:p>
          </table:table-cell>
          <table:table-cell office:value-type="string">
            <text:p>2020.01.15 1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48]&lt;&gt;0;([.H48]-[.B48]);0)" office:value-type="float" office:value="0.00300000000000011">
            <text:p>0.003</text:p>
          </table:table-cell>
          <table:table-cell table:number-columns-repeated="100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string">
            <text:p>2020.01.15 18:45</text:p>
          </table:table-cell>
          <table:table-cell office:value-type="float" office:value="42">
            <text:p>42</text:p>
          </table:table-cell>
          <table:table-cell office:value-type="float" office:value="75.94">
            <text:p>75.9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4">
            <text:p>75.94</text:p>
          </table:table-cell>
          <table:table-cell office:value-type="string">
            <text:p>2020.01.15 19:45</text:p>
          </table:table-cell>
          <table:table-cell office:value-type="float" office:value="38">
            <text:p>38</text:p>
          </table:table-cell>
          <table:table-cell office:value-type="float" office:value="76.006">
            <text:p>76.006</text:p>
          </table:table-cell>
          <table:table-cell office:value-type="string">
            <text:p>2020.01.15 1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49]&lt;&gt;0;([.H49]-[.B49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5.966">
            <text:p>75.966</text:p>
          </table:table-cell>
          <table:table-cell office:value-type="string">
            <text:p>2020.01.15 19:00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39">
            <text:p>39</text:p>
          </table:table-cell>
          <table:table-cell office:value-type="float" office:value="75.992">
            <text:p>75.992</text:p>
          </table:table-cell>
          <table:table-cell office:value-type="string">
            <text:p>2020.01.15 1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50]&lt;&gt;0;([.H50]-[.B50]);0)" office:value-type="float" office:value="0.00800000000000978">
            <text:p>0.008</text:p>
          </table:table-cell>
          <table:table-cell table:number-columns-repeated="100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5.999">
            <text:p>75.999</text:p>
          </table:table-cell>
          <table:table-cell office:value-type="string">
            <text:p>2020.01.15 19:15</text:p>
          </table:table-cell>
          <table:table-cell office:value-type="float" office:value="42">
            <text:p>42</text:p>
          </table:table-cell>
          <table:table-cell office:value-type="float" office:value="75.939">
            <text:p>75.939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39">
            <text:p>75.939</text:p>
          </table:table-cell>
          <table:table-cell office:value-type="string">
            <text:p>2020.01.15 19:45</text:p>
          </table:table-cell>
          <table:table-cell office:value-type="float" office:value="40">
            <text:p>40</text:p>
          </table:table-cell>
          <table:table-cell office:value-type="float" office:value="76.034">
            <text:p>76.034</text:p>
          </table:table-cell>
          <table:table-cell office:value-type="string">
            <text:p>2020.01.15 1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51]&lt;&gt;0;([.H51]-[.B51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6.021">
            <text:p>76.021</text:p>
          </table:table-cell>
          <table:table-cell office:value-type="string">
            <text:p>2020.01.15 19:30</text:p>
          </table:table-cell>
          <table:table-cell office:value-type="float" office:value="42">
            <text:p>42</text:p>
          </table:table-cell>
          <table:table-cell office:value-type="float" office:value="75.961">
            <text:p>75.961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61">
            <text:p>75.961</text:p>
          </table:table-cell>
          <table:table-cell office:value-type="string">
            <text:p>2020.01.15 19:45</text:p>
          </table:table-cell>
          <table:table-cell office:value-type="float" office:value="41">
            <text:p>41</text:p>
          </table:table-cell>
          <table:table-cell office:value-type="float" office:value="76.032">
            <text:p>76.032</text:p>
          </table:table-cell>
          <table:table-cell office:value-type="string">
            <text:p>2020.01.15 1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52]&lt;&gt;0;([.H52]-[.B52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5.984">
            <text:p>75.98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24">
            <text:p>75.92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24">
            <text:p>75.92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9">
            <text:p>75.99</text:p>
          </table:table-cell>
          <table:table-cell office:value-type="string">
            <text:p>2020.01.15 1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formula="of:=IF([.H53]&lt;&gt;0;([.H53]-[.B53]);0)" office:value-type="float" office:value="-0.0599999999999881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5.925">
            <text:p>75.925</text:p>
          </table:table-cell>
          <table:table-cell office:value-type="string">
            <text:p>2020.01.15 20:00</text:p>
          </table:table-cell>
          <table:table-cell office:value-type="float" office:value="46">
            <text:p>46</text:p>
          </table:table-cell>
          <table:table-cell office:value-type="float" office:value="75.865">
            <text:p>75.865</text:p>
          </table:table-cell>
          <table:table-cell office:value-type="string">
            <text:p>2020.01.15 20:45</text:p>
          </table:table-cell>
          <table:table-cell office:value-type="float" office:value="46">
            <text:p>46</text:p>
          </table:table-cell>
          <table:table-cell office:value-type="float" office:value="75.865">
            <text:p>75.865</text:p>
          </table:table-cell>
          <table:table-cell office:value-type="string">
            <text:p>2020.01.15 20:45</text:p>
          </table:table-cell>
          <table:table-cell office:value-type="float" office:value="43">
            <text:p>43</text:p>
          </table:table-cell>
          <table:table-cell office:value-type="float" office:value="75.948">
            <text:p>75.948</text:p>
          </table:table-cell>
          <table:table-cell office:value-type="string">
            <text:p>2020.01.15 2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54]&lt;&gt;0;([.H54]-[.B54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5.932">
            <text:p>75.932</text:p>
          </table:table-cell>
          <table:table-cell office:value-type="string">
            <text:p>2020.01.15 20:15</text:p>
          </table:table-cell>
          <table:table-cell office:value-type="float" office:value="46">
            <text:p>46</text:p>
          </table:table-cell>
          <table:table-cell office:value-type="float" office:value="75.872">
            <text:p>75.872</text:p>
          </table:table-cell>
          <table:table-cell office:value-type="string">
            <text:p>2020.01.15 20:45</text:p>
          </table:table-cell>
          <table:table-cell office:value-type="float" office:value="46">
            <text:p>46</text:p>
          </table:table-cell>
          <table:table-cell office:value-type="float" office:value="75.872">
            <text:p>75.872</text:p>
          </table:table-cell>
          <table:table-cell office:value-type="string">
            <text:p>2020.01.15 20:45</text:p>
          </table:table-cell>
          <table:table-cell office:value-type="float" office:value="44">
            <text:p>44</text:p>
          </table:table-cell>
          <table:table-cell office:value-type="float" office:value="75.934">
            <text:p>75.934</text:p>
          </table:table-cell>
          <table:table-cell office:value-type="string">
            <text:p>2020.01.15 2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55]&lt;&gt;0;([.H55]-[.B55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5.913">
            <text:p>75.913</text:p>
          </table:table-cell>
          <table:table-cell office:value-type="string">
            <text:p>2020.01.15 20:30</text:p>
          </table:table-cell>
          <table:table-cell office:value-type="float" office:value="46">
            <text:p>46</text:p>
          </table:table-cell>
          <table:table-cell office:value-type="float" office:value="75.853">
            <text:p>75.853</text:p>
          </table:table-cell>
          <table:table-cell office:value-type="string">
            <text:p>2020.01.15 20:45</text:p>
          </table:table-cell>
          <table:table-cell office:value-type="float" office:value="46">
            <text:p>46</text:p>
          </table:table-cell>
          <table:table-cell office:value-type="float" office:value="75.853">
            <text:p>75.853</text:p>
          </table:table-cell>
          <table:table-cell office:value-type="string">
            <text:p>2020.01.15 20:45</text:p>
          </table:table-cell>
          <table:table-cell office:value-type="float" office:value="45">
            <text:p>45</text:p>
          </table:table-cell>
          <table:table-cell office:value-type="float" office:value="75.928">
            <text:p>75.928</text:p>
          </table:table-cell>
          <table:table-cell office:value-type="string">
            <text:p>2020.01.15 2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56]&lt;&gt;0;([.H56]-[.B56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5.893">
            <text:p>75.893</text:p>
          </table:table-cell>
          <table:table-cell office:value-type="string">
            <text:p>2020.01.15 20:45</text:p>
          </table:table-cell>
          <table:table-cell office:value-type="float" office:value="52">
            <text:p>52</text:p>
          </table:table-cell>
          <table:table-cell office:value-type="float" office:value="75.833">
            <text:p>75.833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33">
            <text:p>75.833</text:p>
          </table:table-cell>
          <table:table-cell office:value-type="string">
            <text:p>2020.01.15 22:15</text:p>
          </table:table-cell>
          <table:table-cell office:value-type="float" office:value="46">
            <text:p>46</text:p>
          </table:table-cell>
          <table:table-cell office:value-type="float" office:value="75.903">
            <text:p>75.903</text:p>
          </table:table-cell>
          <table:table-cell office:value-type="string">
            <text:p>2020.01.15 2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57]&lt;&gt;0;([.H57]-[.B57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5.872">
            <text:p>75.872</text:p>
          </table:table-cell>
          <table:table-cell office:value-type="string">
            <text:p>2020.01.15 21:00</text:p>
          </table:table-cell>
          <table:table-cell office:value-type="float" office:value="52">
            <text:p>52</text:p>
          </table:table-cell>
          <table:table-cell office:value-type="float" office:value="75.812">
            <text:p>75.812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12">
            <text:p>75.812</text:p>
          </table:table-cell>
          <table:table-cell office:value-type="string">
            <text:p>2020.01.15 22:15</text:p>
          </table:table-cell>
          <table:table-cell office:value-type="float" office:value="47">
            <text:p>47</text:p>
          </table:table-cell>
          <table:table-cell office:value-type="float" office:value="75.894">
            <text:p>75.894</text:p>
          </table:table-cell>
          <table:table-cell office:value-type="string">
            <text:p>2020.01.15 2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58]&lt;&gt;0;([.H58]-[.B58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5.892">
            <text:p>75.892</text:p>
          </table:table-cell>
          <table:table-cell office:value-type="string">
            <text:p>2020.01.15 21:15</text:p>
          </table:table-cell>
          <table:table-cell office:value-type="float" office:value="52">
            <text:p>52</text:p>
          </table:table-cell>
          <table:table-cell office:value-type="float" office:value="75.832">
            <text:p>75.832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32">
            <text:p>75.832</text:p>
          </table:table-cell>
          <table:table-cell office:value-type="string">
            <text:p>2020.01.15 22:15</text:p>
          </table:table-cell>
          <table:table-cell office:value-type="float" office:value="48">
            <text:p>48</text:p>
          </table:table-cell>
          <table:table-cell office:value-type="float" office:value="75.894">
            <text:p>75.894</text:p>
          </table:table-cell>
          <table:table-cell office:value-type="string">
            <text:p>2020.01.15 2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59]&lt;&gt;0;([.H59]-[.B59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5.88">
            <text:p>75.88</text:p>
          </table:table-cell>
          <table:table-cell office:value-type="string">
            <text:p>2020.01.15 21:30</text:p>
          </table:table-cell>
          <table:table-cell office:value-type="float" office:value="52">
            <text:p>52</text:p>
          </table:table-cell>
          <table:table-cell office:value-type="float" office:value="75.82">
            <text:p>75.82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2">
            <text:p>75.82</text:p>
          </table:table-cell>
          <table:table-cell office:value-type="string">
            <text:p>2020.01.15 22:15</text:p>
          </table:table-cell>
          <table:table-cell office:value-type="float" office:value="49">
            <text:p>49</text:p>
          </table:table-cell>
          <table:table-cell office:value-type="float" office:value="75.891">
            <text:p>75.891</text:p>
          </table:table-cell>
          <table:table-cell office:value-type="string">
            <text:p>2020.01.15 2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60]&lt;&gt;0;([.H60]-[.B60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5.883">
            <text:p>75.883</text:p>
          </table:table-cell>
          <table:table-cell office:value-type="string">
            <text:p>2020.01.15 21:45</text:p>
          </table:table-cell>
          <table:table-cell office:value-type="float" office:value="52">
            <text:p>52</text:p>
          </table:table-cell>
          <table:table-cell office:value-type="float" office:value="75.823">
            <text:p>75.823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23">
            <text:p>75.823</text:p>
          </table:table-cell>
          <table:table-cell office:value-type="string">
            <text:p>2020.01.15 22:15</text:p>
          </table:table-cell>
          <table:table-cell office:value-type="float" office:value="50">
            <text:p>50</text:p>
          </table:table-cell>
          <table:table-cell office:value-type="float" office:value="75.885">
            <text:p>75.885</text:p>
          </table:table-cell>
          <table:table-cell office:value-type="string">
            <text:p>2020.01.15 2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61]&lt;&gt;0;([.H61]-[.B61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5.874">
            <text:p>75.874</text:p>
          </table:table-cell>
          <table:table-cell office:value-type="string">
            <text:p>2020.01.15 22:00</text:p>
          </table:table-cell>
          <table:table-cell office:value-type="float" office:value="52">
            <text:p>52</text:p>
          </table:table-cell>
          <table:table-cell office:value-type="float" office:value="75.814">
            <text:p>75.814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14">
            <text:p>75.814</text:p>
          </table:table-cell>
          <table:table-cell office:value-type="string">
            <text:p>2020.01.15 22:15</text:p>
          </table:table-cell>
          <table:table-cell office:value-type="float" office:value="51">
            <text:p>51</text:p>
          </table:table-cell>
          <table:table-cell office:value-type="float" office:value="75.882">
            <text:p>75.882</text:p>
          </table:table-cell>
          <table:table-cell office:value-type="string">
            <text:p>2020.01.15 2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62]&lt;&gt;0;([.H62]-[.B62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5.852">
            <text:p>75.852</text:p>
          </table:table-cell>
          <table:table-cell office:value-type="string">
            <text:p>2020.01.15 22:15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2">
            <text:p>52</text:p>
          </table:table-cell>
          <table:table-cell office:value-type="float" office:value="75.852">
            <text:p>75.852</text:p>
          </table:table-cell>
          <table:table-cell office:value-type="string">
            <text:p>2020.01.15 2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63]&lt;&gt;0;([.H63]-[.B63]);0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5.811">
            <text:p>75.811</text:p>
          </table:table-cell>
          <table:table-cell office:value-type="string">
            <text:p>2020.01.15 22:3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3">
            <text:p>53</text:p>
          </table:table-cell>
          <table:table-cell office:value-type="float" office:value="75.821">
            <text:p>75.821</text:p>
          </table:table-cell>
          <table:table-cell office:value-type="string">
            <text:p>2020.01.15 2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64]&lt;&gt;0;([.H64]-[.B64]);0)" office:value-type="float" office:value="0.0409999999999968">
            <text:p>0.041</text:p>
          </table:table-cell>
          <table:table-cell table:number-columns-repeated="1007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5.807">
            <text:p>75.807</text:p>
          </table:table-cell>
          <table:table-cell office:value-type="string">
            <text:p>2020.01.15 22:45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4">
            <text:p>54</text:p>
          </table:table-cell>
          <table:table-cell office:value-type="float" office:value="75.873">
            <text:p>75.873</text:p>
          </table:table-cell>
          <table:table-cell office:value-type="string">
            <text:p>2020.01.15 2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65]&lt;&gt;0;([.H65]-[.B65]);0)" office:value-type="float" office:value="0.0450000000000017">
            <text:p>0.045</text:p>
          </table:table-cell>
          <table:table-cell table:number-columns-repeated="1007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5.871">
            <text:p>75.871</text:p>
          </table:table-cell>
          <table:table-cell office:value-type="string">
            <text:p>2020.01.15 23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5">
            <text:p>55</text:p>
          </table:table-cell>
          <table:table-cell office:value-type="float" office:value="75.882">
            <text:p>75.882</text:p>
          </table:table-cell>
          <table:table-cell office:value-type="string">
            <text:p>2020.01.15 2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66]&lt;&gt;0;([.H66]-[.B66]);0)" office:value-type="float" office:value="-0.0189999999999912">
            <text:p>-0.019</text:p>
          </table:table-cell>
          <table:table-cell table:number-columns-repeated="1007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5.866">
            <text:p>75.866</text:p>
          </table:table-cell>
          <table:table-cell office:value-type="string">
            <text:p>2020.01.15 23:15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6">
            <text:p>56</text:p>
          </table:table-cell>
          <table:table-cell office:value-type="float" office:value="75.883">
            <text:p>75.883</text:p>
          </table:table-cell>
          <table:table-cell office:value-type="string">
            <text:p>2020.01.15 2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67]&lt;&gt;0;([.H67]-[.B67]);0)" office:value-type="float" office:value="-0.0139999999999958">
            <text:p>-0.014</text:p>
          </table:table-cell>
          <table:table-cell table:number-columns-repeated="1007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75.877">
            <text:p>75.877</text:p>
          </table:table-cell>
          <table:table-cell office:value-type="string">
            <text:p>2020.01.15 23:30</text:p>
          </table:table-cell>
          <table:table-cell office:value-type="float" office:value="66">
            <text:p>66</text:p>
          </table:table-cell>
          <table:table-cell office:value-type="float" office:value="75.899">
            <text:p>75.899</text:p>
          </table:table-cell>
          <table:table-cell office:value-type="string">
            <text:p>2020.01.16 01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75.896">
            <text:p>75.896</text:p>
          </table:table-cell>
          <table:table-cell office:value-type="string">
            <text:p>2020.01.15 2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table:formula="of:=IF([.H68]&lt;&gt;0;([.H68]-[.B68]);0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5.894">
            <text:p>75.894</text:p>
          </table:table-cell>
          <table:table-cell office:value-type="string">
            <text:p>2020.01.15 23:45</text:p>
          </table:table-cell>
          <table:table-cell office:value-type="float" office:value="59">
            <text:p>59</text:p>
          </table:table-cell>
          <table:table-cell office:value-type="float" office:value="75.834">
            <text:p>75.834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34">
            <text:p>75.834</text:p>
          </table:table-cell>
          <table:table-cell office:value-type="string">
            <text:p>2020.01.16 00:00</text:p>
          </table:table-cell>
          <table:table-cell office:value-type="float" office:value="58">
            <text:p>58</text:p>
          </table:table-cell>
          <table:table-cell office:value-type="float" office:value="75.912">
            <text:p>75.912</text:p>
          </table:table-cell>
          <table:table-cell office:value-type="string">
            <text:p>2020.01.15 2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69]&lt;&gt;0;([.H69]-[.B69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5.859">
            <text:p>75.859</text:p>
          </table:table-cell>
          <table:table-cell office:value-type="string">
            <text:p>2020.01.16 00:00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59">
            <text:p>59</text:p>
          </table:table-cell>
          <table:table-cell office:value-type="float" office:value="75.859">
            <text:p>75.859</text:p>
          </table:table-cell>
          <table:table-cell office:value-type="string">
            <text:p>2020.01.16 0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table:formula="of:=IF([.H70]&lt;&gt;0;([.H70]-[.B70]);0)" office:value-type="float" office:value="0.152000000000001">
            <text:p>0.152</text:p>
          </table:table-cell>
          <table:table-cell table:number-columns-repeated="1007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5.844">
            <text:p>75.844</text:p>
          </table:table-cell>
          <table:table-cell office:value-type="string">
            <text:p>2020.01.16 00:15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60">
            <text:p>60</text:p>
          </table:table-cell>
          <table:table-cell office:value-type="float" office:value="75.885">
            <text:p>75.885</text:p>
          </table:table-cell>
          <table:table-cell office:value-type="string">
            <text:p>2020.01.16 0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table:formula="of:=IF([.H71]&lt;&gt;0;([.H71]-[.B71]);0)" office:value-type="float" office:value="0.167000000000002">
            <text:p>0.167</text:p>
          </table:table-cell>
          <table:table-cell table:number-columns-repeated="1007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5.879">
            <text:p>75.879</text:p>
          </table:table-cell>
          <table:table-cell office:value-type="string">
            <text:p>2020.01.16 00:30</text:p>
          </table:table-cell>
          <table:table-cell office:value-type="float" office:value="67">
            <text:p>67</text:p>
          </table:table-cell>
          <table:table-cell office:value-type="float" office:value="75.989">
            <text:p>75.989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5.989">
            <text:p>75.989</text:p>
          </table:table-cell>
          <table:table-cell office:value-type="string">
            <text:p>2020.01.16 02:00</text:p>
          </table:table-cell>
          <table:table-cell office:value-type="float" office:value="61">
            <text:p>61</text:p>
          </table:table-cell>
          <table:table-cell office:value-type="float" office:value="75.889">
            <text:p>75.889</text:p>
          </table:table-cell>
          <table:table-cell office:value-type="string">
            <text:p>2020.01.16 0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formula="of:=IF([.H72]&lt;&gt;0;([.H72]-[.B72]);0)" office:value-type="float" office:value="0.109999999999999">
            <text:p>0.11</text:p>
          </table:table-cell>
          <table:table-cell table:number-columns-repeated="1007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5.868">
            <text:p>75.868</text:p>
          </table:table-cell>
          <table:table-cell office:value-type="string">
            <text:p>2020.01.16 00:45</text:p>
          </table:table-cell>
          <table:table-cell office:value-type="float" office:value="67">
            <text:p>67</text:p>
          </table:table-cell>
          <table:table-cell office:value-type="float" office:value="75.978">
            <text:p>75.978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5.978">
            <text:p>75.978</text:p>
          </table:table-cell>
          <table:table-cell office:value-type="string">
            <text:p>2020.01.16 02:00</text:p>
          </table:table-cell>
          <table:table-cell office:value-type="float" office:value="62">
            <text:p>62</text:p>
          </table:table-cell>
          <table:table-cell office:value-type="float" office:value="75.879">
            <text:p>75.879</text:p>
          </table:table-cell>
          <table:table-cell office:value-type="string">
            <text:p>2020.01.16 0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formula="of:=IF([.H73]&lt;&gt;0;([.H73]-[.B73]);0)" office:value-type="float" office:value="0.109999999999999">
            <text:p>0.11</text:p>
          </table:table-cell>
          <table:table-cell table:number-columns-repeated="1007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5.845">
            <text:p>75.845</text:p>
          </table:table-cell>
          <table:table-cell office:value-type="string">
            <text:p>2020.01.16 01:00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63">
            <text:p>63</text:p>
          </table:table-cell>
          <table:table-cell office:value-type="float" office:value="75.878">
            <text:p>75.878</text:p>
          </table:table-cell>
          <table:table-cell office:value-type="string">
            <text:p>2020.01.16 0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table:formula="of:=IF([.H74]&lt;&gt;0;([.H74]-[.B74]);0)" office:value-type="float" office:value="0.165999999999997">
            <text:p>0.166</text:p>
          </table:table-cell>
          <table:table-cell table:number-columns-repeated="1007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5.877">
            <text:p>75.877</text:p>
          </table:table-cell>
          <table:table-cell office:value-type="string">
            <text:p>2020.01.16 01:15</text:p>
          </table:table-cell>
          <table:table-cell office:value-type="float" office:value="67">
            <text:p>67</text:p>
          </table:table-cell>
          <table:table-cell office:value-type="float" office:value="75.987">
            <text:p>75.987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5.987">
            <text:p>75.987</text:p>
          </table:table-cell>
          <table:table-cell office:value-type="string">
            <text:p>2020.01.16 02:00</text:p>
          </table:table-cell>
          <table:table-cell office:value-type="float" office:value="64">
            <text:p>64</text:p>
          </table:table-cell>
          <table:table-cell office:value-type="float" office:value="75.885">
            <text:p>75.885</text:p>
          </table:table-cell>
          <table:table-cell office:value-type="string">
            <text:p>2020.01.16 0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formula="of:=IF([.H75]&lt;&gt;0;([.H75]-[.B75]);0)" office:value-type="float" office:value="0.109999999999999">
            <text:p>0.11</text:p>
          </table:table-cell>
          <table:table-cell table:number-columns-repeated="1007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75.872">
            <text:p>75.872</text:p>
          </table:table-cell>
          <table:table-cell office:value-type="string">
            <text:p>2020.01.16 01:30</text:p>
          </table:table-cell>
          <table:table-cell office:value-type="float" office:value="67">
            <text:p>67</text:p>
          </table:table-cell>
          <table:table-cell office:value-type="float" office:value="75.982">
            <text:p>75.982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5.982">
            <text:p>75.982</text:p>
          </table:table-cell>
          <table:table-cell office:value-type="string">
            <text:p>2020.01.16 02:00</text:p>
          </table:table-cell>
          <table:table-cell office:value-type="float" office:value="65">
            <text:p>65</text:p>
          </table:table-cell>
          <table:table-cell office:value-type="float" office:value="75.885">
            <text:p>75.885</text:p>
          </table:table-cell>
          <table:table-cell office:value-type="string">
            <text:p>2020.01.16 0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formula="of:=IF([.H76]&lt;&gt;0;([.H76]-[.B76]);0)" office:value-type="float" office:value="0.109999999999999">
            <text:p>0.11</text:p>
          </table:table-cell>
          <table:table-cell table:number-columns-repeated="1007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5.884">
            <text:p>75.884</text:p>
          </table:table-cell>
          <table:table-cell office:value-type="string">
            <text:p>2020.01.16 01:45</text:p>
          </table:table-cell>
          <table:table-cell office:value-type="float" office:value="67">
            <text:p>67</text:p>
          </table:table-cell>
          <table:table-cell office:value-type="float" office:value="75.994">
            <text:p>75.994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5.994">
            <text:p>75.994</text:p>
          </table:table-cell>
          <table:table-cell office:value-type="string">
            <text:p>2020.01.16 02:00</text:p>
          </table:table-cell>
          <table:table-cell office:value-type="float" office:value="66">
            <text:p>66</text:p>
          </table:table-cell>
          <table:table-cell office:value-type="float" office:value="75.901">
            <text:p>75.901</text:p>
          </table:table-cell>
          <table:table-cell office:value-type="string">
            <text:p>2020.01.16 0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formula="of:=IF([.H77]&lt;&gt;0;([.H77]-[.B77]);0)" office:value-type="float" office:value="0.109999999999999">
            <text:p>0.11</text:p>
          </table:table-cell>
          <table:table-cell table:number-columns-repeated="1007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5.899">
            <text:p>75.899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09">
            <text:p>76.009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09">
            <text:p>76.009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33">
            <text:p>76.033</text:p>
          </table:table-cell>
          <table:table-cell office:value-type="string">
            <text:p>2020.01.16 0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table:formula="of:=IF([.H78]&lt;&gt;0;([.H78]-[.B78]);0)" office:value-type="float" office:value="0.109999999999999">
            <text:p>0.11</text:p>
          </table:table-cell>
          <table:table-cell table:number-columns-repeated="1007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6.029">
            <text:p>76.029</text:p>
          </table:table-cell>
          <table:table-cell office:value-type="string">
            <text:p>2020.01.16 02:15</text:p>
          </table:table-cell>
          <table:table-cell office:value-type="float" office:value="68">
            <text:p>68</text:p>
          </table:table-cell>
          <table:table-cell office:value-type="float" office:value="76.023">
            <text:p>76.023</text:p>
          </table:table-cell>
          <table:table-cell office:value-type="string">
            <text:p>2020.01.16 02:15</text:p>
          </table:table-cell>
          <table:table-cell office:value-type="float" office:value="68">
            <text:p>68</text:p>
          </table:table-cell>
          <table:table-cell office:value-type="float" office:value="76.023">
            <text:p>76.023</text:p>
          </table:table-cell>
          <table:table-cell office:value-type="string">
            <text:p>2020.01.16 02:15</text:p>
          </table:table-cell>
          <table:table-cell office:value-type="float" office:value="68">
            <text:p>68</text:p>
          </table:table-cell>
          <table:table-cell office:value-type="float" office:value="76.083">
            <text:p>76.083</text:p>
          </table:table-cell>
          <table:table-cell office:value-type="string">
            <text:p>2020.01.16 0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formula="of:=IF([.H79]&lt;&gt;0;([.H79]-[.B79]);0)" office:value-type="float" office:value="-0.00600000000000023">
            <text:p>-0.006</text:p>
          </table:table-cell>
          <table:table-cell table:number-columns-repeated="1007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  <table:table-cell office:value-type="string">
            <text:p>2020.01.16 02:30</text:p>
          </table:table-cell>
          <table:table-cell office:value-type="float" office:value="70">
            <text:p>70</text:p>
          </table:table-cell>
          <table:table-cell office:value-type="float" office:value="75.993">
            <text:p>75.993</text:p>
          </table:table-cell>
          <table:table-cell office:value-type="string">
            <text:p>2020.01.16 02:45</text:p>
          </table:table-cell>
          <table:table-cell office:value-type="float" office:value="70">
            <text:p>70</text:p>
          </table:table-cell>
          <table:table-cell office:value-type="float" office:value="75.993">
            <text:p>75.993</text:p>
          </table:table-cell>
          <table:table-cell office:value-type="string">
            <text:p>2020.01.16 02:45</text:p>
          </table:table-cell>
          <table:table-cell office:value-type="float" office:value="69">
            <text:p>69</text:p>
          </table:table-cell>
          <table:table-cell office:value-type="float" office:value="76.053">
            <text:p>76.053</text:p>
          </table:table-cell>
          <table:table-cell office:value-type="string">
            <text:p>2020.01.16 0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80]&lt;&gt;0;([.H80]-[.B80]);0)" office:value-type="float" office:value="-0.007000000000005">
            <text:p>-0.007</text:p>
          </table:table-cell>
          <table:table-cell table:number-columns-repeated="1007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6.025">
            <text:p>76.025</text:p>
          </table:table-cell>
          <table:table-cell office:value-type="string">
            <text:p>2020.01.16 02:45</text:p>
          </table:table-cell>
          <table:table-cell office:value-type="float" office:value="72">
            <text:p>72</text:p>
          </table:table-cell>
          <table:table-cell office:value-type="float" office:value="75.965">
            <text:p>75.965</text:p>
          </table:table-cell>
          <table:table-cell office:value-type="string">
            <text:p>2020.01.16 03:15</text:p>
          </table:table-cell>
          <table:table-cell office:value-type="float" office:value="72">
            <text:p>72</text:p>
          </table:table-cell>
          <table:table-cell office:value-type="float" office:value="75.965">
            <text:p>75.965</text:p>
          </table:table-cell>
          <table:table-cell office:value-type="string">
            <text:p>2020.01.16 03:15</text:p>
          </table:table-cell>
          <table:table-cell office:value-type="float" office:value="70">
            <text:p>70</text:p>
          </table:table-cell>
          <table:table-cell office:value-type="float" office:value="76.026">
            <text:p>76.026</text:p>
          </table:table-cell>
          <table:table-cell office:value-type="string">
            <text:p>2020.01.16 0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81]&lt;&gt;0;([.H81]-[.B81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6.003">
            <text:p>76.003</text:p>
          </table:table-cell>
          <table:table-cell office:value-type="string">
            <text:p>2020.01.16 03:00</text:p>
          </table:table-cell>
          <table:table-cell office:value-type="float" office:value="73">
            <text:p>73</text:p>
          </table:table-cell>
          <table:table-cell office:value-type="float" office:value="75.943">
            <text:p>75.943</text:p>
          </table:table-cell>
          <table:table-cell office:value-type="string">
            <text:p>2020.01.16 03:30</text:p>
          </table:table-cell>
          <table:table-cell office:value-type="float" office:value="73">
            <text:p>73</text:p>
          </table:table-cell>
          <table:table-cell office:value-type="float" office:value="75.943">
            <text:p>75.943</text:p>
          </table:table-cell>
          <table:table-cell office:value-type="string">
            <text:p>2020.01.16 03:30</text:p>
          </table:table-cell>
          <table:table-cell office:value-type="float" office:value="71">
            <text:p>71</text:p>
          </table:table-cell>
          <table:table-cell office:value-type="float" office:value="76.025">
            <text:p>76.025</text:p>
          </table:table-cell>
          <table:table-cell office:value-type="string">
            <text:p>2020.01.16 0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82]&lt;&gt;0;([.H82]-[.B82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5.995">
            <text:p>75.995</text:p>
          </table:table-cell>
          <table:table-cell office:value-type="string">
            <text:p>2020.01.16 03:15</text:p>
          </table:table-cell>
          <table:table-cell office:value-type="float" office:value="73">
            <text:p>73</text:p>
          </table:table-cell>
          <table:table-cell office:value-type="float" office:value="75.935">
            <text:p>75.935</text:p>
          </table:table-cell>
          <table:table-cell office:value-type="string">
            <text:p>2020.01.16 03:30</text:p>
          </table:table-cell>
          <table:table-cell office:value-type="float" office:value="73">
            <text:p>73</text:p>
          </table:table-cell>
          <table:table-cell office:value-type="float" office:value="75.935">
            <text:p>75.935</text:p>
          </table:table-cell>
          <table:table-cell office:value-type="string">
            <text:p>2020.01.16 03:30</text:p>
          </table:table-cell>
          <table:table-cell office:value-type="float" office:value="72">
            <text:p>72</text:p>
          </table:table-cell>
          <table:table-cell office:value-type="float" office:value="76.024">
            <text:p>76.024</text:p>
          </table:table-cell>
          <table:table-cell office:value-type="string">
            <text:p>2020.01.16 0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83]&lt;&gt;0;([.H83]-[.B83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5.977">
            <text:p>75.977</text:p>
          </table:table-cell>
          <table:table-cell office:value-type="string">
            <text:p>2020.01.16 03:30</text:p>
          </table:table-cell>
          <table:table-cell office:value-type="float" office:value="73">
            <text:p>73</text:p>
          </table:table-cell>
          <table:table-cell office:value-type="float" office:value="75.917">
            <text:p>75.917</text:p>
          </table:table-cell>
          <table:table-cell office:value-type="string">
            <text:p>2020.01.16 03:30</text:p>
          </table:table-cell>
          <table:table-cell office:value-type="float" office:value="73">
            <text:p>73</text:p>
          </table:table-cell>
          <table:table-cell office:value-type="float" office:value="75.917">
            <text:p>75.917</text:p>
          </table:table-cell>
          <table:table-cell office:value-type="string">
            <text:p>2020.01.16 03:30</text:p>
          </table:table-cell>
          <table:table-cell office:value-type="float" office:value="73">
            <text:p>73</text:p>
          </table:table-cell>
          <table:table-cell office:value-type="float" office:value="75.981">
            <text:p>75.981</text:p>
          </table:table-cell>
          <table:table-cell office:value-type="string">
            <text:p>2020.01.16 0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formula="of:=IF([.H84]&lt;&gt;0;([.H84]-[.B84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5.947">
            <text:p>75.947</text:p>
          </table:table-cell>
          <table:table-cell office:value-type="string">
            <text:p>2020.01.16 03:45</text:p>
          </table:table-cell>
          <table:table-cell office:value-type="float" office:value="82">
            <text:p>82</text:p>
          </table:table-cell>
          <table:table-cell office:value-type="float" office:value="75.887">
            <text:p>75.887</text:p>
          </table:table-cell>
          <table:table-cell office:value-type="string">
            <text:p>2020.01.16 05:45</text:p>
          </table:table-cell>
          <table:table-cell office:value-type="float" office:value="82">
            <text:p>82</text:p>
          </table:table-cell>
          <table:table-cell office:value-type="float" office:value="75.887">
            <text:p>75.887</text:p>
          </table:table-cell>
          <table:table-cell office:value-type="string">
            <text:p>2020.01.16 05:45</text:p>
          </table:table-cell>
          <table:table-cell office:value-type="float" office:value="74">
            <text:p>74</text:p>
          </table:table-cell>
          <table:table-cell office:value-type="float" office:value="75.962">
            <text:p>75.962</text:p>
          </table:table-cell>
          <table:table-cell office:value-type="string">
            <text:p>2020.01.16 0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85]&lt;&gt;0;([.H85]-[.B85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5.963">
            <text:p>75.963</text:p>
          </table:table-cell>
          <table:table-cell office:value-type="string">
            <text:p>2020.01.16 04:00</text:p>
          </table:table-cell>
          <table:table-cell office:value-type="float" office:value="82">
            <text:p>82</text:p>
          </table:table-cell>
          <table:table-cell office:value-type="float" office:value="75.903">
            <text:p>75.903</text:p>
          </table:table-cell>
          <table:table-cell office:value-type="string">
            <text:p>2020.01.16 05:45</text:p>
          </table:table-cell>
          <table:table-cell office:value-type="float" office:value="82">
            <text:p>82</text:p>
          </table:table-cell>
          <table:table-cell office:value-type="float" office:value="75.903">
            <text:p>75.903</text:p>
          </table:table-cell>
          <table:table-cell office:value-type="string">
            <text:p>2020.01.16 05:45</text:p>
          </table:table-cell>
          <table:table-cell office:value-type="float" office:value="75">
            <text:p>75</text:p>
          </table:table-cell>
          <table:table-cell office:value-type="float" office:value="75.983">
            <text:p>75.983</text:p>
          </table:table-cell>
          <table:table-cell office:value-type="string">
            <text:p>2020.01.16 0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86]&lt;&gt;0;([.H86]-[.B86]);0)" office:value-type="float" office:value="-0.0599999999999881">
            <text:p>-0.06</text:p>
          </table:table-cell>
          <table:table-cell table:number-columns-repeated="1007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5.967">
            <text:p>75.967</text:p>
          </table:table-cell>
          <table:table-cell office:value-type="string">
            <text:p>2020.01.16 04:15</text:p>
          </table:table-cell>
          <table:table-cell office:value-type="float" office:value="77">
            <text:p>77</text:p>
          </table:table-cell>
          <table:table-cell office:value-type="float" office:value="75.907">
            <text:p>75.907</text:p>
          </table:table-cell>
          <table:table-cell office:value-type="string">
            <text:p>2020.01.16 04:30</text:p>
          </table:table-cell>
          <table:table-cell office:value-type="float" office:value="77">
            <text:p>77</text:p>
          </table:table-cell>
          <table:table-cell office:value-type="float" office:value="75.907">
            <text:p>75.907</text:p>
          </table:table-cell>
          <table:table-cell office:value-type="string">
            <text:p>2020.01.16 04:30</text:p>
          </table:table-cell>
          <table:table-cell office:value-type="float" office:value="76">
            <text:p>76</text:p>
          </table:table-cell>
          <table:table-cell office:value-type="float" office:value="75.969">
            <text:p>75.969</text:p>
          </table:table-cell>
          <table:table-cell office:value-type="string">
            <text:p>2020.01.16 0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87]&lt;&gt;0;([.H87]-[.B87]);0)" office:value-type="float" office:value="-0.0600000000000023">
            <text:p>-0.06</text:p>
          </table:table-cell>
          <table:table-cell table:number-columns-repeated="1007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5.936">
            <text:p>75.936</text:p>
          </table:table-cell>
          <table:table-cell office:value-type="string">
            <text:p>2020.01.16 04:30</text:p>
          </table:table-cell>
          <table:table-cell office:value-type="float" office:value="86">
            <text:p>86</text:p>
          </table:table-cell>
          <table:table-cell office:value-type="float" office:value="75.914">
            <text:p>75.914</text:p>
          </table:table-cell>
          <table:table-cell office:value-type="string">
            <text:p>2020.01.16 06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75.943">
            <text:p>75.943</text:p>
          </table:table-cell>
          <table:table-cell office:value-type="string">
            <text:p>2020.01.16 0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table:formula="of:=IF([.H88]&lt;&gt;0;([.H88]-[.B88]);0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5.92">
            <text:p>75.92</text:p>
          </table:table-cell>
          <table:table-cell office:value-type="string">
            <text:p>2020.01.16 04:45</text:p>
          </table:table-cell>
          <table:table-cell office:value-type="float" office:value="82">
            <text:p>82</text:p>
          </table:table-cell>
          <table:table-cell office:value-type="float" office:value="75.901">
            <text:p>75.901</text:p>
          </table:table-cell>
          <table:table-cell office:value-type="string">
            <text:p>2020.01.16 05:45</text:p>
          </table:table-cell>
          <table:table-cell office:value-type="float" office:value="82">
            <text:p>82</text:p>
          </table:table-cell>
          <table:table-cell office:value-type="float" office:value="75.901">
            <text:p>75.901</text:p>
          </table:table-cell>
          <table:table-cell office:value-type="string">
            <text:p>2020.01.16 05:45</text:p>
          </table:table-cell>
          <table:table-cell office:value-type="float" office:value="78">
            <text:p>78</text:p>
          </table:table-cell>
          <table:table-cell office:value-type="float" office:value="75.948">
            <text:p>75.948</text:p>
          </table:table-cell>
          <table:table-cell office:value-type="string">
            <text:p>2020.01.16 0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89]&lt;&gt;0;([.H89]-[.B89]);0)" office:value-type="float" office:value="-0.0190000000000055">
            <text:p>-0.019</text:p>
          </table:table-cell>
          <table:table-cell table:number-columns-repeated="100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5.945">
            <text:p>75.945</text:p>
          </table:table-cell>
          <table:table-cell office:value-type="string">
            <text:p>2020.01.16 05:00</text:p>
          </table:table-cell>
          <table:table-cell office:value-type="float" office:value="82">
            <text:p>82</text:p>
          </table:table-cell>
          <table:table-cell office:value-type="float" office:value="75.885">
            <text:p>75.885</text:p>
          </table:table-cell>
          <table:table-cell office:value-type="string">
            <text:p>2020.01.16 05:45</text:p>
          </table:table-cell>
          <table:table-cell office:value-type="float" office:value="82">
            <text:p>82</text:p>
          </table:table-cell>
          <table:table-cell office:value-type="float" office:value="75.885">
            <text:p>75.885</text:p>
          </table:table-cell>
          <table:table-cell office:value-type="string">
            <text:p>2020.01.16 05:45</text:p>
          </table:table-cell>
          <table:table-cell office:value-type="float" office:value="79">
            <text:p>79</text:p>
          </table:table-cell>
          <table:table-cell office:value-type="float" office:value="75.947">
            <text:p>75.947</text:p>
          </table:table-cell>
          <table:table-cell office:value-type="string">
            <text:p>2020.01.16 0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90]&lt;&gt;0;([.H90]-[.B90]);0)" office:value-type="float" office:value="-0.0599999999999881">
            <text:p>-0.06</text:p>
          </table:table-cell>
          <table:table-cell table:number-columns-repeated="100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5.93">
            <text:p>75.93</text:p>
          </table:table-cell>
          <table:table-cell office:value-type="string">
            <text:p>2020.01.16 05:15</text:p>
          </table:table-cell>
          <table:table-cell office:value-type="float" office:value="89">
            <text:p>89</text:p>
          </table:table-cell>
          <table:table-cell office:value-type="float" office:value="75.922">
            <text:p>75.922</text:p>
          </table:table-cell>
          <table:table-cell office:value-type="string">
            <text:p>2020.01.16 07:3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5.961">
            <text:p>75.961</text:p>
          </table:table-cell>
          <table:table-cell office:value-type="string">
            <text:p>2020.01.16 0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table:formula="of:=IF([.H91]&lt;&gt;0;([.H91]-[.B91]);0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5.942">
            <text:p>75.942</text:p>
          </table:table-cell>
          <table:table-cell office:value-type="string">
            <text:p>2020.01.16 05:30</text:p>
          </table:table-cell>
          <table:table-cell office:value-type="float" office:value="82">
            <text:p>82</text:p>
          </table:table-cell>
          <table:table-cell office:value-type="float" office:value="75.882">
            <text:p>75.882</text:p>
          </table:table-cell>
          <table:table-cell office:value-type="string">
            <text:p>2020.01.16 05:45</text:p>
          </table:table-cell>
          <table:table-cell office:value-type="float" office:value="82">
            <text:p>82</text:p>
          </table:table-cell>
          <table:table-cell office:value-type="float" office:value="75.882">
            <text:p>75.882</text:p>
          </table:table-cell>
          <table:table-cell office:value-type="string">
            <text:p>2020.01.16 05:45</text:p>
          </table:table-cell>
          <table:table-cell office:value-type="float" office:value="81">
            <text:p>81</text:p>
          </table:table-cell>
          <table:table-cell office:value-type="float" office:value="75.944">
            <text:p>75.944</text:p>
          </table:table-cell>
          <table:table-cell office:value-type="string">
            <text:p>2020.01.16 0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92]&lt;&gt;0;([.H92]-[.B92]);0)" office:value-type="float" office:value="-0.0599999999999881">
            <text:p>-0.06</text:p>
          </table:table-cell>
          <table:table-cell table:number-columns-repeated="1007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5.919">
            <text:p>75.919</text:p>
          </table:table-cell>
          <table:table-cell office:value-type="string">
            <text:p>2020.01.16 05:45</text:p>
          </table:table-cell>
          <table:table-cell office:value-type="float" office:value="91">
            <text:p>91</text:p>
          </table:table-cell>
          <table:table-cell office:value-type="float" office:value="75.923">
            <text:p>75.923</text:p>
          </table:table-cell>
          <table:table-cell office:value-type="string">
            <text:p>2020.01.16 08: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75.923">
            <text:p>75.923</text:p>
          </table:table-cell>
          <table:table-cell office:value-type="string">
            <text:p>2020.01.16 0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table:formula="of:=IF([.H93]&lt;&gt;0;([.H93]-[.B93]);0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5.913">
            <text:p>75.913</text:p>
          </table:table-cell>
          <table:table-cell office:value-type="string">
            <text:p>2020.01.16 06:00</text:p>
          </table:table-cell>
          <table:table-cell office:value-type="float" office:value="92">
            <text:p>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92">
            <text:p>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83">
            <text:p>83</text:p>
          </table:table-cell>
          <table:table-cell office:value-type="float" office:value="75.914">
            <text:p>75.914</text:p>
          </table:table-cell>
          <table:table-cell office:value-type="string">
            <text:p>2020.01.16 0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94]&lt;&gt;0;([.H94]-[.B94]);0)" office:value-type="float" office:value="-0.0189999999999912">
            <text:p>-0.019</text:p>
          </table:table-cell>
          <table:table-cell table:number-columns-repeated="1007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5.896">
            <text:p>75.896</text:p>
          </table:table-cell>
          <table:table-cell office:value-type="string">
            <text:p>2020.01.16 06:15</text:p>
          </table:table-cell>
          <table:table-cell office:value-type="float" office:value="92">
            <text:p>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92">
            <text:p>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84">
            <text:p>84</text:p>
          </table:table-cell>
          <table:table-cell office:value-type="float" office:value="75.954">
            <text:p>75.954</text:p>
          </table:table-cell>
          <table:table-cell office:value-type="string">
            <text:p>2020.01.16 0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95]&lt;&gt;0;([.H95]-[.B95]);0)" office:value-type="float" office:value="-0.00199999999999534">
            <text:p>-0.002</text:p>
          </table:table-cell>
          <table:table-cell table:number-columns-repeated="100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5.934">
            <text:p>75.934</text:p>
          </table:table-cell>
          <table:table-cell office:value-type="string">
            <text:p>2020.01.16 06:30</text:p>
          </table:table-cell>
          <table:table-cell office:value-type="float" office:value="94">
            <text:p>94</text:p>
          </table:table-cell>
          <table:table-cell office:value-type="float" office:value="75.928">
            <text:p>75.928</text:p>
          </table:table-cell>
          <table:table-cell office:value-type="string">
            <text:p>2020.01.16 08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5.934">
            <text:p>75.934</text:p>
          </table:table-cell>
          <table:table-cell office:value-type="string">
            <text:p>2020.01.16 0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table:formula="of:=IF([.H96]&lt;&gt;0;([.H96]-[.B96]);0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5.918">
            <text:p>75.918</text:p>
          </table:table-cell>
          <table:table-cell office:value-type="string">
            <text:p>2020.01.16 06:45</text:p>
          </table:table-cell>
          <table:table-cell office:value-type="float" office:value="94">
            <text:p>94</text:p>
          </table:table-cell>
          <table:table-cell office:value-type="float" office:value="75.928">
            <text:p>75.928</text:p>
          </table:table-cell>
          <table:table-cell office:value-type="string">
            <text:p>2020.01.16 08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75.945">
            <text:p>75.945</text:p>
          </table:table-cell>
          <table:table-cell office:value-type="string">
            <text:p>2020.01.16 0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/>
          <table:table-cell table:formula="of:=IF([.H97]&lt;&gt;0;([.H97]-[.B97]);0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5.915">
            <text:p>75.915</text:p>
          </table:table-cell>
          <table:table-cell office:value-type="string">
            <text:p>2020.01.16 07:00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87">
            <text:p>87</text:p>
          </table:table-cell>
          <table:table-cell office:value-type="float" office:value="75.94">
            <text:p>75.94</text:p>
          </table:table-cell>
          <table:table-cell office:value-type="string">
            <text:p>2020.01.16 0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98]&lt;&gt;0;([.H98]-[.B98]);0)" office:value-type="float" office:value="-0.0110000000000099">
            <text:p>-0.011</text:p>
          </table:table-cell>
          <table:table-cell table:number-columns-repeated="1007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75.923">
            <text:p>75.923</text:p>
          </table:table-cell>
          <table:table-cell office:value-type="string">
            <text:p>2020.01.16 07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88">
            <text:p>88</text:p>
          </table:table-cell>
          <table:table-cell office:value-type="float" office:value="75.935">
            <text:p>75.935</text:p>
          </table:table-cell>
          <table:table-cell office:value-type="string">
            <text:p>2020.01.16 0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99]&lt;&gt;0;([.H99]-[.B99]);0)" office:value-type="float" office:value="-0.0190000000000055">
            <text:p>-0.019</text:p>
          </table:table-cell>
          <table:table-cell table:number-columns-repeated="1007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5.914">
            <text:p>75.914</text:p>
          </table:table-cell>
          <table:table-cell office:value-type="string">
            <text:p>2020.01.16 07:30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89">
            <text:p>89</text:p>
          </table:table-cell>
          <table:table-cell office:value-type="float" office:value="75.926">
            <text:p>75.926</text:p>
          </table:table-cell>
          <table:table-cell office:value-type="string">
            <text:p>2020.01.16 0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100]&lt;&gt;0;([.H100]-[.B100]);0)" office:value-type="float" office:value="-0.0100000000000051">
            <text:p>-0.01</text:p>
          </table:table-cell>
          <table:table-cell table:number-columns-repeated="1007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5.922">
            <text:p>75.922</text:p>
          </table:table-cell>
          <table:table-cell office:value-type="string">
            <text:p>2020.01.16 07:4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0">
            <text:p>90</text:p>
          </table:table-cell>
          <table:table-cell office:value-type="float" office:value="75.939">
            <text:p>75.939</text:p>
          </table:table-cell>
          <table:table-cell office:value-type="string">
            <text:p>2020.01.16 0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101]&lt;&gt;0;([.H101]-[.B101]);0)" office:value-type="float" office:value="-0.0180000000000007">
            <text:p>-0.018</text:p>
          </table:table-cell>
          <table:table-cell table:number-columns-repeated="1007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75.935">
            <text:p>75.935</text:p>
          </table:table-cell>
          <table:table-cell office:value-type="string">
            <text:p>2020.01.16 08:00</text:p>
          </table:table-cell>
          <table:table-cell office:value-type="float" office:value="99">
            <text:p>99</text:p>
          </table:table-cell>
          <table:table-cell office:value-type="float" office:value="75.955">
            <text:p>75.955</text:p>
          </table:table-cell>
          <table:table-cell office:value-type="string">
            <text:p>2020.01.16 10: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75.937">
            <text:p>75.937</text:p>
          </table:table-cell>
          <table:table-cell office:value-type="string">
            <text:p>2020.01.16 0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table:formula="of:=IF([.H102]&lt;&gt;0;([.H102]-[.B102]);0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5.923">
            <text:p>75.923</text:p>
          </table:table-cell>
          <table:table-cell office:value-type="string">
            <text:p>2020.01.16 08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2">
            <text:p>92</text:p>
          </table:table-cell>
          <table:table-cell office:value-type="float" office:value="75.928">
            <text:p>75.928</text:p>
          </table:table-cell>
          <table:table-cell office:value-type="string">
            <text:p>2020.01.16 0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103]&lt;&gt;0;([.H103]-[.B103]);0)" office:value-type="float" office:value="-0.0190000000000055">
            <text:p>-0.019</text:p>
          </table:table-cell>
          <table:table-cell table:number-columns-repeated="1007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5.892">
            <text:p>75.892</text:p>
          </table:table-cell>
          <table:table-cell office:value-type="string">
            <text:p>2020.01.16 08:30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3">
            <text:p>93</text:p>
          </table:table-cell>
          <table:table-cell office:value-type="float" office:value="75.929">
            <text:p>75.929</text:p>
          </table:table-cell>
          <table:table-cell office:value-type="string">
            <text:p>2020.01.16 0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104]&lt;&gt;0;([.H104]-[.B104]);0)" office:value-type="float" office:value="0.0120000000000005">
            <text:p>0.012</text:p>
          </table:table-cell>
          <table:table-cell table:number-columns-repeated="1007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5.917">
            <text:p>75.917</text:p>
          </table:table-cell>
          <table:table-cell office:value-type="string">
            <text:p>2020.01.16 08:4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4">
            <text:p>94</text:p>
          </table:table-cell>
          <table:table-cell office:value-type="float" office:value="75.929">
            <text:p>75.929</text:p>
          </table:table-cell>
          <table:table-cell office:value-type="string">
            <text:p>2020.01.16 0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105]&lt;&gt;0;([.H105]-[.B105]);0)" office:value-type="float" office:value="-0.0130000000000052">
            <text:p>-0.013</text:p>
          </table:table-cell>
          <table:table-cell table:number-columns-repeated="1007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5.929">
            <text:p>75.929</text:p>
          </table:table-cell>
          <table:table-cell office:value-type="string">
            <text:p>2020.01.16 09:00</text:p>
          </table:table-cell>
          <table:table-cell office:value-type="float" office:value="98">
            <text:p>98</text:p>
          </table:table-cell>
          <table:table-cell office:value-type="float" office:value="75.94">
            <text:p>75.94</text:p>
          </table:table-cell>
          <table:table-cell office:value-type="string">
            <text:p>2020.01.16 09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75.964">
            <text:p>75.964</text:p>
          </table:table-cell>
          <table:table-cell office:value-type="string">
            <text:p>2020.01.16 0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/>
          <table:table-cell table:formula="of:=IF([.H106]&lt;&gt;0;([.H106]-[.B106]);0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75.912">
            <text:p>75.912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23">
            <text:p>75.923</text:p>
          </table:table-cell>
          <table:table-cell office:value-type="string">
            <text:p>2020.01.16 09:1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75.929">
            <text:p>75.929</text:p>
          </table:table-cell>
          <table:table-cell office:value-type="string">
            <text:p>2020.01.16 0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/>
          <table:table-cell table:formula="of:=IF([.H107]&lt;&gt;0;([.H107]-[.B107]);0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len =&gt; 97</text:p>
          </table:table-cell>
          <table:table-cell table:number-columns-repeated="1023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number-columns-repeated="16" table:default-cell-style-name="Default"/>
        <table:table-column table:style-name="co1" table:default-cell-style-name="ce1"/>
        <table:table-row table:style-name="ro1">
          <table:table-cell office:value-type="string">
            <text:p>[02/14/2020 13:35:06 : FxTestController.php : 432] </text:p>
          </table:table-cell>
          <table:table-cell table:number-columns-repeated="16"/>
        </table:table-row>
        <table:table-row table:style-name="ro1">
          <table:table-cell office:value-type="string">
            <text:p>$nameOf_DP</text:p>
          </table:table-cell>
          <table:table-cell office:value-type="string">
            <text:p>dp-all</text:p>
          </table:table-cell>
          <table:table-cell table:number-columns-repeated="15"/>
        </table:table-row>
        <table:table-row table:style-name="ro1">
          <table:table-cell office:value-type="string">
            <text:p>$_dpath_File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5"/>
        </table:table-row>
        <table:table-row table:style-name="ro1">
          <table:table-cell office:value-type="string">
            <text:p>$_fname_File_CSV</text:p>
          </table:table-cell>
          <table:table-cell office:value-type="string">
            <text:p>44_5.1_10_rawdata.(AUDJPY).(Period-M15).(NumOfUnits-18000).(Bars-18000).20200116_171429.[SLICE-100].csv</text:p>
          </table:table-cell>
          <table:table-cell table:number-columns-repeated="15"/>
        </table:table-row>
        <table:table-row table:style-name="ro1">
          <table:table-cell office:value-type="string">
            <text:p>$lo_BarDatas</text:p>
          </table:table-cell>
          <table:table-cell office:value-type="float" office:value="100">
            <text:p>100</text:p>
          </table:table-cell>
          <table:table-cell table:number-columns-repeated="14"/>
          <table:table-cell table:formula="of:=SUM([.Q11:.Q107])" office:value-type="float" office:value="0.563999999999922">
            <text:p>0.564</text:p>
          </table:table-cell>
        </table:table-row>
        <table:table-row table:style-name="ro1">
          <table:table-cell office:value-type="string">
            <text:p>$lo_Pos</text:p>
          </table:table-cell>
          <table:table-cell office:value-type="string">
            <text:p>97 / of all bds = 0.970</text:p>
          </table:table-cell>
          <table:table-cell table:number-columns-repeated="15"/>
        </table:table-row>
        <table:table-row table:style-name="ro1">
          <table:table-cell office:value-type="string">
            <text:p>$numOf_SLs</text:p>
          </table:table-cell>
          <table:table-cell office:value-type="string">
            <text:p>77 / of all Pos = 0.794</text:p>
          </table:table-cell>
          <table:table-cell table:number-columns-repeated="15"/>
        </table:table-row>
        <table:table-row table:style-name="ro1">
          <table:table-cell office:value-type="string">
            <text:p>$numOf_TPs</text:p>
          </table:table-cell>
          <table:table-cell office:value-type="string">
            <text:p>14 / of all Pos = 0.144</text:p>
          </table:table-cell>
          <table:table-cell table:number-columns-repeated="4"/>
          <table:table-cell table:style-name="ce2" office:value-type="string">
            <text:p>ext_idx = -1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" table:formula="of:=COUNTIF([.G11:.G107];-1)" office:value-type="float" office:value="6">
            <text:p>6</text:p>
          </table:table-cell>
          <table:table-cell table:number-columns-repeated="10"/>
        </table:table-row>
        <table:table-row table:style-name="ro2">
          <table:table-cell office:value-type="string">
            <text:p>st_idx</text:p>
          </table:table-cell>
          <table:table-cell office:value-type="string">
            <text:p>st_pr</text:p>
          </table:table-cell>
          <table:table-cell office:value-type="string">
            <text:p>datetime</text:p>
          </table:table-cell>
          <table:table-cell office:value-type="string">
            <text:p>cu_idx</text:p>
          </table:table-cell>
          <table:table-cell office:value-type="string">
            <text:p>cu_pr</text:p>
          </table:table-cell>
          <table:table-cell office:value-type="string">
            <text:p>datetime</text:p>
          </table:table-cell>
          <table:table-cell office:value-type="string">
            <text:p>ext_idx</text:p>
          </table:table-cell>
          <table:table-cell office:value-type="string">
            <text:p>ext_pr</text:p>
          </table:table-cell>
          <table:table-cell office:value-type="string">
            <text:p>datetime</text:p>
          </table:table-cell>
          <table:table-cell office:value-type="string">
            <text:p>rf_idx</text:p>
          </table:table-cell>
          <table:table-cell office:value-type="string">
            <text:p>rf_pr</text:p>
          </table:table-cell>
          <table:table-cell office:value-type="string">
            <text:p>base_idx</text:p>
          </table:table-cell>
          <table:table-cell office:value-type="string">
            <text:p>base_pr</text:p>
          </table:table-cell>
          <table:table-cell office:value-type="string">
            <text:p>datetime</text:p>
          </table:table-cell>
          <table:table-cell office:value-type="string">
            <text:p>cu_status</text:p>
          </table:table-cell>
          <table:table-cell office:value-type="string">
            <text:p>ext_status</text:p>
          </table:table-cell>
          <table:table-cell table:style-name="ce3" office:value-type="string">
            <text:p>start – ex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.777">
            <text:p>75.777</text:p>
          </table:table-cell>
          <table:table-cell office:value-type="float" office:value="-0">
            <text:p>-0</text:p>
          </table:table-cell>
          <table:table-cell office:value-type="float" office:value="3">
            <text:p>3</text:p>
          </table:table-cell>
          <table:table-cell office:value-type="float" office:value="75.776">
            <text:p>75.776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76">
            <text:p>75.776</text:p>
          </table:table-cell>
          <table:table-cell office:value-type="string">
            <text:p>2020.01.15 10:00</text:p>
          </table:table-cell>
          <table:table-cell office:value-type="float" office:value="0">
            <text:p>0</text:p>
          </table:table-cell>
          <table:table-cell office:value-type="float" office:value="75.836">
            <text:p>75.836</text:p>
          </table:table-cell>
          <table:table-cell office:value-type="float" office:value="-0">
            <text:p>-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11]&lt;&gt;0;([.H11]-[.B11]);0)" office:value-type="float" office:value="-0.00100000000000477">
            <text:p>-0.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5.809">
            <text:p>75.809</text:p>
          </table:table-cell>
          <table:table-cell office:value-type="string">
            <text:p>2020.01.15 09:30</text:p>
          </table:table-cell>
          <table:table-cell office:value-type="float" office:value="3">
            <text:p>3</text:p>
          </table:table-cell>
          <table:table-cell office:value-type="float" office:value="75.749">
            <text:p>75.749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49">
            <text:p>75.749</text:p>
          </table:table-cell>
          <table:table-cell office:value-type="string">
            <text:p>2020.01.15 10:00</text:p>
          </table:table-cell>
          <table:table-cell office:value-type="float" office:value="1">
            <text:p>1</text:p>
          </table:table-cell>
          <table:table-cell office:value-type="float" office:value="75.83">
            <text:p>75.83</text:p>
          </table:table-cell>
          <table:table-cell office:value-type="string">
            <text:p>2020.01.15 0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12]&lt;&gt;0;([.H12]-[.B12]);0)" office:value-type="float" office:value="-0.0600000000000023">
            <text:p>-0.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821">
            <text:p>75.821</text:p>
          </table:table-cell>
          <table:table-cell office:value-type="string">
            <text:p>2020.01.15 09:45</text:p>
          </table:table-cell>
          <table:table-cell office:value-type="float" office:value="3">
            <text:p>3</text:p>
          </table:table-cell>
          <table:table-cell office:value-type="float" office:value="75.761">
            <text:p>75.761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61">
            <text:p>75.761</text:p>
          </table:table-cell>
          <table:table-cell office:value-type="string">
            <text:p>2020.01.15 10:00</text:p>
          </table:table-cell>
          <table:table-cell office:value-type="float" office:value="2">
            <text:p>2</text:p>
          </table:table-cell>
          <table:table-cell office:value-type="float" office:value="75.83">
            <text:p>75.83</text:p>
          </table:table-cell>
          <table:table-cell office:value-type="string">
            <text:p>2020.01.15 0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13]&lt;&gt;0;([.H13]-[.B13]);0)" office:value-type="float" office:value="-0.0600000000000023">
            <text:p>-0.0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5.788">
            <text:p>75.788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28">
            <text:p>75.728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28">
            <text:p>75.728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96">
            <text:p>75.796</text:p>
          </table:table-cell>
          <table:table-cell office:value-type="string">
            <text:p>2020.01.15 1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formula="of:=IF([.H14]&lt;&gt;0;([.H14]-[.B14]);0)" office:value-type="float" office:value="-0.0600000000000023">
            <text:p>-0.0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5.716">
            <text:p>75.716</text:p>
          </table:table-cell>
          <table:table-cell office:value-type="string">
            <text:p>2020.01.15 10:15</text:p>
          </table:table-cell>
          <table:table-cell office:value-type="float" office:value="4">
            <text:p>4</text:p>
          </table:table-cell>
          <table:table-cell office:value-type="float" office:value="75.656">
            <text:p>75.656</text:p>
          </table:table-cell>
          <table:table-cell office:value-type="string">
            <text:p>2020.01.15 10:15</text:p>
          </table:table-cell>
          <table:table-cell office:value-type="float" office:value="4">
            <text:p>4</text:p>
          </table:table-cell>
          <table:table-cell office:value-type="float" office:value="75.656">
            <text:p>75.656</text:p>
          </table:table-cell>
          <table:table-cell office:value-type="string">
            <text:p>2020.01.15 10:15</text:p>
          </table:table-cell>
          <table:table-cell office:value-type="float" office:value="4">
            <text:p>4</text:p>
          </table:table-cell>
          <table:table-cell office:value-type="float" office:value="75.723">
            <text:p>75.723</text:p>
          </table:table-cell>
          <table:table-cell office:value-type="string">
            <text:p>2020.01.15 1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formula="of:=IF([.H15]&lt;&gt;0;([.H15]-[.B15]);0)" office:value-type="float" office:value="-0.0599999999999881">
            <text:p>-0.0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5.685">
            <text:p>75.685</text:p>
          </table:table-cell>
          <table:table-cell office:value-type="string">
            <text:p>2020.01.15 10:3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5">
            <text:p>5</text:p>
          </table:table-cell>
          <table:table-cell office:value-type="float" office:value="75.711">
            <text:p>75.711</text:p>
          </table:table-cell>
          <table:table-cell office:value-type="string">
            <text:p>2020.01.15 1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16]&lt;&gt;0;([.H16]-[.B16]);0)" office:value-type="float" office:value="0.0369999999999919">
            <text:p>0.03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5.671">
            <text:p>75.671</text:p>
          </table:table-cell>
          <table:table-cell office:value-type="string">
            <text:p>2020.01.15 10:45</text:p>
          </table:table-cell>
          <table:table-cell office:value-type="float" office:value="9">
            <text:p>9</text:p>
          </table:table-cell>
          <table:table-cell office:value-type="float" office:value="75.663">
            <text:p>75.663</text:p>
          </table:table-cell>
          <table:table-cell office:value-type="string">
            <text:p>2020.01.15 11:30</text:p>
          </table:table-cell>
          <table:table-cell office:value-type="float" office:value="9">
            <text:p>9</text:p>
          </table:table-cell>
          <table:table-cell office:value-type="float" office:value="75.663">
            <text:p>75.663</text:p>
          </table:table-cell>
          <table:table-cell office:value-type="string">
            <text:p>2020.01.15 11:30</text:p>
          </table:table-cell>
          <table:table-cell office:value-type="float" office:value="6">
            <text:p>6</text:p>
          </table:table-cell>
          <table:table-cell office:value-type="float" office:value="75.703">
            <text:p>75.703</text:p>
          </table:table-cell>
          <table:table-cell office:value-type="string">
            <text:p>2020.01.15 1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17]&lt;&gt;0;([.H17]-[.B17]);0)" office:value-type="float" office:value="-0.00800000000000978">
            <text:p>-0.00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.69">
            <text:p>75.69</text:p>
          </table:table-cell>
          <table:table-cell office:value-type="string">
            <text:p>2020.01.15 11:0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7">
            <text:p>7</text:p>
          </table:table-cell>
          <table:table-cell office:value-type="float" office:value="75.717">
            <text:p>75.717</text:p>
          </table:table-cell>
          <table:table-cell office:value-type="string">
            <text:p>2020.01.15 1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18]&lt;&gt;0;([.H18]-[.B18]);0)" office:value-type="float" office:value="0.0319999999999965">
            <text:p>0.03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.713">
            <text:p>75.713</text:p>
          </table:table-cell>
          <table:table-cell office:value-type="string">
            <text:p>2020.01.15 11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8">
            <text:p>8</text:p>
          </table:table-cell>
          <table:table-cell office:value-type="float" office:value="75.723">
            <text:p>75.723</text:p>
          </table:table-cell>
          <table:table-cell office:value-type="string">
            <text:p>2020.01.15 1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19]&lt;&gt;0;([.H19]-[.B19]);0)" office:value-type="float" office:value="0.00900000000000034">
            <text:p>0.00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5.676">
            <text:p>75.676</text:p>
          </table:table-cell>
          <table:table-cell office:value-type="string">
            <text:p>2020.01.15 11:30</text:p>
          </table:table-cell>
          <table:table-cell office:value-type="float" office:value="11">
            <text:p>11</text:p>
          </table:table-cell>
          <table:table-cell office:value-type="float" office:value="75.658">
            <text:p>75.658</text:p>
          </table:table-cell>
          <table:table-cell office:value-type="string">
            <text:p>2020.01.15 12:00</text:p>
          </table:table-cell>
          <table:table-cell office:value-type="float" office:value="11">
            <text:p>11</text:p>
          </table:table-cell>
          <table:table-cell office:value-type="float" office:value="75.658">
            <text:p>75.658</text:p>
          </table:table-cell>
          <table:table-cell office:value-type="string">
            <text:p>2020.01.15 12:00</text:p>
          </table:table-cell>
          <table:table-cell office:value-type="float" office:value="9">
            <text:p>9</text:p>
          </table:table-cell>
          <table:table-cell office:value-type="float" office:value="75.709">
            <text:p>75.709</text:p>
          </table:table-cell>
          <table:table-cell office:value-type="string">
            <text:p>2020.01.15 1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20]&lt;&gt;0;([.H20]-[.B20]);0)" office:value-type="float" office:value="-0.0180000000000007">
            <text:p>-0.01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5.707">
            <text:p>75.707</text:p>
          </table:table-cell>
          <table:table-cell office:value-type="string">
            <text:p>2020.01.15 11:4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0">
            <text:p>10</text:p>
          </table:table-cell>
          <table:table-cell office:value-type="float" office:value="75.718">
            <text:p>75.718</text:p>
          </table:table-cell>
          <table:table-cell office:value-type="string">
            <text:p>2020.01.15 1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21]&lt;&gt;0;([.H21]-[.B21]);0)" office:value-type="float" office:value="0.0150000000000006">
            <text:p>0.01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5.669">
            <text:p>75.669</text:p>
          </table:table-cell>
          <table:table-cell office:value-type="string">
            <text:p>2020.01.15 12:0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1">
            <text:p>11</text:p>
          </table:table-cell>
          <table:table-cell office:value-type="float" office:value="75.692">
            <text:p>75.692</text:p>
          </table:table-cell>
          <table:table-cell office:value-type="string">
            <text:p>2020.01.15 1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22]&lt;&gt;0;([.H22]-[.B22]);0)" office:value-type="float" office:value="0.0529999999999973">
            <text:p>0.05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5.683">
            <text:p>75.683</text:p>
          </table:table-cell>
          <table:table-cell office:value-type="string">
            <text:p>2020.01.15 12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2">
            <text:p>12</text:p>
          </table:table-cell>
          <table:table-cell office:value-type="float" office:value="75.718">
            <text:p>75.718</text:p>
          </table:table-cell>
          <table:table-cell office:value-type="string">
            <text:p>2020.01.15 1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23]&lt;&gt;0;([.H23]-[.B23]);0)" office:value-type="float" office:value="0.0389999999999873">
            <text:p>0.03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5.703">
            <text:p>75.703</text:p>
          </table:table-cell>
          <table:table-cell office:value-type="string">
            <text:p>2020.01.15 12:3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3">
            <text:p>13</text:p>
          </table:table-cell>
          <table:table-cell office:value-type="float" office:value="75.728">
            <text:p>75.728</text:p>
          </table:table-cell>
          <table:table-cell office:value-type="string">
            <text:p>2020.01.15 1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24]&lt;&gt;0;([.H24]-[.B24]);0)" office:value-type="float" office:value="0.0189999999999912">
            <text:p>0.01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5.709">
            <text:p>75.709</text:p>
          </table:table-cell>
          <table:table-cell office:value-type="string">
            <text:p>2020.01.15 12:4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4">
            <text:p>14</text:p>
          </table:table-cell>
          <table:table-cell office:value-type="float" office:value="75.716">
            <text:p>75.716</text:p>
          </table:table-cell>
          <table:table-cell office:value-type="string">
            <text:p>2020.01.15 1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25]&lt;&gt;0;([.H25]-[.B25]);0)" office:value-type="float" office:value="0.012999999999991">
            <text:p>0.01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5.705">
            <text:p>75.705</text:p>
          </table:table-cell>
          <table:table-cell office:value-type="string">
            <text:p>2020.01.15 13:0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5">
            <text:p>15</text:p>
          </table:table-cell>
          <table:table-cell office:value-type="float" office:value="75.745">
            <text:p>75.745</text:p>
          </table:table-cell>
          <table:table-cell office:value-type="string">
            <text:p>2020.01.15 1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26]&lt;&gt;0;([.H26]-[.B26]);0)" office:value-type="float" office:value="0.0169999999999959">
            <text:p>0.01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5.715">
            <text:p>75.715</text:p>
          </table:table-cell>
          <table:table-cell office:value-type="string">
            <text:p>2020.01.15 13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6">
            <text:p>16</text:p>
          </table:table-cell>
          <table:table-cell office:value-type="float" office:value="75.73">
            <text:p>75.73</text:p>
          </table:table-cell>
          <table:table-cell office:value-type="string">
            <text:p>2020.01.15 1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27]&lt;&gt;0;([.H27]-[.B27]);0)" office:value-type="float" office:value="0.00699999999999079">
            <text:p>0.00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5.72">
            <text:p>75.72</text:p>
          </table:table-cell>
          <table:table-cell office:value-type="string">
            <text:p>2020.01.15 13:3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7">
            <text:p>17</text:p>
          </table:table-cell>
          <table:table-cell office:value-type="float" office:value="75.725">
            <text:p>75.725</text:p>
          </table:table-cell>
          <table:table-cell office:value-type="string">
            <text:p>2020.01.15 1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28]&lt;&gt;0;([.H28]-[.B28]);0)" office:value-type="float" office:value="0.00199999999999534">
            <text:p>0.00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5.724">
            <text:p>75.724</text:p>
          </table:table-cell>
          <table:table-cell office:value-type="string">
            <text:p>2020.01.15 13:4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8">
            <text:p>18</text:p>
          </table:table-cell>
          <table:table-cell office:value-type="float" office:value="75.749">
            <text:p>75.749</text:p>
          </table:table-cell>
          <table:table-cell office:value-type="string">
            <text:p>2020.01.15 1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29]&lt;&gt;0;([.H29]-[.B29]);0)" office:value-type="float" office:value="-0.00200000000000955">
            <text:p>-0.00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5.735">
            <text:p>75.735</text:p>
          </table:table-cell>
          <table:table-cell office:value-type="string">
            <text:p>2020.01.15 14:0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9">
            <text:p>19</text:p>
          </table:table-cell>
          <table:table-cell office:value-type="float" office:value="75.77">
            <text:p>75.77</text:p>
          </table:table-cell>
          <table:table-cell office:value-type="string">
            <text:p>2020.01.15 1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30]&lt;&gt;0;([.H30]-[.B30]);0)" office:value-type="float" office:value="-0.0130000000000052">
            <text:p>-0.01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5.765">
            <text:p>75.765</text:p>
          </table:table-cell>
          <table:table-cell office:value-type="string">
            <text:p>2020.01.15 14:15</text:p>
          </table:table-cell>
          <table:table-cell office:value-type="float" office:value="21">
            <text:p>21</text:p>
          </table:table-cell>
          <table:table-cell office:value-type="float" office:value="75.705">
            <text:p>75.705</text:p>
          </table:table-cell>
          <table:table-cell office:value-type="string">
            <text:p>2020.01.15 14:30</text:p>
          </table:table-cell>
          <table:table-cell office:value-type="float" office:value="21">
            <text:p>21</text:p>
          </table:table-cell>
          <table:table-cell office:value-type="float" office:value="75.705">
            <text:p>75.705</text:p>
          </table:table-cell>
          <table:table-cell office:value-type="string">
            <text:p>2020.01.15 14:30</text:p>
          </table:table-cell>
          <table:table-cell office:value-type="float" office:value="20">
            <text:p>20</text:p>
          </table:table-cell>
          <table:table-cell office:value-type="float" office:value="75.782">
            <text:p>75.782</text:p>
          </table:table-cell>
          <table:table-cell office:value-type="string">
            <text:p>2020.01.15 1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31]&lt;&gt;0;([.H31]-[.B31]);0)" office:value-type="float" office:value="-0.0600000000000023">
            <text:p>-0.0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5.724">
            <text:p>75.724</text:p>
          </table:table-cell>
          <table:table-cell office:value-type="string">
            <text:p>2020.01.15 14:30</text:p>
          </table:table-cell>
          <table:table-cell office:value-type="float" office:value="23">
            <text:p>23</text:p>
          </table:table-cell>
          <table:table-cell office:value-type="float" office:value="75.664">
            <text:p>75.664</text:p>
          </table:table-cell>
          <table:table-cell office:value-type="string">
            <text:p>2020.01.15 15:00</text:p>
          </table:table-cell>
          <table:table-cell office:value-type="float" office:value="23">
            <text:p>23</text:p>
          </table:table-cell>
          <table:table-cell office:value-type="float" office:value="75.664">
            <text:p>75.664</text:p>
          </table:table-cell>
          <table:table-cell office:value-type="string">
            <text:p>2020.01.15 15:00</text:p>
          </table:table-cell>
          <table:table-cell office:value-type="float" office:value="21">
            <text:p>21</text:p>
          </table:table-cell>
          <table:table-cell office:value-type="float" office:value="75.728">
            <text:p>75.728</text:p>
          </table:table-cell>
          <table:table-cell office:value-type="string">
            <text:p>2020.01.15 1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32]&lt;&gt;0;([.H32]-[.B32]);0)" office:value-type="float" office:value="-0.0600000000000023">
            <text:p>-0.0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5.709">
            <text:p>75.709</text:p>
          </table:table-cell>
          <table:table-cell office:value-type="string">
            <text:p>2020.01.15 14:45</text:p>
          </table:table-cell>
          <table:table-cell office:value-type="float" office:value="23">
            <text:p>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23">
            <text:p>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22">
            <text:p>22</text:p>
          </table:table-cell>
          <table:table-cell office:value-type="float" office:value="75.742">
            <text:p>75.742</text:p>
          </table:table-cell>
          <table:table-cell office:value-type="string">
            <text:p>2020.01.15 1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33]&lt;&gt;0;([.H33]-[.B33]);0)" office:value-type="float" office:value="-0.0600000000000023">
            <text:p>-0.0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5.709">
            <text:p>75.709</text:p>
          </table:table-cell>
          <table:table-cell office:value-type="string">
            <text:p>2020.01.15 15:00</text:p>
          </table:table-cell>
          <table:table-cell office:value-type="float" office:value="23">
            <text:p>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23">
            <text:p>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23">
            <text:p>23</text:p>
          </table:table-cell>
          <table:table-cell office:value-type="float" office:value="75.721">
            <text:p>75.721</text:p>
          </table:table-cell>
          <table:table-cell office:value-type="string">
            <text:p>2020.01.15 1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formula="of:=IF([.H34]&lt;&gt;0;([.H34]-[.B34]);0)" office:value-type="float" office:value="-0.0600000000000023">
            <text:p>-0.0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5.624">
            <text:p>75.624</text:p>
          </table:table-cell>
          <table:table-cell office:value-type="string">
            <text:p>2020.01.15 15:1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4">
            <text:p>24</text:p>
          </table:table-cell>
          <table:table-cell office:value-type="float" office:value="75.639">
            <text:p>75.639</text:p>
          </table:table-cell>
          <table:table-cell office:value-type="string">
            <text:p>2020.01.15 1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35]&lt;&gt;0;([.H35]-[.B35]);0)" office:value-type="float" office:value="0.100000000000009">
            <text:p>0.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5.626">
            <text:p>75.626</text:p>
          </table:table-cell>
          <table:table-cell office:value-type="string">
            <text:p>2020.01.15 15:30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5">
            <text:p>25</text:p>
          </table:table-cell>
          <table:table-cell office:value-type="float" office:value="75.659">
            <text:p>75.659</text:p>
          </table:table-cell>
          <table:table-cell office:value-type="string">
            <text:p>2020.01.15 1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36]&lt;&gt;0;([.H36]-[.B36]);0)" office:value-type="float" office:value="0.097999999999999">
            <text:p>0.09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5.612">
            <text:p>75.612</text:p>
          </table:table-cell>
          <table:table-cell office:value-type="string">
            <text:p>2020.01.15 15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6">
            <text:p>26</text:p>
          </table:table-cell>
          <table:table-cell office:value-type="float" office:value="75.632">
            <text:p>75.632</text:p>
          </table:table-cell>
          <table:table-cell office:value-type="string">
            <text:p>2020.01.15 1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37]&lt;&gt;0;([.H37]-[.B37]);0)" office:value-type="float" office:value="0.112000000000009">
            <text:p>0.11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5.619">
            <text:p>75.619</text:p>
          </table:table-cell>
          <table:table-cell office:value-type="string">
            <text:p>2020.01.15 16:00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7">
            <text:p>27</text:p>
          </table:table-cell>
          <table:table-cell office:value-type="float" office:value="75.671">
            <text:p>75.671</text:p>
          </table:table-cell>
          <table:table-cell office:value-type="string">
            <text:p>2020.01.15 1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38]&lt;&gt;0;([.H38]-[.B38]);0)" office:value-type="float" office:value="0.105000000000004">
            <text:p>0.10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5.654">
            <text:p>75.654</text:p>
          </table:table-cell>
          <table:table-cell office:value-type="string">
            <text:p>2020.01.15 16:1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8">
            <text:p>28</text:p>
          </table:table-cell>
          <table:table-cell office:value-type="float" office:value="75.737">
            <text:p>75.737</text:p>
          </table:table-cell>
          <table:table-cell office:value-type="string">
            <text:p>2020.01.15 1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39]&lt;&gt;0;([.H39]-[.B39]);0)" office:value-type="float" office:value="0.0700000000000074">
            <text:p>0.0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5.735">
            <text:p>75.735</text:p>
          </table:table-cell>
          <table:table-cell office:value-type="string">
            <text:p>2020.01.15 16:30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9">
            <text:p>29</text:p>
          </table:table-cell>
          <table:table-cell office:value-type="float" office:value="75.784">
            <text:p>75.784</text:p>
          </table:table-cell>
          <table:table-cell office:value-type="string">
            <text:p>2020.01.15 1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40]&lt;&gt;0;([.H40]-[.B40]);0)" office:value-type="float" office:value="-0.0109999999999957">
            <text:p>-0.01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5.734">
            <text:p>75.734</text:p>
          </table:table-cell>
          <table:table-cell office:value-type="string">
            <text:p>2020.01.15 16:45</text:p>
          </table:table-cell>
          <table:table-cell office:value-type="float" office:value="32">
            <text:p>32</text:p>
          </table:table-cell>
          <table:table-cell office:value-type="float" office:value="75.753">
            <text:p>75.753</text:p>
          </table:table-cell>
          <table:table-cell office:value-type="string">
            <text:p>2020.01.15 17:15</text:p>
          </table:table-cell>
          <table:table-cell office:value-type="float" office:value="32">
            <text:p>32</text:p>
          </table:table-cell>
          <table:table-cell office:value-type="float" office:value="75.753">
            <text:p>75.753</text:p>
          </table:table-cell>
          <table:table-cell office:value-type="string">
            <text:p>2020.01.15 17:15</text:p>
          </table:table-cell>
          <table:table-cell office:value-type="float" office:value="30">
            <text:p>30</text:p>
          </table:table-cell>
          <table:table-cell office:value-type="float" office:value="75.789">
            <text:p>75.789</text:p>
          </table:table-cell>
          <table:table-cell office:value-type="string">
            <text:p>2020.01.15 1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41]&lt;&gt;0;([.H41]-[.B41]);0)" office:value-type="float" office:value="0.0190000000000055">
            <text:p>0.01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5.778">
            <text:p>75.778</text:p>
          </table:table-cell>
          <table:table-cell office:value-type="string">
            <text:p>2020.01.15 17:00</text:p>
          </table:table-cell>
          <table:table-cell office:value-type="float" office:value="34">
            <text:p>34</text:p>
          </table:table-cell>
          <table:table-cell office:value-type="float" office:value="75.888">
            <text:p>75.888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888">
            <text:p>75.888</text:p>
          </table:table-cell>
          <table:table-cell office:value-type="string">
            <text:p>2020.01.15 17:45</text:p>
          </table:table-cell>
          <table:table-cell office:value-type="float" office:value="31">
            <text:p>31</text:p>
          </table:table-cell>
          <table:table-cell office:value-type="float" office:value="75.813">
            <text:p>75.813</text:p>
          </table:table-cell>
          <table:table-cell office:value-type="string">
            <text:p>2020.01.15 1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formula="of:=IF([.H42]&lt;&gt;0;([.H42]-[.B42]);0)" office:value-type="float" office:value="0.109999999999999">
            <text:p>0.1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5.76">
            <text:p>75.76</text:p>
          </table:table-cell>
          <table:table-cell office:value-type="string">
            <text:p>2020.01.15 17:15</text:p>
          </table:table-cell>
          <table:table-cell office:value-type="float" office:value="34">
            <text:p>34</text:p>
          </table:table-cell>
          <table:table-cell office:value-type="float" office:value="75.87">
            <text:p>75.87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87">
            <text:p>75.87</text:p>
          </table:table-cell>
          <table:table-cell office:value-type="string">
            <text:p>2020.01.15 17:45</text:p>
          </table:table-cell>
          <table:table-cell office:value-type="float" office:value="32">
            <text:p>32</text:p>
          </table:table-cell>
          <table:table-cell office:value-type="float" office:value="75.77">
            <text:p>75.77</text:p>
          </table:table-cell>
          <table:table-cell office:value-type="string">
            <text:p>2020.01.15 1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formula="of:=IF([.H43]&lt;&gt;0;([.H43]-[.B43]);0)" office:value-type="float" office:value="0.109999999999999">
            <text:p>0.1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5.742">
            <text:p>75.742</text:p>
          </table:table-cell>
          <table:table-cell office:value-type="string">
            <text:p>2020.01.15 17:30</text:p>
          </table:table-cell>
          <table:table-cell office:value-type="float" office:value="34">
            <text:p>34</text:p>
          </table:table-cell>
          <table:table-cell office:value-type="float" office:value="75.9">
            <text:p>75.9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9">
            <text:p>75.9</text:p>
          </table:table-cell>
          <table:table-cell office:value-type="string">
            <text:p>2020.01.15 17:45</text:p>
          </table:table-cell>
          <table:table-cell office:value-type="float" office:value="33">
            <text:p>33</text:p>
          </table:table-cell>
          <table:table-cell office:value-type="float" office:value="75.79">
            <text:p>75.79</text:p>
          </table:table-cell>
          <table:table-cell office:value-type="string">
            <text:p>2020.01.15 1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table:formula="of:=IF([.H44]&lt;&gt;0;([.H44]-[.B44]);0)" office:value-type="float" office:value="0.158000000000001">
            <text:p>0.15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5.783">
            <text:p>75.783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893">
            <text:p>75.893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893">
            <text:p>75.893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946">
            <text:p>75.946</text:p>
          </table:table-cell>
          <table:table-cell office:value-type="string">
            <text:p>2020.01.15 1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table:formula="of:=IF([.H45]&lt;&gt;0;([.H45]-[.B45]);0)" office:value-type="float" office:value="0.109999999999999">
            <text:p>0.1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5.938">
            <text:p>75.938</text:p>
          </table:table-cell>
          <table:table-cell office:value-type="string">
            <text:p>2020.01.15 18:00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35">
            <text:p>35</text:p>
          </table:table-cell>
          <table:table-cell office:value-type="float" office:value="75.957">
            <text:p>75.957</text:p>
          </table:table-cell>
          <table:table-cell office:value-type="string">
            <text:p>2020.01.15 1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46]&lt;&gt;0;([.H46]-[.B46]);0)" office:value-type="float" office:value="0.0360000000000014">
            <text:p>0.03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5.927">
            <text:p>75.927</text:p>
          </table:table-cell>
          <table:table-cell office:value-type="string">
            <text:p>2020.01.15 18:15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36">
            <text:p>36</text:p>
          </table:table-cell>
          <table:table-cell office:value-type="float" office:value="75.973">
            <text:p>75.973</text:p>
          </table:table-cell>
          <table:table-cell office:value-type="string">
            <text:p>2020.01.15 1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47]&lt;&gt;0;([.H47]-[.B47]);0)" office:value-type="float" office:value="0.046999999999997">
            <text:p>0.04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5.971">
            <text:p>75.971</text:p>
          </table:table-cell>
          <table:table-cell office:value-type="string">
            <text:p>2020.01.15 18:30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37">
            <text:p>37</text:p>
          </table:table-cell>
          <table:table-cell office:value-type="float" office:value="76.005">
            <text:p>76.005</text:p>
          </table:table-cell>
          <table:table-cell office:value-type="string">
            <text:p>2020.01.15 1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48]&lt;&gt;0;([.H48]-[.B48]);0)" office:value-type="float" office:value="0.00300000000000011">
            <text:p>0.00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string">
            <text:p>2020.01.15 18:45</text:p>
          </table:table-cell>
          <table:table-cell office:value-type="float" office:value="42">
            <text:p>42</text:p>
          </table:table-cell>
          <table:table-cell office:value-type="float" office:value="75.94">
            <text:p>75.9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4">
            <text:p>75.94</text:p>
          </table:table-cell>
          <table:table-cell office:value-type="string">
            <text:p>2020.01.15 19:45</text:p>
          </table:table-cell>
          <table:table-cell office:value-type="float" office:value="38">
            <text:p>38</text:p>
          </table:table-cell>
          <table:table-cell office:value-type="float" office:value="76.006">
            <text:p>76.006</text:p>
          </table:table-cell>
          <table:table-cell office:value-type="string">
            <text:p>2020.01.15 1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49]&lt;&gt;0;([.H49]-[.B49]);0)" office:value-type="float" office:value="-0.0600000000000023">
            <text:p>-0.0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5.966">
            <text:p>75.966</text:p>
          </table:table-cell>
          <table:table-cell office:value-type="string">
            <text:p>2020.01.15 19:00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39">
            <text:p>39</text:p>
          </table:table-cell>
          <table:table-cell office:value-type="float" office:value="75.992">
            <text:p>75.992</text:p>
          </table:table-cell>
          <table:table-cell office:value-type="string">
            <text:p>2020.01.15 1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50]&lt;&gt;0;([.H50]-[.B50]);0)" office:value-type="float" office:value="0.00800000000000978">
            <text:p>0.00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5.999">
            <text:p>75.999</text:p>
          </table:table-cell>
          <table:table-cell office:value-type="string">
            <text:p>2020.01.15 19:15</text:p>
          </table:table-cell>
          <table:table-cell office:value-type="float" office:value="42">
            <text:p>42</text:p>
          </table:table-cell>
          <table:table-cell office:value-type="float" office:value="75.939">
            <text:p>75.939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39">
            <text:p>75.939</text:p>
          </table:table-cell>
          <table:table-cell office:value-type="string">
            <text:p>2020.01.15 19:45</text:p>
          </table:table-cell>
          <table:table-cell office:value-type="float" office:value="40">
            <text:p>40</text:p>
          </table:table-cell>
          <table:table-cell office:value-type="float" office:value="76.034">
            <text:p>76.034</text:p>
          </table:table-cell>
          <table:table-cell office:value-type="string">
            <text:p>2020.01.15 1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51]&lt;&gt;0;([.H51]-[.B51]);0)" office:value-type="float" office:value="-0.0600000000000023">
            <text:p>-0.0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6.021">
            <text:p>76.021</text:p>
          </table:table-cell>
          <table:table-cell office:value-type="string">
            <text:p>2020.01.15 19:30</text:p>
          </table:table-cell>
          <table:table-cell office:value-type="float" office:value="42">
            <text:p>42</text:p>
          </table:table-cell>
          <table:table-cell office:value-type="float" office:value="75.961">
            <text:p>75.961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61">
            <text:p>75.961</text:p>
          </table:table-cell>
          <table:table-cell office:value-type="string">
            <text:p>2020.01.15 19:45</text:p>
          </table:table-cell>
          <table:table-cell office:value-type="float" office:value="41">
            <text:p>41</text:p>
          </table:table-cell>
          <table:table-cell office:value-type="float" office:value="76.032">
            <text:p>76.032</text:p>
          </table:table-cell>
          <table:table-cell office:value-type="string">
            <text:p>2020.01.15 1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52]&lt;&gt;0;([.H52]-[.B52]);0)" office:value-type="float" office:value="-0.0600000000000023">
            <text:p>-0.0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5.984">
            <text:p>75.98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24">
            <text:p>75.92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24">
            <text:p>75.92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9">
            <text:p>75.99</text:p>
          </table:table-cell>
          <table:table-cell office:value-type="string">
            <text:p>2020.01.15 1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formula="of:=IF([.H53]&lt;&gt;0;([.H53]-[.B53]);0)" office:value-type="float" office:value="-0.0599999999999881">
            <text:p>-0.0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5.925">
            <text:p>75.925</text:p>
          </table:table-cell>
          <table:table-cell office:value-type="string">
            <text:p>2020.01.15 20:00</text:p>
          </table:table-cell>
          <table:table-cell office:value-type="float" office:value="46">
            <text:p>46</text:p>
          </table:table-cell>
          <table:table-cell office:value-type="float" office:value="75.865">
            <text:p>75.865</text:p>
          </table:table-cell>
          <table:table-cell office:value-type="string">
            <text:p>2020.01.15 20:45</text:p>
          </table:table-cell>
          <table:table-cell office:value-type="float" office:value="46">
            <text:p>46</text:p>
          </table:table-cell>
          <table:table-cell office:value-type="float" office:value="75.865">
            <text:p>75.865</text:p>
          </table:table-cell>
          <table:table-cell office:value-type="string">
            <text:p>2020.01.15 20:45</text:p>
          </table:table-cell>
          <table:table-cell office:value-type="float" office:value="43">
            <text:p>43</text:p>
          </table:table-cell>
          <table:table-cell office:value-type="float" office:value="75.948">
            <text:p>75.948</text:p>
          </table:table-cell>
          <table:table-cell office:value-type="string">
            <text:p>2020.01.15 2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54]&lt;&gt;0;([.H54]-[.B54]);0)" office:value-type="float" office:value="-0.0600000000000023">
            <text:p>-0.0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5.932">
            <text:p>75.932</text:p>
          </table:table-cell>
          <table:table-cell office:value-type="string">
            <text:p>2020.01.15 20:15</text:p>
          </table:table-cell>
          <table:table-cell office:value-type="float" office:value="46">
            <text:p>46</text:p>
          </table:table-cell>
          <table:table-cell office:value-type="float" office:value="75.872">
            <text:p>75.872</text:p>
          </table:table-cell>
          <table:table-cell office:value-type="string">
            <text:p>2020.01.15 20:45</text:p>
          </table:table-cell>
          <table:table-cell office:value-type="float" office:value="46">
            <text:p>46</text:p>
          </table:table-cell>
          <table:table-cell office:value-type="float" office:value="75.872">
            <text:p>75.872</text:p>
          </table:table-cell>
          <table:table-cell office:value-type="string">
            <text:p>2020.01.15 20:45</text:p>
          </table:table-cell>
          <table:table-cell office:value-type="float" office:value="44">
            <text:p>44</text:p>
          </table:table-cell>
          <table:table-cell office:value-type="float" office:value="75.934">
            <text:p>75.934</text:p>
          </table:table-cell>
          <table:table-cell office:value-type="string">
            <text:p>2020.01.15 2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55]&lt;&gt;0;([.H55]-[.B55]);0)" office:value-type="float" office:value="-0.0600000000000023">
            <text:p>-0.0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5.913">
            <text:p>75.913</text:p>
          </table:table-cell>
          <table:table-cell office:value-type="string">
            <text:p>2020.01.15 20:30</text:p>
          </table:table-cell>
          <table:table-cell office:value-type="float" office:value="46">
            <text:p>46</text:p>
          </table:table-cell>
          <table:table-cell office:value-type="float" office:value="75.853">
            <text:p>75.853</text:p>
          </table:table-cell>
          <table:table-cell office:value-type="string">
            <text:p>2020.01.15 20:45</text:p>
          </table:table-cell>
          <table:table-cell office:value-type="float" office:value="46">
            <text:p>46</text:p>
          </table:table-cell>
          <table:table-cell office:value-type="float" office:value="75.853">
            <text:p>75.853</text:p>
          </table:table-cell>
          <table:table-cell office:value-type="string">
            <text:p>2020.01.15 20:45</text:p>
          </table:table-cell>
          <table:table-cell office:value-type="float" office:value="45">
            <text:p>45</text:p>
          </table:table-cell>
          <table:table-cell office:value-type="float" office:value="75.928">
            <text:p>75.928</text:p>
          </table:table-cell>
          <table:table-cell office:value-type="string">
            <text:p>2020.01.15 2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56]&lt;&gt;0;([.H56]-[.B56]);0)" office:value-type="float" office:value="-0.0600000000000023">
            <text:p>-0.0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5.893">
            <text:p>75.893</text:p>
          </table:table-cell>
          <table:table-cell office:value-type="string">
            <text:p>2020.01.15 20:45</text:p>
          </table:table-cell>
          <table:table-cell office:value-type="float" office:value="52">
            <text:p>52</text:p>
          </table:table-cell>
          <table:table-cell office:value-type="float" office:value="75.833">
            <text:p>75.833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33">
            <text:p>75.833</text:p>
          </table:table-cell>
          <table:table-cell office:value-type="string">
            <text:p>2020.01.15 22:15</text:p>
          </table:table-cell>
          <table:table-cell office:value-type="float" office:value="46">
            <text:p>46</text:p>
          </table:table-cell>
          <table:table-cell office:value-type="float" office:value="75.903">
            <text:p>75.903</text:p>
          </table:table-cell>
          <table:table-cell office:value-type="string">
            <text:p>2020.01.15 2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57]&lt;&gt;0;([.H57]-[.B57]);0)" office:value-type="float" office:value="-0.0600000000000023">
            <text:p>-0.0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5.872">
            <text:p>75.872</text:p>
          </table:table-cell>
          <table:table-cell office:value-type="string">
            <text:p>2020.01.15 21:00</text:p>
          </table:table-cell>
          <table:table-cell office:value-type="float" office:value="52">
            <text:p>52</text:p>
          </table:table-cell>
          <table:table-cell office:value-type="float" office:value="75.812">
            <text:p>75.812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12">
            <text:p>75.812</text:p>
          </table:table-cell>
          <table:table-cell office:value-type="string">
            <text:p>2020.01.15 22:15</text:p>
          </table:table-cell>
          <table:table-cell office:value-type="float" office:value="47">
            <text:p>47</text:p>
          </table:table-cell>
          <table:table-cell office:value-type="float" office:value="75.894">
            <text:p>75.894</text:p>
          </table:table-cell>
          <table:table-cell office:value-type="string">
            <text:p>2020.01.15 2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58]&lt;&gt;0;([.H58]-[.B58]);0)" office:value-type="float" office:value="-0.0600000000000023">
            <text:p>-0.0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5.892">
            <text:p>75.892</text:p>
          </table:table-cell>
          <table:table-cell office:value-type="string">
            <text:p>2020.01.15 21:15</text:p>
          </table:table-cell>
          <table:table-cell office:value-type="float" office:value="52">
            <text:p>52</text:p>
          </table:table-cell>
          <table:table-cell office:value-type="float" office:value="75.832">
            <text:p>75.832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32">
            <text:p>75.832</text:p>
          </table:table-cell>
          <table:table-cell office:value-type="string">
            <text:p>2020.01.15 22:15</text:p>
          </table:table-cell>
          <table:table-cell office:value-type="float" office:value="48">
            <text:p>48</text:p>
          </table:table-cell>
          <table:table-cell office:value-type="float" office:value="75.894">
            <text:p>75.894</text:p>
          </table:table-cell>
          <table:table-cell office:value-type="string">
            <text:p>2020.01.15 2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59]&lt;&gt;0;([.H59]-[.B59]);0)" office:value-type="float" office:value="-0.0600000000000023">
            <text:p>-0.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5.88">
            <text:p>75.88</text:p>
          </table:table-cell>
          <table:table-cell office:value-type="string">
            <text:p>2020.01.15 21:30</text:p>
          </table:table-cell>
          <table:table-cell office:value-type="float" office:value="52">
            <text:p>52</text:p>
          </table:table-cell>
          <table:table-cell office:value-type="float" office:value="75.82">
            <text:p>75.82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2">
            <text:p>75.82</text:p>
          </table:table-cell>
          <table:table-cell office:value-type="string">
            <text:p>2020.01.15 22:15</text:p>
          </table:table-cell>
          <table:table-cell office:value-type="float" office:value="49">
            <text:p>49</text:p>
          </table:table-cell>
          <table:table-cell office:value-type="float" office:value="75.891">
            <text:p>75.891</text:p>
          </table:table-cell>
          <table:table-cell office:value-type="string">
            <text:p>2020.01.15 2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60]&lt;&gt;0;([.H60]-[.B60]);0)" office:value-type="float" office:value="-0.0600000000000023">
            <text:p>-0.0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5.883">
            <text:p>75.883</text:p>
          </table:table-cell>
          <table:table-cell office:value-type="string">
            <text:p>2020.01.15 21:45</text:p>
          </table:table-cell>
          <table:table-cell office:value-type="float" office:value="52">
            <text:p>52</text:p>
          </table:table-cell>
          <table:table-cell office:value-type="float" office:value="75.823">
            <text:p>75.823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23">
            <text:p>75.823</text:p>
          </table:table-cell>
          <table:table-cell office:value-type="string">
            <text:p>2020.01.15 22:15</text:p>
          </table:table-cell>
          <table:table-cell office:value-type="float" office:value="50">
            <text:p>50</text:p>
          </table:table-cell>
          <table:table-cell office:value-type="float" office:value="75.885">
            <text:p>75.885</text:p>
          </table:table-cell>
          <table:table-cell office:value-type="string">
            <text:p>2020.01.15 2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61]&lt;&gt;0;([.H61]-[.B61]);0)" office:value-type="float" office:value="-0.0600000000000023">
            <text:p>-0.0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5.874">
            <text:p>75.874</text:p>
          </table:table-cell>
          <table:table-cell office:value-type="string">
            <text:p>2020.01.15 22:00</text:p>
          </table:table-cell>
          <table:table-cell office:value-type="float" office:value="52">
            <text:p>52</text:p>
          </table:table-cell>
          <table:table-cell office:value-type="float" office:value="75.814">
            <text:p>75.814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14">
            <text:p>75.814</text:p>
          </table:table-cell>
          <table:table-cell office:value-type="string">
            <text:p>2020.01.15 22:15</text:p>
          </table:table-cell>
          <table:table-cell office:value-type="float" office:value="51">
            <text:p>51</text:p>
          </table:table-cell>
          <table:table-cell office:value-type="float" office:value="75.882">
            <text:p>75.882</text:p>
          </table:table-cell>
          <table:table-cell office:value-type="string">
            <text:p>2020.01.15 2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62]&lt;&gt;0;([.H62]-[.B62]);0)" office:value-type="float" office:value="-0.0600000000000023">
            <text:p>-0.0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5.852">
            <text:p>75.852</text:p>
          </table:table-cell>
          <table:table-cell office:value-type="string">
            <text:p>2020.01.15 22:15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2">
            <text:p>52</text:p>
          </table:table-cell>
          <table:table-cell office:value-type="float" office:value="75.852">
            <text:p>75.852</text:p>
          </table:table-cell>
          <table:table-cell office:value-type="string">
            <text:p>2020.01.15 2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63]&lt;&gt;0;([.H63]-[.B63]);0)"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5.811">
            <text:p>75.811</text:p>
          </table:table-cell>
          <table:table-cell office:value-type="string">
            <text:p>2020.01.15 22:3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3">
            <text:p>53</text:p>
          </table:table-cell>
          <table:table-cell office:value-type="float" office:value="75.821">
            <text:p>75.821</text:p>
          </table:table-cell>
          <table:table-cell office:value-type="string">
            <text:p>2020.01.15 2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64]&lt;&gt;0;([.H64]-[.B64]);0)" office:value-type="float" office:value="0.0409999999999968">
            <text:p>0.04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5.807">
            <text:p>75.807</text:p>
          </table:table-cell>
          <table:table-cell office:value-type="string">
            <text:p>2020.01.15 22:45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4">
            <text:p>54</text:p>
          </table:table-cell>
          <table:table-cell office:value-type="float" office:value="75.873">
            <text:p>75.873</text:p>
          </table:table-cell>
          <table:table-cell office:value-type="string">
            <text:p>2020.01.15 2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65]&lt;&gt;0;([.H65]-[.B65]);0)" office:value-type="float" office:value="0.0450000000000017">
            <text:p>0.04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5.871">
            <text:p>75.871</text:p>
          </table:table-cell>
          <table:table-cell office:value-type="string">
            <text:p>2020.01.15 23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5">
            <text:p>55</text:p>
          </table:table-cell>
          <table:table-cell office:value-type="float" office:value="75.882">
            <text:p>75.882</text:p>
          </table:table-cell>
          <table:table-cell office:value-type="string">
            <text:p>2020.01.15 2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66]&lt;&gt;0;([.H66]-[.B66]);0)" office:value-type="float" office:value="-0.0189999999999912">
            <text:p>-0.01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5.866">
            <text:p>75.866</text:p>
          </table:table-cell>
          <table:table-cell office:value-type="string">
            <text:p>2020.01.15 23:15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6">
            <text:p>56</text:p>
          </table:table-cell>
          <table:table-cell office:value-type="float" office:value="75.883">
            <text:p>75.883</text:p>
          </table:table-cell>
          <table:table-cell office:value-type="string">
            <text:p>2020.01.15 2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67]&lt;&gt;0;([.H67]-[.B67]);0)" office:value-type="float" office:value="-0.0139999999999958">
            <text:p>-0.01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75.877">
            <text:p>75.877</text:p>
          </table:table-cell>
          <table:table-cell office:value-type="string">
            <text:p>2020.01.15 23:30</text:p>
          </table:table-cell>
          <table:table-cell office:value-type="float" office:value="67">
            <text:p>67</text:p>
          </table:table-cell>
          <table:table-cell office:value-type="float" office:value="75.987">
            <text:p>75.987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5.987">
            <text:p>75.987</text:p>
          </table:table-cell>
          <table:table-cell office:value-type="string">
            <text:p>2020.01.16 02:00</text:p>
          </table:table-cell>
          <table:table-cell office:value-type="float" office:value="57">
            <text:p>57</text:p>
          </table:table-cell>
          <table:table-cell office:value-type="float" office:value="75.896">
            <text:p>75.896</text:p>
          </table:table-cell>
          <table:table-cell office:value-type="string">
            <text:p>2020.01.15 2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formula="of:=IF([.H68]&lt;&gt;0;([.H68]-[.B68]);0)" office:value-type="float" office:value="0.109999999999999">
            <text:p>0.1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5.894">
            <text:p>75.894</text:p>
          </table:table-cell>
          <table:table-cell office:value-type="string">
            <text:p>2020.01.15 23:45</text:p>
          </table:table-cell>
          <table:table-cell office:value-type="float" office:value="59">
            <text:p>59</text:p>
          </table:table-cell>
          <table:table-cell office:value-type="float" office:value="75.834">
            <text:p>75.834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34">
            <text:p>75.834</text:p>
          </table:table-cell>
          <table:table-cell office:value-type="string">
            <text:p>2020.01.16 00:00</text:p>
          </table:table-cell>
          <table:table-cell office:value-type="float" office:value="58">
            <text:p>58</text:p>
          </table:table-cell>
          <table:table-cell office:value-type="float" office:value="75.912">
            <text:p>75.912</text:p>
          </table:table-cell>
          <table:table-cell office:value-type="string">
            <text:p>2020.01.15 2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69]&lt;&gt;0;([.H69]-[.B69]);0)" office:value-type="float" office:value="-0.0600000000000023">
            <text:p>-0.06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5.859">
            <text:p>75.859</text:p>
          </table:table-cell>
          <table:table-cell office:value-type="string">
            <text:p>2020.01.16 00:00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59">
            <text:p>59</text:p>
          </table:table-cell>
          <table:table-cell office:value-type="float" office:value="75.859">
            <text:p>75.859</text:p>
          </table:table-cell>
          <table:table-cell office:value-type="string">
            <text:p>2020.01.16 0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table:formula="of:=IF([.H70]&lt;&gt;0;([.H70]-[.B70]);0)" office:value-type="float" office:value="0.152000000000001">
            <text:p>0.15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5.844">
            <text:p>75.844</text:p>
          </table:table-cell>
          <table:table-cell office:value-type="string">
            <text:p>2020.01.16 00:15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60">
            <text:p>60</text:p>
          </table:table-cell>
          <table:table-cell office:value-type="float" office:value="75.885">
            <text:p>75.885</text:p>
          </table:table-cell>
          <table:table-cell office:value-type="string">
            <text:p>2020.01.16 0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table:formula="of:=IF([.H71]&lt;&gt;0;([.H71]-[.B71]);0)" office:value-type="float" office:value="0.167000000000002">
            <text:p>0.167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5.879">
            <text:p>75.879</text:p>
          </table:table-cell>
          <table:table-cell office:value-type="string">
            <text:p>2020.01.16 00:30</text:p>
          </table:table-cell>
          <table:table-cell office:value-type="float" office:value="67">
            <text:p>67</text:p>
          </table:table-cell>
          <table:table-cell office:value-type="float" office:value="75.989">
            <text:p>75.989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5.989">
            <text:p>75.989</text:p>
          </table:table-cell>
          <table:table-cell office:value-type="string">
            <text:p>2020.01.16 02:00</text:p>
          </table:table-cell>
          <table:table-cell office:value-type="float" office:value="61">
            <text:p>61</text:p>
          </table:table-cell>
          <table:table-cell office:value-type="float" office:value="75.889">
            <text:p>75.889</text:p>
          </table:table-cell>
          <table:table-cell office:value-type="string">
            <text:p>2020.01.16 0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formula="of:=IF([.H72]&lt;&gt;0;([.H72]-[.B72]);0)" office:value-type="float" office:value="0.109999999999999">
            <text:p>0.1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5.868">
            <text:p>75.868</text:p>
          </table:table-cell>
          <table:table-cell office:value-type="string">
            <text:p>2020.01.16 00:45</text:p>
          </table:table-cell>
          <table:table-cell office:value-type="float" office:value="67">
            <text:p>67</text:p>
          </table:table-cell>
          <table:table-cell office:value-type="float" office:value="75.978">
            <text:p>75.978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5.978">
            <text:p>75.978</text:p>
          </table:table-cell>
          <table:table-cell office:value-type="string">
            <text:p>2020.01.16 02:00</text:p>
          </table:table-cell>
          <table:table-cell office:value-type="float" office:value="62">
            <text:p>62</text:p>
          </table:table-cell>
          <table:table-cell office:value-type="float" office:value="75.879">
            <text:p>75.879</text:p>
          </table:table-cell>
          <table:table-cell office:value-type="string">
            <text:p>2020.01.16 0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formula="of:=IF([.H73]&lt;&gt;0;([.H73]-[.B73]);0)" office:value-type="float" office:value="0.109999999999999">
            <text:p>0.1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5.845">
            <text:p>75.845</text:p>
          </table:table-cell>
          <table:table-cell office:value-type="string">
            <text:p>2020.01.16 01:00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63">
            <text:p>63</text:p>
          </table:table-cell>
          <table:table-cell office:value-type="float" office:value="75.878">
            <text:p>75.878</text:p>
          </table:table-cell>
          <table:table-cell office:value-type="string">
            <text:p>2020.01.16 0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table:formula="of:=IF([.H74]&lt;&gt;0;([.H74]-[.B74]);0)" office:value-type="float" office:value="0.165999999999997">
            <text:p>0.16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5.877">
            <text:p>75.877</text:p>
          </table:table-cell>
          <table:table-cell office:value-type="string">
            <text:p>2020.01.16 01:15</text:p>
          </table:table-cell>
          <table:table-cell office:value-type="float" office:value="67">
            <text:p>67</text:p>
          </table:table-cell>
          <table:table-cell office:value-type="float" office:value="75.987">
            <text:p>75.987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5.987">
            <text:p>75.987</text:p>
          </table:table-cell>
          <table:table-cell office:value-type="string">
            <text:p>2020.01.16 02:00</text:p>
          </table:table-cell>
          <table:table-cell office:value-type="float" office:value="64">
            <text:p>64</text:p>
          </table:table-cell>
          <table:table-cell office:value-type="float" office:value="75.885">
            <text:p>75.885</text:p>
          </table:table-cell>
          <table:table-cell office:value-type="string">
            <text:p>2020.01.16 0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formula="of:=IF([.H75]&lt;&gt;0;([.H75]-[.B75]);0)" office:value-type="float" office:value="0.109999999999999">
            <text:p>0.1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75.872">
            <text:p>75.872</text:p>
          </table:table-cell>
          <table:table-cell office:value-type="string">
            <text:p>2020.01.16 01:30</text:p>
          </table:table-cell>
          <table:table-cell office:value-type="float" office:value="67">
            <text:p>67</text:p>
          </table:table-cell>
          <table:table-cell office:value-type="float" office:value="75.982">
            <text:p>75.982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5.982">
            <text:p>75.982</text:p>
          </table:table-cell>
          <table:table-cell office:value-type="string">
            <text:p>2020.01.16 02:00</text:p>
          </table:table-cell>
          <table:table-cell office:value-type="float" office:value="65">
            <text:p>65</text:p>
          </table:table-cell>
          <table:table-cell office:value-type="float" office:value="75.885">
            <text:p>75.885</text:p>
          </table:table-cell>
          <table:table-cell office:value-type="string">
            <text:p>2020.01.16 0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formula="of:=IF([.H76]&lt;&gt;0;([.H76]-[.B76]);0)" office:value-type="float" office:value="0.109999999999999">
            <text:p>0.1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5.884">
            <text:p>75.884</text:p>
          </table:table-cell>
          <table:table-cell office:value-type="string">
            <text:p>2020.01.16 01:45</text:p>
          </table:table-cell>
          <table:table-cell office:value-type="float" office:value="67">
            <text:p>67</text:p>
          </table:table-cell>
          <table:table-cell office:value-type="float" office:value="75.994">
            <text:p>75.994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5.994">
            <text:p>75.994</text:p>
          </table:table-cell>
          <table:table-cell office:value-type="string">
            <text:p>2020.01.16 02:00</text:p>
          </table:table-cell>
          <table:table-cell office:value-type="float" office:value="66">
            <text:p>66</text:p>
          </table:table-cell>
          <table:table-cell office:value-type="float" office:value="75.901">
            <text:p>75.901</text:p>
          </table:table-cell>
          <table:table-cell office:value-type="string">
            <text:p>2020.01.16 0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formula="of:=IF([.H77]&lt;&gt;0;([.H77]-[.B77]);0)" office:value-type="float" office:value="0.109999999999999">
            <text:p>0.1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5.899">
            <text:p>75.899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09">
            <text:p>76.009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09">
            <text:p>76.009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33">
            <text:p>76.033</text:p>
          </table:table-cell>
          <table:table-cell office:value-type="string">
            <text:p>2020.01.16 0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table:formula="of:=IF([.H78]&lt;&gt;0;([.H78]-[.B78]);0)" office:value-type="float" office:value="0.109999999999999">
            <text:p>0.1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6.029">
            <text:p>76.029</text:p>
          </table:table-cell>
          <table:table-cell office:value-type="string">
            <text:p>2020.01.16 02:15</text:p>
          </table:table-cell>
          <table:table-cell office:value-type="float" office:value="68">
            <text:p>68</text:p>
          </table:table-cell>
          <table:table-cell office:value-type="float" office:value="76.023">
            <text:p>76.023</text:p>
          </table:table-cell>
          <table:table-cell office:value-type="string">
            <text:p>2020.01.16 02:15</text:p>
          </table:table-cell>
          <table:table-cell office:value-type="float" office:value="68">
            <text:p>68</text:p>
          </table:table-cell>
          <table:table-cell office:value-type="float" office:value="76.023">
            <text:p>76.023</text:p>
          </table:table-cell>
          <table:table-cell office:value-type="string">
            <text:p>2020.01.16 02:15</text:p>
          </table:table-cell>
          <table:table-cell office:value-type="float" office:value="68">
            <text:p>68</text:p>
          </table:table-cell>
          <table:table-cell office:value-type="float" office:value="76.083">
            <text:p>76.083</text:p>
          </table:table-cell>
          <table:table-cell office:value-type="string">
            <text:p>2020.01.16 0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formula="of:=IF([.H79]&lt;&gt;0;([.H79]-[.B79]);0)" office:value-type="float" office:value="-0.00600000000000023">
            <text:p>-0.00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  <table:table-cell office:value-type="string">
            <text:p>2020.01.16 02:30</text:p>
          </table:table-cell>
          <table:table-cell office:value-type="float" office:value="70">
            <text:p>70</text:p>
          </table:table-cell>
          <table:table-cell office:value-type="float" office:value="75.993">
            <text:p>75.993</text:p>
          </table:table-cell>
          <table:table-cell office:value-type="string">
            <text:p>2020.01.16 02:45</text:p>
          </table:table-cell>
          <table:table-cell office:value-type="float" office:value="70">
            <text:p>70</text:p>
          </table:table-cell>
          <table:table-cell office:value-type="float" office:value="75.993">
            <text:p>75.993</text:p>
          </table:table-cell>
          <table:table-cell office:value-type="string">
            <text:p>2020.01.16 02:45</text:p>
          </table:table-cell>
          <table:table-cell office:value-type="float" office:value="69">
            <text:p>69</text:p>
          </table:table-cell>
          <table:table-cell office:value-type="float" office:value="76.053">
            <text:p>76.053</text:p>
          </table:table-cell>
          <table:table-cell office:value-type="string">
            <text:p>2020.01.16 0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80]&lt;&gt;0;([.H80]-[.B80]);0)" office:value-type="float" office:value="-0.007000000000005">
            <text:p>-0.00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6.025">
            <text:p>76.025</text:p>
          </table:table-cell>
          <table:table-cell office:value-type="string">
            <text:p>2020.01.16 02:45</text:p>
          </table:table-cell>
          <table:table-cell office:value-type="float" office:value="72">
            <text:p>72</text:p>
          </table:table-cell>
          <table:table-cell office:value-type="float" office:value="75.965">
            <text:p>75.965</text:p>
          </table:table-cell>
          <table:table-cell office:value-type="string">
            <text:p>2020.01.16 03:15</text:p>
          </table:table-cell>
          <table:table-cell office:value-type="float" office:value="72">
            <text:p>72</text:p>
          </table:table-cell>
          <table:table-cell office:value-type="float" office:value="75.965">
            <text:p>75.965</text:p>
          </table:table-cell>
          <table:table-cell office:value-type="string">
            <text:p>2020.01.16 03:15</text:p>
          </table:table-cell>
          <table:table-cell office:value-type="float" office:value="70">
            <text:p>70</text:p>
          </table:table-cell>
          <table:table-cell office:value-type="float" office:value="76.026">
            <text:p>76.026</text:p>
          </table:table-cell>
          <table:table-cell office:value-type="string">
            <text:p>2020.01.16 0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81]&lt;&gt;0;([.H81]-[.B81]);0)" office:value-type="float" office:value="-0.0600000000000023">
            <text:p>-0.0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6.003">
            <text:p>76.003</text:p>
          </table:table-cell>
          <table:table-cell office:value-type="string">
            <text:p>2020.01.16 03:00</text:p>
          </table:table-cell>
          <table:table-cell office:value-type="float" office:value="73">
            <text:p>73</text:p>
          </table:table-cell>
          <table:table-cell office:value-type="float" office:value="75.943">
            <text:p>75.943</text:p>
          </table:table-cell>
          <table:table-cell office:value-type="string">
            <text:p>2020.01.16 03:30</text:p>
          </table:table-cell>
          <table:table-cell office:value-type="float" office:value="73">
            <text:p>73</text:p>
          </table:table-cell>
          <table:table-cell office:value-type="float" office:value="75.943">
            <text:p>75.943</text:p>
          </table:table-cell>
          <table:table-cell office:value-type="string">
            <text:p>2020.01.16 03:30</text:p>
          </table:table-cell>
          <table:table-cell office:value-type="float" office:value="71">
            <text:p>71</text:p>
          </table:table-cell>
          <table:table-cell office:value-type="float" office:value="76.025">
            <text:p>76.025</text:p>
          </table:table-cell>
          <table:table-cell office:value-type="string">
            <text:p>2020.01.16 0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82]&lt;&gt;0;([.H82]-[.B82]);0)" office:value-type="float" office:value="-0.0600000000000023">
            <text:p>-0.06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5.995">
            <text:p>75.995</text:p>
          </table:table-cell>
          <table:table-cell office:value-type="string">
            <text:p>2020.01.16 03:15</text:p>
          </table:table-cell>
          <table:table-cell office:value-type="float" office:value="73">
            <text:p>73</text:p>
          </table:table-cell>
          <table:table-cell office:value-type="float" office:value="75.935">
            <text:p>75.935</text:p>
          </table:table-cell>
          <table:table-cell office:value-type="string">
            <text:p>2020.01.16 03:30</text:p>
          </table:table-cell>
          <table:table-cell office:value-type="float" office:value="73">
            <text:p>73</text:p>
          </table:table-cell>
          <table:table-cell office:value-type="float" office:value="75.935">
            <text:p>75.935</text:p>
          </table:table-cell>
          <table:table-cell office:value-type="string">
            <text:p>2020.01.16 03:30</text:p>
          </table:table-cell>
          <table:table-cell office:value-type="float" office:value="72">
            <text:p>72</text:p>
          </table:table-cell>
          <table:table-cell office:value-type="float" office:value="76.024">
            <text:p>76.024</text:p>
          </table:table-cell>
          <table:table-cell office:value-type="string">
            <text:p>2020.01.16 0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83]&lt;&gt;0;([.H83]-[.B83]);0)" office:value-type="float" office:value="-0.0600000000000023">
            <text:p>-0.0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5.977">
            <text:p>75.977</text:p>
          </table:table-cell>
          <table:table-cell office:value-type="string">
            <text:p>2020.01.16 03:30</text:p>
          </table:table-cell>
          <table:table-cell office:value-type="float" office:value="73">
            <text:p>73</text:p>
          </table:table-cell>
          <table:table-cell office:value-type="float" office:value="75.917">
            <text:p>75.917</text:p>
          </table:table-cell>
          <table:table-cell office:value-type="string">
            <text:p>2020.01.16 03:30</text:p>
          </table:table-cell>
          <table:table-cell office:value-type="float" office:value="73">
            <text:p>73</text:p>
          </table:table-cell>
          <table:table-cell office:value-type="float" office:value="75.917">
            <text:p>75.917</text:p>
          </table:table-cell>
          <table:table-cell office:value-type="string">
            <text:p>2020.01.16 03:30</text:p>
          </table:table-cell>
          <table:table-cell office:value-type="float" office:value="73">
            <text:p>73</text:p>
          </table:table-cell>
          <table:table-cell office:value-type="float" office:value="75.981">
            <text:p>75.981</text:p>
          </table:table-cell>
          <table:table-cell office:value-type="string">
            <text:p>2020.01.16 0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formula="of:=IF([.H84]&lt;&gt;0;([.H84]-[.B84]);0)" office:value-type="float" office:value="-0.0600000000000023">
            <text:p>-0.06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5.947">
            <text:p>75.947</text:p>
          </table:table-cell>
          <table:table-cell office:value-type="string">
            <text:p>2020.01.16 03:45</text:p>
          </table:table-cell>
          <table:table-cell office:value-type="float" office:value="82">
            <text:p>82</text:p>
          </table:table-cell>
          <table:table-cell office:value-type="float" office:value="75.887">
            <text:p>75.887</text:p>
          </table:table-cell>
          <table:table-cell office:value-type="string">
            <text:p>2020.01.16 05:45</text:p>
          </table:table-cell>
          <table:table-cell office:value-type="float" office:value="82">
            <text:p>82</text:p>
          </table:table-cell>
          <table:table-cell office:value-type="float" office:value="75.887">
            <text:p>75.887</text:p>
          </table:table-cell>
          <table:table-cell office:value-type="string">
            <text:p>2020.01.16 05:45</text:p>
          </table:table-cell>
          <table:table-cell office:value-type="float" office:value="74">
            <text:p>74</text:p>
          </table:table-cell>
          <table:table-cell office:value-type="float" office:value="75.962">
            <text:p>75.962</text:p>
          </table:table-cell>
          <table:table-cell office:value-type="string">
            <text:p>2020.01.16 0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85]&lt;&gt;0;([.H85]-[.B85]);0)" office:value-type="float" office:value="-0.0600000000000023">
            <text:p>-0.06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5.963">
            <text:p>75.963</text:p>
          </table:table-cell>
          <table:table-cell office:value-type="string">
            <text:p>2020.01.16 04:00</text:p>
          </table:table-cell>
          <table:table-cell office:value-type="float" office:value="82">
            <text:p>82</text:p>
          </table:table-cell>
          <table:table-cell office:value-type="float" office:value="75.903">
            <text:p>75.903</text:p>
          </table:table-cell>
          <table:table-cell office:value-type="string">
            <text:p>2020.01.16 05:45</text:p>
          </table:table-cell>
          <table:table-cell office:value-type="float" office:value="82">
            <text:p>82</text:p>
          </table:table-cell>
          <table:table-cell office:value-type="float" office:value="75.903">
            <text:p>75.903</text:p>
          </table:table-cell>
          <table:table-cell office:value-type="string">
            <text:p>2020.01.16 05:45</text:p>
          </table:table-cell>
          <table:table-cell office:value-type="float" office:value="75">
            <text:p>75</text:p>
          </table:table-cell>
          <table:table-cell office:value-type="float" office:value="75.983">
            <text:p>75.983</text:p>
          </table:table-cell>
          <table:table-cell office:value-type="string">
            <text:p>2020.01.16 0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86]&lt;&gt;0;([.H86]-[.B86]);0)" office:value-type="float" office:value="-0.0599999999999881">
            <text:p>-0.06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5.967">
            <text:p>75.967</text:p>
          </table:table-cell>
          <table:table-cell office:value-type="string">
            <text:p>2020.01.16 04:15</text:p>
          </table:table-cell>
          <table:table-cell office:value-type="float" office:value="77">
            <text:p>77</text:p>
          </table:table-cell>
          <table:table-cell office:value-type="float" office:value="75.907">
            <text:p>75.907</text:p>
          </table:table-cell>
          <table:table-cell office:value-type="string">
            <text:p>2020.01.16 04:30</text:p>
          </table:table-cell>
          <table:table-cell office:value-type="float" office:value="77">
            <text:p>77</text:p>
          </table:table-cell>
          <table:table-cell office:value-type="float" office:value="75.907">
            <text:p>75.907</text:p>
          </table:table-cell>
          <table:table-cell office:value-type="string">
            <text:p>2020.01.16 04:30</text:p>
          </table:table-cell>
          <table:table-cell office:value-type="float" office:value="76">
            <text:p>76</text:p>
          </table:table-cell>
          <table:table-cell office:value-type="float" office:value="75.969">
            <text:p>75.969</text:p>
          </table:table-cell>
          <table:table-cell office:value-type="string">
            <text:p>2020.01.16 0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87]&lt;&gt;0;([.H87]-[.B87]);0)" office:value-type="float" office:value="-0.0600000000000023">
            <text:p>-0.06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5.936">
            <text:p>75.936</text:p>
          </table:table-cell>
          <table:table-cell office:value-type="string">
            <text:p>2020.01.16 04:30</text:p>
          </table:table-cell>
          <table:table-cell office:value-type="float" office:value="99">
            <text:p>99</text:p>
          </table:table-cell>
          <table:table-cell office:value-type="float" office:value="75.955">
            <text:p>75.955</text:p>
          </table:table-cell>
          <table:table-cell office:value-type="string">
            <text:p>2020.01.16 10: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75.943">
            <text:p>75.943</text:p>
          </table:table-cell>
          <table:table-cell office:value-type="string">
            <text:p>2020.01.16 0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table:formula="of:=IF([.H88]&lt;&gt;0;([.H88]-[.B88]);0)" office:value-type="float" office:value="0">
            <text:p>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5.92">
            <text:p>75.92</text:p>
          </table:table-cell>
          <table:table-cell office:value-type="string">
            <text:p>2020.01.16 04:45</text:p>
          </table:table-cell>
          <table:table-cell office:value-type="float" office:value="82">
            <text:p>82</text:p>
          </table:table-cell>
          <table:table-cell office:value-type="float" office:value="75.901">
            <text:p>75.901</text:p>
          </table:table-cell>
          <table:table-cell office:value-type="string">
            <text:p>2020.01.16 05:45</text:p>
          </table:table-cell>
          <table:table-cell office:value-type="float" office:value="82">
            <text:p>82</text:p>
          </table:table-cell>
          <table:table-cell office:value-type="float" office:value="75.901">
            <text:p>75.901</text:p>
          </table:table-cell>
          <table:table-cell office:value-type="string">
            <text:p>2020.01.16 05:45</text:p>
          </table:table-cell>
          <table:table-cell office:value-type="float" office:value="78">
            <text:p>78</text:p>
          </table:table-cell>
          <table:table-cell office:value-type="float" office:value="75.948">
            <text:p>75.948</text:p>
          </table:table-cell>
          <table:table-cell office:value-type="string">
            <text:p>2020.01.16 0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89]&lt;&gt;0;([.H89]-[.B89]);0)" office:value-type="float" office:value="-0.0190000000000055">
            <text:p>-0.019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5.945">
            <text:p>75.945</text:p>
          </table:table-cell>
          <table:table-cell office:value-type="string">
            <text:p>2020.01.16 05:00</text:p>
          </table:table-cell>
          <table:table-cell office:value-type="float" office:value="82">
            <text:p>82</text:p>
          </table:table-cell>
          <table:table-cell office:value-type="float" office:value="75.885">
            <text:p>75.885</text:p>
          </table:table-cell>
          <table:table-cell office:value-type="string">
            <text:p>2020.01.16 05:45</text:p>
          </table:table-cell>
          <table:table-cell office:value-type="float" office:value="82">
            <text:p>82</text:p>
          </table:table-cell>
          <table:table-cell office:value-type="float" office:value="75.885">
            <text:p>75.885</text:p>
          </table:table-cell>
          <table:table-cell office:value-type="string">
            <text:p>2020.01.16 05:45</text:p>
          </table:table-cell>
          <table:table-cell office:value-type="float" office:value="79">
            <text:p>79</text:p>
          </table:table-cell>
          <table:table-cell office:value-type="float" office:value="75.947">
            <text:p>75.947</text:p>
          </table:table-cell>
          <table:table-cell office:value-type="string">
            <text:p>2020.01.16 0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90]&lt;&gt;0;([.H90]-[.B90]);0)" office:value-type="float" office:value="-0.0599999999999881">
            <text:p>-0.0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5.93">
            <text:p>75.93</text:p>
          </table:table-cell>
          <table:table-cell office:value-type="string">
            <text:p>2020.01.16 05:15</text:p>
          </table:table-cell>
          <table:table-cell office:value-type="float" office:value="99">
            <text:p>99</text:p>
          </table:table-cell>
          <table:table-cell office:value-type="float" office:value="75.955">
            <text:p>75.955</text:p>
          </table:table-cell>
          <table:table-cell office:value-type="string">
            <text:p>2020.01.16 10: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5.961">
            <text:p>75.961</text:p>
          </table:table-cell>
          <table:table-cell office:value-type="string">
            <text:p>2020.01.16 0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table:formula="of:=IF([.H91]&lt;&gt;0;([.H91]-[.B91]);0)"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5.942">
            <text:p>75.942</text:p>
          </table:table-cell>
          <table:table-cell office:value-type="string">
            <text:p>2020.01.16 05:30</text:p>
          </table:table-cell>
          <table:table-cell office:value-type="float" office:value="82">
            <text:p>82</text:p>
          </table:table-cell>
          <table:table-cell office:value-type="float" office:value="75.882">
            <text:p>75.882</text:p>
          </table:table-cell>
          <table:table-cell office:value-type="string">
            <text:p>2020.01.16 05:45</text:p>
          </table:table-cell>
          <table:table-cell office:value-type="float" office:value="82">
            <text:p>82</text:p>
          </table:table-cell>
          <table:table-cell office:value-type="float" office:value="75.882">
            <text:p>75.882</text:p>
          </table:table-cell>
          <table:table-cell office:value-type="string">
            <text:p>2020.01.16 05:45</text:p>
          </table:table-cell>
          <table:table-cell office:value-type="float" office:value="81">
            <text:p>81</text:p>
          </table:table-cell>
          <table:table-cell office:value-type="float" office:value="75.944">
            <text:p>75.944</text:p>
          </table:table-cell>
          <table:table-cell office:value-type="string">
            <text:p>2020.01.16 0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92]&lt;&gt;0;([.H92]-[.B92]);0)" office:value-type="float" office:value="-0.0599999999999881">
            <text:p>-0.0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5.919">
            <text:p>75.919</text:p>
          </table:table-cell>
          <table:table-cell office:value-type="string">
            <text:p>2020.01.16 05:4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82">
            <text:p>82</text:p>
          </table:table-cell>
          <table:table-cell office:value-type="float" office:value="75.923">
            <text:p>75.923</text:p>
          </table:table-cell>
          <table:table-cell office:value-type="string">
            <text:p>2020.01.16 0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93]&lt;&gt;0;([.H93]-[.B93]);0)" office:value-type="float" office:value="-0.0150000000000006">
            <text:p>-0.01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5.913">
            <text:p>75.913</text:p>
          </table:table-cell>
          <table:table-cell office:value-type="string">
            <text:p>2020.01.16 06:00</text:p>
          </table:table-cell>
          <table:table-cell office:value-type="float" office:value="92">
            <text:p>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92">
            <text:p>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83">
            <text:p>83</text:p>
          </table:table-cell>
          <table:table-cell office:value-type="float" office:value="75.914">
            <text:p>75.914</text:p>
          </table:table-cell>
          <table:table-cell office:value-type="string">
            <text:p>2020.01.16 0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94]&lt;&gt;0;([.H94]-[.B94]);0)" office:value-type="float" office:value="-0.0189999999999912">
            <text:p>-0.01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5.896">
            <text:p>75.896</text:p>
          </table:table-cell>
          <table:table-cell office:value-type="string">
            <text:p>2020.01.16 06:15</text:p>
          </table:table-cell>
          <table:table-cell office:value-type="float" office:value="92">
            <text:p>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92">
            <text:p>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84">
            <text:p>84</text:p>
          </table:table-cell>
          <table:table-cell office:value-type="float" office:value="75.954">
            <text:p>75.954</text:p>
          </table:table-cell>
          <table:table-cell office:value-type="string">
            <text:p>2020.01.16 0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formula="of:=IF([.H95]&lt;&gt;0;([.H95]-[.B95]);0)" office:value-type="float" office:value="-0.00199999999999534">
            <text:p>-0.00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5.934">
            <text:p>75.934</text:p>
          </table:table-cell>
          <table:table-cell office:value-type="string">
            <text:p>2020.01.16 06:30</text:p>
          </table:table-cell>
          <table:table-cell office:value-type="float" office:value="99">
            <text:p>99</text:p>
          </table:table-cell>
          <table:table-cell office:value-type="float" office:value="75.955">
            <text:p>75.955</text:p>
          </table:table-cell>
          <table:table-cell office:value-type="string">
            <text:p>2020.01.16 10: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5.934">
            <text:p>75.934</text:p>
          </table:table-cell>
          <table:table-cell office:value-type="string">
            <text:p>2020.01.16 0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table:formula="of:=IF([.H96]&lt;&gt;0;([.H96]-[.B96]);0)"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5.918">
            <text:p>75.918</text:p>
          </table:table-cell>
          <table:table-cell office:value-type="string">
            <text:p>2020.01.16 06:4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86">
            <text:p>86</text:p>
          </table:table-cell>
          <table:table-cell office:value-type="float" office:value="75.945">
            <text:p>75.945</text:p>
          </table:table-cell>
          <table:table-cell office:value-type="string">
            <text:p>2020.01.16 0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97]&lt;&gt;0;([.H97]-[.B97]);0)" office:value-type="float" office:value="-0.01400000000001">
            <text:p>-0.01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5.915">
            <text:p>75.915</text:p>
          </table:table-cell>
          <table:table-cell office:value-type="string">
            <text:p>2020.01.16 07:00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87">
            <text:p>87</text:p>
          </table:table-cell>
          <table:table-cell office:value-type="float" office:value="75.94">
            <text:p>75.94</text:p>
          </table:table-cell>
          <table:table-cell office:value-type="string">
            <text:p>2020.01.16 0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98]&lt;&gt;0;([.H98]-[.B98]);0)" office:value-type="float" office:value="-0.0110000000000099">
            <text:p>-0.01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75.923">
            <text:p>75.923</text:p>
          </table:table-cell>
          <table:table-cell office:value-type="string">
            <text:p>2020.01.16 07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88">
            <text:p>88</text:p>
          </table:table-cell>
          <table:table-cell office:value-type="float" office:value="75.935">
            <text:p>75.935</text:p>
          </table:table-cell>
          <table:table-cell office:value-type="string">
            <text:p>2020.01.16 0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99]&lt;&gt;0;([.H99]-[.B99]);0)" office:value-type="float" office:value="-0.0190000000000055">
            <text:p>-0.01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5.914">
            <text:p>75.914</text:p>
          </table:table-cell>
          <table:table-cell office:value-type="string">
            <text:p>2020.01.16 07:30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89">
            <text:p>89</text:p>
          </table:table-cell>
          <table:table-cell office:value-type="float" office:value="75.926">
            <text:p>75.926</text:p>
          </table:table-cell>
          <table:table-cell office:value-type="string">
            <text:p>2020.01.16 0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100]&lt;&gt;0;([.H100]-[.B100]);0)" office:value-type="float" office:value="-0.0100000000000051">
            <text:p>-0.0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5.922">
            <text:p>75.922</text:p>
          </table:table-cell>
          <table:table-cell office:value-type="string">
            <text:p>2020.01.16 07:4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0">
            <text:p>90</text:p>
          </table:table-cell>
          <table:table-cell office:value-type="float" office:value="75.939">
            <text:p>75.939</text:p>
          </table:table-cell>
          <table:table-cell office:value-type="string">
            <text:p>2020.01.16 0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101]&lt;&gt;0;([.H101]-[.B101]);0)" office:value-type="float" office:value="-0.0180000000000007">
            <text:p>-0.01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75.935">
            <text:p>75.935</text:p>
          </table:table-cell>
          <table:table-cell office:value-type="string">
            <text:p>2020.01.16 08:00</text:p>
          </table:table-cell>
          <table:table-cell office:value-type="float" office:value="99">
            <text:p>99</text:p>
          </table:table-cell>
          <table:table-cell office:value-type="float" office:value="75.955">
            <text:p>75.955</text:p>
          </table:table-cell>
          <table:table-cell office:value-type="string">
            <text:p>2020.01.16 10: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75.937">
            <text:p>75.937</text:p>
          </table:table-cell>
          <table:table-cell office:value-type="string">
            <text:p>2020.01.16 0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table:formula="of:=IF([.H102]&lt;&gt;0;([.H102]-[.B102]);0)" office:value-type="float" office:value="0">
            <text:p>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5.923">
            <text:p>75.923</text:p>
          </table:table-cell>
          <table:table-cell office:value-type="string">
            <text:p>2020.01.16 08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2">
            <text:p>92</text:p>
          </table:table-cell>
          <table:table-cell office:value-type="float" office:value="75.928">
            <text:p>75.928</text:p>
          </table:table-cell>
          <table:table-cell office:value-type="string">
            <text:p>2020.01.16 0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103]&lt;&gt;0;([.H103]-[.B103]);0)" office:value-type="float" office:value="-0.0190000000000055">
            <text:p>-0.01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5.892">
            <text:p>75.892</text:p>
          </table:table-cell>
          <table:table-cell office:value-type="string">
            <text:p>2020.01.16 08:30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3">
            <text:p>93</text:p>
          </table:table-cell>
          <table:table-cell office:value-type="float" office:value="75.929">
            <text:p>75.929</text:p>
          </table:table-cell>
          <table:table-cell office:value-type="string">
            <text:p>2020.01.16 0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104]&lt;&gt;0;([.H104]-[.B104]);0)" office:value-type="float" office:value="0.0120000000000005">
            <text:p>0.01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5.917">
            <text:p>75.917</text:p>
          </table:table-cell>
          <table:table-cell office:value-type="string">
            <text:p>2020.01.16 08:4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4">
            <text:p>94</text:p>
          </table:table-cell>
          <table:table-cell office:value-type="float" office:value="75.929">
            <text:p>75.929</text:p>
          </table:table-cell>
          <table:table-cell office:value-type="string">
            <text:p>2020.01.16 0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formula="of:=IF([.H105]&lt;&gt;0;([.H105]-[.B105]);0)" office:value-type="float" office:value="-0.0130000000000052">
            <text:p>-0.01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5.929">
            <text:p>75.929</text:p>
          </table:table-cell>
          <table:table-cell office:value-type="string">
            <text:p>2020.01.16 09:00</text:p>
          </table:table-cell>
          <table:table-cell office:value-type="float" office:value="98">
            <text:p>98</text:p>
          </table:table-cell>
          <table:table-cell office:value-type="float" office:value="75.94">
            <text:p>75.94</text:p>
          </table:table-cell>
          <table:table-cell office:value-type="string">
            <text:p>2020.01.16 09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75.964">
            <text:p>75.964</text:p>
          </table:table-cell>
          <table:table-cell office:value-type="string">
            <text:p>2020.01.16 0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/>
          <table:table-cell table:formula="of:=IF([.H106]&lt;&gt;0;([.H106]-[.B106]);0)"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75.912">
            <text:p>75.912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23">
            <text:p>75.923</text:p>
          </table:table-cell>
          <table:table-cell office:value-type="string">
            <text:p>2020.01.16 09:1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75.929">
            <text:p>75.929</text:p>
          </table:table-cell>
          <table:table-cell office:value-type="string">
            <text:p>2020.01.16 0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/>
          <table:table-cell table:formula="of:=IF([.H107]&lt;&gt;0;([.H107]-[.B107]);0)" office:value-type="float" office:value="0">
            <text:p>0</text:p>
          </table:table-cell>
        </table:table-row>
        <table:table-row table:style-name="ro1">
          <table:table-cell office:value-type="string">
            <text:p>len =&gt; 97</text:p>
          </table:table-cell>
          <table:table-cell table:number-columns-repeated="16"/>
        </table:table-row>
        <table:table-row table:style-name="ro1" table:number-rows-repeated="1048467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3" table:style-name="ta1" table:print="false">
        <table:table-column table:style-name="co1" table:number-columns-repeated="16" table:default-cell-style-name="Default"/>
        <table:table-row table:style-name="ro3">
          <table:table-cell office:value-type="string">
            <text:p>[02/14/2020 13:56:41 : FxTestController.php : 432] </text:p>
          </table:table-cell>
          <table:table-cell table:number-columns-repeated="15"/>
        </table:table-row>
        <table:table-row table:style-name="ro3">
          <table:table-cell office:value-type="string">
            <text:p>$nameOf_DP</text:p>
          </table:table-cell>
          <table:table-cell office:value-type="string">
            <text:p>dp-all</text:p>
          </table:table-cell>
          <table:table-cell table:number-columns-repeated="14"/>
        </table:table-row>
        <table:table-row table:style-name="ro3">
          <table:table-cell office:value-type="string">
            <text:p>$_dpath_File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4"/>
        </table:table-row>
        <table:table-row table:style-name="ro3">
          <table:table-cell office:value-type="string">
            <text:p>$_fname_File_CSV</text:p>
          </table:table-cell>
          <table:table-cell office:value-type="string">
            <text:p>44_5.1_10_rawdata.(AUDJPY).(Period-M15).(NumOfUnits-18000).(Bars-18000).20200116_171429.[SLICE-100].csv</text:p>
          </table:table-cell>
          <table:table-cell table:number-columns-repeated="14"/>
        </table:table-row>
        <table:table-row table:style-name="ro3">
          <table:table-cell office:value-type="string">
            <text:p>$lo_BarDatas</text:p>
          </table:table-cell>
          <table:table-cell office:value-type="float" office:value="100">
            <text:p>100</text:p>
          </table:table-cell>
          <table:table-cell table:number-columns-repeated="14"/>
        </table:table-row>
        <table:table-row table:style-name="ro3">
          <table:table-cell office:value-type="string">
            <text:p>$lo_Pos</text:p>
          </table:table-cell>
          <table:table-cell office:value-type="string">
            <text:p>97 / of all bds = 0.970</text:p>
          </table:table-cell>
          <table:table-cell table:number-columns-repeated="14"/>
        </table:table-row>
        <table:table-row table:style-name="ro3">
          <table:table-cell office:value-type="string">
            <text:p>$numOf_SLs</text:p>
          </table:table-cell>
          <table:table-cell office:value-type="string">
            <text:p>77 / of all Pos = 0.794</text:p>
          </table:table-cell>
          <table:table-cell table:number-columns-repeated="14"/>
        </table:table-row>
        <table:table-row table:style-name="ro3">
          <table:table-cell office:value-type="string">
            <text:p>$numOf_TPs</text:p>
          </table:table-cell>
          <table:table-cell office:value-type="string">
            <text:p>14 / of all Pos = 0.144</text:p>
          </table:table-cell>
          <table:table-cell table:number-columns-repeated="14"/>
        </table:table-row>
        <table:table-row table:style-name="ro3">
          <table:table-cell office:value-type="string">
            <text:p>\sum : start - exit</text:p>
          </table:table-cell>
          <table:table-cell office:value-type="float" office:value="0.564">
            <text:p>0.564</text:p>
          </table:table-cell>
          <table:table-cell table:number-columns-repeated="14"/>
        </table:table-row>
        <table:table-row table:style-name="ro3">
          <table:table-cell office:value-type="string">
            <text:p>xt_idx = -1</text:p>
          </table:table-cell>
          <table:table-cell office:value-type="float" office:value="6">
            <text:p>6</text:p>
          </table:table-cell>
          <table:table-cell table:number-columns-repeated="14"/>
        </table:table-row>
        <table:table-row table:style-name="ro3">
          <table:table-cell table:number-columns-repeated="16"/>
        </table:table-row>
        <table:table-row table:style-name="ro3">
          <table:table-cell office:value-type="string">
            <text:p>st_idx</text:p>
          </table:table-cell>
          <table:table-cell office:value-type="string">
            <text:p>st_pr</text:p>
          </table:table-cell>
          <table:table-cell office:value-type="string">
            <text:p>datetime</text:p>
          </table:table-cell>
          <table:table-cell office:value-type="string">
            <text:p>cu_idx</text:p>
          </table:table-cell>
          <table:table-cell office:value-type="string">
            <text:p>cu_pr</text:p>
          </table:table-cell>
          <table:table-cell office:value-type="string">
            <text:p>datetime</text:p>
          </table:table-cell>
          <table:table-cell office:value-type="string">
            <text:p>ext_idx</text:p>
          </table:table-cell>
          <table:table-cell office:value-type="string">
            <text:p>ext_pr</text:p>
          </table:table-cell>
          <table:table-cell office:value-type="string">
            <text:p>datetime</text:p>
          </table:table-cell>
          <table:table-cell office:value-type="string">
            <text:p>rf_idx</text:p>
          </table:table-cell>
          <table:table-cell office:value-type="string">
            <text:p>rf_pr</text:p>
          </table:table-cell>
          <table:table-cell office:value-type="string">
            <text:p>base_idx</text:p>
          </table:table-cell>
          <table:table-cell office:value-type="string">
            <text:p>base_pr</text:p>
          </table:table-cell>
          <table:table-cell office:value-type="string">
            <text:p>datetime</text:p>
          </table:table-cell>
          <table:table-cell office:value-type="string">
            <text:p>cu_status</text:p>
          </table:table-cell>
          <table:table-cell office:value-type="string">
            <text:p>ext_status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float" office:value="75.777">
            <text:p>75.777</text:p>
          </table:table-cell>
          <table:table-cell office:value-type="float" office:value="-0">
            <text:p>-0</text:p>
          </table:table-cell>
          <table:table-cell office:value-type="float" office:value="3">
            <text:p>3</text:p>
          </table:table-cell>
          <table:table-cell office:value-type="float" office:value="75.776">
            <text:p>75.776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76">
            <text:p>75.776</text:p>
          </table:table-cell>
          <table:table-cell office:value-type="string">
            <text:p>2020.01.15 10:00</text:p>
          </table:table-cell>
          <table:table-cell office:value-type="float" office:value="0">
            <text:p>0</text:p>
          </table:table-cell>
          <table:table-cell office:value-type="float" office:value="75.836">
            <text:p>75.836</text:p>
          </table:table-cell>
          <table:table-cell office:value-type="float" office:value="-0">
            <text:p>-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5.809">
            <text:p>75.809</text:p>
          </table:table-cell>
          <table:table-cell office:value-type="string">
            <text:p>2020.01.15 09:30</text:p>
          </table:table-cell>
          <table:table-cell office:value-type="float" office:value="3">
            <text:p>3</text:p>
          </table:table-cell>
          <table:table-cell office:value-type="float" office:value="75.749">
            <text:p>75.749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49">
            <text:p>75.749</text:p>
          </table:table-cell>
          <table:table-cell office:value-type="string">
            <text:p>2020.01.15 10:00</text:p>
          </table:table-cell>
          <table:table-cell office:value-type="float" office:value="1">
            <text:p>1</text:p>
          </table:table-cell>
          <table:table-cell office:value-type="float" office:value="75.83">
            <text:p>75.83</text:p>
          </table:table-cell>
          <table:table-cell office:value-type="string">
            <text:p>2020.01.15 0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75.821">
            <text:p>75.821</text:p>
          </table:table-cell>
          <table:table-cell office:value-type="string">
            <text:p>2020.01.15 09:45</text:p>
          </table:table-cell>
          <table:table-cell office:value-type="float" office:value="3">
            <text:p>3</text:p>
          </table:table-cell>
          <table:table-cell office:value-type="float" office:value="75.761">
            <text:p>75.761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61">
            <text:p>75.761</text:p>
          </table:table-cell>
          <table:table-cell office:value-type="string">
            <text:p>2020.01.15 10:00</text:p>
          </table:table-cell>
          <table:table-cell office:value-type="float" office:value="2">
            <text:p>2</text:p>
          </table:table-cell>
          <table:table-cell office:value-type="float" office:value="75.83">
            <text:p>75.83</text:p>
          </table:table-cell>
          <table:table-cell office:value-type="string">
            <text:p>2020.01.15 0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75.788">
            <text:p>75.788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28">
            <text:p>75.728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28">
            <text:p>75.728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96">
            <text:p>75.796</text:p>
          </table:table-cell>
          <table:table-cell office:value-type="string">
            <text:p>2020.01.15 1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75.716">
            <text:p>75.716</text:p>
          </table:table-cell>
          <table:table-cell office:value-type="string">
            <text:p>2020.01.15 10:15</text:p>
          </table:table-cell>
          <table:table-cell office:value-type="float" office:value="4">
            <text:p>4</text:p>
          </table:table-cell>
          <table:table-cell office:value-type="float" office:value="75.656">
            <text:p>75.656</text:p>
          </table:table-cell>
          <table:table-cell office:value-type="string">
            <text:p>2020.01.15 10:15</text:p>
          </table:table-cell>
          <table:table-cell office:value-type="float" office:value="4">
            <text:p>4</text:p>
          </table:table-cell>
          <table:table-cell office:value-type="float" office:value="75.656">
            <text:p>75.656</text:p>
          </table:table-cell>
          <table:table-cell office:value-type="string">
            <text:p>2020.01.15 10:15</text:p>
          </table:table-cell>
          <table:table-cell office:value-type="float" office:value="4">
            <text:p>4</text:p>
          </table:table-cell>
          <table:table-cell office:value-type="float" office:value="75.723">
            <text:p>75.723</text:p>
          </table:table-cell>
          <table:table-cell office:value-type="string">
            <text:p>2020.01.15 1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75.685">
            <text:p>75.685</text:p>
          </table:table-cell>
          <table:table-cell office:value-type="string">
            <text:p>2020.01.15 10:3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5">
            <text:p>5</text:p>
          </table:table-cell>
          <table:table-cell office:value-type="float" office:value="75.711">
            <text:p>75.711</text:p>
          </table:table-cell>
          <table:table-cell office:value-type="string">
            <text:p>2020.01.15 1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75.671">
            <text:p>75.671</text:p>
          </table:table-cell>
          <table:table-cell office:value-type="string">
            <text:p>2020.01.15 10:45</text:p>
          </table:table-cell>
          <table:table-cell office:value-type="float" office:value="9">
            <text:p>9</text:p>
          </table:table-cell>
          <table:table-cell office:value-type="float" office:value="75.663">
            <text:p>75.663</text:p>
          </table:table-cell>
          <table:table-cell office:value-type="string">
            <text:p>2020.01.15 11:30</text:p>
          </table:table-cell>
          <table:table-cell office:value-type="float" office:value="9">
            <text:p>9</text:p>
          </table:table-cell>
          <table:table-cell office:value-type="float" office:value="75.663">
            <text:p>75.663</text:p>
          </table:table-cell>
          <table:table-cell office:value-type="string">
            <text:p>2020.01.15 11:30</text:p>
          </table:table-cell>
          <table:table-cell office:value-type="float" office:value="6">
            <text:p>6</text:p>
          </table:table-cell>
          <table:table-cell office:value-type="float" office:value="75.703">
            <text:p>75.703</text:p>
          </table:table-cell>
          <table:table-cell office:value-type="string">
            <text:p>2020.01.15 1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75.69">
            <text:p>75.69</text:p>
          </table:table-cell>
          <table:table-cell office:value-type="string">
            <text:p>2020.01.15 11:0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7">
            <text:p>7</text:p>
          </table:table-cell>
          <table:table-cell office:value-type="float" office:value="75.717">
            <text:p>75.717</text:p>
          </table:table-cell>
          <table:table-cell office:value-type="string">
            <text:p>2020.01.15 1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75.713">
            <text:p>75.713</text:p>
          </table:table-cell>
          <table:table-cell office:value-type="string">
            <text:p>2020.01.15 11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8">
            <text:p>8</text:p>
          </table:table-cell>
          <table:table-cell office:value-type="float" office:value="75.723">
            <text:p>75.723</text:p>
          </table:table-cell>
          <table:table-cell office:value-type="string">
            <text:p>2020.01.15 1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75.676">
            <text:p>75.676</text:p>
          </table:table-cell>
          <table:table-cell office:value-type="string">
            <text:p>2020.01.15 11:30</text:p>
          </table:table-cell>
          <table:table-cell office:value-type="float" office:value="11">
            <text:p>11</text:p>
          </table:table-cell>
          <table:table-cell office:value-type="float" office:value="75.658">
            <text:p>75.658</text:p>
          </table:table-cell>
          <table:table-cell office:value-type="string">
            <text:p>2020.01.15 12:00</text:p>
          </table:table-cell>
          <table:table-cell office:value-type="float" office:value="11">
            <text:p>11</text:p>
          </table:table-cell>
          <table:table-cell office:value-type="float" office:value="75.658">
            <text:p>75.658</text:p>
          </table:table-cell>
          <table:table-cell office:value-type="string">
            <text:p>2020.01.15 12:00</text:p>
          </table:table-cell>
          <table:table-cell office:value-type="float" office:value="9">
            <text:p>9</text:p>
          </table:table-cell>
          <table:table-cell office:value-type="float" office:value="75.709">
            <text:p>75.709</text:p>
          </table:table-cell>
          <table:table-cell office:value-type="string">
            <text:p>2020.01.15 1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75.707">
            <text:p>75.707</text:p>
          </table:table-cell>
          <table:table-cell office:value-type="string">
            <text:p>2020.01.15 11:4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0">
            <text:p>10</text:p>
          </table:table-cell>
          <table:table-cell office:value-type="float" office:value="75.718">
            <text:p>75.718</text:p>
          </table:table-cell>
          <table:table-cell office:value-type="string">
            <text:p>2020.01.15 1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75.669">
            <text:p>75.669</text:p>
          </table:table-cell>
          <table:table-cell office:value-type="string">
            <text:p>2020.01.15 12:0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1">
            <text:p>11</text:p>
          </table:table-cell>
          <table:table-cell office:value-type="float" office:value="75.692">
            <text:p>75.692</text:p>
          </table:table-cell>
          <table:table-cell office:value-type="string">
            <text:p>2020.01.15 1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75.683">
            <text:p>75.683</text:p>
          </table:table-cell>
          <table:table-cell office:value-type="string">
            <text:p>2020.01.15 12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2">
            <text:p>12</text:p>
          </table:table-cell>
          <table:table-cell office:value-type="float" office:value="75.718">
            <text:p>75.718</text:p>
          </table:table-cell>
          <table:table-cell office:value-type="string">
            <text:p>2020.01.15 1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75.703">
            <text:p>75.703</text:p>
          </table:table-cell>
          <table:table-cell office:value-type="string">
            <text:p>2020.01.15 12:3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3">
            <text:p>13</text:p>
          </table:table-cell>
          <table:table-cell office:value-type="float" office:value="75.728">
            <text:p>75.728</text:p>
          </table:table-cell>
          <table:table-cell office:value-type="string">
            <text:p>2020.01.15 1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75.709">
            <text:p>75.709</text:p>
          </table:table-cell>
          <table:table-cell office:value-type="string">
            <text:p>2020.01.15 12:4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4">
            <text:p>14</text:p>
          </table:table-cell>
          <table:table-cell office:value-type="float" office:value="75.716">
            <text:p>75.716</text:p>
          </table:table-cell>
          <table:table-cell office:value-type="string">
            <text:p>2020.01.15 1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75.705">
            <text:p>75.705</text:p>
          </table:table-cell>
          <table:table-cell office:value-type="string">
            <text:p>2020.01.15 13:0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5">
            <text:p>15</text:p>
          </table:table-cell>
          <table:table-cell office:value-type="float" office:value="75.745">
            <text:p>75.745</text:p>
          </table:table-cell>
          <table:table-cell office:value-type="string">
            <text:p>2020.01.15 1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75.715">
            <text:p>75.715</text:p>
          </table:table-cell>
          <table:table-cell office:value-type="string">
            <text:p>2020.01.15 13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6">
            <text:p>16</text:p>
          </table:table-cell>
          <table:table-cell office:value-type="float" office:value="75.73">
            <text:p>75.73</text:p>
          </table:table-cell>
          <table:table-cell office:value-type="string">
            <text:p>2020.01.15 1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75.72">
            <text:p>75.72</text:p>
          </table:table-cell>
          <table:table-cell office:value-type="string">
            <text:p>2020.01.15 13:3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7">
            <text:p>17</text:p>
          </table:table-cell>
          <table:table-cell office:value-type="float" office:value="75.725">
            <text:p>75.725</text:p>
          </table:table-cell>
          <table:table-cell office:value-type="string">
            <text:p>2020.01.15 1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75.724">
            <text:p>75.724</text:p>
          </table:table-cell>
          <table:table-cell office:value-type="string">
            <text:p>2020.01.15 13:4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8">
            <text:p>18</text:p>
          </table:table-cell>
          <table:table-cell office:value-type="float" office:value="75.749">
            <text:p>75.749</text:p>
          </table:table-cell>
          <table:table-cell office:value-type="string">
            <text:p>2020.01.15 1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75.735">
            <text:p>75.735</text:p>
          </table:table-cell>
          <table:table-cell office:value-type="string">
            <text:p>2020.01.15 14:0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9">
            <text:p>19</text:p>
          </table:table-cell>
          <table:table-cell office:value-type="float" office:value="75.77">
            <text:p>75.77</text:p>
          </table:table-cell>
          <table:table-cell office:value-type="string">
            <text:p>2020.01.15 1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75.765">
            <text:p>75.765</text:p>
          </table:table-cell>
          <table:table-cell office:value-type="string">
            <text:p>2020.01.15 14:15</text:p>
          </table:table-cell>
          <table:table-cell office:value-type="float" office:value="21">
            <text:p>21</text:p>
          </table:table-cell>
          <table:table-cell office:value-type="float" office:value="75.705">
            <text:p>75.705</text:p>
          </table:table-cell>
          <table:table-cell office:value-type="string">
            <text:p>2020.01.15 14:30</text:p>
          </table:table-cell>
          <table:table-cell office:value-type="float" office:value="21">
            <text:p>21</text:p>
          </table:table-cell>
          <table:table-cell office:value-type="float" office:value="75.705">
            <text:p>75.705</text:p>
          </table:table-cell>
          <table:table-cell office:value-type="string">
            <text:p>2020.01.15 14:30</text:p>
          </table:table-cell>
          <table:table-cell office:value-type="float" office:value="20">
            <text:p>20</text:p>
          </table:table-cell>
          <table:table-cell office:value-type="float" office:value="75.782">
            <text:p>75.782</text:p>
          </table:table-cell>
          <table:table-cell office:value-type="string">
            <text:p>2020.01.15 1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75.724">
            <text:p>75.724</text:p>
          </table:table-cell>
          <table:table-cell office:value-type="string">
            <text:p>2020.01.15 14:30</text:p>
          </table:table-cell>
          <table:table-cell office:value-type="float" office:value="23">
            <text:p>23</text:p>
          </table:table-cell>
          <table:table-cell office:value-type="float" office:value="75.664">
            <text:p>75.664</text:p>
          </table:table-cell>
          <table:table-cell office:value-type="string">
            <text:p>2020.01.15 15:00</text:p>
          </table:table-cell>
          <table:table-cell office:value-type="float" office:value="23">
            <text:p>23</text:p>
          </table:table-cell>
          <table:table-cell office:value-type="float" office:value="75.664">
            <text:p>75.664</text:p>
          </table:table-cell>
          <table:table-cell office:value-type="string">
            <text:p>2020.01.15 15:00</text:p>
          </table:table-cell>
          <table:table-cell office:value-type="float" office:value="21">
            <text:p>21</text:p>
          </table:table-cell>
          <table:table-cell office:value-type="float" office:value="75.728">
            <text:p>75.728</text:p>
          </table:table-cell>
          <table:table-cell office:value-type="string">
            <text:p>2020.01.15 1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75.709">
            <text:p>75.709</text:p>
          </table:table-cell>
          <table:table-cell office:value-type="string">
            <text:p>2020.01.15 14:45</text:p>
          </table:table-cell>
          <table:table-cell office:value-type="float" office:value="23">
            <text:p>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23">
            <text:p>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22">
            <text:p>22</text:p>
          </table:table-cell>
          <table:table-cell office:value-type="float" office:value="75.742">
            <text:p>75.742</text:p>
          </table:table-cell>
          <table:table-cell office:value-type="string">
            <text:p>2020.01.15 1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75.709">
            <text:p>75.709</text:p>
          </table:table-cell>
          <table:table-cell office:value-type="string">
            <text:p>2020.01.15 15:00</text:p>
          </table:table-cell>
          <table:table-cell office:value-type="float" office:value="23">
            <text:p>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23">
            <text:p>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23">
            <text:p>23</text:p>
          </table:table-cell>
          <table:table-cell office:value-type="float" office:value="75.721">
            <text:p>75.721</text:p>
          </table:table-cell>
          <table:table-cell office:value-type="string">
            <text:p>2020.01.15 1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75.624">
            <text:p>75.624</text:p>
          </table:table-cell>
          <table:table-cell office:value-type="string">
            <text:p>2020.01.15 15:1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4">
            <text:p>24</text:p>
          </table:table-cell>
          <table:table-cell office:value-type="float" office:value="75.639">
            <text:p>75.639</text:p>
          </table:table-cell>
          <table:table-cell office:value-type="string">
            <text:p>2020.01.15 1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75.626">
            <text:p>75.626</text:p>
          </table:table-cell>
          <table:table-cell office:value-type="string">
            <text:p>2020.01.15 15:30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5">
            <text:p>25</text:p>
          </table:table-cell>
          <table:table-cell office:value-type="float" office:value="75.659">
            <text:p>75.659</text:p>
          </table:table-cell>
          <table:table-cell office:value-type="string">
            <text:p>2020.01.15 1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75.612">
            <text:p>75.612</text:p>
          </table:table-cell>
          <table:table-cell office:value-type="string">
            <text:p>2020.01.15 15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6">
            <text:p>26</text:p>
          </table:table-cell>
          <table:table-cell office:value-type="float" office:value="75.632">
            <text:p>75.632</text:p>
          </table:table-cell>
          <table:table-cell office:value-type="string">
            <text:p>2020.01.15 1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75.619">
            <text:p>75.619</text:p>
          </table:table-cell>
          <table:table-cell office:value-type="string">
            <text:p>2020.01.15 16:00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7">
            <text:p>27</text:p>
          </table:table-cell>
          <table:table-cell office:value-type="float" office:value="75.671">
            <text:p>75.671</text:p>
          </table:table-cell>
          <table:table-cell office:value-type="string">
            <text:p>2020.01.15 1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75.654">
            <text:p>75.654</text:p>
          </table:table-cell>
          <table:table-cell office:value-type="string">
            <text:p>2020.01.15 16:1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8">
            <text:p>28</text:p>
          </table:table-cell>
          <table:table-cell office:value-type="float" office:value="75.737">
            <text:p>75.737</text:p>
          </table:table-cell>
          <table:table-cell office:value-type="string">
            <text:p>2020.01.15 1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75.735">
            <text:p>75.735</text:p>
          </table:table-cell>
          <table:table-cell office:value-type="string">
            <text:p>2020.01.15 16:30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9">
            <text:p>29</text:p>
          </table:table-cell>
          <table:table-cell office:value-type="float" office:value="75.784">
            <text:p>75.784</text:p>
          </table:table-cell>
          <table:table-cell office:value-type="string">
            <text:p>2020.01.15 1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75.734">
            <text:p>75.734</text:p>
          </table:table-cell>
          <table:table-cell office:value-type="string">
            <text:p>2020.01.15 16:45</text:p>
          </table:table-cell>
          <table:table-cell office:value-type="float" office:value="32">
            <text:p>32</text:p>
          </table:table-cell>
          <table:table-cell office:value-type="float" office:value="75.753">
            <text:p>75.753</text:p>
          </table:table-cell>
          <table:table-cell office:value-type="string">
            <text:p>2020.01.15 17:15</text:p>
          </table:table-cell>
          <table:table-cell office:value-type="float" office:value="32">
            <text:p>32</text:p>
          </table:table-cell>
          <table:table-cell office:value-type="float" office:value="75.753">
            <text:p>75.753</text:p>
          </table:table-cell>
          <table:table-cell office:value-type="string">
            <text:p>2020.01.15 17:15</text:p>
          </table:table-cell>
          <table:table-cell office:value-type="float" office:value="30">
            <text:p>30</text:p>
          </table:table-cell>
          <table:table-cell office:value-type="float" office:value="75.789">
            <text:p>75.789</text:p>
          </table:table-cell>
          <table:table-cell office:value-type="string">
            <text:p>2020.01.15 1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75.778">
            <text:p>75.778</text:p>
          </table:table-cell>
          <table:table-cell office:value-type="string">
            <text:p>2020.01.15 17:00</text:p>
          </table:table-cell>
          <table:table-cell office:value-type="float" office:value="34">
            <text:p>34</text:p>
          </table:table-cell>
          <table:table-cell office:value-type="float" office:value="75.888">
            <text:p>75.888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888">
            <text:p>75.888</text:p>
          </table:table-cell>
          <table:table-cell office:value-type="string">
            <text:p>2020.01.15 17:45</text:p>
          </table:table-cell>
          <table:table-cell office:value-type="float" office:value="31">
            <text:p>31</text:p>
          </table:table-cell>
          <table:table-cell office:value-type="float" office:value="75.813">
            <text:p>75.813</text:p>
          </table:table-cell>
          <table:table-cell office:value-type="string">
            <text:p>2020.01.15 1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75.76">
            <text:p>75.76</text:p>
          </table:table-cell>
          <table:table-cell office:value-type="string">
            <text:p>2020.01.15 17:15</text:p>
          </table:table-cell>
          <table:table-cell office:value-type="float" office:value="34">
            <text:p>34</text:p>
          </table:table-cell>
          <table:table-cell office:value-type="float" office:value="75.87">
            <text:p>75.87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87">
            <text:p>75.87</text:p>
          </table:table-cell>
          <table:table-cell office:value-type="string">
            <text:p>2020.01.15 17:45</text:p>
          </table:table-cell>
          <table:table-cell office:value-type="float" office:value="32">
            <text:p>32</text:p>
          </table:table-cell>
          <table:table-cell office:value-type="float" office:value="75.77">
            <text:p>75.77</text:p>
          </table:table-cell>
          <table:table-cell office:value-type="string">
            <text:p>2020.01.15 1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75.742">
            <text:p>75.742</text:p>
          </table:table-cell>
          <table:table-cell office:value-type="string">
            <text:p>2020.01.15 17:30</text:p>
          </table:table-cell>
          <table:table-cell office:value-type="float" office:value="34">
            <text:p>34</text:p>
          </table:table-cell>
          <table:table-cell office:value-type="float" office:value="75.9">
            <text:p>75.9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9">
            <text:p>75.9</text:p>
          </table:table-cell>
          <table:table-cell office:value-type="string">
            <text:p>2020.01.15 17:45</text:p>
          </table:table-cell>
          <table:table-cell office:value-type="float" office:value="33">
            <text:p>33</text:p>
          </table:table-cell>
          <table:table-cell office:value-type="float" office:value="75.79">
            <text:p>75.79</text:p>
          </table:table-cell>
          <table:table-cell office:value-type="string">
            <text:p>2020.01.15 1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75.783">
            <text:p>75.783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893">
            <text:p>75.893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893">
            <text:p>75.893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946">
            <text:p>75.946</text:p>
          </table:table-cell>
          <table:table-cell office:value-type="string">
            <text:p>2020.01.15 1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75.938">
            <text:p>75.938</text:p>
          </table:table-cell>
          <table:table-cell office:value-type="string">
            <text:p>2020.01.15 18:00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35">
            <text:p>35</text:p>
          </table:table-cell>
          <table:table-cell office:value-type="float" office:value="75.957">
            <text:p>75.957</text:p>
          </table:table-cell>
          <table:table-cell office:value-type="string">
            <text:p>2020.01.15 1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75.927">
            <text:p>75.927</text:p>
          </table:table-cell>
          <table:table-cell office:value-type="string">
            <text:p>2020.01.15 18:15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36">
            <text:p>36</text:p>
          </table:table-cell>
          <table:table-cell office:value-type="float" office:value="75.973">
            <text:p>75.973</text:p>
          </table:table-cell>
          <table:table-cell office:value-type="string">
            <text:p>2020.01.15 1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75.971">
            <text:p>75.971</text:p>
          </table:table-cell>
          <table:table-cell office:value-type="string">
            <text:p>2020.01.15 18:30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37">
            <text:p>37</text:p>
          </table:table-cell>
          <table:table-cell office:value-type="float" office:value="76.005">
            <text:p>76.005</text:p>
          </table:table-cell>
          <table:table-cell office:value-type="string">
            <text:p>2020.01.15 1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string">
            <text:p>2020.01.15 18:45</text:p>
          </table:table-cell>
          <table:table-cell office:value-type="float" office:value="42">
            <text:p>42</text:p>
          </table:table-cell>
          <table:table-cell office:value-type="float" office:value="75.94">
            <text:p>75.9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4">
            <text:p>75.94</text:p>
          </table:table-cell>
          <table:table-cell office:value-type="string">
            <text:p>2020.01.15 19:45</text:p>
          </table:table-cell>
          <table:table-cell office:value-type="float" office:value="38">
            <text:p>38</text:p>
          </table:table-cell>
          <table:table-cell office:value-type="float" office:value="76.006">
            <text:p>76.006</text:p>
          </table:table-cell>
          <table:table-cell office:value-type="string">
            <text:p>2020.01.15 1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75.966">
            <text:p>75.966</text:p>
          </table:table-cell>
          <table:table-cell office:value-type="string">
            <text:p>2020.01.15 19:00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39">
            <text:p>39</text:p>
          </table:table-cell>
          <table:table-cell office:value-type="float" office:value="75.992">
            <text:p>75.992</text:p>
          </table:table-cell>
          <table:table-cell office:value-type="string">
            <text:p>2020.01.15 1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75.999">
            <text:p>75.999</text:p>
          </table:table-cell>
          <table:table-cell office:value-type="string">
            <text:p>2020.01.15 19:15</text:p>
          </table:table-cell>
          <table:table-cell office:value-type="float" office:value="42">
            <text:p>42</text:p>
          </table:table-cell>
          <table:table-cell office:value-type="float" office:value="75.939">
            <text:p>75.939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39">
            <text:p>75.939</text:p>
          </table:table-cell>
          <table:table-cell office:value-type="string">
            <text:p>2020.01.15 19:45</text:p>
          </table:table-cell>
          <table:table-cell office:value-type="float" office:value="40">
            <text:p>40</text:p>
          </table:table-cell>
          <table:table-cell office:value-type="float" office:value="76.034">
            <text:p>76.034</text:p>
          </table:table-cell>
          <table:table-cell office:value-type="string">
            <text:p>2020.01.15 1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76.021">
            <text:p>76.021</text:p>
          </table:table-cell>
          <table:table-cell office:value-type="string">
            <text:p>2020.01.15 19:30</text:p>
          </table:table-cell>
          <table:table-cell office:value-type="float" office:value="42">
            <text:p>42</text:p>
          </table:table-cell>
          <table:table-cell office:value-type="float" office:value="75.961">
            <text:p>75.961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61">
            <text:p>75.961</text:p>
          </table:table-cell>
          <table:table-cell office:value-type="string">
            <text:p>2020.01.15 19:45</text:p>
          </table:table-cell>
          <table:table-cell office:value-type="float" office:value="41">
            <text:p>41</text:p>
          </table:table-cell>
          <table:table-cell office:value-type="float" office:value="76.032">
            <text:p>76.032</text:p>
          </table:table-cell>
          <table:table-cell office:value-type="string">
            <text:p>2020.01.15 1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75.984">
            <text:p>75.98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24">
            <text:p>75.92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24">
            <text:p>75.92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9">
            <text:p>75.99</text:p>
          </table:table-cell>
          <table:table-cell office:value-type="string">
            <text:p>2020.01.15 1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75.925">
            <text:p>75.925</text:p>
          </table:table-cell>
          <table:table-cell office:value-type="string">
            <text:p>2020.01.15 20:00</text:p>
          </table:table-cell>
          <table:table-cell office:value-type="float" office:value="46">
            <text:p>46</text:p>
          </table:table-cell>
          <table:table-cell office:value-type="float" office:value="75.865">
            <text:p>75.865</text:p>
          </table:table-cell>
          <table:table-cell office:value-type="string">
            <text:p>2020.01.15 20:45</text:p>
          </table:table-cell>
          <table:table-cell office:value-type="float" office:value="46">
            <text:p>46</text:p>
          </table:table-cell>
          <table:table-cell office:value-type="float" office:value="75.865">
            <text:p>75.865</text:p>
          </table:table-cell>
          <table:table-cell office:value-type="string">
            <text:p>2020.01.15 20:45</text:p>
          </table:table-cell>
          <table:table-cell office:value-type="float" office:value="43">
            <text:p>43</text:p>
          </table:table-cell>
          <table:table-cell office:value-type="float" office:value="75.948">
            <text:p>75.948</text:p>
          </table:table-cell>
          <table:table-cell office:value-type="string">
            <text:p>2020.01.15 2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75.932">
            <text:p>75.932</text:p>
          </table:table-cell>
          <table:table-cell office:value-type="string">
            <text:p>2020.01.15 20:15</text:p>
          </table:table-cell>
          <table:table-cell office:value-type="float" office:value="46">
            <text:p>46</text:p>
          </table:table-cell>
          <table:table-cell office:value-type="float" office:value="75.872">
            <text:p>75.872</text:p>
          </table:table-cell>
          <table:table-cell office:value-type="string">
            <text:p>2020.01.15 20:45</text:p>
          </table:table-cell>
          <table:table-cell office:value-type="float" office:value="46">
            <text:p>46</text:p>
          </table:table-cell>
          <table:table-cell office:value-type="float" office:value="75.872">
            <text:p>75.872</text:p>
          </table:table-cell>
          <table:table-cell office:value-type="string">
            <text:p>2020.01.15 20:45</text:p>
          </table:table-cell>
          <table:table-cell office:value-type="float" office:value="44">
            <text:p>44</text:p>
          </table:table-cell>
          <table:table-cell office:value-type="float" office:value="75.934">
            <text:p>75.934</text:p>
          </table:table-cell>
          <table:table-cell office:value-type="string">
            <text:p>2020.01.15 2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75.913">
            <text:p>75.913</text:p>
          </table:table-cell>
          <table:table-cell office:value-type="string">
            <text:p>2020.01.15 20:30</text:p>
          </table:table-cell>
          <table:table-cell office:value-type="float" office:value="46">
            <text:p>46</text:p>
          </table:table-cell>
          <table:table-cell office:value-type="float" office:value="75.853">
            <text:p>75.853</text:p>
          </table:table-cell>
          <table:table-cell office:value-type="string">
            <text:p>2020.01.15 20:45</text:p>
          </table:table-cell>
          <table:table-cell office:value-type="float" office:value="46">
            <text:p>46</text:p>
          </table:table-cell>
          <table:table-cell office:value-type="float" office:value="75.853">
            <text:p>75.853</text:p>
          </table:table-cell>
          <table:table-cell office:value-type="string">
            <text:p>2020.01.15 20:45</text:p>
          </table:table-cell>
          <table:table-cell office:value-type="float" office:value="45">
            <text:p>45</text:p>
          </table:table-cell>
          <table:table-cell office:value-type="float" office:value="75.928">
            <text:p>75.928</text:p>
          </table:table-cell>
          <table:table-cell office:value-type="string">
            <text:p>2020.01.15 2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75.893">
            <text:p>75.893</text:p>
          </table:table-cell>
          <table:table-cell office:value-type="string">
            <text:p>2020.01.15 20:45</text:p>
          </table:table-cell>
          <table:table-cell office:value-type="float" office:value="52">
            <text:p>52</text:p>
          </table:table-cell>
          <table:table-cell office:value-type="float" office:value="75.833">
            <text:p>75.833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33">
            <text:p>75.833</text:p>
          </table:table-cell>
          <table:table-cell office:value-type="string">
            <text:p>2020.01.15 22:15</text:p>
          </table:table-cell>
          <table:table-cell office:value-type="float" office:value="46">
            <text:p>46</text:p>
          </table:table-cell>
          <table:table-cell office:value-type="float" office:value="75.903">
            <text:p>75.903</text:p>
          </table:table-cell>
          <table:table-cell office:value-type="string">
            <text:p>2020.01.15 2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75.872">
            <text:p>75.872</text:p>
          </table:table-cell>
          <table:table-cell office:value-type="string">
            <text:p>2020.01.15 21:00</text:p>
          </table:table-cell>
          <table:table-cell office:value-type="float" office:value="52">
            <text:p>52</text:p>
          </table:table-cell>
          <table:table-cell office:value-type="float" office:value="75.812">
            <text:p>75.812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12">
            <text:p>75.812</text:p>
          </table:table-cell>
          <table:table-cell office:value-type="string">
            <text:p>2020.01.15 22:15</text:p>
          </table:table-cell>
          <table:table-cell office:value-type="float" office:value="47">
            <text:p>47</text:p>
          </table:table-cell>
          <table:table-cell office:value-type="float" office:value="75.894">
            <text:p>75.894</text:p>
          </table:table-cell>
          <table:table-cell office:value-type="string">
            <text:p>2020.01.15 2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75.892">
            <text:p>75.892</text:p>
          </table:table-cell>
          <table:table-cell office:value-type="string">
            <text:p>2020.01.15 21:15</text:p>
          </table:table-cell>
          <table:table-cell office:value-type="float" office:value="52">
            <text:p>52</text:p>
          </table:table-cell>
          <table:table-cell office:value-type="float" office:value="75.832">
            <text:p>75.832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32">
            <text:p>75.832</text:p>
          </table:table-cell>
          <table:table-cell office:value-type="string">
            <text:p>2020.01.15 22:15</text:p>
          </table:table-cell>
          <table:table-cell office:value-type="float" office:value="48">
            <text:p>48</text:p>
          </table:table-cell>
          <table:table-cell office:value-type="float" office:value="75.894">
            <text:p>75.894</text:p>
          </table:table-cell>
          <table:table-cell office:value-type="string">
            <text:p>2020.01.15 2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75.88">
            <text:p>75.88</text:p>
          </table:table-cell>
          <table:table-cell office:value-type="string">
            <text:p>2020.01.15 21:30</text:p>
          </table:table-cell>
          <table:table-cell office:value-type="float" office:value="52">
            <text:p>52</text:p>
          </table:table-cell>
          <table:table-cell office:value-type="float" office:value="75.82">
            <text:p>75.82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2">
            <text:p>75.82</text:p>
          </table:table-cell>
          <table:table-cell office:value-type="string">
            <text:p>2020.01.15 22:15</text:p>
          </table:table-cell>
          <table:table-cell office:value-type="float" office:value="49">
            <text:p>49</text:p>
          </table:table-cell>
          <table:table-cell office:value-type="float" office:value="75.891">
            <text:p>75.891</text:p>
          </table:table-cell>
          <table:table-cell office:value-type="string">
            <text:p>2020.01.15 2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75.883">
            <text:p>75.883</text:p>
          </table:table-cell>
          <table:table-cell office:value-type="string">
            <text:p>2020.01.15 21:45</text:p>
          </table:table-cell>
          <table:table-cell office:value-type="float" office:value="52">
            <text:p>52</text:p>
          </table:table-cell>
          <table:table-cell office:value-type="float" office:value="75.823">
            <text:p>75.823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23">
            <text:p>75.823</text:p>
          </table:table-cell>
          <table:table-cell office:value-type="string">
            <text:p>2020.01.15 22:15</text:p>
          </table:table-cell>
          <table:table-cell office:value-type="float" office:value="50">
            <text:p>50</text:p>
          </table:table-cell>
          <table:table-cell office:value-type="float" office:value="75.885">
            <text:p>75.885</text:p>
          </table:table-cell>
          <table:table-cell office:value-type="string">
            <text:p>2020.01.15 2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75.874">
            <text:p>75.874</text:p>
          </table:table-cell>
          <table:table-cell office:value-type="string">
            <text:p>2020.01.15 22:00</text:p>
          </table:table-cell>
          <table:table-cell office:value-type="float" office:value="52">
            <text:p>52</text:p>
          </table:table-cell>
          <table:table-cell office:value-type="float" office:value="75.814">
            <text:p>75.814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14">
            <text:p>75.814</text:p>
          </table:table-cell>
          <table:table-cell office:value-type="string">
            <text:p>2020.01.15 22:15</text:p>
          </table:table-cell>
          <table:table-cell office:value-type="float" office:value="51">
            <text:p>51</text:p>
          </table:table-cell>
          <table:table-cell office:value-type="float" office:value="75.882">
            <text:p>75.882</text:p>
          </table:table-cell>
          <table:table-cell office:value-type="string">
            <text:p>2020.01.15 2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75.852">
            <text:p>75.852</text:p>
          </table:table-cell>
          <table:table-cell office:value-type="string">
            <text:p>2020.01.15 22:15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2">
            <text:p>52</text:p>
          </table:table-cell>
          <table:table-cell office:value-type="float" office:value="75.852">
            <text:p>75.852</text:p>
          </table:table-cell>
          <table:table-cell office:value-type="string">
            <text:p>2020.01.15 2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75.811">
            <text:p>75.811</text:p>
          </table:table-cell>
          <table:table-cell office:value-type="string">
            <text:p>2020.01.15 22:3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3">
            <text:p>53</text:p>
          </table:table-cell>
          <table:table-cell office:value-type="float" office:value="75.821">
            <text:p>75.821</text:p>
          </table:table-cell>
          <table:table-cell office:value-type="string">
            <text:p>2020.01.15 2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75.807">
            <text:p>75.807</text:p>
          </table:table-cell>
          <table:table-cell office:value-type="string">
            <text:p>2020.01.15 22:45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4">
            <text:p>54</text:p>
          </table:table-cell>
          <table:table-cell office:value-type="float" office:value="75.873">
            <text:p>75.873</text:p>
          </table:table-cell>
          <table:table-cell office:value-type="string">
            <text:p>2020.01.15 2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75.871">
            <text:p>75.871</text:p>
          </table:table-cell>
          <table:table-cell office:value-type="string">
            <text:p>2020.01.15 23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5">
            <text:p>55</text:p>
          </table:table-cell>
          <table:table-cell office:value-type="float" office:value="75.882">
            <text:p>75.882</text:p>
          </table:table-cell>
          <table:table-cell office:value-type="string">
            <text:p>2020.01.15 2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75.866">
            <text:p>75.866</text:p>
          </table:table-cell>
          <table:table-cell office:value-type="string">
            <text:p>2020.01.15 23:15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6">
            <text:p>56</text:p>
          </table:table-cell>
          <table:table-cell office:value-type="float" office:value="75.883">
            <text:p>75.883</text:p>
          </table:table-cell>
          <table:table-cell office:value-type="string">
            <text:p>2020.01.15 2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75.877">
            <text:p>75.877</text:p>
          </table:table-cell>
          <table:table-cell office:value-type="string">
            <text:p>2020.01.15 23:30</text:p>
          </table:table-cell>
          <table:table-cell office:value-type="float" office:value="67">
            <text:p>67</text:p>
          </table:table-cell>
          <table:table-cell office:value-type="float" office:value="75.987">
            <text:p>75.987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5.987">
            <text:p>75.987</text:p>
          </table:table-cell>
          <table:table-cell office:value-type="string">
            <text:p>2020.01.16 02:00</text:p>
          </table:table-cell>
          <table:table-cell office:value-type="float" office:value="57">
            <text:p>57</text:p>
          </table:table-cell>
          <table:table-cell office:value-type="float" office:value="75.896">
            <text:p>75.896</text:p>
          </table:table-cell>
          <table:table-cell office:value-type="string">
            <text:p>2020.01.15 2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75.894">
            <text:p>75.894</text:p>
          </table:table-cell>
          <table:table-cell office:value-type="string">
            <text:p>2020.01.15 23:45</text:p>
          </table:table-cell>
          <table:table-cell office:value-type="float" office:value="59">
            <text:p>59</text:p>
          </table:table-cell>
          <table:table-cell office:value-type="float" office:value="75.834">
            <text:p>75.834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34">
            <text:p>75.834</text:p>
          </table:table-cell>
          <table:table-cell office:value-type="string">
            <text:p>2020.01.16 00:00</text:p>
          </table:table-cell>
          <table:table-cell office:value-type="float" office:value="58">
            <text:p>58</text:p>
          </table:table-cell>
          <table:table-cell office:value-type="float" office:value="75.912">
            <text:p>75.912</text:p>
          </table:table-cell>
          <table:table-cell office:value-type="string">
            <text:p>2020.01.15 2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75.859">
            <text:p>75.859</text:p>
          </table:table-cell>
          <table:table-cell office:value-type="string">
            <text:p>2020.01.16 00:00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59">
            <text:p>59</text:p>
          </table:table-cell>
          <table:table-cell office:value-type="float" office:value="75.859">
            <text:p>75.859</text:p>
          </table:table-cell>
          <table:table-cell office:value-type="string">
            <text:p>2020.01.16 0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75.844">
            <text:p>75.844</text:p>
          </table:table-cell>
          <table:table-cell office:value-type="string">
            <text:p>2020.01.16 00:15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60">
            <text:p>60</text:p>
          </table:table-cell>
          <table:table-cell office:value-type="float" office:value="75.885">
            <text:p>75.885</text:p>
          </table:table-cell>
          <table:table-cell office:value-type="string">
            <text:p>2020.01.16 0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75.879">
            <text:p>75.879</text:p>
          </table:table-cell>
          <table:table-cell office:value-type="string">
            <text:p>2020.01.16 00:30</text:p>
          </table:table-cell>
          <table:table-cell office:value-type="float" office:value="67">
            <text:p>67</text:p>
          </table:table-cell>
          <table:table-cell office:value-type="float" office:value="75.989">
            <text:p>75.989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5.989">
            <text:p>75.989</text:p>
          </table:table-cell>
          <table:table-cell office:value-type="string">
            <text:p>2020.01.16 02:00</text:p>
          </table:table-cell>
          <table:table-cell office:value-type="float" office:value="61">
            <text:p>61</text:p>
          </table:table-cell>
          <table:table-cell office:value-type="float" office:value="75.889">
            <text:p>75.889</text:p>
          </table:table-cell>
          <table:table-cell office:value-type="string">
            <text:p>2020.01.16 0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75.868">
            <text:p>75.868</text:p>
          </table:table-cell>
          <table:table-cell office:value-type="string">
            <text:p>2020.01.16 00:45</text:p>
          </table:table-cell>
          <table:table-cell office:value-type="float" office:value="67">
            <text:p>67</text:p>
          </table:table-cell>
          <table:table-cell office:value-type="float" office:value="75.978">
            <text:p>75.978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5.978">
            <text:p>75.978</text:p>
          </table:table-cell>
          <table:table-cell office:value-type="string">
            <text:p>2020.01.16 02:00</text:p>
          </table:table-cell>
          <table:table-cell office:value-type="float" office:value="62">
            <text:p>62</text:p>
          </table:table-cell>
          <table:table-cell office:value-type="float" office:value="75.879">
            <text:p>75.879</text:p>
          </table:table-cell>
          <table:table-cell office:value-type="string">
            <text:p>2020.01.16 0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75.845">
            <text:p>75.845</text:p>
          </table:table-cell>
          <table:table-cell office:value-type="string">
            <text:p>2020.01.16 01:00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63">
            <text:p>63</text:p>
          </table:table-cell>
          <table:table-cell office:value-type="float" office:value="75.878">
            <text:p>75.878</text:p>
          </table:table-cell>
          <table:table-cell office:value-type="string">
            <text:p>2020.01.16 0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75.877">
            <text:p>75.877</text:p>
          </table:table-cell>
          <table:table-cell office:value-type="string">
            <text:p>2020.01.16 01:15</text:p>
          </table:table-cell>
          <table:table-cell office:value-type="float" office:value="67">
            <text:p>67</text:p>
          </table:table-cell>
          <table:table-cell office:value-type="float" office:value="75.987">
            <text:p>75.987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5.987">
            <text:p>75.987</text:p>
          </table:table-cell>
          <table:table-cell office:value-type="string">
            <text:p>2020.01.16 02:00</text:p>
          </table:table-cell>
          <table:table-cell office:value-type="float" office:value="64">
            <text:p>64</text:p>
          </table:table-cell>
          <table:table-cell office:value-type="float" office:value="75.885">
            <text:p>75.885</text:p>
          </table:table-cell>
          <table:table-cell office:value-type="string">
            <text:p>2020.01.16 0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75.872">
            <text:p>75.872</text:p>
          </table:table-cell>
          <table:table-cell office:value-type="string">
            <text:p>2020.01.16 01:30</text:p>
          </table:table-cell>
          <table:table-cell office:value-type="float" office:value="67">
            <text:p>67</text:p>
          </table:table-cell>
          <table:table-cell office:value-type="float" office:value="75.982">
            <text:p>75.982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5.982">
            <text:p>75.982</text:p>
          </table:table-cell>
          <table:table-cell office:value-type="string">
            <text:p>2020.01.16 02:00</text:p>
          </table:table-cell>
          <table:table-cell office:value-type="float" office:value="65">
            <text:p>65</text:p>
          </table:table-cell>
          <table:table-cell office:value-type="float" office:value="75.885">
            <text:p>75.885</text:p>
          </table:table-cell>
          <table:table-cell office:value-type="string">
            <text:p>2020.01.16 0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75.884">
            <text:p>75.884</text:p>
          </table:table-cell>
          <table:table-cell office:value-type="string">
            <text:p>2020.01.16 01:45</text:p>
          </table:table-cell>
          <table:table-cell office:value-type="float" office:value="67">
            <text:p>67</text:p>
          </table:table-cell>
          <table:table-cell office:value-type="float" office:value="75.994">
            <text:p>75.994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5.994">
            <text:p>75.994</text:p>
          </table:table-cell>
          <table:table-cell office:value-type="string">
            <text:p>2020.01.16 02:00</text:p>
          </table:table-cell>
          <table:table-cell office:value-type="float" office:value="66">
            <text:p>66</text:p>
          </table:table-cell>
          <table:table-cell office:value-type="float" office:value="75.901">
            <text:p>75.901</text:p>
          </table:table-cell>
          <table:table-cell office:value-type="string">
            <text:p>2020.01.16 0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75.899">
            <text:p>75.899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09">
            <text:p>76.009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09">
            <text:p>76.009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33">
            <text:p>76.033</text:p>
          </table:table-cell>
          <table:table-cell office:value-type="string">
            <text:p>2020.01.16 0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76.029">
            <text:p>76.029</text:p>
          </table:table-cell>
          <table:table-cell office:value-type="string">
            <text:p>2020.01.16 02:15</text:p>
          </table:table-cell>
          <table:table-cell office:value-type="float" office:value="68">
            <text:p>68</text:p>
          </table:table-cell>
          <table:table-cell office:value-type="float" office:value="76.023">
            <text:p>76.023</text:p>
          </table:table-cell>
          <table:table-cell office:value-type="string">
            <text:p>2020.01.16 02:15</text:p>
          </table:table-cell>
          <table:table-cell office:value-type="float" office:value="68">
            <text:p>68</text:p>
          </table:table-cell>
          <table:table-cell office:value-type="float" office:value="76.023">
            <text:p>76.023</text:p>
          </table:table-cell>
          <table:table-cell office:value-type="string">
            <text:p>2020.01.16 02:15</text:p>
          </table:table-cell>
          <table:table-cell office:value-type="float" office:value="68">
            <text:p>68</text:p>
          </table:table-cell>
          <table:table-cell office:value-type="float" office:value="76.083">
            <text:p>76.083</text:p>
          </table:table-cell>
          <table:table-cell office:value-type="string">
            <text:p>2020.01.16 0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  <table:table-cell office:value-type="string">
            <text:p>2020.01.16 02:30</text:p>
          </table:table-cell>
          <table:table-cell office:value-type="float" office:value="70">
            <text:p>70</text:p>
          </table:table-cell>
          <table:table-cell office:value-type="float" office:value="75.993">
            <text:p>75.993</text:p>
          </table:table-cell>
          <table:table-cell office:value-type="string">
            <text:p>2020.01.16 02:45</text:p>
          </table:table-cell>
          <table:table-cell office:value-type="float" office:value="70">
            <text:p>70</text:p>
          </table:table-cell>
          <table:table-cell office:value-type="float" office:value="75.993">
            <text:p>75.993</text:p>
          </table:table-cell>
          <table:table-cell office:value-type="string">
            <text:p>2020.01.16 02:45</text:p>
          </table:table-cell>
          <table:table-cell office:value-type="float" office:value="69">
            <text:p>69</text:p>
          </table:table-cell>
          <table:table-cell office:value-type="float" office:value="76.053">
            <text:p>76.053</text:p>
          </table:table-cell>
          <table:table-cell office:value-type="string">
            <text:p>2020.01.16 0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76.025">
            <text:p>76.025</text:p>
          </table:table-cell>
          <table:table-cell office:value-type="string">
            <text:p>2020.01.16 02:45</text:p>
          </table:table-cell>
          <table:table-cell office:value-type="float" office:value="72">
            <text:p>72</text:p>
          </table:table-cell>
          <table:table-cell office:value-type="float" office:value="75.965">
            <text:p>75.965</text:p>
          </table:table-cell>
          <table:table-cell office:value-type="string">
            <text:p>2020.01.16 03:15</text:p>
          </table:table-cell>
          <table:table-cell office:value-type="float" office:value="72">
            <text:p>72</text:p>
          </table:table-cell>
          <table:table-cell office:value-type="float" office:value="75.965">
            <text:p>75.965</text:p>
          </table:table-cell>
          <table:table-cell office:value-type="string">
            <text:p>2020.01.16 03:15</text:p>
          </table:table-cell>
          <table:table-cell office:value-type="float" office:value="70">
            <text:p>70</text:p>
          </table:table-cell>
          <table:table-cell office:value-type="float" office:value="76.026">
            <text:p>76.026</text:p>
          </table:table-cell>
          <table:table-cell office:value-type="string">
            <text:p>2020.01.16 0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71">
            <text:p>71</text:p>
          </table:table-cell>
          <table:table-cell office:value-type="float" office:value="76.003">
            <text:p>76.003</text:p>
          </table:table-cell>
          <table:table-cell office:value-type="string">
            <text:p>2020.01.16 03:00</text:p>
          </table:table-cell>
          <table:table-cell office:value-type="float" office:value="73">
            <text:p>73</text:p>
          </table:table-cell>
          <table:table-cell office:value-type="float" office:value="75.943">
            <text:p>75.943</text:p>
          </table:table-cell>
          <table:table-cell office:value-type="string">
            <text:p>2020.01.16 03:30</text:p>
          </table:table-cell>
          <table:table-cell office:value-type="float" office:value="73">
            <text:p>73</text:p>
          </table:table-cell>
          <table:table-cell office:value-type="float" office:value="75.943">
            <text:p>75.943</text:p>
          </table:table-cell>
          <table:table-cell office:value-type="string">
            <text:p>2020.01.16 03:30</text:p>
          </table:table-cell>
          <table:table-cell office:value-type="float" office:value="71">
            <text:p>71</text:p>
          </table:table-cell>
          <table:table-cell office:value-type="float" office:value="76.025">
            <text:p>76.025</text:p>
          </table:table-cell>
          <table:table-cell office:value-type="string">
            <text:p>2020.01.16 0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72">
            <text:p>72</text:p>
          </table:table-cell>
          <table:table-cell office:value-type="float" office:value="75.995">
            <text:p>75.995</text:p>
          </table:table-cell>
          <table:table-cell office:value-type="string">
            <text:p>2020.01.16 03:15</text:p>
          </table:table-cell>
          <table:table-cell office:value-type="float" office:value="73">
            <text:p>73</text:p>
          </table:table-cell>
          <table:table-cell office:value-type="float" office:value="75.935">
            <text:p>75.935</text:p>
          </table:table-cell>
          <table:table-cell office:value-type="string">
            <text:p>2020.01.16 03:30</text:p>
          </table:table-cell>
          <table:table-cell office:value-type="float" office:value="73">
            <text:p>73</text:p>
          </table:table-cell>
          <table:table-cell office:value-type="float" office:value="75.935">
            <text:p>75.935</text:p>
          </table:table-cell>
          <table:table-cell office:value-type="string">
            <text:p>2020.01.16 03:30</text:p>
          </table:table-cell>
          <table:table-cell office:value-type="float" office:value="72">
            <text:p>72</text:p>
          </table:table-cell>
          <table:table-cell office:value-type="float" office:value="76.024">
            <text:p>76.024</text:p>
          </table:table-cell>
          <table:table-cell office:value-type="string">
            <text:p>2020.01.16 0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75.977">
            <text:p>75.977</text:p>
          </table:table-cell>
          <table:table-cell office:value-type="string">
            <text:p>2020.01.16 03:30</text:p>
          </table:table-cell>
          <table:table-cell office:value-type="float" office:value="73">
            <text:p>73</text:p>
          </table:table-cell>
          <table:table-cell office:value-type="float" office:value="75.917">
            <text:p>75.917</text:p>
          </table:table-cell>
          <table:table-cell office:value-type="string">
            <text:p>2020.01.16 03:30</text:p>
          </table:table-cell>
          <table:table-cell office:value-type="float" office:value="73">
            <text:p>73</text:p>
          </table:table-cell>
          <table:table-cell office:value-type="float" office:value="75.917">
            <text:p>75.917</text:p>
          </table:table-cell>
          <table:table-cell office:value-type="string">
            <text:p>2020.01.16 03:30</text:p>
          </table:table-cell>
          <table:table-cell office:value-type="float" office:value="73">
            <text:p>73</text:p>
          </table:table-cell>
          <table:table-cell office:value-type="float" office:value="75.981">
            <text:p>75.981</text:p>
          </table:table-cell>
          <table:table-cell office:value-type="string">
            <text:p>2020.01.16 0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75.947">
            <text:p>75.947</text:p>
          </table:table-cell>
          <table:table-cell office:value-type="string">
            <text:p>2020.01.16 03:45</text:p>
          </table:table-cell>
          <table:table-cell office:value-type="float" office:value="82">
            <text:p>82</text:p>
          </table:table-cell>
          <table:table-cell office:value-type="float" office:value="75.887">
            <text:p>75.887</text:p>
          </table:table-cell>
          <table:table-cell office:value-type="string">
            <text:p>2020.01.16 05:45</text:p>
          </table:table-cell>
          <table:table-cell office:value-type="float" office:value="82">
            <text:p>82</text:p>
          </table:table-cell>
          <table:table-cell office:value-type="float" office:value="75.887">
            <text:p>75.887</text:p>
          </table:table-cell>
          <table:table-cell office:value-type="string">
            <text:p>2020.01.16 05:45</text:p>
          </table:table-cell>
          <table:table-cell office:value-type="float" office:value="74">
            <text:p>74</text:p>
          </table:table-cell>
          <table:table-cell office:value-type="float" office:value="75.962">
            <text:p>75.962</text:p>
          </table:table-cell>
          <table:table-cell office:value-type="string">
            <text:p>2020.01.16 0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75">
            <text:p>75</text:p>
          </table:table-cell>
          <table:table-cell office:value-type="float" office:value="75.963">
            <text:p>75.963</text:p>
          </table:table-cell>
          <table:table-cell office:value-type="string">
            <text:p>2020.01.16 04:00</text:p>
          </table:table-cell>
          <table:table-cell office:value-type="float" office:value="82">
            <text:p>82</text:p>
          </table:table-cell>
          <table:table-cell office:value-type="float" office:value="75.903">
            <text:p>75.903</text:p>
          </table:table-cell>
          <table:table-cell office:value-type="string">
            <text:p>2020.01.16 05:45</text:p>
          </table:table-cell>
          <table:table-cell office:value-type="float" office:value="82">
            <text:p>82</text:p>
          </table:table-cell>
          <table:table-cell office:value-type="float" office:value="75.903">
            <text:p>75.903</text:p>
          </table:table-cell>
          <table:table-cell office:value-type="string">
            <text:p>2020.01.16 05:45</text:p>
          </table:table-cell>
          <table:table-cell office:value-type="float" office:value="75">
            <text:p>75</text:p>
          </table:table-cell>
          <table:table-cell office:value-type="float" office:value="75.983">
            <text:p>75.983</text:p>
          </table:table-cell>
          <table:table-cell office:value-type="string">
            <text:p>2020.01.16 0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76">
            <text:p>76</text:p>
          </table:table-cell>
          <table:table-cell office:value-type="float" office:value="75.967">
            <text:p>75.967</text:p>
          </table:table-cell>
          <table:table-cell office:value-type="string">
            <text:p>2020.01.16 04:15</text:p>
          </table:table-cell>
          <table:table-cell office:value-type="float" office:value="77">
            <text:p>77</text:p>
          </table:table-cell>
          <table:table-cell office:value-type="float" office:value="75.907">
            <text:p>75.907</text:p>
          </table:table-cell>
          <table:table-cell office:value-type="string">
            <text:p>2020.01.16 04:30</text:p>
          </table:table-cell>
          <table:table-cell office:value-type="float" office:value="77">
            <text:p>77</text:p>
          </table:table-cell>
          <table:table-cell office:value-type="float" office:value="75.907">
            <text:p>75.907</text:p>
          </table:table-cell>
          <table:table-cell office:value-type="string">
            <text:p>2020.01.16 04:30</text:p>
          </table:table-cell>
          <table:table-cell office:value-type="float" office:value="76">
            <text:p>76</text:p>
          </table:table-cell>
          <table:table-cell office:value-type="float" office:value="75.969">
            <text:p>75.969</text:p>
          </table:table-cell>
          <table:table-cell office:value-type="string">
            <text:p>2020.01.16 0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77">
            <text:p>77</text:p>
          </table:table-cell>
          <table:table-cell office:value-type="float" office:value="75.936">
            <text:p>75.936</text:p>
          </table:table-cell>
          <table:table-cell office:value-type="string">
            <text:p>2020.01.16 04:30</text:p>
          </table:table-cell>
          <table:table-cell office:value-type="float" office:value="99">
            <text:p>99</text:p>
          </table:table-cell>
          <table:table-cell office:value-type="float" office:value="75.955">
            <text:p>75.955</text:p>
          </table:table-cell>
          <table:table-cell office:value-type="string">
            <text:p>2020.01.16 10: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75.943">
            <text:p>75.943</text:p>
          </table:table-cell>
          <table:table-cell office:value-type="string">
            <text:p>2020.01.16 0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75.92">
            <text:p>75.92</text:p>
          </table:table-cell>
          <table:table-cell office:value-type="string">
            <text:p>2020.01.16 04:45</text:p>
          </table:table-cell>
          <table:table-cell office:value-type="float" office:value="82">
            <text:p>82</text:p>
          </table:table-cell>
          <table:table-cell office:value-type="float" office:value="75.901">
            <text:p>75.901</text:p>
          </table:table-cell>
          <table:table-cell office:value-type="string">
            <text:p>2020.01.16 05:45</text:p>
          </table:table-cell>
          <table:table-cell office:value-type="float" office:value="82">
            <text:p>82</text:p>
          </table:table-cell>
          <table:table-cell office:value-type="float" office:value="75.901">
            <text:p>75.901</text:p>
          </table:table-cell>
          <table:table-cell office:value-type="string">
            <text:p>2020.01.16 05:45</text:p>
          </table:table-cell>
          <table:table-cell office:value-type="float" office:value="78">
            <text:p>78</text:p>
          </table:table-cell>
          <table:table-cell office:value-type="float" office:value="75.948">
            <text:p>75.948</text:p>
          </table:table-cell>
          <table:table-cell office:value-type="string">
            <text:p>2020.01.16 0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75.945">
            <text:p>75.945</text:p>
          </table:table-cell>
          <table:table-cell office:value-type="string">
            <text:p>2020.01.16 05:00</text:p>
          </table:table-cell>
          <table:table-cell office:value-type="float" office:value="82">
            <text:p>82</text:p>
          </table:table-cell>
          <table:table-cell office:value-type="float" office:value="75.885">
            <text:p>75.885</text:p>
          </table:table-cell>
          <table:table-cell office:value-type="string">
            <text:p>2020.01.16 05:45</text:p>
          </table:table-cell>
          <table:table-cell office:value-type="float" office:value="82">
            <text:p>82</text:p>
          </table:table-cell>
          <table:table-cell office:value-type="float" office:value="75.885">
            <text:p>75.885</text:p>
          </table:table-cell>
          <table:table-cell office:value-type="string">
            <text:p>2020.01.16 05:45</text:p>
          </table:table-cell>
          <table:table-cell office:value-type="float" office:value="79">
            <text:p>79</text:p>
          </table:table-cell>
          <table:table-cell office:value-type="float" office:value="75.947">
            <text:p>75.947</text:p>
          </table:table-cell>
          <table:table-cell office:value-type="string">
            <text:p>2020.01.16 0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75.93">
            <text:p>75.93</text:p>
          </table:table-cell>
          <table:table-cell office:value-type="string">
            <text:p>2020.01.16 05:15</text:p>
          </table:table-cell>
          <table:table-cell office:value-type="float" office:value="99">
            <text:p>99</text:p>
          </table:table-cell>
          <table:table-cell office:value-type="float" office:value="75.955">
            <text:p>75.955</text:p>
          </table:table-cell>
          <table:table-cell office:value-type="string">
            <text:p>2020.01.16 10: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5.961">
            <text:p>75.961</text:p>
          </table:table-cell>
          <table:table-cell office:value-type="string">
            <text:p>2020.01.16 0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</table:table-row>
        <table:table-row table:style-name="ro3">
          <table:table-cell office:value-type="float" office:value="81">
            <text:p>81</text:p>
          </table:table-cell>
          <table:table-cell office:value-type="float" office:value="75.942">
            <text:p>75.942</text:p>
          </table:table-cell>
          <table:table-cell office:value-type="string">
            <text:p>2020.01.16 05:30</text:p>
          </table:table-cell>
          <table:table-cell office:value-type="float" office:value="82">
            <text:p>82</text:p>
          </table:table-cell>
          <table:table-cell office:value-type="float" office:value="75.882">
            <text:p>75.882</text:p>
          </table:table-cell>
          <table:table-cell office:value-type="string">
            <text:p>2020.01.16 05:45</text:p>
          </table:table-cell>
          <table:table-cell office:value-type="float" office:value="82">
            <text:p>82</text:p>
          </table:table-cell>
          <table:table-cell office:value-type="float" office:value="75.882">
            <text:p>75.882</text:p>
          </table:table-cell>
          <table:table-cell office:value-type="string">
            <text:p>2020.01.16 05:45</text:p>
          </table:table-cell>
          <table:table-cell office:value-type="float" office:value="81">
            <text:p>81</text:p>
          </table:table-cell>
          <table:table-cell office:value-type="float" office:value="75.944">
            <text:p>75.944</text:p>
          </table:table-cell>
          <table:table-cell office:value-type="string">
            <text:p>2020.01.16 0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75.919">
            <text:p>75.919</text:p>
          </table:table-cell>
          <table:table-cell office:value-type="string">
            <text:p>2020.01.16 05:4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82">
            <text:p>82</text:p>
          </table:table-cell>
          <table:table-cell office:value-type="float" office:value="75.923">
            <text:p>75.923</text:p>
          </table:table-cell>
          <table:table-cell office:value-type="string">
            <text:p>2020.01.16 0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75.913">
            <text:p>75.913</text:p>
          </table:table-cell>
          <table:table-cell office:value-type="string">
            <text:p>2020.01.16 06:00</text:p>
          </table:table-cell>
          <table:table-cell office:value-type="float" office:value="92">
            <text:p>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92">
            <text:p>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83">
            <text:p>83</text:p>
          </table:table-cell>
          <table:table-cell office:value-type="float" office:value="75.914">
            <text:p>75.914</text:p>
          </table:table-cell>
          <table:table-cell office:value-type="string">
            <text:p>2020.01.16 0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84">
            <text:p>84</text:p>
          </table:table-cell>
          <table:table-cell office:value-type="float" office:value="75.896">
            <text:p>75.896</text:p>
          </table:table-cell>
          <table:table-cell office:value-type="string">
            <text:p>2020.01.16 06:15</text:p>
          </table:table-cell>
          <table:table-cell office:value-type="float" office:value="92">
            <text:p>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92">
            <text:p>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84">
            <text:p>84</text:p>
          </table:table-cell>
          <table:table-cell office:value-type="float" office:value="75.954">
            <text:p>75.954</text:p>
          </table:table-cell>
          <table:table-cell office:value-type="string">
            <text:p>2020.01.16 0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75.934">
            <text:p>75.934</text:p>
          </table:table-cell>
          <table:table-cell office:value-type="string">
            <text:p>2020.01.16 06:30</text:p>
          </table:table-cell>
          <table:table-cell office:value-type="float" office:value="99">
            <text:p>99</text:p>
          </table:table-cell>
          <table:table-cell office:value-type="float" office:value="75.955">
            <text:p>75.955</text:p>
          </table:table-cell>
          <table:table-cell office:value-type="string">
            <text:p>2020.01.16 10: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5.934">
            <text:p>75.934</text:p>
          </table:table-cell>
          <table:table-cell office:value-type="string">
            <text:p>2020.01.16 0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75.918">
            <text:p>75.918</text:p>
          </table:table-cell>
          <table:table-cell office:value-type="string">
            <text:p>2020.01.16 06:4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86">
            <text:p>86</text:p>
          </table:table-cell>
          <table:table-cell office:value-type="float" office:value="75.945">
            <text:p>75.945</text:p>
          </table:table-cell>
          <table:table-cell office:value-type="string">
            <text:p>2020.01.16 0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75.915">
            <text:p>75.915</text:p>
          </table:table-cell>
          <table:table-cell office:value-type="string">
            <text:p>2020.01.16 07:00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87">
            <text:p>87</text:p>
          </table:table-cell>
          <table:table-cell office:value-type="float" office:value="75.94">
            <text:p>75.94</text:p>
          </table:table-cell>
          <table:table-cell office:value-type="string">
            <text:p>2020.01.16 0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75.923">
            <text:p>75.923</text:p>
          </table:table-cell>
          <table:table-cell office:value-type="string">
            <text:p>2020.01.16 07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88">
            <text:p>88</text:p>
          </table:table-cell>
          <table:table-cell office:value-type="float" office:value="75.935">
            <text:p>75.935</text:p>
          </table:table-cell>
          <table:table-cell office:value-type="string">
            <text:p>2020.01.16 0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89">
            <text:p>89</text:p>
          </table:table-cell>
          <table:table-cell office:value-type="float" office:value="75.914">
            <text:p>75.914</text:p>
          </table:table-cell>
          <table:table-cell office:value-type="string">
            <text:p>2020.01.16 07:30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89">
            <text:p>89</text:p>
          </table:table-cell>
          <table:table-cell office:value-type="float" office:value="75.926">
            <text:p>75.926</text:p>
          </table:table-cell>
          <table:table-cell office:value-type="string">
            <text:p>2020.01.16 0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75.922">
            <text:p>75.922</text:p>
          </table:table-cell>
          <table:table-cell office:value-type="string">
            <text:p>2020.01.16 07:4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0">
            <text:p>90</text:p>
          </table:table-cell>
          <table:table-cell office:value-type="float" office:value="75.939">
            <text:p>75.939</text:p>
          </table:table-cell>
          <table:table-cell office:value-type="string">
            <text:p>2020.01.16 0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float" office:value="75.935">
            <text:p>75.935</text:p>
          </table:table-cell>
          <table:table-cell office:value-type="string">
            <text:p>2020.01.16 08:00</text:p>
          </table:table-cell>
          <table:table-cell office:value-type="float" office:value="99">
            <text:p>99</text:p>
          </table:table-cell>
          <table:table-cell office:value-type="float" office:value="75.955">
            <text:p>75.955</text:p>
          </table:table-cell>
          <table:table-cell office:value-type="string">
            <text:p>2020.01.16 10: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75.937">
            <text:p>75.937</text:p>
          </table:table-cell>
          <table:table-cell office:value-type="string">
            <text:p>2020.01.16 0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75.923">
            <text:p>75.923</text:p>
          </table:table-cell>
          <table:table-cell office:value-type="string">
            <text:p>2020.01.16 08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2">
            <text:p>92</text:p>
          </table:table-cell>
          <table:table-cell office:value-type="float" office:value="75.928">
            <text:p>75.928</text:p>
          </table:table-cell>
          <table:table-cell office:value-type="string">
            <text:p>2020.01.16 0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93">
            <text:p>93</text:p>
          </table:table-cell>
          <table:table-cell office:value-type="float" office:value="75.892">
            <text:p>75.892</text:p>
          </table:table-cell>
          <table:table-cell office:value-type="string">
            <text:p>2020.01.16 08:30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3">
            <text:p>93</text:p>
          </table:table-cell>
          <table:table-cell office:value-type="float" office:value="75.929">
            <text:p>75.929</text:p>
          </table:table-cell>
          <table:table-cell office:value-type="string">
            <text:p>2020.01.16 0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94">
            <text:p>94</text:p>
          </table:table-cell>
          <table:table-cell office:value-type="float" office:value="75.917">
            <text:p>75.917</text:p>
          </table:table-cell>
          <table:table-cell office:value-type="string">
            <text:p>2020.01.16 08:4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4">
            <text:p>94</text:p>
          </table:table-cell>
          <table:table-cell office:value-type="float" office:value="75.929">
            <text:p>75.929</text:p>
          </table:table-cell>
          <table:table-cell office:value-type="string">
            <text:p>2020.01.16 0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</table:table-row>
        <table:table-row table:style-name="ro3">
          <table:table-cell office:value-type="float" office:value="95">
            <text:p>95</text:p>
          </table:table-cell>
          <table:table-cell office:value-type="float" office:value="75.929">
            <text:p>75.929</text:p>
          </table:table-cell>
          <table:table-cell office:value-type="string">
            <text:p>2020.01.16 09:00</text:p>
          </table:table-cell>
          <table:table-cell office:value-type="float" office:value="98">
            <text:p>98</text:p>
          </table:table-cell>
          <table:table-cell office:value-type="float" office:value="75.94">
            <text:p>75.94</text:p>
          </table:table-cell>
          <table:table-cell office:value-type="string">
            <text:p>2020.01.16 09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75.964">
            <text:p>75.964</text:p>
          </table:table-cell>
          <table:table-cell office:value-type="string">
            <text:p>2020.01.16 0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/>
        </table:table-row>
        <table:table-row table:style-name="ro3">
          <table:table-cell office:value-type="float" office:value="96">
            <text:p>96</text:p>
          </table:table-cell>
          <table:table-cell office:value-type="float" office:value="75.912">
            <text:p>75.912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23">
            <text:p>75.923</text:p>
          </table:table-cell>
          <table:table-cell office:value-type="string">
            <text:p>2020.01.16 09:1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75.929">
            <text:p>75.929</text:p>
          </table:table-cell>
          <table:table-cell office:value-type="string">
            <text:p>2020.01.16 0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/>
        </table:table-row>
        <table:table-row table:style-name="ro3">
          <table:table-cell office:value-type="string">
            <text:p>len =&gt; 97</text:p>
          </table:table-cell>
          <table:table-cell table:number-columns-repeated="15"/>
        </table:table-row>
      </table:table>
      <table:table table:name="Sheet4" table:style-name="ta1" table:print="false">
        <table:table-column table:style-name="co2" table:default-cell-style-name="ce1"/>
        <table:table-column table:style-name="co1" table:number-columns-repeated="1023" table:default-cell-style-name="ce1"/>
        <table:table-row table:style-name="ro1">
          <table:table-cell office:value-type="string">
            <text:p>[02/14/2020 13:59:22 : FxTestController.php : 432] </text:p>
          </table:table-cell>
          <table:table-cell table:number-columns-repeated="1023"/>
        </table:table-row>
        <table:table-row table:style-name="ro1">
          <table:table-cell office:value-type="string">
            <text:p>$nameOf_DP</text:p>
          </table:table-cell>
          <table:table-cell office:value-type="string">
            <text:p>dp-all</text:p>
          </table:table-cell>
          <table:table-cell table:number-columns-repeated="1022"/>
        </table:table-row>
        <table:table-row table:style-name="ro1">
          <table:table-cell office:value-type="string">
            <text:p>$_dpath_File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1">
          <table:table-cell office:value-type="string">
            <text:p>$_fname_File_CSV</text:p>
          </table:table-cell>
          <table:table-cell office:value-type="string">
            <text:p>44_5.1_10_rawdata.(AUDJPY).(Period-M15).(NumOfUnits-18000).(Bars-18000).20200116_171429.[SLICE-100].csv</text:p>
          </table:table-cell>
          <table:table-cell table:number-columns-repeated="1022"/>
        </table:table-row>
        <table:table-row table:style-name="ro1">
          <table:table-cell office:value-type="string">
            <text:p>$lo_BarDatas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string">
            <text:p>$lo_Pos</text:p>
          </table:table-cell>
          <table:table-cell office:value-type="string">
            <text:p>97 / of all bds = 0.970</text:p>
          </table:table-cell>
          <table:table-cell table:number-columns-repeated="1022"/>
        </table:table-row>
        <table:table-row table:style-name="ro1">
          <table:table-cell office:value-type="string">
            <text:p>$numOf_SLs</text:p>
          </table:table-cell>
          <table:table-cell office:value-type="string">
            <text:p>77 / of all Pos = 0.794</text:p>
          </table:table-cell>
          <table:table-cell table:number-columns-repeated="1022"/>
        </table:table-row>
        <table:table-row table:style-name="ro1">
          <table:table-cell office:value-type="string">
            <text:p>$numOf_TPs</text:p>
          </table:table-cell>
          <table:table-cell office:value-type="string">
            <text:p>14 / of all Pos = 0.144</text:p>
          </table:table-cell>
          <table:table-cell table:number-columns-repeated="1022"/>
        </table:table-row>
        <table:table-row table:style-name="ro1">
          <table:table-cell office:value-type="string">
            <text:p>sum : start - exit</text:p>
          </table:table-cell>
          <table:table-cell office:value-type="float" office:value="0.564">
            <text:p>0.564</text:p>
          </table:table-cell>
          <table:table-cell table:number-columns-repeated="1022"/>
        </table:table-row>
        <table:table-row table:style-name="ro1">
          <table:table-cell office:value-type="string">
            <text:p>xt_idx = -1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_idx</text:p>
          </table:table-cell>
          <table:table-cell office:value-type="string">
            <text:p>st_pr</text:p>
          </table:table-cell>
          <table:table-cell office:value-type="string">
            <text:p>datetime</text:p>
          </table:table-cell>
          <table:table-cell office:value-type="string">
            <text:p>cu_idx</text:p>
          </table:table-cell>
          <table:table-cell office:value-type="string">
            <text:p>cu_pr</text:p>
          </table:table-cell>
          <table:table-cell office:value-type="string">
            <text:p>datetime</text:p>
          </table:table-cell>
          <table:table-cell office:value-type="string">
            <text:p>ext_idx</text:p>
          </table:table-cell>
          <table:table-cell office:value-type="string">
            <text:p>ext_pr</text:p>
          </table:table-cell>
          <table:table-cell office:value-type="string">
            <text:p>datetime</text:p>
          </table:table-cell>
          <table:table-cell office:value-type="string">
            <text:p>rf_idx</text:p>
          </table:table-cell>
          <table:table-cell office:value-type="string">
            <text:p>rf_pr</text:p>
          </table:table-cell>
          <table:table-cell office:value-type="string">
            <text:p>base_idx</text:p>
          </table:table-cell>
          <table:table-cell office:value-type="string">
            <text:p>base_pr</text:p>
          </table:table-cell>
          <table:table-cell office:value-type="string">
            <text:p>datetime</text:p>
          </table:table-cell>
          <table:table-cell office:value-type="string">
            <text:p>cu_status</text:p>
          </table:table-cell>
          <table:table-cell office:value-type="string">
            <text:p>ext_status</text:p>
          </table:table-cell>
          <table:table-cell office:value-type="string">
            <text:p>exit - start</text:p>
          </table:table-cell>
          <table:table-cell table:number-columns-repeated="100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.777">
            <text:p>75.777</text:p>
          </table:table-cell>
          <table:table-cell office:value-type="float" office:value="-0">
            <text:p>-0</text:p>
          </table:table-cell>
          <table:table-cell office:value-type="float" office:value="3">
            <text:p>3</text:p>
          </table:table-cell>
          <table:table-cell office:value-type="float" office:value="75.776">
            <text:p>75.776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76">
            <text:p>75.776</text:p>
          </table:table-cell>
          <table:table-cell office:value-type="string">
            <text:p>2020.01.15 10:00</text:p>
          </table:table-cell>
          <table:table-cell office:value-type="float" office:value="0">
            <text:p>0</text:p>
          </table:table-cell>
          <table:table-cell office:value-type="float" office:value="75.836">
            <text:p>75.836</text:p>
          </table:table-cell>
          <table:table-cell office:value-type="float" office:value="-0">
            <text:p>-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10000000000048">
            <text:p>-0.001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5.809">
            <text:p>75.809</text:p>
          </table:table-cell>
          <table:table-cell office:value-type="string">
            <text:p>2020.01.15 09:30</text:p>
          </table:table-cell>
          <table:table-cell office:value-type="float" office:value="3">
            <text:p>3</text:p>
          </table:table-cell>
          <table:table-cell office:value-type="float" office:value="75.749">
            <text:p>75.749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49">
            <text:p>75.749</text:p>
          </table:table-cell>
          <table:table-cell office:value-type="string">
            <text:p>2020.01.15 10:00</text:p>
          </table:table-cell>
          <table:table-cell office:value-type="float" office:value="1">
            <text:p>1</text:p>
          </table:table-cell>
          <table:table-cell office:value-type="float" office:value="75.83">
            <text:p>75.83</text:p>
          </table:table-cell>
          <table:table-cell office:value-type="string">
            <text:p>2020.01.15 0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821">
            <text:p>75.821</text:p>
          </table:table-cell>
          <table:table-cell office:value-type="string">
            <text:p>2020.01.15 09:45</text:p>
          </table:table-cell>
          <table:table-cell office:value-type="float" office:value="3">
            <text:p>3</text:p>
          </table:table-cell>
          <table:table-cell office:value-type="float" office:value="75.761">
            <text:p>75.761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61">
            <text:p>75.761</text:p>
          </table:table-cell>
          <table:table-cell office:value-type="string">
            <text:p>2020.01.15 10:00</text:p>
          </table:table-cell>
          <table:table-cell office:value-type="float" office:value="2">
            <text:p>2</text:p>
          </table:table-cell>
          <table:table-cell office:value-type="float" office:value="75.83">
            <text:p>75.83</text:p>
          </table:table-cell>
          <table:table-cell office:value-type="string">
            <text:p>2020.01.15 0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5.788">
            <text:p>75.788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28">
            <text:p>75.728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28">
            <text:p>75.728</text:p>
          </table:table-cell>
          <table:table-cell office:value-type="string">
            <text:p>2020.01.15 10:00</text:p>
          </table:table-cell>
          <table:table-cell office:value-type="float" office:value="3">
            <text:p>3</text:p>
          </table:table-cell>
          <table:table-cell office:value-type="float" office:value="75.796">
            <text:p>75.796</text:p>
          </table:table-cell>
          <table:table-cell office:value-type="string">
            <text:p>2020.01.15 1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5.716">
            <text:p>75.716</text:p>
          </table:table-cell>
          <table:table-cell office:value-type="string">
            <text:p>2020.01.15 10:15</text:p>
          </table:table-cell>
          <table:table-cell office:value-type="float" office:value="4">
            <text:p>4</text:p>
          </table:table-cell>
          <table:table-cell office:value-type="float" office:value="75.656">
            <text:p>75.656</text:p>
          </table:table-cell>
          <table:table-cell office:value-type="string">
            <text:p>2020.01.15 10:15</text:p>
          </table:table-cell>
          <table:table-cell office:value-type="float" office:value="4">
            <text:p>4</text:p>
          </table:table-cell>
          <table:table-cell office:value-type="float" office:value="75.656">
            <text:p>75.656</text:p>
          </table:table-cell>
          <table:table-cell office:value-type="string">
            <text:p>2020.01.15 10:15</text:p>
          </table:table-cell>
          <table:table-cell office:value-type="float" office:value="4">
            <text:p>4</text:p>
          </table:table-cell>
          <table:table-cell office:value-type="float" office:value="75.723">
            <text:p>75.723</text:p>
          </table:table-cell>
          <table:table-cell office:value-type="string">
            <text:p>2020.01.15 1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5.685">
            <text:p>75.685</text:p>
          </table:table-cell>
          <table:table-cell office:value-type="string">
            <text:p>2020.01.15 10:3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5">
            <text:p>5</text:p>
          </table:table-cell>
          <table:table-cell office:value-type="float" office:value="75.711">
            <text:p>75.711</text:p>
          </table:table-cell>
          <table:table-cell office:value-type="string">
            <text:p>2020.01.15 1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6999999999992">
            <text:p>0.037</text:p>
          </table:table-cell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5.671">
            <text:p>75.671</text:p>
          </table:table-cell>
          <table:table-cell office:value-type="string">
            <text:p>2020.01.15 10:45</text:p>
          </table:table-cell>
          <table:table-cell office:value-type="float" office:value="9">
            <text:p>9</text:p>
          </table:table-cell>
          <table:table-cell office:value-type="float" office:value="75.663">
            <text:p>75.663</text:p>
          </table:table-cell>
          <table:table-cell office:value-type="string">
            <text:p>2020.01.15 11:30</text:p>
          </table:table-cell>
          <table:table-cell office:value-type="float" office:value="9">
            <text:p>9</text:p>
          </table:table-cell>
          <table:table-cell office:value-type="float" office:value="75.663">
            <text:p>75.663</text:p>
          </table:table-cell>
          <table:table-cell office:value-type="string">
            <text:p>2020.01.15 11:30</text:p>
          </table:table-cell>
          <table:table-cell office:value-type="float" office:value="6">
            <text:p>6</text:p>
          </table:table-cell>
          <table:table-cell office:value-type="float" office:value="75.703">
            <text:p>75.703</text:p>
          </table:table-cell>
          <table:table-cell office:value-type="string">
            <text:p>2020.01.15 1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80000000000098">
            <text:p>-0.008</text:p>
          </table:table-cell>
          <table:table-cell table:number-columns-repeated="100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.69">
            <text:p>75.69</text:p>
          </table:table-cell>
          <table:table-cell office:value-type="string">
            <text:p>2020.01.15 11:0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7">
            <text:p>7</text:p>
          </table:table-cell>
          <table:table-cell office:value-type="float" office:value="75.717">
            <text:p>75.717</text:p>
          </table:table-cell>
          <table:table-cell office:value-type="string">
            <text:p>2020.01.15 1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1999999999996">
            <text:p>0.032</text:p>
          </table:table-cell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.713">
            <text:p>75.713</text:p>
          </table:table-cell>
          <table:table-cell office:value-type="string">
            <text:p>2020.01.15 11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8">
            <text:p>8</text:p>
          </table:table-cell>
          <table:table-cell office:value-type="float" office:value="75.723">
            <text:p>75.723</text:p>
          </table:table-cell>
          <table:table-cell office:value-type="string">
            <text:p>2020.01.15 1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90000000000003">
            <text:p>0.009</text:p>
          </table:table-cell>
          <table:table-cell table:number-columns-repeated="100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5.676">
            <text:p>75.676</text:p>
          </table:table-cell>
          <table:table-cell office:value-type="string">
            <text:p>2020.01.15 11:30</text:p>
          </table:table-cell>
          <table:table-cell office:value-type="float" office:value="11">
            <text:p>11</text:p>
          </table:table-cell>
          <table:table-cell office:value-type="float" office:value="75.658">
            <text:p>75.658</text:p>
          </table:table-cell>
          <table:table-cell office:value-type="string">
            <text:p>2020.01.15 12:00</text:p>
          </table:table-cell>
          <table:table-cell office:value-type="float" office:value="11">
            <text:p>11</text:p>
          </table:table-cell>
          <table:table-cell office:value-type="float" office:value="75.658">
            <text:p>75.658</text:p>
          </table:table-cell>
          <table:table-cell office:value-type="string">
            <text:p>2020.01.15 12:00</text:p>
          </table:table-cell>
          <table:table-cell office:value-type="float" office:value="9">
            <text:p>9</text:p>
          </table:table-cell>
          <table:table-cell office:value-type="float" office:value="75.709">
            <text:p>75.709</text:p>
          </table:table-cell>
          <table:table-cell office:value-type="string">
            <text:p>2020.01.15 1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8000000000001">
            <text:p>-0.018</text:p>
          </table:table-cell>
          <table:table-cell table:number-columns-repeated="100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5.707">
            <text:p>75.707</text:p>
          </table:table-cell>
          <table:table-cell office:value-type="string">
            <text:p>2020.01.15 11:4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0">
            <text:p>10</text:p>
          </table:table-cell>
          <table:table-cell office:value-type="float" office:value="75.718">
            <text:p>75.718</text:p>
          </table:table-cell>
          <table:table-cell office:value-type="string">
            <text:p>2020.01.15 1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5000000000001">
            <text:p>0.015</text:p>
          </table:table-cell>
          <table:table-cell table:number-columns-repeated="100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5.669">
            <text:p>75.669</text:p>
          </table:table-cell>
          <table:table-cell office:value-type="string">
            <text:p>2020.01.15 12:0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1">
            <text:p>11</text:p>
          </table:table-cell>
          <table:table-cell office:value-type="float" office:value="75.692">
            <text:p>75.692</text:p>
          </table:table-cell>
          <table:table-cell office:value-type="string">
            <text:p>2020.01.15 1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52999999999997">
            <text:p>0.053</text:p>
          </table:table-cell>
          <table:table-cell table:number-columns-repeated="100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5.683">
            <text:p>75.683</text:p>
          </table:table-cell>
          <table:table-cell office:value-type="string">
            <text:p>2020.01.15 12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2">
            <text:p>12</text:p>
          </table:table-cell>
          <table:table-cell office:value-type="float" office:value="75.718">
            <text:p>75.718</text:p>
          </table:table-cell>
          <table:table-cell office:value-type="string">
            <text:p>2020.01.15 1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8999999999987">
            <text:p>0.039</text:p>
          </table:table-cell>
          <table:table-cell table:number-columns-repeated="100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5.703">
            <text:p>75.703</text:p>
          </table:table-cell>
          <table:table-cell office:value-type="string">
            <text:p>2020.01.15 12:3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3">
            <text:p>13</text:p>
          </table:table-cell>
          <table:table-cell office:value-type="float" office:value="75.728">
            <text:p>75.728</text:p>
          </table:table-cell>
          <table:table-cell office:value-type="string">
            <text:p>2020.01.15 1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8999999999991">
            <text:p>0.019</text:p>
          </table:table-cell>
          <table:table-cell table:number-columns-repeated="100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5.709">
            <text:p>75.709</text:p>
          </table:table-cell>
          <table:table-cell office:value-type="string">
            <text:p>2020.01.15 12:4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4">
            <text:p>14</text:p>
          </table:table-cell>
          <table:table-cell office:value-type="float" office:value="75.716">
            <text:p>75.716</text:p>
          </table:table-cell>
          <table:table-cell office:value-type="string">
            <text:p>2020.01.15 1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2999999999991">
            <text:p>0.013</text:p>
          </table:table-cell>
          <table:table-cell table:number-columns-repeated="100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5.705">
            <text:p>75.705</text:p>
          </table:table-cell>
          <table:table-cell office:value-type="string">
            <text:p>2020.01.15 13:0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5">
            <text:p>15</text:p>
          </table:table-cell>
          <table:table-cell office:value-type="float" office:value="75.745">
            <text:p>75.745</text:p>
          </table:table-cell>
          <table:table-cell office:value-type="string">
            <text:p>2020.01.15 1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6999999999996">
            <text:p>0.017</text:p>
          </table:table-cell>
          <table:table-cell table:number-columns-repeated="100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5.715">
            <text:p>75.715</text:p>
          </table:table-cell>
          <table:table-cell office:value-type="string">
            <text:p>2020.01.15 13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6">
            <text:p>16</text:p>
          </table:table-cell>
          <table:table-cell office:value-type="float" office:value="75.73">
            <text:p>75.73</text:p>
          </table:table-cell>
          <table:table-cell office:value-type="string">
            <text:p>2020.01.15 1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69999999999908">
            <text:p>0.007</text:p>
          </table:table-cell>
          <table:table-cell table:number-columns-repeated="100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5.72">
            <text:p>75.72</text:p>
          </table:table-cell>
          <table:table-cell office:value-type="string">
            <text:p>2020.01.15 13:3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7">
            <text:p>17</text:p>
          </table:table-cell>
          <table:table-cell office:value-type="float" office:value="75.725">
            <text:p>75.725</text:p>
          </table:table-cell>
          <table:table-cell office:value-type="string">
            <text:p>2020.01.15 1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19999999999953">
            <text:p>0.002</text:p>
          </table:table-cell>
          <table:table-cell table:number-columns-repeated="100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5.724">
            <text:p>75.724</text:p>
          </table:table-cell>
          <table:table-cell office:value-type="string">
            <text:p>2020.01.15 13:4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8">
            <text:p>18</text:p>
          </table:table-cell>
          <table:table-cell office:value-type="float" office:value="75.749">
            <text:p>75.749</text:p>
          </table:table-cell>
          <table:table-cell office:value-type="string">
            <text:p>2020.01.15 1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20000000000095">
            <text:p>-0.002</text:p>
          </table:table-cell>
          <table:table-cell table:number-columns-repeated="100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5.735">
            <text:p>75.735</text:p>
          </table:table-cell>
          <table:table-cell office:value-type="string">
            <text:p>2020.01.15 14:00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">
            <text:p>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19">
            <text:p>19</text:p>
          </table:table-cell>
          <table:table-cell office:value-type="float" office:value="75.77">
            <text:p>75.77</text:p>
          </table:table-cell>
          <table:table-cell office:value-type="string">
            <text:p>2020.01.15 1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3000000000005">
            <text:p>-0.013</text:p>
          </table:table-cell>
          <table:table-cell table:number-columns-repeated="100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5.765">
            <text:p>75.765</text:p>
          </table:table-cell>
          <table:table-cell office:value-type="string">
            <text:p>2020.01.15 14:15</text:p>
          </table:table-cell>
          <table:table-cell office:value-type="float" office:value="21">
            <text:p>21</text:p>
          </table:table-cell>
          <table:table-cell office:value-type="float" office:value="75.705">
            <text:p>75.705</text:p>
          </table:table-cell>
          <table:table-cell office:value-type="string">
            <text:p>2020.01.15 14:30</text:p>
          </table:table-cell>
          <table:table-cell office:value-type="float" office:value="21">
            <text:p>21</text:p>
          </table:table-cell>
          <table:table-cell office:value-type="float" office:value="75.705">
            <text:p>75.705</text:p>
          </table:table-cell>
          <table:table-cell office:value-type="string">
            <text:p>2020.01.15 14:30</text:p>
          </table:table-cell>
          <table:table-cell office:value-type="float" office:value="20">
            <text:p>20</text:p>
          </table:table-cell>
          <table:table-cell office:value-type="float" office:value="75.782">
            <text:p>75.782</text:p>
          </table:table-cell>
          <table:table-cell office:value-type="string">
            <text:p>2020.01.15 1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5.724">
            <text:p>75.724</text:p>
          </table:table-cell>
          <table:table-cell office:value-type="string">
            <text:p>2020.01.15 14:30</text:p>
          </table:table-cell>
          <table:table-cell office:value-type="float" office:value="23">
            <text:p>23</text:p>
          </table:table-cell>
          <table:table-cell office:value-type="float" office:value="75.664">
            <text:p>75.664</text:p>
          </table:table-cell>
          <table:table-cell office:value-type="string">
            <text:p>2020.01.15 15:00</text:p>
          </table:table-cell>
          <table:table-cell office:value-type="float" office:value="23">
            <text:p>23</text:p>
          </table:table-cell>
          <table:table-cell office:value-type="float" office:value="75.664">
            <text:p>75.664</text:p>
          </table:table-cell>
          <table:table-cell office:value-type="string">
            <text:p>2020.01.15 15:00</text:p>
          </table:table-cell>
          <table:table-cell office:value-type="float" office:value="21">
            <text:p>21</text:p>
          </table:table-cell>
          <table:table-cell office:value-type="float" office:value="75.728">
            <text:p>75.728</text:p>
          </table:table-cell>
          <table:table-cell office:value-type="string">
            <text:p>2020.01.15 1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5.709">
            <text:p>75.709</text:p>
          </table:table-cell>
          <table:table-cell office:value-type="string">
            <text:p>2020.01.15 14:45</text:p>
          </table:table-cell>
          <table:table-cell office:value-type="float" office:value="23">
            <text:p>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23">
            <text:p>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22">
            <text:p>22</text:p>
          </table:table-cell>
          <table:table-cell office:value-type="float" office:value="75.742">
            <text:p>75.742</text:p>
          </table:table-cell>
          <table:table-cell office:value-type="string">
            <text:p>2020.01.15 1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5.709">
            <text:p>75.709</text:p>
          </table:table-cell>
          <table:table-cell office:value-type="string">
            <text:p>2020.01.15 15:00</text:p>
          </table:table-cell>
          <table:table-cell office:value-type="float" office:value="23">
            <text:p>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23">
            <text:p>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23">
            <text:p>23</text:p>
          </table:table-cell>
          <table:table-cell office:value-type="float" office:value="75.721">
            <text:p>75.721</text:p>
          </table:table-cell>
          <table:table-cell office:value-type="string">
            <text:p>2020.01.15 1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5.624">
            <text:p>75.624</text:p>
          </table:table-cell>
          <table:table-cell office:value-type="string">
            <text:p>2020.01.15 15:1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4">
            <text:p>24</text:p>
          </table:table-cell>
          <table:table-cell office:value-type="float" office:value="75.639">
            <text:p>75.639</text:p>
          </table:table-cell>
          <table:table-cell office:value-type="string">
            <text:p>2020.01.15 1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0000000000001">
            <text:p>0.1</text:p>
          </table:table-cell>
          <table:table-cell table:number-columns-repeated="100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5.626">
            <text:p>75.626</text:p>
          </table:table-cell>
          <table:table-cell office:value-type="string">
            <text:p>2020.01.15 15:30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5">
            <text:p>25</text:p>
          </table:table-cell>
          <table:table-cell office:value-type="float" office:value="75.659">
            <text:p>75.659</text:p>
          </table:table-cell>
          <table:table-cell office:value-type="string">
            <text:p>2020.01.15 1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97999999999999">
            <text:p>0.098</text:p>
          </table:table-cell>
          <table:table-cell table:number-columns-repeated="100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5.612">
            <text:p>75.612</text:p>
          </table:table-cell>
          <table:table-cell office:value-type="string">
            <text:p>2020.01.15 15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6">
            <text:p>26</text:p>
          </table:table-cell>
          <table:table-cell office:value-type="float" office:value="75.632">
            <text:p>75.632</text:p>
          </table:table-cell>
          <table:table-cell office:value-type="string">
            <text:p>2020.01.15 1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1200000000001">
            <text:p>0.112</text:p>
          </table:table-cell>
          <table:table-cell table:number-columns-repeated="100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5.619">
            <text:p>75.619</text:p>
          </table:table-cell>
          <table:table-cell office:value-type="string">
            <text:p>2020.01.15 16:00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7">
            <text:p>27</text:p>
          </table:table-cell>
          <table:table-cell office:value-type="float" office:value="75.671">
            <text:p>75.671</text:p>
          </table:table-cell>
          <table:table-cell office:value-type="string">
            <text:p>2020.01.15 1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05">
            <text:p>0.105</text:p>
          </table:table-cell>
          <table:table-cell table:number-columns-repeated="1007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5.654">
            <text:p>75.654</text:p>
          </table:table-cell>
          <table:table-cell office:value-type="string">
            <text:p>2020.01.15 16:1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8">
            <text:p>28</text:p>
          </table:table-cell>
          <table:table-cell office:value-type="float" office:value="75.737">
            <text:p>75.737</text:p>
          </table:table-cell>
          <table:table-cell office:value-type="string">
            <text:p>2020.01.15 1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70000000000007">
            <text:p>0.07</text:p>
          </table:table-cell>
          <table:table-cell table:number-columns-repeated="1007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5.735">
            <text:p>75.735</text:p>
          </table:table-cell>
          <table:table-cell office:value-type="string">
            <text:p>2020.01.15 16:30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30">
            <text:p>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9">
            <text:p>29</text:p>
          </table:table-cell>
          <table:table-cell office:value-type="float" office:value="75.784">
            <text:p>75.784</text:p>
          </table:table-cell>
          <table:table-cell office:value-type="string">
            <text:p>2020.01.15 1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0999999999996">
            <text:p>-0.011</text:p>
          </table:table-cell>
          <table:table-cell table:number-columns-repeated="100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5.734">
            <text:p>75.734</text:p>
          </table:table-cell>
          <table:table-cell office:value-type="string">
            <text:p>2020.01.15 16:45</text:p>
          </table:table-cell>
          <table:table-cell office:value-type="float" office:value="32">
            <text:p>32</text:p>
          </table:table-cell>
          <table:table-cell office:value-type="float" office:value="75.753">
            <text:p>75.753</text:p>
          </table:table-cell>
          <table:table-cell office:value-type="string">
            <text:p>2020.01.15 17:15</text:p>
          </table:table-cell>
          <table:table-cell office:value-type="float" office:value="32">
            <text:p>32</text:p>
          </table:table-cell>
          <table:table-cell office:value-type="float" office:value="75.753">
            <text:p>75.753</text:p>
          </table:table-cell>
          <table:table-cell office:value-type="string">
            <text:p>2020.01.15 17:15</text:p>
          </table:table-cell>
          <table:table-cell office:value-type="float" office:value="30">
            <text:p>30</text:p>
          </table:table-cell>
          <table:table-cell office:value-type="float" office:value="75.789">
            <text:p>75.789</text:p>
          </table:table-cell>
          <table:table-cell office:value-type="string">
            <text:p>2020.01.15 1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9000000000005">
            <text:p>0.019</text:p>
          </table:table-cell>
          <table:table-cell table:number-columns-repeated="100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5.778">
            <text:p>75.778</text:p>
          </table:table-cell>
          <table:table-cell office:value-type="string">
            <text:p>2020.01.15 17:00</text:p>
          </table:table-cell>
          <table:table-cell office:value-type="float" office:value="34">
            <text:p>34</text:p>
          </table:table-cell>
          <table:table-cell office:value-type="float" office:value="75.888">
            <text:p>75.888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888">
            <text:p>75.888</text:p>
          </table:table-cell>
          <table:table-cell office:value-type="string">
            <text:p>2020.01.15 17:45</text:p>
          </table:table-cell>
          <table:table-cell office:value-type="float" office:value="31">
            <text:p>31</text:p>
          </table:table-cell>
          <table:table-cell office:value-type="float" office:value="75.813">
            <text:p>75.813</text:p>
          </table:table-cell>
          <table:table-cell office:value-type="string">
            <text:p>2020.01.15 1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5.76">
            <text:p>75.76</text:p>
          </table:table-cell>
          <table:table-cell office:value-type="string">
            <text:p>2020.01.15 17:15</text:p>
          </table:table-cell>
          <table:table-cell office:value-type="float" office:value="34">
            <text:p>34</text:p>
          </table:table-cell>
          <table:table-cell office:value-type="float" office:value="75.87">
            <text:p>75.87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87">
            <text:p>75.87</text:p>
          </table:table-cell>
          <table:table-cell office:value-type="string">
            <text:p>2020.01.15 17:45</text:p>
          </table:table-cell>
          <table:table-cell office:value-type="float" office:value="32">
            <text:p>32</text:p>
          </table:table-cell>
          <table:table-cell office:value-type="float" office:value="75.77">
            <text:p>75.77</text:p>
          </table:table-cell>
          <table:table-cell office:value-type="string">
            <text:p>2020.01.15 1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5.742">
            <text:p>75.742</text:p>
          </table:table-cell>
          <table:table-cell office:value-type="string">
            <text:p>2020.01.15 17:30</text:p>
          </table:table-cell>
          <table:table-cell office:value-type="float" office:value="34">
            <text:p>34</text:p>
          </table:table-cell>
          <table:table-cell office:value-type="float" office:value="75.9">
            <text:p>75.9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9">
            <text:p>75.9</text:p>
          </table:table-cell>
          <table:table-cell office:value-type="string">
            <text:p>2020.01.15 17:45</text:p>
          </table:table-cell>
          <table:table-cell office:value-type="float" office:value="33">
            <text:p>33</text:p>
          </table:table-cell>
          <table:table-cell office:value-type="float" office:value="75.79">
            <text:p>75.79</text:p>
          </table:table-cell>
          <table:table-cell office:value-type="string">
            <text:p>2020.01.15 1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58">
            <text:p>0.158</text:p>
          </table:table-cell>
          <table:table-cell table:number-columns-repeated="100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5.783">
            <text:p>75.783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893">
            <text:p>75.893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893">
            <text:p>75.893</text:p>
          </table:table-cell>
          <table:table-cell office:value-type="string">
            <text:p>2020.01.15 17:45</text:p>
          </table:table-cell>
          <table:table-cell office:value-type="float" office:value="34">
            <text:p>34</text:p>
          </table:table-cell>
          <table:table-cell office:value-type="float" office:value="75.946">
            <text:p>75.946</text:p>
          </table:table-cell>
          <table:table-cell office:value-type="string">
            <text:p>2020.01.15 1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5.938">
            <text:p>75.938</text:p>
          </table:table-cell>
          <table:table-cell office:value-type="string">
            <text:p>2020.01.15 18:00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35">
            <text:p>35</text:p>
          </table:table-cell>
          <table:table-cell office:value-type="float" office:value="75.957">
            <text:p>75.957</text:p>
          </table:table-cell>
          <table:table-cell office:value-type="string">
            <text:p>2020.01.15 1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36000000000001">
            <text:p>0.036</text:p>
          </table:table-cell>
          <table:table-cell table:number-columns-repeated="1007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5.927">
            <text:p>75.927</text:p>
          </table:table-cell>
          <table:table-cell office:value-type="string">
            <text:p>2020.01.15 18:15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36">
            <text:p>36</text:p>
          </table:table-cell>
          <table:table-cell office:value-type="float" office:value="75.973">
            <text:p>75.973</text:p>
          </table:table-cell>
          <table:table-cell office:value-type="string">
            <text:p>2020.01.15 1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46999999999997">
            <text:p>0.047</text:p>
          </table:table-cell>
          <table:table-cell table:number-columns-repeated="100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5.971">
            <text:p>75.971</text:p>
          </table:table-cell>
          <table:table-cell office:value-type="string">
            <text:p>2020.01.15 18:30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37">
            <text:p>37</text:p>
          </table:table-cell>
          <table:table-cell office:value-type="float" office:value="76.005">
            <text:p>76.005</text:p>
          </table:table-cell>
          <table:table-cell office:value-type="string">
            <text:p>2020.01.15 1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30000000000001">
            <text:p>0.003</text:p>
          </table:table-cell>
          <table:table-cell table:number-columns-repeated="100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string">
            <text:p>2020.01.15 18:45</text:p>
          </table:table-cell>
          <table:table-cell office:value-type="float" office:value="42">
            <text:p>42</text:p>
          </table:table-cell>
          <table:table-cell office:value-type="float" office:value="75.94">
            <text:p>75.9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4">
            <text:p>75.94</text:p>
          </table:table-cell>
          <table:table-cell office:value-type="string">
            <text:p>2020.01.15 19:45</text:p>
          </table:table-cell>
          <table:table-cell office:value-type="float" office:value="38">
            <text:p>38</text:p>
          </table:table-cell>
          <table:table-cell office:value-type="float" office:value="76.006">
            <text:p>76.006</text:p>
          </table:table-cell>
          <table:table-cell office:value-type="string">
            <text:p>2020.01.15 1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5.966">
            <text:p>75.966</text:p>
          </table:table-cell>
          <table:table-cell office:value-type="string">
            <text:p>2020.01.15 19:00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39">
            <text:p>39</text:p>
          </table:table-cell>
          <table:table-cell office:value-type="float" office:value="75.992">
            <text:p>75.992</text:p>
          </table:table-cell>
          <table:table-cell office:value-type="string">
            <text:p>2020.01.15 1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80000000000098">
            <text:p>0.008</text:p>
          </table:table-cell>
          <table:table-cell table:number-columns-repeated="100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5.999">
            <text:p>75.999</text:p>
          </table:table-cell>
          <table:table-cell office:value-type="string">
            <text:p>2020.01.15 19:15</text:p>
          </table:table-cell>
          <table:table-cell office:value-type="float" office:value="42">
            <text:p>42</text:p>
          </table:table-cell>
          <table:table-cell office:value-type="float" office:value="75.939">
            <text:p>75.939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39">
            <text:p>75.939</text:p>
          </table:table-cell>
          <table:table-cell office:value-type="string">
            <text:p>2020.01.15 19:45</text:p>
          </table:table-cell>
          <table:table-cell office:value-type="float" office:value="40">
            <text:p>40</text:p>
          </table:table-cell>
          <table:table-cell office:value-type="float" office:value="76.034">
            <text:p>76.034</text:p>
          </table:table-cell>
          <table:table-cell office:value-type="string">
            <text:p>2020.01.15 1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6.021">
            <text:p>76.021</text:p>
          </table:table-cell>
          <table:table-cell office:value-type="string">
            <text:p>2020.01.15 19:30</text:p>
          </table:table-cell>
          <table:table-cell office:value-type="float" office:value="42">
            <text:p>42</text:p>
          </table:table-cell>
          <table:table-cell office:value-type="float" office:value="75.961">
            <text:p>75.961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61">
            <text:p>75.961</text:p>
          </table:table-cell>
          <table:table-cell office:value-type="string">
            <text:p>2020.01.15 19:45</text:p>
          </table:table-cell>
          <table:table-cell office:value-type="float" office:value="41">
            <text:p>41</text:p>
          </table:table-cell>
          <table:table-cell office:value-type="float" office:value="76.032">
            <text:p>76.032</text:p>
          </table:table-cell>
          <table:table-cell office:value-type="string">
            <text:p>2020.01.15 1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5.984">
            <text:p>75.98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24">
            <text:p>75.92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24">
            <text:p>75.924</text:p>
          </table:table-cell>
          <table:table-cell office:value-type="string">
            <text:p>2020.01.15 19:45</text:p>
          </table:table-cell>
          <table:table-cell office:value-type="float" office:value="42">
            <text:p>42</text:p>
          </table:table-cell>
          <table:table-cell office:value-type="float" office:value="75.99">
            <text:p>75.99</text:p>
          </table:table-cell>
          <table:table-cell office:value-type="string">
            <text:p>2020.01.15 1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5.925">
            <text:p>75.925</text:p>
          </table:table-cell>
          <table:table-cell office:value-type="string">
            <text:p>2020.01.15 20:00</text:p>
          </table:table-cell>
          <table:table-cell office:value-type="float" office:value="46">
            <text:p>46</text:p>
          </table:table-cell>
          <table:table-cell office:value-type="float" office:value="75.865">
            <text:p>75.865</text:p>
          </table:table-cell>
          <table:table-cell office:value-type="string">
            <text:p>2020.01.15 20:45</text:p>
          </table:table-cell>
          <table:table-cell office:value-type="float" office:value="46">
            <text:p>46</text:p>
          </table:table-cell>
          <table:table-cell office:value-type="float" office:value="75.865">
            <text:p>75.865</text:p>
          </table:table-cell>
          <table:table-cell office:value-type="string">
            <text:p>2020.01.15 20:45</text:p>
          </table:table-cell>
          <table:table-cell office:value-type="float" office:value="43">
            <text:p>43</text:p>
          </table:table-cell>
          <table:table-cell office:value-type="float" office:value="75.948">
            <text:p>75.948</text:p>
          </table:table-cell>
          <table:table-cell office:value-type="string">
            <text:p>2020.01.15 2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5.932">
            <text:p>75.932</text:p>
          </table:table-cell>
          <table:table-cell office:value-type="string">
            <text:p>2020.01.15 20:15</text:p>
          </table:table-cell>
          <table:table-cell office:value-type="float" office:value="46">
            <text:p>46</text:p>
          </table:table-cell>
          <table:table-cell office:value-type="float" office:value="75.872">
            <text:p>75.872</text:p>
          </table:table-cell>
          <table:table-cell office:value-type="string">
            <text:p>2020.01.15 20:45</text:p>
          </table:table-cell>
          <table:table-cell office:value-type="float" office:value="46">
            <text:p>46</text:p>
          </table:table-cell>
          <table:table-cell office:value-type="float" office:value="75.872">
            <text:p>75.872</text:p>
          </table:table-cell>
          <table:table-cell office:value-type="string">
            <text:p>2020.01.15 20:45</text:p>
          </table:table-cell>
          <table:table-cell office:value-type="float" office:value="44">
            <text:p>44</text:p>
          </table:table-cell>
          <table:table-cell office:value-type="float" office:value="75.934">
            <text:p>75.934</text:p>
          </table:table-cell>
          <table:table-cell office:value-type="string">
            <text:p>2020.01.15 2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5.913">
            <text:p>75.913</text:p>
          </table:table-cell>
          <table:table-cell office:value-type="string">
            <text:p>2020.01.15 20:30</text:p>
          </table:table-cell>
          <table:table-cell office:value-type="float" office:value="46">
            <text:p>46</text:p>
          </table:table-cell>
          <table:table-cell office:value-type="float" office:value="75.853">
            <text:p>75.853</text:p>
          </table:table-cell>
          <table:table-cell office:value-type="string">
            <text:p>2020.01.15 20:45</text:p>
          </table:table-cell>
          <table:table-cell office:value-type="float" office:value="46">
            <text:p>46</text:p>
          </table:table-cell>
          <table:table-cell office:value-type="float" office:value="75.853">
            <text:p>75.853</text:p>
          </table:table-cell>
          <table:table-cell office:value-type="string">
            <text:p>2020.01.15 20:45</text:p>
          </table:table-cell>
          <table:table-cell office:value-type="float" office:value="45">
            <text:p>45</text:p>
          </table:table-cell>
          <table:table-cell office:value-type="float" office:value="75.928">
            <text:p>75.928</text:p>
          </table:table-cell>
          <table:table-cell office:value-type="string">
            <text:p>2020.01.15 2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5.893">
            <text:p>75.893</text:p>
          </table:table-cell>
          <table:table-cell office:value-type="string">
            <text:p>2020.01.15 20:45</text:p>
          </table:table-cell>
          <table:table-cell office:value-type="float" office:value="52">
            <text:p>52</text:p>
          </table:table-cell>
          <table:table-cell office:value-type="float" office:value="75.833">
            <text:p>75.833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33">
            <text:p>75.833</text:p>
          </table:table-cell>
          <table:table-cell office:value-type="string">
            <text:p>2020.01.15 22:15</text:p>
          </table:table-cell>
          <table:table-cell office:value-type="float" office:value="46">
            <text:p>46</text:p>
          </table:table-cell>
          <table:table-cell office:value-type="float" office:value="75.903">
            <text:p>75.903</text:p>
          </table:table-cell>
          <table:table-cell office:value-type="string">
            <text:p>2020.01.15 2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5.872">
            <text:p>75.872</text:p>
          </table:table-cell>
          <table:table-cell office:value-type="string">
            <text:p>2020.01.15 21:00</text:p>
          </table:table-cell>
          <table:table-cell office:value-type="float" office:value="52">
            <text:p>52</text:p>
          </table:table-cell>
          <table:table-cell office:value-type="float" office:value="75.812">
            <text:p>75.812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12">
            <text:p>75.812</text:p>
          </table:table-cell>
          <table:table-cell office:value-type="string">
            <text:p>2020.01.15 22:15</text:p>
          </table:table-cell>
          <table:table-cell office:value-type="float" office:value="47">
            <text:p>47</text:p>
          </table:table-cell>
          <table:table-cell office:value-type="float" office:value="75.894">
            <text:p>75.894</text:p>
          </table:table-cell>
          <table:table-cell office:value-type="string">
            <text:p>2020.01.15 2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5.892">
            <text:p>75.892</text:p>
          </table:table-cell>
          <table:table-cell office:value-type="string">
            <text:p>2020.01.15 21:15</text:p>
          </table:table-cell>
          <table:table-cell office:value-type="float" office:value="52">
            <text:p>52</text:p>
          </table:table-cell>
          <table:table-cell office:value-type="float" office:value="75.832">
            <text:p>75.832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32">
            <text:p>75.832</text:p>
          </table:table-cell>
          <table:table-cell office:value-type="string">
            <text:p>2020.01.15 22:15</text:p>
          </table:table-cell>
          <table:table-cell office:value-type="float" office:value="48">
            <text:p>48</text:p>
          </table:table-cell>
          <table:table-cell office:value-type="float" office:value="75.894">
            <text:p>75.894</text:p>
          </table:table-cell>
          <table:table-cell office:value-type="string">
            <text:p>2020.01.15 2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5.88">
            <text:p>75.88</text:p>
          </table:table-cell>
          <table:table-cell office:value-type="string">
            <text:p>2020.01.15 21:30</text:p>
          </table:table-cell>
          <table:table-cell office:value-type="float" office:value="52">
            <text:p>52</text:p>
          </table:table-cell>
          <table:table-cell office:value-type="float" office:value="75.82">
            <text:p>75.82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2">
            <text:p>75.82</text:p>
          </table:table-cell>
          <table:table-cell office:value-type="string">
            <text:p>2020.01.15 22:15</text:p>
          </table:table-cell>
          <table:table-cell office:value-type="float" office:value="49">
            <text:p>49</text:p>
          </table:table-cell>
          <table:table-cell office:value-type="float" office:value="75.891">
            <text:p>75.891</text:p>
          </table:table-cell>
          <table:table-cell office:value-type="string">
            <text:p>2020.01.15 2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5.883">
            <text:p>75.883</text:p>
          </table:table-cell>
          <table:table-cell office:value-type="string">
            <text:p>2020.01.15 21:45</text:p>
          </table:table-cell>
          <table:table-cell office:value-type="float" office:value="52">
            <text:p>52</text:p>
          </table:table-cell>
          <table:table-cell office:value-type="float" office:value="75.823">
            <text:p>75.823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23">
            <text:p>75.823</text:p>
          </table:table-cell>
          <table:table-cell office:value-type="string">
            <text:p>2020.01.15 22:15</text:p>
          </table:table-cell>
          <table:table-cell office:value-type="float" office:value="50">
            <text:p>50</text:p>
          </table:table-cell>
          <table:table-cell office:value-type="float" office:value="75.885">
            <text:p>75.885</text:p>
          </table:table-cell>
          <table:table-cell office:value-type="string">
            <text:p>2020.01.15 2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5.874">
            <text:p>75.874</text:p>
          </table:table-cell>
          <table:table-cell office:value-type="string">
            <text:p>2020.01.15 22:00</text:p>
          </table:table-cell>
          <table:table-cell office:value-type="float" office:value="52">
            <text:p>52</text:p>
          </table:table-cell>
          <table:table-cell office:value-type="float" office:value="75.814">
            <text:p>75.814</text:p>
          </table:table-cell>
          <table:table-cell office:value-type="string">
            <text:p>2020.01.15 22:15</text:p>
          </table:table-cell>
          <table:table-cell office:value-type="float" office:value="52">
            <text:p>52</text:p>
          </table:table-cell>
          <table:table-cell office:value-type="float" office:value="75.814">
            <text:p>75.814</text:p>
          </table:table-cell>
          <table:table-cell office:value-type="string">
            <text:p>2020.01.15 22:15</text:p>
          </table:table-cell>
          <table:table-cell office:value-type="float" office:value="51">
            <text:p>51</text:p>
          </table:table-cell>
          <table:table-cell office:value-type="float" office:value="75.882">
            <text:p>75.882</text:p>
          </table:table-cell>
          <table:table-cell office:value-type="string">
            <text:p>2020.01.15 2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5.852">
            <text:p>75.852</text:p>
          </table:table-cell>
          <table:table-cell office:value-type="string">
            <text:p>2020.01.15 22:15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2">
            <text:p>52</text:p>
          </table:table-cell>
          <table:table-cell office:value-type="float" office:value="75.852">
            <text:p>75.852</text:p>
          </table:table-cell>
          <table:table-cell office:value-type="string">
            <text:p>2020.01.15 2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5.811">
            <text:p>75.811</text:p>
          </table:table-cell>
          <table:table-cell office:value-type="string">
            <text:p>2020.01.15 22:3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3">
            <text:p>53</text:p>
          </table:table-cell>
          <table:table-cell office:value-type="float" office:value="75.821">
            <text:p>75.821</text:p>
          </table:table-cell>
          <table:table-cell office:value-type="string">
            <text:p>2020.01.15 2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0999999999997">
            <text:p>0.041</text:p>
          </table:table-cell>
          <table:table-cell table:number-columns-repeated="1007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5.807">
            <text:p>75.807</text:p>
          </table:table-cell>
          <table:table-cell office:value-type="string">
            <text:p>2020.01.15 22:45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4">
            <text:p>54</text:p>
          </table:table-cell>
          <table:table-cell office:value-type="float" office:value="75.873">
            <text:p>75.873</text:p>
          </table:table-cell>
          <table:table-cell office:value-type="string">
            <text:p>2020.01.15 2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5000000000002">
            <text:p>0.045</text:p>
          </table:table-cell>
          <table:table-cell table:number-columns-repeated="1007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5.871">
            <text:p>75.871</text:p>
          </table:table-cell>
          <table:table-cell office:value-type="string">
            <text:p>2020.01.15 23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5">
            <text:p>55</text:p>
          </table:table-cell>
          <table:table-cell office:value-type="float" office:value="75.882">
            <text:p>75.882</text:p>
          </table:table-cell>
          <table:table-cell office:value-type="string">
            <text:p>2020.01.15 2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8999999999991">
            <text:p>-0.019</text:p>
          </table:table-cell>
          <table:table-cell table:number-columns-repeated="1007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5.866">
            <text:p>75.866</text:p>
          </table:table-cell>
          <table:table-cell office:value-type="string">
            <text:p>2020.01.15 23:15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56">
            <text:p>56</text:p>
          </table:table-cell>
          <table:table-cell office:value-type="float" office:value="75.883">
            <text:p>75.883</text:p>
          </table:table-cell>
          <table:table-cell office:value-type="string">
            <text:p>2020.01.15 2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3999999999996">
            <text:p>-0.014</text:p>
          </table:table-cell>
          <table:table-cell table:number-columns-repeated="1007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75.877">
            <text:p>75.877</text:p>
          </table:table-cell>
          <table:table-cell office:value-type="string">
            <text:p>2020.01.15 23:30</text:p>
          </table:table-cell>
          <table:table-cell office:value-type="float" office:value="67">
            <text:p>67</text:p>
          </table:table-cell>
          <table:table-cell office:value-type="float" office:value="75.987">
            <text:p>75.987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5.987">
            <text:p>75.987</text:p>
          </table:table-cell>
          <table:table-cell office:value-type="string">
            <text:p>2020.01.16 02:00</text:p>
          </table:table-cell>
          <table:table-cell office:value-type="float" office:value="57">
            <text:p>57</text:p>
          </table:table-cell>
          <table:table-cell office:value-type="float" office:value="75.896">
            <text:p>75.896</text:p>
          </table:table-cell>
          <table:table-cell office:value-type="string">
            <text:p>2020.01.15 2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5.894">
            <text:p>75.894</text:p>
          </table:table-cell>
          <table:table-cell office:value-type="string">
            <text:p>2020.01.15 23:45</text:p>
          </table:table-cell>
          <table:table-cell office:value-type="float" office:value="59">
            <text:p>59</text:p>
          </table:table-cell>
          <table:table-cell office:value-type="float" office:value="75.834">
            <text:p>75.834</text:p>
          </table:table-cell>
          <table:table-cell office:value-type="string">
            <text:p>2020.01.16 00:00</text:p>
          </table:table-cell>
          <table:table-cell office:value-type="float" office:value="59">
            <text:p>59</text:p>
          </table:table-cell>
          <table:table-cell office:value-type="float" office:value="75.834">
            <text:p>75.834</text:p>
          </table:table-cell>
          <table:table-cell office:value-type="string">
            <text:p>2020.01.16 00:00</text:p>
          </table:table-cell>
          <table:table-cell office:value-type="float" office:value="58">
            <text:p>58</text:p>
          </table:table-cell>
          <table:table-cell office:value-type="float" office:value="75.912">
            <text:p>75.912</text:p>
          </table:table-cell>
          <table:table-cell office:value-type="string">
            <text:p>2020.01.15 2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5.859">
            <text:p>75.859</text:p>
          </table:table-cell>
          <table:table-cell office:value-type="string">
            <text:p>2020.01.16 00:00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59">
            <text:p>59</text:p>
          </table:table-cell>
          <table:table-cell office:value-type="float" office:value="75.859">
            <text:p>75.859</text:p>
          </table:table-cell>
          <table:table-cell office:value-type="string">
            <text:p>2020.01.16 0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52">
            <text:p>0.152</text:p>
          </table:table-cell>
          <table:table-cell table:number-columns-repeated="1007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5.844">
            <text:p>75.844</text:p>
          </table:table-cell>
          <table:table-cell office:value-type="string">
            <text:p>2020.01.16 00:15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60">
            <text:p>60</text:p>
          </table:table-cell>
          <table:table-cell office:value-type="float" office:value="75.885">
            <text:p>75.885</text:p>
          </table:table-cell>
          <table:table-cell office:value-type="string">
            <text:p>2020.01.16 0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67">
            <text:p>0.167</text:p>
          </table:table-cell>
          <table:table-cell table:number-columns-repeated="1007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5.879">
            <text:p>75.879</text:p>
          </table:table-cell>
          <table:table-cell office:value-type="string">
            <text:p>2020.01.16 00:30</text:p>
          </table:table-cell>
          <table:table-cell office:value-type="float" office:value="67">
            <text:p>67</text:p>
          </table:table-cell>
          <table:table-cell office:value-type="float" office:value="75.989">
            <text:p>75.989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5.989">
            <text:p>75.989</text:p>
          </table:table-cell>
          <table:table-cell office:value-type="string">
            <text:p>2020.01.16 02:00</text:p>
          </table:table-cell>
          <table:table-cell office:value-type="float" office:value="61">
            <text:p>61</text:p>
          </table:table-cell>
          <table:table-cell office:value-type="float" office:value="75.889">
            <text:p>75.889</text:p>
          </table:table-cell>
          <table:table-cell office:value-type="string">
            <text:p>2020.01.16 0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5.868">
            <text:p>75.868</text:p>
          </table:table-cell>
          <table:table-cell office:value-type="string">
            <text:p>2020.01.16 00:45</text:p>
          </table:table-cell>
          <table:table-cell office:value-type="float" office:value="67">
            <text:p>67</text:p>
          </table:table-cell>
          <table:table-cell office:value-type="float" office:value="75.978">
            <text:p>75.978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5.978">
            <text:p>75.978</text:p>
          </table:table-cell>
          <table:table-cell office:value-type="string">
            <text:p>2020.01.16 02:00</text:p>
          </table:table-cell>
          <table:table-cell office:value-type="float" office:value="62">
            <text:p>62</text:p>
          </table:table-cell>
          <table:table-cell office:value-type="float" office:value="75.879">
            <text:p>75.879</text:p>
          </table:table-cell>
          <table:table-cell office:value-type="string">
            <text:p>2020.01.16 0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5.845">
            <text:p>75.845</text:p>
          </table:table-cell>
          <table:table-cell office:value-type="string">
            <text:p>2020.01.16 01:00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63">
            <text:p>63</text:p>
          </table:table-cell>
          <table:table-cell office:value-type="float" office:value="75.878">
            <text:p>75.878</text:p>
          </table:table-cell>
          <table:table-cell office:value-type="string">
            <text:p>2020.01.16 0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66">
            <text:p>0.166</text:p>
          </table:table-cell>
          <table:table-cell table:number-columns-repeated="1007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5.877">
            <text:p>75.877</text:p>
          </table:table-cell>
          <table:table-cell office:value-type="string">
            <text:p>2020.01.16 01:15</text:p>
          </table:table-cell>
          <table:table-cell office:value-type="float" office:value="67">
            <text:p>67</text:p>
          </table:table-cell>
          <table:table-cell office:value-type="float" office:value="75.987">
            <text:p>75.987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5.987">
            <text:p>75.987</text:p>
          </table:table-cell>
          <table:table-cell office:value-type="string">
            <text:p>2020.01.16 02:00</text:p>
          </table:table-cell>
          <table:table-cell office:value-type="float" office:value="64">
            <text:p>64</text:p>
          </table:table-cell>
          <table:table-cell office:value-type="float" office:value="75.885">
            <text:p>75.885</text:p>
          </table:table-cell>
          <table:table-cell office:value-type="string">
            <text:p>2020.01.16 0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75.872">
            <text:p>75.872</text:p>
          </table:table-cell>
          <table:table-cell office:value-type="string">
            <text:p>2020.01.16 01:30</text:p>
          </table:table-cell>
          <table:table-cell office:value-type="float" office:value="67">
            <text:p>67</text:p>
          </table:table-cell>
          <table:table-cell office:value-type="float" office:value="75.982">
            <text:p>75.982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5.982">
            <text:p>75.982</text:p>
          </table:table-cell>
          <table:table-cell office:value-type="string">
            <text:p>2020.01.16 02:00</text:p>
          </table:table-cell>
          <table:table-cell office:value-type="float" office:value="65">
            <text:p>65</text:p>
          </table:table-cell>
          <table:table-cell office:value-type="float" office:value="75.885">
            <text:p>75.885</text:p>
          </table:table-cell>
          <table:table-cell office:value-type="string">
            <text:p>2020.01.16 0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5.884">
            <text:p>75.884</text:p>
          </table:table-cell>
          <table:table-cell office:value-type="string">
            <text:p>2020.01.16 01:45</text:p>
          </table:table-cell>
          <table:table-cell office:value-type="float" office:value="67">
            <text:p>67</text:p>
          </table:table-cell>
          <table:table-cell office:value-type="float" office:value="75.994">
            <text:p>75.994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5.994">
            <text:p>75.994</text:p>
          </table:table-cell>
          <table:table-cell office:value-type="string">
            <text:p>2020.01.16 02:00</text:p>
          </table:table-cell>
          <table:table-cell office:value-type="float" office:value="66">
            <text:p>66</text:p>
          </table:table-cell>
          <table:table-cell office:value-type="float" office:value="75.901">
            <text:p>75.901</text:p>
          </table:table-cell>
          <table:table-cell office:value-type="string">
            <text:p>2020.01.16 0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5.899">
            <text:p>75.899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09">
            <text:p>76.009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09">
            <text:p>76.009</text:p>
          </table:table-cell>
          <table:table-cell office:value-type="string">
            <text:p>2020.01.16 02:00</text:p>
          </table:table-cell>
          <table:table-cell office:value-type="float" office:value="67">
            <text:p>67</text:p>
          </table:table-cell>
          <table:table-cell office:value-type="float" office:value="76.033">
            <text:p>76.033</text:p>
          </table:table-cell>
          <table:table-cell office:value-type="string">
            <text:p>2020.01.16 0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6.029">
            <text:p>76.029</text:p>
          </table:table-cell>
          <table:table-cell office:value-type="string">
            <text:p>2020.01.16 02:15</text:p>
          </table:table-cell>
          <table:table-cell office:value-type="float" office:value="68">
            <text:p>68</text:p>
          </table:table-cell>
          <table:table-cell office:value-type="float" office:value="76.023">
            <text:p>76.023</text:p>
          </table:table-cell>
          <table:table-cell office:value-type="string">
            <text:p>2020.01.16 02:15</text:p>
          </table:table-cell>
          <table:table-cell office:value-type="float" office:value="68">
            <text:p>68</text:p>
          </table:table-cell>
          <table:table-cell office:value-type="float" office:value="76.023">
            <text:p>76.023</text:p>
          </table:table-cell>
          <table:table-cell office:value-type="string">
            <text:p>2020.01.16 02:15</text:p>
          </table:table-cell>
          <table:table-cell office:value-type="float" office:value="68">
            <text:p>68</text:p>
          </table:table-cell>
          <table:table-cell office:value-type="float" office:value="76.083">
            <text:p>76.083</text:p>
          </table:table-cell>
          <table:table-cell office:value-type="string">
            <text:p>2020.01.16 0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060000000000002">
            <text:p>-0.006</text:p>
          </table:table-cell>
          <table:table-cell table:number-columns-repeated="1007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  <table:table-cell office:value-type="string">
            <text:p>2020.01.16 02:30</text:p>
          </table:table-cell>
          <table:table-cell office:value-type="float" office:value="70">
            <text:p>70</text:p>
          </table:table-cell>
          <table:table-cell office:value-type="float" office:value="75.993">
            <text:p>75.993</text:p>
          </table:table-cell>
          <table:table-cell office:value-type="string">
            <text:p>2020.01.16 02:45</text:p>
          </table:table-cell>
          <table:table-cell office:value-type="float" office:value="70">
            <text:p>70</text:p>
          </table:table-cell>
          <table:table-cell office:value-type="float" office:value="75.993">
            <text:p>75.993</text:p>
          </table:table-cell>
          <table:table-cell office:value-type="string">
            <text:p>2020.01.16 02:45</text:p>
          </table:table-cell>
          <table:table-cell office:value-type="float" office:value="69">
            <text:p>69</text:p>
          </table:table-cell>
          <table:table-cell office:value-type="float" office:value="76.053">
            <text:p>76.053</text:p>
          </table:table-cell>
          <table:table-cell office:value-type="string">
            <text:p>2020.01.16 0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7000000000005">
            <text:p>-0.007</text:p>
          </table:table-cell>
          <table:table-cell table:number-columns-repeated="1007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6.025">
            <text:p>76.025</text:p>
          </table:table-cell>
          <table:table-cell office:value-type="string">
            <text:p>2020.01.16 02:45</text:p>
          </table:table-cell>
          <table:table-cell office:value-type="float" office:value="72">
            <text:p>72</text:p>
          </table:table-cell>
          <table:table-cell office:value-type="float" office:value="75.965">
            <text:p>75.965</text:p>
          </table:table-cell>
          <table:table-cell office:value-type="string">
            <text:p>2020.01.16 03:15</text:p>
          </table:table-cell>
          <table:table-cell office:value-type="float" office:value="72">
            <text:p>72</text:p>
          </table:table-cell>
          <table:table-cell office:value-type="float" office:value="75.965">
            <text:p>75.965</text:p>
          </table:table-cell>
          <table:table-cell office:value-type="string">
            <text:p>2020.01.16 03:15</text:p>
          </table:table-cell>
          <table:table-cell office:value-type="float" office:value="70">
            <text:p>70</text:p>
          </table:table-cell>
          <table:table-cell office:value-type="float" office:value="76.026">
            <text:p>76.026</text:p>
          </table:table-cell>
          <table:table-cell office:value-type="string">
            <text:p>2020.01.16 0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6.003">
            <text:p>76.003</text:p>
          </table:table-cell>
          <table:table-cell office:value-type="string">
            <text:p>2020.01.16 03:00</text:p>
          </table:table-cell>
          <table:table-cell office:value-type="float" office:value="73">
            <text:p>73</text:p>
          </table:table-cell>
          <table:table-cell office:value-type="float" office:value="75.943">
            <text:p>75.943</text:p>
          </table:table-cell>
          <table:table-cell office:value-type="string">
            <text:p>2020.01.16 03:30</text:p>
          </table:table-cell>
          <table:table-cell office:value-type="float" office:value="73">
            <text:p>73</text:p>
          </table:table-cell>
          <table:table-cell office:value-type="float" office:value="75.943">
            <text:p>75.943</text:p>
          </table:table-cell>
          <table:table-cell office:value-type="string">
            <text:p>2020.01.16 03:30</text:p>
          </table:table-cell>
          <table:table-cell office:value-type="float" office:value="71">
            <text:p>71</text:p>
          </table:table-cell>
          <table:table-cell office:value-type="float" office:value="76.025">
            <text:p>76.025</text:p>
          </table:table-cell>
          <table:table-cell office:value-type="string">
            <text:p>2020.01.16 0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5.995">
            <text:p>75.995</text:p>
          </table:table-cell>
          <table:table-cell office:value-type="string">
            <text:p>2020.01.16 03:15</text:p>
          </table:table-cell>
          <table:table-cell office:value-type="float" office:value="73">
            <text:p>73</text:p>
          </table:table-cell>
          <table:table-cell office:value-type="float" office:value="75.935">
            <text:p>75.935</text:p>
          </table:table-cell>
          <table:table-cell office:value-type="string">
            <text:p>2020.01.16 03:30</text:p>
          </table:table-cell>
          <table:table-cell office:value-type="float" office:value="73">
            <text:p>73</text:p>
          </table:table-cell>
          <table:table-cell office:value-type="float" office:value="75.935">
            <text:p>75.935</text:p>
          </table:table-cell>
          <table:table-cell office:value-type="string">
            <text:p>2020.01.16 03:30</text:p>
          </table:table-cell>
          <table:table-cell office:value-type="float" office:value="72">
            <text:p>72</text:p>
          </table:table-cell>
          <table:table-cell office:value-type="float" office:value="76.024">
            <text:p>76.024</text:p>
          </table:table-cell>
          <table:table-cell office:value-type="string">
            <text:p>2020.01.16 0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5.977">
            <text:p>75.977</text:p>
          </table:table-cell>
          <table:table-cell office:value-type="string">
            <text:p>2020.01.16 03:30</text:p>
          </table:table-cell>
          <table:table-cell office:value-type="float" office:value="73">
            <text:p>73</text:p>
          </table:table-cell>
          <table:table-cell office:value-type="float" office:value="75.917">
            <text:p>75.917</text:p>
          </table:table-cell>
          <table:table-cell office:value-type="string">
            <text:p>2020.01.16 03:30</text:p>
          </table:table-cell>
          <table:table-cell office:value-type="float" office:value="73">
            <text:p>73</text:p>
          </table:table-cell>
          <table:table-cell office:value-type="float" office:value="75.917">
            <text:p>75.917</text:p>
          </table:table-cell>
          <table:table-cell office:value-type="string">
            <text:p>2020.01.16 03:30</text:p>
          </table:table-cell>
          <table:table-cell office:value-type="float" office:value="73">
            <text:p>73</text:p>
          </table:table-cell>
          <table:table-cell office:value-type="float" office:value="75.981">
            <text:p>75.981</text:p>
          </table:table-cell>
          <table:table-cell office:value-type="string">
            <text:p>2020.01.16 0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5.947">
            <text:p>75.947</text:p>
          </table:table-cell>
          <table:table-cell office:value-type="string">
            <text:p>2020.01.16 03:45</text:p>
          </table:table-cell>
          <table:table-cell office:value-type="float" office:value="82">
            <text:p>82</text:p>
          </table:table-cell>
          <table:table-cell office:value-type="float" office:value="75.887">
            <text:p>75.887</text:p>
          </table:table-cell>
          <table:table-cell office:value-type="string">
            <text:p>2020.01.16 05:45</text:p>
          </table:table-cell>
          <table:table-cell office:value-type="float" office:value="82">
            <text:p>82</text:p>
          </table:table-cell>
          <table:table-cell office:value-type="float" office:value="75.887">
            <text:p>75.887</text:p>
          </table:table-cell>
          <table:table-cell office:value-type="string">
            <text:p>2020.01.16 05:45</text:p>
          </table:table-cell>
          <table:table-cell office:value-type="float" office:value="74">
            <text:p>74</text:p>
          </table:table-cell>
          <table:table-cell office:value-type="float" office:value="75.962">
            <text:p>75.962</text:p>
          </table:table-cell>
          <table:table-cell office:value-type="string">
            <text:p>2020.01.16 0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5.963">
            <text:p>75.963</text:p>
          </table:table-cell>
          <table:table-cell office:value-type="string">
            <text:p>2020.01.16 04:00</text:p>
          </table:table-cell>
          <table:table-cell office:value-type="float" office:value="82">
            <text:p>82</text:p>
          </table:table-cell>
          <table:table-cell office:value-type="float" office:value="75.903">
            <text:p>75.903</text:p>
          </table:table-cell>
          <table:table-cell office:value-type="string">
            <text:p>2020.01.16 05:45</text:p>
          </table:table-cell>
          <table:table-cell office:value-type="float" office:value="82">
            <text:p>82</text:p>
          </table:table-cell>
          <table:table-cell office:value-type="float" office:value="75.903">
            <text:p>75.903</text:p>
          </table:table-cell>
          <table:table-cell office:value-type="string">
            <text:p>2020.01.16 05:45</text:p>
          </table:table-cell>
          <table:table-cell office:value-type="float" office:value="75">
            <text:p>75</text:p>
          </table:table-cell>
          <table:table-cell office:value-type="float" office:value="75.983">
            <text:p>75.983</text:p>
          </table:table-cell>
          <table:table-cell office:value-type="string">
            <text:p>2020.01.16 0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5.967">
            <text:p>75.967</text:p>
          </table:table-cell>
          <table:table-cell office:value-type="string">
            <text:p>2020.01.16 04:15</text:p>
          </table:table-cell>
          <table:table-cell office:value-type="float" office:value="77">
            <text:p>77</text:p>
          </table:table-cell>
          <table:table-cell office:value-type="float" office:value="75.907">
            <text:p>75.907</text:p>
          </table:table-cell>
          <table:table-cell office:value-type="string">
            <text:p>2020.01.16 04:30</text:p>
          </table:table-cell>
          <table:table-cell office:value-type="float" office:value="77">
            <text:p>77</text:p>
          </table:table-cell>
          <table:table-cell office:value-type="float" office:value="75.907">
            <text:p>75.907</text:p>
          </table:table-cell>
          <table:table-cell office:value-type="string">
            <text:p>2020.01.16 04:30</text:p>
          </table:table-cell>
          <table:table-cell office:value-type="float" office:value="76">
            <text:p>76</text:p>
          </table:table-cell>
          <table:table-cell office:value-type="float" office:value="75.969">
            <text:p>75.969</text:p>
          </table:table-cell>
          <table:table-cell office:value-type="string">
            <text:p>2020.01.16 0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5.936">
            <text:p>75.936</text:p>
          </table:table-cell>
          <table:table-cell office:value-type="string">
            <text:p>2020.01.16 04:30</text:p>
          </table:table-cell>
          <table:table-cell office:value-type="float" office:value="99">
            <text:p>99</text:p>
          </table:table-cell>
          <table:table-cell office:value-type="float" office:value="75.955">
            <text:p>75.955</text:p>
          </table:table-cell>
          <table:table-cell office:value-type="string">
            <text:p>2020.01.16 10: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75.943">
            <text:p>75.943</text:p>
          </table:table-cell>
          <table:table-cell office:value-type="string">
            <text:p>2020.01.16 0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5.936">
            <text:p>-75.936</text:p>
          </table:table-cell>
          <table:table-cell table:number-columns-repeated="100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5.92">
            <text:p>75.92</text:p>
          </table:table-cell>
          <table:table-cell office:value-type="string">
            <text:p>2020.01.16 04:45</text:p>
          </table:table-cell>
          <table:table-cell office:value-type="float" office:value="82">
            <text:p>82</text:p>
          </table:table-cell>
          <table:table-cell office:value-type="float" office:value="75.901">
            <text:p>75.901</text:p>
          </table:table-cell>
          <table:table-cell office:value-type="string">
            <text:p>2020.01.16 05:45</text:p>
          </table:table-cell>
          <table:table-cell office:value-type="float" office:value="82">
            <text:p>82</text:p>
          </table:table-cell>
          <table:table-cell office:value-type="float" office:value="75.901">
            <text:p>75.901</text:p>
          </table:table-cell>
          <table:table-cell office:value-type="string">
            <text:p>2020.01.16 05:45</text:p>
          </table:table-cell>
          <table:table-cell office:value-type="float" office:value="78">
            <text:p>78</text:p>
          </table:table-cell>
          <table:table-cell office:value-type="float" office:value="75.948">
            <text:p>75.948</text:p>
          </table:table-cell>
          <table:table-cell office:value-type="string">
            <text:p>2020.01.16 0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9000000000005">
            <text:p>-0.019</text:p>
          </table:table-cell>
          <table:table-cell table:number-columns-repeated="100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5.945">
            <text:p>75.945</text:p>
          </table:table-cell>
          <table:table-cell office:value-type="string">
            <text:p>2020.01.16 05:00</text:p>
          </table:table-cell>
          <table:table-cell office:value-type="float" office:value="82">
            <text:p>82</text:p>
          </table:table-cell>
          <table:table-cell office:value-type="float" office:value="75.885">
            <text:p>75.885</text:p>
          </table:table-cell>
          <table:table-cell office:value-type="string">
            <text:p>2020.01.16 05:45</text:p>
          </table:table-cell>
          <table:table-cell office:value-type="float" office:value="82">
            <text:p>82</text:p>
          </table:table-cell>
          <table:table-cell office:value-type="float" office:value="75.885">
            <text:p>75.885</text:p>
          </table:table-cell>
          <table:table-cell office:value-type="string">
            <text:p>2020.01.16 05:45</text:p>
          </table:table-cell>
          <table:table-cell office:value-type="float" office:value="79">
            <text:p>79</text:p>
          </table:table-cell>
          <table:table-cell office:value-type="float" office:value="75.947">
            <text:p>75.947</text:p>
          </table:table-cell>
          <table:table-cell office:value-type="string">
            <text:p>2020.01.16 0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5.93">
            <text:p>75.93</text:p>
          </table:table-cell>
          <table:table-cell office:value-type="string">
            <text:p>2020.01.16 05:15</text:p>
          </table:table-cell>
          <table:table-cell office:value-type="float" office:value="99">
            <text:p>99</text:p>
          </table:table-cell>
          <table:table-cell office:value-type="float" office:value="75.955">
            <text:p>75.955</text:p>
          </table:table-cell>
          <table:table-cell office:value-type="string">
            <text:p>2020.01.16 10: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5.961">
            <text:p>75.961</text:p>
          </table:table-cell>
          <table:table-cell office:value-type="string">
            <text:p>2020.01.16 0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5.93">
            <text:p>-75.93</text:p>
          </table:table-cell>
          <table:table-cell table:number-columns-repeated="1007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5.942">
            <text:p>75.942</text:p>
          </table:table-cell>
          <table:table-cell office:value-type="string">
            <text:p>2020.01.16 05:30</text:p>
          </table:table-cell>
          <table:table-cell office:value-type="float" office:value="82">
            <text:p>82</text:p>
          </table:table-cell>
          <table:table-cell office:value-type="float" office:value="75.882">
            <text:p>75.882</text:p>
          </table:table-cell>
          <table:table-cell office:value-type="string">
            <text:p>2020.01.16 05:45</text:p>
          </table:table-cell>
          <table:table-cell office:value-type="float" office:value="82">
            <text:p>82</text:p>
          </table:table-cell>
          <table:table-cell office:value-type="float" office:value="75.882">
            <text:p>75.882</text:p>
          </table:table-cell>
          <table:table-cell office:value-type="string">
            <text:p>2020.01.16 05:45</text:p>
          </table:table-cell>
          <table:table-cell office:value-type="float" office:value="81">
            <text:p>81</text:p>
          </table:table-cell>
          <table:table-cell office:value-type="float" office:value="75.944">
            <text:p>75.944</text:p>
          </table:table-cell>
          <table:table-cell office:value-type="string">
            <text:p>2020.01.16 0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5.919">
            <text:p>75.919</text:p>
          </table:table-cell>
          <table:table-cell office:value-type="string">
            <text:p>2020.01.16 05:4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82">
            <text:p>82</text:p>
          </table:table-cell>
          <table:table-cell office:value-type="float" office:value="75.923">
            <text:p>75.923</text:p>
          </table:table-cell>
          <table:table-cell office:value-type="string">
            <text:p>2020.01.16 0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5000000000001">
            <text:p>-0.015</text:p>
          </table:table-cell>
          <table:table-cell table:number-columns-repeated="1007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5.913">
            <text:p>75.913</text:p>
          </table:table-cell>
          <table:table-cell office:value-type="string">
            <text:p>2020.01.16 06:00</text:p>
          </table:table-cell>
          <table:table-cell office:value-type="float" office:value="92">
            <text:p>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92">
            <text:p>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83">
            <text:p>83</text:p>
          </table:table-cell>
          <table:table-cell office:value-type="float" office:value="75.914">
            <text:p>75.914</text:p>
          </table:table-cell>
          <table:table-cell office:value-type="string">
            <text:p>2020.01.16 0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9000000000005">
            <text:p>-0.019</text:p>
          </table:table-cell>
          <table:table-cell table:number-columns-repeated="1007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5.896">
            <text:p>75.896</text:p>
          </table:table-cell>
          <table:table-cell office:value-type="string">
            <text:p>2020.01.16 06:15</text:p>
          </table:table-cell>
          <table:table-cell office:value-type="float" office:value="92">
            <text:p>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92">
            <text:p>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84">
            <text:p>84</text:p>
          </table:table-cell>
          <table:table-cell office:value-type="float" office:value="75.954">
            <text:p>75.954</text:p>
          </table:table-cell>
          <table:table-cell office:value-type="string">
            <text:p>2020.01.16 0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20000000000095">
            <text:p>-0.002</text:p>
          </table:table-cell>
          <table:table-cell table:number-columns-repeated="100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5.934">
            <text:p>75.934</text:p>
          </table:table-cell>
          <table:table-cell office:value-type="string">
            <text:p>2020.01.16 06:30</text:p>
          </table:table-cell>
          <table:table-cell office:value-type="float" office:value="99">
            <text:p>99</text:p>
          </table:table-cell>
          <table:table-cell office:value-type="float" office:value="75.955">
            <text:p>75.955</text:p>
          </table:table-cell>
          <table:table-cell office:value-type="string">
            <text:p>2020.01.16 10: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5.934">
            <text:p>75.934</text:p>
          </table:table-cell>
          <table:table-cell office:value-type="string">
            <text:p>2020.01.16 0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5.934">
            <text:p>-75.934</text:p>
          </table:table-cell>
          <table:table-cell table:number-columns-repeated="1007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5.918">
            <text:p>75.918</text:p>
          </table:table-cell>
          <table:table-cell office:value-type="string">
            <text:p>2020.01.16 06:4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86">
            <text:p>86</text:p>
          </table:table-cell>
          <table:table-cell office:value-type="float" office:value="75.945">
            <text:p>75.945</text:p>
          </table:table-cell>
          <table:table-cell office:value-type="string">
            <text:p>2020.01.16 0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400000000001">
            <text:p>-0.014</text:p>
          </table:table-cell>
          <table:table-cell table:number-columns-repeated="1007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5.915">
            <text:p>75.915</text:p>
          </table:table-cell>
          <table:table-cell office:value-type="string">
            <text:p>2020.01.16 07:00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87">
            <text:p>87</text:p>
          </table:table-cell>
          <table:table-cell office:value-type="float" office:value="75.94">
            <text:p>75.94</text:p>
          </table:table-cell>
          <table:table-cell office:value-type="string">
            <text:p>2020.01.16 0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100000000001">
            <text:p>-0.011</text:p>
          </table:table-cell>
          <table:table-cell table:number-columns-repeated="1007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75.923">
            <text:p>75.923</text:p>
          </table:table-cell>
          <table:table-cell office:value-type="string">
            <text:p>2020.01.16 07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88">
            <text:p>88</text:p>
          </table:table-cell>
          <table:table-cell office:value-type="float" office:value="75.935">
            <text:p>75.935</text:p>
          </table:table-cell>
          <table:table-cell office:value-type="string">
            <text:p>2020.01.16 0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9000000000005">
            <text:p>-0.019</text:p>
          </table:table-cell>
          <table:table-cell table:number-columns-repeated="1007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5.914">
            <text:p>75.914</text:p>
          </table:table-cell>
          <table:table-cell office:value-type="string">
            <text:p>2020.01.16 07:30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89">
            <text:p>89</text:p>
          </table:table-cell>
          <table:table-cell office:value-type="float" office:value="75.926">
            <text:p>75.926</text:p>
          </table:table-cell>
          <table:table-cell office:value-type="string">
            <text:p>2020.01.16 0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0000000000005">
            <text:p>-0.01</text:p>
          </table:table-cell>
          <table:table-cell table:number-columns-repeated="1007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5.922">
            <text:p>75.922</text:p>
          </table:table-cell>
          <table:table-cell office:value-type="string">
            <text:p>2020.01.16 07:4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0">
            <text:p>90</text:p>
          </table:table-cell>
          <table:table-cell office:value-type="float" office:value="75.939">
            <text:p>75.939</text:p>
          </table:table-cell>
          <table:table-cell office:value-type="string">
            <text:p>2020.01.16 0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8000000000001">
            <text:p>-0.018</text:p>
          </table:table-cell>
          <table:table-cell table:number-columns-repeated="1007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75.935">
            <text:p>75.935</text:p>
          </table:table-cell>
          <table:table-cell office:value-type="string">
            <text:p>2020.01.16 08:00</text:p>
          </table:table-cell>
          <table:table-cell office:value-type="float" office:value="99">
            <text:p>99</text:p>
          </table:table-cell>
          <table:table-cell office:value-type="float" office:value="75.955">
            <text:p>75.955</text:p>
          </table:table-cell>
          <table:table-cell office:value-type="string">
            <text:p>2020.01.16 10: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75.937">
            <text:p>75.937</text:p>
          </table:table-cell>
          <table:table-cell office:value-type="string">
            <text:p>2020.01.16 0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5.935">
            <text:p>-75.935</text:p>
          </table:table-cell>
          <table:table-cell table:number-columns-repeated="1007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5.923">
            <text:p>75.923</text:p>
          </table:table-cell>
          <table:table-cell office:value-type="string">
            <text:p>2020.01.16 08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2">
            <text:p>92</text:p>
          </table:table-cell>
          <table:table-cell office:value-type="float" office:value="75.928">
            <text:p>75.928</text:p>
          </table:table-cell>
          <table:table-cell office:value-type="string">
            <text:p>2020.01.16 0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9000000000005">
            <text:p>-0.019</text:p>
          </table:table-cell>
          <table:table-cell table:number-columns-repeated="1007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5.892">
            <text:p>75.892</text:p>
          </table:table-cell>
          <table:table-cell office:value-type="string">
            <text:p>2020.01.16 08:30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3">
            <text:p>93</text:p>
          </table:table-cell>
          <table:table-cell office:value-type="float" office:value="75.929">
            <text:p>75.929</text:p>
          </table:table-cell>
          <table:table-cell office:value-type="string">
            <text:p>2020.01.16 0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2">
            <text:p>0.012</text:p>
          </table:table-cell>
          <table:table-cell table:number-columns-repeated="1007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5.917">
            <text:p>75.917</text:p>
          </table:table-cell>
          <table:table-cell office:value-type="string">
            <text:p>2020.01.16 08:4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94">
            <text:p>94</text:p>
          </table:table-cell>
          <table:table-cell office:value-type="float" office:value="75.929">
            <text:p>75.929</text:p>
          </table:table-cell>
          <table:table-cell office:value-type="string">
            <text:p>2020.01.16 0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3000000000005">
            <text:p>-0.013</text:p>
          </table:table-cell>
          <table:table-cell table:number-columns-repeated="1007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5.929">
            <text:p>75.929</text:p>
          </table:table-cell>
          <table:table-cell office:value-type="string">
            <text:p>2020.01.16 09:00</text:p>
          </table:table-cell>
          <table:table-cell office:value-type="float" office:value="98">
            <text:p>98</text:p>
          </table:table-cell>
          <table:table-cell office:value-type="float" office:value="75.94">
            <text:p>75.94</text:p>
          </table:table-cell>
          <table:table-cell office:value-type="string">
            <text:p>2020.01.16 09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75.964">
            <text:p>75.964</text:p>
          </table:table-cell>
          <table:table-cell office:value-type="string">
            <text:p>2020.01.16 0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/>
          <table:table-cell office:value-type="float" office:value="-75.929">
            <text:p>-75.929</text:p>
          </table:table-cell>
          <table:table-cell table:number-columns-repeated="1007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75.912">
            <text:p>75.912</text:p>
          </table:table-cell>
          <table:table-cell office:value-type="string">
            <text:p>2020.01.16 09:15</text:p>
          </table:table-cell>
          <table:table-cell office:value-type="float" office:value="96">
            <text:p>96</text:p>
          </table:table-cell>
          <table:table-cell office:value-type="float" office:value="75.923">
            <text:p>75.923</text:p>
          </table:table-cell>
          <table:table-cell office:value-type="string">
            <text:p>2020.01.16 09:1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75.929">
            <text:p>75.929</text:p>
          </table:table-cell>
          <table:table-cell office:value-type="string">
            <text:p>2020.01.16 0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/>
          <table:table-cell office:value-type="float" office:value="-75.912">
            <text:p>-75.912</text:p>
          </table:table-cell>
          <table:table-cell table:number-columns-repeated="1007"/>
        </table:table-row>
        <table:table-row table:style-name="ro1">
          <table:table-cell office:value-type="string">
            <text:p>len =&gt; 97</text:p>
          </table:table-cell>
          <table:table-cell table:number-columns-repeated="1023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5" table:style-name="ta1" table:print="false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>
            <text:p>[02/14/2020 14:11:35 : FxTestController.php : 432] </text:p>
          </table:table-cell>
          <table:table-cell table:number-columns-repeated="1023"/>
        </table:table-row>
        <table:table-row table:style-name="ro1">
          <table:table-cell office:value-type="string">
            <text:p>$nameOf_DP</text:p>
          </table:table-cell>
          <table:table-cell office:value-type="string">
            <text:p>dp-all</text:p>
          </table:table-cell>
          <table:table-cell table:number-columns-repeated="1022"/>
        </table:table-row>
        <table:table-row table:style-name="ro1">
          <table:table-cell office:value-type="string">
            <text:p>$_dpath_File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1">
          <table:table-cell office:value-type="string">
            <text:p>$_fname_File_CSV</text:p>
          </table:table-cell>
          <table:table-cell office:value-type="string">
            <text:p>44_5.1_10_rawdata.(AUDJPY).(Period-M15).(NumOfUnits-18000).(Bars-18000).20200116_171429.[SLICE-300].csv</text:p>
          </table:table-cell>
          <table:table-cell table:number-columns-repeated="1022"/>
        </table:table-row>
        <table:table-row table:style-name="ro1">
          <table:table-cell office:value-type="string">
            <text:p>$lo_BarDatas</text:p>
          </table:table-cell>
          <table:table-cell office:value-type="float" office:value="300">
            <text:p>300</text:p>
          </table:table-cell>
          <table:table-cell table:number-columns-repeated="1022"/>
        </table:table-row>
        <table:table-row table:style-name="ro1">
          <table:table-cell office:value-type="string">
            <text:p>$lo_Pos</text:p>
          </table:table-cell>
          <table:table-cell office:value-type="float" office:value="297">
            <text:p>297</text:p>
          </table:table-cell>
          <table:table-cell office:value-type="string">
            <text:p>of all bds</text:p>
          </table:table-cell>
          <table:table-cell office:value-type="float" office:value="0.99">
            <text:p>0.99</text:p>
          </table:table-cell>
          <table:table-cell table:number-columns-repeated="1020"/>
        </table:table-row>
        <table:table-row table:style-name="ro1">
          <table:table-cell office:value-type="string">
            <text:p>$numOf_SLs</text:p>
          </table:table-cell>
          <table:table-cell office:value-type="float" office:value="262">
            <text:p>262</text:p>
          </table:table-cell>
          <table:table-cell office:value-type="string">
            <text:p>of all Pos</text:p>
          </table:table-cell>
          <table:table-cell office:value-type="float" office:value="0.882">
            <text:p>0.882</text:p>
          </table:table-cell>
          <table:table-cell table:number-columns-repeated="12"/>
          <table:table-cell table:formula="of:=SUM([.Q13:.Q303])" office:value-type="float" office:value="-1.44000000000052">
            <text:p>-1.44</text:p>
          </table:table-cell>
          <table:table-cell table:number-columns-repeated="1007"/>
        </table:table-row>
        <table:table-row table:style-name="ro1">
          <table:table-cell office:value-type="string">
            <text:p>$numOf_TPs</text:p>
          </table:table-cell>
          <table:table-cell office:value-type="float" office:value="29">
            <text:p>29</text:p>
          </table:table-cell>
          <table:table-cell office:value-type="string">
            <text:p>of all Pos</text:p>
          </table:table-cell>
          <table:table-cell office:value-type="float" office:value="0.098">
            <text:p>0.098</text:p>
          </table:table-cell>
          <table:table-cell table:number-columns-repeated="1020"/>
        </table:table-row>
        <table:table-row table:style-name="ro1">
          <table:table-cell office:value-type="string">
            <text:p>sum : start - exit</text:p>
          </table:table-cell>
          <table:table-cell office:value-type="float" office:value="-1.44">
            <text:p>-1.44</text:p>
          </table:table-cell>
          <table:table-cell table:number-columns-repeated="1022"/>
        </table:table-row>
        <table:table-row table:style-name="ro1">
          <table:table-cell office:value-type="string">
            <text:p>xt_idx = -1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_idx</text:p>
          </table:table-cell>
          <table:table-cell office:value-type="string">
            <text:p>st_pr</text:p>
          </table:table-cell>
          <table:table-cell office:value-type="string">
            <text:p>datetime</text:p>
          </table:table-cell>
          <table:table-cell office:value-type="string">
            <text:p>cu_idx</text:p>
          </table:table-cell>
          <table:table-cell office:value-type="string">
            <text:p>cu_pr</text:p>
          </table:table-cell>
          <table:table-cell office:value-type="string">
            <text:p>datetime</text:p>
          </table:table-cell>
          <table:table-cell office:value-type="string">
            <text:p>ext_idx</text:p>
          </table:table-cell>
          <table:table-cell office:value-type="string">
            <text:p>ext_pr</text:p>
          </table:table-cell>
          <table:table-cell office:value-type="string">
            <text:p>datetime</text:p>
          </table:table-cell>
          <table:table-cell office:value-type="string">
            <text:p>rf_idx</text:p>
          </table:table-cell>
          <table:table-cell office:value-type="string">
            <text:p>rf_pr</text:p>
          </table:table-cell>
          <table:table-cell office:value-type="string">
            <text:p>base_idx</text:p>
          </table:table-cell>
          <table:table-cell office:value-type="string">
            <text:p>base_pr</text:p>
          </table:table-cell>
          <table:table-cell office:value-type="string">
            <text:p>datetime</text:p>
          </table:table-cell>
          <table:table-cell office:value-type="string">
            <text:p>cu_status</text:p>
          </table:table-cell>
          <table:table-cell office:value-type="string">
            <text:p>ext_status</text:p>
          </table:table-cell>
          <table:table-cell office:value-type="string">
            <text:p>exit - start</text:p>
          </table:table-cell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.809">
            <text:p>75.809</text:p>
          </table:table-cell>
          <table:table-cell office:value-type="string">
            <text:p>2020.01.13 09:15</text:p>
          </table:table-cell>
          <table:table-cell office:value-type="float" office:value="11">
            <text:p>11</text:p>
          </table:table-cell>
          <table:table-cell office:value-type="float" office:value="75.795">
            <text:p>75.795</text:p>
          </table:table-cell>
          <table:table-cell office:value-type="string">
            <text:p>2020.01.13 10:00</text:p>
          </table:table-cell>
          <table:table-cell office:value-type="float" office:value="11">
            <text:p>11</text:p>
          </table:table-cell>
          <table:table-cell office:value-type="float" office:value="75.795">
            <text:p>75.795</text:p>
          </table:table-cell>
          <table:table-cell office:value-type="string">
            <text:p>2020.01.13 10:00</text:p>
          </table:table-cell>
          <table:table-cell office:value-type="float" office:value="8">
            <text:p>8</text:p>
          </table:table-cell>
          <table:table-cell office:value-type="float" office:value="75.811">
            <text:p>75.811</text:p>
          </table:table-cell>
          <table:table-cell office:value-type="string">
            <text:p>2020.01.13 0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-0.013999999999996">
            <text:p>-0.014</text:p>
          </table:table-cell>
          <table:table-cell table:number-columns-repeated="100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5.79">
            <text:p>75.79</text:p>
          </table:table-cell>
          <table:table-cell office:value-type="string">
            <text:p>2020.01.13 09:30</text:p>
          </table:table-cell>
          <table:table-cell office:value-type="float" office:value="11">
            <text:p>11</text:p>
          </table:table-cell>
          <table:table-cell office:value-type="float" office:value="75.795">
            <text:p>75.795</text:p>
          </table:table-cell>
          <table:table-cell office:value-type="string">
            <text:p>2020.01.13 10:00</text:p>
          </table:table-cell>
          <table:table-cell office:value-type="float" office:value="11">
            <text:p>11</text:p>
          </table:table-cell>
          <table:table-cell office:value-type="float" office:value="75.795">
            <text:p>75.795</text:p>
          </table:table-cell>
          <table:table-cell office:value-type="string">
            <text:p>2020.01.13 10:00</text:p>
          </table:table-cell>
          <table:table-cell office:value-type="float" office:value="9">
            <text:p>9</text:p>
          </table:table-cell>
          <table:table-cell office:value-type="float" office:value="75.834">
            <text:p>75.834</text:p>
          </table:table-cell>
          <table:table-cell office:value-type="string">
            <text:p>2020.01.13 0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.0049999999999955">
            <text:p>0.005</text:p>
          </table:table-cell>
          <table:table-cell table:number-columns-repeated="100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5.755">
            <text:p>75.755</text:p>
          </table:table-cell>
          <table:table-cell office:value-type="string">
            <text:p>2020.01.13 10:30</text:p>
          </table:table-cell>
          <table:table-cell office:value-type="float" office:value="14">
            <text:p>14</text:p>
          </table:table-cell>
          <table:table-cell office:value-type="float" office:value="75.757">
            <text:p>75.757</text:p>
          </table:table-cell>
          <table:table-cell office:value-type="string">
            <text:p>2020.01.13 10:45</text:p>
          </table:table-cell>
          <table:table-cell office:value-type="float" office:value="14">
            <text:p>14</text:p>
          </table:table-cell>
          <table:table-cell office:value-type="float" office:value="75.757">
            <text:p>75.757</text:p>
          </table:table-cell>
          <table:table-cell office:value-type="string">
            <text:p>2020.01.13 10:45</text:p>
          </table:table-cell>
          <table:table-cell office:value-type="float" office:value="13">
            <text:p>13</text:p>
          </table:table-cell>
          <table:table-cell office:value-type="float" office:value="75.817">
            <text:p>75.817</text:p>
          </table:table-cell>
          <table:table-cell office:value-type="string">
            <text:p>2020.01.13 1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.0019999999999953">
            <text:p>0.002</text:p>
          </table:table-cell>
          <table:table-cell table:number-columns-repeated="100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5.838">
            <text:p>75.838</text:p>
          </table:table-cell>
          <table:table-cell office:value-type="string">
            <text:p>2020.01.13 11:45</text:p>
          </table:table-cell>
          <table:table-cell office:value-type="float" office:value="19">
            <text:p>19</text:p>
          </table:table-cell>
          <table:table-cell office:value-type="float" office:value="75.818">
            <text:p>75.818</text:p>
          </table:table-cell>
          <table:table-cell office:value-type="string">
            <text:p>2020.01.13 12:00</text:p>
          </table:table-cell>
          <table:table-cell office:value-type="float" office:value="19">
            <text:p>19</text:p>
          </table:table-cell>
          <table:table-cell office:value-type="float" office:value="75.818">
            <text:p>75.818</text:p>
          </table:table-cell>
          <table:table-cell office:value-type="string">
            <text:p>2020.01.13 12:00</text:p>
          </table:table-cell>
          <table:table-cell office:value-type="float" office:value="18">
            <text:p>18</text:p>
          </table:table-cell>
          <table:table-cell office:value-type="float" office:value="75.878">
            <text:p>75.878</text:p>
          </table:table-cell>
          <table:table-cell office:value-type="string">
            <text:p>2020.01.13 1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-0.019999999999996">
            <text:p>-0.020</text:p>
          </table:table-cell>
          <table:table-cell table:number-columns-repeated="100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5.803">
            <text:p>75.803</text:p>
          </table:table-cell>
          <table:table-cell office:value-type="string">
            <text:p>2020.01.13 16:45</text:p>
          </table:table-cell>
          <table:table-cell office:value-type="float" office:value="46">
            <text:p>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46">
            <text:p>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38">
            <text:p>38</text:p>
          </table:table-cell>
          <table:table-cell office:value-type="float" office:value="75.819">
            <text:p>75.819</text:p>
          </table:table-cell>
          <table:table-cell office:value-type="string">
            <text:p>2020.01.13 1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.143">
            <text:p>0.143</text:p>
          </table:table-cell>
          <table:table-cell table:number-columns-repeated="100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5.814">
            <text:p>75.814</text:p>
          </table:table-cell>
          <table:table-cell office:value-type="string">
            <text:p>2020.01.13 17:00</text:p>
          </table:table-cell>
          <table:table-cell office:value-type="float" office:value="46">
            <text:p>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46">
            <text:p>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39">
            <text:p>39</text:p>
          </table:table-cell>
          <table:table-cell office:value-type="float" office:value="75.887">
            <text:p>75.887</text:p>
          </table:table-cell>
          <table:table-cell office:value-type="string">
            <text:p>2020.01.13 1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.13200000000001">
            <text:p>0.132</text:p>
          </table:table-cell>
          <table:table-cell table:number-columns-repeated="100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5.884">
            <text:p>75.884</text:p>
          </table:table-cell>
          <table:table-cell office:value-type="string">
            <text:p>2020.01.13 17:15</text:p>
          </table:table-cell>
          <table:table-cell office:value-type="float" office:value="46">
            <text:p>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46">
            <text:p>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40">
            <text:p>40</text:p>
          </table:table-cell>
          <table:table-cell office:value-type="float" office:value="75.927">
            <text:p>75.927</text:p>
          </table:table-cell>
          <table:table-cell office:value-type="string">
            <text:p>2020.01.13 1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.061999999999998">
            <text:p>0.062</text:p>
          </table:table-cell>
          <table:table-cell table:number-columns-repeated="100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5.919">
            <text:p>75.919</text:p>
          </table:table-cell>
          <table:table-cell office:value-type="string">
            <text:p>2020.01.13 17:30</text:p>
          </table:table-cell>
          <table:table-cell office:value-type="float" office:value="46">
            <text:p>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46">
            <text:p>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41">
            <text:p>41</text:p>
          </table:table-cell>
          <table:table-cell office:value-type="float" office:value="75.924">
            <text:p>75.924</text:p>
          </table:table-cell>
          <table:table-cell office:value-type="string">
            <text:p>2020.01.13 1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.027000000000001">
            <text:p>0.027</text:p>
          </table:table-cell>
          <table:table-cell table:number-columns-repeated="1007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5.902">
            <text:p>75.902</text:p>
          </table:table-cell>
          <table:table-cell office:value-type="string">
            <text:p>2020.01.13 17:45</text:p>
          </table:table-cell>
          <table:table-cell office:value-type="float" office:value="46">
            <text:p>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46">
            <text:p>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42">
            <text:p>42</text:p>
          </table:table-cell>
          <table:table-cell office:value-type="float" office:value="75.915">
            <text:p>75.915</text:p>
          </table:table-cell>
          <table:table-cell office:value-type="string">
            <text:p>2020.01.13 1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.043999999999997">
            <text:p>0.044</text:p>
          </table:table-cell>
          <table:table-cell table:number-columns-repeated="1007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5.892">
            <text:p>75.892</text:p>
          </table:table-cell>
          <table:table-cell office:value-type="string">
            <text:p>2020.01.13 18:00</text:p>
          </table:table-cell>
          <table:table-cell office:value-type="float" office:value="46">
            <text:p>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46">
            <text:p>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43">
            <text:p>43</text:p>
          </table:table-cell>
          <table:table-cell office:value-type="float" office:value="75.935">
            <text:p>75.935</text:p>
          </table:table-cell>
          <table:table-cell office:value-type="string">
            <text:p>2020.01.13 1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.054000000000002">
            <text:p>0.054</text:p>
          </table:table-cell>
          <table:table-cell table:number-columns-repeated="1007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5.93">
            <text:p>75.93</text:p>
          </table:table-cell>
          <table:table-cell office:value-type="string">
            <text:p>2020.01.13 18:15</text:p>
          </table:table-cell>
          <table:table-cell office:value-type="float" office:value="46">
            <text:p>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46">
            <text:p>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44">
            <text:p>44</text:p>
          </table:table-cell>
          <table:table-cell office:value-type="float" office:value="76.005">
            <text:p>76.005</text:p>
          </table:table-cell>
          <table:table-cell office:value-type="string">
            <text:p>2020.01.13 1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.015999999999991">
            <text:p>0.016</text:p>
          </table:table-cell>
          <table:table-cell table:number-columns-repeated="1007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6.016">
            <text:p>76.016</text:p>
          </table:table-cell>
          <table:table-cell office:value-type="string">
            <text:p>2020.01.14 02:15</text:p>
          </table:table-cell>
          <table:table-cell office:value-type="float" office:value="79">
            <text:p>79</text:p>
          </table:table-cell>
          <table:table-cell office:value-type="float" office:value="76.041">
            <text:p>76.041</text:p>
          </table:table-cell>
          <table:table-cell office:value-type="string">
            <text:p>2020.01.14 03:00</text:p>
          </table:table-cell>
          <table:table-cell office:value-type="float" office:value="79">
            <text:p>79</text:p>
          </table:table-cell>
          <table:table-cell office:value-type="float" office:value="76.041">
            <text:p>76.041</text:p>
          </table:table-cell>
          <table:table-cell office:value-type="string">
            <text:p>2020.01.14 03:00</text:p>
          </table:table-cell>
          <table:table-cell office:value-type="float" office:value="76">
            <text:p>76</text:p>
          </table:table-cell>
          <table:table-cell office:value-type="float" office:value="76.024">
            <text:p>76.024</text:p>
          </table:table-cell>
          <table:table-cell office:value-type="string">
            <text:p>2020.01.14 0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.024999999999991">
            <text:p>0.025</text:p>
          </table:table-cell>
          <table:table-cell table:number-columns-repeated="100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6.006">
            <text:p>76.006</text:p>
          </table:table-cell>
          <table:table-cell office:value-type="string">
            <text:p>2020.01.14 02:45</text:p>
          </table:table-cell>
          <table:table-cell office:value-type="float" office:value="79">
            <text:p>79</text:p>
          </table:table-cell>
          <table:table-cell office:value-type="float" office:value="76.041">
            <text:p>76.041</text:p>
          </table:table-cell>
          <table:table-cell office:value-type="string">
            <text:p>2020.01.14 03:00</text:p>
          </table:table-cell>
          <table:table-cell office:value-type="float" office:value="79">
            <text:p>79</text:p>
          </table:table-cell>
          <table:table-cell office:value-type="float" office:value="76.041">
            <text:p>76.041</text:p>
          </table:table-cell>
          <table:table-cell office:value-type="string">
            <text:p>2020.01.14 03:00</text:p>
          </table:table-cell>
          <table:table-cell office:value-type="float" office:value="78">
            <text:p>78</text:p>
          </table:table-cell>
          <table:table-cell office:value-type="float" office:value="76.101">
            <text:p>76.101</text:p>
          </table:table-cell>
          <table:table-cell office:value-type="string">
            <text:p>2020.01.14 0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.034999999999997">
            <text:p>0.035</text:p>
          </table:table-cell>
          <table:table-cell table:number-columns-repeated="1007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5.829">
            <text:p>75.829</text:p>
          </table:table-cell>
          <table:table-cell office:value-type="string">
            <text:p>2020.01.14 04:00</text:p>
          </table:table-cell>
          <table:table-cell office:value-type="float" office:value="93">
            <text:p>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93">
            <text:p>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83">
            <text:p>83</text:p>
          </table:table-cell>
          <table:table-cell office:value-type="float" office:value="75.846">
            <text:p>75.846</text:p>
          </table:table-cell>
          <table:table-cell office:value-type="string">
            <text:p>2020.01.14 0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.119">
            <text:p>0.119</text:p>
          </table:table-cell>
          <table:table-cell table:number-columns-repeated="1007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5.839">
            <text:p>75.839</text:p>
          </table:table-cell>
          <table:table-cell office:value-type="string">
            <text:p>2020.01.14 04:15</text:p>
          </table:table-cell>
          <table:table-cell office:value-type="float" office:value="93">
            <text:p>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93">
            <text:p>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84">
            <text:p>84</text:p>
          </table:table-cell>
          <table:table-cell office:value-type="float" office:value="75.857">
            <text:p>75.857</text:p>
          </table:table-cell>
          <table:table-cell office:value-type="string">
            <text:p>2020.01.14 0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.10899999999999">
            <text:p>0.109</text:p>
          </table:table-cell>
          <table:table-cell table:number-columns-repeated="100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5.838">
            <text:p>75.838</text:p>
          </table:table-cell>
          <table:table-cell office:value-type="string">
            <text:p>2020.01.14 04:30</text:p>
          </table:table-cell>
          <table:table-cell office:value-type="float" office:value="93">
            <text:p>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93">
            <text:p>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85">
            <text:p>85</text:p>
          </table:table-cell>
          <table:table-cell office:value-type="float" office:value="75.91">
            <text:p>75.91</text:p>
          </table:table-cell>
          <table:table-cell office:value-type="string">
            <text:p>2020.01.14 0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.11">
            <text:p>0.110</text:p>
          </table:table-cell>
          <table:table-cell table:number-columns-repeated="1007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5.893">
            <text:p>75.893</text:p>
          </table:table-cell>
          <table:table-cell office:value-type="string">
            <text:p>2020.01.14 04:45</text:p>
          </table:table-cell>
          <table:table-cell office:value-type="float" office:value="93">
            <text:p>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93">
            <text:p>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86">
            <text:p>86</text:p>
          </table:table-cell>
          <table:table-cell office:value-type="float" office:value="75.935">
            <text:p>75.935</text:p>
          </table:table-cell>
          <table:table-cell office:value-type="string">
            <text:p>2020.01.14 0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.054999999999993">
            <text:p>0.055</text:p>
          </table:table-cell>
          <table:table-cell table:number-columns-repeated="1007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5.915">
            <text:p>75.915</text:p>
          </table:table-cell>
          <table:table-cell office:value-type="string">
            <text:p>2020.01.14 05:00</text:p>
          </table:table-cell>
          <table:table-cell office:value-type="float" office:value="93">
            <text:p>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93">
            <text:p>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87">
            <text:p>87</text:p>
          </table:table-cell>
          <table:table-cell office:value-type="float" office:value="75.926">
            <text:p>75.926</text:p>
          </table:table-cell>
          <table:table-cell office:value-type="string">
            <text:p>2020.01.14 0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.032999999999987">
            <text:p>0.033</text:p>
          </table:table-cell>
          <table:table-cell table:number-columns-repeated="1007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75.881">
            <text:p>75.881</text:p>
          </table:table-cell>
          <table:table-cell office:value-type="string">
            <text:p>2020.01.14 05:15</text:p>
          </table:table-cell>
          <table:table-cell office:value-type="float" office:value="93">
            <text:p>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93">
            <text:p>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88">
            <text:p>88</text:p>
          </table:table-cell>
          <table:table-cell office:value-type="float" office:value="75.931">
            <text:p>75.931</text:p>
          </table:table-cell>
          <table:table-cell office:value-type="string">
            <text:p>2020.01.14 0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.066999999999993">
            <text:p>0.067</text:p>
          </table:table-cell>
          <table:table-cell table:number-columns-repeated="1007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5.903">
            <text:p>75.903</text:p>
          </table:table-cell>
          <table:table-cell office:value-type="string">
            <text:p>2020.01.14 05:30</text:p>
          </table:table-cell>
          <table:table-cell office:value-type="float" office:value="93">
            <text:p>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93">
            <text:p>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89">
            <text:p>89</text:p>
          </table:table-cell>
          <table:table-cell office:value-type="float" office:value="75.932">
            <text:p>75.932</text:p>
          </table:table-cell>
          <table:table-cell office:value-type="string">
            <text:p>2020.01.14 0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.044999999999987">
            <text:p>0.045</text:p>
          </table:table-cell>
          <table:table-cell table:number-columns-repeated="1007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5.922">
            <text:p>75.922</text:p>
          </table:table-cell>
          <table:table-cell office:value-type="string">
            <text:p>2020.01.14 05:45</text:p>
          </table:table-cell>
          <table:table-cell office:value-type="float" office:value="93">
            <text:p>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93">
            <text:p>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90">
            <text:p>90</text:p>
          </table:table-cell>
          <table:table-cell office:value-type="float" office:value="75.962">
            <text:p>75.962</text:p>
          </table:table-cell>
          <table:table-cell office:value-type="string">
            <text:p>2020.01.14 0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.025999999999996">
            <text:p>0.026</text:p>
          </table:table-cell>
          <table:table-cell table:number-columns-repeated="1007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75.942">
            <text:p>75.942</text:p>
          </table:table-cell>
          <table:table-cell office:value-type="string">
            <text:p>2020.01.14 06:00</text:p>
          </table:table-cell>
          <table:table-cell office:value-type="float" office:value="93">
            <text:p>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93">
            <text:p>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91">
            <text:p>91</text:p>
          </table:table-cell>
          <table:table-cell office:value-type="float" office:value="75.998">
            <text:p>75.998</text:p>
          </table:table-cell>
          <table:table-cell office:value-type="string">
            <text:p>2020.01.14 0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.0060000000000002">
            <text:p>0.006</text:p>
          </table:table-cell>
          <table:table-cell table:number-columns-repeated="1007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75.942">
            <text:p>75.942</text:p>
          </table:table-cell>
          <table:table-cell office:value-type="string">
            <text:p>2020.01.14 07:15</text:p>
          </table:table-cell>
          <table:table-cell office:value-type="float" office:value="103">
            <text:p>103</text:p>
          </table:table-cell>
          <table:table-cell office:value-type="float" office:value="75.99">
            <text:p>75.99</text:p>
          </table:table-cell>
          <table:table-cell office:value-type="string">
            <text:p>2020.01.14 09:00</text:p>
          </table:table-cell>
          <table:table-cell office:value-type="float" office:value="103">
            <text:p>103</text:p>
          </table:table-cell>
          <table:table-cell office:value-type="float" office:value="75.99">
            <text:p>75.99</text:p>
          </table:table-cell>
          <table:table-cell office:value-type="string">
            <text:p>2020.01.14 09:00</text:p>
          </table:table-cell>
          <table:table-cell office:value-type="float" office:value="96">
            <text:p>96</text:p>
          </table:table-cell>
          <table:table-cell office:value-type="float" office:value="75.965">
            <text:p>75.965</text:p>
          </table:table-cell>
          <table:table-cell office:value-type="string">
            <text:p>2020.01.14 0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.048000000000002">
            <text:p>0.048</text:p>
          </table:table-cell>
          <table:table-cell table:number-columns-repeated="1007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75.899">
            <text:p>75.899</text:p>
          </table:table-cell>
          <table:table-cell office:value-type="string">
            <text:p>2020.01.14 08:00</text:p>
          </table:table-cell>
          <table:table-cell office:value-type="float" office:value="103">
            <text:p>103</text:p>
          </table:table-cell>
          <table:table-cell office:value-type="float" office:value="75.99">
            <text:p>75.99</text:p>
          </table:table-cell>
          <table:table-cell office:value-type="string">
            <text:p>2020.01.14 09:00</text:p>
          </table:table-cell>
          <table:table-cell office:value-type="float" office:value="103">
            <text:p>103</text:p>
          </table:table-cell>
          <table:table-cell office:value-type="float" office:value="75.99">
            <text:p>75.99</text:p>
          </table:table-cell>
          <table:table-cell office:value-type="string">
            <text:p>2020.01.14 09:00</text:p>
          </table:table-cell>
          <table:table-cell office:value-type="float" office:value="99">
            <text:p>99</text:p>
          </table:table-cell>
          <table:table-cell office:value-type="float" office:value="75.961">
            <text:p>75.961</text:p>
          </table:table-cell>
          <table:table-cell office:value-type="string">
            <text:p>2020.01.14 0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.090999999999994">
            <text:p>0.091</text:p>
          </table:table-cell>
          <table:table-cell table:number-columns-repeated="100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5.953">
            <text:p>75.953</text:p>
          </table:table-cell>
          <table:table-cell office:value-type="string">
            <text:p>2020.01.14 08:15</text:p>
          </table:table-cell>
          <table:table-cell office:value-type="float" office:value="103">
            <text:p>103</text:p>
          </table:table-cell>
          <table:table-cell office:value-type="float" office:value="75.99">
            <text:p>75.99</text:p>
          </table:table-cell>
          <table:table-cell office:value-type="string">
            <text:p>2020.01.14 09:00</text:p>
          </table:table-cell>
          <table:table-cell office:value-type="float" office:value="103">
            <text:p>103</text:p>
          </table:table-cell>
          <table:table-cell office:value-type="float" office:value="75.99">
            <text:p>75.99</text:p>
          </table:table-cell>
          <table:table-cell office:value-type="string">
            <text:p>2020.01.14 09:00</text:p>
          </table:table-cell>
          <table:table-cell office:value-type="float" office:value="100">
            <text:p>100</text:p>
          </table:table-cell>
          <table:table-cell office:value-type="float" office:value="75.998">
            <text:p>75.998</text:p>
          </table:table-cell>
          <table:table-cell office:value-type="string">
            <text:p>2020.01.14 0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.036999999999992">
            <text:p>0.037</text:p>
          </table:table-cell>
          <table:table-cell table:number-columns-repeated="1007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75.995">
            <text:p>75.995</text:p>
          </table:table-cell>
          <table:table-cell office:value-type="string">
            <text:p>2020.01.14 08:30</text:p>
          </table:table-cell>
          <table:table-cell office:value-type="float" office:value="103">
            <text:p>103</text:p>
          </table:table-cell>
          <table:table-cell office:value-type="float" office:value="75.99">
            <text:p>75.99</text:p>
          </table:table-cell>
          <table:table-cell office:value-type="string">
            <text:p>2020.01.14 09:00</text:p>
          </table:table-cell>
          <table:table-cell office:value-type="float" office:value="103">
            <text:p>103</text:p>
          </table:table-cell>
          <table:table-cell office:value-type="float" office:value="75.99">
            <text:p>75.99</text:p>
          </table:table-cell>
          <table:table-cell office:value-type="string">
            <text:p>2020.01.14 09:00</text:p>
          </table:table-cell>
          <table:table-cell office:value-type="float" office:value="101">
            <text:p>101</text:p>
          </table:table-cell>
          <table:table-cell office:value-type="float" office:value="76.024">
            <text:p>76.024</text:p>
          </table:table-cell>
          <table:table-cell office:value-type="string">
            <text:p>2020.01.14 0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-0.0050000000000097">
            <text:p>-0.005</text:p>
          </table:table-cell>
          <table:table-cell table:number-columns-repeated="1007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76.009">
            <text:p>76.009</text:p>
          </table:table-cell>
          <table:table-cell office:value-type="string">
            <text:p>2020.01.14 08:45</text:p>
          </table:table-cell>
          <table:table-cell office:value-type="float" office:value="103">
            <text:p>103</text:p>
          </table:table-cell>
          <table:table-cell office:value-type="float" office:value="75.99">
            <text:p>75.99</text:p>
          </table:table-cell>
          <table:table-cell office:value-type="string">
            <text:p>2020.01.14 09:00</text:p>
          </table:table-cell>
          <table:table-cell office:value-type="float" office:value="103">
            <text:p>103</text:p>
          </table:table-cell>
          <table:table-cell office:value-type="float" office:value="75.99">
            <text:p>75.99</text:p>
          </table:table-cell>
          <table:table-cell office:value-type="string">
            <text:p>2020.01.14 09:00</text:p>
          </table:table-cell>
          <table:table-cell office:value-type="float" office:value="102">
            <text:p>102</text:p>
          </table:table-cell>
          <table:table-cell office:value-type="float" office:value="76.05">
            <text:p>76.05</text:p>
          </table:table-cell>
          <table:table-cell office:value-type="string">
            <text:p>2020.01.14 0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-0.019000000000005">
            <text:p>-0.019</text:p>
          </table:table-cell>
          <table:table-cell table:number-columns-repeated="1007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75.896">
            <text:p>75.896</text:p>
          </table:table-cell>
          <table:table-cell office:value-type="string">
            <text:p>2020.01.14 09:45</text:p>
          </table:table-cell>
          <table:table-cell office:value-type="float" office:value="107">
            <text:p>107</text:p>
          </table:table-cell>
          <table:table-cell office:value-type="float" office:value="75.888">
            <text:p>75.888</text:p>
          </table:table-cell>
          <table:table-cell office:value-type="string">
            <text:p>2020.01.14 10:00</text:p>
          </table:table-cell>
          <table:table-cell office:value-type="float" office:value="107">
            <text:p>107</text:p>
          </table:table-cell>
          <table:table-cell office:value-type="float" office:value="75.888">
            <text:p>75.888</text:p>
          </table:table-cell>
          <table:table-cell office:value-type="string">
            <text:p>2020.01.14 10:00</text:p>
          </table:table-cell>
          <table:table-cell office:value-type="float" office:value="106">
            <text:p>106</text:p>
          </table:table-cell>
          <table:table-cell office:value-type="float" office:value="75.948">
            <text:p>75.948</text:p>
          </table:table-cell>
          <table:table-cell office:value-type="string">
            <text:p>2020.01.14 0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-0.0080000000000098">
            <text:p>-0.008</text:p>
          </table:table-cell>
          <table:table-cell table:number-columns-repeated="1007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75.787">
            <text:p>75.787</text:p>
          </table:table-cell>
          <table:table-cell office:value-type="string">
            <text:p>2020.01.14 10:30</text:p>
          </table:table-cell>
          <table:table-cell office:value-type="float" office:value="110">
            <text:p>110</text:p>
          </table:table-cell>
          <table:table-cell office:value-type="float" office:value="75.769">
            <text:p>75.769</text:p>
          </table:table-cell>
          <table:table-cell office:value-type="string">
            <text:p>2020.01.14 10:45</text:p>
          </table:table-cell>
          <table:table-cell office:value-type="float" office:value="110">
            <text:p>110</text:p>
          </table:table-cell>
          <table:table-cell office:value-type="float" office:value="75.769">
            <text:p>75.769</text:p>
          </table:table-cell>
          <table:table-cell office:value-type="string">
            <text:p>2020.01.14 10:45</text:p>
          </table:table-cell>
          <table:table-cell office:value-type="float" office:value="109">
            <text:p>109</text:p>
          </table:table-cell>
          <table:table-cell office:value-type="float" office:value="75.829">
            <text:p>75.829</text:p>
          </table:table-cell>
          <table:table-cell office:value-type="string">
            <text:p>2020.01.14 1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-0.018000000000015">
            <text:p>-0.018</text:p>
          </table:table-cell>
          <table:table-cell table:number-columns-repeated="1007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75.85">
            <text:p>75.85</text:p>
          </table:table-cell>
          <table:table-cell office:value-type="string">
            <text:p>2020.01.14 13:15</text:p>
          </table:table-cell>
          <table:table-cell office:value-type="float" office:value="123">
            <text:p>123</text:p>
          </table:table-cell>
          <table:table-cell office:value-type="float" office:value="75.873">
            <text:p>75.873</text:p>
          </table:table-cell>
          <table:table-cell office:value-type="string">
            <text:p>2020.01.14 14:00</text:p>
          </table:table-cell>
          <table:table-cell office:value-type="float" office:value="123">
            <text:p>123</text:p>
          </table:table-cell>
          <table:table-cell office:value-type="float" office:value="75.873">
            <text:p>75.873</text:p>
          </table:table-cell>
          <table:table-cell office:value-type="string">
            <text:p>2020.01.14 14:00</text:p>
          </table:table-cell>
          <table:table-cell office:value-type="float" office:value="120">
            <text:p>120</text:p>
          </table:table-cell>
          <table:table-cell office:value-type="float" office:value="75.903">
            <text:p>75.903</text:p>
          </table:table-cell>
          <table:table-cell office:value-type="string">
            <text:p>2020.01.14 1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.02300000000001">
            <text:p>0.023</text:p>
          </table:table-cell>
          <table:table-cell table:number-columns-repeated="1007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75.898">
            <text:p>75.898</text:p>
          </table:table-cell>
          <table:table-cell office:value-type="string">
            <text:p>2020.01.14 13:30</text:p>
          </table:table-cell>
          <table:table-cell office:value-type="float" office:value="124">
            <text:p>124</text:p>
          </table:table-cell>
          <table:table-cell office:value-type="float" office:value="75.883">
            <text:p>75.883</text:p>
          </table:table-cell>
          <table:table-cell office:value-type="string">
            <text:p>2020.01.14 14:15</text:p>
          </table:table-cell>
          <table:table-cell office:value-type="float" office:value="124">
            <text:p>124</text:p>
          </table:table-cell>
          <table:table-cell office:value-type="float" office:value="75.883">
            <text:p>75.883</text:p>
          </table:table-cell>
          <table:table-cell office:value-type="string">
            <text:p>2020.01.14 14:15</text:p>
          </table:table-cell>
          <table:table-cell office:value-type="float" office:value="121">
            <text:p>121</text:p>
          </table:table-cell>
          <table:table-cell office:value-type="float" office:value="75.926">
            <text:p>75.926</text:p>
          </table:table-cell>
          <table:table-cell office:value-type="string">
            <text:p>2020.01.14 1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-0.015000000000001">
            <text:p>-0.015</text:p>
          </table:table-cell>
          <table:table-cell table:number-columns-repeated="1007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75.886">
            <text:p>75.886</text:p>
          </table:table-cell>
          <table:table-cell office:value-type="string">
            <text:p>2020.01.14 14:15</text:p>
          </table:table-cell>
          <table:table-cell office:value-type="float" office:value="128">
            <text:p>128</text:p>
          </table:table-cell>
          <table:table-cell office:value-type="float" office:value="75.881">
            <text:p>75.881</text:p>
          </table:table-cell>
          <table:table-cell office:value-type="string">
            <text:p>2020.01.14 15:15</text:p>
          </table:table-cell>
          <table:table-cell office:value-type="float" office:value="128">
            <text:p>128</text:p>
          </table:table-cell>
          <table:table-cell office:value-type="float" office:value="75.881">
            <text:p>75.881</text:p>
          </table:table-cell>
          <table:table-cell office:value-type="string">
            <text:p>2020.01.14 15:15</text:p>
          </table:table-cell>
          <table:table-cell office:value-type="float" office:value="124">
            <text:p>124</text:p>
          </table:table-cell>
          <table:table-cell office:value-type="float" office:value="75.904">
            <text:p>75.904</text:p>
          </table:table-cell>
          <table:table-cell office:value-type="string">
            <text:p>2020.01.14 1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-0.0049999999999955">
            <text:p>-0.005</text:p>
          </table:table-cell>
          <table:table-cell table:number-columns-repeated="1007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75.882">
            <text:p>75.882</text:p>
          </table:table-cell>
          <table:table-cell office:value-type="string">
            <text:p>2020.01.14 14:30</text:p>
          </table:table-cell>
          <table:table-cell office:value-type="float" office:value="128">
            <text:p>128</text:p>
          </table:table-cell>
          <table:table-cell office:value-type="float" office:value="75.881">
            <text:p>75.881</text:p>
          </table:table-cell>
          <table:table-cell office:value-type="string">
            <text:p>2020.01.14 15:15</text:p>
          </table:table-cell>
          <table:table-cell office:value-type="float" office:value="128">
            <text:p>128</text:p>
          </table:table-cell>
          <table:table-cell office:value-type="float" office:value="75.881">
            <text:p>75.881</text:p>
          </table:table-cell>
          <table:table-cell office:value-type="string">
            <text:p>2020.01.14 15:15</text:p>
          </table:table-cell>
          <table:table-cell office:value-type="float" office:value="125">
            <text:p>125</text:p>
          </table:table-cell>
          <table:table-cell office:value-type="float" office:value="75.902">
            <text:p>75.902</text:p>
          </table:table-cell>
          <table:table-cell office:value-type="string">
            <text:p>2020.01.14 1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-0.0010000000000048">
            <text:p>-0.001</text:p>
          </table:table-cell>
          <table:table-cell table:number-columns-repeated="1007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75.891">
            <text:p>75.891</text:p>
          </table:table-cell>
          <table:table-cell office:value-type="string">
            <text:p>2020.01.14 14:45</text:p>
          </table:table-cell>
          <table:table-cell office:value-type="float" office:value="128">
            <text:p>128</text:p>
          </table:table-cell>
          <table:table-cell office:value-type="float" office:value="75.881">
            <text:p>75.881</text:p>
          </table:table-cell>
          <table:table-cell office:value-type="string">
            <text:p>2020.01.14 15:15</text:p>
          </table:table-cell>
          <table:table-cell office:value-type="float" office:value="128">
            <text:p>128</text:p>
          </table:table-cell>
          <table:table-cell office:value-type="float" office:value="75.881">
            <text:p>75.881</text:p>
          </table:table-cell>
          <table:table-cell office:value-type="string">
            <text:p>2020.01.14 15:15</text:p>
          </table:table-cell>
          <table:table-cell office:value-type="float" office:value="126">
            <text:p>126</text:p>
          </table:table-cell>
          <table:table-cell office:value-type="float" office:value="75.921">
            <text:p>75.921</text:p>
          </table:table-cell>
          <table:table-cell office:value-type="string">
            <text:p>2020.01.14 1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-0.010000000000005">
            <text:p>-0.010</text:p>
          </table:table-cell>
          <table:table-cell table:number-columns-repeated="1007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75.855">
            <text:p>75.855</text:p>
          </table:table-cell>
          <table:table-cell office:value-type="string">
            <text:p>2020.01.14 21:15</text:p>
          </table:table-cell>
          <table:table-cell office:value-type="float" office:value="154">
            <text:p>154</text:p>
          </table:table-cell>
          <table:table-cell office:value-type="float" office:value="75.916">
            <text:p>75.916</text:p>
          </table:table-cell>
          <table:table-cell office:value-type="string">
            <text:p>2020.01.14 21:45</text:p>
          </table:table-cell>
          <table:table-cell office:value-type="float" office:value="154">
            <text:p>154</text:p>
          </table:table-cell>
          <table:table-cell office:value-type="float" office:value="75.916">
            <text:p>75.916</text:p>
          </table:table-cell>
          <table:table-cell office:value-type="string">
            <text:p>2020.01.14 21:45</text:p>
          </table:table-cell>
          <table:table-cell office:value-type="float" office:value="152">
            <text:p>152</text:p>
          </table:table-cell>
          <table:table-cell office:value-type="float" office:value="75.934">
            <text:p>75.934</text:p>
          </table:table-cell>
          <table:table-cell office:value-type="string">
            <text:p>2020.01.14 2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.060999999999993">
            <text:p>0.061</text:p>
          </table:table-cell>
          <table:table-cell table:number-columns-repeated="1007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75.93">
            <text:p>75.93</text:p>
          </table:table-cell>
          <table:table-cell office:value-type="string">
            <text:p>2020.01.14 21:30</text:p>
          </table:table-cell>
          <table:table-cell office:value-type="float" office:value="154">
            <text:p>154</text:p>
          </table:table-cell>
          <table:table-cell office:value-type="float" office:value="75.916">
            <text:p>75.916</text:p>
          </table:table-cell>
          <table:table-cell office:value-type="string">
            <text:p>2020.01.14 21:45</text:p>
          </table:table-cell>
          <table:table-cell office:value-type="float" office:value="154">
            <text:p>154</text:p>
          </table:table-cell>
          <table:table-cell office:value-type="float" office:value="75.916">
            <text:p>75.916</text:p>
          </table:table-cell>
          <table:table-cell office:value-type="string">
            <text:p>2020.01.14 21:45</text:p>
          </table:table-cell>
          <table:table-cell office:value-type="float" office:value="153">
            <text:p>153</text:p>
          </table:table-cell>
          <table:table-cell office:value-type="float" office:value="75.976">
            <text:p>75.976</text:p>
          </table:table-cell>
          <table:table-cell office:value-type="string">
            <text:p>2020.01.14 2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-0.01400000000001">
            <text:p>-0.014</text:p>
          </table:table-cell>
          <table:table-cell table:number-columns-repeated="1007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75.738">
            <text:p>75.738</text:p>
          </table:table-cell>
          <table:table-cell office:value-type="string">
            <text:p>2020.01.15 02:00</text:p>
          </table:table-cell>
          <table:table-cell office:value-type="float" office:value="174">
            <text:p>174</text:p>
          </table:table-cell>
          <table:table-cell office:value-type="float" office:value="75.809">
            <text:p>75.809</text:p>
          </table:table-cell>
          <table:table-cell office:value-type="string">
            <text:p>2020.01.15 02:45</text:p>
          </table:table-cell>
          <table:table-cell office:value-type="float" office:value="174">
            <text:p>174</text:p>
          </table:table-cell>
          <table:table-cell office:value-type="float" office:value="75.809">
            <text:p>75.809</text:p>
          </table:table-cell>
          <table:table-cell office:value-type="string">
            <text:p>2020.01.15 02:45</text:p>
          </table:table-cell>
          <table:table-cell office:value-type="float" office:value="171">
            <text:p>171</text:p>
          </table:table-cell>
          <table:table-cell office:value-type="float" office:value="75.817">
            <text:p>75.817</text:p>
          </table:table-cell>
          <table:table-cell office:value-type="string">
            <text:p>2020.01.15 0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.070999999999998">
            <text:p>0.071</text:p>
          </table:table-cell>
          <table:table-cell table:number-columns-repeated="1007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75.814">
            <text:p>75.814</text:p>
          </table:table-cell>
          <table:table-cell office:value-type="string">
            <text:p>2020.01.15 02:15</text:p>
          </table:table-cell>
          <table:table-cell office:value-type="float" office:value="174">
            <text:p>174</text:p>
          </table:table-cell>
          <table:table-cell office:value-type="float" office:value="75.809">
            <text:p>75.809</text:p>
          </table:table-cell>
          <table:table-cell office:value-type="string">
            <text:p>2020.01.15 02:45</text:p>
          </table:table-cell>
          <table:table-cell office:value-type="float" office:value="174">
            <text:p>174</text:p>
          </table:table-cell>
          <table:table-cell office:value-type="float" office:value="75.809">
            <text:p>75.809</text:p>
          </table:table-cell>
          <table:table-cell office:value-type="string">
            <text:p>2020.01.15 02:45</text:p>
          </table:table-cell>
          <table:table-cell office:value-type="float" office:value="172">
            <text:p>172</text:p>
          </table:table-cell>
          <table:table-cell office:value-type="float" office:value="75.847">
            <text:p>75.847</text:p>
          </table:table-cell>
          <table:table-cell office:value-type="string">
            <text:p>2020.01.15 0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-0.0049999999999955">
            <text:p>-0.005</text:p>
          </table:table-cell>
          <table:table-cell table:number-columns-repeated="1007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75.788">
            <text:p>75.788</text:p>
          </table:table-cell>
          <table:table-cell office:value-type="string">
            <text:p>2020.01.15 03:00</text:p>
          </table:table-cell>
          <table:table-cell office:value-type="float" office:value="176">
            <text:p>176</text:p>
          </table:table-cell>
          <table:table-cell office:value-type="float" office:value="75.786">
            <text:p>75.786</text:p>
          </table:table-cell>
          <table:table-cell office:value-type="string">
            <text:p>2020.01.15 03:15</text:p>
          </table:table-cell>
          <table:table-cell office:value-type="float" office:value="176">
            <text:p>176</text:p>
          </table:table-cell>
          <table:table-cell office:value-type="float" office:value="75.786">
            <text:p>75.786</text:p>
          </table:table-cell>
          <table:table-cell office:value-type="string">
            <text:p>2020.01.15 03:15</text:p>
          </table:table-cell>
          <table:table-cell office:value-type="float" office:value="175">
            <text:p>175</text:p>
          </table:table-cell>
          <table:table-cell office:value-type="float" office:value="75.846">
            <text:p>75.846</text:p>
          </table:table-cell>
          <table:table-cell office:value-type="string">
            <text:p>2020.01.15 0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-0.0019999999999953">
            <text:p>-0.002</text:p>
          </table:table-cell>
          <table:table-cell table:number-columns-repeated="1007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75.685">
            <text:p>75.685</text:p>
          </table:table-cell>
          <table:table-cell office:value-type="string">
            <text:p>2020.01.15 10:30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5">
            <text:p>205</text:p>
          </table:table-cell>
          <table:table-cell office:value-type="float" office:value="75.711">
            <text:p>75.711</text:p>
          </table:table-cell>
          <table:table-cell office:value-type="string">
            <text:p>2020.01.15 1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.036999999999992">
            <text:p>0.037</text:p>
          </table:table-cell>
          <table:table-cell table:number-columns-repeated="1007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75.671">
            <text:p>75.671</text:p>
          </table:table-cell>
          <table:table-cell office:value-type="string">
            <text:p>2020.01.15 10:45</text:p>
          </table:table-cell>
          <table:table-cell office:value-type="float" office:value="209">
            <text:p>209</text:p>
          </table:table-cell>
          <table:table-cell office:value-type="float" office:value="75.663">
            <text:p>75.663</text:p>
          </table:table-cell>
          <table:table-cell office:value-type="string">
            <text:p>2020.01.15 11:30</text:p>
          </table:table-cell>
          <table:table-cell office:value-type="float" office:value="209">
            <text:p>209</text:p>
          </table:table-cell>
          <table:table-cell office:value-type="float" office:value="75.663">
            <text:p>75.663</text:p>
          </table:table-cell>
          <table:table-cell office:value-type="string">
            <text:p>2020.01.15 11:30</text:p>
          </table:table-cell>
          <table:table-cell office:value-type="float" office:value="206">
            <text:p>206</text:p>
          </table:table-cell>
          <table:table-cell office:value-type="float" office:value="75.703">
            <text:p>75.703</text:p>
          </table:table-cell>
          <table:table-cell office:value-type="string">
            <text:p>2020.01.15 1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-0.0080000000000098">
            <text:p>-0.008</text:p>
          </table:table-cell>
          <table:table-cell table:number-columns-repeated="1007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75.69">
            <text:p>75.69</text:p>
          </table:table-cell>
          <table:table-cell office:value-type="string">
            <text:p>2020.01.15 11:00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7">
            <text:p>207</text:p>
          </table:table-cell>
          <table:table-cell office:value-type="float" office:value="75.717">
            <text:p>75.717</text:p>
          </table:table-cell>
          <table:table-cell office:value-type="string">
            <text:p>2020.01.15 1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.031999999999996">
            <text:p>0.032</text:p>
          </table:table-cell>
          <table:table-cell table:number-columns-repeated="1007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75.713">
            <text:p>75.713</text:p>
          </table:table-cell>
          <table:table-cell office:value-type="string">
            <text:p>2020.01.15 11:15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08">
            <text:p>208</text:p>
          </table:table-cell>
          <table:table-cell office:value-type="float" office:value="75.723">
            <text:p>75.723</text:p>
          </table:table-cell>
          <table:table-cell office:value-type="string">
            <text:p>2020.01.15 1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.0090000000000003">
            <text:p>0.009</text:p>
          </table:table-cell>
          <table:table-cell table:number-columns-repeated="1007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75.676">
            <text:p>75.676</text:p>
          </table:table-cell>
          <table:table-cell office:value-type="string">
            <text:p>2020.01.15 11:30</text:p>
          </table:table-cell>
          <table:table-cell office:value-type="float" office:value="211">
            <text:p>211</text:p>
          </table:table-cell>
          <table:table-cell office:value-type="float" office:value="75.658">
            <text:p>75.658</text:p>
          </table:table-cell>
          <table:table-cell office:value-type="string">
            <text:p>2020.01.15 12:00</text:p>
          </table:table-cell>
          <table:table-cell office:value-type="float" office:value="211">
            <text:p>211</text:p>
          </table:table-cell>
          <table:table-cell office:value-type="float" office:value="75.658">
            <text:p>75.658</text:p>
          </table:table-cell>
          <table:table-cell office:value-type="string">
            <text:p>2020.01.15 12:00</text:p>
          </table:table-cell>
          <table:table-cell office:value-type="float" office:value="209">
            <text:p>209</text:p>
          </table:table-cell>
          <table:table-cell office:value-type="float" office:value="75.709">
            <text:p>75.709</text:p>
          </table:table-cell>
          <table:table-cell office:value-type="string">
            <text:p>2020.01.15 1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-0.018000000000001">
            <text:p>-0.018</text:p>
          </table:table-cell>
          <table:table-cell table:number-columns-repeated="1007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75.707">
            <text:p>75.707</text:p>
          </table:table-cell>
          <table:table-cell office:value-type="string">
            <text:p>2020.01.15 11:45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10">
            <text:p>210</text:p>
          </table:table-cell>
          <table:table-cell office:value-type="float" office:value="75.718">
            <text:p>75.718</text:p>
          </table:table-cell>
          <table:table-cell office:value-type="string">
            <text:p>2020.01.15 1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.015000000000001">
            <text:p>0.015</text:p>
          </table:table-cell>
          <table:table-cell table:number-columns-repeated="1007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75.669">
            <text:p>75.669</text:p>
          </table:table-cell>
          <table:table-cell office:value-type="string">
            <text:p>2020.01.15 12:00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11">
            <text:p>211</text:p>
          </table:table-cell>
          <table:table-cell office:value-type="float" office:value="75.692">
            <text:p>75.692</text:p>
          </table:table-cell>
          <table:table-cell office:value-type="string">
            <text:p>2020.01.15 1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.052999999999997">
            <text:p>0.053</text:p>
          </table:table-cell>
          <table:table-cell table:number-columns-repeated="1007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75.683">
            <text:p>75.683</text:p>
          </table:table-cell>
          <table:table-cell office:value-type="string">
            <text:p>2020.01.15 12:15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12">
            <text:p>212</text:p>
          </table:table-cell>
          <table:table-cell office:value-type="float" office:value="75.718">
            <text:p>75.718</text:p>
          </table:table-cell>
          <table:table-cell office:value-type="string">
            <text:p>2020.01.15 1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.038999999999987">
            <text:p>0.039</text:p>
          </table:table-cell>
          <table:table-cell table:number-columns-repeated="1007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75.703">
            <text:p>75.703</text:p>
          </table:table-cell>
          <table:table-cell office:value-type="string">
            <text:p>2020.01.15 12:30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13">
            <text:p>213</text:p>
          </table:table-cell>
          <table:table-cell office:value-type="float" office:value="75.728">
            <text:p>75.728</text:p>
          </table:table-cell>
          <table:table-cell office:value-type="string">
            <text:p>2020.01.15 1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.018999999999991">
            <text:p>0.019</text:p>
          </table:table-cell>
          <table:table-cell table:number-columns-repeated="1007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75.709">
            <text:p>75.709</text:p>
          </table:table-cell>
          <table:table-cell office:value-type="string">
            <text:p>2020.01.15 12:45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14">
            <text:p>214</text:p>
          </table:table-cell>
          <table:table-cell office:value-type="float" office:value="75.716">
            <text:p>75.716</text:p>
          </table:table-cell>
          <table:table-cell office:value-type="string">
            <text:p>2020.01.15 1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.012999999999991">
            <text:p>0.013</text:p>
          </table:table-cell>
          <table:table-cell table:number-columns-repeated="1007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75.705">
            <text:p>75.705</text:p>
          </table:table-cell>
          <table:table-cell office:value-type="string">
            <text:p>2020.01.15 13:00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15">
            <text:p>215</text:p>
          </table:table-cell>
          <table:table-cell office:value-type="float" office:value="75.745">
            <text:p>75.745</text:p>
          </table:table-cell>
          <table:table-cell office:value-type="string">
            <text:p>2020.01.15 1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.016999999999996">
            <text:p>0.017</text:p>
          </table:table-cell>
          <table:table-cell table:number-columns-repeated="1007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75.715">
            <text:p>75.715</text:p>
          </table:table-cell>
          <table:table-cell office:value-type="string">
            <text:p>2020.01.15 13:15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16">
            <text:p>216</text:p>
          </table:table-cell>
          <table:table-cell office:value-type="float" office:value="75.73">
            <text:p>75.73</text:p>
          </table:table-cell>
          <table:table-cell office:value-type="string">
            <text:p>2020.01.15 1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.0069999999999908">
            <text:p>0.007</text:p>
          </table:table-cell>
          <table:table-cell table:number-columns-repeated="1007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75.72">
            <text:p>75.72</text:p>
          </table:table-cell>
          <table:table-cell office:value-type="string">
            <text:p>2020.01.15 13:30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17">
            <text:p>217</text:p>
          </table:table-cell>
          <table:table-cell office:value-type="float" office:value="75.725">
            <text:p>75.725</text:p>
          </table:table-cell>
          <table:table-cell office:value-type="string">
            <text:p>2020.01.15 1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.0019999999999953">
            <text:p>0.002</text:p>
          </table:table-cell>
          <table:table-cell table:number-columns-repeated="1007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75.724">
            <text:p>75.724</text:p>
          </table:table-cell>
          <table:table-cell office:value-type="string">
            <text:p>2020.01.15 13:45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18">
            <text:p>218</text:p>
          </table:table-cell>
          <table:table-cell office:value-type="float" office:value="75.749">
            <text:p>75.749</text:p>
          </table:table-cell>
          <table:table-cell office:value-type="string">
            <text:p>2020.01.15 1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-0.0020000000000095">
            <text:p>-0.002</text:p>
          </table:table-cell>
          <table:table-cell table:number-columns-repeated="1007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75.624">
            <text:p>75.624</text:p>
          </table:table-cell>
          <table:table-cell office:value-type="string">
            <text:p>2020.01.15 15:15</text:p>
          </table:table-cell>
          <table:table-cell office:value-type="float" office:value="230">
            <text:p>2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30">
            <text:p>2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24">
            <text:p>224</text:p>
          </table:table-cell>
          <table:table-cell office:value-type="float" office:value="75.639">
            <text:p>75.639</text:p>
          </table:table-cell>
          <table:table-cell office:value-type="string">
            <text:p>2020.01.15 1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.10000000000001">
            <text:p>0.100</text:p>
          </table:table-cell>
          <table:table-cell table:number-columns-repeated="1007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75.626">
            <text:p>75.626</text:p>
          </table:table-cell>
          <table:table-cell office:value-type="string">
            <text:p>2020.01.15 15:30</text:p>
          </table:table-cell>
          <table:table-cell office:value-type="float" office:value="230">
            <text:p>2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30">
            <text:p>2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25">
            <text:p>225</text:p>
          </table:table-cell>
          <table:table-cell office:value-type="float" office:value="75.659">
            <text:p>75.659</text:p>
          </table:table-cell>
          <table:table-cell office:value-type="string">
            <text:p>2020.01.15 1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.097999999999999">
            <text:p>0.098</text:p>
          </table:table-cell>
          <table:table-cell table:number-columns-repeated="1007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75.612">
            <text:p>75.612</text:p>
          </table:table-cell>
          <table:table-cell office:value-type="string">
            <text:p>2020.01.15 15:45</text:p>
          </table:table-cell>
          <table:table-cell office:value-type="float" office:value="230">
            <text:p>2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30">
            <text:p>2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26">
            <text:p>226</text:p>
          </table:table-cell>
          <table:table-cell office:value-type="float" office:value="75.632">
            <text:p>75.632</text:p>
          </table:table-cell>
          <table:table-cell office:value-type="string">
            <text:p>2020.01.15 1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.11200000000001">
            <text:p>0.112</text:p>
          </table:table-cell>
          <table:table-cell table:number-columns-repeated="1007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75.619">
            <text:p>75.619</text:p>
          </table:table-cell>
          <table:table-cell office:value-type="string">
            <text:p>2020.01.15 16:00</text:p>
          </table:table-cell>
          <table:table-cell office:value-type="float" office:value="230">
            <text:p>2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30">
            <text:p>2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27">
            <text:p>227</text:p>
          </table:table-cell>
          <table:table-cell office:value-type="float" office:value="75.671">
            <text:p>75.671</text:p>
          </table:table-cell>
          <table:table-cell office:value-type="string">
            <text:p>2020.01.15 1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.105">
            <text:p>0.105</text:p>
          </table:table-cell>
          <table:table-cell table:number-columns-repeated="1007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75.654">
            <text:p>75.654</text:p>
          </table:table-cell>
          <table:table-cell office:value-type="string">
            <text:p>2020.01.15 16:15</text:p>
          </table:table-cell>
          <table:table-cell office:value-type="float" office:value="230">
            <text:p>2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30">
            <text:p>2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28">
            <text:p>228</text:p>
          </table:table-cell>
          <table:table-cell office:value-type="float" office:value="75.737">
            <text:p>75.737</text:p>
          </table:table-cell>
          <table:table-cell office:value-type="string">
            <text:p>2020.01.15 1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.070000000000007">
            <text:p>0.070</text:p>
          </table:table-cell>
          <table:table-cell table:number-columns-repeated="1007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75.735">
            <text:p>75.735</text:p>
          </table:table-cell>
          <table:table-cell office:value-type="string">
            <text:p>2020.01.15 16:30</text:p>
          </table:table-cell>
          <table:table-cell office:value-type="float" office:value="230">
            <text:p>2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30">
            <text:p>2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229">
            <text:p>229</text:p>
          </table:table-cell>
          <table:table-cell office:value-type="float" office:value="75.784">
            <text:p>75.784</text:p>
          </table:table-cell>
          <table:table-cell office:value-type="string">
            <text:p>2020.01.15 1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-0.010999999999996">
            <text:p>-0.011</text:p>
          </table:table-cell>
          <table:table-cell table:number-columns-repeated="1007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75.734">
            <text:p>75.734</text:p>
          </table:table-cell>
          <table:table-cell office:value-type="string">
            <text:p>2020.01.15 16:45</text:p>
          </table:table-cell>
          <table:table-cell office:value-type="float" office:value="232">
            <text:p>232</text:p>
          </table:table-cell>
          <table:table-cell office:value-type="float" office:value="75.753">
            <text:p>75.753</text:p>
          </table:table-cell>
          <table:table-cell office:value-type="string">
            <text:p>2020.01.15 17:15</text:p>
          </table:table-cell>
          <table:table-cell office:value-type="float" office:value="232">
            <text:p>232</text:p>
          </table:table-cell>
          <table:table-cell office:value-type="float" office:value="75.753">
            <text:p>75.753</text:p>
          </table:table-cell>
          <table:table-cell office:value-type="string">
            <text:p>2020.01.15 17:15</text:p>
          </table:table-cell>
          <table:table-cell office:value-type="float" office:value="230">
            <text:p>230</text:p>
          </table:table-cell>
          <table:table-cell office:value-type="float" office:value="75.789">
            <text:p>75.789</text:p>
          </table:table-cell>
          <table:table-cell office:value-type="string">
            <text:p>2020.01.15 1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.019000000000005">
            <text:p>0.019</text:p>
          </table:table-cell>
          <table:table-cell table:number-columns-repeated="1007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75.852">
            <text:p>75.852</text:p>
          </table:table-cell>
          <table:table-cell office:value-type="string">
            <text:p>2020.01.15 22:15</text:p>
          </table:table-cell>
          <table:table-cell office:value-type="float" office:value="259">
            <text:p>2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259">
            <text:p>2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252">
            <text:p>252</text:p>
          </table:table-cell>
          <table:table-cell office:value-type="float" office:value="75.852">
            <text:p>75.852</text:p>
          </table:table-cell>
          <table:table-cell office:value-type="string">
            <text:p>2020.01.15 2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">
            <text:p>0.000</text:p>
          </table:table-cell>
          <table:table-cell table:number-columns-repeated="1007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75.811">
            <text:p>75.811</text:p>
          </table:table-cell>
          <table:table-cell office:value-type="string">
            <text:p>2020.01.15 22:30</text:p>
          </table:table-cell>
          <table:table-cell office:value-type="float" office:value="259">
            <text:p>2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259">
            <text:p>2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253">
            <text:p>253</text:p>
          </table:table-cell>
          <table:table-cell office:value-type="float" office:value="75.821">
            <text:p>75.821</text:p>
          </table:table-cell>
          <table:table-cell office:value-type="string">
            <text:p>2020.01.15 2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.040999999999997">
            <text:p>0.041</text:p>
          </table:table-cell>
          <table:table-cell table:number-columns-repeated="1007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75.807">
            <text:p>75.807</text:p>
          </table:table-cell>
          <table:table-cell office:value-type="string">
            <text:p>2020.01.15 22:45</text:p>
          </table:table-cell>
          <table:table-cell office:value-type="float" office:value="259">
            <text:p>2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259">
            <text:p>2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254">
            <text:p>254</text:p>
          </table:table-cell>
          <table:table-cell office:value-type="float" office:value="75.873">
            <text:p>75.873</text:p>
          </table:table-cell>
          <table:table-cell office:value-type="string">
            <text:p>2020.01.15 2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.045000000000002">
            <text:p>0.045</text:p>
          </table:table-cell>
          <table:table-cell table:number-columns-repeated="1007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75.871">
            <text:p>75.871</text:p>
          </table:table-cell>
          <table:table-cell office:value-type="string">
            <text:p>2020.01.15 23:00</text:p>
          </table:table-cell>
          <table:table-cell office:value-type="float" office:value="259">
            <text:p>2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259">
            <text:p>2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255">
            <text:p>255</text:p>
          </table:table-cell>
          <table:table-cell office:value-type="float" office:value="75.882">
            <text:p>75.882</text:p>
          </table:table-cell>
          <table:table-cell office:value-type="string">
            <text:p>2020.01.15 2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-0.018999999999991">
            <text:p>-0.019</text:p>
          </table:table-cell>
          <table:table-cell table:number-columns-repeated="1007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75.866">
            <text:p>75.866</text:p>
          </table:table-cell>
          <table:table-cell office:value-type="string">
            <text:p>2020.01.15 23:15</text:p>
          </table:table-cell>
          <table:table-cell office:value-type="float" office:value="259">
            <text:p>2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259">
            <text:p>2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256">
            <text:p>256</text:p>
          </table:table-cell>
          <table:table-cell office:value-type="float" office:value="75.883">
            <text:p>75.883</text:p>
          </table:table-cell>
          <table:table-cell office:value-type="string">
            <text:p>2020.01.15 2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-0.013999999999996">
            <text:p>-0.014</text:p>
          </table:table-cell>
          <table:table-cell table:number-columns-repeated="1007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76">
            <text:p>76</text:p>
          </table:table-cell>
          <table:table-cell office:value-type="string">
            <text:p>2020.01.16 02:30</text:p>
          </table:table-cell>
          <table:table-cell office:value-type="float" office:value="270">
            <text:p>270</text:p>
          </table:table-cell>
          <table:table-cell office:value-type="float" office:value="75.993">
            <text:p>75.993</text:p>
          </table:table-cell>
          <table:table-cell office:value-type="string">
            <text:p>2020.01.16 02:45</text:p>
          </table:table-cell>
          <table:table-cell office:value-type="float" office:value="270">
            <text:p>270</text:p>
          </table:table-cell>
          <table:table-cell office:value-type="float" office:value="75.993">
            <text:p>75.993</text:p>
          </table:table-cell>
          <table:table-cell office:value-type="string">
            <text:p>2020.01.16 02:45</text:p>
          </table:table-cell>
          <table:table-cell office:value-type="float" office:value="269">
            <text:p>269</text:p>
          </table:table-cell>
          <table:table-cell office:value-type="float" office:value="76.053">
            <text:p>76.053</text:p>
          </table:table-cell>
          <table:table-cell office:value-type="string">
            <text:p>2020.01.16 0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-0.007000000000005">
            <text:p>-0.007</text:p>
          </table:table-cell>
          <table:table-cell table:number-columns-repeated="1007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75.919">
            <text:p>75.919</text:p>
          </table:table-cell>
          <table:table-cell office:value-type="string">
            <text:p>2020.01.16 05:45</text:p>
          </table:table-cell>
          <table:table-cell office:value-type="float" office:value="296">
            <text:p>2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296">
            <text:p>2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282">
            <text:p>282</text:p>
          </table:table-cell>
          <table:table-cell office:value-type="float" office:value="75.923">
            <text:p>75.923</text:p>
          </table:table-cell>
          <table:table-cell office:value-type="string">
            <text:p>2020.01.16 0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-0.015000000000001">
            <text:p>-0.015</text:p>
          </table:table-cell>
          <table:table-cell table:number-columns-repeated="1007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75.918">
            <text:p>75.918</text:p>
          </table:table-cell>
          <table:table-cell office:value-type="string">
            <text:p>2020.01.16 06:45</text:p>
          </table:table-cell>
          <table:table-cell office:value-type="float" office:value="296">
            <text:p>2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296">
            <text:p>2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286">
            <text:p>286</text:p>
          </table:table-cell>
          <table:table-cell office:value-type="float" office:value="75.945">
            <text:p>75.945</text:p>
          </table:table-cell>
          <table:table-cell office:value-type="string">
            <text:p>2020.01.16 0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-0.01400000000001">
            <text:p>-0.014</text:p>
          </table:table-cell>
          <table:table-cell table:number-columns-repeated="1007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75.915">
            <text:p>75.915</text:p>
          </table:table-cell>
          <table:table-cell office:value-type="string">
            <text:p>2020.01.16 07:00</text:p>
          </table:table-cell>
          <table:table-cell office:value-type="float" office:value="296">
            <text:p>2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296">
            <text:p>2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287">
            <text:p>287</text:p>
          </table:table-cell>
          <table:table-cell office:value-type="float" office:value="75.94">
            <text:p>75.94</text:p>
          </table:table-cell>
          <table:table-cell office:value-type="string">
            <text:p>2020.01.16 0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-0.01100000000001">
            <text:p>-0.011</text:p>
          </table:table-cell>
          <table:table-cell table:number-columns-repeated="1007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75.923">
            <text:p>75.923</text:p>
          </table:table-cell>
          <table:table-cell office:value-type="string">
            <text:p>2020.01.16 07:15</text:p>
          </table:table-cell>
          <table:table-cell office:value-type="float" office:value="296">
            <text:p>2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296">
            <text:p>2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288">
            <text:p>288</text:p>
          </table:table-cell>
          <table:table-cell office:value-type="float" office:value="75.935">
            <text:p>75.935</text:p>
          </table:table-cell>
          <table:table-cell office:value-type="string">
            <text:p>2020.01.16 0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-0.019000000000005">
            <text:p>-0.019</text:p>
          </table:table-cell>
          <table:table-cell table:number-columns-repeated="1007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75.914">
            <text:p>75.914</text:p>
          </table:table-cell>
          <table:table-cell office:value-type="string">
            <text:p>2020.01.16 07:30</text:p>
          </table:table-cell>
          <table:table-cell office:value-type="float" office:value="296">
            <text:p>2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296">
            <text:p>2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289">
            <text:p>289</text:p>
          </table:table-cell>
          <table:table-cell office:value-type="float" office:value="75.926">
            <text:p>75.926</text:p>
          </table:table-cell>
          <table:table-cell office:value-type="string">
            <text:p>2020.01.16 0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-0.010000000000005">
            <text:p>-0.010</text:p>
          </table:table-cell>
          <table:table-cell table:number-columns-repeated="1007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75.922">
            <text:p>75.922</text:p>
          </table:table-cell>
          <table:table-cell office:value-type="string">
            <text:p>2020.01.16 07:45</text:p>
          </table:table-cell>
          <table:table-cell office:value-type="float" office:value="296">
            <text:p>2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296">
            <text:p>2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290">
            <text:p>290</text:p>
          </table:table-cell>
          <table:table-cell office:value-type="float" office:value="75.939">
            <text:p>75.939</text:p>
          </table:table-cell>
          <table:table-cell office:value-type="string">
            <text:p>2020.01.16 0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-0.018000000000001">
            <text:p>-0.018</text:p>
          </table:table-cell>
          <table:table-cell table:number-columns-repeated="1007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75.923">
            <text:p>75.923</text:p>
          </table:table-cell>
          <table:table-cell office:value-type="string">
            <text:p>2020.01.16 08:15</text:p>
          </table:table-cell>
          <table:table-cell office:value-type="float" office:value="296">
            <text:p>2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296">
            <text:p>2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292">
            <text:p>292</text:p>
          </table:table-cell>
          <table:table-cell office:value-type="float" office:value="75.928">
            <text:p>75.928</text:p>
          </table:table-cell>
          <table:table-cell office:value-type="string">
            <text:p>2020.01.16 0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-0.019000000000005">
            <text:p>-0.019</text:p>
          </table:table-cell>
          <table:table-cell table:number-columns-repeated="1007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75.892">
            <text:p>75.892</text:p>
          </table:table-cell>
          <table:table-cell office:value-type="string">
            <text:p>2020.01.16 08:30</text:p>
          </table:table-cell>
          <table:table-cell office:value-type="float" office:value="296">
            <text:p>2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296">
            <text:p>2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293">
            <text:p>293</text:p>
          </table:table-cell>
          <table:table-cell office:value-type="float" office:value="75.929">
            <text:p>75.929</text:p>
          </table:table-cell>
          <table:table-cell office:value-type="string">
            <text:p>2020.01.16 0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0.012">
            <text:p>0.012</text:p>
          </table:table-cell>
          <table:table-cell table:number-columns-repeated="1007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75.917">
            <text:p>75.917</text:p>
          </table:table-cell>
          <table:table-cell office:value-type="string">
            <text:p>2020.01.16 08:45</text:p>
          </table:table-cell>
          <table:table-cell office:value-type="float" office:value="296">
            <text:p>2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296">
            <text:p>2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294">
            <text:p>294</text:p>
          </table:table-cell>
          <table:table-cell office:value-type="float" office:value="75.929">
            <text:p>75.929</text:p>
          </table:table-cell>
          <table:table-cell office:value-type="string">
            <text:p>2020.01.16 0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table:style-name="ce6" office:value-type="float" office:value="-0.013000000000005">
            <text:p>-0.013</text:p>
          </table:table-cell>
          <table:table-cell table:number-columns-repeated="100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.825">
            <text:p>75.825</text:p>
          </table:table-cell>
          <table:table-cell office:value-type="float" office:value="-0">
            <text:p>-0</text:p>
          </table:table-cell>
          <table:table-cell office:value-type="float" office:value="12">
            <text:p>12</text:p>
          </table:table-cell>
          <table:table-cell office:value-type="float" office:value="75.765">
            <text:p>75.765</text:p>
          </table:table-cell>
          <table:table-cell office:value-type="string">
            <text:p>2020.01.13 10:15</text:p>
          </table:table-cell>
          <table:table-cell office:value-type="float" office:value="12">
            <text:p>12</text:p>
          </table:table-cell>
          <table:table-cell office:value-type="float" office:value="75.765">
            <text:p>75.765</text:p>
          </table:table-cell>
          <table:table-cell office:value-type="string">
            <text:p>2020.01.13 10:15</text:p>
          </table:table-cell>
          <table:table-cell office:value-type="float" office:value="0">
            <text:p>0</text:p>
          </table:table-cell>
          <table:table-cell office:value-type="float" office:value="75.858">
            <text:p>75.858</text:p>
          </table:table-cell>
          <table:table-cell office:value-type="float" office:value="-0">
            <text:p>-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5.826">
            <text:p>75.826</text:p>
          </table:table-cell>
          <table:table-cell office:value-type="string">
            <text:p>2020.01.13 07:30</text:p>
          </table:table-cell>
          <table:table-cell office:value-type="float" office:value="12">
            <text:p>12</text:p>
          </table:table-cell>
          <table:table-cell office:value-type="float" office:value="75.766">
            <text:p>75.766</text:p>
          </table:table-cell>
          <table:table-cell office:value-type="string">
            <text:p>2020.01.13 10:15</text:p>
          </table:table-cell>
          <table:table-cell office:value-type="float" office:value="12">
            <text:p>12</text:p>
          </table:table-cell>
          <table:table-cell office:value-type="float" office:value="75.766">
            <text:p>75.766</text:p>
          </table:table-cell>
          <table:table-cell office:value-type="string">
            <text:p>2020.01.13 10:15</text:p>
          </table:table-cell>
          <table:table-cell office:value-type="float" office:value="1">
            <text:p>1</text:p>
          </table:table-cell>
          <table:table-cell office:value-type="float" office:value="75.839">
            <text:p>75.839</text:p>
          </table:table-cell>
          <table:table-cell office:value-type="string">
            <text:p>2020.01.13 0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824">
            <text:p>75.824</text:p>
          </table:table-cell>
          <table:table-cell office:value-type="string">
            <text:p>2020.01.13 07:45</text:p>
          </table:table-cell>
          <table:table-cell office:value-type="float" office:value="12">
            <text:p>12</text:p>
          </table:table-cell>
          <table:table-cell office:value-type="float" office:value="75.764">
            <text:p>75.764</text:p>
          </table:table-cell>
          <table:table-cell office:value-type="string">
            <text:p>2020.01.13 10:15</text:p>
          </table:table-cell>
          <table:table-cell office:value-type="float" office:value="12">
            <text:p>12</text:p>
          </table:table-cell>
          <table:table-cell office:value-type="float" office:value="75.764">
            <text:p>75.764</text:p>
          </table:table-cell>
          <table:table-cell office:value-type="string">
            <text:p>2020.01.13 10:15</text:p>
          </table:table-cell>
          <table:table-cell office:value-type="float" office:value="2">
            <text:p>2</text:p>
          </table:table-cell>
          <table:table-cell office:value-type="float" office:value="75.853">
            <text:p>75.853</text:p>
          </table:table-cell>
          <table:table-cell office:value-type="string">
            <text:p>2020.01.13 0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5.833">
            <text:p>75.833</text:p>
          </table:table-cell>
          <table:table-cell office:value-type="string">
            <text:p>2020.01.13 08:00</text:p>
          </table:table-cell>
          <table:table-cell office:value-type="float" office:value="8">
            <text:p>8</text:p>
          </table:table-cell>
          <table:table-cell office:value-type="float" office:value="75.773">
            <text:p>75.773</text:p>
          </table:table-cell>
          <table:table-cell office:value-type="string">
            <text:p>2020.01.13 09:15</text:p>
          </table:table-cell>
          <table:table-cell office:value-type="float" office:value="8">
            <text:p>8</text:p>
          </table:table-cell>
          <table:table-cell office:value-type="float" office:value="75.773">
            <text:p>75.773</text:p>
          </table:table-cell>
          <table:table-cell office:value-type="string">
            <text:p>2020.01.13 09:15</text:p>
          </table:table-cell>
          <table:table-cell office:value-type="float" office:value="3">
            <text:p>3</text:p>
          </table:table-cell>
          <table:table-cell office:value-type="float" office:value="75.846">
            <text:p>75.846</text:p>
          </table:table-cell>
          <table:table-cell office:value-type="string">
            <text:p>2020.01.13 0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5.807">
            <text:p>75.807</text:p>
          </table:table-cell>
          <table:table-cell office:value-type="string">
            <text:p>2020.01.13 08:15</text:p>
          </table:table-cell>
          <table:table-cell office:value-type="float" office:value="8">
            <text:p>8</text:p>
          </table:table-cell>
          <table:table-cell office:value-type="float" office:value="75.79">
            <text:p>75.79</text:p>
          </table:table-cell>
          <table:table-cell office:value-type="string">
            <text:p>2020.01.13 09:15</text:p>
          </table:table-cell>
          <table:table-cell office:value-type="float" office:value="8">
            <text:p>8</text:p>
          </table:table-cell>
          <table:table-cell office:value-type="float" office:value="75.79">
            <text:p>75.79</text:p>
          </table:table-cell>
          <table:table-cell office:value-type="string">
            <text:p>2020.01.13 09:15</text:p>
          </table:table-cell>
          <table:table-cell office:value-type="float" office:value="4">
            <text:p>4</text:p>
          </table:table-cell>
          <table:table-cell office:value-type="float" office:value="75.844">
            <text:p>75.844</text:p>
          </table:table-cell>
          <table:table-cell office:value-type="string">
            <text:p>2020.01.13 0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1700000000001">
            <text:p>-0.017</text:p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5.843">
            <text:p>75.843</text:p>
          </table:table-cell>
          <table:table-cell office:value-type="string">
            <text:p>2020.01.13 08:30</text:p>
          </table:table-cell>
          <table:table-cell office:value-type="float" office:value="8">
            <text:p>8</text:p>
          </table:table-cell>
          <table:table-cell office:value-type="float" office:value="75.783">
            <text:p>75.783</text:p>
          </table:table-cell>
          <table:table-cell office:value-type="string">
            <text:p>2020.01.13 09:15</text:p>
          </table:table-cell>
          <table:table-cell office:value-type="float" office:value="8">
            <text:p>8</text:p>
          </table:table-cell>
          <table:table-cell office:value-type="float" office:value="75.783">
            <text:p>75.783</text:p>
          </table:table-cell>
          <table:table-cell office:value-type="string">
            <text:p>2020.01.13 09:15</text:p>
          </table:table-cell>
          <table:table-cell office:value-type="float" office:value="5">
            <text:p>5</text:p>
          </table:table-cell>
          <table:table-cell office:value-type="float" office:value="75.85">
            <text:p>75.85</text:p>
          </table:table-cell>
          <table:table-cell office:value-type="string">
            <text:p>2020.01.13 0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5.837">
            <text:p>75.837</text:p>
          </table:table-cell>
          <table:table-cell office:value-type="string">
            <text:p>2020.01.13 08:45</text:p>
          </table:table-cell>
          <table:table-cell office:value-type="float" office:value="8">
            <text:p>8</text:p>
          </table:table-cell>
          <table:table-cell office:value-type="float" office:value="75.777">
            <text:p>75.777</text:p>
          </table:table-cell>
          <table:table-cell office:value-type="string">
            <text:p>2020.01.13 09:15</text:p>
          </table:table-cell>
          <table:table-cell office:value-type="float" office:value="8">
            <text:p>8</text:p>
          </table:table-cell>
          <table:table-cell office:value-type="float" office:value="75.777">
            <text:p>75.777</text:p>
          </table:table-cell>
          <table:table-cell office:value-type="string">
            <text:p>2020.01.13 09:15</text:p>
          </table:table-cell>
          <table:table-cell office:value-type="float" office:value="6">
            <text:p>6</text:p>
          </table:table-cell>
          <table:table-cell office:value-type="float" office:value="75.843">
            <text:p>75.843</text:p>
          </table:table-cell>
          <table:table-cell office:value-type="string">
            <text:p>2020.01.13 0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.823">
            <text:p>75.823</text:p>
          </table:table-cell>
          <table:table-cell office:value-type="string">
            <text:p>2020.01.13 09:00</text:p>
          </table:table-cell>
          <table:table-cell office:value-type="float" office:value="12">
            <text:p>12</text:p>
          </table:table-cell>
          <table:table-cell office:value-type="float" office:value="75.763">
            <text:p>75.763</text:p>
          </table:table-cell>
          <table:table-cell office:value-type="string">
            <text:p>2020.01.13 10:15</text:p>
          </table:table-cell>
          <table:table-cell office:value-type="float" office:value="12">
            <text:p>12</text:p>
          </table:table-cell>
          <table:table-cell office:value-type="float" office:value="75.763">
            <text:p>75.763</text:p>
          </table:table-cell>
          <table:table-cell office:value-type="string">
            <text:p>2020.01.13 10:15</text:p>
          </table:table-cell>
          <table:table-cell office:value-type="float" office:value="7">
            <text:p>7</text:p>
          </table:table-cell>
          <table:table-cell office:value-type="float" office:value="75.842">
            <text:p>75.842</text:p>
          </table:table-cell>
          <table:table-cell office:value-type="string">
            <text:p>2020.01.13 0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5.825">
            <text:p>75.825</text:p>
          </table:table-cell>
          <table:table-cell office:value-type="string">
            <text:p>2020.01.13 09:45</text:p>
          </table:table-cell>
          <table:table-cell office:value-type="float" office:value="12">
            <text:p>12</text:p>
          </table:table-cell>
          <table:table-cell office:value-type="float" office:value="75.765">
            <text:p>75.765</text:p>
          </table:table-cell>
          <table:table-cell office:value-type="string">
            <text:p>2020.01.13 10:15</text:p>
          </table:table-cell>
          <table:table-cell office:value-type="float" office:value="12">
            <text:p>12</text:p>
          </table:table-cell>
          <table:table-cell office:value-type="float" office:value="75.765">
            <text:p>75.765</text:p>
          </table:table-cell>
          <table:table-cell office:value-type="string">
            <text:p>2020.01.13 10:15</text:p>
          </table:table-cell>
          <table:table-cell office:value-type="float" office:value="10">
            <text:p>10</text:p>
          </table:table-cell>
          <table:table-cell office:value-type="float" office:value="75.855">
            <text:p>75.855</text:p>
          </table:table-cell>
          <table:table-cell office:value-type="string">
            <text:p>2020.01.13 0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5.803">
            <text:p>75.803</text:p>
          </table:table-cell>
          <table:table-cell office:value-type="string">
            <text:p>2020.01.13 10:00</text:p>
          </table:table-cell>
          <table:table-cell office:value-type="float" office:value="12">
            <text:p>12</text:p>
          </table:table-cell>
          <table:table-cell office:value-type="float" office:value="75.743">
            <text:p>75.743</text:p>
          </table:table-cell>
          <table:table-cell office:value-type="string">
            <text:p>2020.01.13 10:15</text:p>
          </table:table-cell>
          <table:table-cell office:value-type="float" office:value="12">
            <text:p>12</text:p>
          </table:table-cell>
          <table:table-cell office:value-type="float" office:value="75.743">
            <text:p>75.743</text:p>
          </table:table-cell>
          <table:table-cell office:value-type="string">
            <text:p>2020.01.13 10:15</text:p>
          </table:table-cell>
          <table:table-cell office:value-type="float" office:value="11">
            <text:p>11</text:p>
          </table:table-cell>
          <table:table-cell office:value-type="float" office:value="75.84">
            <text:p>75.84</text:p>
          </table:table-cell>
          <table:table-cell office:value-type="string">
            <text:p>2020.01.13 1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5.893">
            <text:p>75.893</text:p>
          </table:table-cell>
          <table:table-cell office:value-type="string">
            <text:p>2020.01.13 11:15</text:p>
          </table:table-cell>
          <table:table-cell office:value-type="float" office:value="17">
            <text:p>17</text:p>
          </table:table-cell>
          <table:table-cell office:value-type="float" office:value="75.833">
            <text:p>75.833</text:p>
          </table:table-cell>
          <table:table-cell office:value-type="string">
            <text:p>2020.01.13 11:30</text:p>
          </table:table-cell>
          <table:table-cell office:value-type="float" office:value="17">
            <text:p>17</text:p>
          </table:table-cell>
          <table:table-cell office:value-type="float" office:value="75.833">
            <text:p>75.833</text:p>
          </table:table-cell>
          <table:table-cell office:value-type="string">
            <text:p>2020.01.13 11:30</text:p>
          </table:table-cell>
          <table:table-cell office:value-type="float" office:value="16">
            <text:p>16</text:p>
          </table:table-cell>
          <table:table-cell office:value-type="float" office:value="75.9">
            <text:p>75.9</text:p>
          </table:table-cell>
          <table:table-cell office:value-type="string">
            <text:p>2020.01.13 1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5.853">
            <text:p>75.853</text:p>
          </table:table-cell>
          <table:table-cell office:value-type="string">
            <text:p>2020.01.13 12:00</text:p>
          </table:table-cell>
          <table:table-cell office:value-type="float" office:value="21">
            <text:p>21</text:p>
          </table:table-cell>
          <table:table-cell office:value-type="float" office:value="75.793">
            <text:p>75.793</text:p>
          </table:table-cell>
          <table:table-cell office:value-type="string">
            <text:p>2020.01.13 12:30</text:p>
          </table:table-cell>
          <table:table-cell office:value-type="float" office:value="21">
            <text:p>21</text:p>
          </table:table-cell>
          <table:table-cell office:value-type="float" office:value="75.793">
            <text:p>75.793</text:p>
          </table:table-cell>
          <table:table-cell office:value-type="string">
            <text:p>2020.01.13 12:30</text:p>
          </table:table-cell>
          <table:table-cell office:value-type="float" office:value="19">
            <text:p>19</text:p>
          </table:table-cell>
          <table:table-cell office:value-type="float" office:value="75.853">
            <text:p>75.853</text:p>
          </table:table-cell>
          <table:table-cell office:value-type="string">
            <text:p>2020.01.13 1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5.814">
            <text:p>75.814</text:p>
          </table:table-cell>
          <table:table-cell office:value-type="string">
            <text:p>2020.01.13 12:15</text:p>
          </table:table-cell>
          <table:table-cell office:value-type="float" office:value="37">
            <text:p>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37">
            <text:p>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0">
            <text:p>20</text:p>
          </table:table-cell>
          <table:table-cell office:value-type="float" office:value="75.851">
            <text:p>75.851</text:p>
          </table:table-cell>
          <table:table-cell office:value-type="string">
            <text:p>2020.01.13 1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0.0080000000000098">
            <text:p>0.008</text:p>
          </table:table-cell>
          <table:table-cell table:number-columns-repeated="100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5.823">
            <text:p>75.823</text:p>
          </table:table-cell>
          <table:table-cell office:value-type="string">
            <text:p>2020.01.13 12:30</text:p>
          </table:table-cell>
          <table:table-cell office:value-type="float" office:value="22">
            <text:p>22</text:p>
          </table:table-cell>
          <table:table-cell office:value-type="float" office:value="75.763">
            <text:p>75.763</text:p>
          </table:table-cell>
          <table:table-cell office:value-type="string">
            <text:p>2020.01.13 12:45</text:p>
          </table:table-cell>
          <table:table-cell office:value-type="float" office:value="22">
            <text:p>22</text:p>
          </table:table-cell>
          <table:table-cell office:value-type="float" office:value="75.763">
            <text:p>75.763</text:p>
          </table:table-cell>
          <table:table-cell office:value-type="string">
            <text:p>2020.01.13 12:45</text:p>
          </table:table-cell>
          <table:table-cell office:value-type="float" office:value="21">
            <text:p>21</text:p>
          </table:table-cell>
          <table:table-cell office:value-type="float" office:value="75.828">
            <text:p>75.828</text:p>
          </table:table-cell>
          <table:table-cell office:value-type="string">
            <text:p>2020.01.13 1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5.787">
            <text:p>75.787</text:p>
          </table:table-cell>
          <table:table-cell office:value-type="string">
            <text:p>2020.01.13 12:45</text:p>
          </table:table-cell>
          <table:table-cell office:value-type="float" office:value="27">
            <text:p>27</text:p>
          </table:table-cell>
          <table:table-cell office:value-type="float" office:value="75.773">
            <text:p>75.773</text:p>
          </table:table-cell>
          <table:table-cell office:value-type="string">
            <text:p>2020.01.13 14:00</text:p>
          </table:table-cell>
          <table:table-cell office:value-type="float" office:value="27">
            <text:p>27</text:p>
          </table:table-cell>
          <table:table-cell office:value-type="float" office:value="75.773">
            <text:p>75.773</text:p>
          </table:table-cell>
          <table:table-cell office:value-type="string">
            <text:p>2020.01.13 14:00</text:p>
          </table:table-cell>
          <table:table-cell office:value-type="float" office:value="22">
            <text:p>22</text:p>
          </table:table-cell>
          <table:table-cell office:value-type="float" office:value="75.812">
            <text:p>75.812</text:p>
          </table:table-cell>
          <table:table-cell office:value-type="string">
            <text:p>2020.01.13 1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1400000000001">
            <text:p>-0.014</text:p>
          </table:table-cell>
          <table:table-cell table:number-columns-repeated="100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5.808">
            <text:p>75.808</text:p>
          </table:table-cell>
          <table:table-cell office:value-type="string">
            <text:p>2020.01.13 13:00</text:p>
          </table:table-cell>
          <table:table-cell office:value-type="float" office:value="37">
            <text:p>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37">
            <text:p>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3">
            <text:p>23</text:p>
          </table:table-cell>
          <table:table-cell office:value-type="float" office:value="75.832">
            <text:p>75.832</text:p>
          </table:table-cell>
          <table:table-cell office:value-type="string">
            <text:p>2020.01.13 1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0.013999999999996">
            <text:p>0.014</text:p>
          </table:table-cell>
          <table:table-cell table:number-columns-repeated="100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5.832">
            <text:p>75.832</text:p>
          </table:table-cell>
          <table:table-cell office:value-type="string">
            <text:p>2020.01.13 13:15</text:p>
          </table:table-cell>
          <table:table-cell office:value-type="float" office:value="27">
            <text:p>27</text:p>
          </table:table-cell>
          <table:table-cell office:value-type="float" office:value="75.772">
            <text:p>75.772</text:p>
          </table:table-cell>
          <table:table-cell office:value-type="string">
            <text:p>2020.01.13 14:00</text:p>
          </table:table-cell>
          <table:table-cell office:value-type="float" office:value="27">
            <text:p>27</text:p>
          </table:table-cell>
          <table:table-cell office:value-type="float" office:value="75.772">
            <text:p>75.772</text:p>
          </table:table-cell>
          <table:table-cell office:value-type="string">
            <text:p>2020.01.13 14:00</text:p>
          </table:table-cell>
          <table:table-cell office:value-type="float" office:value="24">
            <text:p>24</text:p>
          </table:table-cell>
          <table:table-cell office:value-type="float" office:value="75.833">
            <text:p>75.833</text:p>
          </table:table-cell>
          <table:table-cell office:value-type="string">
            <text:p>2020.01.13 1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5.807">
            <text:p>75.807</text:p>
          </table:table-cell>
          <table:table-cell office:value-type="string">
            <text:p>2020.01.13 13:30</text:p>
          </table:table-cell>
          <table:table-cell office:value-type="float" office:value="37">
            <text:p>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37">
            <text:p>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5">
            <text:p>25</text:p>
          </table:table-cell>
          <table:table-cell office:value-type="float" office:value="75.82">
            <text:p>75.82</text:p>
          </table:table-cell>
          <table:table-cell office:value-type="string">
            <text:p>2020.01.13 1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0.015000000000001">
            <text:p>0.015</text:p>
          </table:table-cell>
          <table:table-cell table:number-columns-repeated="100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5.803">
            <text:p>75.803</text:p>
          </table:table-cell>
          <table:table-cell office:value-type="string">
            <text:p>2020.01.13 13:45</text:p>
          </table:table-cell>
          <table:table-cell office:value-type="float" office:value="37">
            <text:p>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37">
            <text:p>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6">
            <text:p>26</text:p>
          </table:table-cell>
          <table:table-cell office:value-type="float" office:value="75.825">
            <text:p>75.825</text:p>
          </table:table-cell>
          <table:table-cell office:value-type="string">
            <text:p>2020.01.13 1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0.019000000000005">
            <text:p>0.019</text:p>
          </table:table-cell>
          <table:table-cell table:number-columns-repeated="100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5.793">
            <text:p>75.793</text:p>
          </table:table-cell>
          <table:table-cell office:value-type="string">
            <text:p>2020.01.13 14:00</text:p>
          </table:table-cell>
          <table:table-cell office:value-type="float" office:value="37">
            <text:p>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37">
            <text:p>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7">
            <text:p>27</text:p>
          </table:table-cell>
          <table:table-cell office:value-type="float" office:value="75.815">
            <text:p>75.815</text:p>
          </table:table-cell>
          <table:table-cell office:value-type="string">
            <text:p>2020.01.13 1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0.028999999999996">
            <text:p>0.029</text:p>
          </table:table-cell>
          <table:table-cell table:number-columns-repeated="1007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5.79">
            <text:p>75.79</text:p>
          </table:table-cell>
          <table:table-cell office:value-type="string">
            <text:p>2020.01.13 14:15</text:p>
          </table:table-cell>
          <table:table-cell office:value-type="float" office:value="37">
            <text:p>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37">
            <text:p>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8">
            <text:p>28</text:p>
          </table:table-cell>
          <table:table-cell office:value-type="float" office:value="75.837">
            <text:p>75.837</text:p>
          </table:table-cell>
          <table:table-cell office:value-type="string">
            <text:p>2020.01.13 1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0.031999999999996">
            <text:p>0.032</text:p>
          </table:table-cell>
          <table:table-cell table:number-columns-repeated="1007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5.834">
            <text:p>75.834</text:p>
          </table:table-cell>
          <table:table-cell office:value-type="string">
            <text:p>2020.01.13 14:30</text:p>
          </table:table-cell>
          <table:table-cell office:value-type="float" office:value="37">
            <text:p>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37">
            <text:p>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9">
            <text:p>29</text:p>
          </table:table-cell>
          <table:table-cell office:value-type="float" office:value="75.847">
            <text:p>75.847</text:p>
          </table:table-cell>
          <table:table-cell office:value-type="string">
            <text:p>2020.01.13 1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12">
            <text:p>-0.012</text:p>
          </table:table-cell>
          <table:table-cell table:number-columns-repeated="100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5.83">
            <text:p>75.83</text:p>
          </table:table-cell>
          <table:table-cell office:value-type="string">
            <text:p>2020.01.13 14:45</text:p>
          </table:table-cell>
          <table:table-cell office:value-type="float" office:value="37">
            <text:p>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37">
            <text:p>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30">
            <text:p>30</text:p>
          </table:table-cell>
          <table:table-cell office:value-type="float" office:value="75.878">
            <text:p>75.878</text:p>
          </table:table-cell>
          <table:table-cell office:value-type="string">
            <text:p>2020.01.13 1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079999999999956">
            <text:p>-0.008</text:p>
          </table:table-cell>
          <table:table-cell table:number-columns-repeated="100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5.836">
            <text:p>75.836</text:p>
          </table:table-cell>
          <table:table-cell office:value-type="string">
            <text:p>2020.01.13 15:00</text:p>
          </table:table-cell>
          <table:table-cell office:value-type="float" office:value="37">
            <text:p>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37">
            <text:p>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31">
            <text:p>31</text:p>
          </table:table-cell>
          <table:table-cell office:value-type="float" office:value="75.872">
            <text:p>75.872</text:p>
          </table:table-cell>
          <table:table-cell office:value-type="string">
            <text:p>2020.01.13 1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13999999999996">
            <text:p>-0.014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5.847">
            <text:p>75.847</text:p>
          </table:table-cell>
          <table:table-cell office:value-type="string">
            <text:p>2020.01.13 15:15</text:p>
          </table:table-cell>
          <table:table-cell office:value-type="float" office:value="37">
            <text:p>37</text:p>
          </table:table-cell>
          <table:table-cell office:value-type="float" office:value="75.787">
            <text:p>75.787</text:p>
          </table:table-cell>
          <table:table-cell office:value-type="string">
            <text:p>2020.01.13 16:30</text:p>
          </table:table-cell>
          <table:table-cell office:value-type="float" office:value="37">
            <text:p>37</text:p>
          </table:table-cell>
          <table:table-cell office:value-type="float" office:value="75.787">
            <text:p>75.787</text:p>
          </table:table-cell>
          <table:table-cell office:value-type="string">
            <text:p>2020.01.13 16:30</text:p>
          </table:table-cell>
          <table:table-cell office:value-type="float" office:value="32">
            <text:p>32</text:p>
          </table:table-cell>
          <table:table-cell office:value-type="float" office:value="75.856">
            <text:p>75.856</text:p>
          </table:table-cell>
          <table:table-cell office:value-type="string">
            <text:p>2020.01.13 1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5.845">
            <text:p>75.845</text:p>
          </table:table-cell>
          <table:table-cell office:value-type="string">
            <text:p>2020.01.13 15:30</text:p>
          </table:table-cell>
          <table:table-cell office:value-type="float" office:value="37">
            <text:p>37</text:p>
          </table:table-cell>
          <table:table-cell office:value-type="float" office:value="75.785">
            <text:p>75.785</text:p>
          </table:table-cell>
          <table:table-cell office:value-type="string">
            <text:p>2020.01.13 16:30</text:p>
          </table:table-cell>
          <table:table-cell office:value-type="float" office:value="37">
            <text:p>37</text:p>
          </table:table-cell>
          <table:table-cell office:value-type="float" office:value="75.785">
            <text:p>75.785</text:p>
          </table:table-cell>
          <table:table-cell office:value-type="string">
            <text:p>2020.01.13 16:30</text:p>
          </table:table-cell>
          <table:table-cell office:value-type="float" office:value="33">
            <text:p>33</text:p>
          </table:table-cell>
          <table:table-cell office:value-type="float" office:value="75.863">
            <text:p>75.863</text:p>
          </table:table-cell>
          <table:table-cell office:value-type="string">
            <text:p>2020.01.13 1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5.845">
            <text:p>75.845</text:p>
          </table:table-cell>
          <table:table-cell office:value-type="string">
            <text:p>2020.01.13 15:45</text:p>
          </table:table-cell>
          <table:table-cell office:value-type="float" office:value="37">
            <text:p>37</text:p>
          </table:table-cell>
          <table:table-cell office:value-type="float" office:value="75.785">
            <text:p>75.785</text:p>
          </table:table-cell>
          <table:table-cell office:value-type="string">
            <text:p>2020.01.13 16:30</text:p>
          </table:table-cell>
          <table:table-cell office:value-type="float" office:value="37">
            <text:p>37</text:p>
          </table:table-cell>
          <table:table-cell office:value-type="float" office:value="75.785">
            <text:p>75.785</text:p>
          </table:table-cell>
          <table:table-cell office:value-type="string">
            <text:p>2020.01.13 16:30</text:p>
          </table:table-cell>
          <table:table-cell office:value-type="float" office:value="34">
            <text:p>34</text:p>
          </table:table-cell>
          <table:table-cell office:value-type="float" office:value="75.876">
            <text:p>75.876</text:p>
          </table:table-cell>
          <table:table-cell office:value-type="string">
            <text:p>2020.01.13 1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5.875">
            <text:p>75.875</text:p>
          </table:table-cell>
          <table:table-cell office:value-type="string">
            <text:p>2020.01.13 16:00</text:p>
          </table:table-cell>
          <table:table-cell office:value-type="float" office:value="37">
            <text:p>37</text:p>
          </table:table-cell>
          <table:table-cell office:value-type="float" office:value="75.815">
            <text:p>75.815</text:p>
          </table:table-cell>
          <table:table-cell office:value-type="string">
            <text:p>2020.01.13 16:30</text:p>
          </table:table-cell>
          <table:table-cell office:value-type="float" office:value="37">
            <text:p>37</text:p>
          </table:table-cell>
          <table:table-cell office:value-type="float" office:value="75.815">
            <text:p>75.815</text:p>
          </table:table-cell>
          <table:table-cell office:value-type="string">
            <text:p>2020.01.13 16:30</text:p>
          </table:table-cell>
          <table:table-cell office:value-type="float" office:value="35">
            <text:p>35</text:p>
          </table:table-cell>
          <table:table-cell office:value-type="float" office:value="75.882">
            <text:p>75.882</text:p>
          </table:table-cell>
          <table:table-cell office:value-type="string">
            <text:p>2020.01.13 1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5.845">
            <text:p>75.845</text:p>
          </table:table-cell>
          <table:table-cell office:value-type="string">
            <text:p>2020.01.13 16:15</text:p>
          </table:table-cell>
          <table:table-cell office:value-type="float" office:value="37">
            <text:p>37</text:p>
          </table:table-cell>
          <table:table-cell office:value-type="float" office:value="75.785">
            <text:p>75.785</text:p>
          </table:table-cell>
          <table:table-cell office:value-type="string">
            <text:p>2020.01.13 16:30</text:p>
          </table:table-cell>
          <table:table-cell office:value-type="float" office:value="37">
            <text:p>37</text:p>
          </table:table-cell>
          <table:table-cell office:value-type="float" office:value="75.785">
            <text:p>75.785</text:p>
          </table:table-cell>
          <table:table-cell office:value-type="string">
            <text:p>2020.01.13 16:30</text:p>
          </table:table-cell>
          <table:table-cell office:value-type="float" office:value="36">
            <text:p>36</text:p>
          </table:table-cell>
          <table:table-cell office:value-type="float" office:value="75.869">
            <text:p>75.869</text:p>
          </table:table-cell>
          <table:table-cell office:value-type="string">
            <text:p>2020.01.13 1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5.971">
            <text:p>75.971</text:p>
          </table:table-cell>
          <table:table-cell office:value-type="string">
            <text:p>2020.01.13 18:30</text:p>
          </table:table-cell>
          <table:table-cell office:value-type="float" office:value="58">
            <text:p>58</text:p>
          </table:table-cell>
          <table:table-cell office:value-type="float" office:value="75.911">
            <text:p>75.911</text:p>
          </table:table-cell>
          <table:table-cell office:value-type="string">
            <text:p>2020.01.13 21:45</text:p>
          </table:table-cell>
          <table:table-cell office:value-type="float" office:value="58">
            <text:p>58</text:p>
          </table:table-cell>
          <table:table-cell office:value-type="float" office:value="75.911">
            <text:p>75.911</text:p>
          </table:table-cell>
          <table:table-cell office:value-type="string">
            <text:p>2020.01.13 21:45</text:p>
          </table:table-cell>
          <table:table-cell office:value-type="float" office:value="45">
            <text:p>45</text:p>
          </table:table-cell>
          <table:table-cell office:value-type="float" office:value="76.006">
            <text:p>76.006</text:p>
          </table:table-cell>
          <table:table-cell office:value-type="string">
            <text:p>2020.01.13 1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5.967">
            <text:p>75.967</text:p>
          </table:table-cell>
          <table:table-cell office:value-type="string">
            <text:p>2020.01.13 18:45</text:p>
          </table:table-cell>
          <table:table-cell office:value-type="float" office:value="58">
            <text:p>58</text:p>
          </table:table-cell>
          <table:table-cell office:value-type="float" office:value="75.907">
            <text:p>75.907</text:p>
          </table:table-cell>
          <table:table-cell office:value-type="string">
            <text:p>2020.01.13 21:45</text:p>
          </table:table-cell>
          <table:table-cell office:value-type="float" office:value="58">
            <text:p>58</text:p>
          </table:table-cell>
          <table:table-cell office:value-type="float" office:value="75.907">
            <text:p>75.907</text:p>
          </table:table-cell>
          <table:table-cell office:value-type="string">
            <text:p>2020.01.13 21:45</text:p>
          </table:table-cell>
          <table:table-cell office:value-type="float" office:value="46">
            <text:p>46</text:p>
          </table:table-cell>
          <table:table-cell office:value-type="float" office:value="75.988">
            <text:p>75.988</text:p>
          </table:table-cell>
          <table:table-cell office:value-type="string">
            <text:p>2020.01.13 1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5.967">
            <text:p>75.967</text:p>
          </table:table-cell>
          <table:table-cell office:value-type="string">
            <text:p>2020.01.13 19:00</text:p>
          </table:table-cell>
          <table:table-cell office:value-type="float" office:value="58">
            <text:p>58</text:p>
          </table:table-cell>
          <table:table-cell office:value-type="float" office:value="75.907">
            <text:p>75.907</text:p>
          </table:table-cell>
          <table:table-cell office:value-type="string">
            <text:p>2020.01.13 21:45</text:p>
          </table:table-cell>
          <table:table-cell office:value-type="float" office:value="58">
            <text:p>58</text:p>
          </table:table-cell>
          <table:table-cell office:value-type="float" office:value="75.907">
            <text:p>75.907</text:p>
          </table:table-cell>
          <table:table-cell office:value-type="string">
            <text:p>2020.01.13 21:45</text:p>
          </table:table-cell>
          <table:table-cell office:value-type="float" office:value="47">
            <text:p>47</text:p>
          </table:table-cell>
          <table:table-cell office:value-type="float" office:value="75.99">
            <text:p>75.99</text:p>
          </table:table-cell>
          <table:table-cell office:value-type="string">
            <text:p>2020.01.13 1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5.981">
            <text:p>75.981</text:p>
          </table:table-cell>
          <table:table-cell office:value-type="string">
            <text:p>2020.01.13 19:15</text:p>
          </table:table-cell>
          <table:table-cell office:value-type="float" office:value="58">
            <text:p>58</text:p>
          </table:table-cell>
          <table:table-cell office:value-type="float" office:value="75.921">
            <text:p>75.921</text:p>
          </table:table-cell>
          <table:table-cell office:value-type="string">
            <text:p>2020.01.13 21:45</text:p>
          </table:table-cell>
          <table:table-cell office:value-type="float" office:value="58">
            <text:p>58</text:p>
          </table:table-cell>
          <table:table-cell office:value-type="float" office:value="75.921">
            <text:p>75.921</text:p>
          </table:table-cell>
          <table:table-cell office:value-type="string">
            <text:p>2020.01.13 21:45</text:p>
          </table:table-cell>
          <table:table-cell office:value-type="float" office:value="48">
            <text:p>48</text:p>
          </table:table-cell>
          <table:table-cell office:value-type="float" office:value="75.986">
            <text:p>75.986</text:p>
          </table:table-cell>
          <table:table-cell office:value-type="string">
            <text:p>2020.01.13 1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5.966">
            <text:p>75.966</text:p>
          </table:table-cell>
          <table:table-cell office:value-type="string">
            <text:p>2020.01.13 19:30</text:p>
          </table:table-cell>
          <table:table-cell office:value-type="float" office:value="55">
            <text:p>55</text:p>
          </table:table-cell>
          <table:table-cell office:value-type="float" office:value="75.946">
            <text:p>75.946</text:p>
          </table:table-cell>
          <table:table-cell office:value-type="string">
            <text:p>2020.01.13 21:00</text:p>
          </table:table-cell>
          <table:table-cell office:value-type="float" office:value="55">
            <text:p>55</text:p>
          </table:table-cell>
          <table:table-cell office:value-type="float" office:value="75.946">
            <text:p>75.946</text:p>
          </table:table-cell>
          <table:table-cell office:value-type="string">
            <text:p>2020.01.13 21:00</text:p>
          </table:table-cell>
          <table:table-cell office:value-type="float" office:value="49">
            <text:p>49</text:p>
          </table:table-cell>
          <table:table-cell office:value-type="float" office:value="75.975">
            <text:p>75.975</text:p>
          </table:table-cell>
          <table:table-cell office:value-type="string">
            <text:p>2020.01.13 1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19999999999996">
            <text:p>-0.020</text:p>
          </table:table-cell>
          <table:table-cell table:number-columns-repeated="100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5.952">
            <text:p>75.952</text:p>
          </table:table-cell>
          <table:table-cell office:value-type="string">
            <text:p>2020.01.13 19:45</text:p>
          </table:table-cell>
          <table:table-cell office:value-type="float" office:value="55">
            <text:p>55</text:p>
          </table:table-cell>
          <table:table-cell office:value-type="float" office:value="75.946">
            <text:p>75.946</text:p>
          </table:table-cell>
          <table:table-cell office:value-type="string">
            <text:p>2020.01.13 21:00</text:p>
          </table:table-cell>
          <table:table-cell office:value-type="float" office:value="55">
            <text:p>55</text:p>
          </table:table-cell>
          <table:table-cell office:value-type="float" office:value="75.946">
            <text:p>75.946</text:p>
          </table:table-cell>
          <table:table-cell office:value-type="string">
            <text:p>2020.01.13 21:00</text:p>
          </table:table-cell>
          <table:table-cell office:value-type="float" office:value="50">
            <text:p>50</text:p>
          </table:table-cell>
          <table:table-cell office:value-type="float" office:value="75.986">
            <text:p>75.986</text:p>
          </table:table-cell>
          <table:table-cell office:value-type="string">
            <text:p>2020.01.13 1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060000000000002">
            <text:p>-0.006</text:p>
          </table:table-cell>
          <table:table-cell table:number-columns-repeated="1007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5.973">
            <text:p>75.973</text:p>
          </table:table-cell>
          <table:table-cell office:value-type="string">
            <text:p>2020.01.13 20:00</text:p>
          </table:table-cell>
          <table:table-cell office:value-type="float" office:value="58">
            <text:p>58</text:p>
          </table:table-cell>
          <table:table-cell office:value-type="float" office:value="75.913">
            <text:p>75.913</text:p>
          </table:table-cell>
          <table:table-cell office:value-type="string">
            <text:p>2020.01.13 21:45</text:p>
          </table:table-cell>
          <table:table-cell office:value-type="float" office:value="58">
            <text:p>58</text:p>
          </table:table-cell>
          <table:table-cell office:value-type="float" office:value="75.913">
            <text:p>75.913</text:p>
          </table:table-cell>
          <table:table-cell office:value-type="string">
            <text:p>2020.01.13 21:45</text:p>
          </table:table-cell>
          <table:table-cell office:value-type="float" office:value="51">
            <text:p>51</text:p>
          </table:table-cell>
          <table:table-cell office:value-type="float" office:value="75.992">
            <text:p>75.992</text:p>
          </table:table-cell>
          <table:table-cell office:value-type="string">
            <text:p>2020.01.13 2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5.992">
            <text:p>75.992</text:p>
          </table:table-cell>
          <table:table-cell office:value-type="string">
            <text:p>2020.01.13 20:15</text:p>
          </table:table-cell>
          <table:table-cell office:value-type="float" office:value="55">
            <text:p>55</text:p>
          </table:table-cell>
          <table:table-cell office:value-type="float" office:value="75.932">
            <text:p>75.932</text:p>
          </table:table-cell>
          <table:table-cell office:value-type="string">
            <text:p>2020.01.13 21:00</text:p>
          </table:table-cell>
          <table:table-cell office:value-type="float" office:value="55">
            <text:p>55</text:p>
          </table:table-cell>
          <table:table-cell office:value-type="float" office:value="75.932">
            <text:p>75.932</text:p>
          </table:table-cell>
          <table:table-cell office:value-type="string">
            <text:p>2020.01.13 21:00</text:p>
          </table:table-cell>
          <table:table-cell office:value-type="float" office:value="52">
            <text:p>52</text:p>
          </table:table-cell>
          <table:table-cell office:value-type="float" office:value="76.006">
            <text:p>76.006</text:p>
          </table:table-cell>
          <table:table-cell office:value-type="string">
            <text:p>2020.01.13 2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6">
            <text:p>76</text:p>
          </table:table-cell>
          <table:table-cell office:value-type="string">
            <text:p>2020.01.13 20:30</text:p>
          </table:table-cell>
          <table:table-cell office:value-type="float" office:value="55">
            <text:p>55</text:p>
          </table:table-cell>
          <table:table-cell office:value-type="float" office:value="75.94">
            <text:p>75.94</text:p>
          </table:table-cell>
          <table:table-cell office:value-type="string">
            <text:p>2020.01.13 21:00</text:p>
          </table:table-cell>
          <table:table-cell office:value-type="float" office:value="55">
            <text:p>55</text:p>
          </table:table-cell>
          <table:table-cell office:value-type="float" office:value="75.94">
            <text:p>75.94</text:p>
          </table:table-cell>
          <table:table-cell office:value-type="string">
            <text:p>2020.01.13 21:00</text:p>
          </table:table-cell>
          <table:table-cell office:value-type="float" office:value="53">
            <text:p>53</text:p>
          </table:table-cell>
          <table:table-cell office:value-type="float" office:value="76">
            <text:p>76</text:p>
          </table:table-cell>
          <table:table-cell office:value-type="string">
            <text:p>2020.01.13 2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5.961">
            <text:p>75.961</text:p>
          </table:table-cell>
          <table:table-cell office:value-type="string">
            <text:p>2020.01.13 20:45</text:p>
          </table:table-cell>
          <table:table-cell office:value-type="float" office:value="58">
            <text:p>58</text:p>
          </table:table-cell>
          <table:table-cell office:value-type="float" office:value="75.901">
            <text:p>75.901</text:p>
          </table:table-cell>
          <table:table-cell office:value-type="string">
            <text:p>2020.01.13 21:45</text:p>
          </table:table-cell>
          <table:table-cell office:value-type="float" office:value="58">
            <text:p>58</text:p>
          </table:table-cell>
          <table:table-cell office:value-type="float" office:value="75.901">
            <text:p>75.901</text:p>
          </table:table-cell>
          <table:table-cell office:value-type="string">
            <text:p>2020.01.13 21:45</text:p>
          </table:table-cell>
          <table:table-cell office:value-type="float" office:value="54">
            <text:p>54</text:p>
          </table:table-cell>
          <table:table-cell office:value-type="float" office:value="75.967">
            <text:p>75.967</text:p>
          </table:table-cell>
          <table:table-cell office:value-type="string">
            <text:p>2020.01.13 2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5.95">
            <text:p>75.95</text:p>
          </table:table-cell>
          <table:table-cell office:value-type="string">
            <text:p>2020.01.13 21:00</text:p>
          </table:table-cell>
          <table:table-cell office:value-type="float" office:value="59">
            <text:p>59</text:p>
          </table:table-cell>
          <table:table-cell office:value-type="float" office:value="75.89">
            <text:p>75.89</text:p>
          </table:table-cell>
          <table:table-cell office:value-type="string">
            <text:p>2020.01.13 22:00</text:p>
          </table:table-cell>
          <table:table-cell office:value-type="float" office:value="59">
            <text:p>59</text:p>
          </table:table-cell>
          <table:table-cell office:value-type="float" office:value="75.89">
            <text:p>75.89</text:p>
          </table:table-cell>
          <table:table-cell office:value-type="string">
            <text:p>2020.01.13 22:00</text:p>
          </table:table-cell>
          <table:table-cell office:value-type="float" office:value="55">
            <text:p>55</text:p>
          </table:table-cell>
          <table:table-cell office:value-type="float" office:value="75.958">
            <text:p>75.958</text:p>
          </table:table-cell>
          <table:table-cell office:value-type="string">
            <text:p>2020.01.13 2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5.948">
            <text:p>75.948</text:p>
          </table:table-cell>
          <table:table-cell office:value-type="string">
            <text:p>2020.01.13 21:15</text:p>
          </table:table-cell>
          <table:table-cell office:value-type="float" office:value="61">
            <text:p>61</text:p>
          </table:table-cell>
          <table:table-cell office:value-type="float" office:value="75.888">
            <text:p>75.888</text:p>
          </table:table-cell>
          <table:table-cell office:value-type="string">
            <text:p>2020.01.13 22:30</text:p>
          </table:table-cell>
          <table:table-cell office:value-type="float" office:value="61">
            <text:p>61</text:p>
          </table:table-cell>
          <table:table-cell office:value-type="float" office:value="75.888">
            <text:p>75.888</text:p>
          </table:table-cell>
          <table:table-cell office:value-type="string">
            <text:p>2020.01.13 22:30</text:p>
          </table:table-cell>
          <table:table-cell office:value-type="float" office:value="56">
            <text:p>56</text:p>
          </table:table-cell>
          <table:table-cell office:value-type="float" office:value="75.96">
            <text:p>75.96</text:p>
          </table:table-cell>
          <table:table-cell office:value-type="string">
            <text:p>2020.01.13 2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75.949">
            <text:p>75.949</text:p>
          </table:table-cell>
          <table:table-cell office:value-type="string">
            <text:p>2020.01.13 21:30</text:p>
          </table:table-cell>
          <table:table-cell office:value-type="float" office:value="60">
            <text:p>60</text:p>
          </table:table-cell>
          <table:table-cell office:value-type="float" office:value="75.889">
            <text:p>75.889</text:p>
          </table:table-cell>
          <table:table-cell office:value-type="string">
            <text:p>2020.01.13 22:15</text:p>
          </table:table-cell>
          <table:table-cell office:value-type="float" office:value="60">
            <text:p>60</text:p>
          </table:table-cell>
          <table:table-cell office:value-type="float" office:value="75.889">
            <text:p>75.889</text:p>
          </table:table-cell>
          <table:table-cell office:value-type="string">
            <text:p>2020.01.13 22:15</text:p>
          </table:table-cell>
          <table:table-cell office:value-type="float" office:value="57">
            <text:p>57</text:p>
          </table:table-cell>
          <table:table-cell office:value-type="float" office:value="75.951">
            <text:p>75.951</text:p>
          </table:table-cell>
          <table:table-cell office:value-type="string">
            <text:p>2020.01.13 2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5.931">
            <text:p>75.931</text:p>
          </table:table-cell>
          <table:table-cell office:value-type="string">
            <text:p>2020.01.13 21:45</text:p>
          </table:table-cell>
          <table:table-cell office:value-type="float" office:value="64">
            <text:p>64</text:p>
          </table:table-cell>
          <table:table-cell office:value-type="float" office:value="75.871">
            <text:p>75.871</text:p>
          </table:table-cell>
          <table:table-cell office:value-type="string">
            <text:p>2020.01.13 23:15</text:p>
          </table:table-cell>
          <table:table-cell office:value-type="float" office:value="64">
            <text:p>64</text:p>
          </table:table-cell>
          <table:table-cell office:value-type="float" office:value="75.871">
            <text:p>75.871</text:p>
          </table:table-cell>
          <table:table-cell office:value-type="string">
            <text:p>2020.01.13 23:15</text:p>
          </table:table-cell>
          <table:table-cell office:value-type="float" office:value="58">
            <text:p>58</text:p>
          </table:table-cell>
          <table:table-cell office:value-type="float" office:value="75.934">
            <text:p>75.934</text:p>
          </table:table-cell>
          <table:table-cell office:value-type="string">
            <text:p>2020.01.13 2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5.911">
            <text:p>75.911</text:p>
          </table:table-cell>
          <table:table-cell office:value-type="string">
            <text:p>2020.01.13 22:00</text:p>
          </table:table-cell>
          <table:table-cell office:value-type="float" office:value="71">
            <text:p>71</text:p>
          </table:table-cell>
          <table:table-cell office:value-type="float" office:value="75.851">
            <text:p>75.851</text:p>
          </table:table-cell>
          <table:table-cell office:value-type="string">
            <text:p>2020.01.14 01:00</text:p>
          </table:table-cell>
          <table:table-cell office:value-type="float" office:value="71">
            <text:p>71</text:p>
          </table:table-cell>
          <table:table-cell office:value-type="float" office:value="75.851">
            <text:p>75.851</text:p>
          </table:table-cell>
          <table:table-cell office:value-type="string">
            <text:p>2020.01.14 01:00</text:p>
          </table:table-cell>
          <table:table-cell office:value-type="float" office:value="59">
            <text:p>59</text:p>
          </table:table-cell>
          <table:table-cell office:value-type="float" office:value="75.912">
            <text:p>75.912</text:p>
          </table:table-cell>
          <table:table-cell office:value-type="string">
            <text:p>2020.01.13 2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5.906">
            <text:p>75.906</text:p>
          </table:table-cell>
          <table:table-cell office:value-type="string">
            <text:p>2020.01.13 23:00</text:p>
          </table:table-cell>
          <table:table-cell office:value-type="float" office:value="71">
            <text:p>71</text:p>
          </table:table-cell>
          <table:table-cell office:value-type="float" office:value="75.846">
            <text:p>75.846</text:p>
          </table:table-cell>
          <table:table-cell office:value-type="string">
            <text:p>2020.01.14 01:00</text:p>
          </table:table-cell>
          <table:table-cell office:value-type="float" office:value="71">
            <text:p>71</text:p>
          </table:table-cell>
          <table:table-cell office:value-type="float" office:value="75.846">
            <text:p>75.846</text:p>
          </table:table-cell>
          <table:table-cell office:value-type="string">
            <text:p>2020.01.14 01:00</text:p>
          </table:table-cell>
          <table:table-cell office:value-type="float" office:value="63">
            <text:p>63</text:p>
          </table:table-cell>
          <table:table-cell office:value-type="float" office:value="75.916">
            <text:p>75.916</text:p>
          </table:table-cell>
          <table:table-cell office:value-type="string">
            <text:p>2020.01.13 2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75.88">
            <text:p>75.88</text:p>
          </table:table-cell>
          <table:table-cell office:value-type="string">
            <text:p>2020.01.13 23:30</text:p>
          </table:table-cell>
          <table:table-cell office:value-type="float" office:value="70">
            <text:p>70</text:p>
          </table:table-cell>
          <table:table-cell office:value-type="float" office:value="75.862">
            <text:p>75.862</text:p>
          </table:table-cell>
          <table:table-cell office:value-type="string">
            <text:p>2020.01.14 00:45</text:p>
          </table:table-cell>
          <table:table-cell office:value-type="float" office:value="70">
            <text:p>70</text:p>
          </table:table-cell>
          <table:table-cell office:value-type="float" office:value="75.862">
            <text:p>75.862</text:p>
          </table:table-cell>
          <table:table-cell office:value-type="string">
            <text:p>2020.01.14 00:45</text:p>
          </table:table-cell>
          <table:table-cell office:value-type="float" office:value="65">
            <text:p>65</text:p>
          </table:table-cell>
          <table:table-cell office:value-type="float" office:value="75.904">
            <text:p>75.904</text:p>
          </table:table-cell>
          <table:table-cell office:value-type="string">
            <text:p>2020.01.13 2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18000000000001">
            <text:p>-0.018</text:p>
          </table:table-cell>
          <table:table-cell table:number-columns-repeated="1007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5.88">
            <text:p>75.88</text:p>
          </table:table-cell>
          <table:table-cell office:value-type="string">
            <text:p>2020.01.14 00:00</text:p>
          </table:table-cell>
          <table:table-cell office:value-type="float" office:value="70">
            <text:p>70</text:p>
          </table:table-cell>
          <table:table-cell office:value-type="float" office:value="75.862">
            <text:p>75.862</text:p>
          </table:table-cell>
          <table:table-cell office:value-type="string">
            <text:p>2020.01.14 00:45</text:p>
          </table:table-cell>
          <table:table-cell office:value-type="float" office:value="70">
            <text:p>70</text:p>
          </table:table-cell>
          <table:table-cell office:value-type="float" office:value="75.862">
            <text:p>75.862</text:p>
          </table:table-cell>
          <table:table-cell office:value-type="string">
            <text:p>2020.01.14 00:45</text:p>
          </table:table-cell>
          <table:table-cell office:value-type="float" office:value="67">
            <text:p>67</text:p>
          </table:table-cell>
          <table:table-cell office:value-type="float" office:value="75.889">
            <text:p>75.889</text:p>
          </table:table-cell>
          <table:table-cell office:value-type="string">
            <text:p>2020.01.14 0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18000000000001">
            <text:p>-0.018</text:p>
          </table:table-cell>
          <table:table-cell table:number-columns-repeated="1007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5.912">
            <text:p>75.912</text:p>
          </table:table-cell>
          <table:table-cell office:value-type="string">
            <text:p>2020.01.14 00:30</text:p>
          </table:table-cell>
          <table:table-cell office:value-type="float" office:value="71">
            <text:p>71</text:p>
          </table:table-cell>
          <table:table-cell office:value-type="float" office:value="75.852">
            <text:p>75.852</text:p>
          </table:table-cell>
          <table:table-cell office:value-type="string">
            <text:p>2020.01.14 01:00</text:p>
          </table:table-cell>
          <table:table-cell office:value-type="float" office:value="71">
            <text:p>71</text:p>
          </table:table-cell>
          <table:table-cell office:value-type="float" office:value="75.852">
            <text:p>75.852</text:p>
          </table:table-cell>
          <table:table-cell office:value-type="string">
            <text:p>2020.01.14 01:00</text:p>
          </table:table-cell>
          <table:table-cell office:value-type="float" office:value="69">
            <text:p>69</text:p>
          </table:table-cell>
          <table:table-cell office:value-type="float" office:value="75.916">
            <text:p>75.916</text:p>
          </table:table-cell>
          <table:table-cell office:value-type="string">
            <text:p>2020.01.14 0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5.998">
            <text:p>75.998</text:p>
          </table:table-cell>
          <table:table-cell office:value-type="string">
            <text:p>2020.01.14 06:15</text:p>
          </table:table-cell>
          <table:table-cell office:value-type="float" office:value="95">
            <text:p>95</text:p>
          </table:table-cell>
          <table:table-cell office:value-type="float" office:value="75.938">
            <text:p>75.938</text:p>
          </table:table-cell>
          <table:table-cell office:value-type="string">
            <text:p>2020.01.14 07:00</text:p>
          </table:table-cell>
          <table:table-cell office:value-type="float" office:value="95">
            <text:p>95</text:p>
          </table:table-cell>
          <table:table-cell office:value-type="float" office:value="75.938">
            <text:p>75.938</text:p>
          </table:table-cell>
          <table:table-cell office:value-type="string">
            <text:p>2020.01.14 07:00</text:p>
          </table:table-cell>
          <table:table-cell office:value-type="float" office:value="92">
            <text:p>92</text:p>
          </table:table-cell>
          <table:table-cell office:value-type="float" office:value="76.008">
            <text:p>76.008</text:p>
          </table:table-cell>
          <table:table-cell office:value-type="string">
            <text:p>2020.01.14 0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5.985">
            <text:p>75.985</text:p>
          </table:table-cell>
          <table:table-cell office:value-type="string">
            <text:p>2020.01.14 06:30</text:p>
          </table:table-cell>
          <table:table-cell office:value-type="float" office:value="98">
            <text:p>98</text:p>
          </table:table-cell>
          <table:table-cell office:value-type="float" office:value="75.925">
            <text:p>75.925</text:p>
          </table:table-cell>
          <table:table-cell office:value-type="string">
            <text:p>2020.01.14 07:45</text:p>
          </table:table-cell>
          <table:table-cell office:value-type="float" office:value="98">
            <text:p>98</text:p>
          </table:table-cell>
          <table:table-cell office:value-type="float" office:value="75.925">
            <text:p>75.925</text:p>
          </table:table-cell>
          <table:table-cell office:value-type="string">
            <text:p>2020.01.14 07:45</text:p>
          </table:table-cell>
          <table:table-cell office:value-type="float" office:value="93">
            <text:p>93</text:p>
          </table:table-cell>
          <table:table-cell office:value-type="float" office:value="75.985">
            <text:p>75.985</text:p>
          </table:table-cell>
          <table:table-cell office:value-type="string">
            <text:p>2020.01.14 0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5.95">
            <text:p>75.95</text:p>
          </table:table-cell>
          <table:table-cell office:value-type="string">
            <text:p>2020.01.14 06:45</text:p>
          </table:table-cell>
          <table:table-cell office:value-type="float" office:value="98">
            <text:p>98</text:p>
          </table:table-cell>
          <table:table-cell office:value-type="float" office:value="75.89">
            <text:p>75.89</text:p>
          </table:table-cell>
          <table:table-cell office:value-type="string">
            <text:p>2020.01.14 07:45</text:p>
          </table:table-cell>
          <table:table-cell office:value-type="float" office:value="98">
            <text:p>98</text:p>
          </table:table-cell>
          <table:table-cell office:value-type="float" office:value="75.89">
            <text:p>75.89</text:p>
          </table:table-cell>
          <table:table-cell office:value-type="string">
            <text:p>2020.01.14 07:45</text:p>
          </table:table-cell>
          <table:table-cell office:value-type="float" office:value="94">
            <text:p>94</text:p>
          </table:table-cell>
          <table:table-cell office:value-type="float" office:value="75.978">
            <text:p>75.978</text:p>
          </table:table-cell>
          <table:table-cell office:value-type="string">
            <text:p>2020.01.14 0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5.956">
            <text:p>75.956</text:p>
          </table:table-cell>
          <table:table-cell office:value-type="string">
            <text:p>2020.01.14 07:00</text:p>
          </table:table-cell>
          <table:table-cell office:value-type="float" office:value="98">
            <text:p>98</text:p>
          </table:table-cell>
          <table:table-cell office:value-type="float" office:value="75.896">
            <text:p>75.896</text:p>
          </table:table-cell>
          <table:table-cell office:value-type="string">
            <text:p>2020.01.14 07:45</text:p>
          </table:table-cell>
          <table:table-cell office:value-type="float" office:value="98">
            <text:p>98</text:p>
          </table:table-cell>
          <table:table-cell office:value-type="float" office:value="75.896">
            <text:p>75.896</text:p>
          </table:table-cell>
          <table:table-cell office:value-type="string">
            <text:p>2020.01.14 07:45</text:p>
          </table:table-cell>
          <table:table-cell office:value-type="float" office:value="95">
            <text:p>95</text:p>
          </table:table-cell>
          <table:table-cell office:value-type="float" office:value="75.959">
            <text:p>75.959</text:p>
          </table:table-cell>
          <table:table-cell office:value-type="string">
            <text:p>2020.01.14 0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75.954">
            <text:p>75.954</text:p>
          </table:table-cell>
          <table:table-cell office:value-type="string">
            <text:p>2020.01.14 07:30</text:p>
          </table:table-cell>
          <table:table-cell office:value-type="float" office:value="98">
            <text:p>98</text:p>
          </table:table-cell>
          <table:table-cell office:value-type="float" office:value="75.894">
            <text:p>75.894</text:p>
          </table:table-cell>
          <table:table-cell office:value-type="string">
            <text:p>2020.01.14 07:45</text:p>
          </table:table-cell>
          <table:table-cell office:value-type="float" office:value="98">
            <text:p>98</text:p>
          </table:table-cell>
          <table:table-cell office:value-type="float" office:value="75.894">
            <text:p>75.894</text:p>
          </table:table-cell>
          <table:table-cell office:value-type="string">
            <text:p>2020.01.14 07:45</text:p>
          </table:table-cell>
          <table:table-cell office:value-type="float" office:value="97">
            <text:p>97</text:p>
          </table:table-cell>
          <table:table-cell office:value-type="float" office:value="75.956">
            <text:p>75.956</text:p>
          </table:table-cell>
          <table:table-cell office:value-type="string">
            <text:p>2020.01.14 0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75.925">
            <text:p>75.925</text:p>
          </table:table-cell>
          <table:table-cell office:value-type="string">
            <text:p>2020.01.14 09:15</text:p>
          </table:table-cell>
          <table:table-cell office:value-type="float" office:value="107">
            <text:p>107</text:p>
          </table:table-cell>
          <table:table-cell office:value-type="float" office:value="75.923">
            <text:p>75.923</text:p>
          </table:table-cell>
          <table:table-cell office:value-type="string">
            <text:p>2020.01.14 10:00</text:p>
          </table:table-cell>
          <table:table-cell office:value-type="float" office:value="107">
            <text:p>107</text:p>
          </table:table-cell>
          <table:table-cell office:value-type="float" office:value="75.923">
            <text:p>75.923</text:p>
          </table:table-cell>
          <table:table-cell office:value-type="string">
            <text:p>2020.01.14 10:00</text:p>
          </table:table-cell>
          <table:table-cell office:value-type="float" office:value="104">
            <text:p>104</text:p>
          </table:table-cell>
          <table:table-cell office:value-type="float" office:value="75.954">
            <text:p>75.954</text:p>
          </table:table-cell>
          <table:table-cell office:value-type="string">
            <text:p>2020.01.14 0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019999999999953">
            <text:p>-0.002</text:p>
          </table:table-cell>
          <table:table-cell table:number-columns-repeated="1007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75.942">
            <text:p>75.942</text:p>
          </table:table-cell>
          <table:table-cell office:value-type="string">
            <text:p>2020.01.14 09:30</text:p>
          </table:table-cell>
          <table:table-cell office:value-type="float" office:value="106">
            <text:p>106</text:p>
          </table:table-cell>
          <table:table-cell office:value-type="float" office:value="75.882">
            <text:p>75.882</text:p>
          </table:table-cell>
          <table:table-cell office:value-type="string">
            <text:p>2020.01.14 09:45</text:p>
          </table:table-cell>
          <table:table-cell office:value-type="float" office:value="106">
            <text:p>106</text:p>
          </table:table-cell>
          <table:table-cell office:value-type="float" office:value="75.882">
            <text:p>75.882</text:p>
          </table:table-cell>
          <table:table-cell office:value-type="string">
            <text:p>2020.01.14 09:45</text:p>
          </table:table-cell>
          <table:table-cell office:value-type="float" office:value="105">
            <text:p>105</text:p>
          </table:table-cell>
          <table:table-cell office:value-type="float" office:value="75.955">
            <text:p>75.955</text:p>
          </table:table-cell>
          <table:table-cell office:value-type="string">
            <text:p>2020.01.14 0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75.945">
            <text:p>75.945</text:p>
          </table:table-cell>
          <table:table-cell office:value-type="string">
            <text:p>2020.01.14 10:00</text:p>
          </table:table-cell>
          <table:table-cell office:value-type="float" office:value="108">
            <text:p>108</text:p>
          </table:table-cell>
          <table:table-cell office:value-type="float" office:value="75.885">
            <text:p>75.885</text:p>
          </table:table-cell>
          <table:table-cell office:value-type="string">
            <text:p>2020.01.14 10:15</text:p>
          </table:table-cell>
          <table:table-cell office:value-type="float" office:value="108">
            <text:p>108</text:p>
          </table:table-cell>
          <table:table-cell office:value-type="float" office:value="75.885">
            <text:p>75.885</text:p>
          </table:table-cell>
          <table:table-cell office:value-type="string">
            <text:p>2020.01.14 10:15</text:p>
          </table:table-cell>
          <table:table-cell office:value-type="float" office:value="107">
            <text:p>107</text:p>
          </table:table-cell>
          <table:table-cell office:value-type="float" office:value="75.983">
            <text:p>75.983</text:p>
          </table:table-cell>
          <table:table-cell office:value-type="string">
            <text:p>2020.01.14 1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75.823">
            <text:p>75.823</text:p>
          </table:table-cell>
          <table:table-cell office:value-type="string">
            <text:p>2020.01.14 10:45</text:p>
          </table:table-cell>
          <table:table-cell office:value-type="float" office:value="118">
            <text:p>118</text:p>
          </table:table-cell>
          <table:table-cell office:value-type="float" office:value="75.87">
            <text:p>75.87</text:p>
          </table:table-cell>
          <table:table-cell office:value-type="string">
            <text:p>2020.01.14 12:45</text:p>
          </table:table-cell>
          <table:table-cell office:value-type="float" office:value="118">
            <text:p>118</text:p>
          </table:table-cell>
          <table:table-cell office:value-type="float" office:value="75.87">
            <text:p>75.87</text:p>
          </table:table-cell>
          <table:table-cell office:value-type="string">
            <text:p>2020.01.14 12:45</text:p>
          </table:table-cell>
          <table:table-cell office:value-type="float" office:value="110">
            <text:p>110</text:p>
          </table:table-cell>
          <table:table-cell office:value-type="float" office:value="75.839">
            <text:p>75.839</text:p>
          </table:table-cell>
          <table:table-cell office:value-type="string">
            <text:p>2020.01.14 1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0.047000000000011">
            <text:p>0.047</text:p>
          </table:table-cell>
          <table:table-cell table:number-columns-repeated="1007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75.804">
            <text:p>75.804</text:p>
          </table:table-cell>
          <table:table-cell office:value-type="string">
            <text:p>2020.01.14 11:00</text:p>
          </table:table-cell>
          <table:table-cell office:value-type="float" office:value="118">
            <text:p>118</text:p>
          </table:table-cell>
          <table:table-cell office:value-type="float" office:value="75.87">
            <text:p>75.87</text:p>
          </table:table-cell>
          <table:table-cell office:value-type="string">
            <text:p>2020.01.14 12:45</text:p>
          </table:table-cell>
          <table:table-cell office:value-type="float" office:value="118">
            <text:p>118</text:p>
          </table:table-cell>
          <table:table-cell office:value-type="float" office:value="75.87">
            <text:p>75.87</text:p>
          </table:table-cell>
          <table:table-cell office:value-type="string">
            <text:p>2020.01.14 12:45</text:p>
          </table:table-cell>
          <table:table-cell office:value-type="float" office:value="111">
            <text:p>111</text:p>
          </table:table-cell>
          <table:table-cell office:value-type="float" office:value="75.832">
            <text:p>75.832</text:p>
          </table:table-cell>
          <table:table-cell office:value-type="string">
            <text:p>2020.01.14 1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0.066000000000003">
            <text:p>0.066</text:p>
          </table:table-cell>
          <table:table-cell table:number-columns-repeated="1007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5.831">
            <text:p>75.831</text:p>
          </table:table-cell>
          <table:table-cell office:value-type="string">
            <text:p>2020.01.14 11:15</text:p>
          </table:table-cell>
          <table:table-cell office:value-type="float" office:value="118">
            <text:p>118</text:p>
          </table:table-cell>
          <table:table-cell office:value-type="float" office:value="75.87">
            <text:p>75.87</text:p>
          </table:table-cell>
          <table:table-cell office:value-type="string">
            <text:p>2020.01.14 12:45</text:p>
          </table:table-cell>
          <table:table-cell office:value-type="float" office:value="118">
            <text:p>118</text:p>
          </table:table-cell>
          <table:table-cell office:value-type="float" office:value="75.87">
            <text:p>75.87</text:p>
          </table:table-cell>
          <table:table-cell office:value-type="string">
            <text:p>2020.01.14 12:45</text:p>
          </table:table-cell>
          <table:table-cell office:value-type="float" office:value="112">
            <text:p>112</text:p>
          </table:table-cell>
          <table:table-cell office:value-type="float" office:value="75.885">
            <text:p>75.885</text:p>
          </table:table-cell>
          <table:table-cell office:value-type="string">
            <text:p>2020.01.14 1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0.039000000000001">
            <text:p>0.039</text:p>
          </table:table-cell>
          <table:table-cell table:number-columns-repeated="1007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75.871">
            <text:p>75.871</text:p>
          </table:table-cell>
          <table:table-cell office:value-type="string">
            <text:p>2020.01.14 11:30</text:p>
          </table:table-cell>
          <table:table-cell office:value-type="float" office:value="118">
            <text:p>118</text:p>
          </table:table-cell>
          <table:table-cell office:value-type="float" office:value="75.87">
            <text:p>75.87</text:p>
          </table:table-cell>
          <table:table-cell office:value-type="string">
            <text:p>2020.01.14 12:45</text:p>
          </table:table-cell>
          <table:table-cell office:value-type="float" office:value="118">
            <text:p>118</text:p>
          </table:table-cell>
          <table:table-cell office:value-type="float" office:value="75.87">
            <text:p>75.87</text:p>
          </table:table-cell>
          <table:table-cell office:value-type="string">
            <text:p>2020.01.14 12:45</text:p>
          </table:table-cell>
          <table:table-cell office:value-type="float" office:value="113">
            <text:p>113</text:p>
          </table:table-cell>
          <table:table-cell office:value-type="float" office:value="75.894">
            <text:p>75.894</text:p>
          </table:table-cell>
          <table:table-cell office:value-type="string">
            <text:p>2020.01.14 1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0099999999999056">
            <text:p>-0.001</text:p>
          </table:table-cell>
          <table:table-cell table:number-columns-repeated="1007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75.891">
            <text:p>75.891</text:p>
          </table:table-cell>
          <table:table-cell office:value-type="string">
            <text:p>2020.01.14 11:45</text:p>
          </table:table-cell>
          <table:table-cell office:value-type="float" office:value="119">
            <text:p>119</text:p>
          </table:table-cell>
          <table:table-cell office:value-type="float" office:value="75.831">
            <text:p>75.831</text:p>
          </table:table-cell>
          <table:table-cell office:value-type="string">
            <text:p>2020.01.14 13:00</text:p>
          </table:table-cell>
          <table:table-cell office:value-type="float" office:value="119">
            <text:p>119</text:p>
          </table:table-cell>
          <table:table-cell office:value-type="float" office:value="75.831">
            <text:p>75.831</text:p>
          </table:table-cell>
          <table:table-cell office:value-type="string">
            <text:p>2020.01.14 13:00</text:p>
          </table:table-cell>
          <table:table-cell office:value-type="float" office:value="114">
            <text:p>114</text:p>
          </table:table-cell>
          <table:table-cell office:value-type="float" office:value="75.925">
            <text:p>75.925</text:p>
          </table:table-cell>
          <table:table-cell office:value-type="string">
            <text:p>2020.01.14 1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75.919">
            <text:p>75.919</text:p>
          </table:table-cell>
          <table:table-cell office:value-type="string">
            <text:p>2020.01.14 12:00</text:p>
          </table:table-cell>
          <table:table-cell office:value-type="float" office:value="119">
            <text:p>119</text:p>
          </table:table-cell>
          <table:table-cell office:value-type="float" office:value="75.859">
            <text:p>75.859</text:p>
          </table:table-cell>
          <table:table-cell office:value-type="string">
            <text:p>2020.01.14 13:00</text:p>
          </table:table-cell>
          <table:table-cell office:value-type="float" office:value="119">
            <text:p>119</text:p>
          </table:table-cell>
          <table:table-cell office:value-type="float" office:value="75.859">
            <text:p>75.859</text:p>
          </table:table-cell>
          <table:table-cell office:value-type="string">
            <text:p>2020.01.14 13:00</text:p>
          </table:table-cell>
          <table:table-cell office:value-type="float" office:value="115">
            <text:p>115</text:p>
          </table:table-cell>
          <table:table-cell office:value-type="float" office:value="75.93">
            <text:p>75.93</text:p>
          </table:table-cell>
          <table:table-cell office:value-type="string">
            <text:p>2020.01.14 1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75.903">
            <text:p>75.903</text:p>
          </table:table-cell>
          <table:table-cell office:value-type="string">
            <text:p>2020.01.14 12:15</text:p>
          </table:table-cell>
          <table:table-cell office:value-type="float" office:value="119">
            <text:p>119</text:p>
          </table:table-cell>
          <table:table-cell office:value-type="float" office:value="75.843">
            <text:p>75.843</text:p>
          </table:table-cell>
          <table:table-cell office:value-type="string">
            <text:p>2020.01.14 13:00</text:p>
          </table:table-cell>
          <table:table-cell office:value-type="float" office:value="119">
            <text:p>119</text:p>
          </table:table-cell>
          <table:table-cell office:value-type="float" office:value="75.843">
            <text:p>75.843</text:p>
          </table:table-cell>
          <table:table-cell office:value-type="string">
            <text:p>2020.01.14 13:00</text:p>
          </table:table-cell>
          <table:table-cell office:value-type="float" office:value="116">
            <text:p>116</text:p>
          </table:table-cell>
          <table:table-cell office:value-type="float" office:value="75.925">
            <text:p>75.925</text:p>
          </table:table-cell>
          <table:table-cell office:value-type="string">
            <text:p>2020.01.14 1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75.907">
            <text:p>75.907</text:p>
          </table:table-cell>
          <table:table-cell office:value-type="string">
            <text:p>2020.01.14 12:30</text:p>
          </table:table-cell>
          <table:table-cell office:value-type="float" office:value="119">
            <text:p>119</text:p>
          </table:table-cell>
          <table:table-cell office:value-type="float" office:value="75.847">
            <text:p>75.847</text:p>
          </table:table-cell>
          <table:table-cell office:value-type="string">
            <text:p>2020.01.14 13:00</text:p>
          </table:table-cell>
          <table:table-cell office:value-type="float" office:value="119">
            <text:p>119</text:p>
          </table:table-cell>
          <table:table-cell office:value-type="float" office:value="75.847">
            <text:p>75.847</text:p>
          </table:table-cell>
          <table:table-cell office:value-type="string">
            <text:p>2020.01.14 13:00</text:p>
          </table:table-cell>
          <table:table-cell office:value-type="float" office:value="117">
            <text:p>117</text:p>
          </table:table-cell>
          <table:table-cell office:value-type="float" office:value="75.918">
            <text:p>75.918</text:p>
          </table:table-cell>
          <table:table-cell office:value-type="string">
            <text:p>2020.01.14 1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75.893">
            <text:p>75.893</text:p>
          </table:table-cell>
          <table:table-cell office:value-type="string">
            <text:p>2020.01.14 12:45</text:p>
          </table:table-cell>
          <table:table-cell office:value-type="float" office:value="119">
            <text:p>119</text:p>
          </table:table-cell>
          <table:table-cell office:value-type="float" office:value="75.833">
            <text:p>75.833</text:p>
          </table:table-cell>
          <table:table-cell office:value-type="string">
            <text:p>2020.01.14 13:00</text:p>
          </table:table-cell>
          <table:table-cell office:value-type="float" office:value="119">
            <text:p>119</text:p>
          </table:table-cell>
          <table:table-cell office:value-type="float" office:value="75.833">
            <text:p>75.833</text:p>
          </table:table-cell>
          <table:table-cell office:value-type="string">
            <text:p>2020.01.14 13:00</text:p>
          </table:table-cell>
          <table:table-cell office:value-type="float" office:value="118">
            <text:p>118</text:p>
          </table:table-cell>
          <table:table-cell office:value-type="float" office:value="75.919">
            <text:p>75.919</text:p>
          </table:table-cell>
          <table:table-cell office:value-type="string">
            <text:p>2020.01.14 1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75.926">
            <text:p>75.926</text:p>
          </table:table-cell>
          <table:table-cell office:value-type="string">
            <text:p>2020.01.14 13:45</text:p>
          </table:table-cell>
          <table:table-cell office:value-type="float" office:value="129">
            <text:p>129</text:p>
          </table:table-cell>
          <table:table-cell office:value-type="float" office:value="75.866">
            <text:p>75.866</text:p>
          </table:table-cell>
          <table:table-cell office:value-type="string">
            <text:p>2020.01.14 15:30</text:p>
          </table:table-cell>
          <table:table-cell office:value-type="float" office:value="129">
            <text:p>129</text:p>
          </table:table-cell>
          <table:table-cell office:value-type="float" office:value="75.866">
            <text:p>75.866</text:p>
          </table:table-cell>
          <table:table-cell office:value-type="string">
            <text:p>2020.01.14 15:30</text:p>
          </table:table-cell>
          <table:table-cell office:value-type="float" office:value="122">
            <text:p>122</text:p>
          </table:table-cell>
          <table:table-cell office:value-type="float" office:value="75.933">
            <text:p>75.933</text:p>
          </table:table-cell>
          <table:table-cell office:value-type="string">
            <text:p>2020.01.14 1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75.926">
            <text:p>75.926</text:p>
          </table:table-cell>
          <table:table-cell office:value-type="string">
            <text:p>2020.01.14 14:00</text:p>
          </table:table-cell>
          <table:table-cell office:value-type="float" office:value="129">
            <text:p>129</text:p>
          </table:table-cell>
          <table:table-cell office:value-type="float" office:value="75.866">
            <text:p>75.866</text:p>
          </table:table-cell>
          <table:table-cell office:value-type="string">
            <text:p>2020.01.14 15:30</text:p>
          </table:table-cell>
          <table:table-cell office:value-type="float" office:value="129">
            <text:p>129</text:p>
          </table:table-cell>
          <table:table-cell office:value-type="float" office:value="75.866">
            <text:p>75.866</text:p>
          </table:table-cell>
          <table:table-cell office:value-type="string">
            <text:p>2020.01.14 15:30</text:p>
          </table:table-cell>
          <table:table-cell office:value-type="float" office:value="123">
            <text:p>123</text:p>
          </table:table-cell>
          <table:table-cell office:value-type="float" office:value="75.943">
            <text:p>75.943</text:p>
          </table:table-cell>
          <table:table-cell office:value-type="string">
            <text:p>2020.01.14 1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5.92">
            <text:p>75.92</text:p>
          </table:table-cell>
          <table:table-cell office:value-type="string">
            <text:p>2020.01.14 15:00</text:p>
          </table:table-cell>
          <table:table-cell office:value-type="float" office:value="129">
            <text:p>129</text:p>
          </table:table-cell>
          <table:table-cell office:value-type="float" office:value="75.86">
            <text:p>75.86</text:p>
          </table:table-cell>
          <table:table-cell office:value-type="string">
            <text:p>2020.01.14 15:30</text:p>
          </table:table-cell>
          <table:table-cell office:value-type="float" office:value="129">
            <text:p>129</text:p>
          </table:table-cell>
          <table:table-cell office:value-type="float" office:value="75.86">
            <text:p>75.86</text:p>
          </table:table-cell>
          <table:table-cell office:value-type="string">
            <text:p>2020.01.14 15:30</text:p>
          </table:table-cell>
          <table:table-cell office:value-type="float" office:value="127">
            <text:p>127</text:p>
          </table:table-cell>
          <table:table-cell office:value-type="float" office:value="75.941">
            <text:p>75.941</text:p>
          </table:table-cell>
          <table:table-cell office:value-type="string">
            <text:p>2020.01.14 1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75.929">
            <text:p>75.929</text:p>
          </table:table-cell>
          <table:table-cell office:value-type="string">
            <text:p>2020.01.14 15:15</text:p>
          </table:table-cell>
          <table:table-cell office:value-type="float" office:value="129">
            <text:p>129</text:p>
          </table:table-cell>
          <table:table-cell office:value-type="float" office:value="75.869">
            <text:p>75.869</text:p>
          </table:table-cell>
          <table:table-cell office:value-type="string">
            <text:p>2020.01.14 15:30</text:p>
          </table:table-cell>
          <table:table-cell office:value-type="float" office:value="129">
            <text:p>129</text:p>
          </table:table-cell>
          <table:table-cell office:value-type="float" office:value="75.869">
            <text:p>75.869</text:p>
          </table:table-cell>
          <table:table-cell office:value-type="string">
            <text:p>2020.01.14 15:30</text:p>
          </table:table-cell>
          <table:table-cell office:value-type="float" office:value="128">
            <text:p>128</text:p>
          </table:table-cell>
          <table:table-cell office:value-type="float" office:value="75.95">
            <text:p>75.95</text:p>
          </table:table-cell>
          <table:table-cell office:value-type="string">
            <text:p>2020.01.14 1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75.891">
            <text:p>75.891</text:p>
          </table:table-cell>
          <table:table-cell office:value-type="string">
            <text:p>2020.01.14 15:30</text:p>
          </table:table-cell>
          <table:table-cell office:value-type="float" office:value="134">
            <text:p>134</text:p>
          </table:table-cell>
          <table:table-cell office:value-type="float" office:value="75.948">
            <text:p>75.948</text:p>
          </table:table-cell>
          <table:table-cell office:value-type="string">
            <text:p>2020.01.14 16:45</text:p>
          </table:table-cell>
          <table:table-cell office:value-type="float" office:value="134">
            <text:p>134</text:p>
          </table:table-cell>
          <table:table-cell office:value-type="float" office:value="75.948">
            <text:p>75.948</text:p>
          </table:table-cell>
          <table:table-cell office:value-type="string">
            <text:p>2020.01.14 16:45</text:p>
          </table:table-cell>
          <table:table-cell office:value-type="float" office:value="129">
            <text:p>129</text:p>
          </table:table-cell>
          <table:table-cell office:value-type="float" office:value="75.913">
            <text:p>75.913</text:p>
          </table:table-cell>
          <table:table-cell office:value-type="string">
            <text:p>2020.01.14 1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0.056999999999988">
            <text:p>0.057</text:p>
          </table:table-cell>
          <table:table-cell table:number-columns-repeated="1007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75.88">
            <text:p>75.88</text:p>
          </table:table-cell>
          <table:table-cell office:value-type="string">
            <text:p>2020.01.14 15:45</text:p>
          </table:table-cell>
          <table:table-cell office:value-type="float" office:value="134">
            <text:p>134</text:p>
          </table:table-cell>
          <table:table-cell office:value-type="float" office:value="75.948">
            <text:p>75.948</text:p>
          </table:table-cell>
          <table:table-cell office:value-type="string">
            <text:p>2020.01.14 16:45</text:p>
          </table:table-cell>
          <table:table-cell office:value-type="float" office:value="134">
            <text:p>134</text:p>
          </table:table-cell>
          <table:table-cell office:value-type="float" office:value="75.948">
            <text:p>75.948</text:p>
          </table:table-cell>
          <table:table-cell office:value-type="string">
            <text:p>2020.01.14 16:45</text:p>
          </table:table-cell>
          <table:table-cell office:value-type="float" office:value="130">
            <text:p>130</text:p>
          </table:table-cell>
          <table:table-cell office:value-type="float" office:value="75.938">
            <text:p>75.938</text:p>
          </table:table-cell>
          <table:table-cell office:value-type="string">
            <text:p>2020.01.14 1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0.067999999999998">
            <text:p>0.068</text:p>
          </table:table-cell>
          <table:table-cell table:number-columns-repeated="1007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75.919">
            <text:p>75.919</text:p>
          </table:table-cell>
          <table:table-cell office:value-type="string">
            <text:p>2020.01.14 16:00</text:p>
          </table:table-cell>
          <table:table-cell office:value-type="float" office:value="134">
            <text:p>134</text:p>
          </table:table-cell>
          <table:table-cell office:value-type="float" office:value="75.948">
            <text:p>75.948</text:p>
          </table:table-cell>
          <table:table-cell office:value-type="string">
            <text:p>2020.01.14 16:45</text:p>
          </table:table-cell>
          <table:table-cell office:value-type="float" office:value="134">
            <text:p>134</text:p>
          </table:table-cell>
          <table:table-cell office:value-type="float" office:value="75.948">
            <text:p>75.948</text:p>
          </table:table-cell>
          <table:table-cell office:value-type="string">
            <text:p>2020.01.14 16:45</text:p>
          </table:table-cell>
          <table:table-cell office:value-type="float" office:value="131">
            <text:p>131</text:p>
          </table:table-cell>
          <table:table-cell office:value-type="float" office:value="75.965">
            <text:p>75.965</text:p>
          </table:table-cell>
          <table:table-cell office:value-type="string">
            <text:p>2020.01.14 1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0.028999999999996">
            <text:p>0.029</text:p>
          </table:table-cell>
          <table:table-cell table:number-columns-repeated="1007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75.966">
            <text:p>75.966</text:p>
          </table:table-cell>
          <table:table-cell office:value-type="string">
            <text:p>2020.01.14 16:15</text:p>
          </table:table-cell>
          <table:table-cell office:value-type="float" office:value="134">
            <text:p>134</text:p>
          </table:table-cell>
          <table:table-cell office:value-type="float" office:value="75.948">
            <text:p>75.948</text:p>
          </table:table-cell>
          <table:table-cell office:value-type="string">
            <text:p>2020.01.14 16:45</text:p>
          </table:table-cell>
          <table:table-cell office:value-type="float" office:value="134">
            <text:p>134</text:p>
          </table:table-cell>
          <table:table-cell office:value-type="float" office:value="75.948">
            <text:p>75.948</text:p>
          </table:table-cell>
          <table:table-cell office:value-type="string">
            <text:p>2020.01.14 16:45</text:p>
          </table:table-cell>
          <table:table-cell office:value-type="float" office:value="132">
            <text:p>132</text:p>
          </table:table-cell>
          <table:table-cell office:value-type="float" office:value="75.996">
            <text:p>75.996</text:p>
          </table:table-cell>
          <table:table-cell office:value-type="string">
            <text:p>2020.01.14 1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18000000000001">
            <text:p>-0.018</text:p>
          </table:table-cell>
          <table:table-cell table:number-columns-repeated="1007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75.956">
            <text:p>75.956</text:p>
          </table:table-cell>
          <table:table-cell office:value-type="string">
            <text:p>2020.01.14 16:30</text:p>
          </table:table-cell>
          <table:table-cell office:value-type="float" office:value="134">
            <text:p>134</text:p>
          </table:table-cell>
          <table:table-cell office:value-type="float" office:value="75.948">
            <text:p>75.948</text:p>
          </table:table-cell>
          <table:table-cell office:value-type="string">
            <text:p>2020.01.14 16:45</text:p>
          </table:table-cell>
          <table:table-cell office:value-type="float" office:value="134">
            <text:p>134</text:p>
          </table:table-cell>
          <table:table-cell office:value-type="float" office:value="75.948">
            <text:p>75.948</text:p>
          </table:table-cell>
          <table:table-cell office:value-type="string">
            <text:p>2020.01.14 16:45</text:p>
          </table:table-cell>
          <table:table-cell office:value-type="float" office:value="133">
            <text:p>133</text:p>
          </table:table-cell>
          <table:table-cell office:value-type="float" office:value="75.992">
            <text:p>75.992</text:p>
          </table:table-cell>
          <table:table-cell office:value-type="string">
            <text:p>2020.01.14 1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080000000000098">
            <text:p>-0.008</text:p>
          </table:table-cell>
          <table:table-cell table:number-columns-repeated="1007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75.976">
            <text:p>75.976</text:p>
          </table:table-cell>
          <table:table-cell office:value-type="string">
            <text:p>2020.01.14 16:45</text:p>
          </table:table-cell>
          <table:table-cell office:value-type="float" office:value="136">
            <text:p>136</text:p>
          </table:table-cell>
          <table:table-cell office:value-type="float" office:value="75.916">
            <text:p>75.916</text:p>
          </table:table-cell>
          <table:table-cell office:value-type="string">
            <text:p>2020.01.14 17:15</text:p>
          </table:table-cell>
          <table:table-cell office:value-type="float" office:value="136">
            <text:p>136</text:p>
          </table:table-cell>
          <table:table-cell office:value-type="float" office:value="75.916">
            <text:p>75.916</text:p>
          </table:table-cell>
          <table:table-cell office:value-type="string">
            <text:p>2020.01.14 17:15</text:p>
          </table:table-cell>
          <table:table-cell office:value-type="float" office:value="134">
            <text:p>134</text:p>
          </table:table-cell>
          <table:table-cell office:value-type="float" office:value="76.008">
            <text:p>76.008</text:p>
          </table:table-cell>
          <table:table-cell office:value-type="string">
            <text:p>2020.01.14 1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75.946">
            <text:p>75.946</text:p>
          </table:table-cell>
          <table:table-cell office:value-type="string">
            <text:p>2020.01.14 17:00</text:p>
          </table:table-cell>
          <table:table-cell office:value-type="float" office:value="138">
            <text:p>138</text:p>
          </table:table-cell>
          <table:table-cell office:value-type="float" office:value="75.886">
            <text:p>75.886</text:p>
          </table:table-cell>
          <table:table-cell office:value-type="string">
            <text:p>2020.01.14 17:45</text:p>
          </table:table-cell>
          <table:table-cell office:value-type="float" office:value="138">
            <text:p>138</text:p>
          </table:table-cell>
          <table:table-cell office:value-type="float" office:value="75.886">
            <text:p>75.886</text:p>
          </table:table-cell>
          <table:table-cell office:value-type="string">
            <text:p>2020.01.14 17:45</text:p>
          </table:table-cell>
          <table:table-cell office:value-type="float" office:value="135">
            <text:p>135</text:p>
          </table:table-cell>
          <table:table-cell office:value-type="float" office:value="75.969">
            <text:p>75.969</text:p>
          </table:table-cell>
          <table:table-cell office:value-type="string">
            <text:p>2020.01.14 1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75.95">
            <text:p>75.95</text:p>
          </table:table-cell>
          <table:table-cell office:value-type="string">
            <text:p>2020.01.14 17:15</text:p>
          </table:table-cell>
          <table:table-cell office:value-type="float" office:value="138">
            <text:p>138</text:p>
          </table:table-cell>
          <table:table-cell office:value-type="float" office:value="75.89">
            <text:p>75.89</text:p>
          </table:table-cell>
          <table:table-cell office:value-type="string">
            <text:p>2020.01.14 17:45</text:p>
          </table:table-cell>
          <table:table-cell office:value-type="float" office:value="138">
            <text:p>138</text:p>
          </table:table-cell>
          <table:table-cell office:value-type="float" office:value="75.89">
            <text:p>75.89</text:p>
          </table:table-cell>
          <table:table-cell office:value-type="string">
            <text:p>2020.01.14 17:45</text:p>
          </table:table-cell>
          <table:table-cell office:value-type="float" office:value="136">
            <text:p>136</text:p>
          </table:table-cell>
          <table:table-cell office:value-type="float" office:value="75.954">
            <text:p>75.954</text:p>
          </table:table-cell>
          <table:table-cell office:value-type="string">
            <text:p>2020.01.14 1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75.925">
            <text:p>75.925</text:p>
          </table:table-cell>
          <table:table-cell office:value-type="string">
            <text:p>2020.01.14 17:30</text:p>
          </table:table-cell>
          <table:table-cell office:value-type="float" office:value="149">
            <text:p>1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149">
            <text:p>1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137">
            <text:p>137</text:p>
          </table:table-cell>
          <table:table-cell office:value-type="float" office:value="75.958">
            <text:p>75.958</text:p>
          </table:table-cell>
          <table:table-cell office:value-type="string">
            <text:p>2020.01.14 1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0.052000000000007">
            <text:p>0.052</text:p>
          </table:table-cell>
          <table:table-cell table:number-columns-repeated="1007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75.898">
            <text:p>75.898</text:p>
          </table:table-cell>
          <table:table-cell office:value-type="string">
            <text:p>2020.01.14 17:45</text:p>
          </table:table-cell>
          <table:table-cell office:value-type="float" office:value="149">
            <text:p>1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149">
            <text:p>1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138">
            <text:p>138</text:p>
          </table:table-cell>
          <table:table-cell office:value-type="float" office:value="75.94">
            <text:p>75.94</text:p>
          </table:table-cell>
          <table:table-cell office:value-type="string">
            <text:p>2020.01.14 1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0.079000000000008">
            <text:p>0.079</text:p>
          </table:table-cell>
          <table:table-cell table:number-columns-repeated="1007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75.936">
            <text:p>75.936</text:p>
          </table:table-cell>
          <table:table-cell office:value-type="string">
            <text:p>2020.01.14 18:00</text:p>
          </table:table-cell>
          <table:table-cell office:value-type="float" office:value="149">
            <text:p>1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149">
            <text:p>1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139">
            <text:p>139</text:p>
          </table:table-cell>
          <table:table-cell office:value-type="float" office:value="75.982">
            <text:p>75.982</text:p>
          </table:table-cell>
          <table:table-cell office:value-type="string">
            <text:p>2020.01.14 1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0.040999999999997">
            <text:p>0.041</text:p>
          </table:table-cell>
          <table:table-cell table:number-columns-repeated="1007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75.962">
            <text:p>75.962</text:p>
          </table:table-cell>
          <table:table-cell office:value-type="string">
            <text:p>2020.01.14 18:15</text:p>
          </table:table-cell>
          <table:table-cell office:value-type="float" office:value="149">
            <text:p>1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149">
            <text:p>1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140">
            <text:p>140</text:p>
          </table:table-cell>
          <table:table-cell office:value-type="float" office:value="75.997">
            <text:p>75.997</text:p>
          </table:table-cell>
          <table:table-cell office:value-type="string">
            <text:p>2020.01.14 1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0.015000000000001">
            <text:p>0.015</text:p>
          </table:table-cell>
          <table:table-cell table:number-columns-repeated="1007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75.98">
            <text:p>75.98</text:p>
          </table:table-cell>
          <table:table-cell office:value-type="string">
            <text:p>2020.01.14 18:30</text:p>
          </table:table-cell>
          <table:table-cell office:value-type="float" office:value="149">
            <text:p>1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149">
            <text:p>1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141">
            <text:p>141</text:p>
          </table:table-cell>
          <table:table-cell office:value-type="float" office:value="75.996">
            <text:p>75.996</text:p>
          </table:table-cell>
          <table:table-cell office:value-type="string">
            <text:p>2020.01.14 1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030000000000001">
            <text:p>-0.003</text:p>
          </table:table-cell>
          <table:table-cell table:number-columns-repeated="1007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75.997">
            <text:p>75.997</text:p>
          </table:table-cell>
          <table:table-cell office:value-type="string">
            <text:p>2020.01.14 18:45</text:p>
          </table:table-cell>
          <table:table-cell office:value-type="float" office:value="149">
            <text:p>1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149">
            <text:p>1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142">
            <text:p>142</text:p>
          </table:table-cell>
          <table:table-cell office:value-type="float" office:value="76.003">
            <text:p>76.003</text:p>
          </table:table-cell>
          <table:table-cell office:value-type="string">
            <text:p>2020.01.14 1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19999999999996">
            <text:p>-0.020</text:p>
          </table:table-cell>
          <table:table-cell table:number-columns-repeated="1007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75.977">
            <text:p>75.977</text:p>
          </table:table-cell>
          <table:table-cell office:value-type="string">
            <text:p>2020.01.14 19:00</text:p>
          </table:table-cell>
          <table:table-cell office:value-type="float" office:value="149">
            <text:p>1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149">
            <text:p>1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143">
            <text:p>143</text:p>
          </table:table-cell>
          <table:table-cell office:value-type="float" office:value="75.981">
            <text:p>75.981</text:p>
          </table:table-cell>
          <table:table-cell office:value-type="string">
            <text:p>2020.01.14 1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0">
            <text:p>0.000</text:p>
          </table:table-cell>
          <table:table-cell table:number-columns-repeated="1007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75.965">
            <text:p>75.965</text:p>
          </table:table-cell>
          <table:table-cell office:value-type="string">
            <text:p>2020.01.14 19:15</text:p>
          </table:table-cell>
          <table:table-cell office:value-type="float" office:value="149">
            <text:p>1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149">
            <text:p>1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144">
            <text:p>144</text:p>
          </table:table-cell>
          <table:table-cell office:value-type="float" office:value="75.971">
            <text:p>75.971</text:p>
          </table:table-cell>
          <table:table-cell office:value-type="string">
            <text:p>2020.01.14 1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0.012">
            <text:p>0.012</text:p>
          </table:table-cell>
          <table:table-cell table:number-columns-repeated="1007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75.964">
            <text:p>75.964</text:p>
          </table:table-cell>
          <table:table-cell office:value-type="string">
            <text:p>2020.01.14 19:30</text:p>
          </table:table-cell>
          <table:table-cell office:value-type="float" office:value="149">
            <text:p>1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149">
            <text:p>1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145">
            <text:p>145</text:p>
          </table:table-cell>
          <table:table-cell office:value-type="float" office:value="75.983">
            <text:p>75.983</text:p>
          </table:table-cell>
          <table:table-cell office:value-type="string">
            <text:p>2020.01.14 1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0.013000000000005">
            <text:p>0.013</text:p>
          </table:table-cell>
          <table:table-cell table:number-columns-repeated="1007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75.978">
            <text:p>75.978</text:p>
          </table:table-cell>
          <table:table-cell office:value-type="string">
            <text:p>2020.01.14 19:45</text:p>
          </table:table-cell>
          <table:table-cell office:value-type="float" office:value="149">
            <text:p>1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149">
            <text:p>1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146">
            <text:p>146</text:p>
          </table:table-cell>
          <table:table-cell office:value-type="float" office:value="76.021">
            <text:p>76.021</text:p>
          </table:table-cell>
          <table:table-cell office:value-type="string">
            <text:p>2020.01.14 1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0099999999999056">
            <text:p>-0.001</text:p>
          </table:table-cell>
          <table:table-cell table:number-columns-repeated="1007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76.009">
            <text:p>76.009</text:p>
          </table:table-cell>
          <table:table-cell office:value-type="string">
            <text:p>2020.01.14 20:00</text:p>
          </table:table-cell>
          <table:table-cell office:value-type="float" office:value="149">
            <text:p>149</text:p>
          </table:table-cell>
          <table:table-cell office:value-type="float" office:value="75.949">
            <text:p>75.949</text:p>
          </table:table-cell>
          <table:table-cell office:value-type="string">
            <text:p>2020.01.14 20:30</text:p>
          </table:table-cell>
          <table:table-cell office:value-type="float" office:value="149">
            <text:p>149</text:p>
          </table:table-cell>
          <table:table-cell office:value-type="float" office:value="75.949">
            <text:p>75.949</text:p>
          </table:table-cell>
          <table:table-cell office:value-type="string">
            <text:p>2020.01.14 20:30</text:p>
          </table:table-cell>
          <table:table-cell office:value-type="float" office:value="147">
            <text:p>147</text:p>
          </table:table-cell>
          <table:table-cell office:value-type="float" office:value="76.037">
            <text:p>76.037</text:p>
          </table:table-cell>
          <table:table-cell office:value-type="string">
            <text:p>2020.01.14 2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76.011">
            <text:p>76.011</text:p>
          </table:table-cell>
          <table:table-cell office:value-type="string">
            <text:p>2020.01.14 20:15</text:p>
          </table:table-cell>
          <table:table-cell office:value-type="float" office:value="149">
            <text:p>149</text:p>
          </table:table-cell>
          <table:table-cell office:value-type="float" office:value="75.951">
            <text:p>75.951</text:p>
          </table:table-cell>
          <table:table-cell office:value-type="string">
            <text:p>2020.01.14 20:30</text:p>
          </table:table-cell>
          <table:table-cell office:value-type="float" office:value="149">
            <text:p>149</text:p>
          </table:table-cell>
          <table:table-cell office:value-type="float" office:value="75.951">
            <text:p>75.951</text:p>
          </table:table-cell>
          <table:table-cell office:value-type="string">
            <text:p>2020.01.14 20:30</text:p>
          </table:table-cell>
          <table:table-cell office:value-type="float" office:value="148">
            <text:p>148</text:p>
          </table:table-cell>
          <table:table-cell office:value-type="float" office:value="76.036">
            <text:p>76.036</text:p>
          </table:table-cell>
          <table:table-cell office:value-type="string">
            <text:p>2020.01.14 2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75.908">
            <text:p>75.908</text:p>
          </table:table-cell>
          <table:table-cell office:value-type="string">
            <text:p>2020.01.14 20:45</text:p>
          </table:table-cell>
          <table:table-cell office:value-type="float" office:value="151">
            <text:p>151</text:p>
          </table:table-cell>
          <table:table-cell office:value-type="float" office:value="75.848">
            <text:p>75.848</text:p>
          </table:table-cell>
          <table:table-cell office:value-type="string">
            <text:p>2020.01.14 21:00</text:p>
          </table:table-cell>
          <table:table-cell office:value-type="float" office:value="151">
            <text:p>151</text:p>
          </table:table-cell>
          <table:table-cell office:value-type="float" office:value="75.848">
            <text:p>75.848</text:p>
          </table:table-cell>
          <table:table-cell office:value-type="string">
            <text:p>2020.01.14 21:00</text:p>
          </table:table-cell>
          <table:table-cell office:value-type="float" office:value="150">
            <text:p>150</text:p>
          </table:table-cell>
          <table:table-cell office:value-type="float" office:value="75.946">
            <text:p>75.946</text:p>
          </table:table-cell>
          <table:table-cell office:value-type="string">
            <text:p>2020.01.14 2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75.965">
            <text:p>75.965</text:p>
          </table:table-cell>
          <table:table-cell office:value-type="string">
            <text:p>2020.01.14 21:45</text:p>
          </table:table-cell>
          <table:table-cell office:value-type="float" office:value="155">
            <text:p>155</text:p>
          </table:table-cell>
          <table:table-cell office:value-type="float" office:value="75.905">
            <text:p>75.905</text:p>
          </table:table-cell>
          <table:table-cell office:value-type="string">
            <text:p>2020.01.14 22:00</text:p>
          </table:table-cell>
          <table:table-cell office:value-type="float" office:value="155">
            <text:p>155</text:p>
          </table:table-cell>
          <table:table-cell office:value-type="float" office:value="75.905">
            <text:p>75.905</text:p>
          </table:table-cell>
          <table:table-cell office:value-type="string">
            <text:p>2020.01.14 22:00</text:p>
          </table:table-cell>
          <table:table-cell office:value-type="float" office:value="154">
            <text:p>154</text:p>
          </table:table-cell>
          <table:table-cell office:value-type="float" office:value="75.976">
            <text:p>75.976</text:p>
          </table:table-cell>
          <table:table-cell office:value-type="string">
            <text:p>2020.01.14 2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75.93">
            <text:p>75.93</text:p>
          </table:table-cell>
          <table:table-cell office:value-type="string">
            <text:p>2020.01.14 22:00</text:p>
          </table:table-cell>
          <table:table-cell office:value-type="float" office:value="168">
            <text:p>168</text:p>
          </table:table-cell>
          <table:table-cell office:value-type="float" office:value="75.87">
            <text:p>75.87</text:p>
          </table:table-cell>
          <table:table-cell office:value-type="string">
            <text:p>2020.01.15 01:15</text:p>
          </table:table-cell>
          <table:table-cell office:value-type="float" office:value="168">
            <text:p>168</text:p>
          </table:table-cell>
          <table:table-cell office:value-type="float" office:value="75.87">
            <text:p>75.87</text:p>
          </table:table-cell>
          <table:table-cell office:value-type="string">
            <text:p>2020.01.15 01:15</text:p>
          </table:table-cell>
          <table:table-cell office:value-type="float" office:value="155">
            <text:p>155</text:p>
          </table:table-cell>
          <table:table-cell office:value-type="float" office:value="75.934">
            <text:p>75.934</text:p>
          </table:table-cell>
          <table:table-cell office:value-type="string">
            <text:p>2020.01.14 2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75.91">
            <text:p>75.91</text:p>
          </table:table-cell>
          <table:table-cell office:value-type="string">
            <text:p>2020.01.14 22:15</text:p>
          </table:table-cell>
          <table:table-cell office:value-type="float" office:value="165">
            <text:p>165</text:p>
          </table:table-cell>
          <table:table-cell office:value-type="float" office:value="75.892">
            <text:p>75.892</text:p>
          </table:table-cell>
          <table:table-cell office:value-type="string">
            <text:p>2020.01.15 00:30</text:p>
          </table:table-cell>
          <table:table-cell office:value-type="float" office:value="165">
            <text:p>165</text:p>
          </table:table-cell>
          <table:table-cell office:value-type="float" office:value="75.892">
            <text:p>75.892</text:p>
          </table:table-cell>
          <table:table-cell office:value-type="string">
            <text:p>2020.01.15 00:30</text:p>
          </table:table-cell>
          <table:table-cell office:value-type="float" office:value="156">
            <text:p>156</text:p>
          </table:table-cell>
          <table:table-cell office:value-type="float" office:value="75.93">
            <text:p>75.93</text:p>
          </table:table-cell>
          <table:table-cell office:value-type="string">
            <text:p>2020.01.14 2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18000000000001">
            <text:p>-0.018</text:p>
          </table:table-cell>
          <table:table-cell table:number-columns-repeated="1007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75.919">
            <text:p>75.919</text:p>
          </table:table-cell>
          <table:table-cell office:value-type="string">
            <text:p>2020.01.14 22:30</text:p>
          </table:table-cell>
          <table:table-cell office:value-type="float" office:value="168">
            <text:p>168</text:p>
          </table:table-cell>
          <table:table-cell office:value-type="float" office:value="75.859">
            <text:p>75.859</text:p>
          </table:table-cell>
          <table:table-cell office:value-type="string">
            <text:p>2020.01.15 01:15</text:p>
          </table:table-cell>
          <table:table-cell office:value-type="float" office:value="168">
            <text:p>168</text:p>
          </table:table-cell>
          <table:table-cell office:value-type="float" office:value="75.859">
            <text:p>75.859</text:p>
          </table:table-cell>
          <table:table-cell office:value-type="string">
            <text:p>2020.01.15 01:15</text:p>
          </table:table-cell>
          <table:table-cell office:value-type="float" office:value="157">
            <text:p>157</text:p>
          </table:table-cell>
          <table:table-cell office:value-type="float" office:value="75.929">
            <text:p>75.929</text:p>
          </table:table-cell>
          <table:table-cell office:value-type="string">
            <text:p>2020.01.14 2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75.924">
            <text:p>75.924</text:p>
          </table:table-cell>
          <table:table-cell office:value-type="string">
            <text:p>2020.01.14 22:45</text:p>
          </table:table-cell>
          <table:table-cell office:value-type="float" office:value="168">
            <text:p>168</text:p>
          </table:table-cell>
          <table:table-cell office:value-type="float" office:value="75.864">
            <text:p>75.864</text:p>
          </table:table-cell>
          <table:table-cell office:value-type="string">
            <text:p>2020.01.15 01:15</text:p>
          </table:table-cell>
          <table:table-cell office:value-type="float" office:value="168">
            <text:p>168</text:p>
          </table:table-cell>
          <table:table-cell office:value-type="float" office:value="75.864">
            <text:p>75.864</text:p>
          </table:table-cell>
          <table:table-cell office:value-type="string">
            <text:p>2020.01.15 01:15</text:p>
          </table:table-cell>
          <table:table-cell office:value-type="float" office:value="158">
            <text:p>158</text:p>
          </table:table-cell>
          <table:table-cell office:value-type="float" office:value="75.926">
            <text:p>75.926</text:p>
          </table:table-cell>
          <table:table-cell office:value-type="string">
            <text:p>2020.01.14 2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75.912">
            <text:p>75.912</text:p>
          </table:table-cell>
          <table:table-cell office:value-type="string">
            <text:p>2020.01.14 23:00</text:p>
          </table:table-cell>
          <table:table-cell office:value-type="float" office:value="168">
            <text:p>168</text:p>
          </table:table-cell>
          <table:table-cell office:value-type="float" office:value="75.852">
            <text:p>75.852</text:p>
          </table:table-cell>
          <table:table-cell office:value-type="string">
            <text:p>2020.01.15 01:15</text:p>
          </table:table-cell>
          <table:table-cell office:value-type="float" office:value="168">
            <text:p>168</text:p>
          </table:table-cell>
          <table:table-cell office:value-type="float" office:value="75.852">
            <text:p>75.852</text:p>
          </table:table-cell>
          <table:table-cell office:value-type="string">
            <text:p>2020.01.15 01:15</text:p>
          </table:table-cell>
          <table:table-cell office:value-type="float" office:value="159">
            <text:p>159</text:p>
          </table:table-cell>
          <table:table-cell office:value-type="float" office:value="75.927">
            <text:p>75.927</text:p>
          </table:table-cell>
          <table:table-cell office:value-type="string">
            <text:p>2020.01.14 2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75.912">
            <text:p>75.912</text:p>
          </table:table-cell>
          <table:table-cell office:value-type="string">
            <text:p>2020.01.14 23:15</text:p>
          </table:table-cell>
          <table:table-cell office:value-type="float" office:value="168">
            <text:p>168</text:p>
          </table:table-cell>
          <table:table-cell office:value-type="float" office:value="75.852">
            <text:p>75.852</text:p>
          </table:table-cell>
          <table:table-cell office:value-type="string">
            <text:p>2020.01.15 01:15</text:p>
          </table:table-cell>
          <table:table-cell office:value-type="float" office:value="168">
            <text:p>168</text:p>
          </table:table-cell>
          <table:table-cell office:value-type="float" office:value="75.852">
            <text:p>75.852</text:p>
          </table:table-cell>
          <table:table-cell office:value-type="string">
            <text:p>2020.01.15 01:15</text:p>
          </table:table-cell>
          <table:table-cell office:value-type="float" office:value="160">
            <text:p>160</text:p>
          </table:table-cell>
          <table:table-cell office:value-type="float" office:value="75.936">
            <text:p>75.936</text:p>
          </table:table-cell>
          <table:table-cell office:value-type="string">
            <text:p>2020.01.14 2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75.915">
            <text:p>75.915</text:p>
          </table:table-cell>
          <table:table-cell office:value-type="string">
            <text:p>2020.01.14 23:30</text:p>
          </table:table-cell>
          <table:table-cell office:value-type="float" office:value="168">
            <text:p>168</text:p>
          </table:table-cell>
          <table:table-cell office:value-type="float" office:value="75.855">
            <text:p>75.855</text:p>
          </table:table-cell>
          <table:table-cell office:value-type="string">
            <text:p>2020.01.15 01:15</text:p>
          </table:table-cell>
          <table:table-cell office:value-type="float" office:value="168">
            <text:p>168</text:p>
          </table:table-cell>
          <table:table-cell office:value-type="float" office:value="75.855">
            <text:p>75.855</text:p>
          </table:table-cell>
          <table:table-cell office:value-type="string">
            <text:p>2020.01.15 01:15</text:p>
          </table:table-cell>
          <table:table-cell office:value-type="float" office:value="161">
            <text:p>161</text:p>
          </table:table-cell>
          <table:table-cell office:value-type="float" office:value="75.951">
            <text:p>75.951</text:p>
          </table:table-cell>
          <table:table-cell office:value-type="string">
            <text:p>2020.01.14 2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75.935">
            <text:p>75.935</text:p>
          </table:table-cell>
          <table:table-cell office:value-type="string">
            <text:p>2020.01.14 23:45</text:p>
          </table:table-cell>
          <table:table-cell office:value-type="float" office:value="168">
            <text:p>168</text:p>
          </table:table-cell>
          <table:table-cell office:value-type="float" office:value="75.875">
            <text:p>75.875</text:p>
          </table:table-cell>
          <table:table-cell office:value-type="string">
            <text:p>2020.01.15 01:15</text:p>
          </table:table-cell>
          <table:table-cell office:value-type="float" office:value="168">
            <text:p>168</text:p>
          </table:table-cell>
          <table:table-cell office:value-type="float" office:value="75.875">
            <text:p>75.875</text:p>
          </table:table-cell>
          <table:table-cell office:value-type="string">
            <text:p>2020.01.15 01:15</text:p>
          </table:table-cell>
          <table:table-cell office:value-type="float" office:value="162">
            <text:p>162</text:p>
          </table:table-cell>
          <table:table-cell office:value-type="float" office:value="75.952">
            <text:p>75.952</text:p>
          </table:table-cell>
          <table:table-cell office:value-type="string">
            <text:p>2020.01.14 2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75.902">
            <text:p>75.902</text:p>
          </table:table-cell>
          <table:table-cell office:value-type="string">
            <text:p>2020.01.15 00:00</text:p>
          </table:table-cell>
          <table:table-cell office:value-type="float" office:value="168">
            <text:p>168</text:p>
          </table:table-cell>
          <table:table-cell office:value-type="float" office:value="75.842">
            <text:p>75.842</text:p>
          </table:table-cell>
          <table:table-cell office:value-type="string">
            <text:p>2020.01.15 01:15</text:p>
          </table:table-cell>
          <table:table-cell office:value-type="float" office:value="168">
            <text:p>168</text:p>
          </table:table-cell>
          <table:table-cell office:value-type="float" office:value="75.842">
            <text:p>75.842</text:p>
          </table:table-cell>
          <table:table-cell office:value-type="string">
            <text:p>2020.01.15 01:15</text:p>
          </table:table-cell>
          <table:table-cell office:value-type="float" office:value="163">
            <text:p>163</text:p>
          </table:table-cell>
          <table:table-cell office:value-type="float" office:value="75.928">
            <text:p>75.928</text:p>
          </table:table-cell>
          <table:table-cell office:value-type="string">
            <text:p>2020.01.15 0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75.917">
            <text:p>75.917</text:p>
          </table:table-cell>
          <table:table-cell office:value-type="string">
            <text:p>2020.01.15 00:15</text:p>
          </table:table-cell>
          <table:table-cell office:value-type="float" office:value="168">
            <text:p>168</text:p>
          </table:table-cell>
          <table:table-cell office:value-type="float" office:value="75.857">
            <text:p>75.857</text:p>
          </table:table-cell>
          <table:table-cell office:value-type="string">
            <text:p>2020.01.15 01:15</text:p>
          </table:table-cell>
          <table:table-cell office:value-type="float" office:value="168">
            <text:p>168</text:p>
          </table:table-cell>
          <table:table-cell office:value-type="float" office:value="75.857">
            <text:p>75.857</text:p>
          </table:table-cell>
          <table:table-cell office:value-type="string">
            <text:p>2020.01.15 01:15</text:p>
          </table:table-cell>
          <table:table-cell office:value-type="float" office:value="164">
            <text:p>164</text:p>
          </table:table-cell>
          <table:table-cell office:value-type="float" office:value="75.928">
            <text:p>75.928</text:p>
          </table:table-cell>
          <table:table-cell office:value-type="string">
            <text:p>2020.01.15 0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75.899">
            <text:p>75.899</text:p>
          </table:table-cell>
          <table:table-cell office:value-type="string">
            <text:p>2020.01.15 00:30</text:p>
          </table:table-cell>
          <table:table-cell office:value-type="float" office:value="168">
            <text:p>168</text:p>
          </table:table-cell>
          <table:table-cell office:value-type="float" office:value="75.839">
            <text:p>75.839</text:p>
          </table:table-cell>
          <table:table-cell office:value-type="string">
            <text:p>2020.01.15 01:15</text:p>
          </table:table-cell>
          <table:table-cell office:value-type="float" office:value="168">
            <text:p>168</text:p>
          </table:table-cell>
          <table:table-cell office:value-type="float" office:value="75.839">
            <text:p>75.839</text:p>
          </table:table-cell>
          <table:table-cell office:value-type="string">
            <text:p>2020.01.15 01:15</text:p>
          </table:table-cell>
          <table:table-cell office:value-type="float" office:value="165">
            <text:p>165</text:p>
          </table:table-cell>
          <table:table-cell office:value-type="float" office:value="75.903">
            <text:p>75.903</text:p>
          </table:table-cell>
          <table:table-cell office:value-type="string">
            <text:p>2020.01.15 0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75.897">
            <text:p>75.897</text:p>
          </table:table-cell>
          <table:table-cell office:value-type="string">
            <text:p>2020.01.15 00:45</text:p>
          </table:table-cell>
          <table:table-cell office:value-type="float" office:value="168">
            <text:p>168</text:p>
          </table:table-cell>
          <table:table-cell office:value-type="float" office:value="75.837">
            <text:p>75.837</text:p>
          </table:table-cell>
          <table:table-cell office:value-type="string">
            <text:p>2020.01.15 01:15</text:p>
          </table:table-cell>
          <table:table-cell office:value-type="float" office:value="168">
            <text:p>168</text:p>
          </table:table-cell>
          <table:table-cell office:value-type="float" office:value="75.837">
            <text:p>75.837</text:p>
          </table:table-cell>
          <table:table-cell office:value-type="string">
            <text:p>2020.01.15 01:15</text:p>
          </table:table-cell>
          <table:table-cell office:value-type="float" office:value="166">
            <text:p>166</text:p>
          </table:table-cell>
          <table:table-cell office:value-type="float" office:value="75.908">
            <text:p>75.908</text:p>
          </table:table-cell>
          <table:table-cell office:value-type="string">
            <text:p>2020.01.15 0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75.88">
            <text:p>75.88</text:p>
          </table:table-cell>
          <table:table-cell office:value-type="string">
            <text:p>2020.01.15 01:00</text:p>
          </table:table-cell>
          <table:table-cell office:value-type="float" office:value="168">
            <text:p>168</text:p>
          </table:table-cell>
          <table:table-cell office:value-type="float" office:value="75.82">
            <text:p>75.82</text:p>
          </table:table-cell>
          <table:table-cell office:value-type="string">
            <text:p>2020.01.15 01:15</text:p>
          </table:table-cell>
          <table:table-cell office:value-type="float" office:value="168">
            <text:p>168</text:p>
          </table:table-cell>
          <table:table-cell office:value-type="float" office:value="75.82">
            <text:p>75.82</text:p>
          </table:table-cell>
          <table:table-cell office:value-type="string">
            <text:p>2020.01.15 01:15</text:p>
          </table:table-cell>
          <table:table-cell office:value-type="float" office:value="167">
            <text:p>167</text:p>
          </table:table-cell>
          <table:table-cell office:value-type="float" office:value="75.906">
            <text:p>75.906</text:p>
          </table:table-cell>
          <table:table-cell office:value-type="string">
            <text:p>2020.01.15 0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75.831">
            <text:p>75.831</text:p>
          </table:table-cell>
          <table:table-cell office:value-type="string">
            <text:p>2020.01.15 02:30</text:p>
          </table:table-cell>
          <table:table-cell office:value-type="float" office:value="174">
            <text:p>174</text:p>
          </table:table-cell>
          <table:table-cell office:value-type="float" office:value="75.771">
            <text:p>75.771</text:p>
          </table:table-cell>
          <table:table-cell office:value-type="string">
            <text:p>2020.01.15 02:45</text:p>
          </table:table-cell>
          <table:table-cell office:value-type="float" office:value="174">
            <text:p>174</text:p>
          </table:table-cell>
          <table:table-cell office:value-type="float" office:value="75.771">
            <text:p>75.771</text:p>
          </table:table-cell>
          <table:table-cell office:value-type="string">
            <text:p>2020.01.15 02:45</text:p>
          </table:table-cell>
          <table:table-cell office:value-type="float" office:value="173">
            <text:p>173</text:p>
          </table:table-cell>
          <table:table-cell office:value-type="float" office:value="75.869">
            <text:p>75.869</text:p>
          </table:table-cell>
          <table:table-cell office:value-type="string">
            <text:p>2020.01.15 0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75.807">
            <text:p>75.807</text:p>
          </table:table-cell>
          <table:table-cell office:value-type="string">
            <text:p>2020.01.15 03:15</text:p>
          </table:table-cell>
          <table:table-cell office:value-type="float" office:value="180">
            <text:p>180</text:p>
          </table:table-cell>
          <table:table-cell office:value-type="float" office:value="75.822">
            <text:p>75.822</text:p>
          </table:table-cell>
          <table:table-cell office:value-type="string">
            <text:p>2020.01.15 04:15</text:p>
          </table:table-cell>
          <table:table-cell office:value-type="float" office:value="180">
            <text:p>180</text:p>
          </table:table-cell>
          <table:table-cell office:value-type="float" office:value="75.822">
            <text:p>75.822</text:p>
          </table:table-cell>
          <table:table-cell office:value-type="string">
            <text:p>2020.01.15 04:15</text:p>
          </table:table-cell>
          <table:table-cell office:value-type="float" office:value="176">
            <text:p>176</text:p>
          </table:table-cell>
          <table:table-cell office:value-type="float" office:value="75.826">
            <text:p>75.826</text:p>
          </table:table-cell>
          <table:table-cell office:value-type="string">
            <text:p>2020.01.15 0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0.015000000000001">
            <text:p>0.015</text:p>
          </table:table-cell>
          <table:table-cell table:number-columns-repeated="1007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75.818">
            <text:p>75.818</text:p>
          </table:table-cell>
          <table:table-cell office:value-type="string">
            <text:p>2020.01.15 03:30</text:p>
          </table:table-cell>
          <table:table-cell office:value-type="float" office:value="180">
            <text:p>180</text:p>
          </table:table-cell>
          <table:table-cell office:value-type="float" office:value="75.822">
            <text:p>75.822</text:p>
          </table:table-cell>
          <table:table-cell office:value-type="string">
            <text:p>2020.01.15 04:15</text:p>
          </table:table-cell>
          <table:table-cell office:value-type="float" office:value="180">
            <text:p>180</text:p>
          </table:table-cell>
          <table:table-cell office:value-type="float" office:value="75.822">
            <text:p>75.822</text:p>
          </table:table-cell>
          <table:table-cell office:value-type="string">
            <text:p>2020.01.15 04:15</text:p>
          </table:table-cell>
          <table:table-cell office:value-type="float" office:value="177">
            <text:p>177</text:p>
          </table:table-cell>
          <table:table-cell office:value-type="float" office:value="75.882">
            <text:p>75.882</text:p>
          </table:table-cell>
          <table:table-cell office:value-type="string">
            <text:p>2020.01.15 0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0.0040000000000049">
            <text:p>0.004</text:p>
          </table:table-cell>
          <table:table-cell table:number-columns-repeated="1007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75.866">
            <text:p>75.866</text:p>
          </table:table-cell>
          <table:table-cell office:value-type="string">
            <text:p>2020.01.15 03:45</text:p>
          </table:table-cell>
          <table:table-cell office:value-type="float" office:value="180">
            <text:p>180</text:p>
          </table:table-cell>
          <table:table-cell office:value-type="float" office:value="75.806">
            <text:p>75.806</text:p>
          </table:table-cell>
          <table:table-cell office:value-type="string">
            <text:p>2020.01.15 04:15</text:p>
          </table:table-cell>
          <table:table-cell office:value-type="float" office:value="180">
            <text:p>180</text:p>
          </table:table-cell>
          <table:table-cell office:value-type="float" office:value="75.806">
            <text:p>75.806</text:p>
          </table:table-cell>
          <table:table-cell office:value-type="string">
            <text:p>2020.01.15 04:15</text:p>
          </table:table-cell>
          <table:table-cell office:value-type="float" office:value="178">
            <text:p>178</text:p>
          </table:table-cell>
          <table:table-cell office:value-type="float" office:value="75.874">
            <text:p>75.874</text:p>
          </table:table-cell>
          <table:table-cell office:value-type="string">
            <text:p>2020.01.15 0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75.853">
            <text:p>75.853</text:p>
          </table:table-cell>
          <table:table-cell office:value-type="string">
            <text:p>2020.01.15 04:00</text:p>
          </table:table-cell>
          <table:table-cell office:value-type="float" office:value="181">
            <text:p>181</text:p>
          </table:table-cell>
          <table:table-cell office:value-type="float" office:value="75.793">
            <text:p>75.793</text:p>
          </table:table-cell>
          <table:table-cell office:value-type="string">
            <text:p>2020.01.15 04:30</text:p>
          </table:table-cell>
          <table:table-cell office:value-type="float" office:value="181">
            <text:p>181</text:p>
          </table:table-cell>
          <table:table-cell office:value-type="float" office:value="75.793">
            <text:p>75.793</text:p>
          </table:table-cell>
          <table:table-cell office:value-type="string">
            <text:p>2020.01.15 04:30</text:p>
          </table:table-cell>
          <table:table-cell office:value-type="float" office:value="179">
            <text:p>179</text:p>
          </table:table-cell>
          <table:table-cell office:value-type="float" office:value="75.88">
            <text:p>75.88</text:p>
          </table:table-cell>
          <table:table-cell office:value-type="string">
            <text:p>2020.01.15 0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75.802">
            <text:p>75.802</text:p>
          </table:table-cell>
          <table:table-cell office:value-type="string">
            <text:p>2020.01.15 04:30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81">
            <text:p>181</text:p>
          </table:table-cell>
          <table:table-cell office:value-type="float" office:value="75.818">
            <text:p>75.818</text:p>
          </table:table-cell>
          <table:table-cell office:value-type="string">
            <text:p>2020.01.15 0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0.0029999999999859">
            <text:p>0.003</text:p>
          </table:table-cell>
          <table:table-cell table:number-columns-repeated="1007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75.816">
            <text:p>75.816</text:p>
          </table:table-cell>
          <table:table-cell office:value-type="string">
            <text:p>2020.01.15 04:45</text:p>
          </table:table-cell>
          <table:table-cell office:value-type="float" office:value="184">
            <text:p>184</text:p>
          </table:table-cell>
          <table:table-cell office:value-type="float" office:value="75.756">
            <text:p>75.756</text:p>
          </table:table-cell>
          <table:table-cell office:value-type="string">
            <text:p>2020.01.15 05:15</text:p>
          </table:table-cell>
          <table:table-cell office:value-type="float" office:value="184">
            <text:p>184</text:p>
          </table:table-cell>
          <table:table-cell office:value-type="float" office:value="75.756">
            <text:p>75.756</text:p>
          </table:table-cell>
          <table:table-cell office:value-type="string">
            <text:p>2020.01.15 05:15</text:p>
          </table:table-cell>
          <table:table-cell office:value-type="float" office:value="182">
            <text:p>182</text:p>
          </table:table-cell>
          <table:table-cell office:value-type="float" office:value="75.825">
            <text:p>75.825</text:p>
          </table:table-cell>
          <table:table-cell office:value-type="string">
            <text:p>2020.01.15 0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75.803">
            <text:p>75.803</text:p>
          </table:table-cell>
          <table:table-cell office:value-type="string">
            <text:p>2020.01.15 05:00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83">
            <text:p>183</text:p>
          </table:table-cell>
          <table:table-cell office:value-type="float" office:value="75.83">
            <text:p>75.83</text:p>
          </table:table-cell>
          <table:table-cell office:value-type="string">
            <text:p>2020.01.15 0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0.0019999999999953">
            <text:p>0.002</text:p>
          </table:table-cell>
          <table:table-cell table:number-columns-repeated="1007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75.797">
            <text:p>75.797</text:p>
          </table:table-cell>
          <table:table-cell office:value-type="string">
            <text:p>2020.01.15 05:15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84">
            <text:p>184</text:p>
          </table:table-cell>
          <table:table-cell office:value-type="float" office:value="75.816">
            <text:p>75.816</text:p>
          </table:table-cell>
          <table:table-cell office:value-type="string">
            <text:p>2020.01.15 0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0.0079999999999956">
            <text:p>0.008</text:p>
          </table:table-cell>
          <table:table-cell table:number-columns-repeated="1007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75.758">
            <text:p>75.758</text:p>
          </table:table-cell>
          <table:table-cell office:value-type="string">
            <text:p>2020.01.15 05:30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85">
            <text:p>185</text:p>
          </table:table-cell>
          <table:table-cell office:value-type="float" office:value="75.817">
            <text:p>75.817</text:p>
          </table:table-cell>
          <table:table-cell office:value-type="string">
            <text:p>2020.01.15 0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0.046999999999997">
            <text:p>0.047</text:p>
          </table:table-cell>
          <table:table-cell table:number-columns-repeated="1007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75.809">
            <text:p>75.809</text:p>
          </table:table-cell>
          <table:table-cell office:value-type="string">
            <text:p>2020.01.15 05:45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86">
            <text:p>186</text:p>
          </table:table-cell>
          <table:table-cell office:value-type="float" office:value="75.809">
            <text:p>75.809</text:p>
          </table:table-cell>
          <table:table-cell office:value-type="string">
            <text:p>2020.01.15 0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040000000000049">
            <text:p>-0.004</text:p>
          </table:table-cell>
          <table:table-cell table:number-columns-repeated="1007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75.785">
            <text:p>75.785</text:p>
          </table:table-cell>
          <table:table-cell office:value-type="string">
            <text:p>2020.01.15 06:00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87">
            <text:p>187</text:p>
          </table:table-cell>
          <table:table-cell office:value-type="float" office:value="75.794">
            <text:p>75.794</text:p>
          </table:table-cell>
          <table:table-cell office:value-type="string">
            <text:p>2020.01.15 0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0.019999999999996">
            <text:p>0.020</text:p>
          </table:table-cell>
          <table:table-cell table:number-columns-repeated="1007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75.784">
            <text:p>75.784</text:p>
          </table:table-cell>
          <table:table-cell office:value-type="string">
            <text:p>2020.01.15 06:15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88">
            <text:p>188</text:p>
          </table:table-cell>
          <table:table-cell office:value-type="float" office:value="75.818">
            <text:p>75.818</text:p>
          </table:table-cell>
          <table:table-cell office:value-type="string">
            <text:p>2020.01.15 0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0.020999999999987">
            <text:p>0.021</text:p>
          </table:table-cell>
          <table:table-cell table:number-columns-repeated="1007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75.803">
            <text:p>75.803</text:p>
          </table:table-cell>
          <table:table-cell office:value-type="string">
            <text:p>2020.01.15 06:30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89">
            <text:p>189</text:p>
          </table:table-cell>
          <table:table-cell office:value-type="float" office:value="75.818">
            <text:p>75.818</text:p>
          </table:table-cell>
          <table:table-cell office:value-type="string">
            <text:p>2020.01.15 0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0.0019999999999953">
            <text:p>0.002</text:p>
          </table:table-cell>
          <table:table-cell table:number-columns-repeated="1007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75.81">
            <text:p>75.81</text:p>
          </table:table-cell>
          <table:table-cell office:value-type="string">
            <text:p>2020.01.15 06:45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90">
            <text:p>190</text:p>
          </table:table-cell>
          <table:table-cell office:value-type="float" office:value="75.826">
            <text:p>75.826</text:p>
          </table:table-cell>
          <table:table-cell office:value-type="string">
            <text:p>2020.01.15 0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050000000000097">
            <text:p>-0.005</text:p>
          </table:table-cell>
          <table:table-cell table:number-columns-repeated="1007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75.803">
            <text:p>75.803</text:p>
          </table:table-cell>
          <table:table-cell office:value-type="string">
            <text:p>2020.01.15 07:00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91">
            <text:p>191</text:p>
          </table:table-cell>
          <table:table-cell office:value-type="float" office:value="75.805">
            <text:p>75.805</text:p>
          </table:table-cell>
          <table:table-cell office:value-type="string">
            <text:p>2020.01.15 0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0.0019999999999953">
            <text:p>0.002</text:p>
          </table:table-cell>
          <table:table-cell table:number-columns-repeated="1007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75.779">
            <text:p>75.779</text:p>
          </table:table-cell>
          <table:table-cell office:value-type="string">
            <text:p>2020.01.15 07:15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92">
            <text:p>192</text:p>
          </table:table-cell>
          <table:table-cell office:value-type="float" office:value="75.816">
            <text:p>75.816</text:p>
          </table:table-cell>
          <table:table-cell office:value-type="string">
            <text:p>2020.01.15 0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0.025999999999996">
            <text:p>0.026</text:p>
          </table:table-cell>
          <table:table-cell table:number-columns-repeated="1007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75.814">
            <text:p>75.814</text:p>
          </table:table-cell>
          <table:table-cell office:value-type="string">
            <text:p>2020.01.15 07:30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93">
            <text:p>193</text:p>
          </table:table-cell>
          <table:table-cell office:value-type="float" office:value="75.832">
            <text:p>75.832</text:p>
          </table:table-cell>
          <table:table-cell office:value-type="string">
            <text:p>2020.01.15 0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090000000000003">
            <text:p>-0.009</text:p>
          </table:table-cell>
          <table:table-cell table:number-columns-repeated="1007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75.816">
            <text:p>75.816</text:p>
          </table:table-cell>
          <table:table-cell office:value-type="string">
            <text:p>2020.01.15 07:45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94">
            <text:p>194</text:p>
          </table:table-cell>
          <table:table-cell office:value-type="float" office:value="75.835">
            <text:p>75.835</text:p>
          </table:table-cell>
          <table:table-cell office:value-type="string">
            <text:p>2020.01.15 0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1100000000001">
            <text:p>-0.011</text:p>
          </table:table-cell>
          <table:table-cell table:number-columns-repeated="1007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75.821">
            <text:p>75.821</text:p>
          </table:table-cell>
          <table:table-cell office:value-type="string">
            <text:p>2020.01.15 08:00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99">
            <text:p>1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195">
            <text:p>195</text:p>
          </table:table-cell>
          <table:table-cell office:value-type="float" office:value="75.839">
            <text:p>75.839</text:p>
          </table:table-cell>
          <table:table-cell office:value-type="string">
            <text:p>2020.01.15 0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16000000000005">
            <text:p>-0.016</text:p>
          </table:table-cell>
          <table:table-cell table:number-columns-repeated="1007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75.828">
            <text:p>75.828</text:p>
          </table:table-cell>
          <table:table-cell office:value-type="string">
            <text:p>2020.01.15 08:15</text:p>
          </table:table-cell>
          <table:table-cell office:value-type="float" office:value="203">
            <text:p>203</text:p>
          </table:table-cell>
          <table:table-cell office:value-type="float" office:value="75.768">
            <text:p>75.768</text:p>
          </table:table-cell>
          <table:table-cell office:value-type="string">
            <text:p>2020.01.15 10:00</text:p>
          </table:table-cell>
          <table:table-cell office:value-type="float" office:value="203">
            <text:p>203</text:p>
          </table:table-cell>
          <table:table-cell office:value-type="float" office:value="75.768">
            <text:p>75.768</text:p>
          </table:table-cell>
          <table:table-cell office:value-type="string">
            <text:p>2020.01.15 10:00</text:p>
          </table:table-cell>
          <table:table-cell office:value-type="float" office:value="196">
            <text:p>196</text:p>
          </table:table-cell>
          <table:table-cell office:value-type="float" office:value="75.865">
            <text:p>75.865</text:p>
          </table:table-cell>
          <table:table-cell office:value-type="string">
            <text:p>2020.01.15 0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75.859">
            <text:p>75.859</text:p>
          </table:table-cell>
          <table:table-cell office:value-type="string">
            <text:p>2020.01.15 08:30</text:p>
          </table:table-cell>
          <table:table-cell office:value-type="float" office:value="199">
            <text:p>199</text:p>
          </table:table-cell>
          <table:table-cell office:value-type="float" office:value="75.799">
            <text:p>75.799</text:p>
          </table:table-cell>
          <table:table-cell office:value-type="string">
            <text:p>2020.01.15 09:00</text:p>
          </table:table-cell>
          <table:table-cell office:value-type="float" office:value="199">
            <text:p>199</text:p>
          </table:table-cell>
          <table:table-cell office:value-type="float" office:value="75.799">
            <text:p>75.799</text:p>
          </table:table-cell>
          <table:table-cell office:value-type="string">
            <text:p>2020.01.15 09:00</text:p>
          </table:table-cell>
          <table:table-cell office:value-type="float" office:value="197">
            <text:p>197</text:p>
          </table:table-cell>
          <table:table-cell office:value-type="float" office:value="75.861">
            <text:p>75.861</text:p>
          </table:table-cell>
          <table:table-cell office:value-type="string">
            <text:p>2020.01.15 0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75.832">
            <text:p>75.832</text:p>
          </table:table-cell>
          <table:table-cell office:value-type="string">
            <text:p>2020.01.15 08:45</text:p>
          </table:table-cell>
          <table:table-cell office:value-type="float" office:value="203">
            <text:p>203</text:p>
          </table:table-cell>
          <table:table-cell office:value-type="float" office:value="75.772">
            <text:p>75.772</text:p>
          </table:table-cell>
          <table:table-cell office:value-type="string">
            <text:p>2020.01.15 10:00</text:p>
          </table:table-cell>
          <table:table-cell office:value-type="float" office:value="203">
            <text:p>203</text:p>
          </table:table-cell>
          <table:table-cell office:value-type="float" office:value="75.772">
            <text:p>75.772</text:p>
          </table:table-cell>
          <table:table-cell office:value-type="string">
            <text:p>2020.01.15 10:00</text:p>
          </table:table-cell>
          <table:table-cell office:value-type="float" office:value="198">
            <text:p>198</text:p>
          </table:table-cell>
          <table:table-cell office:value-type="float" office:value="75.851">
            <text:p>75.851</text:p>
          </table:table-cell>
          <table:table-cell office:value-type="string">
            <text:p>2020.01.15 0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75.777">
            <text:p>75.777</text:p>
          </table:table-cell>
          <table:table-cell office:value-type="string">
            <text:p>2020.01.15 09:15</text:p>
          </table:table-cell>
          <table:table-cell office:value-type="float" office:value="203">
            <text:p>203</text:p>
          </table:table-cell>
          <table:table-cell office:value-type="float" office:value="75.776">
            <text:p>75.776</text:p>
          </table:table-cell>
          <table:table-cell office:value-type="string">
            <text:p>2020.01.15 10:00</text:p>
          </table:table-cell>
          <table:table-cell office:value-type="float" office:value="203">
            <text:p>203</text:p>
          </table:table-cell>
          <table:table-cell office:value-type="float" office:value="75.776">
            <text:p>75.776</text:p>
          </table:table-cell>
          <table:table-cell office:value-type="string">
            <text:p>2020.01.15 10:00</text:p>
          </table:table-cell>
          <table:table-cell office:value-type="float" office:value="200">
            <text:p>200</text:p>
          </table:table-cell>
          <table:table-cell office:value-type="float" office:value="75.836">
            <text:p>75.836</text:p>
          </table:table-cell>
          <table:table-cell office:value-type="string">
            <text:p>2020.01.15 0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010000000000048">
            <text:p>-0.001</text:p>
          </table:table-cell>
          <table:table-cell table:number-columns-repeated="1007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75.809">
            <text:p>75.809</text:p>
          </table:table-cell>
          <table:table-cell office:value-type="string">
            <text:p>2020.01.15 09:30</text:p>
          </table:table-cell>
          <table:table-cell office:value-type="float" office:value="203">
            <text:p>203</text:p>
          </table:table-cell>
          <table:table-cell office:value-type="float" office:value="75.749">
            <text:p>75.749</text:p>
          </table:table-cell>
          <table:table-cell office:value-type="string">
            <text:p>2020.01.15 10:00</text:p>
          </table:table-cell>
          <table:table-cell office:value-type="float" office:value="203">
            <text:p>203</text:p>
          </table:table-cell>
          <table:table-cell office:value-type="float" office:value="75.749">
            <text:p>75.749</text:p>
          </table:table-cell>
          <table:table-cell office:value-type="string">
            <text:p>2020.01.15 10:00</text:p>
          </table:table-cell>
          <table:table-cell office:value-type="float" office:value="201">
            <text:p>201</text:p>
          </table:table-cell>
          <table:table-cell office:value-type="float" office:value="75.83">
            <text:p>75.83</text:p>
          </table:table-cell>
          <table:table-cell office:value-type="string">
            <text:p>2020.01.15 0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75.821">
            <text:p>75.821</text:p>
          </table:table-cell>
          <table:table-cell office:value-type="string">
            <text:p>2020.01.15 09:45</text:p>
          </table:table-cell>
          <table:table-cell office:value-type="float" office:value="203">
            <text:p>203</text:p>
          </table:table-cell>
          <table:table-cell office:value-type="float" office:value="75.761">
            <text:p>75.761</text:p>
          </table:table-cell>
          <table:table-cell office:value-type="string">
            <text:p>2020.01.15 10:00</text:p>
          </table:table-cell>
          <table:table-cell office:value-type="float" office:value="203">
            <text:p>203</text:p>
          </table:table-cell>
          <table:table-cell office:value-type="float" office:value="75.761">
            <text:p>75.761</text:p>
          </table:table-cell>
          <table:table-cell office:value-type="string">
            <text:p>2020.01.15 10:00</text:p>
          </table:table-cell>
          <table:table-cell office:value-type="float" office:value="202">
            <text:p>202</text:p>
          </table:table-cell>
          <table:table-cell office:value-type="float" office:value="75.83">
            <text:p>75.83</text:p>
          </table:table-cell>
          <table:table-cell office:value-type="string">
            <text:p>2020.01.15 0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75.735">
            <text:p>75.735</text:p>
          </table:table-cell>
          <table:table-cell office:value-type="string">
            <text:p>2020.01.15 14:00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20">
            <text:p>2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219">
            <text:p>219</text:p>
          </table:table-cell>
          <table:table-cell office:value-type="float" office:value="75.77">
            <text:p>75.77</text:p>
          </table:table-cell>
          <table:table-cell office:value-type="string">
            <text:p>2020.01.15 1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13000000000005">
            <text:p>-0.013</text:p>
          </table:table-cell>
          <table:table-cell table:number-columns-repeated="1007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75.765">
            <text:p>75.765</text:p>
          </table:table-cell>
          <table:table-cell office:value-type="string">
            <text:p>2020.01.15 14:15</text:p>
          </table:table-cell>
          <table:table-cell office:value-type="float" office:value="221">
            <text:p>221</text:p>
          </table:table-cell>
          <table:table-cell office:value-type="float" office:value="75.705">
            <text:p>75.705</text:p>
          </table:table-cell>
          <table:table-cell office:value-type="string">
            <text:p>2020.01.15 14:30</text:p>
          </table:table-cell>
          <table:table-cell office:value-type="float" office:value="221">
            <text:p>221</text:p>
          </table:table-cell>
          <table:table-cell office:value-type="float" office:value="75.705">
            <text:p>75.705</text:p>
          </table:table-cell>
          <table:table-cell office:value-type="string">
            <text:p>2020.01.15 14:30</text:p>
          </table:table-cell>
          <table:table-cell office:value-type="float" office:value="220">
            <text:p>220</text:p>
          </table:table-cell>
          <table:table-cell office:value-type="float" office:value="75.782">
            <text:p>75.782</text:p>
          </table:table-cell>
          <table:table-cell office:value-type="string">
            <text:p>2020.01.15 1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75.724">
            <text:p>75.724</text:p>
          </table:table-cell>
          <table:table-cell office:value-type="string">
            <text:p>2020.01.15 14:30</text:p>
          </table:table-cell>
          <table:table-cell office:value-type="float" office:value="223">
            <text:p>223</text:p>
          </table:table-cell>
          <table:table-cell office:value-type="float" office:value="75.664">
            <text:p>75.664</text:p>
          </table:table-cell>
          <table:table-cell office:value-type="string">
            <text:p>2020.01.15 15:00</text:p>
          </table:table-cell>
          <table:table-cell office:value-type="float" office:value="223">
            <text:p>223</text:p>
          </table:table-cell>
          <table:table-cell office:value-type="float" office:value="75.664">
            <text:p>75.664</text:p>
          </table:table-cell>
          <table:table-cell office:value-type="string">
            <text:p>2020.01.15 15:00</text:p>
          </table:table-cell>
          <table:table-cell office:value-type="float" office:value="221">
            <text:p>221</text:p>
          </table:table-cell>
          <table:table-cell office:value-type="float" office:value="75.728">
            <text:p>75.728</text:p>
          </table:table-cell>
          <table:table-cell office:value-type="string">
            <text:p>2020.01.15 1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75.709">
            <text:p>75.709</text:p>
          </table:table-cell>
          <table:table-cell office:value-type="string">
            <text:p>2020.01.15 14:45</text:p>
          </table:table-cell>
          <table:table-cell office:value-type="float" office:value="223">
            <text:p>2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223">
            <text:p>2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222">
            <text:p>222</text:p>
          </table:table-cell>
          <table:table-cell office:value-type="float" office:value="75.742">
            <text:p>75.742</text:p>
          </table:table-cell>
          <table:table-cell office:value-type="string">
            <text:p>2020.01.15 1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75.938">
            <text:p>75.938</text:p>
          </table:table-cell>
          <table:table-cell office:value-type="string">
            <text:p>2020.01.15 18:00</text:p>
          </table:table-cell>
          <table:table-cell office:value-type="float" office:value="242">
            <text:p>2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242">
            <text:p>2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235">
            <text:p>235</text:p>
          </table:table-cell>
          <table:table-cell office:value-type="float" office:value="75.957">
            <text:p>75.957</text:p>
          </table:table-cell>
          <table:table-cell office:value-type="string">
            <text:p>2020.01.15 1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0.036000000000001">
            <text:p>0.036</text:p>
          </table:table-cell>
          <table:table-cell table:number-columns-repeated="1007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75.927">
            <text:p>75.927</text:p>
          </table:table-cell>
          <table:table-cell office:value-type="string">
            <text:p>2020.01.15 18:15</text:p>
          </table:table-cell>
          <table:table-cell office:value-type="float" office:value="242">
            <text:p>2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242">
            <text:p>2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236">
            <text:p>236</text:p>
          </table:table-cell>
          <table:table-cell office:value-type="float" office:value="75.973">
            <text:p>75.973</text:p>
          </table:table-cell>
          <table:table-cell office:value-type="string">
            <text:p>2020.01.15 1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0.046999999999997">
            <text:p>0.047</text:p>
          </table:table-cell>
          <table:table-cell table:number-columns-repeated="1007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75.971">
            <text:p>75.971</text:p>
          </table:table-cell>
          <table:table-cell office:value-type="string">
            <text:p>2020.01.15 18:30</text:p>
          </table:table-cell>
          <table:table-cell office:value-type="float" office:value="242">
            <text:p>2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242">
            <text:p>2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237">
            <text:p>237</text:p>
          </table:table-cell>
          <table:table-cell office:value-type="float" office:value="76.005">
            <text:p>76.005</text:p>
          </table:table-cell>
          <table:table-cell office:value-type="string">
            <text:p>2020.01.15 1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0.0030000000000001">
            <text:p>0.003</text:p>
          </table:table-cell>
          <table:table-cell table:number-columns-repeated="1007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76">
            <text:p>76</text:p>
          </table:table-cell>
          <table:table-cell office:value-type="string">
            <text:p>2020.01.15 18:45</text:p>
          </table:table-cell>
          <table:table-cell office:value-type="float" office:value="242">
            <text:p>242</text:p>
          </table:table-cell>
          <table:table-cell office:value-type="float" office:value="75.94">
            <text:p>75.94</text:p>
          </table:table-cell>
          <table:table-cell office:value-type="string">
            <text:p>2020.01.15 19:45</text:p>
          </table:table-cell>
          <table:table-cell office:value-type="float" office:value="242">
            <text:p>242</text:p>
          </table:table-cell>
          <table:table-cell office:value-type="float" office:value="75.94">
            <text:p>75.94</text:p>
          </table:table-cell>
          <table:table-cell office:value-type="string">
            <text:p>2020.01.15 19:45</text:p>
          </table:table-cell>
          <table:table-cell office:value-type="float" office:value="238">
            <text:p>238</text:p>
          </table:table-cell>
          <table:table-cell office:value-type="float" office:value="76.006">
            <text:p>76.006</text:p>
          </table:table-cell>
          <table:table-cell office:value-type="string">
            <text:p>2020.01.15 1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75.966">
            <text:p>75.966</text:p>
          </table:table-cell>
          <table:table-cell office:value-type="string">
            <text:p>2020.01.15 19:00</text:p>
          </table:table-cell>
          <table:table-cell office:value-type="float" office:value="242">
            <text:p>2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242">
            <text:p>2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239">
            <text:p>239</text:p>
          </table:table-cell>
          <table:table-cell office:value-type="float" office:value="75.992">
            <text:p>75.992</text:p>
          </table:table-cell>
          <table:table-cell office:value-type="string">
            <text:p>2020.01.15 1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0.0080000000000098">
            <text:p>0.008</text:p>
          </table:table-cell>
          <table:table-cell table:number-columns-repeated="1007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75.999">
            <text:p>75.999</text:p>
          </table:table-cell>
          <table:table-cell office:value-type="string">
            <text:p>2020.01.15 19:15</text:p>
          </table:table-cell>
          <table:table-cell office:value-type="float" office:value="242">
            <text:p>242</text:p>
          </table:table-cell>
          <table:table-cell office:value-type="float" office:value="75.939">
            <text:p>75.939</text:p>
          </table:table-cell>
          <table:table-cell office:value-type="string">
            <text:p>2020.01.15 19:45</text:p>
          </table:table-cell>
          <table:table-cell office:value-type="float" office:value="242">
            <text:p>242</text:p>
          </table:table-cell>
          <table:table-cell office:value-type="float" office:value="75.939">
            <text:p>75.939</text:p>
          </table:table-cell>
          <table:table-cell office:value-type="string">
            <text:p>2020.01.15 19:45</text:p>
          </table:table-cell>
          <table:table-cell office:value-type="float" office:value="240">
            <text:p>240</text:p>
          </table:table-cell>
          <table:table-cell office:value-type="float" office:value="76.034">
            <text:p>76.034</text:p>
          </table:table-cell>
          <table:table-cell office:value-type="string">
            <text:p>2020.01.15 1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76.021">
            <text:p>76.021</text:p>
          </table:table-cell>
          <table:table-cell office:value-type="string">
            <text:p>2020.01.15 19:30</text:p>
          </table:table-cell>
          <table:table-cell office:value-type="float" office:value="242">
            <text:p>242</text:p>
          </table:table-cell>
          <table:table-cell office:value-type="float" office:value="75.961">
            <text:p>75.961</text:p>
          </table:table-cell>
          <table:table-cell office:value-type="string">
            <text:p>2020.01.15 19:45</text:p>
          </table:table-cell>
          <table:table-cell office:value-type="float" office:value="242">
            <text:p>242</text:p>
          </table:table-cell>
          <table:table-cell office:value-type="float" office:value="75.961">
            <text:p>75.961</text:p>
          </table:table-cell>
          <table:table-cell office:value-type="string">
            <text:p>2020.01.15 19:45</text:p>
          </table:table-cell>
          <table:table-cell office:value-type="float" office:value="241">
            <text:p>241</text:p>
          </table:table-cell>
          <table:table-cell office:value-type="float" office:value="76.032">
            <text:p>76.032</text:p>
          </table:table-cell>
          <table:table-cell office:value-type="string">
            <text:p>2020.01.15 1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75.925">
            <text:p>75.925</text:p>
          </table:table-cell>
          <table:table-cell office:value-type="string">
            <text:p>2020.01.15 20:00</text:p>
          </table:table-cell>
          <table:table-cell office:value-type="float" office:value="246">
            <text:p>246</text:p>
          </table:table-cell>
          <table:table-cell office:value-type="float" office:value="75.865">
            <text:p>75.865</text:p>
          </table:table-cell>
          <table:table-cell office:value-type="string">
            <text:p>2020.01.15 20:45</text:p>
          </table:table-cell>
          <table:table-cell office:value-type="float" office:value="246">
            <text:p>246</text:p>
          </table:table-cell>
          <table:table-cell office:value-type="float" office:value="75.865">
            <text:p>75.865</text:p>
          </table:table-cell>
          <table:table-cell office:value-type="string">
            <text:p>2020.01.15 20:45</text:p>
          </table:table-cell>
          <table:table-cell office:value-type="float" office:value="243">
            <text:p>243</text:p>
          </table:table-cell>
          <table:table-cell office:value-type="float" office:value="75.948">
            <text:p>75.948</text:p>
          </table:table-cell>
          <table:table-cell office:value-type="string">
            <text:p>2020.01.15 2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75.932">
            <text:p>75.932</text:p>
          </table:table-cell>
          <table:table-cell office:value-type="string">
            <text:p>2020.01.15 20:15</text:p>
          </table:table-cell>
          <table:table-cell office:value-type="float" office:value="246">
            <text:p>246</text:p>
          </table:table-cell>
          <table:table-cell office:value-type="float" office:value="75.872">
            <text:p>75.872</text:p>
          </table:table-cell>
          <table:table-cell office:value-type="string">
            <text:p>2020.01.15 20:45</text:p>
          </table:table-cell>
          <table:table-cell office:value-type="float" office:value="246">
            <text:p>246</text:p>
          </table:table-cell>
          <table:table-cell office:value-type="float" office:value="75.872">
            <text:p>75.872</text:p>
          </table:table-cell>
          <table:table-cell office:value-type="string">
            <text:p>2020.01.15 20:45</text:p>
          </table:table-cell>
          <table:table-cell office:value-type="float" office:value="244">
            <text:p>244</text:p>
          </table:table-cell>
          <table:table-cell office:value-type="float" office:value="75.934">
            <text:p>75.934</text:p>
          </table:table-cell>
          <table:table-cell office:value-type="string">
            <text:p>2020.01.15 2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75.913">
            <text:p>75.913</text:p>
          </table:table-cell>
          <table:table-cell office:value-type="string">
            <text:p>2020.01.15 20:30</text:p>
          </table:table-cell>
          <table:table-cell office:value-type="float" office:value="246">
            <text:p>246</text:p>
          </table:table-cell>
          <table:table-cell office:value-type="float" office:value="75.853">
            <text:p>75.853</text:p>
          </table:table-cell>
          <table:table-cell office:value-type="string">
            <text:p>2020.01.15 20:45</text:p>
          </table:table-cell>
          <table:table-cell office:value-type="float" office:value="246">
            <text:p>246</text:p>
          </table:table-cell>
          <table:table-cell office:value-type="float" office:value="75.853">
            <text:p>75.853</text:p>
          </table:table-cell>
          <table:table-cell office:value-type="string">
            <text:p>2020.01.15 20:45</text:p>
          </table:table-cell>
          <table:table-cell office:value-type="float" office:value="245">
            <text:p>245</text:p>
          </table:table-cell>
          <table:table-cell office:value-type="float" office:value="75.928">
            <text:p>75.928</text:p>
          </table:table-cell>
          <table:table-cell office:value-type="string">
            <text:p>2020.01.15 2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75.893">
            <text:p>75.893</text:p>
          </table:table-cell>
          <table:table-cell office:value-type="string">
            <text:p>2020.01.15 20:45</text:p>
          </table:table-cell>
          <table:table-cell office:value-type="float" office:value="252">
            <text:p>252</text:p>
          </table:table-cell>
          <table:table-cell office:value-type="float" office:value="75.833">
            <text:p>75.833</text:p>
          </table:table-cell>
          <table:table-cell office:value-type="string">
            <text:p>2020.01.15 22:15</text:p>
          </table:table-cell>
          <table:table-cell office:value-type="float" office:value="252">
            <text:p>252</text:p>
          </table:table-cell>
          <table:table-cell office:value-type="float" office:value="75.833">
            <text:p>75.833</text:p>
          </table:table-cell>
          <table:table-cell office:value-type="string">
            <text:p>2020.01.15 22:15</text:p>
          </table:table-cell>
          <table:table-cell office:value-type="float" office:value="246">
            <text:p>246</text:p>
          </table:table-cell>
          <table:table-cell office:value-type="float" office:value="75.903">
            <text:p>75.903</text:p>
          </table:table-cell>
          <table:table-cell office:value-type="string">
            <text:p>2020.01.15 2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75.872">
            <text:p>75.872</text:p>
          </table:table-cell>
          <table:table-cell office:value-type="string">
            <text:p>2020.01.15 21:00</text:p>
          </table:table-cell>
          <table:table-cell office:value-type="float" office:value="252">
            <text:p>252</text:p>
          </table:table-cell>
          <table:table-cell office:value-type="float" office:value="75.812">
            <text:p>75.812</text:p>
          </table:table-cell>
          <table:table-cell office:value-type="string">
            <text:p>2020.01.15 22:15</text:p>
          </table:table-cell>
          <table:table-cell office:value-type="float" office:value="252">
            <text:p>252</text:p>
          </table:table-cell>
          <table:table-cell office:value-type="float" office:value="75.812">
            <text:p>75.812</text:p>
          </table:table-cell>
          <table:table-cell office:value-type="string">
            <text:p>2020.01.15 22:15</text:p>
          </table:table-cell>
          <table:table-cell office:value-type="float" office:value="247">
            <text:p>247</text:p>
          </table:table-cell>
          <table:table-cell office:value-type="float" office:value="75.894">
            <text:p>75.894</text:p>
          </table:table-cell>
          <table:table-cell office:value-type="string">
            <text:p>2020.01.15 2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75.892">
            <text:p>75.892</text:p>
          </table:table-cell>
          <table:table-cell office:value-type="string">
            <text:p>2020.01.15 21:15</text:p>
          </table:table-cell>
          <table:table-cell office:value-type="float" office:value="252">
            <text:p>252</text:p>
          </table:table-cell>
          <table:table-cell office:value-type="float" office:value="75.832">
            <text:p>75.832</text:p>
          </table:table-cell>
          <table:table-cell office:value-type="string">
            <text:p>2020.01.15 22:15</text:p>
          </table:table-cell>
          <table:table-cell office:value-type="float" office:value="252">
            <text:p>252</text:p>
          </table:table-cell>
          <table:table-cell office:value-type="float" office:value="75.832">
            <text:p>75.832</text:p>
          </table:table-cell>
          <table:table-cell office:value-type="string">
            <text:p>2020.01.15 22:15</text:p>
          </table:table-cell>
          <table:table-cell office:value-type="float" office:value="248">
            <text:p>248</text:p>
          </table:table-cell>
          <table:table-cell office:value-type="float" office:value="75.894">
            <text:p>75.894</text:p>
          </table:table-cell>
          <table:table-cell office:value-type="string">
            <text:p>2020.01.15 2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75.88">
            <text:p>75.88</text:p>
          </table:table-cell>
          <table:table-cell office:value-type="string">
            <text:p>2020.01.15 21:30</text:p>
          </table:table-cell>
          <table:table-cell office:value-type="float" office:value="252">
            <text:p>252</text:p>
          </table:table-cell>
          <table:table-cell office:value-type="float" office:value="75.82">
            <text:p>75.82</text:p>
          </table:table-cell>
          <table:table-cell office:value-type="string">
            <text:p>2020.01.15 22:15</text:p>
          </table:table-cell>
          <table:table-cell office:value-type="float" office:value="252">
            <text:p>252</text:p>
          </table:table-cell>
          <table:table-cell office:value-type="float" office:value="75.82">
            <text:p>75.82</text:p>
          </table:table-cell>
          <table:table-cell office:value-type="string">
            <text:p>2020.01.15 22:15</text:p>
          </table:table-cell>
          <table:table-cell office:value-type="float" office:value="249">
            <text:p>249</text:p>
          </table:table-cell>
          <table:table-cell office:value-type="float" office:value="75.891">
            <text:p>75.891</text:p>
          </table:table-cell>
          <table:table-cell office:value-type="string">
            <text:p>2020.01.15 2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75.883">
            <text:p>75.883</text:p>
          </table:table-cell>
          <table:table-cell office:value-type="string">
            <text:p>2020.01.15 21:45</text:p>
          </table:table-cell>
          <table:table-cell office:value-type="float" office:value="252">
            <text:p>252</text:p>
          </table:table-cell>
          <table:table-cell office:value-type="float" office:value="75.823">
            <text:p>75.823</text:p>
          </table:table-cell>
          <table:table-cell office:value-type="string">
            <text:p>2020.01.15 22:15</text:p>
          </table:table-cell>
          <table:table-cell office:value-type="float" office:value="252">
            <text:p>252</text:p>
          </table:table-cell>
          <table:table-cell office:value-type="float" office:value="75.823">
            <text:p>75.823</text:p>
          </table:table-cell>
          <table:table-cell office:value-type="string">
            <text:p>2020.01.15 22:15</text:p>
          </table:table-cell>
          <table:table-cell office:value-type="float" office:value="250">
            <text:p>250</text:p>
          </table:table-cell>
          <table:table-cell office:value-type="float" office:value="75.885">
            <text:p>75.885</text:p>
          </table:table-cell>
          <table:table-cell office:value-type="string">
            <text:p>2020.01.15 2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75.874">
            <text:p>75.874</text:p>
          </table:table-cell>
          <table:table-cell office:value-type="string">
            <text:p>2020.01.15 22:00</text:p>
          </table:table-cell>
          <table:table-cell office:value-type="float" office:value="252">
            <text:p>252</text:p>
          </table:table-cell>
          <table:table-cell office:value-type="float" office:value="75.814">
            <text:p>75.814</text:p>
          </table:table-cell>
          <table:table-cell office:value-type="string">
            <text:p>2020.01.15 22:15</text:p>
          </table:table-cell>
          <table:table-cell office:value-type="float" office:value="252">
            <text:p>252</text:p>
          </table:table-cell>
          <table:table-cell office:value-type="float" office:value="75.814">
            <text:p>75.814</text:p>
          </table:table-cell>
          <table:table-cell office:value-type="string">
            <text:p>2020.01.15 22:15</text:p>
          </table:table-cell>
          <table:table-cell office:value-type="float" office:value="251">
            <text:p>251</text:p>
          </table:table-cell>
          <table:table-cell office:value-type="float" office:value="75.882">
            <text:p>75.882</text:p>
          </table:table-cell>
          <table:table-cell office:value-type="string">
            <text:p>2020.01.15 2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75.894">
            <text:p>75.894</text:p>
          </table:table-cell>
          <table:table-cell office:value-type="string">
            <text:p>2020.01.15 23:45</text:p>
          </table:table-cell>
          <table:table-cell office:value-type="float" office:value="259">
            <text:p>259</text:p>
          </table:table-cell>
          <table:table-cell office:value-type="float" office:value="75.834">
            <text:p>75.834</text:p>
          </table:table-cell>
          <table:table-cell office:value-type="string">
            <text:p>2020.01.16 00:00</text:p>
          </table:table-cell>
          <table:table-cell office:value-type="float" office:value="259">
            <text:p>259</text:p>
          </table:table-cell>
          <table:table-cell office:value-type="float" office:value="75.834">
            <text:p>75.834</text:p>
          </table:table-cell>
          <table:table-cell office:value-type="string">
            <text:p>2020.01.16 00:00</text:p>
          </table:table-cell>
          <table:table-cell office:value-type="float" office:value="258">
            <text:p>258</text:p>
          </table:table-cell>
          <table:table-cell office:value-type="float" office:value="75.912">
            <text:p>75.912</text:p>
          </table:table-cell>
          <table:table-cell office:value-type="string">
            <text:p>2020.01.15 2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76.025">
            <text:p>76.025</text:p>
          </table:table-cell>
          <table:table-cell office:value-type="string">
            <text:p>2020.01.16 02:45</text:p>
          </table:table-cell>
          <table:table-cell office:value-type="float" office:value="272">
            <text:p>272</text:p>
          </table:table-cell>
          <table:table-cell office:value-type="float" office:value="75.965">
            <text:p>75.965</text:p>
          </table:table-cell>
          <table:table-cell office:value-type="string">
            <text:p>2020.01.16 03:15</text:p>
          </table:table-cell>
          <table:table-cell office:value-type="float" office:value="272">
            <text:p>272</text:p>
          </table:table-cell>
          <table:table-cell office:value-type="float" office:value="75.965">
            <text:p>75.965</text:p>
          </table:table-cell>
          <table:table-cell office:value-type="string">
            <text:p>2020.01.16 03:15</text:p>
          </table:table-cell>
          <table:table-cell office:value-type="float" office:value="270">
            <text:p>270</text:p>
          </table:table-cell>
          <table:table-cell office:value-type="float" office:value="76.026">
            <text:p>76.026</text:p>
          </table:table-cell>
          <table:table-cell office:value-type="string">
            <text:p>2020.01.16 0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76.003">
            <text:p>76.003</text:p>
          </table:table-cell>
          <table:table-cell office:value-type="string">
            <text:p>2020.01.16 03:00</text:p>
          </table:table-cell>
          <table:table-cell office:value-type="float" office:value="273">
            <text:p>273</text:p>
          </table:table-cell>
          <table:table-cell office:value-type="float" office:value="75.943">
            <text:p>75.943</text:p>
          </table:table-cell>
          <table:table-cell office:value-type="string">
            <text:p>2020.01.16 03:30</text:p>
          </table:table-cell>
          <table:table-cell office:value-type="float" office:value="273">
            <text:p>273</text:p>
          </table:table-cell>
          <table:table-cell office:value-type="float" office:value="75.943">
            <text:p>75.943</text:p>
          </table:table-cell>
          <table:table-cell office:value-type="string">
            <text:p>2020.01.16 03:30</text:p>
          </table:table-cell>
          <table:table-cell office:value-type="float" office:value="271">
            <text:p>271</text:p>
          </table:table-cell>
          <table:table-cell office:value-type="float" office:value="76.025">
            <text:p>76.025</text:p>
          </table:table-cell>
          <table:table-cell office:value-type="string">
            <text:p>2020.01.16 0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75.995">
            <text:p>75.995</text:p>
          </table:table-cell>
          <table:table-cell office:value-type="string">
            <text:p>2020.01.16 03:15</text:p>
          </table:table-cell>
          <table:table-cell office:value-type="float" office:value="273">
            <text:p>273</text:p>
          </table:table-cell>
          <table:table-cell office:value-type="float" office:value="75.935">
            <text:p>75.935</text:p>
          </table:table-cell>
          <table:table-cell office:value-type="string">
            <text:p>2020.01.16 03:30</text:p>
          </table:table-cell>
          <table:table-cell office:value-type="float" office:value="273">
            <text:p>273</text:p>
          </table:table-cell>
          <table:table-cell office:value-type="float" office:value="75.935">
            <text:p>75.935</text:p>
          </table:table-cell>
          <table:table-cell office:value-type="string">
            <text:p>2020.01.16 03:30</text:p>
          </table:table-cell>
          <table:table-cell office:value-type="float" office:value="272">
            <text:p>272</text:p>
          </table:table-cell>
          <table:table-cell office:value-type="float" office:value="76.024">
            <text:p>76.024</text:p>
          </table:table-cell>
          <table:table-cell office:value-type="string">
            <text:p>2020.01.16 0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75.947">
            <text:p>75.947</text:p>
          </table:table-cell>
          <table:table-cell office:value-type="string">
            <text:p>2020.01.16 03:45</text:p>
          </table:table-cell>
          <table:table-cell office:value-type="float" office:value="282">
            <text:p>282</text:p>
          </table:table-cell>
          <table:table-cell office:value-type="float" office:value="75.887">
            <text:p>75.887</text:p>
          </table:table-cell>
          <table:table-cell office:value-type="string">
            <text:p>2020.01.16 05:45</text:p>
          </table:table-cell>
          <table:table-cell office:value-type="float" office:value="282">
            <text:p>282</text:p>
          </table:table-cell>
          <table:table-cell office:value-type="float" office:value="75.887">
            <text:p>75.887</text:p>
          </table:table-cell>
          <table:table-cell office:value-type="string">
            <text:p>2020.01.16 05:45</text:p>
          </table:table-cell>
          <table:table-cell office:value-type="float" office:value="274">
            <text:p>274</text:p>
          </table:table-cell>
          <table:table-cell office:value-type="float" office:value="75.962">
            <text:p>75.962</text:p>
          </table:table-cell>
          <table:table-cell office:value-type="string">
            <text:p>2020.01.16 0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75.963">
            <text:p>75.963</text:p>
          </table:table-cell>
          <table:table-cell office:value-type="string">
            <text:p>2020.01.16 04:00</text:p>
          </table:table-cell>
          <table:table-cell office:value-type="float" office:value="282">
            <text:p>282</text:p>
          </table:table-cell>
          <table:table-cell office:value-type="float" office:value="75.903">
            <text:p>75.903</text:p>
          </table:table-cell>
          <table:table-cell office:value-type="string">
            <text:p>2020.01.16 05:45</text:p>
          </table:table-cell>
          <table:table-cell office:value-type="float" office:value="282">
            <text:p>282</text:p>
          </table:table-cell>
          <table:table-cell office:value-type="float" office:value="75.903">
            <text:p>75.903</text:p>
          </table:table-cell>
          <table:table-cell office:value-type="string">
            <text:p>2020.01.16 05:45</text:p>
          </table:table-cell>
          <table:table-cell office:value-type="float" office:value="275">
            <text:p>275</text:p>
          </table:table-cell>
          <table:table-cell office:value-type="float" office:value="75.983">
            <text:p>75.983</text:p>
          </table:table-cell>
          <table:table-cell office:value-type="string">
            <text:p>2020.01.16 0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75.967">
            <text:p>75.967</text:p>
          </table:table-cell>
          <table:table-cell office:value-type="string">
            <text:p>2020.01.16 04:15</text:p>
          </table:table-cell>
          <table:table-cell office:value-type="float" office:value="277">
            <text:p>277</text:p>
          </table:table-cell>
          <table:table-cell office:value-type="float" office:value="75.907">
            <text:p>75.907</text:p>
          </table:table-cell>
          <table:table-cell office:value-type="string">
            <text:p>2020.01.16 04:30</text:p>
          </table:table-cell>
          <table:table-cell office:value-type="float" office:value="277">
            <text:p>277</text:p>
          </table:table-cell>
          <table:table-cell office:value-type="float" office:value="75.907">
            <text:p>75.907</text:p>
          </table:table-cell>
          <table:table-cell office:value-type="string">
            <text:p>2020.01.16 04:30</text:p>
          </table:table-cell>
          <table:table-cell office:value-type="float" office:value="276">
            <text:p>276</text:p>
          </table:table-cell>
          <table:table-cell office:value-type="float" office:value="75.969">
            <text:p>75.969</text:p>
          </table:table-cell>
          <table:table-cell office:value-type="string">
            <text:p>2020.01.16 0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75.92">
            <text:p>75.92</text:p>
          </table:table-cell>
          <table:table-cell office:value-type="string">
            <text:p>2020.01.16 04:45</text:p>
          </table:table-cell>
          <table:table-cell office:value-type="float" office:value="282">
            <text:p>282</text:p>
          </table:table-cell>
          <table:table-cell office:value-type="float" office:value="75.901">
            <text:p>75.901</text:p>
          </table:table-cell>
          <table:table-cell office:value-type="string">
            <text:p>2020.01.16 05:45</text:p>
          </table:table-cell>
          <table:table-cell office:value-type="float" office:value="282">
            <text:p>282</text:p>
          </table:table-cell>
          <table:table-cell office:value-type="float" office:value="75.901">
            <text:p>75.901</text:p>
          </table:table-cell>
          <table:table-cell office:value-type="string">
            <text:p>2020.01.16 05:45</text:p>
          </table:table-cell>
          <table:table-cell office:value-type="float" office:value="278">
            <text:p>278</text:p>
          </table:table-cell>
          <table:table-cell office:value-type="float" office:value="75.948">
            <text:p>75.948</text:p>
          </table:table-cell>
          <table:table-cell office:value-type="string">
            <text:p>2020.01.16 0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19000000000005">
            <text:p>-0.019</text:p>
          </table:table-cell>
          <table:table-cell table:number-columns-repeated="1007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75.945">
            <text:p>75.945</text:p>
          </table:table-cell>
          <table:table-cell office:value-type="string">
            <text:p>2020.01.16 05:00</text:p>
          </table:table-cell>
          <table:table-cell office:value-type="float" office:value="282">
            <text:p>282</text:p>
          </table:table-cell>
          <table:table-cell office:value-type="float" office:value="75.885">
            <text:p>75.885</text:p>
          </table:table-cell>
          <table:table-cell office:value-type="string">
            <text:p>2020.01.16 05:45</text:p>
          </table:table-cell>
          <table:table-cell office:value-type="float" office:value="282">
            <text:p>282</text:p>
          </table:table-cell>
          <table:table-cell office:value-type="float" office:value="75.885">
            <text:p>75.885</text:p>
          </table:table-cell>
          <table:table-cell office:value-type="string">
            <text:p>2020.01.16 05:45</text:p>
          </table:table-cell>
          <table:table-cell office:value-type="float" office:value="279">
            <text:p>279</text:p>
          </table:table-cell>
          <table:table-cell office:value-type="float" office:value="75.947">
            <text:p>75.947</text:p>
          </table:table-cell>
          <table:table-cell office:value-type="string">
            <text:p>2020.01.16 0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75.942">
            <text:p>75.942</text:p>
          </table:table-cell>
          <table:table-cell office:value-type="string">
            <text:p>2020.01.16 05:30</text:p>
          </table:table-cell>
          <table:table-cell office:value-type="float" office:value="282">
            <text:p>282</text:p>
          </table:table-cell>
          <table:table-cell office:value-type="float" office:value="75.882">
            <text:p>75.882</text:p>
          </table:table-cell>
          <table:table-cell office:value-type="string">
            <text:p>2020.01.16 05:45</text:p>
          </table:table-cell>
          <table:table-cell office:value-type="float" office:value="282">
            <text:p>282</text:p>
          </table:table-cell>
          <table:table-cell office:value-type="float" office:value="75.882">
            <text:p>75.882</text:p>
          </table:table-cell>
          <table:table-cell office:value-type="string">
            <text:p>2020.01.16 05:45</text:p>
          </table:table-cell>
          <table:table-cell office:value-type="float" office:value="281">
            <text:p>281</text:p>
          </table:table-cell>
          <table:table-cell office:value-type="float" office:value="75.944">
            <text:p>75.944</text:p>
          </table:table-cell>
          <table:table-cell office:value-type="string">
            <text:p>2020.01.16 0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75.913">
            <text:p>75.913</text:p>
          </table:table-cell>
          <table:table-cell office:value-type="string">
            <text:p>2020.01.16 06:00</text:p>
          </table:table-cell>
          <table:table-cell office:value-type="float" office:value="292">
            <text:p>2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292">
            <text:p>2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283">
            <text:p>283</text:p>
          </table:table-cell>
          <table:table-cell office:value-type="float" office:value="75.914">
            <text:p>75.914</text:p>
          </table:table-cell>
          <table:table-cell office:value-type="string">
            <text:p>2020.01.16 0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19000000000005">
            <text:p>-0.019</text:p>
          </table:table-cell>
          <table:table-cell table:number-columns-repeated="1007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75.896">
            <text:p>75.896</text:p>
          </table:table-cell>
          <table:table-cell office:value-type="string">
            <text:p>2020.01.16 06:15</text:p>
          </table:table-cell>
          <table:table-cell office:value-type="float" office:value="292">
            <text:p>2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292">
            <text:p>2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284">
            <text:p>284</text:p>
          </table:table-cell>
          <table:table-cell office:value-type="float" office:value="75.954">
            <text:p>75.954</text:p>
          </table:table-cell>
          <table:table-cell office:value-type="string">
            <text:p>2020.01.16 0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table:style-name="ce6" office:value-type="float" office:value="-0.0020000000000095">
            <text:p>-0.002</text:p>
          </table:table-cell>
          <table:table-cell table:number-columns-repeated="100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5.799">
            <text:p>75.799</text:p>
          </table:table-cell>
          <table:table-cell office:value-type="string">
            <text:p>2020.01.13 10:15</text:p>
          </table:table-cell>
          <table:table-cell office:value-type="float" office:value="12">
            <text:p>12</text:p>
          </table:table-cell>
          <table:table-cell office:value-type="float" office:value="75.739">
            <text:p>75.739</text:p>
          </table:table-cell>
          <table:table-cell office:value-type="string">
            <text:p>2020.01.13 10:15</text:p>
          </table:table-cell>
          <table:table-cell office:value-type="float" office:value="12">
            <text:p>12</text:p>
          </table:table-cell>
          <table:table-cell office:value-type="float" office:value="75.739">
            <text:p>75.739</text:p>
          </table:table-cell>
          <table:table-cell office:value-type="string">
            <text:p>2020.01.13 10:15</text:p>
          </table:table-cell>
          <table:table-cell office:value-type="float" office:value="12">
            <text:p>12</text:p>
          </table:table-cell>
          <table:table-cell office:value-type="float" office:value="75.799">
            <text:p>75.799</text:p>
          </table:table-cell>
          <table:table-cell office:value-type="string">
            <text:p>2020.01.13 1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5.888">
            <text:p>75.888</text:p>
          </table:table-cell>
          <table:table-cell office:value-type="string">
            <text:p>2020.01.13 11:30</text:p>
          </table:table-cell>
          <table:table-cell office:value-type="float" office:value="17">
            <text:p>17</text:p>
          </table:table-cell>
          <table:table-cell office:value-type="float" office:value="75.828">
            <text:p>75.828</text:p>
          </table:table-cell>
          <table:table-cell office:value-type="string">
            <text:p>2020.01.13 11:30</text:p>
          </table:table-cell>
          <table:table-cell office:value-type="float" office:value="17">
            <text:p>17</text:p>
          </table:table-cell>
          <table:table-cell office:value-type="float" office:value="75.828">
            <text:p>75.828</text:p>
          </table:table-cell>
          <table:table-cell office:value-type="string">
            <text:p>2020.01.13 11:30</text:p>
          </table:table-cell>
          <table:table-cell office:value-type="float" office:value="17">
            <text:p>17</text:p>
          </table:table-cell>
          <table:table-cell office:value-type="float" office:value="75.888">
            <text:p>75.888</text:p>
          </table:table-cell>
          <table:table-cell office:value-type="string">
            <text:p>2020.01.13 1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5.842">
            <text:p>75.842</text:p>
          </table:table-cell>
          <table:table-cell office:value-type="string">
            <text:p>2020.01.13 16:30</text:p>
          </table:table-cell>
          <table:table-cell office:value-type="float" office:value="37">
            <text:p>37</text:p>
          </table:table-cell>
          <table:table-cell office:value-type="float" office:value="75.782">
            <text:p>75.782</text:p>
          </table:table-cell>
          <table:table-cell office:value-type="string">
            <text:p>2020.01.13 16:30</text:p>
          </table:table-cell>
          <table:table-cell office:value-type="float" office:value="37">
            <text:p>37</text:p>
          </table:table-cell>
          <table:table-cell office:value-type="float" office:value="75.782">
            <text:p>75.782</text:p>
          </table:table-cell>
          <table:table-cell office:value-type="string">
            <text:p>2020.01.13 16:30</text:p>
          </table:table-cell>
          <table:table-cell office:value-type="float" office:value="37">
            <text:p>37</text:p>
          </table:table-cell>
          <table:table-cell office:value-type="float" office:value="75.875">
            <text:p>75.875</text:p>
          </table:table-cell>
          <table:table-cell office:value-type="string">
            <text:p>2020.01.13 1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6.064">
            <text:p>76.064</text:p>
          </table:table-cell>
          <table:table-cell office:value-type="string">
            <text:p>2020.01.14 03:00</text:p>
          </table:table-cell>
          <table:table-cell office:value-type="float" office:value="79">
            <text:p>79</text:p>
          </table:table-cell>
          <table:table-cell office:value-type="float" office:value="76.004">
            <text:p>76.004</text:p>
          </table:table-cell>
          <table:table-cell office:value-type="string">
            <text:p>2020.01.14 03:00</text:p>
          </table:table-cell>
          <table:table-cell office:value-type="float" office:value="79">
            <text:p>79</text:p>
          </table:table-cell>
          <table:table-cell office:value-type="float" office:value="76.004">
            <text:p>76.004</text:p>
          </table:table-cell>
          <table:table-cell office:value-type="string">
            <text:p>2020.01.14 03:00</text:p>
          </table:table-cell>
          <table:table-cell office:value-type="float" office:value="79">
            <text:p>79</text:p>
          </table:table-cell>
          <table:table-cell office:value-type="float" office:value="76.064">
            <text:p>76.064</text:p>
          </table:table-cell>
          <table:table-cell office:value-type="string">
            <text:p>2020.01.14 0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6.023">
            <text:p>76.023</text:p>
          </table:table-cell>
          <table:table-cell office:value-type="string">
            <text:p>2020.01.14 03:15</text:p>
          </table:table-cell>
          <table:table-cell office:value-type="float" office:value="80">
            <text:p>80</text:p>
          </table:table-cell>
          <table:table-cell office:value-type="float" office:value="75.963">
            <text:p>75.963</text:p>
          </table:table-cell>
          <table:table-cell office:value-type="string">
            <text:p>2020.01.14 03:15</text:p>
          </table:table-cell>
          <table:table-cell office:value-type="float" office:value="80">
            <text:p>80</text:p>
          </table:table-cell>
          <table:table-cell office:value-type="float" office:value="75.963">
            <text:p>75.963</text:p>
          </table:table-cell>
          <table:table-cell office:value-type="string">
            <text:p>2020.01.14 03:15</text:p>
          </table:table-cell>
          <table:table-cell office:value-type="float" office:value="80">
            <text:p>80</text:p>
          </table:table-cell>
          <table:table-cell office:value-type="float" office:value="76.05">
            <text:p>76.05</text:p>
          </table:table-cell>
          <table:table-cell office:value-type="string">
            <text:p>2020.01.14 0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5.921">
            <text:p>75.921</text:p>
          </table:table-cell>
          <table:table-cell office:value-type="string">
            <text:p>2020.01.14 03:30</text:p>
          </table:table-cell>
          <table:table-cell office:value-type="float" office:value="81">
            <text:p>81</text:p>
          </table:table-cell>
          <table:table-cell office:value-type="float" office:value="75.861">
            <text:p>75.861</text:p>
          </table:table-cell>
          <table:table-cell office:value-type="string">
            <text:p>2020.01.14 03:30</text:p>
          </table:table-cell>
          <table:table-cell office:value-type="float" office:value="81">
            <text:p>81</text:p>
          </table:table-cell>
          <table:table-cell office:value-type="float" office:value="75.861">
            <text:p>75.861</text:p>
          </table:table-cell>
          <table:table-cell office:value-type="string">
            <text:p>2020.01.14 03:30</text:p>
          </table:table-cell>
          <table:table-cell office:value-type="float" office:value="81">
            <text:p>81</text:p>
          </table:table-cell>
          <table:table-cell office:value-type="float" office:value="75.924">
            <text:p>75.924</text:p>
          </table:table-cell>
          <table:table-cell office:value-type="string">
            <text:p>2020.01.14 0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5.818">
            <text:p>75.818</text:p>
          </table:table-cell>
          <table:table-cell office:value-type="string">
            <text:p>2020.01.14 03:45</text:p>
          </table:table-cell>
          <table:table-cell office:value-type="float" office:value="82">
            <text:p>82</text:p>
          </table:table-cell>
          <table:table-cell office:value-type="float" office:value="75.758">
            <text:p>75.758</text:p>
          </table:table-cell>
          <table:table-cell office:value-type="string">
            <text:p>2020.01.14 03:45</text:p>
          </table:table-cell>
          <table:table-cell office:value-type="float" office:value="82">
            <text:p>82</text:p>
          </table:table-cell>
          <table:table-cell office:value-type="float" office:value="75.758">
            <text:p>75.758</text:p>
          </table:table-cell>
          <table:table-cell office:value-type="string">
            <text:p>2020.01.14 03:45</text:p>
          </table:table-cell>
          <table:table-cell office:value-type="float" office:value="82">
            <text:p>82</text:p>
          </table:table-cell>
          <table:table-cell office:value-type="float" office:value="75.833">
            <text:p>75.833</text:p>
          </table:table-cell>
          <table:table-cell office:value-type="string">
            <text:p>2020.01.14 0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75.951">
            <text:p>75.951</text:p>
          </table:table-cell>
          <table:table-cell office:value-type="string">
            <text:p>2020.01.14 07:45</text:p>
          </table:table-cell>
          <table:table-cell office:value-type="float" office:value="98">
            <text:p>98</text:p>
          </table:table-cell>
          <table:table-cell office:value-type="float" office:value="75.891">
            <text:p>75.891</text:p>
          </table:table-cell>
          <table:table-cell office:value-type="string">
            <text:p>2020.01.14 07:45</text:p>
          </table:table-cell>
          <table:table-cell office:value-type="float" office:value="98">
            <text:p>98</text:p>
          </table:table-cell>
          <table:table-cell office:value-type="float" office:value="75.891">
            <text:p>75.891</text:p>
          </table:table-cell>
          <table:table-cell office:value-type="string">
            <text:p>2020.01.14 07:45</text:p>
          </table:table-cell>
          <table:table-cell office:value-type="float" office:value="98">
            <text:p>98</text:p>
          </table:table-cell>
          <table:table-cell office:value-type="float" office:value="75.955">
            <text:p>75.955</text:p>
          </table:table-cell>
          <table:table-cell office:value-type="string">
            <text:p>2020.01.14 0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76.032">
            <text:p>76.032</text:p>
          </table:table-cell>
          <table:table-cell office:value-type="string">
            <text:p>2020.01.14 09:00</text:p>
          </table:table-cell>
          <table:table-cell office:value-type="float" office:value="103">
            <text:p>103</text:p>
          </table:table-cell>
          <table:table-cell office:value-type="float" office:value="75.972">
            <text:p>75.972</text:p>
          </table:table-cell>
          <table:table-cell office:value-type="string">
            <text:p>2020.01.14 09:00</text:p>
          </table:table-cell>
          <table:table-cell office:value-type="float" office:value="103">
            <text:p>103</text:p>
          </table:table-cell>
          <table:table-cell office:value-type="float" office:value="75.972">
            <text:p>75.972</text:p>
          </table:table-cell>
          <table:table-cell office:value-type="string">
            <text:p>2020.01.14 09:00</text:p>
          </table:table-cell>
          <table:table-cell office:value-type="float" office:value="103">
            <text:p>103</text:p>
          </table:table-cell>
          <table:table-cell office:value-type="float" office:value="76.032">
            <text:p>76.032</text:p>
          </table:table-cell>
          <table:table-cell office:value-type="string">
            <text:p>2020.01.14 0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75.914">
            <text:p>75.914</text:p>
          </table:table-cell>
          <table:table-cell office:value-type="string">
            <text:p>2020.01.14 10:15</text:p>
          </table:table-cell>
          <table:table-cell office:value-type="float" office:value="108">
            <text:p>108</text:p>
          </table:table-cell>
          <table:table-cell office:value-type="float" office:value="75.854">
            <text:p>75.854</text:p>
          </table:table-cell>
          <table:table-cell office:value-type="string">
            <text:p>2020.01.14 10:15</text:p>
          </table:table-cell>
          <table:table-cell office:value-type="float" office:value="108">
            <text:p>108</text:p>
          </table:table-cell>
          <table:table-cell office:value-type="float" office:value="75.854">
            <text:p>75.854</text:p>
          </table:table-cell>
          <table:table-cell office:value-type="string">
            <text:p>2020.01.14 10:15</text:p>
          </table:table-cell>
          <table:table-cell office:value-type="float" office:value="108">
            <text:p>108</text:p>
          </table:table-cell>
          <table:table-cell office:value-type="float" office:value="75.932">
            <text:p>75.932</text:p>
          </table:table-cell>
          <table:table-cell office:value-type="string">
            <text:p>2020.01.14 1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75.91">
            <text:p>75.91</text:p>
          </table:table-cell>
          <table:table-cell office:value-type="string">
            <text:p>2020.01.14 13:00</text:p>
          </table:table-cell>
          <table:table-cell office:value-type="float" office:value="119">
            <text:p>119</text:p>
          </table:table-cell>
          <table:table-cell office:value-type="float" office:value="75.85">
            <text:p>75.85</text:p>
          </table:table-cell>
          <table:table-cell office:value-type="string">
            <text:p>2020.01.14 13:00</text:p>
          </table:table-cell>
          <table:table-cell office:value-type="float" office:value="119">
            <text:p>119</text:p>
          </table:table-cell>
          <table:table-cell office:value-type="float" office:value="75.85">
            <text:p>75.85</text:p>
          </table:table-cell>
          <table:table-cell office:value-type="string">
            <text:p>2020.01.14 13:00</text:p>
          </table:table-cell>
          <table:table-cell office:value-type="float" office:value="119">
            <text:p>119</text:p>
          </table:table-cell>
          <table:table-cell office:value-type="float" office:value="75.91">
            <text:p>75.91</text:p>
          </table:table-cell>
          <table:table-cell office:value-type="string">
            <text:p>2020.01.14 1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76.026">
            <text:p>76.026</text:p>
          </table:table-cell>
          <table:table-cell office:value-type="string">
            <text:p>2020.01.14 20:30</text:p>
          </table:table-cell>
          <table:table-cell office:value-type="float" office:value="149">
            <text:p>149</text:p>
          </table:table-cell>
          <table:table-cell office:value-type="float" office:value="75.966">
            <text:p>75.966</text:p>
          </table:table-cell>
          <table:table-cell office:value-type="string">
            <text:p>2020.01.14 20:30</text:p>
          </table:table-cell>
          <table:table-cell office:value-type="float" office:value="149">
            <text:p>149</text:p>
          </table:table-cell>
          <table:table-cell office:value-type="float" office:value="75.966">
            <text:p>75.966</text:p>
          </table:table-cell>
          <table:table-cell office:value-type="string">
            <text:p>2020.01.14 20:30</text:p>
          </table:table-cell>
          <table:table-cell office:value-type="float" office:value="149">
            <text:p>149</text:p>
          </table:table-cell>
          <table:table-cell office:value-type="float" office:value="76.026">
            <text:p>76.026</text:p>
          </table:table-cell>
          <table:table-cell office:value-type="string">
            <text:p>2020.01.14 2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75.885">
            <text:p>75.885</text:p>
          </table:table-cell>
          <table:table-cell office:value-type="string">
            <text:p>2020.01.14 21:00</text:p>
          </table:table-cell>
          <table:table-cell office:value-type="float" office:value="151">
            <text:p>151</text:p>
          </table:table-cell>
          <table:table-cell office:value-type="float" office:value="75.825">
            <text:p>75.825</text:p>
          </table:table-cell>
          <table:table-cell office:value-type="string">
            <text:p>2020.01.14 21:00</text:p>
          </table:table-cell>
          <table:table-cell office:value-type="float" office:value="151">
            <text:p>151</text:p>
          </table:table-cell>
          <table:table-cell office:value-type="float" office:value="75.825">
            <text:p>75.825</text:p>
          </table:table-cell>
          <table:table-cell office:value-type="string">
            <text:p>2020.01.14 21:00</text:p>
          </table:table-cell>
          <table:table-cell office:value-type="float" office:value="151">
            <text:p>151</text:p>
          </table:table-cell>
          <table:table-cell office:value-type="float" office:value="75.903">
            <text:p>75.903</text:p>
          </table:table-cell>
          <table:table-cell office:value-type="string">
            <text:p>2020.01.14 2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75.893">
            <text:p>75.893</text:p>
          </table:table-cell>
          <table:table-cell office:value-type="string">
            <text:p>2020.01.15 01:15</text:p>
          </table:table-cell>
          <table:table-cell office:value-type="float" office:value="168">
            <text:p>168</text:p>
          </table:table-cell>
          <table:table-cell office:value-type="float" office:value="75.833">
            <text:p>75.833</text:p>
          </table:table-cell>
          <table:table-cell office:value-type="string">
            <text:p>2020.01.15 01:15</text:p>
          </table:table-cell>
          <table:table-cell office:value-type="float" office:value="168">
            <text:p>168</text:p>
          </table:table-cell>
          <table:table-cell office:value-type="float" office:value="75.833">
            <text:p>75.833</text:p>
          </table:table-cell>
          <table:table-cell office:value-type="string">
            <text:p>2020.01.15 01:15</text:p>
          </table:table-cell>
          <table:table-cell office:value-type="float" office:value="168">
            <text:p>168</text:p>
          </table:table-cell>
          <table:table-cell office:value-type="float" office:value="75.898">
            <text:p>75.898</text:p>
          </table:table-cell>
          <table:table-cell office:value-type="string">
            <text:p>2020.01.15 0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75.817">
            <text:p>75.817</text:p>
          </table:table-cell>
          <table:table-cell office:value-type="string">
            <text:p>2020.01.15 01:30</text:p>
          </table:table-cell>
          <table:table-cell office:value-type="float" office:value="169">
            <text:p>169</text:p>
          </table:table-cell>
          <table:table-cell office:value-type="float" office:value="75.757">
            <text:p>75.757</text:p>
          </table:table-cell>
          <table:table-cell office:value-type="string">
            <text:p>2020.01.15 01:30</text:p>
          </table:table-cell>
          <table:table-cell office:value-type="float" office:value="169">
            <text:p>169</text:p>
          </table:table-cell>
          <table:table-cell office:value-type="float" office:value="75.757">
            <text:p>75.757</text:p>
          </table:table-cell>
          <table:table-cell office:value-type="string">
            <text:p>2020.01.15 01:30</text:p>
          </table:table-cell>
          <table:table-cell office:value-type="float" office:value="169">
            <text:p>169</text:p>
          </table:table-cell>
          <table:table-cell office:value-type="float" office:value="75.832">
            <text:p>75.832</text:p>
          </table:table-cell>
          <table:table-cell office:value-type="string">
            <text:p>2020.01.15 0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75.761">
            <text:p>75.761</text:p>
          </table:table-cell>
          <table:table-cell office:value-type="string">
            <text:p>2020.01.15 01:45</text:p>
          </table:table-cell>
          <table:table-cell office:value-type="float" office:value="170">
            <text:p>170</text:p>
          </table:table-cell>
          <table:table-cell office:value-type="float" office:value="75.701">
            <text:p>75.701</text:p>
          </table:table-cell>
          <table:table-cell office:value-type="string">
            <text:p>2020.01.15 01:45</text:p>
          </table:table-cell>
          <table:table-cell office:value-type="float" office:value="170">
            <text:p>170</text:p>
          </table:table-cell>
          <table:table-cell office:value-type="float" office:value="75.701">
            <text:p>75.701</text:p>
          </table:table-cell>
          <table:table-cell office:value-type="string">
            <text:p>2020.01.15 01:45</text:p>
          </table:table-cell>
          <table:table-cell office:value-type="float" office:value="170">
            <text:p>170</text:p>
          </table:table-cell>
          <table:table-cell office:value-type="float" office:value="75.762">
            <text:p>75.762</text:p>
          </table:table-cell>
          <table:table-cell office:value-type="string">
            <text:p>2020.01.15 0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75.837">
            <text:p>75.837</text:p>
          </table:table-cell>
          <table:table-cell office:value-type="string">
            <text:p>2020.01.15 02:45</text:p>
          </table:table-cell>
          <table:table-cell office:value-type="float" office:value="174">
            <text:p>174</text:p>
          </table:table-cell>
          <table:table-cell office:value-type="float" office:value="75.777">
            <text:p>75.777</text:p>
          </table:table-cell>
          <table:table-cell office:value-type="string">
            <text:p>2020.01.15 02:45</text:p>
          </table:table-cell>
          <table:table-cell office:value-type="float" office:value="174">
            <text:p>174</text:p>
          </table:table-cell>
          <table:table-cell office:value-type="float" office:value="75.777">
            <text:p>75.777</text:p>
          </table:table-cell>
          <table:table-cell office:value-type="string">
            <text:p>2020.01.15 02:45</text:p>
          </table:table-cell>
          <table:table-cell office:value-type="float" office:value="174">
            <text:p>174</text:p>
          </table:table-cell>
          <table:table-cell office:value-type="float" office:value="75.848">
            <text:p>75.848</text:p>
          </table:table-cell>
          <table:table-cell office:value-type="string">
            <text:p>2020.01.15 0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75.861">
            <text:p>75.861</text:p>
          </table:table-cell>
          <table:table-cell office:value-type="string">
            <text:p>2020.01.15 04:15</text:p>
          </table:table-cell>
          <table:table-cell office:value-type="float" office:value="180">
            <text:p>180</text:p>
          </table:table-cell>
          <table:table-cell office:value-type="float" office:value="75.801">
            <text:p>75.801</text:p>
          </table:table-cell>
          <table:table-cell office:value-type="string">
            <text:p>2020.01.15 04:15</text:p>
          </table:table-cell>
          <table:table-cell office:value-type="float" office:value="180">
            <text:p>180</text:p>
          </table:table-cell>
          <table:table-cell office:value-type="float" office:value="75.801">
            <text:p>75.801</text:p>
          </table:table-cell>
          <table:table-cell office:value-type="string">
            <text:p>2020.01.15 04:15</text:p>
          </table:table-cell>
          <table:table-cell office:value-type="float" office:value="180">
            <text:p>180</text:p>
          </table:table-cell>
          <table:table-cell office:value-type="float" office:value="75.862">
            <text:p>75.862</text:p>
          </table:table-cell>
          <table:table-cell office:value-type="string">
            <text:p>2020.01.15 0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75.838">
            <text:p>75.838</text:p>
          </table:table-cell>
          <table:table-cell office:value-type="string">
            <text:p>2020.01.15 09:00</text:p>
          </table:table-cell>
          <table:table-cell office:value-type="float" office:value="199">
            <text:p>199</text:p>
          </table:table-cell>
          <table:table-cell office:value-type="float" office:value="75.778">
            <text:p>75.778</text:p>
          </table:table-cell>
          <table:table-cell office:value-type="string">
            <text:p>2020.01.15 09:00</text:p>
          </table:table-cell>
          <table:table-cell office:value-type="float" office:value="199">
            <text:p>199</text:p>
          </table:table-cell>
          <table:table-cell office:value-type="float" office:value="75.778">
            <text:p>75.778</text:p>
          </table:table-cell>
          <table:table-cell office:value-type="string">
            <text:p>2020.01.15 09:00</text:p>
          </table:table-cell>
          <table:table-cell office:value-type="float" office:value="199">
            <text:p>199</text:p>
          </table:table-cell>
          <table:table-cell office:value-type="float" office:value="75.844">
            <text:p>75.844</text:p>
          </table:table-cell>
          <table:table-cell office:value-type="string">
            <text:p>2020.01.15 0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75.788">
            <text:p>75.788</text:p>
          </table:table-cell>
          <table:table-cell office:value-type="string">
            <text:p>2020.01.15 10:00</text:p>
          </table:table-cell>
          <table:table-cell office:value-type="float" office:value="203">
            <text:p>203</text:p>
          </table:table-cell>
          <table:table-cell office:value-type="float" office:value="75.728">
            <text:p>75.728</text:p>
          </table:table-cell>
          <table:table-cell office:value-type="string">
            <text:p>2020.01.15 10:00</text:p>
          </table:table-cell>
          <table:table-cell office:value-type="float" office:value="203">
            <text:p>203</text:p>
          </table:table-cell>
          <table:table-cell office:value-type="float" office:value="75.728">
            <text:p>75.728</text:p>
          </table:table-cell>
          <table:table-cell office:value-type="string">
            <text:p>2020.01.15 10:00</text:p>
          </table:table-cell>
          <table:table-cell office:value-type="float" office:value="203">
            <text:p>203</text:p>
          </table:table-cell>
          <table:table-cell office:value-type="float" office:value="75.796">
            <text:p>75.796</text:p>
          </table:table-cell>
          <table:table-cell office:value-type="string">
            <text:p>2020.01.15 1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75.716">
            <text:p>75.716</text:p>
          </table:table-cell>
          <table:table-cell office:value-type="string">
            <text:p>2020.01.15 10:15</text:p>
          </table:table-cell>
          <table:table-cell office:value-type="float" office:value="204">
            <text:p>204</text:p>
          </table:table-cell>
          <table:table-cell office:value-type="float" office:value="75.656">
            <text:p>75.656</text:p>
          </table:table-cell>
          <table:table-cell office:value-type="string">
            <text:p>2020.01.15 10:15</text:p>
          </table:table-cell>
          <table:table-cell office:value-type="float" office:value="204">
            <text:p>204</text:p>
          </table:table-cell>
          <table:table-cell office:value-type="float" office:value="75.656">
            <text:p>75.656</text:p>
          </table:table-cell>
          <table:table-cell office:value-type="string">
            <text:p>2020.01.15 10:15</text:p>
          </table:table-cell>
          <table:table-cell office:value-type="float" office:value="204">
            <text:p>204</text:p>
          </table:table-cell>
          <table:table-cell office:value-type="float" office:value="75.723">
            <text:p>75.723</text:p>
          </table:table-cell>
          <table:table-cell office:value-type="string">
            <text:p>2020.01.15 1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75.709">
            <text:p>75.709</text:p>
          </table:table-cell>
          <table:table-cell office:value-type="string">
            <text:p>2020.01.15 15:00</text:p>
          </table:table-cell>
          <table:table-cell office:value-type="float" office:value="223">
            <text:p>2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223">
            <text:p>2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223">
            <text:p>223</text:p>
          </table:table-cell>
          <table:table-cell office:value-type="float" office:value="75.721">
            <text:p>75.721</text:p>
          </table:table-cell>
          <table:table-cell office:value-type="string">
            <text:p>2020.01.15 1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75.984">
            <text:p>75.984</text:p>
          </table:table-cell>
          <table:table-cell office:value-type="string">
            <text:p>2020.01.15 19:45</text:p>
          </table:table-cell>
          <table:table-cell office:value-type="float" office:value="242">
            <text:p>242</text:p>
          </table:table-cell>
          <table:table-cell office:value-type="float" office:value="75.924">
            <text:p>75.924</text:p>
          </table:table-cell>
          <table:table-cell office:value-type="string">
            <text:p>2020.01.15 19:45</text:p>
          </table:table-cell>
          <table:table-cell office:value-type="float" office:value="242">
            <text:p>242</text:p>
          </table:table-cell>
          <table:table-cell office:value-type="float" office:value="75.924">
            <text:p>75.924</text:p>
          </table:table-cell>
          <table:table-cell office:value-type="string">
            <text:p>2020.01.15 19:45</text:p>
          </table:table-cell>
          <table:table-cell office:value-type="float" office:value="242">
            <text:p>242</text:p>
          </table:table-cell>
          <table:table-cell office:value-type="float" office:value="75.99">
            <text:p>75.99</text:p>
          </table:table-cell>
          <table:table-cell office:value-type="string">
            <text:p>2020.01.15 1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76.029">
            <text:p>76.029</text:p>
          </table:table-cell>
          <table:table-cell office:value-type="string">
            <text:p>2020.01.16 02:15</text:p>
          </table:table-cell>
          <table:table-cell office:value-type="float" office:value="268">
            <text:p>268</text:p>
          </table:table-cell>
          <table:table-cell office:value-type="float" office:value="76.023">
            <text:p>76.023</text:p>
          </table:table-cell>
          <table:table-cell office:value-type="string">
            <text:p>2020.01.16 02:15</text:p>
          </table:table-cell>
          <table:table-cell office:value-type="float" office:value="268">
            <text:p>268</text:p>
          </table:table-cell>
          <table:table-cell office:value-type="float" office:value="76.023">
            <text:p>76.023</text:p>
          </table:table-cell>
          <table:table-cell office:value-type="string">
            <text:p>2020.01.16 02:15</text:p>
          </table:table-cell>
          <table:table-cell office:value-type="float" office:value="268">
            <text:p>268</text:p>
          </table:table-cell>
          <table:table-cell office:value-type="float" office:value="76.083">
            <text:p>76.083</text:p>
          </table:table-cell>
          <table:table-cell office:value-type="string">
            <text:p>2020.01.16 0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6" office:value-type="float" office:value="-0.0060000000000002">
            <text:p>-0.006</text:p>
          </table:table-cell>
          <table:table-cell table:number-columns-repeated="1007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75.977">
            <text:p>75.977</text:p>
          </table:table-cell>
          <table:table-cell office:value-type="string">
            <text:p>2020.01.16 03:30</text:p>
          </table:table-cell>
          <table:table-cell office:value-type="float" office:value="273">
            <text:p>273</text:p>
          </table:table-cell>
          <table:table-cell office:value-type="float" office:value="75.917">
            <text:p>75.917</text:p>
          </table:table-cell>
          <table:table-cell office:value-type="string">
            <text:p>2020.01.16 03:30</text:p>
          </table:table-cell>
          <table:table-cell office:value-type="float" office:value="273">
            <text:p>273</text:p>
          </table:table-cell>
          <table:table-cell office:value-type="float" office:value="75.917">
            <text:p>75.917</text:p>
          </table:table-cell>
          <table:table-cell office:value-type="string">
            <text:p>2020.01.16 03:30</text:p>
          </table:table-cell>
          <table:table-cell office:value-type="float" office:value="273">
            <text:p>273</text:p>
          </table:table-cell>
          <table:table-cell office:value-type="float" office:value="75.981">
            <text:p>75.981</text:p>
          </table:table-cell>
          <table:table-cell office:value-type="string">
            <text:p>2020.01.16 0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table:style-name="ce6" office:value-type="float" office:value="-0.060000000000002">
            <text:p>-0.060</text:p>
          </table:table-cell>
          <table:table-cell table:number-columns-repeated="1007"/>
        </table:table-row>
        <table:table-row table:style-name="ro1">
          <table:table-cell table:style-name="ce4" office:value-type="float" office:value="72">
            <text:p>72</text:p>
          </table:table-cell>
          <table:table-cell table:style-name="ce4" office:value-type="float" office:value="75.848">
            <text:p>75.848</text:p>
          </table:table-cell>
          <table:table-cell table:style-name="ce4" office:value-type="string">
            <text:p>2020.01.14 01:15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6.009">
            <text:p>76.009</text:p>
          </table:table-cell>
          <table:table-cell table:style-name="ce4" office:value-type="string">
            <text:p>2020.01.14 02:0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6.009">
            <text:p>76.009</text:p>
          </table:table-cell>
          <table:table-cell table:style-name="ce4" office:value-type="string">
            <text:p>2020.01.14 02:00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75.866">
            <text:p>75.866</text:p>
          </table:table-cell>
          <table:table-cell table:style-name="ce4" office:value-type="string">
            <text:p>2020.01.14 01:15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C1</text:p>
          </table:table-cell>
          <table:table-cell table:style-name="ce4" office:value-type="string">
            <text:p>TP</text:p>
          </table:table-cell>
          <table:table-cell table:style-name="ce7" office:value-type="float" office:value="0.161">
            <text:p>0.161</text:p>
          </table:table-cell>
          <table:table-cell table:number-columns-repeated="1007"/>
        </table:table-row>
        <table:table-row table:style-name="ro1">
          <table:table-cell table:style-name="ce5" office:value-type="float" office:value="73">
            <text:p>73</text:p>
          </table:table-cell>
          <table:table-cell table:style-name="ce5" office:value-type="float" office:value="75.859">
            <text:p>75.859</text:p>
          </table:table-cell>
          <table:table-cell table:style-name="ce5" office:value-type="string">
            <text:p>2020.01.14 01:30</text:p>
          </table:table-cell>
          <table:table-cell table:style-name="ce5" office:value-type="float" office:value="75">
            <text:p>75</text:p>
          </table:table-cell>
          <table:table-cell table:style-name="ce5" office:value-type="float" office:value="76.009">
            <text:p>76.009</text:p>
          </table:table-cell>
          <table:table-cell table:style-name="ce5" office:value-type="string">
            <text:p>2020.01.14 02:00</text:p>
          </table:table-cell>
          <table:table-cell table:style-name="ce5" office:value-type="float" office:value="75">
            <text:p>75</text:p>
          </table:table-cell>
          <table:table-cell table:style-name="ce5" office:value-type="float" office:value="76.009">
            <text:p>76.009</text:p>
          </table:table-cell>
          <table:table-cell table:style-name="ce5" office:value-type="string">
            <text:p>2020.01.14 02:00</text:p>
          </table:table-cell>
          <table:table-cell table:style-name="ce5" office:value-type="float" office:value="73">
            <text:p>73</text:p>
          </table:table-cell>
          <table:table-cell table:style-name="ce5" office:value-type="float" office:value="75.864">
            <text:p>75.864</text:p>
          </table:table-cell>
          <table:table-cell table:style-name="ce5" office:value-type="string">
            <text:p>2020.01.14 01:30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C1</text:p>
          </table:table-cell>
          <table:table-cell table:style-name="ce5" office:value-type="string">
            <text:p>TP</text:p>
          </table:table-cell>
          <table:table-cell table:style-name="ce8" office:value-type="float" office:value="0.15000000000001">
            <text:p>0.150</text:p>
          </table:table-cell>
          <table:table-cell table:number-columns-repeated="1007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5.856">
            <text:p>75.856</text:p>
          </table:table-cell>
          <table:table-cell office:value-type="string">
            <text:p>2020.01.14 01:45</text:p>
          </table:table-cell>
          <table:table-cell office:value-type="float" office:value="75">
            <text:p>75</text:p>
          </table:table-cell>
          <table:table-cell office:value-type="float" office:value="76.009">
            <text:p>76.009</text:p>
          </table:table-cell>
          <table:table-cell office:value-type="string">
            <text:p>2020.01.14 02:00</text:p>
          </table:table-cell>
          <table:table-cell office:value-type="float" office:value="75">
            <text:p>75</text:p>
          </table:table-cell>
          <table:table-cell office:value-type="float" office:value="76.009">
            <text:p>76.009</text:p>
          </table:table-cell>
          <table:table-cell office:value-type="string">
            <text:p>2020.01.14 02:00</text:p>
          </table:table-cell>
          <table:table-cell office:value-type="float" office:value="74">
            <text:p>74</text:p>
          </table:table-cell>
          <table:table-cell office:value-type="float" office:value="75.899">
            <text:p>75.899</text:p>
          </table:table-cell>
          <table:table-cell office:value-type="string">
            <text:p>2020.01.14 0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table:style-name="ce6" office:value-type="float" office:value="0.15300000000001">
            <text:p>0.153</text:p>
          </table:table-cell>
          <table:table-cell table:number-columns-repeated="1007"/>
        </table:table-row>
        <table:table-row table:style-name="ro1">
          <table:table-cell table:style-name="ce4" office:value-type="float" office:value="233">
            <text:p>233</text:p>
          </table:table-cell>
          <table:table-cell table:style-name="ce4" office:value-type="float" office:value="75.742">
            <text:p>75.742</text:p>
          </table:table-cell>
          <table:table-cell table:style-name="ce4" office:value-type="string">
            <text:p>2020.01.15 17:30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75.9">
            <text:p>75.9</text:p>
          </table:table-cell>
          <table:table-cell table:style-name="ce4" office:value-type="string">
            <text:p>2020.01.15 17:45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75.9">
            <text:p>75.9</text:p>
          </table:table-cell>
          <table:table-cell table:style-name="ce4" office:value-type="string">
            <text:p>2020.01.15 17:45</text:p>
          </table:table-cell>
          <table:table-cell table:style-name="ce4" office:value-type="float" office:value="233">
            <text:p>233</text:p>
          </table:table-cell>
          <table:table-cell table:style-name="ce4" office:value-type="float" office:value="75.79">
            <text:p>75.79</text:p>
          </table:table-cell>
          <table:table-cell table:style-name="ce4" office:value-type="string">
            <text:p>2020.01.15 17:3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C1</text:p>
          </table:table-cell>
          <table:table-cell table:style-name="ce4" office:value-type="string">
            <text:p>TP</text:p>
          </table:table-cell>
          <table:table-cell table:style-name="ce7" office:value-type="float" office:value="0.158">
            <text:p>0.158</text:p>
          </table:table-cell>
          <table:table-cell table:number-columns-repeated="1007"/>
        </table:table-row>
        <table:table-row table:style-name="ro1">
          <table:table-cell table:style-name="ce4" office:value-type="float" office:value="259">
            <text:p>259</text:p>
          </table:table-cell>
          <table:table-cell table:style-name="ce4" office:value-type="float" office:value="75.859">
            <text:p>75.859</text:p>
          </table:table-cell>
          <table:table-cell table:style-name="ce4" office:value-type="string">
            <text:p>2020.01.16 00:00</text:p>
          </table:table-cell>
          <table:table-cell table:style-name="ce4" office:value-type="float" office:value="267">
            <text:p>267</text:p>
          </table:table-cell>
          <table:table-cell table:style-name="ce4" office:value-type="float" office:value="76.011">
            <text:p>76.011</text:p>
          </table:table-cell>
          <table:table-cell table:style-name="ce4" office:value-type="string">
            <text:p>2020.01.16 02:00</text:p>
          </table:table-cell>
          <table:table-cell table:style-name="ce4" office:value-type="float" office:value="267">
            <text:p>267</text:p>
          </table:table-cell>
          <table:table-cell table:style-name="ce4" office:value-type="float" office:value="76.011">
            <text:p>76.011</text:p>
          </table:table-cell>
          <table:table-cell table:style-name="ce4" office:value-type="string">
            <text:p>2020.01.16 02:00</text:p>
          </table:table-cell>
          <table:table-cell table:style-name="ce4" office:value-type="float" office:value="259">
            <text:p>259</text:p>
          </table:table-cell>
          <table:table-cell table:style-name="ce4" office:value-type="float" office:value="75.859">
            <text:p>75.859</text:p>
          </table:table-cell>
          <table:table-cell table:style-name="ce4" office:value-type="string">
            <text:p>2020.01.16 00:0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C1</text:p>
          </table:table-cell>
          <table:table-cell table:style-name="ce4" office:value-type="string">
            <text:p>TP</text:p>
          </table:table-cell>
          <table:table-cell table:style-name="ce7" office:value-type="float" office:value="0.152">
            <text:p>0.152</text:p>
          </table:table-cell>
          <table:table-cell table:number-columns-repeated="1007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75.844">
            <text:p>75.844</text:p>
          </table:table-cell>
          <table:table-cell office:value-type="string">
            <text:p>2020.01.16 00:15</text:p>
          </table:table-cell>
          <table:table-cell office:value-type="float" office:value="267">
            <text:p>2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267">
            <text:p>2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260">
            <text:p>260</text:p>
          </table:table-cell>
          <table:table-cell office:value-type="float" office:value="75.885">
            <text:p>75.885</text:p>
          </table:table-cell>
          <table:table-cell office:value-type="string">
            <text:p>2020.01.16 0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table:style-name="ce6" office:value-type="float" office:value="0.167">
            <text:p>0.167</text:p>
          </table:table-cell>
          <table:table-cell table:number-columns-repeated="1007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75.845">
            <text:p>75.845</text:p>
          </table:table-cell>
          <table:table-cell office:value-type="string">
            <text:p>2020.01.16 01:00</text:p>
          </table:table-cell>
          <table:table-cell office:value-type="float" office:value="267">
            <text:p>2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267">
            <text:p>2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263">
            <text:p>263</text:p>
          </table:table-cell>
          <table:table-cell office:value-type="float" office:value="75.878">
            <text:p>75.878</text:p>
          </table:table-cell>
          <table:table-cell office:value-type="string">
            <text:p>2020.01.16 0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table:style-name="ce6" office:value-type="float" office:value="0.166">
            <text:p>0.166</text:p>
          </table:table-cell>
          <table:table-cell table:number-columns-repeated="100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5.804">
            <text:p>75.804</text:p>
          </table:table-cell>
          <table:table-cell office:value-type="string">
            <text:p>2020.01.13 10:45</text:p>
          </table:table-cell>
          <table:table-cell office:value-type="float" office:value="15">
            <text:p>15</text:p>
          </table:table-cell>
          <table:table-cell office:value-type="float" office:value="75.914">
            <text:p>75.914</text:p>
          </table:table-cell>
          <table:table-cell office:value-type="string">
            <text:p>2020.01.13 11:00</text:p>
          </table:table-cell>
          <table:table-cell office:value-type="float" office:value="15">
            <text:p>15</text:p>
          </table:table-cell>
          <table:table-cell office:value-type="float" office:value="75.914">
            <text:p>75.914</text:p>
          </table:table-cell>
          <table:table-cell office:value-type="string">
            <text:p>2020.01.13 11:00</text:p>
          </table:table-cell>
          <table:table-cell office:value-type="float" office:value="14">
            <text:p>14</text:p>
          </table:table-cell>
          <table:table-cell office:value-type="float" office:value="75.818">
            <text:p>75.818</text:p>
          </table:table-cell>
          <table:table-cell office:value-type="string">
            <text:p>2020.01.13 1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style-name="ce6" office:value-type="float" office:value="0.11">
            <text:p>0.110</text:p>
          </table:table-cell>
          <table:table-cell table:number-columns-repeated="1007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5.898">
            <text:p>75.898</text:p>
          </table:table-cell>
          <table:table-cell office:value-type="string">
            <text:p>2020.01.13 22:15</text:p>
          </table:table-cell>
          <table:table-cell office:value-type="float" office:value="75">
            <text:p>75</text:p>
          </table:table-cell>
          <table:table-cell office:value-type="float" office:value="76.008">
            <text:p>76.008</text:p>
          </table:table-cell>
          <table:table-cell office:value-type="string">
            <text:p>2020.01.14 02:00</text:p>
          </table:table-cell>
          <table:table-cell office:value-type="float" office:value="75">
            <text:p>75</text:p>
          </table:table-cell>
          <table:table-cell office:value-type="float" office:value="76.008">
            <text:p>76.008</text:p>
          </table:table-cell>
          <table:table-cell office:value-type="string">
            <text:p>2020.01.14 02:00</text:p>
          </table:table-cell>
          <table:table-cell office:value-type="float" office:value="60">
            <text:p>60</text:p>
          </table:table-cell>
          <table:table-cell office:value-type="float" office:value="75.9">
            <text:p>75.9</text:p>
          </table:table-cell>
          <table:table-cell office:value-type="string">
            <text:p>2020.01.13 2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style-name="ce6" office:value-type="float" office:value="0.11">
            <text:p>0.110</text:p>
          </table:table-cell>
          <table:table-cell table:number-columns-repeated="1007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5.896">
            <text:p>75.896</text:p>
          </table:table-cell>
          <table:table-cell office:value-type="string">
            <text:p>2020.01.13 22:30</text:p>
          </table:table-cell>
          <table:table-cell office:value-type="float" office:value="75">
            <text:p>75</text:p>
          </table:table-cell>
          <table:table-cell office:value-type="float" office:value="76.006">
            <text:p>76.006</text:p>
          </table:table-cell>
          <table:table-cell office:value-type="string">
            <text:p>2020.01.14 02:00</text:p>
          </table:table-cell>
          <table:table-cell office:value-type="float" office:value="75">
            <text:p>75</text:p>
          </table:table-cell>
          <table:table-cell office:value-type="float" office:value="76.006">
            <text:p>76.006</text:p>
          </table:table-cell>
          <table:table-cell office:value-type="string">
            <text:p>2020.01.14 02:00</text:p>
          </table:table-cell>
          <table:table-cell office:value-type="float" office:value="61">
            <text:p>61</text:p>
          </table:table-cell>
          <table:table-cell office:value-type="float" office:value="75.901">
            <text:p>75.901</text:p>
          </table:table-cell>
          <table:table-cell office:value-type="string">
            <text:p>2020.01.13 2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style-name="ce6" office:value-type="float" office:value="0.11">
            <text:p>0.110</text:p>
          </table:table-cell>
          <table:table-cell table:number-columns-repeated="1007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5.886">
            <text:p>75.886</text:p>
          </table:table-cell>
          <table:table-cell office:value-type="string">
            <text:p>2020.01.13 22:45</text:p>
          </table:table-cell>
          <table:table-cell office:value-type="float" office:value="75">
            <text:p>75</text:p>
          </table:table-cell>
          <table:table-cell office:value-type="float" office:value="75.996">
            <text:p>75.996</text:p>
          </table:table-cell>
          <table:table-cell office:value-type="string">
            <text:p>2020.01.14 02:00</text:p>
          </table:table-cell>
          <table:table-cell office:value-type="float" office:value="75">
            <text:p>75</text:p>
          </table:table-cell>
          <table:table-cell office:value-type="float" office:value="75.996">
            <text:p>75.996</text:p>
          </table:table-cell>
          <table:table-cell office:value-type="string">
            <text:p>2020.01.14 02:00</text:p>
          </table:table-cell>
          <table:table-cell office:value-type="float" office:value="62">
            <text:p>62</text:p>
          </table:table-cell>
          <table:table-cell office:value-type="float" office:value="75.913">
            <text:p>75.913</text:p>
          </table:table-cell>
          <table:table-cell office:value-type="string">
            <text:p>2020.01.13 2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style-name="ce6" office:value-type="float" office:value="0.11">
            <text:p>0.110</text:p>
          </table:table-cell>
          <table:table-cell table:number-columns-repeated="1007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5.882">
            <text:p>75.882</text:p>
          </table:table-cell>
          <table:table-cell office:value-type="string">
            <text:p>2020.01.13 23:15</text:p>
          </table:table-cell>
          <table:table-cell office:value-type="float" office:value="75">
            <text:p>75</text:p>
          </table:table-cell>
          <table:table-cell office:value-type="float" office:value="75.992">
            <text:p>75.992</text:p>
          </table:table-cell>
          <table:table-cell office:value-type="string">
            <text:p>2020.01.14 02:00</text:p>
          </table:table-cell>
          <table:table-cell office:value-type="float" office:value="75">
            <text:p>75</text:p>
          </table:table-cell>
          <table:table-cell office:value-type="float" office:value="75.992">
            <text:p>75.992</text:p>
          </table:table-cell>
          <table:table-cell office:value-type="string">
            <text:p>2020.01.14 02:00</text:p>
          </table:table-cell>
          <table:table-cell office:value-type="float" office:value="64">
            <text:p>64</text:p>
          </table:table-cell>
          <table:table-cell office:value-type="float" office:value="75.89">
            <text:p>75.89</text:p>
          </table:table-cell>
          <table:table-cell office:value-type="string">
            <text:p>2020.01.13 2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style-name="ce6" office:value-type="float" office:value="0.11">
            <text:p>0.110</text:p>
          </table:table-cell>
          <table:table-cell table:number-columns-repeated="1007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5.898">
            <text:p>75.898</text:p>
          </table:table-cell>
          <table:table-cell office:value-type="string">
            <text:p>2020.01.13 23:45</text:p>
          </table:table-cell>
          <table:table-cell office:value-type="float" office:value="75">
            <text:p>75</text:p>
          </table:table-cell>
          <table:table-cell office:value-type="float" office:value="76.008">
            <text:p>76.008</text:p>
          </table:table-cell>
          <table:table-cell office:value-type="string">
            <text:p>2020.01.14 02:00</text:p>
          </table:table-cell>
          <table:table-cell office:value-type="float" office:value="75">
            <text:p>75</text:p>
          </table:table-cell>
          <table:table-cell office:value-type="float" office:value="76.008">
            <text:p>76.008</text:p>
          </table:table-cell>
          <table:table-cell office:value-type="string">
            <text:p>2020.01.14 02:00</text:p>
          </table:table-cell>
          <table:table-cell office:value-type="float" office:value="66">
            <text:p>66</text:p>
          </table:table-cell>
          <table:table-cell office:value-type="float" office:value="75.903">
            <text:p>75.903</text:p>
          </table:table-cell>
          <table:table-cell office:value-type="string">
            <text:p>2020.01.13 2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style-name="ce6" office:value-type="float" office:value="0.11">
            <text:p>0.110</text:p>
          </table:table-cell>
          <table:table-cell table:number-columns-repeated="1007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5.882">
            <text:p>75.882</text:p>
          </table:table-cell>
          <table:table-cell office:value-type="string">
            <text:p>2020.01.14 00:15</text:p>
          </table:table-cell>
          <table:table-cell office:value-type="float" office:value="75">
            <text:p>75</text:p>
          </table:table-cell>
          <table:table-cell office:value-type="float" office:value="75.992">
            <text:p>75.992</text:p>
          </table:table-cell>
          <table:table-cell office:value-type="string">
            <text:p>2020.01.14 02:00</text:p>
          </table:table-cell>
          <table:table-cell office:value-type="float" office:value="75">
            <text:p>75</text:p>
          </table:table-cell>
          <table:table-cell office:value-type="float" office:value="75.992">
            <text:p>75.992</text:p>
          </table:table-cell>
          <table:table-cell office:value-type="string">
            <text:p>2020.01.14 02:00</text:p>
          </table:table-cell>
          <table:table-cell office:value-type="float" office:value="68">
            <text:p>68</text:p>
          </table:table-cell>
          <table:table-cell office:value-type="float" office:value="75.922">
            <text:p>75.922</text:p>
          </table:table-cell>
          <table:table-cell office:value-type="string">
            <text:p>2020.01.14 0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style-name="ce6" office:value-type="float" office:value="0.11">
            <text:p>0.110</text:p>
          </table:table-cell>
          <table:table-cell table:number-columns-repeated="1007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5.882">
            <text:p>75.882</text:p>
          </table:table-cell>
          <table:table-cell office:value-type="string">
            <text:p>2020.01.14 00:45</text:p>
          </table:table-cell>
          <table:table-cell office:value-type="float" office:value="75">
            <text:p>75</text:p>
          </table:table-cell>
          <table:table-cell office:value-type="float" office:value="75.992">
            <text:p>75.992</text:p>
          </table:table-cell>
          <table:table-cell office:value-type="string">
            <text:p>2020.01.14 02:00</text:p>
          </table:table-cell>
          <table:table-cell office:value-type="float" office:value="75">
            <text:p>75</text:p>
          </table:table-cell>
          <table:table-cell office:value-type="float" office:value="75.992">
            <text:p>75.992</text:p>
          </table:table-cell>
          <table:table-cell office:value-type="string">
            <text:p>2020.01.14 02:00</text:p>
          </table:table-cell>
          <table:table-cell office:value-type="float" office:value="70">
            <text:p>70</text:p>
          </table:table-cell>
          <table:table-cell office:value-type="float" office:value="75.91">
            <text:p>75.91</text:p>
          </table:table-cell>
          <table:table-cell office:value-type="string">
            <text:p>2020.01.14 0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style-name="ce6" office:value-type="float" office:value="0.11">
            <text:p>0.110</text:p>
          </table:table-cell>
          <table:table-cell table:number-columns-repeated="1007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5.867">
            <text:p>75.867</text:p>
          </table:table-cell>
          <table:table-cell office:value-type="string">
            <text:p>2020.01.14 01:00</text:p>
          </table:table-cell>
          <table:table-cell office:value-type="float" office:value="75">
            <text:p>75</text:p>
          </table:table-cell>
          <table:table-cell office:value-type="float" office:value="75.977">
            <text:p>75.977</text:p>
          </table:table-cell>
          <table:table-cell office:value-type="string">
            <text:p>2020.01.14 02:00</text:p>
          </table:table-cell>
          <table:table-cell office:value-type="float" office:value="75">
            <text:p>75</text:p>
          </table:table-cell>
          <table:table-cell office:value-type="float" office:value="75.977">
            <text:p>75.977</text:p>
          </table:table-cell>
          <table:table-cell office:value-type="string">
            <text:p>2020.01.14 02:00</text:p>
          </table:table-cell>
          <table:table-cell office:value-type="float" office:value="71">
            <text:p>71</text:p>
          </table:table-cell>
          <table:table-cell office:value-type="float" office:value="75.875">
            <text:p>75.875</text:p>
          </table:table-cell>
          <table:table-cell office:value-type="string">
            <text:p>2020.01.14 0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style-name="ce6" office:value-type="float" office:value="0.11">
            <text:p>0.110</text:p>
          </table:table-cell>
          <table:table-cell table:number-columns-repeated="1007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5.987">
            <text:p>75.987</text:p>
          </table:table-cell>
          <table:table-cell office:value-type="string">
            <text:p>2020.01.14 02:30</text:p>
          </table:table-cell>
          <table:table-cell office:value-type="float" office:value="78">
            <text:p>78</text:p>
          </table:table-cell>
          <table:table-cell office:value-type="float" office:value="76.097">
            <text:p>76.097</text:p>
          </table:table-cell>
          <table:table-cell office:value-type="string">
            <text:p>2020.01.14 02:45</text:p>
          </table:table-cell>
          <table:table-cell office:value-type="float" office:value="78">
            <text:p>78</text:p>
          </table:table-cell>
          <table:table-cell office:value-type="float" office:value="76.097">
            <text:p>76.097</text:p>
          </table:table-cell>
          <table:table-cell office:value-type="string">
            <text:p>2020.01.14 02:45</text:p>
          </table:table-cell>
          <table:table-cell office:value-type="float" office:value="77">
            <text:p>77</text:p>
          </table:table-cell>
          <table:table-cell office:value-type="float" office:value="76.026">
            <text:p>76.026</text:p>
          </table:table-cell>
          <table:table-cell office:value-type="string">
            <text:p>2020.01.14 0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style-name="ce6" office:value-type="float" office:value="0.11">
            <text:p>0.110</text:p>
          </table:table-cell>
          <table:table-cell table:number-columns-repeated="1007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75.778">
            <text:p>75.778</text:p>
          </table:table-cell>
          <table:table-cell office:value-type="string">
            <text:p>2020.01.15 17:00</text:p>
          </table:table-cell>
          <table:table-cell office:value-type="float" office:value="234">
            <text:p>234</text:p>
          </table:table-cell>
          <table:table-cell office:value-type="float" office:value="75.888">
            <text:p>75.888</text:p>
          </table:table-cell>
          <table:table-cell office:value-type="string">
            <text:p>2020.01.15 17:45</text:p>
          </table:table-cell>
          <table:table-cell office:value-type="float" office:value="234">
            <text:p>234</text:p>
          </table:table-cell>
          <table:table-cell office:value-type="float" office:value="75.888">
            <text:p>75.888</text:p>
          </table:table-cell>
          <table:table-cell office:value-type="string">
            <text:p>2020.01.15 17:45</text:p>
          </table:table-cell>
          <table:table-cell office:value-type="float" office:value="231">
            <text:p>231</text:p>
          </table:table-cell>
          <table:table-cell office:value-type="float" office:value="75.813">
            <text:p>75.813</text:p>
          </table:table-cell>
          <table:table-cell office:value-type="string">
            <text:p>2020.01.15 1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style-name="ce6" office:value-type="float" office:value="0.11">
            <text:p>0.110</text:p>
          </table:table-cell>
          <table:table-cell table:number-columns-repeated="1007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75.76">
            <text:p>75.76</text:p>
          </table:table-cell>
          <table:table-cell office:value-type="string">
            <text:p>2020.01.15 17:15</text:p>
          </table:table-cell>
          <table:table-cell office:value-type="float" office:value="234">
            <text:p>234</text:p>
          </table:table-cell>
          <table:table-cell office:value-type="float" office:value="75.87">
            <text:p>75.87</text:p>
          </table:table-cell>
          <table:table-cell office:value-type="string">
            <text:p>2020.01.15 17:45</text:p>
          </table:table-cell>
          <table:table-cell office:value-type="float" office:value="234">
            <text:p>234</text:p>
          </table:table-cell>
          <table:table-cell office:value-type="float" office:value="75.87">
            <text:p>75.87</text:p>
          </table:table-cell>
          <table:table-cell office:value-type="string">
            <text:p>2020.01.15 17:45</text:p>
          </table:table-cell>
          <table:table-cell office:value-type="float" office:value="232">
            <text:p>232</text:p>
          </table:table-cell>
          <table:table-cell office:value-type="float" office:value="75.77">
            <text:p>75.77</text:p>
          </table:table-cell>
          <table:table-cell office:value-type="string">
            <text:p>2020.01.15 1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style-name="ce6" office:value-type="float" office:value="0.11">
            <text:p>0.110</text:p>
          </table:table-cell>
          <table:table-cell table:number-columns-repeated="1007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75.877">
            <text:p>75.877</text:p>
          </table:table-cell>
          <table:table-cell office:value-type="string">
            <text:p>2020.01.15 23:30</text:p>
          </table:table-cell>
          <table:table-cell office:value-type="float" office:value="267">
            <text:p>267</text:p>
          </table:table-cell>
          <table:table-cell office:value-type="float" office:value="75.987">
            <text:p>75.987</text:p>
          </table:table-cell>
          <table:table-cell office:value-type="string">
            <text:p>2020.01.16 02:00</text:p>
          </table:table-cell>
          <table:table-cell office:value-type="float" office:value="267">
            <text:p>267</text:p>
          </table:table-cell>
          <table:table-cell office:value-type="float" office:value="75.987">
            <text:p>75.987</text:p>
          </table:table-cell>
          <table:table-cell office:value-type="string">
            <text:p>2020.01.16 02:00</text:p>
          </table:table-cell>
          <table:table-cell office:value-type="float" office:value="257">
            <text:p>257</text:p>
          </table:table-cell>
          <table:table-cell office:value-type="float" office:value="75.896">
            <text:p>75.896</text:p>
          </table:table-cell>
          <table:table-cell office:value-type="string">
            <text:p>2020.01.15 2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style-name="ce6" office:value-type="float" office:value="0.11">
            <text:p>0.110</text:p>
          </table:table-cell>
          <table:table-cell table:number-columns-repeated="1007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75.879">
            <text:p>75.879</text:p>
          </table:table-cell>
          <table:table-cell office:value-type="string">
            <text:p>2020.01.16 00:30</text:p>
          </table:table-cell>
          <table:table-cell office:value-type="float" office:value="267">
            <text:p>267</text:p>
          </table:table-cell>
          <table:table-cell office:value-type="float" office:value="75.989">
            <text:p>75.989</text:p>
          </table:table-cell>
          <table:table-cell office:value-type="string">
            <text:p>2020.01.16 02:00</text:p>
          </table:table-cell>
          <table:table-cell office:value-type="float" office:value="267">
            <text:p>267</text:p>
          </table:table-cell>
          <table:table-cell office:value-type="float" office:value="75.989">
            <text:p>75.989</text:p>
          </table:table-cell>
          <table:table-cell office:value-type="string">
            <text:p>2020.01.16 02:00</text:p>
          </table:table-cell>
          <table:table-cell office:value-type="float" office:value="261">
            <text:p>261</text:p>
          </table:table-cell>
          <table:table-cell office:value-type="float" office:value="75.889">
            <text:p>75.889</text:p>
          </table:table-cell>
          <table:table-cell office:value-type="string">
            <text:p>2020.01.16 0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style-name="ce6" office:value-type="float" office:value="0.11">
            <text:p>0.110</text:p>
          </table:table-cell>
          <table:table-cell table:number-columns-repeated="1007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75.868">
            <text:p>75.868</text:p>
          </table:table-cell>
          <table:table-cell office:value-type="string">
            <text:p>2020.01.16 00:45</text:p>
          </table:table-cell>
          <table:table-cell office:value-type="float" office:value="267">
            <text:p>267</text:p>
          </table:table-cell>
          <table:table-cell office:value-type="float" office:value="75.978">
            <text:p>75.978</text:p>
          </table:table-cell>
          <table:table-cell office:value-type="string">
            <text:p>2020.01.16 02:00</text:p>
          </table:table-cell>
          <table:table-cell office:value-type="float" office:value="267">
            <text:p>267</text:p>
          </table:table-cell>
          <table:table-cell office:value-type="float" office:value="75.978">
            <text:p>75.978</text:p>
          </table:table-cell>
          <table:table-cell office:value-type="string">
            <text:p>2020.01.16 02:00</text:p>
          </table:table-cell>
          <table:table-cell office:value-type="float" office:value="262">
            <text:p>262</text:p>
          </table:table-cell>
          <table:table-cell office:value-type="float" office:value="75.879">
            <text:p>75.879</text:p>
          </table:table-cell>
          <table:table-cell office:value-type="string">
            <text:p>2020.01.16 0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style-name="ce6" office:value-type="float" office:value="0.11">
            <text:p>0.110</text:p>
          </table:table-cell>
          <table:table-cell table:number-columns-repeated="1007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75.877">
            <text:p>75.877</text:p>
          </table:table-cell>
          <table:table-cell office:value-type="string">
            <text:p>2020.01.16 01:15</text:p>
          </table:table-cell>
          <table:table-cell office:value-type="float" office:value="267">
            <text:p>267</text:p>
          </table:table-cell>
          <table:table-cell office:value-type="float" office:value="75.987">
            <text:p>75.987</text:p>
          </table:table-cell>
          <table:table-cell office:value-type="string">
            <text:p>2020.01.16 02:00</text:p>
          </table:table-cell>
          <table:table-cell office:value-type="float" office:value="267">
            <text:p>267</text:p>
          </table:table-cell>
          <table:table-cell office:value-type="float" office:value="75.987">
            <text:p>75.987</text:p>
          </table:table-cell>
          <table:table-cell office:value-type="string">
            <text:p>2020.01.16 02:00</text:p>
          </table:table-cell>
          <table:table-cell office:value-type="float" office:value="264">
            <text:p>264</text:p>
          </table:table-cell>
          <table:table-cell office:value-type="float" office:value="75.885">
            <text:p>75.885</text:p>
          </table:table-cell>
          <table:table-cell office:value-type="string">
            <text:p>2020.01.16 0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style-name="ce6" office:value-type="float" office:value="0.11">
            <text:p>0.110</text:p>
          </table:table-cell>
          <table:table-cell table:number-columns-repeated="1007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75.872">
            <text:p>75.872</text:p>
          </table:table-cell>
          <table:table-cell office:value-type="string">
            <text:p>2020.01.16 01:30</text:p>
          </table:table-cell>
          <table:table-cell office:value-type="float" office:value="267">
            <text:p>267</text:p>
          </table:table-cell>
          <table:table-cell office:value-type="float" office:value="75.982">
            <text:p>75.982</text:p>
          </table:table-cell>
          <table:table-cell office:value-type="string">
            <text:p>2020.01.16 02:00</text:p>
          </table:table-cell>
          <table:table-cell office:value-type="float" office:value="267">
            <text:p>267</text:p>
          </table:table-cell>
          <table:table-cell office:value-type="float" office:value="75.982">
            <text:p>75.982</text:p>
          </table:table-cell>
          <table:table-cell office:value-type="string">
            <text:p>2020.01.16 02:00</text:p>
          </table:table-cell>
          <table:table-cell office:value-type="float" office:value="265">
            <text:p>265</text:p>
          </table:table-cell>
          <table:table-cell office:value-type="float" office:value="75.885">
            <text:p>75.885</text:p>
          </table:table-cell>
          <table:table-cell office:value-type="string">
            <text:p>2020.01.16 0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style-name="ce6" office:value-type="float" office:value="0.11">
            <text:p>0.110</text:p>
          </table:table-cell>
          <table:table-cell table:number-columns-repeated="1007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75.884">
            <text:p>75.884</text:p>
          </table:table-cell>
          <table:table-cell office:value-type="string">
            <text:p>2020.01.16 01:45</text:p>
          </table:table-cell>
          <table:table-cell office:value-type="float" office:value="267">
            <text:p>267</text:p>
          </table:table-cell>
          <table:table-cell office:value-type="float" office:value="75.994">
            <text:p>75.994</text:p>
          </table:table-cell>
          <table:table-cell office:value-type="string">
            <text:p>2020.01.16 02:00</text:p>
          </table:table-cell>
          <table:table-cell office:value-type="float" office:value="267">
            <text:p>267</text:p>
          </table:table-cell>
          <table:table-cell office:value-type="float" office:value="75.994">
            <text:p>75.994</text:p>
          </table:table-cell>
          <table:table-cell office:value-type="string">
            <text:p>2020.01.16 02:00</text:p>
          </table:table-cell>
          <table:table-cell office:value-type="float" office:value="266">
            <text:p>266</text:p>
          </table:table-cell>
          <table:table-cell office:value-type="float" office:value="75.901">
            <text:p>75.901</text:p>
          </table:table-cell>
          <table:table-cell office:value-type="string">
            <text:p>2020.01.16 0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table:style-name="ce6" office:value-type="float" office:value="0.11">
            <text:p>0.110</text:p>
          </table:table-cell>
          <table:table-cell table:number-columns-repeated="100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5.802">
            <text:p>75.802</text:p>
          </table:table-cell>
          <table:table-cell office:value-type="string">
            <text:p>2020.01.13 11:00</text:p>
          </table:table-cell>
          <table:table-cell office:value-type="float" office:value="15">
            <text:p>15</text:p>
          </table:table-cell>
          <table:table-cell office:value-type="float" office:value="75.912">
            <text:p>75.912</text:p>
          </table:table-cell>
          <table:table-cell office:value-type="string">
            <text:p>2020.01.13 11:00</text:p>
          </table:table-cell>
          <table:table-cell office:value-type="float" office:value="15">
            <text:p>15</text:p>
          </table:table-cell>
          <table:table-cell office:value-type="float" office:value="75.912">
            <text:p>75.912</text:p>
          </table:table-cell>
          <table:table-cell office:value-type="string">
            <text:p>2020.01.13 11:00</text:p>
          </table:table-cell>
          <table:table-cell office:value-type="float" office:value="15">
            <text:p>15</text:p>
          </table:table-cell>
          <table:table-cell office:value-type="float" office:value="75.947">
            <text:p>75.947</text:p>
          </table:table-cell>
          <table:table-cell office:value-type="string">
            <text:p>2020.01.13 1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table:style-name="ce6" office:value-type="float" office:value="0.11">
            <text:p>0.110</text:p>
          </table:table-cell>
          <table:table-cell table:number-columns-repeated="1007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5.876">
            <text:p>75.876</text:p>
          </table:table-cell>
          <table:table-cell office:value-type="string">
            <text:p>2020.01.14 02:00</text:p>
          </table:table-cell>
          <table:table-cell office:value-type="float" office:value="75">
            <text:p>75</text:p>
          </table:table-cell>
          <table:table-cell office:value-type="float" office:value="75.986">
            <text:p>75.986</text:p>
          </table:table-cell>
          <table:table-cell office:value-type="string">
            <text:p>2020.01.14 02:00</text:p>
          </table:table-cell>
          <table:table-cell office:value-type="float" office:value="75">
            <text:p>75</text:p>
          </table:table-cell>
          <table:table-cell office:value-type="float" office:value="75.986">
            <text:p>75.986</text:p>
          </table:table-cell>
          <table:table-cell office:value-type="string">
            <text:p>2020.01.14 02:00</text:p>
          </table:table-cell>
          <table:table-cell office:value-type="float" office:value="75">
            <text:p>75</text:p>
          </table:table-cell>
          <table:table-cell office:value-type="float" office:value="76.05">
            <text:p>76.05</text:p>
          </table:table-cell>
          <table:table-cell office:value-type="string">
            <text:p>2020.01.14 0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table:style-name="ce6" office:value-type="float" office:value="0.11">
            <text:p>0.110</text:p>
          </table:table-cell>
          <table:table-cell table:number-columns-repeated="1007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75.783">
            <text:p>75.783</text:p>
          </table:table-cell>
          <table:table-cell office:value-type="string">
            <text:p>2020.01.15 17:45</text:p>
          </table:table-cell>
          <table:table-cell office:value-type="float" office:value="234">
            <text:p>234</text:p>
          </table:table-cell>
          <table:table-cell office:value-type="float" office:value="75.893">
            <text:p>75.893</text:p>
          </table:table-cell>
          <table:table-cell office:value-type="string">
            <text:p>2020.01.15 17:45</text:p>
          </table:table-cell>
          <table:table-cell office:value-type="float" office:value="234">
            <text:p>234</text:p>
          </table:table-cell>
          <table:table-cell office:value-type="float" office:value="75.893">
            <text:p>75.893</text:p>
          </table:table-cell>
          <table:table-cell office:value-type="string">
            <text:p>2020.01.15 17:45</text:p>
          </table:table-cell>
          <table:table-cell office:value-type="float" office:value="234">
            <text:p>234</text:p>
          </table:table-cell>
          <table:table-cell office:value-type="float" office:value="75.946">
            <text:p>75.946</text:p>
          </table:table-cell>
          <table:table-cell office:value-type="string">
            <text:p>2020.01.15 1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table:style-name="ce6" office:value-type="float" office:value="0.11">
            <text:p>0.110</text:p>
          </table:table-cell>
          <table:table-cell table:number-columns-repeated="1007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75.899">
            <text:p>75.899</text:p>
          </table:table-cell>
          <table:table-cell office:value-type="string">
            <text:p>2020.01.16 02:00</text:p>
          </table:table-cell>
          <table:table-cell office:value-type="float" office:value="267">
            <text:p>267</text:p>
          </table:table-cell>
          <table:table-cell office:value-type="float" office:value="76.009">
            <text:p>76.009</text:p>
          </table:table-cell>
          <table:table-cell office:value-type="string">
            <text:p>2020.01.16 02:00</text:p>
          </table:table-cell>
          <table:table-cell office:value-type="float" office:value="267">
            <text:p>267</text:p>
          </table:table-cell>
          <table:table-cell office:value-type="float" office:value="76.009">
            <text:p>76.009</text:p>
          </table:table-cell>
          <table:table-cell office:value-type="string">
            <text:p>2020.01.16 02:00</text:p>
          </table:table-cell>
          <table:table-cell office:value-type="float" office:value="267">
            <text:p>267</text:p>
          </table:table-cell>
          <table:table-cell office:value-type="float" office:value="76.033">
            <text:p>76.033</text:p>
          </table:table-cell>
          <table:table-cell office:value-type="string">
            <text:p>2020.01.16 0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table:style-name="ce6" office:value-type="float" office:value="0.11">
            <text:p>0.110</text:p>
          </table:table-cell>
          <table:table-cell table:number-columns-repeated="1007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75.929">
            <text:p>75.929</text:p>
          </table:table-cell>
          <table:table-cell office:value-type="string">
            <text:p>2020.01.16 09:00</text:p>
          </table:table-cell>
          <table:table-cell office:value-type="float" office:value="298">
            <text:p>298</text:p>
          </table:table-cell>
          <table:table-cell office:value-type="float" office:value="75.94">
            <text:p>75.94</text:p>
          </table:table-cell>
          <table:table-cell office:value-type="string">
            <text:p>2020.01.16 09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295">
            <text:p>295</text:p>
          </table:table-cell>
          <table:table-cell office:value-type="float" office:value="75.964">
            <text:p>75.964</text:p>
          </table:table-cell>
          <table:table-cell office:value-type="string">
            <text:p>2020.01.16 0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/>
          <table:table-cell table:style-name="ce6" office:value-type="float" office:value="-75.929">
            <text:p>-75.929</text:p>
          </table:table-cell>
          <table:table-cell table:number-columns-repeated="1007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75.912">
            <text:p>75.912</text:p>
          </table:table-cell>
          <table:table-cell office:value-type="string">
            <text:p>2020.01.16 09:15</text:p>
          </table:table-cell>
          <table:table-cell office:value-type="float" office:value="296">
            <text:p>296</text:p>
          </table:table-cell>
          <table:table-cell office:value-type="float" office:value="75.923">
            <text:p>75.923</text:p>
          </table:table-cell>
          <table:table-cell office:value-type="string">
            <text:p>2020.01.16 09:1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296">
            <text:p>296</text:p>
          </table:table-cell>
          <table:table-cell office:value-type="float" office:value="75.929">
            <text:p>75.929</text:p>
          </table:table-cell>
          <table:table-cell office:value-type="string">
            <text:p>2020.01.16 0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/>
          <table:table-cell table:style-name="ce6" office:value-type="float" office:value="-75.912">
            <text:p>-75.912</text:p>
          </table:table-cell>
          <table:table-cell table:number-columns-repeated="1007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75.936">
            <text:p>75.936</text:p>
          </table:table-cell>
          <table:table-cell office:value-type="string">
            <text:p>2020.01.16 04:30</text:p>
          </table:table-cell>
          <table:table-cell office:value-type="float" office:value="299">
            <text:p>299</text:p>
          </table:table-cell>
          <table:table-cell office:value-type="float" office:value="75.955">
            <text:p>75.955</text:p>
          </table:table-cell>
          <table:table-cell office:value-type="string">
            <text:p>2020.01.16 10: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277">
            <text:p>277</text:p>
          </table:table-cell>
          <table:table-cell office:value-type="float" office:value="75.943">
            <text:p>75.943</text:p>
          </table:table-cell>
          <table:table-cell office:value-type="string">
            <text:p>2020.01.16 0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table:style-name="ce6" office:value-type="float" office:value="-75.936">
            <text:p>-75.936</text:p>
          </table:table-cell>
          <table:table-cell table:number-columns-repeated="1007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75.93">
            <text:p>75.93</text:p>
          </table:table-cell>
          <table:table-cell office:value-type="string">
            <text:p>2020.01.16 05:15</text:p>
          </table:table-cell>
          <table:table-cell office:value-type="float" office:value="299">
            <text:p>299</text:p>
          </table:table-cell>
          <table:table-cell office:value-type="float" office:value="75.955">
            <text:p>75.955</text:p>
          </table:table-cell>
          <table:table-cell office:value-type="string">
            <text:p>2020.01.16 10: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75.961">
            <text:p>75.961</text:p>
          </table:table-cell>
          <table:table-cell office:value-type="string">
            <text:p>2020.01.16 0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table:style-name="ce6" office:value-type="float" office:value="-75.93">
            <text:p>-75.930</text:p>
          </table:table-cell>
          <table:table-cell table:number-columns-repeated="1007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75.934">
            <text:p>75.934</text:p>
          </table:table-cell>
          <table:table-cell office:value-type="string">
            <text:p>2020.01.16 06:30</text:p>
          </table:table-cell>
          <table:table-cell office:value-type="float" office:value="299">
            <text:p>299</text:p>
          </table:table-cell>
          <table:table-cell office:value-type="float" office:value="75.955">
            <text:p>75.955</text:p>
          </table:table-cell>
          <table:table-cell office:value-type="string">
            <text:p>2020.01.16 10: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75.934">
            <text:p>75.934</text:p>
          </table:table-cell>
          <table:table-cell office:value-type="string">
            <text:p>2020.01.16 0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table:style-name="ce6" office:value-type="float" office:value="-75.934">
            <text:p>-75.934</text:p>
          </table:table-cell>
          <table:table-cell table:number-columns-repeated="1007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75.935">
            <text:p>75.935</text:p>
          </table:table-cell>
          <table:table-cell office:value-type="string">
            <text:p>2020.01.16 08:00</text:p>
          </table:table-cell>
          <table:table-cell office:value-type="float" office:value="299">
            <text:p>299</text:p>
          </table:table-cell>
          <table:table-cell office:value-type="float" office:value="75.955">
            <text:p>75.955</text:p>
          </table:table-cell>
          <table:table-cell office:value-type="string">
            <text:p>2020.01.16 10: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75.937">
            <text:p>75.937</text:p>
          </table:table-cell>
          <table:table-cell office:value-type="string">
            <text:p>2020.01.16 0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table:style-name="ce6" office:value-type="float" office:value="-75.935">
            <text:p>-75.935</text:p>
          </table:table-cell>
          <table:table-cell table:number-columns-repeated="1007"/>
        </table:table-row>
        <table:table-row table:style-name="ro1">
          <table:table-cell office:value-type="string">
            <text:p>len =&gt; 297</text:p>
          </table:table-cell>
          <table:table-cell table:number-columns-repeated="1023"/>
        </table:table-row>
        <table:table-row table:style-name="ro1" table:number-rows-repeated="10482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6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[02/14/2020 14:37:30 : FxTestController.php : 432] </text:p>
          </table:table-cell>
          <table:table-cell table:number-columns-repeated="1023"/>
        </table:table-row>
        <table:table-row table:style-name="ro1">
          <table:table-cell office:value-type="string">
            <text:p>$nameOf_DP</text:p>
          </table:table-cell>
          <table:table-cell office:value-type="string">
            <text:p>dp-all</text:p>
          </table:table-cell>
          <table:table-cell table:number-columns-repeated="1022"/>
        </table:table-row>
        <table:table-row table:style-name="ro1">
          <table:table-cell office:value-type="string">
            <text:p>$_dpath_File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1">
          <table:table-cell office:value-type="string">
            <text:p>$_fname_File_CSV</text:p>
          </table:table-cell>
          <table:table-cell office:value-type="string">
            <text:p>44_5.1_10_rawdata.(AUDJPY).(Period-M15).(NumOfUnits-18000).(Bars-18000).20200116_171429.[SLICE-500].csv</text:p>
          </table:table-cell>
          <table:table-cell table:number-columns-repeated="1022"/>
        </table:table-row>
        <table:table-row table:style-name="ro1">
          <table:table-cell office:value-type="string">
            <text:p>$lo_BarDatas</text:p>
          </table:table-cell>
          <table:table-cell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office:value-type="string">
            <text:p>$lo_Pos</text:p>
          </table:table-cell>
          <table:table-cell office:value-type="float" office:value="497">
            <text:p>497</text:p>
          </table:table-cell>
          <table:table-cell office:value-type="string">
            <text:p>of all bds</text:p>
          </table:table-cell>
          <table:table-cell office:value-type="float" office:value="0.994">
            <text:p>0.994</text:p>
          </table:table-cell>
          <table:table-cell table:number-columns-repeated="1020"/>
        </table:table-row>
        <table:table-row table:style-name="ro1">
          <table:table-cell office:value-type="string">
            <text:p>$numOf_SLs</text:p>
          </table:table-cell>
          <table:table-cell office:value-type="float" office:value="450">
            <text:p>450</text:p>
          </table:table-cell>
          <table:table-cell office:value-type="string">
            <text:p>of all Pos</text:p>
          </table:table-cell>
          <table:table-cell office:value-type="float" office:value="0.905">
            <text:p>0.905</text:p>
          </table:table-cell>
          <table:table-cell table:number-columns-repeated="1020"/>
        </table:table-row>
        <table:table-row table:style-name="ro1">
          <table:table-cell office:value-type="string">
            <text:p>$numOf_TPs</text:p>
          </table:table-cell>
          <table:table-cell office:value-type="float" office:value="41">
            <text:p>41</text:p>
          </table:table-cell>
          <table:table-cell office:value-type="string">
            <text:p>of all Pos</text:p>
          </table:table-cell>
          <table:table-cell office:value-type="float" office:value="0.082">
            <text:p>0.082</text:p>
          </table:table-cell>
          <table:table-cell table:number-columns-repeated="1020"/>
        </table:table-row>
        <table:table-row table:style-name="ro1">
          <table:table-cell office:value-type="string">
            <text:p>sum : start - exit</text:p>
          </table:table-cell>
          <table:table-cell office:value-type="float" office:value="1.359">
            <text:p>1.359</text:p>
          </table:table-cell>
          <table:table-cell table:number-columns-repeated="1022"/>
        </table:table-row>
        <table:table-row table:style-name="ro1">
          <table:table-cell office:value-type="string">
            <text:p>xt_idx = -1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_idx</text:p>
          </table:table-cell>
          <table:table-cell office:value-type="string">
            <text:p>st_pr</text:p>
          </table:table-cell>
          <table:table-cell office:value-type="string">
            <text:p>datetime</text:p>
          </table:table-cell>
          <table:table-cell office:value-type="string">
            <text:p>cu_idx</text:p>
          </table:table-cell>
          <table:table-cell office:value-type="string">
            <text:p>cu_pr</text:p>
          </table:table-cell>
          <table:table-cell office:value-type="string">
            <text:p>datetime</text:p>
          </table:table-cell>
          <table:table-cell office:value-type="string">
            <text:p>ext_idx</text:p>
          </table:table-cell>
          <table:table-cell office:value-type="string">
            <text:p>ext_pr</text:p>
          </table:table-cell>
          <table:table-cell office:value-type="string">
            <text:p>datetime</text:p>
          </table:table-cell>
          <table:table-cell office:value-type="string">
            <text:p>rf_idx</text:p>
          </table:table-cell>
          <table:table-cell office:value-type="string">
            <text:p>rf_pr</text:p>
          </table:table-cell>
          <table:table-cell office:value-type="string">
            <text:p>base_idx</text:p>
          </table:table-cell>
          <table:table-cell office:value-type="string">
            <text:p>base_pr</text:p>
          </table:table-cell>
          <table:table-cell office:value-type="string">
            <text:p>datetime</text:p>
          </table:table-cell>
          <table:table-cell office:value-type="string">
            <text:p>cu_status</text:p>
          </table:table-cell>
          <table:table-cell office:value-type="string">
            <text:p>ext_status</text:p>
          </table:table-cell>
          <table:table-cell office:value-type="string">
            <text:p>exit - start</text:p>
          </table:table-cell>
          <table:table-cell table:number-columns-repeated="100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.066">
            <text:p>75.066</text:p>
          </table:table-cell>
          <table:table-cell table:number-columns-repeated="2" office:value-type="float" office:value="-0">
            <text:p>-0</text:p>
          </table:table-cell>
          <table:table-cell office:value-type="float" office:value="75.006">
            <text:p>75.006</text:p>
          </table:table-cell>
          <table:table-cell table:number-columns-repeated="2" office:value-type="float" office:value="-0">
            <text:p>-0</text:p>
          </table:table-cell>
          <table:table-cell office:value-type="float" office:value="75.006">
            <text:p>75.006</text:p>
          </table:table-cell>
          <table:table-cell table:number-columns-repeated="2" office:value-type="float" office:value="-0">
            <text:p>-0</text:p>
          </table:table-cell>
          <table:table-cell office:value-type="float" office:value="75.069">
            <text:p>75.069</text:p>
          </table:table-cell>
          <table:table-cell office:value-type="float" office:value="-0">
            <text:p>-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5.011">
            <text:p>75.011</text:p>
          </table:table-cell>
          <table:table-cell office:value-type="string">
            <text:p>2020.01.09 05:30</text:p>
          </table:table-cell>
          <table:table-cell office:value-type="float" office:value="12">
            <text:p>12</text:p>
          </table:table-cell>
          <table:table-cell office:value-type="float" office:value="75.105">
            <text:p>75.105</text:p>
          </table:table-cell>
          <table:table-cell office:value-type="string">
            <text:p>2020.01.09 08:15</text:p>
          </table:table-cell>
          <table:table-cell office:value-type="float" office:value="12">
            <text:p>12</text:p>
          </table:table-cell>
          <table:table-cell office:value-type="float" office:value="75.105">
            <text:p>75.105</text:p>
          </table:table-cell>
          <table:table-cell office:value-type="string">
            <text:p>2020.01.09 08:15</text:p>
          </table:table-cell>
          <table:table-cell office:value-type="float" office:value="1">
            <text:p>1</text:p>
          </table:table-cell>
          <table:table-cell office:value-type="float" office:value="75.036">
            <text:p>75.036</text:p>
          </table:table-cell>
          <table:table-cell office:value-type="string">
            <text:p>2020.01.09 0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94000000000008">
            <text:p>0.094</text:p>
          </table:table-cell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01">
            <text:p>75.01</text:p>
          </table:table-cell>
          <table:table-cell office:value-type="string">
            <text:p>2020.01.09 05:45</text:p>
          </table:table-cell>
          <table:table-cell office:value-type="float" office:value="12">
            <text:p>12</text:p>
          </table:table-cell>
          <table:table-cell office:value-type="float" office:value="75.105">
            <text:p>75.105</text:p>
          </table:table-cell>
          <table:table-cell office:value-type="string">
            <text:p>2020.01.09 08:15</text:p>
          </table:table-cell>
          <table:table-cell office:value-type="float" office:value="12">
            <text:p>12</text:p>
          </table:table-cell>
          <table:table-cell office:value-type="float" office:value="75.105">
            <text:p>75.105</text:p>
          </table:table-cell>
          <table:table-cell office:value-type="string">
            <text:p>2020.01.09 08:15</text:p>
          </table:table-cell>
          <table:table-cell office:value-type="float" office:value="2">
            <text:p>2</text:p>
          </table:table-cell>
          <table:table-cell office:value-type="float" office:value="75.027">
            <text:p>75.027</text:p>
          </table:table-cell>
          <table:table-cell office:value-type="string">
            <text:p>2020.01.09 0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94999999999999">
            <text:p>0.095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5.025">
            <text:p>75.025</text:p>
          </table:table-cell>
          <table:table-cell office:value-type="string">
            <text:p>2020.01.09 06:00</text:p>
          </table:table-cell>
          <table:table-cell office:value-type="float" office:value="12">
            <text:p>12</text:p>
          </table:table-cell>
          <table:table-cell office:value-type="float" office:value="75.105">
            <text:p>75.105</text:p>
          </table:table-cell>
          <table:table-cell office:value-type="string">
            <text:p>2020.01.09 08:15</text:p>
          </table:table-cell>
          <table:table-cell office:value-type="float" office:value="12">
            <text:p>12</text:p>
          </table:table-cell>
          <table:table-cell office:value-type="float" office:value="75.105">
            <text:p>75.105</text:p>
          </table:table-cell>
          <table:table-cell office:value-type="string">
            <text:p>2020.01.09 08:15</text:p>
          </table:table-cell>
          <table:table-cell office:value-type="float" office:value="3">
            <text:p>3</text:p>
          </table:table-cell>
          <table:table-cell office:value-type="float" office:value="75.049">
            <text:p>75.049</text:p>
          </table:table-cell>
          <table:table-cell office:value-type="string">
            <text:p>2020.01.09 0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79999999999998">
            <text:p>0.08</text:p>
          </table:table-cell>
          <table:table-cell table:number-columns-repeated="100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5.008">
            <text:p>75.008</text:p>
          </table:table-cell>
          <table:table-cell office:value-type="string">
            <text:p>2020.01.09 06:15</text:p>
          </table:table-cell>
          <table:table-cell office:value-type="float" office:value="12">
            <text:p>12</text:p>
          </table:table-cell>
          <table:table-cell office:value-type="float" office:value="75.105">
            <text:p>75.105</text:p>
          </table:table-cell>
          <table:table-cell office:value-type="string">
            <text:p>2020.01.09 08:15</text:p>
          </table:table-cell>
          <table:table-cell office:value-type="float" office:value="12">
            <text:p>12</text:p>
          </table:table-cell>
          <table:table-cell office:value-type="float" office:value="75.105">
            <text:p>75.105</text:p>
          </table:table-cell>
          <table:table-cell office:value-type="string">
            <text:p>2020.01.09 08:15</text:p>
          </table:table-cell>
          <table:table-cell office:value-type="float" office:value="4">
            <text:p>4</text:p>
          </table:table-cell>
          <table:table-cell office:value-type="float" office:value="75.023">
            <text:p>75.023</text:p>
          </table:table-cell>
          <table:table-cell office:value-type="string">
            <text:p>2020.01.09 0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97000000000008">
            <text:p>0.097</text:p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4.998">
            <text:p>74.998</text:p>
          </table:table-cell>
          <table:table-cell office:value-type="string">
            <text:p>2020.01.09 06:30</text:p>
          </table:table-cell>
          <table:table-cell office:value-type="float" office:value="12">
            <text:p>12</text:p>
          </table:table-cell>
          <table:table-cell office:value-type="float" office:value="75.105">
            <text:p>75.105</text:p>
          </table:table-cell>
          <table:table-cell office:value-type="string">
            <text:p>2020.01.09 08:15</text:p>
          </table:table-cell>
          <table:table-cell office:value-type="float" office:value="12">
            <text:p>12</text:p>
          </table:table-cell>
          <table:table-cell office:value-type="float" office:value="75.105">
            <text:p>75.105</text:p>
          </table:table-cell>
          <table:table-cell office:value-type="string">
            <text:p>2020.01.09 08:15</text:p>
          </table:table-cell>
          <table:table-cell office:value-type="float" office:value="5">
            <text:p>5</text:p>
          </table:table-cell>
          <table:table-cell office:value-type="float" office:value="75.034">
            <text:p>75.034</text:p>
          </table:table-cell>
          <table:table-cell office:value-type="string">
            <text:p>2020.01.09 0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07">
            <text:p>0.107</text:p>
          </table:table-cell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5.03">
            <text:p>75.03</text:p>
          </table:table-cell>
          <table:table-cell office:value-type="string">
            <text:p>2020.01.09 06:45</text:p>
          </table:table-cell>
          <table:table-cell office:value-type="float" office:value="12">
            <text:p>12</text:p>
          </table:table-cell>
          <table:table-cell office:value-type="float" office:value="75.105">
            <text:p>75.105</text:p>
          </table:table-cell>
          <table:table-cell office:value-type="string">
            <text:p>2020.01.09 08:15</text:p>
          </table:table-cell>
          <table:table-cell office:value-type="float" office:value="12">
            <text:p>12</text:p>
          </table:table-cell>
          <table:table-cell office:value-type="float" office:value="75.105">
            <text:p>75.105</text:p>
          </table:table-cell>
          <table:table-cell office:value-type="string">
            <text:p>2020.01.09 08:15</text:p>
          </table:table-cell>
          <table:table-cell office:value-type="float" office:value="6">
            <text:p>6</text:p>
          </table:table-cell>
          <table:table-cell office:value-type="float" office:value="75.061">
            <text:p>75.061</text:p>
          </table:table-cell>
          <table:table-cell office:value-type="string">
            <text:p>2020.01.09 0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75000000000003">
            <text:p>0.075</text:p>
          </table:table-cell>
          <table:table-cell table:number-columns-repeated="100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.055">
            <text:p>75.055</text:p>
          </table:table-cell>
          <table:table-cell office:value-type="string">
            <text:p>2020.01.09 07:00</text:p>
          </table:table-cell>
          <table:table-cell office:value-type="float" office:value="12">
            <text:p>12</text:p>
          </table:table-cell>
          <table:table-cell office:value-type="float" office:value="75.105">
            <text:p>75.105</text:p>
          </table:table-cell>
          <table:table-cell office:value-type="string">
            <text:p>2020.01.09 08:15</text:p>
          </table:table-cell>
          <table:table-cell office:value-type="float" office:value="12">
            <text:p>12</text:p>
          </table:table-cell>
          <table:table-cell office:value-type="float" office:value="75.105">
            <text:p>75.105</text:p>
          </table:table-cell>
          <table:table-cell office:value-type="string">
            <text:p>2020.01.09 08:15</text:p>
          </table:table-cell>
          <table:table-cell office:value-type="float" office:value="7">
            <text:p>7</text:p>
          </table:table-cell>
          <table:table-cell office:value-type="float" office:value="75.072">
            <text:p>75.072</text:p>
          </table:table-cell>
          <table:table-cell office:value-type="string">
            <text:p>2020.01.09 0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9999999999997">
            <text:p>0.05</text:p>
          </table:table-cell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.058">
            <text:p>75.058</text:p>
          </table:table-cell>
          <table:table-cell office:value-type="string">
            <text:p>2020.01.09 07:15</text:p>
          </table:table-cell>
          <table:table-cell office:value-type="float" office:value="12">
            <text:p>12</text:p>
          </table:table-cell>
          <table:table-cell office:value-type="float" office:value="75.105">
            <text:p>75.105</text:p>
          </table:table-cell>
          <table:table-cell office:value-type="string">
            <text:p>2020.01.09 08:15</text:p>
          </table:table-cell>
          <table:table-cell office:value-type="float" office:value="12">
            <text:p>12</text:p>
          </table:table-cell>
          <table:table-cell office:value-type="float" office:value="75.105">
            <text:p>75.105</text:p>
          </table:table-cell>
          <table:table-cell office:value-type="string">
            <text:p>2020.01.09 08:15</text:p>
          </table:table-cell>
          <table:table-cell office:value-type="float" office:value="8">
            <text:p>8</text:p>
          </table:table-cell>
          <table:table-cell office:value-type="float" office:value="75.076">
            <text:p>75.076</text:p>
          </table:table-cell>
          <table:table-cell office:value-type="string">
            <text:p>2020.01.09 0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6999999999997">
            <text:p>0.047</text:p>
          </table:table-cell>
          <table:table-cell table:number-columns-repeated="100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5.065">
            <text:p>75.065</text:p>
          </table:table-cell>
          <table:table-cell office:value-type="string">
            <text:p>2020.01.09 07:30</text:p>
          </table:table-cell>
          <table:table-cell office:value-type="float" office:value="12">
            <text:p>12</text:p>
          </table:table-cell>
          <table:table-cell office:value-type="float" office:value="75.105">
            <text:p>75.105</text:p>
          </table:table-cell>
          <table:table-cell office:value-type="string">
            <text:p>2020.01.09 08:15</text:p>
          </table:table-cell>
          <table:table-cell office:value-type="float" office:value="12">
            <text:p>12</text:p>
          </table:table-cell>
          <table:table-cell office:value-type="float" office:value="75.105">
            <text:p>75.105</text:p>
          </table:table-cell>
          <table:table-cell office:value-type="string">
            <text:p>2020.01.09 08:15</text:p>
          </table:table-cell>
          <table:table-cell office:value-type="float" office:value="9">
            <text:p>9</text:p>
          </table:table-cell>
          <table:table-cell office:value-type="float" office:value="75.069">
            <text:p>75.069</text:p>
          </table:table-cell>
          <table:table-cell office:value-type="string">
            <text:p>2020.01.09 0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0000000000006">
            <text:p>0.04</text:p>
          </table:table-cell>
          <table:table-cell table:number-columns-repeated="100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5.068">
            <text:p>75.068</text:p>
          </table:table-cell>
          <table:table-cell office:value-type="string">
            <text:p>2020.01.09 07:45</text:p>
          </table:table-cell>
          <table:table-cell office:value-type="float" office:value="12">
            <text:p>12</text:p>
          </table:table-cell>
          <table:table-cell office:value-type="float" office:value="75.105">
            <text:p>75.105</text:p>
          </table:table-cell>
          <table:table-cell office:value-type="string">
            <text:p>2020.01.09 08:15</text:p>
          </table:table-cell>
          <table:table-cell office:value-type="float" office:value="12">
            <text:p>12</text:p>
          </table:table-cell>
          <table:table-cell office:value-type="float" office:value="75.105">
            <text:p>75.105</text:p>
          </table:table-cell>
          <table:table-cell office:value-type="string">
            <text:p>2020.01.09 08:15</text:p>
          </table:table-cell>
          <table:table-cell office:value-type="float" office:value="10">
            <text:p>10</text:p>
          </table:table-cell>
          <table:table-cell office:value-type="float" office:value="75.131">
            <text:p>75.131</text:p>
          </table:table-cell>
          <table:table-cell office:value-type="string">
            <text:p>2020.01.09 0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7000000000006">
            <text:p>0.037</text:p>
          </table:table-cell>
          <table:table-cell table:number-columns-repeated="100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5.128">
            <text:p>75.128</text:p>
          </table:table-cell>
          <table:table-cell office:value-type="string">
            <text:p>2020.01.09 08:00</text:p>
          </table:table-cell>
          <table:table-cell office:value-type="float" office:value="19">
            <text:p>19</text:p>
          </table:table-cell>
          <table:table-cell office:value-type="float" office:value="75.141">
            <text:p>75.141</text:p>
          </table:table-cell>
          <table:table-cell office:value-type="string">
            <text:p>2020.01.09 10:00</text:p>
          </table:table-cell>
          <table:table-cell office:value-type="float" office:value="19">
            <text:p>19</text:p>
          </table:table-cell>
          <table:table-cell office:value-type="float" office:value="75.141">
            <text:p>75.141</text:p>
          </table:table-cell>
          <table:table-cell office:value-type="string">
            <text:p>2020.01.09 10:00</text:p>
          </table:table-cell>
          <table:table-cell office:value-type="float" office:value="11">
            <text:p>11</text:p>
          </table:table-cell>
          <table:table-cell office:value-type="float" office:value="75.165">
            <text:p>75.165</text:p>
          </table:table-cell>
          <table:table-cell office:value-type="string">
            <text:p>2020.01.09 0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2999999999991">
            <text:p>0.013</text:p>
          </table:table-cell>
          <table:table-cell table:number-columns-repeated="100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5.115">
            <text:p>75.115</text:p>
          </table:table-cell>
          <table:table-cell office:value-type="string">
            <text:p>2020.01.09 08:15</text:p>
          </table:table-cell>
          <table:table-cell office:value-type="float" office:value="19">
            <text:p>19</text:p>
          </table:table-cell>
          <table:table-cell office:value-type="float" office:value="75.141">
            <text:p>75.141</text:p>
          </table:table-cell>
          <table:table-cell office:value-type="string">
            <text:p>2020.01.09 10:00</text:p>
          </table:table-cell>
          <table:table-cell office:value-type="float" office:value="19">
            <text:p>19</text:p>
          </table:table-cell>
          <table:table-cell office:value-type="float" office:value="75.141">
            <text:p>75.141</text:p>
          </table:table-cell>
          <table:table-cell office:value-type="string">
            <text:p>2020.01.09 10:00</text:p>
          </table:table-cell>
          <table:table-cell office:value-type="float" office:value="12">
            <text:p>12</text:p>
          </table:table-cell>
          <table:table-cell office:value-type="float" office:value="75.128">
            <text:p>75.128</text:p>
          </table:table-cell>
          <table:table-cell office:value-type="string">
            <text:p>2020.01.09 0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5999999999996">
            <text:p>0.026</text:p>
          </table:table-cell>
          <table:table-cell table:number-columns-repeated="100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5.108">
            <text:p>75.108</text:p>
          </table:table-cell>
          <table:table-cell office:value-type="string">
            <text:p>2020.01.09 08:30</text:p>
          </table:table-cell>
          <table:table-cell office:value-type="float" office:value="19">
            <text:p>19</text:p>
          </table:table-cell>
          <table:table-cell office:value-type="float" office:value="75.141">
            <text:p>75.141</text:p>
          </table:table-cell>
          <table:table-cell office:value-type="string">
            <text:p>2020.01.09 10:00</text:p>
          </table:table-cell>
          <table:table-cell office:value-type="float" office:value="19">
            <text:p>19</text:p>
          </table:table-cell>
          <table:table-cell office:value-type="float" office:value="75.141">
            <text:p>75.141</text:p>
          </table:table-cell>
          <table:table-cell office:value-type="string">
            <text:p>2020.01.09 10:00</text:p>
          </table:table-cell>
          <table:table-cell office:value-type="float" office:value="13">
            <text:p>13</text:p>
          </table:table-cell>
          <table:table-cell office:value-type="float" office:value="75.121">
            <text:p>75.121</text:p>
          </table:table-cell>
          <table:table-cell office:value-type="string">
            <text:p>2020.01.09 0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2999999999987">
            <text:p>0.033</text:p>
          </table:table-cell>
          <table:table-cell table:number-columns-repeated="100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5.097">
            <text:p>75.097</text:p>
          </table:table-cell>
          <table:table-cell office:value-type="string">
            <text:p>2020.01.09 08:45</text:p>
          </table:table-cell>
          <table:table-cell office:value-type="float" office:value="19">
            <text:p>19</text:p>
          </table:table-cell>
          <table:table-cell office:value-type="float" office:value="75.141">
            <text:p>75.141</text:p>
          </table:table-cell>
          <table:table-cell office:value-type="string">
            <text:p>2020.01.09 10:00</text:p>
          </table:table-cell>
          <table:table-cell office:value-type="float" office:value="19">
            <text:p>19</text:p>
          </table:table-cell>
          <table:table-cell office:value-type="float" office:value="75.141">
            <text:p>75.141</text:p>
          </table:table-cell>
          <table:table-cell office:value-type="string">
            <text:p>2020.01.09 10:00</text:p>
          </table:table-cell>
          <table:table-cell office:value-type="float" office:value="14">
            <text:p>14</text:p>
          </table:table-cell>
          <table:table-cell office:value-type="float" office:value="75.147">
            <text:p>75.147</text:p>
          </table:table-cell>
          <table:table-cell office:value-type="string">
            <text:p>2020.01.09 0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3999999999997">
            <text:p>0.044</text:p>
          </table:table-cell>
          <table:table-cell table:number-columns-repeated="100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5.143">
            <text:p>75.143</text:p>
          </table:table-cell>
          <table:table-cell office:value-type="string">
            <text:p>2020.01.09 09:00</text:p>
          </table:table-cell>
          <table:table-cell office:value-type="float" office:value="19">
            <text:p>19</text:p>
          </table:table-cell>
          <table:table-cell office:value-type="float" office:value="75.141">
            <text:p>75.141</text:p>
          </table:table-cell>
          <table:table-cell office:value-type="string">
            <text:p>2020.01.09 10:00</text:p>
          </table:table-cell>
          <table:table-cell office:value-type="float" office:value="19">
            <text:p>19</text:p>
          </table:table-cell>
          <table:table-cell office:value-type="float" office:value="75.141">
            <text:p>75.141</text:p>
          </table:table-cell>
          <table:table-cell office:value-type="string">
            <text:p>2020.01.09 10:00</text:p>
          </table:table-cell>
          <table:table-cell office:value-type="float" office:value="15">
            <text:p>15</text:p>
          </table:table-cell>
          <table:table-cell office:value-type="float" office:value="75.148">
            <text:p>75.148</text:p>
          </table:table-cell>
          <table:table-cell office:value-type="string">
            <text:p>2020.01.09 0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20000000000095">
            <text:p>-0.002</text:p>
          </table:table-cell>
          <table:table-cell table:number-columns-repeated="100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5.113">
            <text:p>75.113</text:p>
          </table:table-cell>
          <table:table-cell office:value-type="string">
            <text:p>2020.01.09 09:15</text:p>
          </table:table-cell>
          <table:table-cell office:value-type="float" office:value="19">
            <text:p>19</text:p>
          </table:table-cell>
          <table:table-cell office:value-type="float" office:value="75.141">
            <text:p>75.141</text:p>
          </table:table-cell>
          <table:table-cell office:value-type="string">
            <text:p>2020.01.09 10:00</text:p>
          </table:table-cell>
          <table:table-cell office:value-type="float" office:value="19">
            <text:p>19</text:p>
          </table:table-cell>
          <table:table-cell office:value-type="float" office:value="75.141">
            <text:p>75.141</text:p>
          </table:table-cell>
          <table:table-cell office:value-type="string">
            <text:p>2020.01.09 10:00</text:p>
          </table:table-cell>
          <table:table-cell office:value-type="float" office:value="16">
            <text:p>16</text:p>
          </table:table-cell>
          <table:table-cell office:value-type="float" office:value="75.138">
            <text:p>75.138</text:p>
          </table:table-cell>
          <table:table-cell office:value-type="string">
            <text:p>2020.01.09 0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7999999999992">
            <text:p>0.028</text:p>
          </table:table-cell>
          <table:table-cell table:number-columns-repeated="100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5.128">
            <text:p>75.128</text:p>
          </table:table-cell>
          <table:table-cell office:value-type="string">
            <text:p>2020.01.09 09:30</text:p>
          </table:table-cell>
          <table:table-cell office:value-type="float" office:value="19">
            <text:p>19</text:p>
          </table:table-cell>
          <table:table-cell office:value-type="float" office:value="75.141">
            <text:p>75.141</text:p>
          </table:table-cell>
          <table:table-cell office:value-type="string">
            <text:p>2020.01.09 10:00</text:p>
          </table:table-cell>
          <table:table-cell office:value-type="float" office:value="19">
            <text:p>19</text:p>
          </table:table-cell>
          <table:table-cell office:value-type="float" office:value="75.141">
            <text:p>75.141</text:p>
          </table:table-cell>
          <table:table-cell office:value-type="string">
            <text:p>2020.01.09 10:00</text:p>
          </table:table-cell>
          <table:table-cell office:value-type="float" office:value="17">
            <text:p>17</text:p>
          </table:table-cell>
          <table:table-cell office:value-type="float" office:value="75.162">
            <text:p>75.162</text:p>
          </table:table-cell>
          <table:table-cell office:value-type="string">
            <text:p>2020.01.09 0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2999999999991">
            <text:p>0.013</text:p>
          </table:table-cell>
          <table:table-cell table:number-columns-repeated="100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5.157">
            <text:p>75.157</text:p>
          </table:table-cell>
          <table:table-cell office:value-type="string">
            <text:p>2020.01.09 09:45</text:p>
          </table:table-cell>
          <table:table-cell office:value-type="float" office:value="19">
            <text:p>19</text:p>
          </table:table-cell>
          <table:table-cell office:value-type="float" office:value="75.141">
            <text:p>75.141</text:p>
          </table:table-cell>
          <table:table-cell office:value-type="string">
            <text:p>2020.01.09 10:00</text:p>
          </table:table-cell>
          <table:table-cell office:value-type="float" office:value="19">
            <text:p>19</text:p>
          </table:table-cell>
          <table:table-cell office:value-type="float" office:value="75.141">
            <text:p>75.141</text:p>
          </table:table-cell>
          <table:table-cell office:value-type="string">
            <text:p>2020.01.09 10:00</text:p>
          </table:table-cell>
          <table:table-cell office:value-type="float" office:value="18">
            <text:p>18</text:p>
          </table:table-cell>
          <table:table-cell office:value-type="float" office:value="75.201">
            <text:p>75.201</text:p>
          </table:table-cell>
          <table:table-cell office:value-type="string">
            <text:p>2020.01.09 0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6000000000005">
            <text:p>-0.016</text:p>
          </table:table-cell>
          <table:table-cell table:number-columns-repeated="100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5.185">
            <text:p>75.185</text:p>
          </table:table-cell>
          <table:table-cell office:value-type="string">
            <text:p>2020.01.09 10:00</text:p>
          </table:table-cell>
          <table:table-cell office:value-type="float" office:value="19">
            <text:p>19</text:p>
          </table:table-cell>
          <table:table-cell office:value-type="float" office:value="75.125">
            <text:p>75.125</text:p>
          </table:table-cell>
          <table:table-cell office:value-type="string">
            <text:p>2020.01.09 10:00</text:p>
          </table:table-cell>
          <table:table-cell office:value-type="float" office:value="19">
            <text:p>19</text:p>
          </table:table-cell>
          <table:table-cell office:value-type="float" office:value="75.125">
            <text:p>75.125</text:p>
          </table:table-cell>
          <table:table-cell office:value-type="string">
            <text:p>2020.01.09 10:00</text:p>
          </table:table-cell>
          <table:table-cell office:value-type="float" office:value="19">
            <text:p>19</text:p>
          </table:table-cell>
          <table:table-cell office:value-type="float" office:value="75.185">
            <text:p>75.185</text:p>
          </table:table-cell>
          <table:table-cell office:value-type="string">
            <text:p>2020.01.09 1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5.1">
            <text:p>75.1</text:p>
          </table:table-cell>
          <table:table-cell office:value-type="string">
            <text:p>2020.01.09 10:15</text:p>
          </table:table-cell>
          <table:table-cell office:value-type="float" office:value="20">
            <text:p>20</text:p>
          </table:table-cell>
          <table:table-cell office:value-type="float" office:value="75.04">
            <text:p>75.04</text:p>
          </table:table-cell>
          <table:table-cell office:value-type="string">
            <text:p>2020.01.09 10:15</text:p>
          </table:table-cell>
          <table:table-cell office:value-type="float" office:value="20">
            <text:p>20</text:p>
          </table:table-cell>
          <table:table-cell office:value-type="float" office:value="75.04">
            <text:p>75.04</text:p>
          </table:table-cell>
          <table:table-cell office:value-type="string">
            <text:p>2020.01.09 10:15</text:p>
          </table:table-cell>
          <table:table-cell office:value-type="float" office:value="20">
            <text:p>20</text:p>
          </table:table-cell>
          <table:table-cell office:value-type="float" office:value="75.108">
            <text:p>75.108</text:p>
          </table:table-cell>
          <table:table-cell office:value-type="string">
            <text:p>2020.01.09 1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5.065">
            <text:p>75.065</text:p>
          </table:table-cell>
          <table:table-cell office:value-type="string">
            <text:p>2020.01.09 10:30</text:p>
          </table:table-cell>
          <table:table-cell office:value-type="float" office:value="22">
            <text:p>22</text:p>
          </table:table-cell>
          <table:table-cell office:value-type="float" office:value="75.054">
            <text:p>75.054</text:p>
          </table:table-cell>
          <table:table-cell office:value-type="string">
            <text:p>2020.01.09 10:45</text:p>
          </table:table-cell>
          <table:table-cell office:value-type="float" office:value="22">
            <text:p>22</text:p>
          </table:table-cell>
          <table:table-cell office:value-type="float" office:value="75.054">
            <text:p>75.054</text:p>
          </table:table-cell>
          <table:table-cell office:value-type="string">
            <text:p>2020.01.09 10:45</text:p>
          </table:table-cell>
          <table:table-cell office:value-type="float" office:value="21">
            <text:p>21</text:p>
          </table:table-cell>
          <table:table-cell office:value-type="float" office:value="75.114">
            <text:p>75.114</text:p>
          </table:table-cell>
          <table:table-cell office:value-type="string">
            <text:p>2020.01.09 1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0999999999996">
            <text:p>-0.011</text:p>
          </table:table-cell>
          <table:table-cell table:number-columns-repeated="100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5.093">
            <text:p>75.093</text:p>
          </table:table-cell>
          <table:table-cell office:value-type="string">
            <text:p>2020.01.09 10:45</text:p>
          </table:table-cell>
          <table:table-cell office:value-type="float" office:value="22">
            <text:p>22</text:p>
          </table:table-cell>
          <table:table-cell office:value-type="float" office:value="75.033">
            <text:p>75.033</text:p>
          </table:table-cell>
          <table:table-cell office:value-type="string">
            <text:p>2020.01.09 10:45</text:p>
          </table:table-cell>
          <table:table-cell office:value-type="float" office:value="22">
            <text:p>22</text:p>
          </table:table-cell>
          <table:table-cell office:value-type="float" office:value="75.033">
            <text:p>75.033</text:p>
          </table:table-cell>
          <table:table-cell office:value-type="string">
            <text:p>2020.01.09 10:45</text:p>
          </table:table-cell>
          <table:table-cell office:value-type="float" office:value="22">
            <text:p>22</text:p>
          </table:table-cell>
          <table:table-cell office:value-type="float" office:value="75.1">
            <text:p>75.1</text:p>
          </table:table-cell>
          <table:table-cell office:value-type="string">
            <text:p>2020.01.09 1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5.038">
            <text:p>75.038</text:p>
          </table:table-cell>
          <table:table-cell office:value-type="string">
            <text:p>2020.01.09 11:00</text:p>
          </table:table-cell>
          <table:table-cell office:value-type="float" office:value="26">
            <text:p>26</text:p>
          </table:table-cell>
          <table:table-cell office:value-type="float" office:value="74.978">
            <text:p>74.978</text:p>
          </table:table-cell>
          <table:table-cell office:value-type="string">
            <text:p>2020.01.09 11:45</text:p>
          </table:table-cell>
          <table:table-cell office:value-type="float" office:value="26">
            <text:p>26</text:p>
          </table:table-cell>
          <table:table-cell office:value-type="float" office:value="74.978">
            <text:p>74.978</text:p>
          </table:table-cell>
          <table:table-cell office:value-type="string">
            <text:p>2020.01.09 11:45</text:p>
          </table:table-cell>
          <table:table-cell office:value-type="float" office:value="23">
            <text:p>23</text:p>
          </table:table-cell>
          <table:table-cell office:value-type="float" office:value="75.053">
            <text:p>75.053</text:p>
          </table:table-cell>
          <table:table-cell office:value-type="string">
            <text:p>2020.01.09 1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5.023">
            <text:p>75.023</text:p>
          </table:table-cell>
          <table:table-cell office:value-type="string">
            <text:p>2020.01.09 11:15</text:p>
          </table:table-cell>
          <table:table-cell office:value-type="float" office:value="26">
            <text:p>26</text:p>
          </table:table-cell>
          <table:table-cell office:value-type="float" office:value="75.016">
            <text:p>75.016</text:p>
          </table:table-cell>
          <table:table-cell office:value-type="string">
            <text:p>2020.01.09 11:45</text:p>
          </table:table-cell>
          <table:table-cell office:value-type="float" office:value="26">
            <text:p>26</text:p>
          </table:table-cell>
          <table:table-cell office:value-type="float" office:value="75.016">
            <text:p>75.016</text:p>
          </table:table-cell>
          <table:table-cell office:value-type="string">
            <text:p>2020.01.09 11:45</text:p>
          </table:table-cell>
          <table:table-cell office:value-type="float" office:value="24">
            <text:p>24</text:p>
          </table:table-cell>
          <table:table-cell office:value-type="float" office:value="75.054">
            <text:p>75.054</text:p>
          </table:table-cell>
          <table:table-cell office:value-type="string">
            <text:p>2020.01.09 1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7000000000005">
            <text:p>-0.007</text:p>
          </table:table-cell>
          <table:table-cell table:number-columns-repeated="100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5.048">
            <text:p>75.048</text:p>
          </table:table-cell>
          <table:table-cell office:value-type="string">
            <text:p>2020.01.09 11:30</text:p>
          </table:table-cell>
          <table:table-cell office:value-type="float" office:value="26">
            <text:p>26</text:p>
          </table:table-cell>
          <table:table-cell office:value-type="float" office:value="74.988">
            <text:p>74.988</text:p>
          </table:table-cell>
          <table:table-cell office:value-type="string">
            <text:p>2020.01.09 11:45</text:p>
          </table:table-cell>
          <table:table-cell office:value-type="float" office:value="26">
            <text:p>26</text:p>
          </table:table-cell>
          <table:table-cell office:value-type="float" office:value="74.988">
            <text:p>74.988</text:p>
          </table:table-cell>
          <table:table-cell office:value-type="string">
            <text:p>2020.01.09 11:45</text:p>
          </table:table-cell>
          <table:table-cell office:value-type="float" office:value="25">
            <text:p>25</text:p>
          </table:table-cell>
          <table:table-cell office:value-type="float" office:value="75.076">
            <text:p>75.076</text:p>
          </table:table-cell>
          <table:table-cell office:value-type="string">
            <text:p>2020.01.09 1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5.02">
            <text:p>75.02</text:p>
          </table:table-cell>
          <table:table-cell office:value-type="string">
            <text:p>2020.01.09 11:45</text:p>
          </table:table-cell>
          <table:table-cell office:value-type="float" office:value="34">
            <text:p>34</text:p>
          </table:table-cell>
          <table:table-cell office:value-type="float" office:value="75.074">
            <text:p>75.074</text:p>
          </table:table-cell>
          <table:table-cell office:value-type="string">
            <text:p>2020.01.09 13:45</text:p>
          </table:table-cell>
          <table:table-cell office:value-type="float" office:value="34">
            <text:p>34</text:p>
          </table:table-cell>
          <table:table-cell office:value-type="float" office:value="75.074">
            <text:p>75.074</text:p>
          </table:table-cell>
          <table:table-cell office:value-type="string">
            <text:p>2020.01.09 13:45</text:p>
          </table:table-cell>
          <table:table-cell office:value-type="float" office:value="26">
            <text:p>26</text:p>
          </table:table-cell>
          <table:table-cell office:value-type="float" office:value="75.046">
            <text:p>75.046</text:p>
          </table:table-cell>
          <table:table-cell office:value-type="string">
            <text:p>2020.01.09 1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54000000000002">
            <text:p>0.054</text:p>
          </table:table-cell>
          <table:table-cell table:number-columns-repeated="100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5.046">
            <text:p>75.046</text:p>
          </table:table-cell>
          <table:table-cell office:value-type="string">
            <text:p>2020.01.09 12:00</text:p>
          </table:table-cell>
          <table:table-cell office:value-type="float" office:value="34">
            <text:p>34</text:p>
          </table:table-cell>
          <table:table-cell office:value-type="float" office:value="75.074">
            <text:p>75.074</text:p>
          </table:table-cell>
          <table:table-cell office:value-type="string">
            <text:p>2020.01.09 13:45</text:p>
          </table:table-cell>
          <table:table-cell office:value-type="float" office:value="34">
            <text:p>34</text:p>
          </table:table-cell>
          <table:table-cell office:value-type="float" office:value="75.074">
            <text:p>75.074</text:p>
          </table:table-cell>
          <table:table-cell office:value-type="string">
            <text:p>2020.01.09 13:45</text:p>
          </table:table-cell>
          <table:table-cell office:value-type="float" office:value="27">
            <text:p>27</text:p>
          </table:table-cell>
          <table:table-cell office:value-type="float" office:value="75.076">
            <text:p>75.076</text:p>
          </table:table-cell>
          <table:table-cell office:value-type="string">
            <text:p>2020.01.09 1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27999999999992">
            <text:p>0.028</text:p>
          </table:table-cell>
          <table:table-cell table:number-columns-repeated="1007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5.069">
            <text:p>75.069</text:p>
          </table:table-cell>
          <table:table-cell office:value-type="string">
            <text:p>2020.01.09 12:15</text:p>
          </table:table-cell>
          <table:table-cell office:value-type="float" office:value="34">
            <text:p>34</text:p>
          </table:table-cell>
          <table:table-cell office:value-type="float" office:value="75.074">
            <text:p>75.074</text:p>
          </table:table-cell>
          <table:table-cell office:value-type="string">
            <text:p>2020.01.09 13:45</text:p>
          </table:table-cell>
          <table:table-cell office:value-type="float" office:value="34">
            <text:p>34</text:p>
          </table:table-cell>
          <table:table-cell office:value-type="float" office:value="75.074">
            <text:p>75.074</text:p>
          </table:table-cell>
          <table:table-cell office:value-type="string">
            <text:p>2020.01.09 13:45</text:p>
          </table:table-cell>
          <table:table-cell office:value-type="float" office:value="28">
            <text:p>28</text:p>
          </table:table-cell>
          <table:table-cell office:value-type="float" office:value="75.072">
            <text:p>75.072</text:p>
          </table:table-cell>
          <table:table-cell office:value-type="string">
            <text:p>2020.01.09 1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49999999999955">
            <text:p>0.005</text:p>
          </table:table-cell>
          <table:table-cell table:number-columns-repeated="1007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5.044">
            <text:p>75.044</text:p>
          </table:table-cell>
          <table:table-cell office:value-type="string">
            <text:p>2020.01.09 12:30</text:p>
          </table:table-cell>
          <table:table-cell office:value-type="float" office:value="34">
            <text:p>34</text:p>
          </table:table-cell>
          <table:table-cell office:value-type="float" office:value="75.074">
            <text:p>75.074</text:p>
          </table:table-cell>
          <table:table-cell office:value-type="string">
            <text:p>2020.01.09 13:45</text:p>
          </table:table-cell>
          <table:table-cell office:value-type="float" office:value="34">
            <text:p>34</text:p>
          </table:table-cell>
          <table:table-cell office:value-type="float" office:value="75.074">
            <text:p>75.074</text:p>
          </table:table-cell>
          <table:table-cell office:value-type="string">
            <text:p>2020.01.09 13:45</text:p>
          </table:table-cell>
          <table:table-cell office:value-type="float" office:value="29">
            <text:p>29</text:p>
          </table:table-cell>
          <table:table-cell office:value-type="float" office:value="75.088">
            <text:p>75.088</text:p>
          </table:table-cell>
          <table:table-cell office:value-type="string">
            <text:p>2020.01.09 1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30000000000001">
            <text:p>0.03</text:p>
          </table:table-cell>
          <table:table-cell table:number-columns-repeated="100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5.086">
            <text:p>75.086</text:p>
          </table:table-cell>
          <table:table-cell office:value-type="string">
            <text:p>2020.01.09 12:45</text:p>
          </table:table-cell>
          <table:table-cell office:value-type="float" office:value="34">
            <text:p>34</text:p>
          </table:table-cell>
          <table:table-cell office:value-type="float" office:value="75.074">
            <text:p>75.074</text:p>
          </table:table-cell>
          <table:table-cell office:value-type="string">
            <text:p>2020.01.09 13:45</text:p>
          </table:table-cell>
          <table:table-cell office:value-type="float" office:value="34">
            <text:p>34</text:p>
          </table:table-cell>
          <table:table-cell office:value-type="float" office:value="75.074">
            <text:p>75.074</text:p>
          </table:table-cell>
          <table:table-cell office:value-type="string">
            <text:p>2020.01.09 13:45</text:p>
          </table:table-cell>
          <table:table-cell office:value-type="float" office:value="30">
            <text:p>30</text:p>
          </table:table-cell>
          <table:table-cell office:value-type="float" office:value="75.105">
            <text:p>75.105</text:p>
          </table:table-cell>
          <table:table-cell office:value-type="string">
            <text:p>2020.01.09 1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2">
            <text:p>-0.012</text:p>
          </table:table-cell>
          <table:table-cell table:number-columns-repeated="100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5.104">
            <text:p>75.104</text:p>
          </table:table-cell>
          <table:table-cell office:value-type="string">
            <text:p>2020.01.09 13:00</text:p>
          </table:table-cell>
          <table:table-cell office:value-type="float" office:value="35">
            <text:p>35</text:p>
          </table:table-cell>
          <table:table-cell office:value-type="float" office:value="75.044">
            <text:p>75.044</text:p>
          </table:table-cell>
          <table:table-cell office:value-type="string">
            <text:p>2020.01.09 14:00</text:p>
          </table:table-cell>
          <table:table-cell office:value-type="float" office:value="35">
            <text:p>35</text:p>
          </table:table-cell>
          <table:table-cell office:value-type="float" office:value="75.044">
            <text:p>75.044</text:p>
          </table:table-cell>
          <table:table-cell office:value-type="string">
            <text:p>2020.01.09 14:00</text:p>
          </table:table-cell>
          <table:table-cell office:value-type="float" office:value="31">
            <text:p>31</text:p>
          </table:table-cell>
          <table:table-cell office:value-type="float" office:value="75.134">
            <text:p>75.134</text:p>
          </table:table-cell>
          <table:table-cell office:value-type="string">
            <text:p>2020.01.09 1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5.115">
            <text:p>75.115</text:p>
          </table:table-cell>
          <table:table-cell office:value-type="string">
            <text:p>2020.01.09 13:15</text:p>
          </table:table-cell>
          <table:table-cell office:value-type="float" office:value="35">
            <text:p>35</text:p>
          </table:table-cell>
          <table:table-cell office:value-type="float" office:value="75.055">
            <text:p>75.055</text:p>
          </table:table-cell>
          <table:table-cell office:value-type="string">
            <text:p>2020.01.09 14:00</text:p>
          </table:table-cell>
          <table:table-cell office:value-type="float" office:value="35">
            <text:p>35</text:p>
          </table:table-cell>
          <table:table-cell office:value-type="float" office:value="75.055">
            <text:p>75.055</text:p>
          </table:table-cell>
          <table:table-cell office:value-type="string">
            <text:p>2020.01.09 14:00</text:p>
          </table:table-cell>
          <table:table-cell office:value-type="float" office:value="32">
            <text:p>32</text:p>
          </table:table-cell>
          <table:table-cell office:value-type="float" office:value="75.12">
            <text:p>75.12</text:p>
          </table:table-cell>
          <table:table-cell office:value-type="string">
            <text:p>2020.01.09 1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5.108">
            <text:p>75.108</text:p>
          </table:table-cell>
          <table:table-cell office:value-type="string">
            <text:p>2020.01.09 13:30</text:p>
          </table:table-cell>
          <table:table-cell office:value-type="float" office:value="35">
            <text:p>35</text:p>
          </table:table-cell>
          <table:table-cell office:value-type="float" office:value="75.048">
            <text:p>75.048</text:p>
          </table:table-cell>
          <table:table-cell office:value-type="string">
            <text:p>2020.01.09 14:00</text:p>
          </table:table-cell>
          <table:table-cell office:value-type="float" office:value="35">
            <text:p>35</text:p>
          </table:table-cell>
          <table:table-cell office:value-type="float" office:value="75.048">
            <text:p>75.048</text:p>
          </table:table-cell>
          <table:table-cell office:value-type="string">
            <text:p>2020.01.09 14:00</text:p>
          </table:table-cell>
          <table:table-cell office:value-type="float" office:value="33">
            <text:p>33</text:p>
          </table:table-cell>
          <table:table-cell office:value-type="float" office:value="75.129">
            <text:p>75.129</text:p>
          </table:table-cell>
          <table:table-cell office:value-type="string">
            <text:p>2020.01.09 1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5.098">
            <text:p>75.098</text:p>
          </table:table-cell>
          <table:table-cell office:value-type="string">
            <text:p>2020.01.09 13:45</text:p>
          </table:table-cell>
          <table:table-cell office:value-type="float" office:value="36">
            <text:p>36</text:p>
          </table:table-cell>
          <table:table-cell office:value-type="float" office:value="75.038">
            <text:p>75.038</text:p>
          </table:table-cell>
          <table:table-cell office:value-type="string">
            <text:p>2020.01.09 14:15</text:p>
          </table:table-cell>
          <table:table-cell office:value-type="float" office:value="36">
            <text:p>36</text:p>
          </table:table-cell>
          <table:table-cell office:value-type="float" office:value="75.038">
            <text:p>75.038</text:p>
          </table:table-cell>
          <table:table-cell office:value-type="string">
            <text:p>2020.01.09 14:15</text:p>
          </table:table-cell>
          <table:table-cell office:value-type="float" office:value="34">
            <text:p>34</text:p>
          </table:table-cell>
          <table:table-cell office:value-type="float" office:value="75.119">
            <text:p>75.119</text:p>
          </table:table-cell>
          <table:table-cell office:value-type="string">
            <text:p>2020.01.09 1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5.062">
            <text:p>75.062</text:p>
          </table:table-cell>
          <table:table-cell office:value-type="string">
            <text:p>2020.01.09 14:00</text:p>
          </table:table-cell>
          <table:table-cell office:value-type="float" office:value="36">
            <text:p>36</text:p>
          </table:table-cell>
          <table:table-cell office:value-type="float" office:value="75.046">
            <text:p>75.046</text:p>
          </table:table-cell>
          <table:table-cell office:value-type="string">
            <text:p>2020.01.09 14:15</text:p>
          </table:table-cell>
          <table:table-cell office:value-type="float" office:value="36">
            <text:p>36</text:p>
          </table:table-cell>
          <table:table-cell office:value-type="float" office:value="75.046">
            <text:p>75.046</text:p>
          </table:table-cell>
          <table:table-cell office:value-type="string">
            <text:p>2020.01.09 14:15</text:p>
          </table:table-cell>
          <table:table-cell office:value-type="float" office:value="35">
            <text:p>35</text:p>
          </table:table-cell>
          <table:table-cell office:value-type="float" office:value="75.106">
            <text:p>75.106</text:p>
          </table:table-cell>
          <table:table-cell office:value-type="string">
            <text:p>2020.01.09 1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6000000000005">
            <text:p>-0.016</text:p>
          </table:table-cell>
          <table:table-cell table:number-columns-repeated="1007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5.105">
            <text:p>75.105</text:p>
          </table:table-cell>
          <table:table-cell office:value-type="string">
            <text:p>2020.01.09 14:15</text:p>
          </table:table-cell>
          <table:table-cell office:value-type="float" office:value="36">
            <text:p>36</text:p>
          </table:table-cell>
          <table:table-cell office:value-type="float" office:value="75.045">
            <text:p>75.045</text:p>
          </table:table-cell>
          <table:table-cell office:value-type="string">
            <text:p>2020.01.09 14:15</text:p>
          </table:table-cell>
          <table:table-cell office:value-type="float" office:value="36">
            <text:p>36</text:p>
          </table:table-cell>
          <table:table-cell office:value-type="float" office:value="75.045">
            <text:p>75.045</text:p>
          </table:table-cell>
          <table:table-cell office:value-type="string">
            <text:p>2020.01.09 14:15</text:p>
          </table:table-cell>
          <table:table-cell office:value-type="float" office:value="36">
            <text:p>36</text:p>
          </table:table-cell>
          <table:table-cell office:value-type="float" office:value="75.141">
            <text:p>75.141</text:p>
          </table:table-cell>
          <table:table-cell office:value-type="string">
            <text:p>2020.01.09 1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5.103">
            <text:p>75.103</text:p>
          </table:table-cell>
          <table:table-cell office:value-type="string">
            <text:p>2020.01.09 14:30</text:p>
          </table:table-cell>
          <table:table-cell office:value-type="float" office:value="38">
            <text:p>38</text:p>
          </table:table-cell>
          <table:table-cell office:value-type="float" office:value="75.043">
            <text:p>75.043</text:p>
          </table:table-cell>
          <table:table-cell office:value-type="string">
            <text:p>2020.01.09 14:45</text:p>
          </table:table-cell>
          <table:table-cell office:value-type="float" office:value="38">
            <text:p>38</text:p>
          </table:table-cell>
          <table:table-cell office:value-type="float" office:value="75.043">
            <text:p>75.043</text:p>
          </table:table-cell>
          <table:table-cell office:value-type="string">
            <text:p>2020.01.09 14:45</text:p>
          </table:table-cell>
          <table:table-cell office:value-type="float" office:value="37">
            <text:p>37</text:p>
          </table:table-cell>
          <table:table-cell office:value-type="float" office:value="75.131">
            <text:p>75.131</text:p>
          </table:table-cell>
          <table:table-cell office:value-type="string">
            <text:p>2020.01.09 1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5.088">
            <text:p>75.088</text:p>
          </table:table-cell>
          <table:table-cell office:value-type="string">
            <text:p>2020.01.09 14:45</text:p>
          </table:table-cell>
          <table:table-cell office:value-type="float" office:value="38">
            <text:p>38</text:p>
          </table:table-cell>
          <table:table-cell office:value-type="float" office:value="75.028">
            <text:p>75.028</text:p>
          </table:table-cell>
          <table:table-cell office:value-type="string">
            <text:p>2020.01.09 14:45</text:p>
          </table:table-cell>
          <table:table-cell office:value-type="float" office:value="38">
            <text:p>38</text:p>
          </table:table-cell>
          <table:table-cell office:value-type="float" office:value="75.028">
            <text:p>75.028</text:p>
          </table:table-cell>
          <table:table-cell office:value-type="string">
            <text:p>2020.01.09 14:45</text:p>
          </table:table-cell>
          <table:table-cell office:value-type="float" office:value="38">
            <text:p>38</text:p>
          </table:table-cell>
          <table:table-cell office:value-type="float" office:value="75.092">
            <text:p>75.092</text:p>
          </table:table-cell>
          <table:table-cell office:value-type="string">
            <text:p>2020.01.09 1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5.029">
            <text:p>75.029</text:p>
          </table:table-cell>
          <table:table-cell office:value-type="string">
            <text:p>2020.01.09 15:00</text:p>
          </table:table-cell>
          <table:table-cell office:value-type="float" office:value="43">
            <text:p>43</text:p>
          </table:table-cell>
          <table:table-cell office:value-type="float" office:value="75.096">
            <text:p>75.096</text:p>
          </table:table-cell>
          <table:table-cell office:value-type="string">
            <text:p>2020.01.09 16:00</text:p>
          </table:table-cell>
          <table:table-cell office:value-type="float" office:value="43">
            <text:p>43</text:p>
          </table:table-cell>
          <table:table-cell office:value-type="float" office:value="75.096">
            <text:p>75.096</text:p>
          </table:table-cell>
          <table:table-cell office:value-type="string">
            <text:p>2020.01.09 16:00</text:p>
          </table:table-cell>
          <table:table-cell office:value-type="float" office:value="39">
            <text:p>39</text:p>
          </table:table-cell>
          <table:table-cell office:value-type="float" office:value="75.057">
            <text:p>75.057</text:p>
          </table:table-cell>
          <table:table-cell office:value-type="string">
            <text:p>2020.01.09 1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67000000000007">
            <text:p>0.067</text:p>
          </table:table-cell>
          <table:table-cell table:number-columns-repeated="100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5.057">
            <text:p>75.057</text:p>
          </table:table-cell>
          <table:table-cell office:value-type="string">
            <text:p>2020.01.09 15:15</text:p>
          </table:table-cell>
          <table:table-cell office:value-type="float" office:value="43">
            <text:p>43</text:p>
          </table:table-cell>
          <table:table-cell office:value-type="float" office:value="75.096">
            <text:p>75.096</text:p>
          </table:table-cell>
          <table:table-cell office:value-type="string">
            <text:p>2020.01.09 16:00</text:p>
          </table:table-cell>
          <table:table-cell office:value-type="float" office:value="43">
            <text:p>43</text:p>
          </table:table-cell>
          <table:table-cell office:value-type="float" office:value="75.096">
            <text:p>75.096</text:p>
          </table:table-cell>
          <table:table-cell office:value-type="string">
            <text:p>2020.01.09 16:00</text:p>
          </table:table-cell>
          <table:table-cell office:value-type="float" office:value="40">
            <text:p>40</text:p>
          </table:table-cell>
          <table:table-cell office:value-type="float" office:value="75.096">
            <text:p>75.096</text:p>
          </table:table-cell>
          <table:table-cell office:value-type="string">
            <text:p>2020.01.09 1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9000000000001">
            <text:p>0.039</text:p>
          </table:table-cell>
          <table:table-cell table:number-columns-repeated="100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5.092">
            <text:p>75.092</text:p>
          </table:table-cell>
          <table:table-cell office:value-type="string">
            <text:p>2020.01.09 15:30</text:p>
          </table:table-cell>
          <table:table-cell office:value-type="float" office:value="43">
            <text:p>43</text:p>
          </table:table-cell>
          <table:table-cell office:value-type="float" office:value="75.096">
            <text:p>75.096</text:p>
          </table:table-cell>
          <table:table-cell office:value-type="string">
            <text:p>2020.01.09 16:00</text:p>
          </table:table-cell>
          <table:table-cell office:value-type="float" office:value="43">
            <text:p>43</text:p>
          </table:table-cell>
          <table:table-cell office:value-type="float" office:value="75.096">
            <text:p>75.096</text:p>
          </table:table-cell>
          <table:table-cell office:value-type="string">
            <text:p>2020.01.09 16:00</text:p>
          </table:table-cell>
          <table:table-cell office:value-type="float" office:value="41">
            <text:p>41</text:p>
          </table:table-cell>
          <table:table-cell office:value-type="float" office:value="75.128">
            <text:p>75.128</text:p>
          </table:table-cell>
          <table:table-cell office:value-type="string">
            <text:p>2020.01.09 1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40000000000049">
            <text:p>0.004</text:p>
          </table:table-cell>
          <table:table-cell table:number-columns-repeated="1007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5.122">
            <text:p>75.122</text:p>
          </table:table-cell>
          <table:table-cell office:value-type="string">
            <text:p>2020.01.09 15:45</text:p>
          </table:table-cell>
          <table:table-cell office:value-type="float" office:value="45">
            <text:p>45</text:p>
          </table:table-cell>
          <table:table-cell office:value-type="float" office:value="75.062">
            <text:p>75.062</text:p>
          </table:table-cell>
          <table:table-cell office:value-type="string">
            <text:p>2020.01.09 16:30</text:p>
          </table:table-cell>
          <table:table-cell office:value-type="float" office:value="45">
            <text:p>45</text:p>
          </table:table-cell>
          <table:table-cell office:value-type="float" office:value="75.062">
            <text:p>75.062</text:p>
          </table:table-cell>
          <table:table-cell office:value-type="string">
            <text:p>2020.01.09 16:30</text:p>
          </table:table-cell>
          <table:table-cell office:value-type="float" office:value="42">
            <text:p>42</text:p>
          </table:table-cell>
          <table:table-cell office:value-type="float" office:value="75.156">
            <text:p>75.156</text:p>
          </table:table-cell>
          <table:table-cell office:value-type="string">
            <text:p>2020.01.09 1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5.119">
            <text:p>75.119</text:p>
          </table:table-cell>
          <table:table-cell office:value-type="string">
            <text:p>2020.01.09 16:00</text:p>
          </table:table-cell>
          <table:table-cell office:value-type="float" office:value="45">
            <text:p>45</text:p>
          </table:table-cell>
          <table:table-cell office:value-type="float" office:value="75.059">
            <text:p>75.059</text:p>
          </table:table-cell>
          <table:table-cell office:value-type="string">
            <text:p>2020.01.09 16:30</text:p>
          </table:table-cell>
          <table:table-cell office:value-type="float" office:value="45">
            <text:p>45</text:p>
          </table:table-cell>
          <table:table-cell office:value-type="float" office:value="75.059">
            <text:p>75.059</text:p>
          </table:table-cell>
          <table:table-cell office:value-type="string">
            <text:p>2020.01.09 16:30</text:p>
          </table:table-cell>
          <table:table-cell office:value-type="float" office:value="43">
            <text:p>43</text:p>
          </table:table-cell>
          <table:table-cell office:value-type="float" office:value="75.147">
            <text:p>75.147</text:p>
          </table:table-cell>
          <table:table-cell office:value-type="string">
            <text:p>2020.01.09 1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5.095">
            <text:p>75.095</text:p>
          </table:table-cell>
          <table:table-cell office:value-type="string">
            <text:p>2020.01.09 16:15</text:p>
          </table:table-cell>
          <table:table-cell office:value-type="float" office:value="45">
            <text:p>45</text:p>
          </table:table-cell>
          <table:table-cell office:value-type="float" office:value="75.035">
            <text:p>75.035</text:p>
          </table:table-cell>
          <table:table-cell office:value-type="string">
            <text:p>2020.01.09 16:30</text:p>
          </table:table-cell>
          <table:table-cell office:value-type="float" office:value="45">
            <text:p>45</text:p>
          </table:table-cell>
          <table:table-cell office:value-type="float" office:value="75.035">
            <text:p>75.035</text:p>
          </table:table-cell>
          <table:table-cell office:value-type="string">
            <text:p>2020.01.09 16:30</text:p>
          </table:table-cell>
          <table:table-cell office:value-type="float" office:value="44">
            <text:p>44</text:p>
          </table:table-cell>
          <table:table-cell office:value-type="float" office:value="75.118">
            <text:p>75.118</text:p>
          </table:table-cell>
          <table:table-cell office:value-type="string">
            <text:p>2020.01.09 1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5.106">
            <text:p>75.106</text:p>
          </table:table-cell>
          <table:table-cell office:value-type="string">
            <text:p>2020.01.09 16:30</text:p>
          </table:table-cell>
          <table:table-cell office:value-type="float" office:value="45">
            <text:p>45</text:p>
          </table:table-cell>
          <table:table-cell office:value-type="float" office:value="75.046">
            <text:p>75.046</text:p>
          </table:table-cell>
          <table:table-cell office:value-type="string">
            <text:p>2020.01.09 16:30</text:p>
          </table:table-cell>
          <table:table-cell office:value-type="float" office:value="45">
            <text:p>45</text:p>
          </table:table-cell>
          <table:table-cell office:value-type="float" office:value="75.046">
            <text:p>75.046</text:p>
          </table:table-cell>
          <table:table-cell office:value-type="string">
            <text:p>2020.01.09 16:30</text:p>
          </table:table-cell>
          <table:table-cell office:value-type="float" office:value="45">
            <text:p>45</text:p>
          </table:table-cell>
          <table:table-cell office:value-type="float" office:value="75.126">
            <text:p>75.126</text:p>
          </table:table-cell>
          <table:table-cell office:value-type="string">
            <text:p>2020.01.09 1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5.101">
            <text:p>75.101</text:p>
          </table:table-cell>
          <table:table-cell office:value-type="string">
            <text:p>2020.01.09 16:45</text:p>
          </table:table-cell>
          <table:table-cell office:value-type="float" office:value="47">
            <text:p>47</text:p>
          </table:table-cell>
          <table:table-cell office:value-type="float" office:value="75.09">
            <text:p>75.09</text:p>
          </table:table-cell>
          <table:table-cell office:value-type="string">
            <text:p>2020.01.09 17:00</text:p>
          </table:table-cell>
          <table:table-cell office:value-type="float" office:value="47">
            <text:p>47</text:p>
          </table:table-cell>
          <table:table-cell office:value-type="float" office:value="75.09">
            <text:p>75.09</text:p>
          </table:table-cell>
          <table:table-cell office:value-type="string">
            <text:p>2020.01.09 17:00</text:p>
          </table:table-cell>
          <table:table-cell office:value-type="float" office:value="46">
            <text:p>46</text:p>
          </table:table-cell>
          <table:table-cell office:value-type="float" office:value="75.15">
            <text:p>75.15</text:p>
          </table:table-cell>
          <table:table-cell office:value-type="string">
            <text:p>2020.01.09 1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0999999999996">
            <text:p>-0.011</text:p>
          </table:table-cell>
          <table:table-cell table:number-columns-repeated="1007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5.128">
            <text:p>75.128</text:p>
          </table:table-cell>
          <table:table-cell office:value-type="string">
            <text:p>2020.01.09 17:00</text:p>
          </table:table-cell>
          <table:table-cell office:value-type="float" office:value="47">
            <text:p>47</text:p>
          </table:table-cell>
          <table:table-cell office:value-type="float" office:value="75.068">
            <text:p>75.068</text:p>
          </table:table-cell>
          <table:table-cell office:value-type="string">
            <text:p>2020.01.09 17:00</text:p>
          </table:table-cell>
          <table:table-cell office:value-type="float" office:value="47">
            <text:p>47</text:p>
          </table:table-cell>
          <table:table-cell office:value-type="float" office:value="75.068">
            <text:p>75.068</text:p>
          </table:table-cell>
          <table:table-cell office:value-type="string">
            <text:p>2020.01.09 17:00</text:p>
          </table:table-cell>
          <table:table-cell office:value-type="float" office:value="47">
            <text:p>47</text:p>
          </table:table-cell>
          <table:table-cell office:value-type="float" office:value="75.128">
            <text:p>75.128</text:p>
          </table:table-cell>
          <table:table-cell office:value-type="string">
            <text:p>2020.01.09 1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5.075">
            <text:p>75.075</text:p>
          </table:table-cell>
          <table:table-cell office:value-type="string">
            <text:p>2020.01.09 17:15</text:p>
          </table:table-cell>
          <table:table-cell office:value-type="float" office:value="51">
            <text:p>51</text:p>
          </table:table-cell>
          <table:table-cell office:value-type="float" office:value="75.06">
            <text:p>75.06</text:p>
          </table:table-cell>
          <table:table-cell office:value-type="string">
            <text:p>2020.01.09 18:00</text:p>
          </table:table-cell>
          <table:table-cell office:value-type="float" office:value="51">
            <text:p>51</text:p>
          </table:table-cell>
          <table:table-cell office:value-type="float" office:value="75.06">
            <text:p>75.06</text:p>
          </table:table-cell>
          <table:table-cell office:value-type="string">
            <text:p>2020.01.09 18:00</text:p>
          </table:table-cell>
          <table:table-cell office:value-type="float" office:value="48">
            <text:p>48</text:p>
          </table:table-cell>
          <table:table-cell office:value-type="float" office:value="75.092">
            <text:p>75.092</text:p>
          </table:table-cell>
          <table:table-cell office:value-type="string">
            <text:p>2020.01.09 1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5000000000001">
            <text:p>-0.015</text:p>
          </table:table-cell>
          <table:table-cell table:number-columns-repeated="100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5.075">
            <text:p>75.075</text:p>
          </table:table-cell>
          <table:table-cell office:value-type="string">
            <text:p>2020.01.09 17:30</text:p>
          </table:table-cell>
          <table:table-cell office:value-type="float" office:value="51">
            <text:p>51</text:p>
          </table:table-cell>
          <table:table-cell office:value-type="float" office:value="75.06">
            <text:p>75.06</text:p>
          </table:table-cell>
          <table:table-cell office:value-type="string">
            <text:p>2020.01.09 18:00</text:p>
          </table:table-cell>
          <table:table-cell office:value-type="float" office:value="51">
            <text:p>51</text:p>
          </table:table-cell>
          <table:table-cell office:value-type="float" office:value="75.06">
            <text:p>75.06</text:p>
          </table:table-cell>
          <table:table-cell office:value-type="string">
            <text:p>2020.01.09 18:00</text:p>
          </table:table-cell>
          <table:table-cell office:value-type="float" office:value="49">
            <text:p>49</text:p>
          </table:table-cell>
          <table:table-cell office:value-type="float" office:value="75.108">
            <text:p>75.108</text:p>
          </table:table-cell>
          <table:table-cell office:value-type="string">
            <text:p>2020.01.09 1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5000000000001">
            <text:p>-0.015</text:p>
          </table:table-cell>
          <table:table-cell table:number-columns-repeated="100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5.102">
            <text:p>75.102</text:p>
          </table:table-cell>
          <table:table-cell office:value-type="string">
            <text:p>2020.01.09 17:45</text:p>
          </table:table-cell>
          <table:table-cell office:value-type="float" office:value="52">
            <text:p>52</text:p>
          </table:table-cell>
          <table:table-cell office:value-type="float" office:value="75.042">
            <text:p>75.042</text:p>
          </table:table-cell>
          <table:table-cell office:value-type="string">
            <text:p>2020.01.09 18:15</text:p>
          </table:table-cell>
          <table:table-cell office:value-type="float" office:value="52">
            <text:p>52</text:p>
          </table:table-cell>
          <table:table-cell office:value-type="float" office:value="75.042">
            <text:p>75.042</text:p>
          </table:table-cell>
          <table:table-cell office:value-type="string">
            <text:p>2020.01.09 18:15</text:p>
          </table:table-cell>
          <table:table-cell office:value-type="float" office:value="50">
            <text:p>50</text:p>
          </table:table-cell>
          <table:table-cell office:value-type="float" office:value="75.12">
            <text:p>75.12</text:p>
          </table:table-cell>
          <table:table-cell office:value-type="string">
            <text:p>2020.01.09 1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5.075">
            <text:p>75.075</text:p>
          </table:table-cell>
          <table:table-cell office:value-type="string">
            <text:p>2020.01.09 18:00</text:p>
          </table:table-cell>
          <table:table-cell office:value-type="float" office:value="55">
            <text:p>55</text:p>
          </table:table-cell>
          <table:table-cell office:value-type="float" office:value="75.015">
            <text:p>75.015</text:p>
          </table:table-cell>
          <table:table-cell office:value-type="string">
            <text:p>2020.01.09 19:00</text:p>
          </table:table-cell>
          <table:table-cell office:value-type="float" office:value="55">
            <text:p>55</text:p>
          </table:table-cell>
          <table:table-cell office:value-type="float" office:value="75.015">
            <text:p>75.015</text:p>
          </table:table-cell>
          <table:table-cell office:value-type="string">
            <text:p>2020.01.09 19:00</text:p>
          </table:table-cell>
          <table:table-cell office:value-type="float" office:value="51">
            <text:p>51</text:p>
          </table:table-cell>
          <table:table-cell office:value-type="float" office:value="75.082">
            <text:p>75.082</text:p>
          </table:table-cell>
          <table:table-cell office:value-type="string">
            <text:p>2020.01.09 1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5.053">
            <text:p>75.053</text:p>
          </table:table-cell>
          <table:table-cell office:value-type="string">
            <text:p>2020.01.09 18:15</text:p>
          </table:table-cell>
          <table:table-cell office:value-type="float" office:value="56">
            <text:p>56</text:p>
          </table:table-cell>
          <table:table-cell office:value-type="float" office:value="74.993">
            <text:p>74.993</text:p>
          </table:table-cell>
          <table:table-cell office:value-type="string">
            <text:p>2020.01.09 19:15</text:p>
          </table:table-cell>
          <table:table-cell office:value-type="float" office:value="56">
            <text:p>56</text:p>
          </table:table-cell>
          <table:table-cell office:value-type="float" office:value="74.993">
            <text:p>74.993</text:p>
          </table:table-cell>
          <table:table-cell office:value-type="string">
            <text:p>2020.01.09 19:15</text:p>
          </table:table-cell>
          <table:table-cell office:value-type="float" office:value="52">
            <text:p>52</text:p>
          </table:table-cell>
          <table:table-cell office:value-type="float" office:value="75.065">
            <text:p>75.065</text:p>
          </table:table-cell>
          <table:table-cell office:value-type="string">
            <text:p>2020.01.09 1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5.04">
            <text:p>75.04</text:p>
          </table:table-cell>
          <table:table-cell office:value-type="string">
            <text:p>2020.01.09 18:30</text:p>
          </table:table-cell>
          <table:table-cell office:value-type="float" office:value="57">
            <text:p>57</text:p>
          </table:table-cell>
          <table:table-cell office:value-type="float" office:value="74.98">
            <text:p>74.98</text:p>
          </table:table-cell>
          <table:table-cell office:value-type="string">
            <text:p>2020.01.09 19:30</text:p>
          </table:table-cell>
          <table:table-cell office:value-type="float" office:value="57">
            <text:p>57</text:p>
          </table:table-cell>
          <table:table-cell office:value-type="float" office:value="74.98">
            <text:p>74.98</text:p>
          </table:table-cell>
          <table:table-cell office:value-type="string">
            <text:p>2020.01.09 19:30</text:p>
          </table:table-cell>
          <table:table-cell office:value-type="float" office:value="53">
            <text:p>53</text:p>
          </table:table-cell>
          <table:table-cell office:value-type="float" office:value="75.058">
            <text:p>75.058</text:p>
          </table:table-cell>
          <table:table-cell office:value-type="string">
            <text:p>2020.01.09 1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5.036">
            <text:p>75.036</text:p>
          </table:table-cell>
          <table:table-cell office:value-type="string">
            <text:p>2020.01.09 18:45</text:p>
          </table:table-cell>
          <table:table-cell office:value-type="float" office:value="55">
            <text:p>55</text:p>
          </table:table-cell>
          <table:table-cell office:value-type="float" office:value="75.02">
            <text:p>75.02</text:p>
          </table:table-cell>
          <table:table-cell office:value-type="string">
            <text:p>2020.01.09 19:00</text:p>
          </table:table-cell>
          <table:table-cell office:value-type="float" office:value="55">
            <text:p>55</text:p>
          </table:table-cell>
          <table:table-cell office:value-type="float" office:value="75.02">
            <text:p>75.02</text:p>
          </table:table-cell>
          <table:table-cell office:value-type="string">
            <text:p>2020.01.09 19:00</text:p>
          </table:table-cell>
          <table:table-cell office:value-type="float" office:value="54">
            <text:p>54</text:p>
          </table:table-cell>
          <table:table-cell office:value-type="float" office:value="75.08">
            <text:p>75.08</text:p>
          </table:table-cell>
          <table:table-cell office:value-type="string">
            <text:p>2020.01.09 1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6000000000005">
            <text:p>-0.016</text:p>
          </table:table-cell>
          <table:table-cell table:number-columns-repeated="1007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5.056">
            <text:p>75.056</text:p>
          </table:table-cell>
          <table:table-cell office:value-type="string">
            <text:p>2020.01.09 19:00</text:p>
          </table:table-cell>
          <table:table-cell office:value-type="float" office:value="56">
            <text:p>56</text:p>
          </table:table-cell>
          <table:table-cell office:value-type="float" office:value="74.996">
            <text:p>74.996</text:p>
          </table:table-cell>
          <table:table-cell office:value-type="string">
            <text:p>2020.01.09 19:15</text:p>
          </table:table-cell>
          <table:table-cell office:value-type="float" office:value="56">
            <text:p>56</text:p>
          </table:table-cell>
          <table:table-cell office:value-type="float" office:value="74.996">
            <text:p>74.996</text:p>
          </table:table-cell>
          <table:table-cell office:value-type="string">
            <text:p>2020.01.09 19:15</text:p>
          </table:table-cell>
          <table:table-cell office:value-type="float" office:value="55">
            <text:p>55</text:p>
          </table:table-cell>
          <table:table-cell office:value-type="float" office:value="75.062">
            <text:p>75.062</text:p>
          </table:table-cell>
          <table:table-cell office:value-type="string">
            <text:p>2020.01.09 1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5.018">
            <text:p>75.018</text:p>
          </table:table-cell>
          <table:table-cell office:value-type="string">
            <text:p>2020.01.09 19:15</text:p>
          </table:table-cell>
          <table:table-cell office:value-type="float" office:value="60">
            <text:p>60</text:p>
          </table:table-cell>
          <table:table-cell office:value-type="float" office:value="74.958">
            <text:p>74.958</text:p>
          </table:table-cell>
          <table:table-cell office:value-type="string">
            <text:p>2020.01.09 20:15</text:p>
          </table:table-cell>
          <table:table-cell office:value-type="float" office:value="60">
            <text:p>60</text:p>
          </table:table-cell>
          <table:table-cell office:value-type="float" office:value="74.958">
            <text:p>74.958</text:p>
          </table:table-cell>
          <table:table-cell office:value-type="string">
            <text:p>2020.01.09 20:15</text:p>
          </table:table-cell>
          <table:table-cell office:value-type="float" office:value="56">
            <text:p>56</text:p>
          </table:table-cell>
          <table:table-cell office:value-type="float" office:value="75.026">
            <text:p>75.026</text:p>
          </table:table-cell>
          <table:table-cell office:value-type="string">
            <text:p>2020.01.09 1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75.007">
            <text:p>75.007</text:p>
          </table:table-cell>
          <table:table-cell office:value-type="string">
            <text:p>2020.01.09 19:30</text:p>
          </table:table-cell>
          <table:table-cell office:value-type="float" office:value="75">
            <text:p>75</text:p>
          </table:table-cell>
          <table:table-cell office:value-type="float" office:value="75.053">
            <text:p>75.053</text:p>
          </table:table-cell>
          <table:table-cell office:value-type="string">
            <text:p>2020.01.10 00:00</text:p>
          </table:table-cell>
          <table:table-cell office:value-type="float" office:value="75">
            <text:p>75</text:p>
          </table:table-cell>
          <table:table-cell office:value-type="float" office:value="75.053">
            <text:p>75.053</text:p>
          </table:table-cell>
          <table:table-cell office:value-type="string">
            <text:p>2020.01.10 00:00</text:p>
          </table:table-cell>
          <table:table-cell office:value-type="float" office:value="57">
            <text:p>57</text:p>
          </table:table-cell>
          <table:table-cell office:value-type="float" office:value="75.016">
            <text:p>75.016</text:p>
          </table:table-cell>
          <table:table-cell office:value-type="string">
            <text:p>2020.01.09 1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5999999999992">
            <text:p>0.046</text:p>
          </table:table-cell>
          <table:table-cell table:number-columns-repeated="1007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4.989">
            <text:p>74.989</text:p>
          </table:table-cell>
          <table:table-cell office:value-type="string">
            <text:p>2020.01.09 19:45</text:p>
          </table:table-cell>
          <table:table-cell office:value-type="float" office:value="60">
            <text:p>60</text:p>
          </table:table-cell>
          <table:table-cell office:value-type="float" office:value="74.976">
            <text:p>74.976</text:p>
          </table:table-cell>
          <table:table-cell office:value-type="string">
            <text:p>2020.01.09 20:15</text:p>
          </table:table-cell>
          <table:table-cell office:value-type="float" office:value="60">
            <text:p>60</text:p>
          </table:table-cell>
          <table:table-cell office:value-type="float" office:value="74.976">
            <text:p>74.976</text:p>
          </table:table-cell>
          <table:table-cell office:value-type="string">
            <text:p>2020.01.09 20:15</text:p>
          </table:table-cell>
          <table:table-cell office:value-type="float" office:value="58">
            <text:p>58</text:p>
          </table:table-cell>
          <table:table-cell office:value-type="float" office:value="75.035">
            <text:p>75.035</text:p>
          </table:table-cell>
          <table:table-cell office:value-type="string">
            <text:p>2020.01.09 1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3000000000005">
            <text:p>-0.013</text:p>
          </table:table-cell>
          <table:table-cell table:number-columns-repeated="1007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5.036">
            <text:p>75.036</text:p>
          </table:table-cell>
          <table:table-cell office:value-type="string">
            <text:p>2020.01.09 20:00</text:p>
          </table:table-cell>
          <table:table-cell office:value-type="float" office:value="60">
            <text:p>60</text:p>
          </table:table-cell>
          <table:table-cell office:value-type="float" office:value="74.976">
            <text:p>74.976</text:p>
          </table:table-cell>
          <table:table-cell office:value-type="string">
            <text:p>2020.01.09 20:15</text:p>
          </table:table-cell>
          <table:table-cell office:value-type="float" office:value="60">
            <text:p>60</text:p>
          </table:table-cell>
          <table:table-cell office:value-type="float" office:value="74.976">
            <text:p>74.976</text:p>
          </table:table-cell>
          <table:table-cell office:value-type="string">
            <text:p>2020.01.09 20:15</text:p>
          </table:table-cell>
          <table:table-cell office:value-type="float" office:value="59">
            <text:p>59</text:p>
          </table:table-cell>
          <table:table-cell office:value-type="float" office:value="75.036">
            <text:p>75.036</text:p>
          </table:table-cell>
          <table:table-cell office:value-type="string">
            <text:p>2020.01.09 2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5.022">
            <text:p>75.022</text:p>
          </table:table-cell>
          <table:table-cell office:value-type="string">
            <text:p>2020.01.09 20:15</text:p>
          </table:table-cell>
          <table:table-cell office:value-type="float" office:value="60">
            <text:p>60</text:p>
          </table:table-cell>
          <table:table-cell office:value-type="float" office:value="74.962">
            <text:p>74.962</text:p>
          </table:table-cell>
          <table:table-cell office:value-type="string">
            <text:p>2020.01.09 20:15</text:p>
          </table:table-cell>
          <table:table-cell office:value-type="float" office:value="60">
            <text:p>60</text:p>
          </table:table-cell>
          <table:table-cell office:value-type="float" office:value="74.962">
            <text:p>74.962</text:p>
          </table:table-cell>
          <table:table-cell office:value-type="string">
            <text:p>2020.01.09 20:15</text:p>
          </table:table-cell>
          <table:table-cell office:value-type="float" office:value="60">
            <text:p>60</text:p>
          </table:table-cell>
          <table:table-cell office:value-type="float" office:value="75.023">
            <text:p>75.023</text:p>
          </table:table-cell>
          <table:table-cell office:value-type="string">
            <text:p>2020.01.09 2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5.01">
            <text:p>75.01</text:p>
          </table:table-cell>
          <table:table-cell office:value-type="string">
            <text:p>2020.01.09 20:30</text:p>
          </table:table-cell>
          <table:table-cell office:value-type="float" office:value="75">
            <text:p>75</text:p>
          </table:table-cell>
          <table:table-cell office:value-type="float" office:value="75.053">
            <text:p>75.053</text:p>
          </table:table-cell>
          <table:table-cell office:value-type="string">
            <text:p>2020.01.10 00:00</text:p>
          </table:table-cell>
          <table:table-cell office:value-type="float" office:value="75">
            <text:p>75</text:p>
          </table:table-cell>
          <table:table-cell office:value-type="float" office:value="75.053">
            <text:p>75.053</text:p>
          </table:table-cell>
          <table:table-cell office:value-type="string">
            <text:p>2020.01.10 00:00</text:p>
          </table:table-cell>
          <table:table-cell office:value-type="float" office:value="61">
            <text:p>61</text:p>
          </table:table-cell>
          <table:table-cell office:value-type="float" office:value="75.019">
            <text:p>75.019</text:p>
          </table:table-cell>
          <table:table-cell office:value-type="string">
            <text:p>2020.01.09 2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2999999999992">
            <text:p>0.043</text:p>
          </table:table-cell>
          <table:table-cell table:number-columns-repeated="1007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4.992">
            <text:p>74.992</text:p>
          </table:table-cell>
          <table:table-cell office:value-type="string">
            <text:p>2020.01.09 20:45</text:p>
          </table:table-cell>
          <table:table-cell office:value-type="float" office:value="75">
            <text:p>75</text:p>
          </table:table-cell>
          <table:table-cell office:value-type="float" office:value="75.053">
            <text:p>75.053</text:p>
          </table:table-cell>
          <table:table-cell office:value-type="string">
            <text:p>2020.01.10 00:00</text:p>
          </table:table-cell>
          <table:table-cell office:value-type="float" office:value="75">
            <text:p>75</text:p>
          </table:table-cell>
          <table:table-cell office:value-type="float" office:value="75.053">
            <text:p>75.053</text:p>
          </table:table-cell>
          <table:table-cell office:value-type="string">
            <text:p>2020.01.10 00:00</text:p>
          </table:table-cell>
          <table:table-cell office:value-type="float" office:value="62">
            <text:p>62</text:p>
          </table:table-cell>
          <table:table-cell office:value-type="float" office:value="75.013">
            <text:p>75.013</text:p>
          </table:table-cell>
          <table:table-cell office:value-type="string">
            <text:p>2020.01.09 2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60999999999993">
            <text:p>0.061</text:p>
          </table:table-cell>
          <table:table-cell table:number-columns-repeated="1007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5.003">
            <text:p>75.003</text:p>
          </table:table-cell>
          <table:table-cell office:value-type="string">
            <text:p>2020.01.09 21:00</text:p>
          </table:table-cell>
          <table:table-cell office:value-type="float" office:value="75">
            <text:p>75</text:p>
          </table:table-cell>
          <table:table-cell office:value-type="float" office:value="75.053">
            <text:p>75.053</text:p>
          </table:table-cell>
          <table:table-cell office:value-type="string">
            <text:p>2020.01.10 00:00</text:p>
          </table:table-cell>
          <table:table-cell office:value-type="float" office:value="75">
            <text:p>75</text:p>
          </table:table-cell>
          <table:table-cell office:value-type="float" office:value="75.053">
            <text:p>75.053</text:p>
          </table:table-cell>
          <table:table-cell office:value-type="string">
            <text:p>2020.01.10 00:00</text:p>
          </table:table-cell>
          <table:table-cell office:value-type="float" office:value="63">
            <text:p>63</text:p>
          </table:table-cell>
          <table:table-cell office:value-type="float" office:value="75.016">
            <text:p>75.016</text:p>
          </table:table-cell>
          <table:table-cell office:value-type="string">
            <text:p>2020.01.09 2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9999999999997">
            <text:p>0.05</text:p>
          </table:table-cell>
          <table:table-cell table:number-columns-repeated="1007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 office:value-type="string">
            <text:p>2020.01.09 21:15</text:p>
          </table:table-cell>
          <table:table-cell office:value-type="float" office:value="75">
            <text:p>75</text:p>
          </table:table-cell>
          <table:table-cell office:value-type="float" office:value="75.053">
            <text:p>75.053</text:p>
          </table:table-cell>
          <table:table-cell office:value-type="string">
            <text:p>2020.01.10 00:00</text:p>
          </table:table-cell>
          <table:table-cell office:value-type="float" office:value="75">
            <text:p>75</text:p>
          </table:table-cell>
          <table:table-cell office:value-type="float" office:value="75.053">
            <text:p>75.053</text:p>
          </table:table-cell>
          <table:table-cell office:value-type="string">
            <text:p>2020.01.10 00:00</text:p>
          </table:table-cell>
          <table:table-cell office:value-type="float" office:value="64">
            <text:p>64</text:p>
          </table:table-cell>
          <table:table-cell office:value-type="float" office:value="75.013">
            <text:p>75.013</text:p>
          </table:table-cell>
          <table:table-cell office:value-type="string">
            <text:p>2020.01.09 2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52999999999997">
            <text:p>0.053</text:p>
          </table:table-cell>
          <table:table-cell table:number-columns-repeated="1007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75.003">
            <text:p>75.003</text:p>
          </table:table-cell>
          <table:table-cell office:value-type="string">
            <text:p>2020.01.09 21:30</text:p>
          </table:table-cell>
          <table:table-cell office:value-type="float" office:value="75">
            <text:p>75</text:p>
          </table:table-cell>
          <table:table-cell office:value-type="float" office:value="75.053">
            <text:p>75.053</text:p>
          </table:table-cell>
          <table:table-cell office:value-type="string">
            <text:p>2020.01.10 00:00</text:p>
          </table:table-cell>
          <table:table-cell office:value-type="float" office:value="75">
            <text:p>75</text:p>
          </table:table-cell>
          <table:table-cell office:value-type="float" office:value="75.053">
            <text:p>75.053</text:p>
          </table:table-cell>
          <table:table-cell office:value-type="string">
            <text:p>2020.01.10 00:00</text:p>
          </table:table-cell>
          <table:table-cell office:value-type="float" office:value="65">
            <text:p>65</text:p>
          </table:table-cell>
          <table:table-cell office:value-type="float" office:value="75.021">
            <text:p>75.021</text:p>
          </table:table-cell>
          <table:table-cell office:value-type="string">
            <text:p>2020.01.09 2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9999999999997">
            <text:p>0.05</text:p>
          </table:table-cell>
          <table:table-cell table:number-columns-repeated="1007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5.01">
            <text:p>75.01</text:p>
          </table:table-cell>
          <table:table-cell office:value-type="string">
            <text:p>2020.01.09 21:45</text:p>
          </table:table-cell>
          <table:table-cell office:value-type="float" office:value="75">
            <text:p>75</text:p>
          </table:table-cell>
          <table:table-cell office:value-type="float" office:value="75.053">
            <text:p>75.053</text:p>
          </table:table-cell>
          <table:table-cell office:value-type="string">
            <text:p>2020.01.10 00:00</text:p>
          </table:table-cell>
          <table:table-cell office:value-type="float" office:value="75">
            <text:p>75</text:p>
          </table:table-cell>
          <table:table-cell office:value-type="float" office:value="75.053">
            <text:p>75.053</text:p>
          </table:table-cell>
          <table:table-cell office:value-type="string">
            <text:p>2020.01.10 00:00</text:p>
          </table:table-cell>
          <table:table-cell office:value-type="float" office:value="66">
            <text:p>66</text:p>
          </table:table-cell>
          <table:table-cell office:value-type="float" office:value="75.033">
            <text:p>75.033</text:p>
          </table:table-cell>
          <table:table-cell office:value-type="string">
            <text:p>2020.01.09 2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2999999999992">
            <text:p>0.043</text:p>
          </table:table-cell>
          <table:table-cell table:number-columns-repeated="1007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5.025">
            <text:p>75.025</text:p>
          </table:table-cell>
          <table:table-cell office:value-type="string">
            <text:p>2020.01.09 22:00</text:p>
          </table:table-cell>
          <table:table-cell office:value-type="float" office:value="75">
            <text:p>75</text:p>
          </table:table-cell>
          <table:table-cell office:value-type="float" office:value="75.053">
            <text:p>75.053</text:p>
          </table:table-cell>
          <table:table-cell office:value-type="string">
            <text:p>2020.01.10 00:00</text:p>
          </table:table-cell>
          <table:table-cell office:value-type="float" office:value="75">
            <text:p>75</text:p>
          </table:table-cell>
          <table:table-cell office:value-type="float" office:value="75.053">
            <text:p>75.053</text:p>
          </table:table-cell>
          <table:table-cell office:value-type="string">
            <text:p>2020.01.10 00:00</text:p>
          </table:table-cell>
          <table:table-cell office:value-type="float" office:value="67">
            <text:p>67</text:p>
          </table:table-cell>
          <table:table-cell office:value-type="float" office:value="75.053">
            <text:p>75.053</text:p>
          </table:table-cell>
          <table:table-cell office:value-type="string">
            <text:p>2020.01.09 2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7999999999992">
            <text:p>0.028</text:p>
          </table:table-cell>
          <table:table-cell table:number-columns-repeated="1007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5.048">
            <text:p>75.048</text:p>
          </table:table-cell>
          <table:table-cell office:value-type="string">
            <text:p>2020.01.09 22:15</text:p>
          </table:table-cell>
          <table:table-cell office:value-type="float" office:value="75">
            <text:p>75</text:p>
          </table:table-cell>
          <table:table-cell office:value-type="float" office:value="75.053">
            <text:p>75.053</text:p>
          </table:table-cell>
          <table:table-cell office:value-type="string">
            <text:p>2020.01.10 00:00</text:p>
          </table:table-cell>
          <table:table-cell office:value-type="float" office:value="75">
            <text:p>75</text:p>
          </table:table-cell>
          <table:table-cell office:value-type="float" office:value="75.053">
            <text:p>75.053</text:p>
          </table:table-cell>
          <table:table-cell office:value-type="string">
            <text:p>2020.01.10 00:00</text:p>
          </table:table-cell>
          <table:table-cell office:value-type="float" office:value="68">
            <text:p>68</text:p>
          </table:table-cell>
          <table:table-cell office:value-type="float" office:value="75.07">
            <text:p>75.07</text:p>
          </table:table-cell>
          <table:table-cell office:value-type="string">
            <text:p>2020.01.09 2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49999999999955">
            <text:p>0.005</text:p>
          </table:table-cell>
          <table:table-cell table:number-columns-repeated="1007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5.068">
            <text:p>75.068</text:p>
          </table:table-cell>
          <table:table-cell office:value-type="string">
            <text:p>2020.01.09 22:30</text:p>
          </table:table-cell>
          <table:table-cell office:value-type="float" office:value="75">
            <text:p>75</text:p>
          </table:table-cell>
          <table:table-cell office:value-type="float" office:value="75.053">
            <text:p>75.053</text:p>
          </table:table-cell>
          <table:table-cell office:value-type="string">
            <text:p>2020.01.10 00:00</text:p>
          </table:table-cell>
          <table:table-cell office:value-type="float" office:value="75">
            <text:p>75</text:p>
          </table:table-cell>
          <table:table-cell office:value-type="float" office:value="75.053">
            <text:p>75.053</text:p>
          </table:table-cell>
          <table:table-cell office:value-type="string">
            <text:p>2020.01.10 00:00</text:p>
          </table:table-cell>
          <table:table-cell office:value-type="float" office:value="69">
            <text:p>69</text:p>
          </table:table-cell>
          <table:table-cell office:value-type="float" office:value="75.085">
            <text:p>75.085</text:p>
          </table:table-cell>
          <table:table-cell office:value-type="string">
            <text:p>2020.01.09 2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5000000000001">
            <text:p>-0.015</text:p>
          </table:table-cell>
          <table:table-cell table:number-columns-repeated="1007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5.08">
            <text:p>75.08</text:p>
          </table:table-cell>
          <table:table-cell office:value-type="string">
            <text:p>2020.01.09 22:45</text:p>
          </table:table-cell>
          <table:table-cell office:value-type="float" office:value="78">
            <text:p>78</text:p>
          </table:table-cell>
          <table:table-cell office:value-type="float" office:value="75.02">
            <text:p>75.02</text:p>
          </table:table-cell>
          <table:table-cell office:value-type="string">
            <text:p>2020.01.10 00:45</text:p>
          </table:table-cell>
          <table:table-cell office:value-type="float" office:value="78">
            <text:p>78</text:p>
          </table:table-cell>
          <table:table-cell office:value-type="float" office:value="75.02">
            <text:p>75.02</text:p>
          </table:table-cell>
          <table:table-cell office:value-type="string">
            <text:p>2020.01.10 00:45</text:p>
          </table:table-cell>
          <table:table-cell office:value-type="float" office:value="70">
            <text:p>70</text:p>
          </table:table-cell>
          <table:table-cell office:value-type="float" office:value="75.082">
            <text:p>75.082</text:p>
          </table:table-cell>
          <table:table-cell office:value-type="string">
            <text:p>2020.01.09 2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5.068">
            <text:p>75.068</text:p>
          </table:table-cell>
          <table:table-cell office:value-type="string">
            <text:p>2020.01.09 23:00</text:p>
          </table:table-cell>
          <table:table-cell office:value-type="float" office:value="75">
            <text:p>75</text:p>
          </table:table-cell>
          <table:table-cell office:value-type="float" office:value="75.053">
            <text:p>75.053</text:p>
          </table:table-cell>
          <table:table-cell office:value-type="string">
            <text:p>2020.01.10 00:00</text:p>
          </table:table-cell>
          <table:table-cell office:value-type="float" office:value="75">
            <text:p>75</text:p>
          </table:table-cell>
          <table:table-cell office:value-type="float" office:value="75.053">
            <text:p>75.053</text:p>
          </table:table-cell>
          <table:table-cell office:value-type="string">
            <text:p>2020.01.10 00:00</text:p>
          </table:table-cell>
          <table:table-cell office:value-type="float" office:value="71">
            <text:p>71</text:p>
          </table:table-cell>
          <table:table-cell office:value-type="float" office:value="75.081">
            <text:p>75.081</text:p>
          </table:table-cell>
          <table:table-cell office:value-type="string">
            <text:p>2020.01.09 2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5000000000001">
            <text:p>-0.015</text:p>
          </table:table-cell>
          <table:table-cell table:number-columns-repeated="1007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5.078">
            <text:p>75.078</text:p>
          </table:table-cell>
          <table:table-cell office:value-type="string">
            <text:p>2020.01.09 23:15</text:p>
          </table:table-cell>
          <table:table-cell office:value-type="float" office:value="78">
            <text:p>78</text:p>
          </table:table-cell>
          <table:table-cell office:value-type="float" office:value="75.018">
            <text:p>75.018</text:p>
          </table:table-cell>
          <table:table-cell office:value-type="string">
            <text:p>2020.01.10 00:45</text:p>
          </table:table-cell>
          <table:table-cell office:value-type="float" office:value="78">
            <text:p>78</text:p>
          </table:table-cell>
          <table:table-cell office:value-type="float" office:value="75.018">
            <text:p>75.018</text:p>
          </table:table-cell>
          <table:table-cell office:value-type="string">
            <text:p>2020.01.10 00:45</text:p>
          </table:table-cell>
          <table:table-cell office:value-type="float" office:value="72">
            <text:p>72</text:p>
          </table:table-cell>
          <table:table-cell office:value-type="float" office:value="75.092">
            <text:p>75.092</text:p>
          </table:table-cell>
          <table:table-cell office:value-type="string">
            <text:p>2020.01.09 2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5.081">
            <text:p>75.081</text:p>
          </table:table-cell>
          <table:table-cell office:value-type="string">
            <text:p>2020.01.09 23:30</text:p>
          </table:table-cell>
          <table:table-cell office:value-type="float" office:value="78">
            <text:p>78</text:p>
          </table:table-cell>
          <table:table-cell office:value-type="float" office:value="75.021">
            <text:p>75.021</text:p>
          </table:table-cell>
          <table:table-cell office:value-type="string">
            <text:p>2020.01.10 00:45</text:p>
          </table:table-cell>
          <table:table-cell office:value-type="float" office:value="78">
            <text:p>78</text:p>
          </table:table-cell>
          <table:table-cell office:value-type="float" office:value="75.021">
            <text:p>75.021</text:p>
          </table:table-cell>
          <table:table-cell office:value-type="string">
            <text:p>2020.01.10 00:45</text:p>
          </table:table-cell>
          <table:table-cell office:value-type="float" office:value="73">
            <text:p>73</text:p>
          </table:table-cell>
          <table:table-cell office:value-type="float" office:value="75.081">
            <text:p>75.081</text:p>
          </table:table-cell>
          <table:table-cell office:value-type="string">
            <text:p>2020.01.09 2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5.082">
            <text:p>75.082</text:p>
          </table:table-cell>
          <table:table-cell office:value-type="string">
            <text:p>2020.01.09 23:45</text:p>
          </table:table-cell>
          <table:table-cell office:value-type="float" office:value="78">
            <text:p>78</text:p>
          </table:table-cell>
          <table:table-cell office:value-type="float" office:value="75.022">
            <text:p>75.022</text:p>
          </table:table-cell>
          <table:table-cell office:value-type="string">
            <text:p>2020.01.10 00:45</text:p>
          </table:table-cell>
          <table:table-cell office:value-type="float" office:value="78">
            <text:p>78</text:p>
          </table:table-cell>
          <table:table-cell office:value-type="float" office:value="75.022">
            <text:p>75.022</text:p>
          </table:table-cell>
          <table:table-cell office:value-type="string">
            <text:p>2020.01.10 00:45</text:p>
          </table:table-cell>
          <table:table-cell office:value-type="float" office:value="74">
            <text:p>74</text:p>
          </table:table-cell>
          <table:table-cell office:value-type="float" office:value="75.113">
            <text:p>75.113</text:p>
          </table:table-cell>
          <table:table-cell office:value-type="string">
            <text:p>2020.01.09 2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5.101">
            <text:p>75.101</text:p>
          </table:table-cell>
          <table:table-cell office:value-type="string">
            <text:p>2020.01.10 00:00</text:p>
          </table:table-cell>
          <table:table-cell office:value-type="float" office:value="77">
            <text:p>77</text:p>
          </table:table-cell>
          <table:table-cell office:value-type="float" office:value="75.041">
            <text:p>75.041</text:p>
          </table:table-cell>
          <table:table-cell office:value-type="string">
            <text:p>2020.01.10 00:30</text:p>
          </table:table-cell>
          <table:table-cell office:value-type="float" office:value="77">
            <text:p>77</text:p>
          </table:table-cell>
          <table:table-cell office:value-type="float" office:value="75.041">
            <text:p>75.041</text:p>
          </table:table-cell>
          <table:table-cell office:value-type="string">
            <text:p>2020.01.10 00:30</text:p>
          </table:table-cell>
          <table:table-cell office:value-type="float" office:value="75">
            <text:p>75</text:p>
          </table:table-cell>
          <table:table-cell office:value-type="float" office:value="75.115">
            <text:p>75.115</text:p>
          </table:table-cell>
          <table:table-cell office:value-type="string">
            <text:p>2020.01.10 0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5.056">
            <text:p>75.056</text:p>
          </table:table-cell>
          <table:table-cell office:value-type="string">
            <text:p>2020.01.10 00:15</text:p>
          </table:table-cell>
          <table:table-cell office:value-type="float" office:value="77">
            <text:p>77</text:p>
          </table:table-cell>
          <table:table-cell office:value-type="float" office:value="75.036">
            <text:p>75.036</text:p>
          </table:table-cell>
          <table:table-cell office:value-type="string">
            <text:p>2020.01.10 00:30</text:p>
          </table:table-cell>
          <table:table-cell office:value-type="float" office:value="77">
            <text:p>77</text:p>
          </table:table-cell>
          <table:table-cell office:value-type="float" office:value="75.036">
            <text:p>75.036</text:p>
          </table:table-cell>
          <table:table-cell office:value-type="string">
            <text:p>2020.01.10 00:30</text:p>
          </table:table-cell>
          <table:table-cell office:value-type="float" office:value="76">
            <text:p>76</text:p>
          </table:table-cell>
          <table:table-cell office:value-type="float" office:value="75.096">
            <text:p>75.096</text:p>
          </table:table-cell>
          <table:table-cell office:value-type="string">
            <text:p>2020.01.10 0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9999999999996">
            <text:p>-0.02</text:p>
          </table:table-cell>
          <table:table-cell table:number-columns-repeated="1007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5.081">
            <text:p>75.081</text:p>
          </table:table-cell>
          <table:table-cell office:value-type="string">
            <text:p>2020.01.10 00:30</text:p>
          </table:table-cell>
          <table:table-cell office:value-type="float" office:value="78">
            <text:p>78</text:p>
          </table:table-cell>
          <table:table-cell office:value-type="float" office:value="75.021">
            <text:p>75.021</text:p>
          </table:table-cell>
          <table:table-cell office:value-type="string">
            <text:p>2020.01.10 00:45</text:p>
          </table:table-cell>
          <table:table-cell office:value-type="float" office:value="78">
            <text:p>78</text:p>
          </table:table-cell>
          <table:table-cell office:value-type="float" office:value="75.021">
            <text:p>75.021</text:p>
          </table:table-cell>
          <table:table-cell office:value-type="string">
            <text:p>2020.01.10 00:45</text:p>
          </table:table-cell>
          <table:table-cell office:value-type="float" office:value="77">
            <text:p>77</text:p>
          </table:table-cell>
          <table:table-cell office:value-type="float" office:value="75.081">
            <text:p>75.081</text:p>
          </table:table-cell>
          <table:table-cell office:value-type="string">
            <text:p>2020.01.10 0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5.053">
            <text:p>75.053</text:p>
          </table:table-cell>
          <table:table-cell office:value-type="string">
            <text:p>2020.01.10 00:45</text:p>
          </table:table-cell>
          <table:table-cell office:value-type="float" office:value="85">
            <text:p>85</text:p>
          </table:table-cell>
          <table:table-cell office:value-type="float" office:value="75.209">
            <text:p>75.209</text:p>
          </table:table-cell>
          <table:table-cell office:value-type="string">
            <text:p>2020.01.10 02:30</text:p>
          </table:table-cell>
          <table:table-cell office:value-type="float" office:value="85">
            <text:p>85</text:p>
          </table:table-cell>
          <table:table-cell office:value-type="float" office:value="75.209">
            <text:p>75.209</text:p>
          </table:table-cell>
          <table:table-cell office:value-type="string">
            <text:p>2020.01.10 02:30</text:p>
          </table:table-cell>
          <table:table-cell office:value-type="float" office:value="78">
            <text:p>78</text:p>
          </table:table-cell>
          <table:table-cell office:value-type="float" office:value="75.072">
            <text:p>75.072</text:p>
          </table:table-cell>
          <table:table-cell office:value-type="string">
            <text:p>2020.01.10 0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5600000000001">
            <text:p>0.156</text:p>
          </table:table-cell>
          <table:table-cell table:number-columns-repeated="100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5.021">
            <text:p>75.021</text:p>
          </table:table-cell>
          <table:table-cell office:value-type="string">
            <text:p>2020.01.10 01:00</text:p>
          </table:table-cell>
          <table:table-cell office:value-type="float" office:value="83">
            <text:p>83</text:p>
          </table:table-cell>
          <table:table-cell office:value-type="float" office:value="75.029">
            <text:p>75.029</text:p>
          </table:table-cell>
          <table:table-cell office:value-type="string">
            <text:p>2020.01.10 02:00</text:p>
          </table:table-cell>
          <table:table-cell office:value-type="float" office:value="83">
            <text:p>83</text:p>
          </table:table-cell>
          <table:table-cell office:value-type="float" office:value="75.029">
            <text:p>75.029</text:p>
          </table:table-cell>
          <table:table-cell office:value-type="string">
            <text:p>2020.01.10 02:00</text:p>
          </table:table-cell>
          <table:table-cell office:value-type="float" office:value="79">
            <text:p>79</text:p>
          </table:table-cell>
          <table:table-cell office:value-type="float" office:value="75.061">
            <text:p>75.061</text:p>
          </table:table-cell>
          <table:table-cell office:value-type="string">
            <text:p>2020.01.10 0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79999999999956">
            <text:p>0.008</text:p>
          </table:table-cell>
          <table:table-cell table:number-columns-repeated="100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5.054">
            <text:p>75.054</text:p>
          </table:table-cell>
          <table:table-cell office:value-type="string">
            <text:p>2020.01.10 01:15</text:p>
          </table:table-cell>
          <table:table-cell office:value-type="float" office:value="85">
            <text:p>85</text:p>
          </table:table-cell>
          <table:table-cell office:value-type="float" office:value="75.209">
            <text:p>75.209</text:p>
          </table:table-cell>
          <table:table-cell office:value-type="string">
            <text:p>2020.01.10 02:30</text:p>
          </table:table-cell>
          <table:table-cell office:value-type="float" office:value="85">
            <text:p>85</text:p>
          </table:table-cell>
          <table:table-cell office:value-type="float" office:value="75.209">
            <text:p>75.209</text:p>
          </table:table-cell>
          <table:table-cell office:value-type="string">
            <text:p>2020.01.10 02:30</text:p>
          </table:table-cell>
          <table:table-cell office:value-type="float" office:value="80">
            <text:p>80</text:p>
          </table:table-cell>
          <table:table-cell office:value-type="float" office:value="75.083">
            <text:p>75.083</text:p>
          </table:table-cell>
          <table:table-cell office:value-type="string">
            <text:p>2020.01.10 0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55">
            <text:p>0.155</text:p>
          </table:table-cell>
          <table:table-cell table:number-columns-repeated="1007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5.079">
            <text:p>75.079</text:p>
          </table:table-cell>
          <table:table-cell office:value-type="string">
            <text:p>2020.01.10 01:30</text:p>
          </table:table-cell>
          <table:table-cell office:value-type="float" office:value="85">
            <text:p>85</text:p>
          </table:table-cell>
          <table:table-cell office:value-type="float" office:value="75.189">
            <text:p>75.189</text:p>
          </table:table-cell>
          <table:table-cell office:value-type="string">
            <text:p>2020.01.10 02:30</text:p>
          </table:table-cell>
          <table:table-cell office:value-type="float" office:value="85">
            <text:p>85</text:p>
          </table:table-cell>
          <table:table-cell office:value-type="float" office:value="75.189">
            <text:p>75.189</text:p>
          </table:table-cell>
          <table:table-cell office:value-type="string">
            <text:p>2020.01.10 02:30</text:p>
          </table:table-cell>
          <table:table-cell office:value-type="float" office:value="81">
            <text:p>81</text:p>
          </table:table-cell>
          <table:table-cell office:value-type="float" office:value="75.089">
            <text:p>75.089</text:p>
          </table:table-cell>
          <table:table-cell office:value-type="string">
            <text:p>2020.01.10 0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5.085">
            <text:p>75.085</text:p>
          </table:table-cell>
          <table:table-cell office:value-type="string">
            <text:p>2020.01.10 01:45</text:p>
          </table:table-cell>
          <table:table-cell office:value-type="float" office:value="85">
            <text:p>85</text:p>
          </table:table-cell>
          <table:table-cell office:value-type="float" office:value="75.195">
            <text:p>75.195</text:p>
          </table:table-cell>
          <table:table-cell office:value-type="string">
            <text:p>2020.01.10 02:30</text:p>
          </table:table-cell>
          <table:table-cell office:value-type="float" office:value="85">
            <text:p>85</text:p>
          </table:table-cell>
          <table:table-cell office:value-type="float" office:value="75.195">
            <text:p>75.195</text:p>
          </table:table-cell>
          <table:table-cell office:value-type="string">
            <text:p>2020.01.10 02:30</text:p>
          </table:table-cell>
          <table:table-cell office:value-type="float" office:value="82">
            <text:p>82</text:p>
          </table:table-cell>
          <table:table-cell office:value-type="float" office:value="75.085">
            <text:p>75.085</text:p>
          </table:table-cell>
          <table:table-cell office:value-type="string">
            <text:p>2020.01.10 0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5.042">
            <text:p>75.042</text:p>
          </table:table-cell>
          <table:table-cell office:value-type="string">
            <text:p>2020.01.10 02:00</text:p>
          </table:table-cell>
          <table:table-cell office:value-type="float" office:value="85">
            <text:p>85</text:p>
          </table:table-cell>
          <table:table-cell office:value-type="float" office:value="75.209">
            <text:p>75.209</text:p>
          </table:table-cell>
          <table:table-cell office:value-type="string">
            <text:p>2020.01.10 02:30</text:p>
          </table:table-cell>
          <table:table-cell office:value-type="float" office:value="85">
            <text:p>85</text:p>
          </table:table-cell>
          <table:table-cell office:value-type="float" office:value="75.209">
            <text:p>75.209</text:p>
          </table:table-cell>
          <table:table-cell office:value-type="string">
            <text:p>2020.01.10 02:30</text:p>
          </table:table-cell>
          <table:table-cell office:value-type="float" office:value="83">
            <text:p>83</text:p>
          </table:table-cell>
          <table:table-cell office:value-type="float" office:value="75.088">
            <text:p>75.088</text:p>
          </table:table-cell>
          <table:table-cell office:value-type="string">
            <text:p>2020.01.10 0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67">
            <text:p>0.167</text:p>
          </table:table-cell>
          <table:table-cell table:number-columns-repeated="1007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5.032">
            <text:p>75.032</text:p>
          </table:table-cell>
          <table:table-cell office:value-type="string">
            <text:p>2020.01.10 02:15</text:p>
          </table:table-cell>
          <table:table-cell office:value-type="float" office:value="85">
            <text:p>85</text:p>
          </table:table-cell>
          <table:table-cell office:value-type="float" office:value="75.209">
            <text:p>75.209</text:p>
          </table:table-cell>
          <table:table-cell office:value-type="string">
            <text:p>2020.01.10 02:30</text:p>
          </table:table-cell>
          <table:table-cell office:value-type="float" office:value="85">
            <text:p>85</text:p>
          </table:table-cell>
          <table:table-cell office:value-type="float" office:value="75.209">
            <text:p>75.209</text:p>
          </table:table-cell>
          <table:table-cell office:value-type="string">
            <text:p>2020.01.10 02:30</text:p>
          </table:table-cell>
          <table:table-cell office:value-type="float" office:value="84">
            <text:p>84</text:p>
          </table:table-cell>
          <table:table-cell office:value-type="float" office:value="75.099">
            <text:p>75.099</text:p>
          </table:table-cell>
          <table:table-cell office:value-type="string">
            <text:p>2020.01.10 0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7700000000001">
            <text:p>0.177</text:p>
          </table:table-cell>
          <table:table-cell table:number-columns-repeated="100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5.095">
            <text:p>75.095</text:p>
          </table:table-cell>
          <table:table-cell office:value-type="string">
            <text:p>2020.01.10 02:30</text:p>
          </table:table-cell>
          <table:table-cell office:value-type="float" office:value="85">
            <text:p>85</text:p>
          </table:table-cell>
          <table:table-cell office:value-type="float" office:value="75.205">
            <text:p>75.205</text:p>
          </table:table-cell>
          <table:table-cell office:value-type="string">
            <text:p>2020.01.10 02:30</text:p>
          </table:table-cell>
          <table:table-cell office:value-type="float" office:value="85">
            <text:p>85</text:p>
          </table:table-cell>
          <table:table-cell office:value-type="float" office:value="75.205">
            <text:p>75.205</text:p>
          </table:table-cell>
          <table:table-cell office:value-type="string">
            <text:p>2020.01.10 02:30</text:p>
          </table:table-cell>
          <table:table-cell office:value-type="float" office:value="85">
            <text:p>85</text:p>
          </table:table-cell>
          <table:table-cell office:value-type="float" office:value="75.293">
            <text:p>75.293</text:p>
          </table:table-cell>
          <table:table-cell office:value-type="string">
            <text:p>2020.01.10 0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5.199">
            <text:p>75.199</text:p>
          </table:table-cell>
          <table:table-cell office:value-type="string">
            <text:p>2020.01.10 02:45</text:p>
          </table:table-cell>
          <table:table-cell office:value-type="float" office:value="86">
            <text:p>86</text:p>
          </table:table-cell>
          <table:table-cell office:value-type="float" office:value="75.139">
            <text:p>75.139</text:p>
          </table:table-cell>
          <table:table-cell office:value-type="string">
            <text:p>2020.01.10 02:45</text:p>
          </table:table-cell>
          <table:table-cell office:value-type="float" office:value="86">
            <text:p>86</text:p>
          </table:table-cell>
          <table:table-cell office:value-type="float" office:value="75.139">
            <text:p>75.139</text:p>
          </table:table-cell>
          <table:table-cell office:value-type="string">
            <text:p>2020.01.10 02:45</text:p>
          </table:table-cell>
          <table:table-cell office:value-type="float" office:value="86">
            <text:p>86</text:p>
          </table:table-cell>
          <table:table-cell office:value-type="float" office:value="75.204">
            <text:p>75.204</text:p>
          </table:table-cell>
          <table:table-cell office:value-type="string">
            <text:p>2020.01.10 0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5.094">
            <text:p>75.094</text:p>
          </table:table-cell>
          <table:table-cell office:value-type="string">
            <text:p>2020.01.10 03:00</text:p>
          </table:table-cell>
          <table:table-cell office:value-type="float" office:value="90">
            <text:p>90</text:p>
          </table:table-cell>
          <table:table-cell office:value-type="float" office:value="75.129">
            <text:p>75.129</text:p>
          </table:table-cell>
          <table:table-cell office:value-type="string">
            <text:p>2020.01.10 03:45</text:p>
          </table:table-cell>
          <table:table-cell office:value-type="float" office:value="90">
            <text:p>90</text:p>
          </table:table-cell>
          <table:table-cell office:value-type="float" office:value="75.129">
            <text:p>75.129</text:p>
          </table:table-cell>
          <table:table-cell office:value-type="string">
            <text:p>2020.01.10 03:45</text:p>
          </table:table-cell>
          <table:table-cell office:value-type="float" office:value="87">
            <text:p>87</text:p>
          </table:table-cell>
          <table:table-cell office:value-type="float" office:value="75.14">
            <text:p>75.14</text:p>
          </table:table-cell>
          <table:table-cell office:value-type="string">
            <text:p>2020.01.10 0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4999999999997">
            <text:p>0.035</text:p>
          </table:table-cell>
          <table:table-cell table:number-columns-repeated="1007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75.119">
            <text:p>75.119</text:p>
          </table:table-cell>
          <table:table-cell office:value-type="string">
            <text:p>2020.01.10 03:15</text:p>
          </table:table-cell>
          <table:table-cell office:value-type="float" office:value="90">
            <text:p>90</text:p>
          </table:table-cell>
          <table:table-cell office:value-type="float" office:value="75.129">
            <text:p>75.129</text:p>
          </table:table-cell>
          <table:table-cell office:value-type="string">
            <text:p>2020.01.10 03:45</text:p>
          </table:table-cell>
          <table:table-cell office:value-type="float" office:value="90">
            <text:p>90</text:p>
          </table:table-cell>
          <table:table-cell office:value-type="float" office:value="75.129">
            <text:p>75.129</text:p>
          </table:table-cell>
          <table:table-cell office:value-type="string">
            <text:p>2020.01.10 03:45</text:p>
          </table:table-cell>
          <table:table-cell office:value-type="float" office:value="88">
            <text:p>88</text:p>
          </table:table-cell>
          <table:table-cell office:value-type="float" office:value="75.183">
            <text:p>75.183</text:p>
          </table:table-cell>
          <table:table-cell office:value-type="string">
            <text:p>2020.01.10 0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99999999999909">
            <text:p>0.01</text:p>
          </table:table-cell>
          <table:table-cell table:number-columns-repeated="1007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5.169">
            <text:p>75.169</text:p>
          </table:table-cell>
          <table:table-cell office:value-type="string">
            <text:p>2020.01.10 03:30</text:p>
          </table:table-cell>
          <table:table-cell office:value-type="float" office:value="90">
            <text:p>90</text:p>
          </table:table-cell>
          <table:table-cell office:value-type="float" office:value="75.109">
            <text:p>75.109</text:p>
          </table:table-cell>
          <table:table-cell office:value-type="string">
            <text:p>2020.01.10 03:45</text:p>
          </table:table-cell>
          <table:table-cell office:value-type="float" office:value="90">
            <text:p>90</text:p>
          </table:table-cell>
          <table:table-cell office:value-type="float" office:value="75.109">
            <text:p>75.109</text:p>
          </table:table-cell>
          <table:table-cell office:value-type="string">
            <text:p>2020.01.10 03:45</text:p>
          </table:table-cell>
          <table:table-cell office:value-type="float" office:value="89">
            <text:p>89</text:p>
          </table:table-cell>
          <table:table-cell office:value-type="float" office:value="75.189">
            <text:p>75.189</text:p>
          </table:table-cell>
          <table:table-cell office:value-type="string">
            <text:p>2020.01.10 0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5.141">
            <text:p>75.141</text:p>
          </table:table-cell>
          <table:table-cell office:value-type="string">
            <text:p>2020.01.10 03:45</text:p>
          </table:table-cell>
          <table:table-cell office:value-type="float" office:value="90">
            <text:p>90</text:p>
          </table:table-cell>
          <table:table-cell office:value-type="float" office:value="75.081">
            <text:p>75.081</text:p>
          </table:table-cell>
          <table:table-cell office:value-type="string">
            <text:p>2020.01.10 03:45</text:p>
          </table:table-cell>
          <table:table-cell office:value-type="float" office:value="90">
            <text:p>90</text:p>
          </table:table-cell>
          <table:table-cell office:value-type="float" office:value="75.081">
            <text:p>75.081</text:p>
          </table:table-cell>
          <table:table-cell office:value-type="string">
            <text:p>2020.01.10 03:45</text:p>
          </table:table-cell>
          <table:table-cell office:value-type="float" office:value="90">
            <text:p>90</text:p>
          </table:table-cell>
          <table:table-cell office:value-type="float" office:value="75.15">
            <text:p>75.15</text:p>
          </table:table-cell>
          <table:table-cell office:value-type="string">
            <text:p>2020.01.10 0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75.089">
            <text:p>75.089</text:p>
          </table:table-cell>
          <table:table-cell office:value-type="string">
            <text:p>2020.01.10 04:00</text:p>
          </table:table-cell>
          <table:table-cell office:value-type="float" office:value="103">
            <text:p>103</text:p>
          </table:table-cell>
          <table:table-cell office:value-type="float" office:value="75.269">
            <text:p>75.269</text:p>
          </table:table-cell>
          <table:table-cell office:value-type="string">
            <text:p>2020.01.10 07:00</text:p>
          </table:table-cell>
          <table:table-cell office:value-type="float" office:value="103">
            <text:p>103</text:p>
          </table:table-cell>
          <table:table-cell office:value-type="float" office:value="75.269">
            <text:p>75.269</text:p>
          </table:table-cell>
          <table:table-cell office:value-type="string">
            <text:p>2020.01.10 07:00</text:p>
          </table:table-cell>
          <table:table-cell office:value-type="float" office:value="91">
            <text:p>91</text:p>
          </table:table-cell>
          <table:table-cell office:value-type="float" office:value="75.108">
            <text:p>75.108</text:p>
          </table:table-cell>
          <table:table-cell office:value-type="string">
            <text:p>2020.01.10 0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17999999999999">
            <text:p>0.18</text:p>
          </table:table-cell>
          <table:table-cell table:number-columns-repeated="1007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5.098">
            <text:p>75.098</text:p>
          </table:table-cell>
          <table:table-cell office:value-type="string">
            <text:p>2020.01.10 04:15</text:p>
          </table:table-cell>
          <table:table-cell office:value-type="float" office:value="103">
            <text:p>103</text:p>
          </table:table-cell>
          <table:table-cell office:value-type="float" office:value="75.269">
            <text:p>75.269</text:p>
          </table:table-cell>
          <table:table-cell office:value-type="string">
            <text:p>2020.01.10 07:00</text:p>
          </table:table-cell>
          <table:table-cell office:value-type="float" office:value="103">
            <text:p>103</text:p>
          </table:table-cell>
          <table:table-cell office:value-type="float" office:value="75.269">
            <text:p>75.269</text:p>
          </table:table-cell>
          <table:table-cell office:value-type="string">
            <text:p>2020.01.10 07:00</text:p>
          </table:table-cell>
          <table:table-cell office:value-type="float" office:value="92">
            <text:p>92</text:p>
          </table:table-cell>
          <table:table-cell office:value-type="float" office:value="75.11">
            <text:p>75.11</text:p>
          </table:table-cell>
          <table:table-cell office:value-type="string">
            <text:p>2020.01.10 0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17099999999999">
            <text:p>0.171</text:p>
          </table:table-cell>
          <table:table-cell table:number-columns-repeated="1007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5.077">
            <text:p>75.077</text:p>
          </table:table-cell>
          <table:table-cell office:value-type="string">
            <text:p>2020.01.10 04:30</text:p>
          </table:table-cell>
          <table:table-cell office:value-type="float" office:value="103">
            <text:p>103</text:p>
          </table:table-cell>
          <table:table-cell office:value-type="float" office:value="75.269">
            <text:p>75.269</text:p>
          </table:table-cell>
          <table:table-cell office:value-type="string">
            <text:p>2020.01.10 07:00</text:p>
          </table:table-cell>
          <table:table-cell office:value-type="float" office:value="103">
            <text:p>103</text:p>
          </table:table-cell>
          <table:table-cell office:value-type="float" office:value="75.269">
            <text:p>75.269</text:p>
          </table:table-cell>
          <table:table-cell office:value-type="string">
            <text:p>2020.01.10 07:00</text:p>
          </table:table-cell>
          <table:table-cell office:value-type="float" office:value="93">
            <text:p>93</text:p>
          </table:table-cell>
          <table:table-cell office:value-type="float" office:value="75.134">
            <text:p>75.134</text:p>
          </table:table-cell>
          <table:table-cell office:value-type="string">
            <text:p>2020.01.10 0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19199999999999">
            <text:p>0.192</text:p>
          </table:table-cell>
          <table:table-cell table:number-columns-repeated="1007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5.115">
            <text:p>75.115</text:p>
          </table:table-cell>
          <table:table-cell office:value-type="string">
            <text:p>2020.01.10 04:45</text:p>
          </table:table-cell>
          <table:table-cell office:value-type="float" office:value="103">
            <text:p>103</text:p>
          </table:table-cell>
          <table:table-cell office:value-type="float" office:value="75.269">
            <text:p>75.269</text:p>
          </table:table-cell>
          <table:table-cell office:value-type="string">
            <text:p>2020.01.10 07:00</text:p>
          </table:table-cell>
          <table:table-cell office:value-type="float" office:value="103">
            <text:p>103</text:p>
          </table:table-cell>
          <table:table-cell office:value-type="float" office:value="75.269">
            <text:p>75.269</text:p>
          </table:table-cell>
          <table:table-cell office:value-type="string">
            <text:p>2020.01.10 07:00</text:p>
          </table:table-cell>
          <table:table-cell office:value-type="float" office:value="94">
            <text:p>94</text:p>
          </table:table-cell>
          <table:table-cell office:value-type="float" office:value="75.177">
            <text:p>75.177</text:p>
          </table:table-cell>
          <table:table-cell office:value-type="string">
            <text:p>2020.01.10 0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154">
            <text:p>0.154</text:p>
          </table:table-cell>
          <table:table-cell table:number-columns-repeated="1007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5.176">
            <text:p>75.176</text:p>
          </table:table-cell>
          <table:table-cell office:value-type="string">
            <text:p>2020.01.10 05:00</text:p>
          </table:table-cell>
          <table:table-cell office:value-type="float" office:value="103">
            <text:p>103</text:p>
          </table:table-cell>
          <table:table-cell office:value-type="float" office:value="75.269">
            <text:p>75.269</text:p>
          </table:table-cell>
          <table:table-cell office:value-type="string">
            <text:p>2020.01.10 07:00</text:p>
          </table:table-cell>
          <table:table-cell office:value-type="float" office:value="103">
            <text:p>103</text:p>
          </table:table-cell>
          <table:table-cell office:value-type="float" office:value="75.269">
            <text:p>75.269</text:p>
          </table:table-cell>
          <table:table-cell office:value-type="string">
            <text:p>2020.01.10 07:00</text:p>
          </table:table-cell>
          <table:table-cell office:value-type="float" office:value="95">
            <text:p>95</text:p>
          </table:table-cell>
          <table:table-cell office:value-type="float" office:value="75.181">
            <text:p>75.181</text:p>
          </table:table-cell>
          <table:table-cell office:value-type="string">
            <text:p>2020.01.10 0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92999999999989">
            <text:p>0.093</text:p>
          </table:table-cell>
          <table:table-cell table:number-columns-repeated="1007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75.142">
            <text:p>75.142</text:p>
          </table:table-cell>
          <table:table-cell office:value-type="string">
            <text:p>2020.01.10 05:15</text:p>
          </table:table-cell>
          <table:table-cell office:value-type="float" office:value="103">
            <text:p>103</text:p>
          </table:table-cell>
          <table:table-cell office:value-type="float" office:value="75.269">
            <text:p>75.269</text:p>
          </table:table-cell>
          <table:table-cell office:value-type="string">
            <text:p>2020.01.10 07:00</text:p>
          </table:table-cell>
          <table:table-cell office:value-type="float" office:value="103">
            <text:p>103</text:p>
          </table:table-cell>
          <table:table-cell office:value-type="float" office:value="75.269">
            <text:p>75.269</text:p>
          </table:table-cell>
          <table:table-cell office:value-type="string">
            <text:p>2020.01.10 07:00</text:p>
          </table:table-cell>
          <table:table-cell office:value-type="float" office:value="96">
            <text:p>96</text:p>
          </table:table-cell>
          <table:table-cell office:value-type="float" office:value="75.176">
            <text:p>75.176</text:p>
          </table:table-cell>
          <table:table-cell office:value-type="string">
            <text:p>2020.01.10 0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127">
            <text:p>0.127</text:p>
          </table:table-cell>
          <table:table-cell table:number-columns-repeated="1007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75.173">
            <text:p>75.173</text:p>
          </table:table-cell>
          <table:table-cell office:value-type="string">
            <text:p>2020.01.10 05:30</text:p>
          </table:table-cell>
          <table:table-cell office:value-type="float" office:value="103">
            <text:p>103</text:p>
          </table:table-cell>
          <table:table-cell office:value-type="float" office:value="75.269">
            <text:p>75.269</text:p>
          </table:table-cell>
          <table:table-cell office:value-type="string">
            <text:p>2020.01.10 07:00</text:p>
          </table:table-cell>
          <table:table-cell office:value-type="float" office:value="103">
            <text:p>103</text:p>
          </table:table-cell>
          <table:table-cell office:value-type="float" office:value="75.269">
            <text:p>75.269</text:p>
          </table:table-cell>
          <table:table-cell office:value-type="string">
            <text:p>2020.01.10 07:00</text:p>
          </table:table-cell>
          <table:table-cell office:value-type="float" office:value="97">
            <text:p>97</text:p>
          </table:table-cell>
          <table:table-cell office:value-type="float" office:value="75.226">
            <text:p>75.226</text:p>
          </table:table-cell>
          <table:table-cell office:value-type="string">
            <text:p>2020.01.10 0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95999999999989">
            <text:p>0.096</text:p>
          </table:table-cell>
          <table:table-cell table:number-columns-repeated="1007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75.228">
            <text:p>75.228</text:p>
          </table:table-cell>
          <table:table-cell office:value-type="string">
            <text:p>2020.01.10 05:45</text:p>
          </table:table-cell>
          <table:table-cell office:value-type="float" office:value="103">
            <text:p>103</text:p>
          </table:table-cell>
          <table:table-cell office:value-type="float" office:value="75.269">
            <text:p>75.269</text:p>
          </table:table-cell>
          <table:table-cell office:value-type="string">
            <text:p>2020.01.10 07:00</text:p>
          </table:table-cell>
          <table:table-cell office:value-type="float" office:value="103">
            <text:p>103</text:p>
          </table:table-cell>
          <table:table-cell office:value-type="float" office:value="75.269">
            <text:p>75.269</text:p>
          </table:table-cell>
          <table:table-cell office:value-type="string">
            <text:p>2020.01.10 07:00</text:p>
          </table:table-cell>
          <table:table-cell office:value-type="float" office:value="98">
            <text:p>98</text:p>
          </table:table-cell>
          <table:table-cell office:value-type="float" office:value="75.246">
            <text:p>75.246</text:p>
          </table:table-cell>
          <table:table-cell office:value-type="string">
            <text:p>2020.01.10 0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40999999999997">
            <text:p>0.041</text:p>
          </table:table-cell>
          <table:table-cell table:number-columns-repeated="1007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75.239">
            <text:p>75.239</text:p>
          </table:table-cell>
          <table:table-cell office:value-type="string">
            <text:p>2020.01.10 06:00</text:p>
          </table:table-cell>
          <table:table-cell office:value-type="float" office:value="103">
            <text:p>103</text:p>
          </table:table-cell>
          <table:table-cell office:value-type="float" office:value="75.269">
            <text:p>75.269</text:p>
          </table:table-cell>
          <table:table-cell office:value-type="string">
            <text:p>2020.01.10 07:00</text:p>
          </table:table-cell>
          <table:table-cell office:value-type="float" office:value="103">
            <text:p>103</text:p>
          </table:table-cell>
          <table:table-cell office:value-type="float" office:value="75.269">
            <text:p>75.269</text:p>
          </table:table-cell>
          <table:table-cell office:value-type="string">
            <text:p>2020.01.10 07:00</text:p>
          </table:table-cell>
          <table:table-cell office:value-type="float" office:value="99">
            <text:p>99</text:p>
          </table:table-cell>
          <table:table-cell office:value-type="float" office:value="75.291">
            <text:p>75.291</text:p>
          </table:table-cell>
          <table:table-cell office:value-type="string">
            <text:p>2020.01.10 0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29999999999987">
            <text:p>0.03</text:p>
          </table:table-cell>
          <table:table-cell table:number-columns-repeated="100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5.264">
            <text:p>75.264</text:p>
          </table:table-cell>
          <table:table-cell office:value-type="string">
            <text:p>2020.01.10 06:15</text:p>
          </table:table-cell>
          <table:table-cell office:value-type="float" office:value="103">
            <text:p>103</text:p>
          </table:table-cell>
          <table:table-cell office:value-type="float" office:value="75.269">
            <text:p>75.269</text:p>
          </table:table-cell>
          <table:table-cell office:value-type="string">
            <text:p>2020.01.10 07:00</text:p>
          </table:table-cell>
          <table:table-cell office:value-type="float" office:value="103">
            <text:p>103</text:p>
          </table:table-cell>
          <table:table-cell office:value-type="float" office:value="75.269">
            <text:p>75.269</text:p>
          </table:table-cell>
          <table:table-cell office:value-type="string">
            <text:p>2020.01.10 07:00</text:p>
          </table:table-cell>
          <table:table-cell office:value-type="float" office:value="100">
            <text:p>100</text:p>
          </table:table-cell>
          <table:table-cell office:value-type="float" office:value="75.329">
            <text:p>75.329</text:p>
          </table:table-cell>
          <table:table-cell office:value-type="string">
            <text:p>2020.01.10 0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49999999999955">
            <text:p>0.005</text:p>
          </table:table-cell>
          <table:table-cell table:number-columns-repeated="1007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75.3">
            <text:p>75.3</text:p>
          </table:table-cell>
          <table:table-cell office:value-type="string">
            <text:p>2020.01.10 06:30</text:p>
          </table:table-cell>
          <table:table-cell office:value-type="float" office:value="109">
            <text:p>109</text:p>
          </table:table-cell>
          <table:table-cell office:value-type="float" office:value="75.364">
            <text:p>75.364</text:p>
          </table:table-cell>
          <table:table-cell office:value-type="string">
            <text:p>2020.01.10 08:30</text:p>
          </table:table-cell>
          <table:table-cell office:value-type="float" office:value="109">
            <text:p>109</text:p>
          </table:table-cell>
          <table:table-cell office:value-type="float" office:value="75.364">
            <text:p>75.364</text:p>
          </table:table-cell>
          <table:table-cell office:value-type="string">
            <text:p>2020.01.10 08:30</text:p>
          </table:table-cell>
          <table:table-cell office:value-type="float" office:value="101">
            <text:p>101</text:p>
          </table:table-cell>
          <table:table-cell office:value-type="float" office:value="75.323">
            <text:p>75.323</text:p>
          </table:table-cell>
          <table:table-cell office:value-type="string">
            <text:p>2020.01.10 0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64000000000007">
            <text:p>0.064</text:p>
          </table:table-cell>
          <table:table-cell table:number-columns-repeated="1007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75.288">
            <text:p>75.288</text:p>
          </table:table-cell>
          <table:table-cell office:value-type="string">
            <text:p>2020.01.10 06:45</text:p>
          </table:table-cell>
          <table:table-cell office:value-type="float" office:value="109">
            <text:p>109</text:p>
          </table:table-cell>
          <table:table-cell office:value-type="float" office:value="75.364">
            <text:p>75.364</text:p>
          </table:table-cell>
          <table:table-cell office:value-type="string">
            <text:p>2020.01.10 08:30</text:p>
          </table:table-cell>
          <table:table-cell office:value-type="float" office:value="109">
            <text:p>109</text:p>
          </table:table-cell>
          <table:table-cell office:value-type="float" office:value="75.364">
            <text:p>75.364</text:p>
          </table:table-cell>
          <table:table-cell office:value-type="string">
            <text:p>2020.01.10 08:30</text:p>
          </table:table-cell>
          <table:table-cell office:value-type="float" office:value="102">
            <text:p>102</text:p>
          </table:table-cell>
          <table:table-cell office:value-type="float" office:value="75.303">
            <text:p>75.303</text:p>
          </table:table-cell>
          <table:table-cell office:value-type="string">
            <text:p>2020.01.10 0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76000000000008">
            <text:p>0.076</text:p>
          </table:table-cell>
          <table:table-cell table:number-columns-repeated="1007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75.286">
            <text:p>75.286</text:p>
          </table:table-cell>
          <table:table-cell office:value-type="string">
            <text:p>2020.01.10 07:00</text:p>
          </table:table-cell>
          <table:table-cell office:value-type="float" office:value="109">
            <text:p>109</text:p>
          </table:table-cell>
          <table:table-cell office:value-type="float" office:value="75.364">
            <text:p>75.364</text:p>
          </table:table-cell>
          <table:table-cell office:value-type="string">
            <text:p>2020.01.10 08:30</text:p>
          </table:table-cell>
          <table:table-cell office:value-type="float" office:value="109">
            <text:p>109</text:p>
          </table:table-cell>
          <table:table-cell office:value-type="float" office:value="75.364">
            <text:p>75.364</text:p>
          </table:table-cell>
          <table:table-cell office:value-type="string">
            <text:p>2020.01.10 08:30</text:p>
          </table:table-cell>
          <table:table-cell office:value-type="float" office:value="103">
            <text:p>103</text:p>
          </table:table-cell>
          <table:table-cell office:value-type="float" office:value="75.286">
            <text:p>75.286</text:p>
          </table:table-cell>
          <table:table-cell office:value-type="string">
            <text:p>2020.01.10 0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78000000000003">
            <text:p>0.078</text:p>
          </table:table-cell>
          <table:table-cell table:number-columns-repeated="1007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75.281">
            <text:p>75.281</text:p>
          </table:table-cell>
          <table:table-cell office:value-type="string">
            <text:p>2020.01.10 07:15</text:p>
          </table:table-cell>
          <table:table-cell office:value-type="float" office:value="109">
            <text:p>109</text:p>
          </table:table-cell>
          <table:table-cell office:value-type="float" office:value="75.364">
            <text:p>75.364</text:p>
          </table:table-cell>
          <table:table-cell office:value-type="string">
            <text:p>2020.01.10 08:30</text:p>
          </table:table-cell>
          <table:table-cell office:value-type="float" office:value="109">
            <text:p>109</text:p>
          </table:table-cell>
          <table:table-cell office:value-type="float" office:value="75.364">
            <text:p>75.364</text:p>
          </table:table-cell>
          <table:table-cell office:value-type="string">
            <text:p>2020.01.10 08:30</text:p>
          </table:table-cell>
          <table:table-cell office:value-type="float" office:value="104">
            <text:p>104</text:p>
          </table:table-cell>
          <table:table-cell office:value-type="float" office:value="75.369">
            <text:p>75.369</text:p>
          </table:table-cell>
          <table:table-cell office:value-type="string">
            <text:p>2020.01.10 0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82999999999998">
            <text:p>0.083</text:p>
          </table:table-cell>
          <table:table-cell table:number-columns-repeated="1007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75.361">
            <text:p>75.361</text:p>
          </table:table-cell>
          <table:table-cell office:value-type="string">
            <text:p>2020.01.10 07:30</text:p>
          </table:table-cell>
          <table:table-cell office:value-type="float" office:value="109">
            <text:p>109</text:p>
          </table:table-cell>
          <table:table-cell office:value-type="float" office:value="75.364">
            <text:p>75.364</text:p>
          </table:table-cell>
          <table:table-cell office:value-type="string">
            <text:p>2020.01.10 08:30</text:p>
          </table:table-cell>
          <table:table-cell office:value-type="float" office:value="109">
            <text:p>109</text:p>
          </table:table-cell>
          <table:table-cell office:value-type="float" office:value="75.364">
            <text:p>75.364</text:p>
          </table:table-cell>
          <table:table-cell office:value-type="string">
            <text:p>2020.01.10 08:30</text:p>
          </table:table-cell>
          <table:table-cell office:value-type="float" office:value="105">
            <text:p>105</text:p>
          </table:table-cell>
          <table:table-cell office:value-type="float" office:value="75.402">
            <text:p>75.402</text:p>
          </table:table-cell>
          <table:table-cell office:value-type="string">
            <text:p>2020.01.10 0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30000000000001">
            <text:p>0.003</text:p>
          </table:table-cell>
          <table:table-cell table:number-columns-repeated="1007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75.391">
            <text:p>75.391</text:p>
          </table:table-cell>
          <table:table-cell office:value-type="string">
            <text:p>2020.01.10 07:45</text:p>
          </table:table-cell>
          <table:table-cell office:value-type="float" office:value="112">
            <text:p>112</text:p>
          </table:table-cell>
          <table:table-cell office:value-type="float" office:value="75.331">
            <text:p>75.331</text:p>
          </table:table-cell>
          <table:table-cell office:value-type="string">
            <text:p>2020.01.10 09:15</text:p>
          </table:table-cell>
          <table:table-cell office:value-type="float" office:value="112">
            <text:p>112</text:p>
          </table:table-cell>
          <table:table-cell office:value-type="float" office:value="75.331">
            <text:p>75.331</text:p>
          </table:table-cell>
          <table:table-cell office:value-type="string">
            <text:p>2020.01.10 09:15</text:p>
          </table:table-cell>
          <table:table-cell office:value-type="float" office:value="106">
            <text:p>106</text:p>
          </table:table-cell>
          <table:table-cell office:value-type="float" office:value="75.391">
            <text:p>75.391</text:p>
          </table:table-cell>
          <table:table-cell office:value-type="string">
            <text:p>2020.01.10 0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75.366">
            <text:p>75.366</text:p>
          </table:table-cell>
          <table:table-cell office:value-type="string">
            <text:p>2020.01.10 08:00</text:p>
          </table:table-cell>
          <table:table-cell office:value-type="float" office:value="109">
            <text:p>109</text:p>
          </table:table-cell>
          <table:table-cell office:value-type="float" office:value="75.364">
            <text:p>75.364</text:p>
          </table:table-cell>
          <table:table-cell office:value-type="string">
            <text:p>2020.01.10 08:30</text:p>
          </table:table-cell>
          <table:table-cell office:value-type="float" office:value="109">
            <text:p>109</text:p>
          </table:table-cell>
          <table:table-cell office:value-type="float" office:value="75.364">
            <text:p>75.364</text:p>
          </table:table-cell>
          <table:table-cell office:value-type="string">
            <text:p>2020.01.10 08:30</text:p>
          </table:table-cell>
          <table:table-cell office:value-type="float" office:value="107">
            <text:p>107</text:p>
          </table:table-cell>
          <table:table-cell office:value-type="float" office:value="75.393">
            <text:p>75.393</text:p>
          </table:table-cell>
          <table:table-cell office:value-type="string">
            <text:p>2020.01.10 0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19999999999953">
            <text:p>-0.002</text:p>
          </table:table-cell>
          <table:table-cell table:number-columns-repeated="1007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75.384">
            <text:p>75.384</text:p>
          </table:table-cell>
          <table:table-cell office:value-type="string">
            <text:p>2020.01.10 08:15</text:p>
          </table:table-cell>
          <table:table-cell office:value-type="float" office:value="109">
            <text:p>109</text:p>
          </table:table-cell>
          <table:table-cell office:value-type="float" office:value="75.364">
            <text:p>75.364</text:p>
          </table:table-cell>
          <table:table-cell office:value-type="string">
            <text:p>2020.01.10 08:30</text:p>
          </table:table-cell>
          <table:table-cell office:value-type="float" office:value="109">
            <text:p>109</text:p>
          </table:table-cell>
          <table:table-cell office:value-type="float" office:value="75.364">
            <text:p>75.364</text:p>
          </table:table-cell>
          <table:table-cell office:value-type="string">
            <text:p>2020.01.10 08:30</text:p>
          </table:table-cell>
          <table:table-cell office:value-type="float" office:value="108">
            <text:p>108</text:p>
          </table:table-cell>
          <table:table-cell office:value-type="float" office:value="75.424">
            <text:p>75.424</text:p>
          </table:table-cell>
          <table:table-cell office:value-type="string">
            <text:p>2020.01.10 0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9999999999996">
            <text:p>-0.02</text:p>
          </table:table-cell>
          <table:table-cell table:number-columns-repeated="1007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75.403">
            <text:p>75.403</text:p>
          </table:table-cell>
          <table:table-cell office:value-type="string">
            <text:p>2020.01.10 08:30</text:p>
          </table:table-cell>
          <table:table-cell office:value-type="float" office:value="112">
            <text:p>112</text:p>
          </table:table-cell>
          <table:table-cell office:value-type="float" office:value="75.343">
            <text:p>75.343</text:p>
          </table:table-cell>
          <table:table-cell office:value-type="string">
            <text:p>2020.01.10 09:15</text:p>
          </table:table-cell>
          <table:table-cell office:value-type="float" office:value="112">
            <text:p>112</text:p>
          </table:table-cell>
          <table:table-cell office:value-type="float" office:value="75.343">
            <text:p>75.343</text:p>
          </table:table-cell>
          <table:table-cell office:value-type="string">
            <text:p>2020.01.10 09:15</text:p>
          </table:table-cell>
          <table:table-cell office:value-type="float" office:value="109">
            <text:p>109</text:p>
          </table:table-cell>
          <table:table-cell office:value-type="float" office:value="75.412">
            <text:p>75.412</text:p>
          </table:table-cell>
          <table:table-cell office:value-type="string">
            <text:p>2020.01.10 0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75.368">
            <text:p>75.368</text:p>
          </table:table-cell>
          <table:table-cell office:value-type="string">
            <text:p>2020.01.10 08:45</text:p>
          </table:table-cell>
          <table:table-cell office:value-type="float" office:value="113">
            <text:p>113</text:p>
          </table:table-cell>
          <table:table-cell office:value-type="float" office:value="75.308">
            <text:p>75.308</text:p>
          </table:table-cell>
          <table:table-cell office:value-type="string">
            <text:p>2020.01.10 09:30</text:p>
          </table:table-cell>
          <table:table-cell office:value-type="float" office:value="113">
            <text:p>113</text:p>
          </table:table-cell>
          <table:table-cell office:value-type="float" office:value="75.308">
            <text:p>75.308</text:p>
          </table:table-cell>
          <table:table-cell office:value-type="string">
            <text:p>2020.01.10 09:30</text:p>
          </table:table-cell>
          <table:table-cell office:value-type="float" office:value="110">
            <text:p>110</text:p>
          </table:table-cell>
          <table:table-cell office:value-type="float" office:value="75.384">
            <text:p>75.384</text:p>
          </table:table-cell>
          <table:table-cell office:value-type="string">
            <text:p>2020.01.10 0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75.368">
            <text:p>75.368</text:p>
          </table:table-cell>
          <table:table-cell office:value-type="string">
            <text:p>2020.01.10 09:00</text:p>
          </table:table-cell>
          <table:table-cell office:value-type="float" office:value="113">
            <text:p>113</text:p>
          </table:table-cell>
          <table:table-cell office:value-type="float" office:value="75.308">
            <text:p>75.308</text:p>
          </table:table-cell>
          <table:table-cell office:value-type="string">
            <text:p>2020.01.10 09:30</text:p>
          </table:table-cell>
          <table:table-cell office:value-type="float" office:value="113">
            <text:p>113</text:p>
          </table:table-cell>
          <table:table-cell office:value-type="float" office:value="75.308">
            <text:p>75.308</text:p>
          </table:table-cell>
          <table:table-cell office:value-type="string">
            <text:p>2020.01.10 09:30</text:p>
          </table:table-cell>
          <table:table-cell office:value-type="float" office:value="111">
            <text:p>111</text:p>
          </table:table-cell>
          <table:table-cell office:value-type="float" office:value="75.378">
            <text:p>75.378</text:p>
          </table:table-cell>
          <table:table-cell office:value-type="string">
            <text:p>2020.01.10 0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5.351">
            <text:p>75.351</text:p>
          </table:table-cell>
          <table:table-cell office:value-type="string">
            <text:p>2020.01.10 09:15</text:p>
          </table:table-cell>
          <table:table-cell office:value-type="float" office:value="113">
            <text:p>113</text:p>
          </table:table-cell>
          <table:table-cell office:value-type="float" office:value="75.291">
            <text:p>75.291</text:p>
          </table:table-cell>
          <table:table-cell office:value-type="string">
            <text:p>2020.01.10 09:30</text:p>
          </table:table-cell>
          <table:table-cell office:value-type="float" office:value="113">
            <text:p>113</text:p>
          </table:table-cell>
          <table:table-cell office:value-type="float" office:value="75.291">
            <text:p>75.291</text:p>
          </table:table-cell>
          <table:table-cell office:value-type="string">
            <text:p>2020.01.10 09:30</text:p>
          </table:table-cell>
          <table:table-cell office:value-type="float" office:value="112">
            <text:p>112</text:p>
          </table:table-cell>
          <table:table-cell office:value-type="float" office:value="75.362">
            <text:p>75.362</text:p>
          </table:table-cell>
          <table:table-cell office:value-type="string">
            <text:p>2020.01.10 0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75.341">
            <text:p>75.341</text:p>
          </table:table-cell>
          <table:table-cell office:value-type="string">
            <text:p>2020.01.10 09:30</text:p>
          </table:table-cell>
          <table:table-cell office:value-type="float" office:value="117">
            <text:p>117</text:p>
          </table:table-cell>
          <table:table-cell office:value-type="float" office:value="75.281">
            <text:p>75.281</text:p>
          </table:table-cell>
          <table:table-cell office:value-type="string">
            <text:p>2020.01.10 10:30</text:p>
          </table:table-cell>
          <table:table-cell office:value-type="float" office:value="117">
            <text:p>117</text:p>
          </table:table-cell>
          <table:table-cell office:value-type="float" office:value="75.281">
            <text:p>75.281</text:p>
          </table:table-cell>
          <table:table-cell office:value-type="string">
            <text:p>2020.01.10 10:30</text:p>
          </table:table-cell>
          <table:table-cell office:value-type="float" office:value="113">
            <text:p>113</text:p>
          </table:table-cell>
          <table:table-cell office:value-type="float" office:value="75.345">
            <text:p>75.345</text:p>
          </table:table-cell>
          <table:table-cell office:value-type="string">
            <text:p>2020.01.10 0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75.317">
            <text:p>75.317</text:p>
          </table:table-cell>
          <table:table-cell office:value-type="string">
            <text:p>2020.01.10 09:45</text:p>
          </table:table-cell>
          <table:table-cell office:value-type="float" office:value="116">
            <text:p>116</text:p>
          </table:table-cell>
          <table:table-cell office:value-type="float" office:value="75.301">
            <text:p>75.301</text:p>
          </table:table-cell>
          <table:table-cell office:value-type="string">
            <text:p>2020.01.10 10:15</text:p>
          </table:table-cell>
          <table:table-cell office:value-type="float" office:value="116">
            <text:p>116</text:p>
          </table:table-cell>
          <table:table-cell office:value-type="float" office:value="75.301">
            <text:p>75.301</text:p>
          </table:table-cell>
          <table:table-cell office:value-type="string">
            <text:p>2020.01.10 10:15</text:p>
          </table:table-cell>
          <table:table-cell office:value-type="float" office:value="114">
            <text:p>114</text:p>
          </table:table-cell>
          <table:table-cell office:value-type="float" office:value="75.361">
            <text:p>75.361</text:p>
          </table:table-cell>
          <table:table-cell office:value-type="string">
            <text:p>2020.01.10 0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5999999999991">
            <text:p>-0.016</text:p>
          </table:table-cell>
          <table:table-cell table:number-columns-repeated="1007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75.359">
            <text:p>75.359</text:p>
          </table:table-cell>
          <table:table-cell office:value-type="string">
            <text:p>2020.01.10 10:00</text:p>
          </table:table-cell>
          <table:table-cell office:value-type="float" office:value="116">
            <text:p>116</text:p>
          </table:table-cell>
          <table:table-cell office:value-type="float" office:value="75.299">
            <text:p>75.299</text:p>
          </table:table-cell>
          <table:table-cell office:value-type="string">
            <text:p>2020.01.10 10:15</text:p>
          </table:table-cell>
          <table:table-cell office:value-type="float" office:value="116">
            <text:p>116</text:p>
          </table:table-cell>
          <table:table-cell office:value-type="float" office:value="75.299">
            <text:p>75.299</text:p>
          </table:table-cell>
          <table:table-cell office:value-type="string">
            <text:p>2020.01.10 10:15</text:p>
          </table:table-cell>
          <table:table-cell office:value-type="float" office:value="115">
            <text:p>115</text:p>
          </table:table-cell>
          <table:table-cell office:value-type="float" office:value="75.359">
            <text:p>75.359</text:p>
          </table:table-cell>
          <table:table-cell office:value-type="string">
            <text:p>2020.01.10 1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75.354">
            <text:p>75.354</text:p>
          </table:table-cell>
          <table:table-cell office:value-type="string">
            <text:p>2020.01.10 10:15</text:p>
          </table:table-cell>
          <table:table-cell office:value-type="float" office:value="116">
            <text:p>116</text:p>
          </table:table-cell>
          <table:table-cell office:value-type="float" office:value="75.294">
            <text:p>75.294</text:p>
          </table:table-cell>
          <table:table-cell office:value-type="string">
            <text:p>2020.01.10 10:15</text:p>
          </table:table-cell>
          <table:table-cell office:value-type="float" office:value="116">
            <text:p>116</text:p>
          </table:table-cell>
          <table:table-cell office:value-type="float" office:value="75.294">
            <text:p>75.294</text:p>
          </table:table-cell>
          <table:table-cell office:value-type="string">
            <text:p>2020.01.10 10:15</text:p>
          </table:table-cell>
          <table:table-cell office:value-type="float" office:value="116">
            <text:p>116</text:p>
          </table:table-cell>
          <table:table-cell office:value-type="float" office:value="75.354">
            <text:p>75.354</text:p>
          </table:table-cell>
          <table:table-cell office:value-type="string">
            <text:p>2020.01.10 1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75.338">
            <text:p>75.338</text:p>
          </table:table-cell>
          <table:table-cell office:value-type="string">
            <text:p>2020.01.10 10:30</text:p>
          </table:table-cell>
          <table:table-cell office:value-type="float" office:value="117">
            <text:p>117</text:p>
          </table:table-cell>
          <table:table-cell office:value-type="float" office:value="75.278">
            <text:p>75.278</text:p>
          </table:table-cell>
          <table:table-cell office:value-type="string">
            <text:p>2020.01.10 10:30</text:p>
          </table:table-cell>
          <table:table-cell office:value-type="float" office:value="117">
            <text:p>117</text:p>
          </table:table-cell>
          <table:table-cell office:value-type="float" office:value="75.278">
            <text:p>75.278</text:p>
          </table:table-cell>
          <table:table-cell office:value-type="string">
            <text:p>2020.01.10 10:30</text:p>
          </table:table-cell>
          <table:table-cell office:value-type="float" office:value="117">
            <text:p>117</text:p>
          </table:table-cell>
          <table:table-cell office:value-type="float" office:value="75.338">
            <text:p>75.338</text:p>
          </table:table-cell>
          <table:table-cell office:value-type="string">
            <text:p>2020.01.10 1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75.308">
            <text:p>75.308</text:p>
          </table:table-cell>
          <table:table-cell office:value-type="string">
            <text:p>2020.01.10 10:45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18">
            <text:p>118</text:p>
          </table:table-cell>
          <table:table-cell office:value-type="float" office:value="75.335">
            <text:p>75.335</text:p>
          </table:table-cell>
          <table:table-cell office:value-type="string">
            <text:p>2020.01.10 1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1999999999999">
            <text:p>0.12</text:p>
          </table:table-cell>
          <table:table-cell table:number-columns-repeated="1007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75.307">
            <text:p>75.307</text:p>
          </table:table-cell>
          <table:table-cell office:value-type="string">
            <text:p>2020.01.10 11:00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19">
            <text:p>119</text:p>
          </table:table-cell>
          <table:table-cell office:value-type="float" office:value="75.308">
            <text:p>75.308</text:p>
          </table:table-cell>
          <table:table-cell office:value-type="string">
            <text:p>2020.01.10 1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21">
            <text:p>0.121</text:p>
          </table:table-cell>
          <table:table-cell table:number-columns-repeated="1007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75.297">
            <text:p>75.297</text:p>
          </table:table-cell>
          <table:table-cell office:value-type="string">
            <text:p>2020.01.10 11:15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20">
            <text:p>120</text:p>
          </table:table-cell>
          <table:table-cell office:value-type="float" office:value="75.333">
            <text:p>75.333</text:p>
          </table:table-cell>
          <table:table-cell office:value-type="string">
            <text:p>2020.01.10 1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31">
            <text:p>0.131</text:p>
          </table:table-cell>
          <table:table-cell table:number-columns-repeated="1007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75.328">
            <text:p>75.328</text:p>
          </table:table-cell>
          <table:table-cell office:value-type="string">
            <text:p>2020.01.10 11:30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21">
            <text:p>121</text:p>
          </table:table-cell>
          <table:table-cell office:value-type="float" office:value="75.355">
            <text:p>75.355</text:p>
          </table:table-cell>
          <table:table-cell office:value-type="string">
            <text:p>2020.01.10 1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99999999999994">
            <text:p>0.1</text:p>
          </table:table-cell>
          <table:table-cell table:number-columns-repeated="1007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75.348">
            <text:p>75.348</text:p>
          </table:table-cell>
          <table:table-cell office:value-type="string">
            <text:p>2020.01.10 11:45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22">
            <text:p>122</text:p>
          </table:table-cell>
          <table:table-cell office:value-type="float" office:value="75.403">
            <text:p>75.403</text:p>
          </table:table-cell>
          <table:table-cell office:value-type="string">
            <text:p>2020.01.10 1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79999999999998">
            <text:p>0.08</text:p>
          </table:table-cell>
          <table:table-cell table:number-columns-repeated="1007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75.392">
            <text:p>75.392</text:p>
          </table:table-cell>
          <table:table-cell office:value-type="string">
            <text:p>2020.01.10 12:00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23">
            <text:p>123</text:p>
          </table:table-cell>
          <table:table-cell office:value-type="float" office:value="75.395">
            <text:p>75.395</text:p>
          </table:table-cell>
          <table:table-cell office:value-type="string">
            <text:p>2020.01.10 1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6000000000001">
            <text:p>0.036</text:p>
          </table:table-cell>
          <table:table-cell table:number-columns-repeated="1007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75.383">
            <text:p>75.383</text:p>
          </table:table-cell>
          <table:table-cell office:value-type="string">
            <text:p>2020.01.10 12:15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24">
            <text:p>124</text:p>
          </table:table-cell>
          <table:table-cell office:value-type="float" office:value="75.398">
            <text:p>75.398</text:p>
          </table:table-cell>
          <table:table-cell office:value-type="string">
            <text:p>2020.01.10 1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5000000000002">
            <text:p>0.045</text:p>
          </table:table-cell>
          <table:table-cell table:number-columns-repeated="1007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75.37">
            <text:p>75.37</text:p>
          </table:table-cell>
          <table:table-cell office:value-type="string">
            <text:p>2020.01.10 12:30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25">
            <text:p>125</text:p>
          </table:table-cell>
          <table:table-cell office:value-type="float" office:value="75.377">
            <text:p>75.377</text:p>
          </table:table-cell>
          <table:table-cell office:value-type="string">
            <text:p>2020.01.10 1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57999999999993">
            <text:p>0.058</text:p>
          </table:table-cell>
          <table:table-cell table:number-columns-repeated="1007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75.367">
            <text:p>75.367</text:p>
          </table:table-cell>
          <table:table-cell office:value-type="string">
            <text:p>2020.01.10 12:45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26">
            <text:p>126</text:p>
          </table:table-cell>
          <table:table-cell office:value-type="float" office:value="75.386">
            <text:p>75.386</text:p>
          </table:table-cell>
          <table:table-cell office:value-type="string">
            <text:p>2020.01.10 1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60999999999993">
            <text:p>0.061</text:p>
          </table:table-cell>
          <table:table-cell table:number-columns-repeated="1007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5.384">
            <text:p>75.384</text:p>
          </table:table-cell>
          <table:table-cell office:value-type="string">
            <text:p>2020.01.10 13:00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27">
            <text:p>127</text:p>
          </table:table-cell>
          <table:table-cell office:value-type="float" office:value="75.436">
            <text:p>75.436</text:p>
          </table:table-cell>
          <table:table-cell office:value-type="string">
            <text:p>2020.01.10 1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3999999999997">
            <text:p>0.044</text:p>
          </table:table-cell>
          <table:table-cell table:number-columns-repeated="1007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75.431">
            <text:p>75.431</text:p>
          </table:table-cell>
          <table:table-cell office:value-type="string">
            <text:p>2020.01.10 13:15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28">
            <text:p>128</text:p>
          </table:table-cell>
          <table:table-cell office:value-type="float" office:value="75.441">
            <text:p>75.441</text:p>
          </table:table-cell>
          <table:table-cell office:value-type="string">
            <text:p>2020.01.10 1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30000000000001">
            <text:p>-0.003</text:p>
          </table:table-cell>
          <table:table-cell table:number-columns-repeated="1007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75.441">
            <text:p>75.441</text:p>
          </table:table-cell>
          <table:table-cell office:value-type="string">
            <text:p>2020.01.10 13:30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29">
            <text:p>129</text:p>
          </table:table-cell>
          <table:table-cell office:value-type="float" office:value="75.468">
            <text:p>75.468</text:p>
          </table:table-cell>
          <table:table-cell office:value-type="string">
            <text:p>2020.01.10 1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3000000000005">
            <text:p>-0.013</text:p>
          </table:table-cell>
          <table:table-cell table:number-columns-repeated="1007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75.446">
            <text:p>75.446</text:p>
          </table:table-cell>
          <table:table-cell office:value-type="string">
            <text:p>2020.01.10 13:45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31">
            <text:p>131</text:p>
          </table:table-cell>
          <table:table-cell office:value-type="float" office:value="75.428">
            <text:p>75.428</text:p>
          </table:table-cell>
          <table:table-cell office:value-type="string">
            <text:p>2020.01.10 14:00</text:p>
          </table:table-cell>
          <table:table-cell office:value-type="float" office:value="130">
            <text:p>130</text:p>
          </table:table-cell>
          <table:table-cell office:value-type="float" office:value="75.488">
            <text:p>75.488</text:p>
          </table:table-cell>
          <table:table-cell office:value-type="string">
            <text:p>2020.01.10 1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8000000000001">
            <text:p>-0.018</text:p>
          </table:table-cell>
          <table:table-cell table:number-columns-repeated="1007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75.455">
            <text:p>75.455</text:p>
          </table:table-cell>
          <table:table-cell office:value-type="string">
            <text:p>2020.01.10 14:00</text:p>
          </table:table-cell>
          <table:table-cell office:value-type="float" office:value="132">
            <text:p>132</text:p>
          </table:table-cell>
          <table:table-cell office:value-type="float" office:value="75.395">
            <text:p>75.395</text:p>
          </table:table-cell>
          <table:table-cell office:value-type="string">
            <text:p>2020.01.10 14:15</text:p>
          </table:table-cell>
          <table:table-cell office:value-type="float" office:value="132">
            <text:p>132</text:p>
          </table:table-cell>
          <table:table-cell office:value-type="float" office:value="75.395">
            <text:p>75.395</text:p>
          </table:table-cell>
          <table:table-cell office:value-type="string">
            <text:p>2020.01.10 14:15</text:p>
          </table:table-cell>
          <table:table-cell office:value-type="float" office:value="131">
            <text:p>131</text:p>
          </table:table-cell>
          <table:table-cell office:value-type="float" office:value="75.458">
            <text:p>75.458</text:p>
          </table:table-cell>
          <table:table-cell office:value-type="string">
            <text:p>2020.01.10 1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75.43">
            <text:p>75.43</text:p>
          </table:table-cell>
          <table:table-cell office:value-type="string">
            <text:p>2020.01.10 14:15</text:p>
          </table:table-cell>
          <table:table-cell office:value-type="float" office:value="135">
            <text:p>135</text:p>
          </table:table-cell>
          <table:table-cell office:value-type="float" office:value="75.37">
            <text:p>75.37</text:p>
          </table:table-cell>
          <table:table-cell office:value-type="string">
            <text:p>2020.01.10 15:00</text:p>
          </table:table-cell>
          <table:table-cell office:value-type="float" office:value="135">
            <text:p>135</text:p>
          </table:table-cell>
          <table:table-cell office:value-type="float" office:value="75.37">
            <text:p>75.37</text:p>
          </table:table-cell>
          <table:table-cell office:value-type="string">
            <text:p>2020.01.10 15:00</text:p>
          </table:table-cell>
          <table:table-cell office:value-type="float" office:value="132">
            <text:p>132</text:p>
          </table:table-cell>
          <table:table-cell office:value-type="float" office:value="75.432">
            <text:p>75.432</text:p>
          </table:table-cell>
          <table:table-cell office:value-type="string">
            <text:p>2020.01.10 1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75.394">
            <text:p>75.394</text:p>
          </table:table-cell>
          <table:table-cell office:value-type="string">
            <text:p>2020.01.10 14:30</text:p>
          </table:table-cell>
          <table:table-cell office:value-type="float" office:value="137">
            <text:p>137</text:p>
          </table:table-cell>
          <table:table-cell office:value-type="float" office:value="75.504">
            <text:p>75.504</text:p>
          </table:table-cell>
          <table:table-cell office:value-type="string">
            <text:p>2020.01.10 15:30</text:p>
          </table:table-cell>
          <table:table-cell office:value-type="float" office:value="137">
            <text:p>137</text:p>
          </table:table-cell>
          <table:table-cell office:value-type="float" office:value="75.504">
            <text:p>75.504</text:p>
          </table:table-cell>
          <table:table-cell office:value-type="string">
            <text:p>2020.01.10 15:30</text:p>
          </table:table-cell>
          <table:table-cell office:value-type="float" office:value="133">
            <text:p>133</text:p>
          </table:table-cell>
          <table:table-cell office:value-type="float" office:value="75.416">
            <text:p>75.416</text:p>
          </table:table-cell>
          <table:table-cell office:value-type="string">
            <text:p>2020.01.10 1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75.406">
            <text:p>75.406</text:p>
          </table:table-cell>
          <table:table-cell office:value-type="string">
            <text:p>2020.01.10 14:45</text:p>
          </table:table-cell>
          <table:table-cell office:value-type="float" office:value="137">
            <text:p>137</text:p>
          </table:table-cell>
          <table:table-cell office:value-type="float" office:value="75.516">
            <text:p>75.516</text:p>
          </table:table-cell>
          <table:table-cell office:value-type="string">
            <text:p>2020.01.10 15:30</text:p>
          </table:table-cell>
          <table:table-cell office:value-type="float" office:value="137">
            <text:p>137</text:p>
          </table:table-cell>
          <table:table-cell office:value-type="float" office:value="75.516">
            <text:p>75.516</text:p>
          </table:table-cell>
          <table:table-cell office:value-type="string">
            <text:p>2020.01.10 15:30</text:p>
          </table:table-cell>
          <table:table-cell office:value-type="float" office:value="134">
            <text:p>134</text:p>
          </table:table-cell>
          <table:table-cell office:value-type="float" office:value="75.421">
            <text:p>75.421</text:p>
          </table:table-cell>
          <table:table-cell office:value-type="string">
            <text:p>2020.01.10 1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75.401">
            <text:p>75.401</text:p>
          </table:table-cell>
          <table:table-cell office:value-type="string">
            <text:p>2020.01.10 15:00</text:p>
          </table:table-cell>
          <table:table-cell office:value-type="float" office:value="137">
            <text:p>137</text:p>
          </table:table-cell>
          <table:table-cell office:value-type="float" office:value="75.511">
            <text:p>75.511</text:p>
          </table:table-cell>
          <table:table-cell office:value-type="string">
            <text:p>2020.01.10 15:30</text:p>
          </table:table-cell>
          <table:table-cell office:value-type="float" office:value="137">
            <text:p>137</text:p>
          </table:table-cell>
          <table:table-cell office:value-type="float" office:value="75.511">
            <text:p>75.511</text:p>
          </table:table-cell>
          <table:table-cell office:value-type="string">
            <text:p>2020.01.10 15:30</text:p>
          </table:table-cell>
          <table:table-cell office:value-type="float" office:value="135">
            <text:p>135</text:p>
          </table:table-cell>
          <table:table-cell office:value-type="float" office:value="75.404">
            <text:p>75.404</text:p>
          </table:table-cell>
          <table:table-cell office:value-type="string">
            <text:p>2020.01.10 1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75.374">
            <text:p>75.374</text:p>
          </table:table-cell>
          <table:table-cell office:value-type="string">
            <text:p>2020.01.10 15:15</text:p>
          </table:table-cell>
          <table:table-cell office:value-type="float" office:value="138">
            <text:p>138</text:p>
          </table:table-cell>
          <table:table-cell office:value-type="float" office:value="75.46">
            <text:p>75.46</text:p>
          </table:table-cell>
          <table:table-cell office:value-type="string">
            <text:p>2020.01.10 15:45</text:p>
          </table:table-cell>
          <table:table-cell office:value-type="float" office:value="138">
            <text:p>138</text:p>
          </table:table-cell>
          <table:table-cell office:value-type="float" office:value="75.46">
            <text:p>75.46</text:p>
          </table:table-cell>
          <table:table-cell office:value-type="string">
            <text:p>2020.01.10 15:45</text:p>
          </table:table-cell>
          <table:table-cell office:value-type="float" office:value="136">
            <text:p>136</text:p>
          </table:table-cell>
          <table:table-cell office:value-type="float" office:value="75.431">
            <text:p>75.431</text:p>
          </table:table-cell>
          <table:table-cell office:value-type="string">
            <text:p>2020.01.10 1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85999999999999">
            <text:p>0.086</text:p>
          </table:table-cell>
          <table:table-cell table:number-columns-repeated="1007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75.4">
            <text:p>75.4</text:p>
          </table:table-cell>
          <table:table-cell office:value-type="string">
            <text:p>2020.01.10 15:30</text:p>
          </table:table-cell>
          <table:table-cell office:value-type="float" office:value="137">
            <text:p>137</text:p>
          </table:table-cell>
          <table:table-cell office:value-type="float" office:value="75.51">
            <text:p>75.51</text:p>
          </table:table-cell>
          <table:table-cell office:value-type="string">
            <text:p>2020.01.10 15:30</text:p>
          </table:table-cell>
          <table:table-cell office:value-type="float" office:value="137">
            <text:p>137</text:p>
          </table:table-cell>
          <table:table-cell office:value-type="float" office:value="75.51">
            <text:p>75.51</text:p>
          </table:table-cell>
          <table:table-cell office:value-type="string">
            <text:p>2020.01.10 15:30</text:p>
          </table:table-cell>
          <table:table-cell office:value-type="float" office:value="137">
            <text:p>137</text:p>
          </table:table-cell>
          <table:table-cell office:value-type="float" office:value="75.52">
            <text:p>75.52</text:p>
          </table:table-cell>
          <table:table-cell office:value-type="string">
            <text:p>2020.01.10 1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75.468">
            <text:p>75.468</text:p>
          </table:table-cell>
          <table:table-cell office:value-type="string">
            <text:p>2020.01.10 15:45</text:p>
          </table:table-cell>
          <table:table-cell office:value-type="float" office:value="138">
            <text:p>138</text:p>
          </table:table-cell>
          <table:table-cell office:value-type="float" office:value="75.453">
            <text:p>75.453</text:p>
          </table:table-cell>
          <table:table-cell office:value-type="string">
            <text:p>2020.01.10 15:45</text:p>
          </table:table-cell>
          <table:table-cell office:value-type="float" office:value="138">
            <text:p>138</text:p>
          </table:table-cell>
          <table:table-cell office:value-type="float" office:value="75.453">
            <text:p>75.453</text:p>
          </table:table-cell>
          <table:table-cell office:value-type="string">
            <text:p>2020.01.10 15:45</text:p>
          </table:table-cell>
          <table:table-cell office:value-type="float" office:value="138">
            <text:p>138</text:p>
          </table:table-cell>
          <table:table-cell office:value-type="float" office:value="75.513">
            <text:p>75.513</text:p>
          </table:table-cell>
          <table:table-cell office:value-type="string">
            <text:p>2020.01.10 1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15000000000001">
            <text:p>-0.015</text:p>
          </table:table-cell>
          <table:table-cell table:number-columns-repeated="1007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75.43">
            <text:p>75.43</text:p>
          </table:table-cell>
          <table:table-cell office:value-type="string">
            <text:p>2020.01.10 16:00</text:p>
          </table:table-cell>
          <table:table-cell office:value-type="float" office:value="141">
            <text:p>141</text:p>
          </table:table-cell>
          <table:table-cell office:value-type="float" office:value="75.441">
            <text:p>75.441</text:p>
          </table:table-cell>
          <table:table-cell office:value-type="string">
            <text:p>2020.01.10 16:30</text:p>
          </table:table-cell>
          <table:table-cell office:value-type="float" office:value="141">
            <text:p>141</text:p>
          </table:table-cell>
          <table:table-cell office:value-type="float" office:value="75.441">
            <text:p>75.441</text:p>
          </table:table-cell>
          <table:table-cell office:value-type="string">
            <text:p>2020.01.10 16:30</text:p>
          </table:table-cell>
          <table:table-cell office:value-type="float" office:value="139">
            <text:p>139</text:p>
          </table:table-cell>
          <table:table-cell office:value-type="float" office:value="75.461">
            <text:p>75.461</text:p>
          </table:table-cell>
          <table:table-cell office:value-type="string">
            <text:p>2020.01.10 1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0999999999996">
            <text:p>0.011</text:p>
          </table:table-cell>
          <table:table-cell table:number-columns-repeated="1007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75.415">
            <text:p>75.415</text:p>
          </table:table-cell>
          <table:table-cell office:value-type="string">
            <text:p>2020.01.10 16:15</text:p>
          </table:table-cell>
          <table:table-cell office:value-type="float" office:value="141">
            <text:p>141</text:p>
          </table:table-cell>
          <table:table-cell office:value-type="float" office:value="75.441">
            <text:p>75.441</text:p>
          </table:table-cell>
          <table:table-cell office:value-type="string">
            <text:p>2020.01.10 16:30</text:p>
          </table:table-cell>
          <table:table-cell office:value-type="float" office:value="141">
            <text:p>141</text:p>
          </table:table-cell>
          <table:table-cell office:value-type="float" office:value="75.441">
            <text:p>75.441</text:p>
          </table:table-cell>
          <table:table-cell office:value-type="string">
            <text:p>2020.01.10 16:30</text:p>
          </table:table-cell>
          <table:table-cell office:value-type="float" office:value="140">
            <text:p>140</text:p>
          </table:table-cell>
          <table:table-cell office:value-type="float" office:value="75.501">
            <text:p>75.501</text:p>
          </table:table-cell>
          <table:table-cell office:value-type="string">
            <text:p>2020.01.10 1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5999999999996">
            <text:p>0.026</text:p>
          </table:table-cell>
          <table:table-cell table:number-columns-repeated="1007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75.463">
            <text:p>75.463</text:p>
          </table:table-cell>
          <table:table-cell office:value-type="string">
            <text:p>2020.01.10 16:30</text:p>
          </table:table-cell>
          <table:table-cell office:value-type="float" office:value="141">
            <text:p>141</text:p>
          </table:table-cell>
          <table:table-cell office:value-type="float" office:value="75.403">
            <text:p>75.403</text:p>
          </table:table-cell>
          <table:table-cell office:value-type="string">
            <text:p>2020.01.10 16:30</text:p>
          </table:table-cell>
          <table:table-cell office:value-type="float" office:value="141">
            <text:p>141</text:p>
          </table:table-cell>
          <table:table-cell office:value-type="float" office:value="75.403">
            <text:p>75.403</text:p>
          </table:table-cell>
          <table:table-cell office:value-type="string">
            <text:p>2020.01.10 16:30</text:p>
          </table:table-cell>
          <table:table-cell office:value-type="float" office:value="141">
            <text:p>141</text:p>
          </table:table-cell>
          <table:table-cell office:value-type="float" office:value="75.468">
            <text:p>75.468</text:p>
          </table:table-cell>
          <table:table-cell office:value-type="string">
            <text:p>2020.01.10 1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75.398">
            <text:p>75.398</text:p>
          </table:table-cell>
          <table:table-cell office:value-type="string">
            <text:p>2020.01.10 16:45</text:p>
          </table:table-cell>
          <table:table-cell office:value-type="float" office:value="142">
            <text:p>142</text:p>
          </table:table-cell>
          <table:table-cell office:value-type="float" office:value="75.508">
            <text:p>75.508</text:p>
          </table:table-cell>
          <table:table-cell office:value-type="string">
            <text:p>2020.01.10 16:45</text:p>
          </table:table-cell>
          <table:table-cell office:value-type="float" office:value="142">
            <text:p>142</text:p>
          </table:table-cell>
          <table:table-cell office:value-type="float" office:value="75.508">
            <text:p>75.508</text:p>
          </table:table-cell>
          <table:table-cell office:value-type="string">
            <text:p>2020.01.10 16:45</text:p>
          </table:table-cell>
          <table:table-cell office:value-type="float" office:value="142">
            <text:p>142</text:p>
          </table:table-cell>
          <table:table-cell office:value-type="float" office:value="75.51">
            <text:p>75.51</text:p>
          </table:table-cell>
          <table:table-cell office:value-type="string">
            <text:p>2020.01.10 1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75.498">
            <text:p>75.498</text:p>
          </table:table-cell>
          <table:table-cell office:value-type="string">
            <text:p>2020.01.10 17:00</text:p>
          </table:table-cell>
          <table:table-cell office:value-type="float" office:value="147">
            <text:p>147</text:p>
          </table:table-cell>
          <table:table-cell office:value-type="float" office:value="75.61">
            <text:p>75.61</text:p>
          </table:table-cell>
          <table:table-cell office:value-type="string">
            <text:p>2020.01.10 18:00</text:p>
          </table:table-cell>
          <table:table-cell office:value-type="float" office:value="147">
            <text:p>147</text:p>
          </table:table-cell>
          <table:table-cell office:value-type="float" office:value="75.61">
            <text:p>75.61</text:p>
          </table:table-cell>
          <table:table-cell office:value-type="string">
            <text:p>2020.01.10 18:00</text:p>
          </table:table-cell>
          <table:table-cell office:value-type="float" office:value="143">
            <text:p>143</text:p>
          </table:table-cell>
          <table:table-cell office:value-type="float" office:value="75.545">
            <text:p>75.545</text:p>
          </table:table-cell>
          <table:table-cell office:value-type="string">
            <text:p>2020.01.10 1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1199999999999">
            <text:p>0.112</text:p>
          </table:table-cell>
          <table:table-cell table:number-columns-repeated="1007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75.543">
            <text:p>75.543</text:p>
          </table:table-cell>
          <table:table-cell office:value-type="string">
            <text:p>2020.01.10 17:15</text:p>
          </table:table-cell>
          <table:table-cell office:value-type="float" office:value="147">
            <text:p>147</text:p>
          </table:table-cell>
          <table:table-cell office:value-type="float" office:value="75.61">
            <text:p>75.61</text:p>
          </table:table-cell>
          <table:table-cell office:value-type="string">
            <text:p>2020.01.10 18:00</text:p>
          </table:table-cell>
          <table:table-cell office:value-type="float" office:value="147">
            <text:p>147</text:p>
          </table:table-cell>
          <table:table-cell office:value-type="float" office:value="75.61">
            <text:p>75.61</text:p>
          </table:table-cell>
          <table:table-cell office:value-type="string">
            <text:p>2020.01.10 18:00</text:p>
          </table:table-cell>
          <table:table-cell office:value-type="float" office:value="144">
            <text:p>144</text:p>
          </table:table-cell>
          <table:table-cell office:value-type="float" office:value="75.62">
            <text:p>75.62</text:p>
          </table:table-cell>
          <table:table-cell office:value-type="string">
            <text:p>2020.01.10 1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66999999999993">
            <text:p>0.067</text:p>
          </table:table-cell>
          <table:table-cell table:number-columns-repeated="1007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75.602">
            <text:p>75.602</text:p>
          </table:table-cell>
          <table:table-cell office:value-type="string">
            <text:p>2020.01.10 17:30</text:p>
          </table:table-cell>
          <table:table-cell office:value-type="float" office:value="147">
            <text:p>147</text:p>
          </table:table-cell>
          <table:table-cell office:value-type="float" office:value="75.61">
            <text:p>75.61</text:p>
          </table:table-cell>
          <table:table-cell office:value-type="string">
            <text:p>2020.01.10 18:00</text:p>
          </table:table-cell>
          <table:table-cell office:value-type="float" office:value="147">
            <text:p>147</text:p>
          </table:table-cell>
          <table:table-cell office:value-type="float" office:value="75.61">
            <text:p>75.61</text:p>
          </table:table-cell>
          <table:table-cell office:value-type="string">
            <text:p>2020.01.10 18:00</text:p>
          </table:table-cell>
          <table:table-cell office:value-type="float" office:value="145">
            <text:p>145</text:p>
          </table:table-cell>
          <table:table-cell office:value-type="float" office:value="75.654">
            <text:p>75.654</text:p>
          </table:table-cell>
          <table:table-cell office:value-type="string">
            <text:p>2020.01.10 1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79999999999956">
            <text:p>0.008</text:p>
          </table:table-cell>
          <table:table-cell table:number-columns-repeated="1007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75.637">
            <text:p>75.637</text:p>
          </table:table-cell>
          <table:table-cell office:value-type="string">
            <text:p>2020.01.10 17:45</text:p>
          </table:table-cell>
          <table:table-cell office:value-type="float" office:value="148">
            <text:p>148</text:p>
          </table:table-cell>
          <table:table-cell office:value-type="float" office:value="75.577">
            <text:p>75.577</text:p>
          </table:table-cell>
          <table:table-cell office:value-type="string">
            <text:p>2020.01.10 18:15</text:p>
          </table:table-cell>
          <table:table-cell office:value-type="float" office:value="148">
            <text:p>148</text:p>
          </table:table-cell>
          <table:table-cell office:value-type="float" office:value="75.577">
            <text:p>75.577</text:p>
          </table:table-cell>
          <table:table-cell office:value-type="string">
            <text:p>2020.01.10 18:15</text:p>
          </table:table-cell>
          <table:table-cell office:value-type="float" office:value="146">
            <text:p>146</text:p>
          </table:table-cell>
          <table:table-cell office:value-type="float" office:value="75.67">
            <text:p>75.67</text:p>
          </table:table-cell>
          <table:table-cell office:value-type="string">
            <text:p>2020.01.10 1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75.66">
            <text:p>75.66</text:p>
          </table:table-cell>
          <table:table-cell office:value-type="string">
            <text:p>2020.01.10 18:00</text:p>
          </table:table-cell>
          <table:table-cell office:value-type="float" office:value="147">
            <text:p>147</text:p>
          </table:table-cell>
          <table:table-cell office:value-type="float" office:value="75.6">
            <text:p>75.6</text:p>
          </table:table-cell>
          <table:table-cell office:value-type="string">
            <text:p>2020.01.10 18:00</text:p>
          </table:table-cell>
          <table:table-cell office:value-type="float" office:value="147">
            <text:p>147</text:p>
          </table:table-cell>
          <table:table-cell office:value-type="float" office:value="75.6">
            <text:p>75.6</text:p>
          </table:table-cell>
          <table:table-cell office:value-type="string">
            <text:p>2020.01.10 18:00</text:p>
          </table:table-cell>
          <table:table-cell office:value-type="float" office:value="147">
            <text:p>147</text:p>
          </table:table-cell>
          <table:table-cell office:value-type="float" office:value="75.66">
            <text:p>75.66</text:p>
          </table:table-cell>
          <table:table-cell office:value-type="string">
            <text:p>2020.01.10 1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75.596">
            <text:p>75.596</text:p>
          </table:table-cell>
          <table:table-cell office:value-type="string">
            <text:p>2020.01.10 18:15</text:p>
          </table:table-cell>
          <table:table-cell office:value-type="float" office:value="148">
            <text:p>148</text:p>
          </table:table-cell>
          <table:table-cell office:value-type="float" office:value="75.536">
            <text:p>75.536</text:p>
          </table:table-cell>
          <table:table-cell office:value-type="string">
            <text:p>2020.01.10 18:15</text:p>
          </table:table-cell>
          <table:table-cell office:value-type="float" office:value="148">
            <text:p>148</text:p>
          </table:table-cell>
          <table:table-cell office:value-type="float" office:value="75.536">
            <text:p>75.536</text:p>
          </table:table-cell>
          <table:table-cell office:value-type="string">
            <text:p>2020.01.10 18:15</text:p>
          </table:table-cell>
          <table:table-cell office:value-type="float" office:value="148">
            <text:p>148</text:p>
          </table:table-cell>
          <table:table-cell office:value-type="float" office:value="75.599">
            <text:p>75.599</text:p>
          </table:table-cell>
          <table:table-cell office:value-type="string">
            <text:p>2020.01.10 1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75.504">
            <text:p>75.504</text:p>
          </table:table-cell>
          <table:table-cell office:value-type="string">
            <text:p>2020.01.10 18:30</text:p>
          </table:table-cell>
          <table:table-cell office:value-type="float" office:value="151">
            <text:p>151</text:p>
          </table:table-cell>
          <table:table-cell office:value-type="float" office:value="75.528">
            <text:p>75.528</text:p>
          </table:table-cell>
          <table:table-cell office:value-type="string">
            <text:p>2020.01.10 19:00</text:p>
          </table:table-cell>
          <table:table-cell office:value-type="float" office:value="151">
            <text:p>151</text:p>
          </table:table-cell>
          <table:table-cell office:value-type="float" office:value="75.528">
            <text:p>75.528</text:p>
          </table:table-cell>
          <table:table-cell office:value-type="string">
            <text:p>2020.01.10 19:00</text:p>
          </table:table-cell>
          <table:table-cell office:value-type="float" office:value="149">
            <text:p>149</text:p>
          </table:table-cell>
          <table:table-cell office:value-type="float" office:value="75.547">
            <text:p>75.547</text:p>
          </table:table-cell>
          <table:table-cell office:value-type="string">
            <text:p>2020.01.10 1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3999999999987">
            <text:p>0.024</text:p>
          </table:table-cell>
          <table:table-cell table:number-columns-repeated="1007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75.537">
            <text:p>75.537</text:p>
          </table:table-cell>
          <table:table-cell office:value-type="string">
            <text:p>2020.01.10 18:45</text:p>
          </table:table-cell>
          <table:table-cell office:value-type="float" office:value="151">
            <text:p>151</text:p>
          </table:table-cell>
          <table:table-cell office:value-type="float" office:value="75.528">
            <text:p>75.528</text:p>
          </table:table-cell>
          <table:table-cell office:value-type="string">
            <text:p>2020.01.10 19:00</text:p>
          </table:table-cell>
          <table:table-cell office:value-type="float" office:value="151">
            <text:p>151</text:p>
          </table:table-cell>
          <table:table-cell office:value-type="float" office:value="75.528">
            <text:p>75.528</text:p>
          </table:table-cell>
          <table:table-cell office:value-type="string">
            <text:p>2020.01.10 19:00</text:p>
          </table:table-cell>
          <table:table-cell office:value-type="float" office:value="150">
            <text:p>150</text:p>
          </table:table-cell>
          <table:table-cell office:value-type="float" office:value="75.588">
            <text:p>75.588</text:p>
          </table:table-cell>
          <table:table-cell office:value-type="string">
            <text:p>2020.01.10 1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90000000000146">
            <text:p>-0.009</text:p>
          </table:table-cell>
          <table:table-cell table:number-columns-repeated="1007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75.575">
            <text:p>75.575</text:p>
          </table:table-cell>
          <table:table-cell office:value-type="string">
            <text:p>2020.01.10 19:00</text:p>
          </table:table-cell>
          <table:table-cell office:value-type="float" office:value="154">
            <text:p>154</text:p>
          </table:table-cell>
          <table:table-cell office:value-type="float" office:value="75.608">
            <text:p>75.608</text:p>
          </table:table-cell>
          <table:table-cell office:value-type="string">
            <text:p>2020.01.10 19:45</text:p>
          </table:table-cell>
          <table:table-cell office:value-type="float" office:value="154">
            <text:p>154</text:p>
          </table:table-cell>
          <table:table-cell office:value-type="float" office:value="75.608">
            <text:p>75.608</text:p>
          </table:table-cell>
          <table:table-cell office:value-type="string">
            <text:p>2020.01.10 19:45</text:p>
          </table:table-cell>
          <table:table-cell office:value-type="float" office:value="151">
            <text:p>151</text:p>
          </table:table-cell>
          <table:table-cell office:value-type="float" office:value="75.604">
            <text:p>75.604</text:p>
          </table:table-cell>
          <table:table-cell office:value-type="string">
            <text:p>2020.01.10 1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3000000000001">
            <text:p>0.033</text:p>
          </table:table-cell>
          <table:table-cell table:number-columns-repeated="1007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75.597">
            <text:p>75.597</text:p>
          </table:table-cell>
          <table:table-cell office:value-type="string">
            <text:p>2020.01.10 19:15</text:p>
          </table:table-cell>
          <table:table-cell office:value-type="float" office:value="154">
            <text:p>154</text:p>
          </table:table-cell>
          <table:table-cell office:value-type="float" office:value="75.608">
            <text:p>75.608</text:p>
          </table:table-cell>
          <table:table-cell office:value-type="string">
            <text:p>2020.01.10 19:45</text:p>
          </table:table-cell>
          <table:table-cell office:value-type="float" office:value="154">
            <text:p>154</text:p>
          </table:table-cell>
          <table:table-cell office:value-type="float" office:value="75.608">
            <text:p>75.608</text:p>
          </table:table-cell>
          <table:table-cell office:value-type="string">
            <text:p>2020.01.10 19:45</text:p>
          </table:table-cell>
          <table:table-cell office:value-type="float" office:value="152">
            <text:p>152</text:p>
          </table:table-cell>
          <table:table-cell office:value-type="float" office:value="75.639">
            <text:p>75.639</text:p>
          </table:table-cell>
          <table:table-cell office:value-type="string">
            <text:p>2020.01.10 1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100000000001">
            <text:p>0.011</text:p>
          </table:table-cell>
          <table:table-cell table:number-columns-repeated="1007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75.637">
            <text:p>75.637</text:p>
          </table:table-cell>
          <table:table-cell office:value-type="string">
            <text:p>2020.01.10 19:30</text:p>
          </table:table-cell>
          <table:table-cell office:value-type="float" office:value="162">
            <text:p>162</text:p>
          </table:table-cell>
          <table:table-cell office:value-type="float" office:value="75.637">
            <text:p>75.637</text:p>
          </table:table-cell>
          <table:table-cell office:value-type="string">
            <text:p>2020.01.10 21:45</text:p>
          </table:table-cell>
          <table:table-cell office:value-type="float" office:value="162">
            <text:p>162</text:p>
          </table:table-cell>
          <table:table-cell office:value-type="float" office:value="75.637">
            <text:p>75.637</text:p>
          </table:table-cell>
          <table:table-cell office:value-type="string">
            <text:p>2020.01.10 21:45</text:p>
          </table:table-cell>
          <table:table-cell office:value-type="float" office:value="153">
            <text:p>153</text:p>
          </table:table-cell>
          <table:table-cell office:value-type="float" office:value="75.668">
            <text:p>75.668</text:p>
          </table:table-cell>
          <table:table-cell office:value-type="string">
            <text:p>2020.01.10 1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75.656">
            <text:p>75.656</text:p>
          </table:table-cell>
          <table:table-cell office:value-type="string">
            <text:p>2020.01.10 19:45</text:p>
          </table:table-cell>
          <table:table-cell office:value-type="float" office:value="162">
            <text:p>162</text:p>
          </table:table-cell>
          <table:table-cell office:value-type="float" office:value="75.637">
            <text:p>75.637</text:p>
          </table:table-cell>
          <table:table-cell office:value-type="string">
            <text:p>2020.01.10 21:45</text:p>
          </table:table-cell>
          <table:table-cell office:value-type="float" office:value="162">
            <text:p>162</text:p>
          </table:table-cell>
          <table:table-cell office:value-type="float" office:value="75.637">
            <text:p>75.637</text:p>
          </table:table-cell>
          <table:table-cell office:value-type="string">
            <text:p>2020.01.10 21:45</text:p>
          </table:table-cell>
          <table:table-cell office:value-type="float" office:value="154">
            <text:p>154</text:p>
          </table:table-cell>
          <table:table-cell office:value-type="float" office:value="75.656">
            <text:p>75.656</text:p>
          </table:table-cell>
          <table:table-cell office:value-type="string">
            <text:p>2020.01.10 1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9000000000005">
            <text:p>-0.019</text:p>
          </table:table-cell>
          <table:table-cell table:number-columns-repeated="1007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75.602">
            <text:p>75.602</text:p>
          </table:table-cell>
          <table:table-cell office:value-type="string">
            <text:p>2020.01.10 20:00</text:p>
          </table:table-cell>
          <table:table-cell office:value-type="float" office:value="162">
            <text:p>162</text:p>
          </table:table-cell>
          <table:table-cell office:value-type="float" office:value="75.637">
            <text:p>75.637</text:p>
          </table:table-cell>
          <table:table-cell office:value-type="string">
            <text:p>2020.01.10 21:45</text:p>
          </table:table-cell>
          <table:table-cell office:value-type="float" office:value="162">
            <text:p>162</text:p>
          </table:table-cell>
          <table:table-cell office:value-type="float" office:value="75.637">
            <text:p>75.637</text:p>
          </table:table-cell>
          <table:table-cell office:value-type="string">
            <text:p>2020.01.10 21:45</text:p>
          </table:table-cell>
          <table:table-cell office:value-type="float" office:value="155">
            <text:p>155</text:p>
          </table:table-cell>
          <table:table-cell office:value-type="float" office:value="75.641">
            <text:p>75.641</text:p>
          </table:table-cell>
          <table:table-cell office:value-type="string">
            <text:p>2020.01.10 2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34999999999997">
            <text:p>0.035</text:p>
          </table:table-cell>
          <table:table-cell table:number-columns-repeated="1007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75.641">
            <text:p>75.641</text:p>
          </table:table-cell>
          <table:table-cell office:value-type="string">
            <text:p>2020.01.10 20:15</text:p>
          </table:table-cell>
          <table:table-cell office:value-type="float" office:value="162">
            <text:p>162</text:p>
          </table:table-cell>
          <table:table-cell office:value-type="float" office:value="75.637">
            <text:p>75.637</text:p>
          </table:table-cell>
          <table:table-cell office:value-type="string">
            <text:p>2020.01.10 21:45</text:p>
          </table:table-cell>
          <table:table-cell office:value-type="float" office:value="162">
            <text:p>162</text:p>
          </table:table-cell>
          <table:table-cell office:value-type="float" office:value="75.637">
            <text:p>75.637</text:p>
          </table:table-cell>
          <table:table-cell office:value-type="string">
            <text:p>2020.01.10 21:45</text:p>
          </table:table-cell>
          <table:table-cell office:value-type="float" office:value="156">
            <text:p>156</text:p>
          </table:table-cell>
          <table:table-cell office:value-type="float" office:value="75.641">
            <text:p>75.641</text:p>
          </table:table-cell>
          <table:table-cell office:value-type="string">
            <text:p>2020.01.10 2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40000000000049">
            <text:p>-0.004</text:p>
          </table:table-cell>
          <table:table-cell table:number-columns-repeated="1007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75.619">
            <text:p>75.619</text:p>
          </table:table-cell>
          <table:table-cell office:value-type="string">
            <text:p>2020.01.10 20:30</text:p>
          </table:table-cell>
          <table:table-cell office:value-type="float" office:value="162">
            <text:p>162</text:p>
          </table:table-cell>
          <table:table-cell office:value-type="float" office:value="75.637">
            <text:p>75.637</text:p>
          </table:table-cell>
          <table:table-cell office:value-type="string">
            <text:p>2020.01.10 21:45</text:p>
          </table:table-cell>
          <table:table-cell office:value-type="float" office:value="162">
            <text:p>162</text:p>
          </table:table-cell>
          <table:table-cell office:value-type="float" office:value="75.637">
            <text:p>75.637</text:p>
          </table:table-cell>
          <table:table-cell office:value-type="string">
            <text:p>2020.01.10 21:45</text:p>
          </table:table-cell>
          <table:table-cell office:value-type="float" office:value="157">
            <text:p>157</text:p>
          </table:table-cell>
          <table:table-cell office:value-type="float" office:value="75.627">
            <text:p>75.627</text:p>
          </table:table-cell>
          <table:table-cell office:value-type="string">
            <text:p>2020.01.10 2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8000000000001">
            <text:p>0.018</text:p>
          </table:table-cell>
          <table:table-cell table:number-columns-repeated="1007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75.624">
            <text:p>75.624</text:p>
          </table:table-cell>
          <table:table-cell office:value-type="string">
            <text:p>2020.01.10 20:45</text:p>
          </table:table-cell>
          <table:table-cell office:value-type="float" office:value="162">
            <text:p>162</text:p>
          </table:table-cell>
          <table:table-cell office:value-type="float" office:value="75.637">
            <text:p>75.637</text:p>
          </table:table-cell>
          <table:table-cell office:value-type="string">
            <text:p>2020.01.10 21:45</text:p>
          </table:table-cell>
          <table:table-cell office:value-type="float" office:value="162">
            <text:p>162</text:p>
          </table:table-cell>
          <table:table-cell office:value-type="float" office:value="75.637">
            <text:p>75.637</text:p>
          </table:table-cell>
          <table:table-cell office:value-type="string">
            <text:p>2020.01.10 21:45</text:p>
          </table:table-cell>
          <table:table-cell office:value-type="float" office:value="158">
            <text:p>158</text:p>
          </table:table-cell>
          <table:table-cell office:value-type="float" office:value="75.627">
            <text:p>75.627</text:p>
          </table:table-cell>
          <table:table-cell office:value-type="string">
            <text:p>2020.01.10 2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3000000000005">
            <text:p>0.013</text:p>
          </table:table-cell>
          <table:table-cell table:number-columns-repeated="1007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75.618">
            <text:p>75.618</text:p>
          </table:table-cell>
          <table:table-cell office:value-type="string">
            <text:p>2020.01.10 21:00</text:p>
          </table:table-cell>
          <table:table-cell office:value-type="float" office:value="162">
            <text:p>162</text:p>
          </table:table-cell>
          <table:table-cell office:value-type="float" office:value="75.637">
            <text:p>75.637</text:p>
          </table:table-cell>
          <table:table-cell office:value-type="string">
            <text:p>2020.01.10 21:45</text:p>
          </table:table-cell>
          <table:table-cell office:value-type="float" office:value="162">
            <text:p>162</text:p>
          </table:table-cell>
          <table:table-cell office:value-type="float" office:value="75.637">
            <text:p>75.637</text:p>
          </table:table-cell>
          <table:table-cell office:value-type="string">
            <text:p>2020.01.10 21:45</text:p>
          </table:table-cell>
          <table:table-cell office:value-type="float" office:value="159">
            <text:p>159</text:p>
          </table:table-cell>
          <table:table-cell office:value-type="float" office:value="75.649">
            <text:p>75.649</text:p>
          </table:table-cell>
          <table:table-cell office:value-type="string">
            <text:p>2020.01.10 2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9000000000005">
            <text:p>0.019</text:p>
          </table:table-cell>
          <table:table-cell table:number-columns-repeated="1007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75.645">
            <text:p>75.645</text:p>
          </table:table-cell>
          <table:table-cell office:value-type="string">
            <text:p>2020.01.10 21:15</text:p>
          </table:table-cell>
          <table:table-cell office:value-type="float" office:value="162">
            <text:p>162</text:p>
          </table:table-cell>
          <table:table-cell office:value-type="float" office:value="75.637">
            <text:p>75.637</text:p>
          </table:table-cell>
          <table:table-cell office:value-type="string">
            <text:p>2020.01.10 21:45</text:p>
          </table:table-cell>
          <table:table-cell office:value-type="float" office:value="162">
            <text:p>162</text:p>
          </table:table-cell>
          <table:table-cell office:value-type="float" office:value="75.637">
            <text:p>75.637</text:p>
          </table:table-cell>
          <table:table-cell office:value-type="string">
            <text:p>2020.01.10 21:45</text:p>
          </table:table-cell>
          <table:table-cell office:value-type="float" office:value="160">
            <text:p>160</text:p>
          </table:table-cell>
          <table:table-cell office:value-type="float" office:value="75.697">
            <text:p>75.697</text:p>
          </table:table-cell>
          <table:table-cell office:value-type="string">
            <text:p>2020.01.10 2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79999999999956">
            <text:p>-0.008</text:p>
          </table:table-cell>
          <table:table-cell table:number-columns-repeated="1007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75.69">
            <text:p>75.69</text:p>
          </table:table-cell>
          <table:table-cell office:value-type="string">
            <text:p>2020.01.10 21:30</text:p>
          </table:table-cell>
          <table:table-cell office:value-type="float" office:value="163">
            <text:p>163</text:p>
          </table:table-cell>
          <table:table-cell office:value-type="float" office:value="75.63">
            <text:p>75.63</text:p>
          </table:table-cell>
          <table:table-cell office:value-type="string">
            <text:p>2020.01.10 22:00</text:p>
          </table:table-cell>
          <table:table-cell office:value-type="float" office:value="163">
            <text:p>163</text:p>
          </table:table-cell>
          <table:table-cell office:value-type="float" office:value="75.63">
            <text:p>75.63</text:p>
          </table:table-cell>
          <table:table-cell office:value-type="string">
            <text:p>2020.01.10 22:00</text:p>
          </table:table-cell>
          <table:table-cell office:value-type="float" office:value="161">
            <text:p>161</text:p>
          </table:table-cell>
          <table:table-cell office:value-type="float" office:value="75.691">
            <text:p>75.691</text:p>
          </table:table-cell>
          <table:table-cell office:value-type="string">
            <text:p>2020.01.10 2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75.655">
            <text:p>75.655</text:p>
          </table:table-cell>
          <table:table-cell office:value-type="string">
            <text:p>2020.01.10 21:45</text:p>
          </table:table-cell>
          <table:table-cell office:value-type="float" office:value="167">
            <text:p>167</text:p>
          </table:table-cell>
          <table:table-cell office:value-type="float" office:value="75.595">
            <text:p>75.595</text:p>
          </table:table-cell>
          <table:table-cell office:value-type="string">
            <text:p>2020.01.10 23:00</text:p>
          </table:table-cell>
          <table:table-cell office:value-type="float" office:value="167">
            <text:p>167</text:p>
          </table:table-cell>
          <table:table-cell office:value-type="float" office:value="75.595">
            <text:p>75.595</text:p>
          </table:table-cell>
          <table:table-cell office:value-type="string">
            <text:p>2020.01.10 23:00</text:p>
          </table:table-cell>
          <table:table-cell office:value-type="float" office:value="162">
            <text:p>162</text:p>
          </table:table-cell>
          <table:table-cell office:value-type="float" office:value="75.676">
            <text:p>75.676</text:p>
          </table:table-cell>
          <table:table-cell office:value-type="string">
            <text:p>2020.01.10 2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75.671">
            <text:p>75.671</text:p>
          </table:table-cell>
          <table:table-cell office:value-type="string">
            <text:p>2020.01.10 22:00</text:p>
          </table:table-cell>
          <table:table-cell office:value-type="float" office:value="165">
            <text:p>165</text:p>
          </table:table-cell>
          <table:table-cell office:value-type="float" office:value="75.611">
            <text:p>75.611</text:p>
          </table:table-cell>
          <table:table-cell office:value-type="string">
            <text:p>2020.01.10 22:30</text:p>
          </table:table-cell>
          <table:table-cell office:value-type="float" office:value="165">
            <text:p>165</text:p>
          </table:table-cell>
          <table:table-cell office:value-type="float" office:value="75.611">
            <text:p>75.611</text:p>
          </table:table-cell>
          <table:table-cell office:value-type="string">
            <text:p>2020.01.10 22:30</text:p>
          </table:table-cell>
          <table:table-cell office:value-type="float" office:value="163">
            <text:p>163</text:p>
          </table:table-cell>
          <table:table-cell office:value-type="float" office:value="75.673">
            <text:p>75.673</text:p>
          </table:table-cell>
          <table:table-cell office:value-type="string">
            <text:p>2020.01.10 2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75.637">
            <text:p>75.637</text:p>
          </table:table-cell>
          <table:table-cell office:value-type="string">
            <text:p>2020.01.10 22:15</text:p>
          </table:table-cell>
          <table:table-cell office:value-type="float" office:value="167">
            <text:p>167</text:p>
          </table:table-cell>
          <table:table-cell office:value-type="float" office:value="75.577">
            <text:p>75.577</text:p>
          </table:table-cell>
          <table:table-cell office:value-type="string">
            <text:p>2020.01.10 23:00</text:p>
          </table:table-cell>
          <table:table-cell office:value-type="float" office:value="167">
            <text:p>167</text:p>
          </table:table-cell>
          <table:table-cell office:value-type="float" office:value="75.577">
            <text:p>75.577</text:p>
          </table:table-cell>
          <table:table-cell office:value-type="string">
            <text:p>2020.01.10 23:00</text:p>
          </table:table-cell>
          <table:table-cell office:value-type="float" office:value="164">
            <text:p>164</text:p>
          </table:table-cell>
          <table:table-cell office:value-type="float" office:value="75.661">
            <text:p>75.661</text:p>
          </table:table-cell>
          <table:table-cell office:value-type="string">
            <text:p>2020.01.10 2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75.643">
            <text:p>75.643</text:p>
          </table:table-cell>
          <table:table-cell office:value-type="string">
            <text:p>2020.01.10 22:30</text:p>
          </table:table-cell>
          <table:table-cell office:value-type="float" office:value="167">
            <text:p>167</text:p>
          </table:table-cell>
          <table:table-cell office:value-type="float" office:value="75.583">
            <text:p>75.583</text:p>
          </table:table-cell>
          <table:table-cell office:value-type="string">
            <text:p>2020.01.10 23:00</text:p>
          </table:table-cell>
          <table:table-cell office:value-type="float" office:value="167">
            <text:p>167</text:p>
          </table:table-cell>
          <table:table-cell office:value-type="float" office:value="75.583">
            <text:p>75.583</text:p>
          </table:table-cell>
          <table:table-cell office:value-type="string">
            <text:p>2020.01.10 23:00</text:p>
          </table:table-cell>
          <table:table-cell office:value-type="float" office:value="165">
            <text:p>165</text:p>
          </table:table-cell>
          <table:table-cell office:value-type="float" office:value="75.643">
            <text:p>75.643</text:p>
          </table:table-cell>
          <table:table-cell office:value-type="string">
            <text:p>2020.01.10 2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75.618">
            <text:p>75.618</text:p>
          </table:table-cell>
          <table:table-cell office:value-type="string">
            <text:p>2020.01.10 22:45</text:p>
          </table:table-cell>
          <table:table-cell office:value-type="float" office:value="170">
            <text:p>170</text:p>
          </table:table-cell>
          <table:table-cell office:value-type="float" office:value="75.558">
            <text:p>75.558</text:p>
          </table:table-cell>
          <table:table-cell office:value-type="string">
            <text:p>2020.01.10 23:45</text:p>
          </table:table-cell>
          <table:table-cell office:value-type="float" office:value="170">
            <text:p>170</text:p>
          </table:table-cell>
          <table:table-cell office:value-type="float" office:value="75.558">
            <text:p>75.558</text:p>
          </table:table-cell>
          <table:table-cell office:value-type="string">
            <text:p>2020.01.10 23:45</text:p>
          </table:table-cell>
          <table:table-cell office:value-type="float" office:value="166">
            <text:p>166</text:p>
          </table:table-cell>
          <table:table-cell office:value-type="float" office:value="75.63">
            <text:p>75.63</text:p>
          </table:table-cell>
          <table:table-cell office:value-type="string">
            <text:p>2020.01.10 2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75.621">
            <text:p>75.621</text:p>
          </table:table-cell>
          <table:table-cell office:value-type="string">
            <text:p>2020.01.10 23:00</text:p>
          </table:table-cell>
          <table:table-cell office:value-type="float" office:value="170">
            <text:p>170</text:p>
          </table:table-cell>
          <table:table-cell office:value-type="float" office:value="75.561">
            <text:p>75.561</text:p>
          </table:table-cell>
          <table:table-cell office:value-type="string">
            <text:p>2020.01.10 23:45</text:p>
          </table:table-cell>
          <table:table-cell office:value-type="float" office:value="170">
            <text:p>170</text:p>
          </table:table-cell>
          <table:table-cell office:value-type="float" office:value="75.561">
            <text:p>75.561</text:p>
          </table:table-cell>
          <table:table-cell office:value-type="string">
            <text:p>2020.01.10 23:45</text:p>
          </table:table-cell>
          <table:table-cell office:value-type="float" office:value="167">
            <text:p>167</text:p>
          </table:table-cell>
          <table:table-cell office:value-type="float" office:value="75.624">
            <text:p>75.624</text:p>
          </table:table-cell>
          <table:table-cell office:value-type="string">
            <text:p>2020.01.10 2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75.579">
            <text:p>75.579</text:p>
          </table:table-cell>
          <table:table-cell office:value-type="string">
            <text:p>2020.01.10 23:15</text:p>
          </table:table-cell>
          <table:table-cell office:value-type="float" office:value="174">
            <text:p>174</text:p>
          </table:table-cell>
          <table:table-cell office:value-type="float" office:value="75.519">
            <text:p>75.519</text:p>
          </table:table-cell>
          <table:table-cell office:value-type="string">
            <text:p>2020.01.13 00:45</text:p>
          </table:table-cell>
          <table:table-cell office:value-type="float" office:value="174">
            <text:p>174</text:p>
          </table:table-cell>
          <table:table-cell office:value-type="float" office:value="75.519">
            <text:p>75.519</text:p>
          </table:table-cell>
          <table:table-cell office:value-type="string">
            <text:p>2020.01.13 00:45</text:p>
          </table:table-cell>
          <table:table-cell office:value-type="float" office:value="168">
            <text:p>168</text:p>
          </table:table-cell>
          <table:table-cell office:value-type="float" office:value="75.594">
            <text:p>75.594</text:p>
          </table:table-cell>
          <table:table-cell office:value-type="string">
            <text:p>2020.01.10 2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75.579">
            <text:p>75.579</text:p>
          </table:table-cell>
          <table:table-cell office:value-type="string">
            <text:p>2020.01.10 23:30</text:p>
          </table:table-cell>
          <table:table-cell office:value-type="float" office:value="174">
            <text:p>174</text:p>
          </table:table-cell>
          <table:table-cell office:value-type="float" office:value="75.519">
            <text:p>75.519</text:p>
          </table:table-cell>
          <table:table-cell office:value-type="string">
            <text:p>2020.01.13 00:45</text:p>
          </table:table-cell>
          <table:table-cell office:value-type="float" office:value="174">
            <text:p>174</text:p>
          </table:table-cell>
          <table:table-cell office:value-type="float" office:value="75.519">
            <text:p>75.519</text:p>
          </table:table-cell>
          <table:table-cell office:value-type="string">
            <text:p>2020.01.13 00:45</text:p>
          </table:table-cell>
          <table:table-cell office:value-type="float" office:value="169">
            <text:p>169</text:p>
          </table:table-cell>
          <table:table-cell office:value-type="float" office:value="75.584">
            <text:p>75.584</text:p>
          </table:table-cell>
          <table:table-cell office:value-type="string">
            <text:p>2020.01.10 2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75.583">
            <text:p>75.583</text:p>
          </table:table-cell>
          <table:table-cell office:value-type="string">
            <text:p>2020.01.10 23:45</text:p>
          </table:table-cell>
          <table:table-cell office:value-type="float" office:value="174">
            <text:p>174</text:p>
          </table:table-cell>
          <table:table-cell office:value-type="float" office:value="75.523">
            <text:p>75.523</text:p>
          </table:table-cell>
          <table:table-cell office:value-type="string">
            <text:p>2020.01.13 00:45</text:p>
          </table:table-cell>
          <table:table-cell office:value-type="float" office:value="174">
            <text:p>174</text:p>
          </table:table-cell>
          <table:table-cell office:value-type="float" office:value="75.523">
            <text:p>75.523</text:p>
          </table:table-cell>
          <table:table-cell office:value-type="string">
            <text:p>2020.01.13 00:45</text:p>
          </table:table-cell>
          <table:table-cell office:value-type="float" office:value="170">
            <text:p>170</text:p>
          </table:table-cell>
          <table:table-cell office:value-type="float" office:value="75.589">
            <text:p>75.589</text:p>
          </table:table-cell>
          <table:table-cell office:value-type="string">
            <text:p>2020.01.10 2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75.543">
            <text:p>75.543</text:p>
          </table:table-cell>
          <table:table-cell office:value-type="string">
            <text:p>2020.01.13 00:00</text:p>
          </table:table-cell>
          <table:table-cell office:value-type="float" office:value="178">
            <text:p>178</text:p>
          </table:table-cell>
          <table:table-cell office:value-type="float" office:value="75.614">
            <text:p>75.614</text:p>
          </table:table-cell>
          <table:table-cell office:value-type="string">
            <text:p>2020.01.13 01:45</text:p>
          </table:table-cell>
          <table:table-cell office:value-type="float" office:value="178">
            <text:p>178</text:p>
          </table:table-cell>
          <table:table-cell office:value-type="float" office:value="75.614">
            <text:p>75.614</text:p>
          </table:table-cell>
          <table:table-cell office:value-type="string">
            <text:p>2020.01.13 01:45</text:p>
          </table:table-cell>
          <table:table-cell office:value-type="float" office:value="171">
            <text:p>171</text:p>
          </table:table-cell>
          <table:table-cell office:value-type="float" office:value="75.565">
            <text:p>75.565</text:p>
          </table:table-cell>
          <table:table-cell office:value-type="string">
            <text:p>2020.01.13 0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70999999999998">
            <text:p>0.071</text:p>
          </table:table-cell>
          <table:table-cell table:number-columns-repeated="1007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75.559">
            <text:p>75.559</text:p>
          </table:table-cell>
          <table:table-cell office:value-type="string">
            <text:p>2020.01.13 00:15</text:p>
          </table:table-cell>
          <table:table-cell office:value-type="float" office:value="174">
            <text:p>174</text:p>
          </table:table-cell>
          <table:table-cell office:value-type="float" office:value="75.499">
            <text:p>75.499</text:p>
          </table:table-cell>
          <table:table-cell office:value-type="string">
            <text:p>2020.01.13 00:45</text:p>
          </table:table-cell>
          <table:table-cell office:value-type="float" office:value="174">
            <text:p>174</text:p>
          </table:table-cell>
          <table:table-cell office:value-type="float" office:value="75.499">
            <text:p>75.499</text:p>
          </table:table-cell>
          <table:table-cell office:value-type="string">
            <text:p>2020.01.13 00:45</text:p>
          </table:table-cell>
          <table:table-cell office:value-type="float" office:value="172">
            <text:p>172</text:p>
          </table:table-cell>
          <table:table-cell office:value-type="float" office:value="75.573">
            <text:p>75.573</text:p>
          </table:table-cell>
          <table:table-cell office:value-type="string">
            <text:p>2020.01.13 0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75.561">
            <text:p>75.561</text:p>
          </table:table-cell>
          <table:table-cell office:value-type="string">
            <text:p>2020.01.13 00:30</text:p>
          </table:table-cell>
          <table:table-cell office:value-type="float" office:value="174">
            <text:p>174</text:p>
          </table:table-cell>
          <table:table-cell office:value-type="float" office:value="75.501">
            <text:p>75.501</text:p>
          </table:table-cell>
          <table:table-cell office:value-type="string">
            <text:p>2020.01.13 00:45</text:p>
          </table:table-cell>
          <table:table-cell office:value-type="float" office:value="174">
            <text:p>174</text:p>
          </table:table-cell>
          <table:table-cell office:value-type="float" office:value="75.501">
            <text:p>75.501</text:p>
          </table:table-cell>
          <table:table-cell office:value-type="string">
            <text:p>2020.01.13 00:45</text:p>
          </table:table-cell>
          <table:table-cell office:value-type="float" office:value="173">
            <text:p>173</text:p>
          </table:table-cell>
          <table:table-cell office:value-type="float" office:value="75.566">
            <text:p>75.566</text:p>
          </table:table-cell>
          <table:table-cell office:value-type="string">
            <text:p>2020.01.13 0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75.545">
            <text:p>75.545</text:p>
          </table:table-cell>
          <table:table-cell office:value-type="string">
            <text:p>2020.01.13 00:45</text:p>
          </table:table-cell>
          <table:table-cell office:value-type="float" office:value="178">
            <text:p>178</text:p>
          </table:table-cell>
          <table:table-cell office:value-type="float" office:value="75.614">
            <text:p>75.614</text:p>
          </table:table-cell>
          <table:table-cell office:value-type="string">
            <text:p>2020.01.13 01:45</text:p>
          </table:table-cell>
          <table:table-cell office:value-type="float" office:value="178">
            <text:p>178</text:p>
          </table:table-cell>
          <table:table-cell office:value-type="float" office:value="75.614">
            <text:p>75.614</text:p>
          </table:table-cell>
          <table:table-cell office:value-type="string">
            <text:p>2020.01.13 01:45</text:p>
          </table:table-cell>
          <table:table-cell office:value-type="float" office:value="174">
            <text:p>174</text:p>
          </table:table-cell>
          <table:table-cell office:value-type="float" office:value="75.549">
            <text:p>75.549</text:p>
          </table:table-cell>
          <table:table-cell office:value-type="string">
            <text:p>2020.01.13 0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69000000000003">
            <text:p>0.069</text:p>
          </table:table-cell>
          <table:table-cell table:number-columns-repeated="1007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75.53">
            <text:p>75.53</text:p>
          </table:table-cell>
          <table:table-cell office:value-type="string">
            <text:p>2020.01.13 01:00</text:p>
          </table:table-cell>
          <table:table-cell office:value-type="float" office:value="178">
            <text:p>178</text:p>
          </table:table-cell>
          <table:table-cell office:value-type="float" office:value="75.614">
            <text:p>75.614</text:p>
          </table:table-cell>
          <table:table-cell office:value-type="string">
            <text:p>2020.01.13 01:45</text:p>
          </table:table-cell>
          <table:table-cell office:value-type="float" office:value="178">
            <text:p>178</text:p>
          </table:table-cell>
          <table:table-cell office:value-type="float" office:value="75.614">
            <text:p>75.614</text:p>
          </table:table-cell>
          <table:table-cell office:value-type="string">
            <text:p>2020.01.13 01:45</text:p>
          </table:table-cell>
          <table:table-cell office:value-type="float" office:value="175">
            <text:p>175</text:p>
          </table:table-cell>
          <table:table-cell office:value-type="float" office:value="75.638">
            <text:p>75.638</text:p>
          </table:table-cell>
          <table:table-cell office:value-type="string">
            <text:p>2020.01.13 0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84000000000003">
            <text:p>0.084</text:p>
          </table:table-cell>
          <table:table-cell table:number-columns-repeated="1007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75.631">
            <text:p>75.631</text:p>
          </table:table-cell>
          <table:table-cell office:value-type="string">
            <text:p>2020.01.13 01:15</text:p>
          </table:table-cell>
          <table:table-cell office:value-type="float" office:value="178">
            <text:p>178</text:p>
          </table:table-cell>
          <table:table-cell office:value-type="float" office:value="75.614">
            <text:p>75.614</text:p>
          </table:table-cell>
          <table:table-cell office:value-type="string">
            <text:p>2020.01.13 01:45</text:p>
          </table:table-cell>
          <table:table-cell office:value-type="float" office:value="178">
            <text:p>178</text:p>
          </table:table-cell>
          <table:table-cell office:value-type="float" office:value="75.614">
            <text:p>75.614</text:p>
          </table:table-cell>
          <table:table-cell office:value-type="string">
            <text:p>2020.01.13 01:45</text:p>
          </table:table-cell>
          <table:table-cell office:value-type="float" office:value="176">
            <text:p>176</text:p>
          </table:table-cell>
          <table:table-cell office:value-type="float" office:value="75.661">
            <text:p>75.661</text:p>
          </table:table-cell>
          <table:table-cell office:value-type="string">
            <text:p>2020.01.13 0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6999999999996">
            <text:p>-0.017</text:p>
          </table:table-cell>
          <table:table-cell table:number-columns-repeated="1007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75.659">
            <text:p>75.659</text:p>
          </table:table-cell>
          <table:table-cell office:value-type="string">
            <text:p>2020.01.13 01:30</text:p>
          </table:table-cell>
          <table:table-cell office:value-type="float" office:value="178">
            <text:p>178</text:p>
          </table:table-cell>
          <table:table-cell office:value-type="float" office:value="75.599">
            <text:p>75.599</text:p>
          </table:table-cell>
          <table:table-cell office:value-type="string">
            <text:p>2020.01.13 01:45</text:p>
          </table:table-cell>
          <table:table-cell office:value-type="float" office:value="178">
            <text:p>178</text:p>
          </table:table-cell>
          <table:table-cell office:value-type="float" office:value="75.599">
            <text:p>75.599</text:p>
          </table:table-cell>
          <table:table-cell office:value-type="string">
            <text:p>2020.01.13 01:45</text:p>
          </table:table-cell>
          <table:table-cell office:value-type="float" office:value="177">
            <text:p>177</text:p>
          </table:table-cell>
          <table:table-cell office:value-type="float" office:value="75.674">
            <text:p>75.674</text:p>
          </table:table-cell>
          <table:table-cell office:value-type="string">
            <text:p>2020.01.13 0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75.637">
            <text:p>75.637</text:p>
          </table:table-cell>
          <table:table-cell office:value-type="string">
            <text:p>2020.01.13 01:45</text:p>
          </table:table-cell>
          <table:table-cell office:value-type="float" office:value="179">
            <text:p>179</text:p>
          </table:table-cell>
          <table:table-cell office:value-type="float" office:value="75.577">
            <text:p>75.577</text:p>
          </table:table-cell>
          <table:table-cell office:value-type="string">
            <text:p>2020.01.13 02:00</text:p>
          </table:table-cell>
          <table:table-cell office:value-type="float" office:value="179">
            <text:p>179</text:p>
          </table:table-cell>
          <table:table-cell office:value-type="float" office:value="75.577">
            <text:p>75.577</text:p>
          </table:table-cell>
          <table:table-cell office:value-type="string">
            <text:p>2020.01.13 02:00</text:p>
          </table:table-cell>
          <table:table-cell office:value-type="float" office:value="178">
            <text:p>178</text:p>
          </table:table-cell>
          <table:table-cell office:value-type="float" office:value="75.645">
            <text:p>75.645</text:p>
          </table:table-cell>
          <table:table-cell office:value-type="string">
            <text:p>2020.01.13 0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75.586">
            <text:p>75.586</text:p>
          </table:table-cell>
          <table:table-cell office:value-type="string">
            <text:p>2020.01.13 02:00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79">
            <text:p>179</text:p>
          </table:table-cell>
          <table:table-cell office:value-type="float" office:value="75.628">
            <text:p>75.628</text:p>
          </table:table-cell>
          <table:table-cell office:value-type="string">
            <text:p>2020.01.13 0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206">
            <text:p>0.206</text:p>
          </table:table-cell>
          <table:table-cell table:number-columns-repeated="1007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75.615">
            <text:p>75.615</text:p>
          </table:table-cell>
          <table:table-cell office:value-type="string">
            <text:p>2020.01.13 02:15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80">
            <text:p>180</text:p>
          </table:table-cell>
          <table:table-cell office:value-type="float" office:value="75.616">
            <text:p>75.616</text:p>
          </table:table-cell>
          <table:table-cell office:value-type="string">
            <text:p>2020.01.13 0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17700000000001">
            <text:p>0.177</text:p>
          </table:table-cell>
          <table:table-cell table:number-columns-repeated="1007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75.582">
            <text:p>75.582</text:p>
          </table:table-cell>
          <table:table-cell office:value-type="string">
            <text:p>2020.01.13 02:30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81">
            <text:p>181</text:p>
          </table:table-cell>
          <table:table-cell office:value-type="float" office:value="75.617">
            <text:p>75.617</text:p>
          </table:table-cell>
          <table:table-cell office:value-type="string">
            <text:p>2020.01.13 0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21000000000001">
            <text:p>0.21</text:p>
          </table:table-cell>
          <table:table-cell table:number-columns-repeated="1007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75.605">
            <text:p>75.605</text:p>
          </table:table-cell>
          <table:table-cell office:value-type="string">
            <text:p>2020.01.13 02:45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82">
            <text:p>182</text:p>
          </table:table-cell>
          <table:table-cell office:value-type="float" office:value="75.665">
            <text:p>75.665</text:p>
          </table:table-cell>
          <table:table-cell office:value-type="string">
            <text:p>2020.01.13 0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187">
            <text:p>0.187</text:p>
          </table:table-cell>
          <table:table-cell table:number-columns-repeated="1007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75.657">
            <text:p>75.657</text:p>
          </table:table-cell>
          <table:table-cell office:value-type="string">
            <text:p>2020.01.13 03:00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83">
            <text:p>183</text:p>
          </table:table-cell>
          <table:table-cell office:value-type="float" office:value="75.73">
            <text:p>75.73</text:p>
          </table:table-cell>
          <table:table-cell office:value-type="string">
            <text:p>2020.01.13 0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13500000000001">
            <text:p>0.135</text:p>
          </table:table-cell>
          <table:table-cell table:number-columns-repeated="1007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75.72">
            <text:p>75.72</text:p>
          </table:table-cell>
          <table:table-cell office:value-type="string">
            <text:p>2020.01.13 03:15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84">
            <text:p>184</text:p>
          </table:table-cell>
          <table:table-cell office:value-type="float" office:value="75.769">
            <text:p>75.769</text:p>
          </table:table-cell>
          <table:table-cell office:value-type="string">
            <text:p>2020.01.13 0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72000000000003">
            <text:p>0.072</text:p>
          </table:table-cell>
          <table:table-cell table:number-columns-repeated="1007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75.768">
            <text:p>75.768</text:p>
          </table:table-cell>
          <table:table-cell office:value-type="string">
            <text:p>2020.01.13 03:30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85">
            <text:p>185</text:p>
          </table:table-cell>
          <table:table-cell office:value-type="float" office:value="75.777">
            <text:p>75.777</text:p>
          </table:table-cell>
          <table:table-cell office:value-type="string">
            <text:p>2020.01.13 0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24000000000001">
            <text:p>0.024</text:p>
          </table:table-cell>
          <table:table-cell table:number-columns-repeated="1007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75.776">
            <text:p>75.776</text:p>
          </table:table-cell>
          <table:table-cell office:value-type="string">
            <text:p>2020.01.13 03:45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86">
            <text:p>186</text:p>
          </table:table-cell>
          <table:table-cell office:value-type="float" office:value="75.776">
            <text:p>75.776</text:p>
          </table:table-cell>
          <table:table-cell office:value-type="string">
            <text:p>2020.01.13 0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6000000000005">
            <text:p>0.016</text:p>
          </table:table-cell>
          <table:table-cell table:number-columns-repeated="1007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75.758">
            <text:p>75.758</text:p>
          </table:table-cell>
          <table:table-cell office:value-type="string">
            <text:p>2020.01.13 04:00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87">
            <text:p>187</text:p>
          </table:table-cell>
          <table:table-cell office:value-type="float" office:value="75.76">
            <text:p>75.76</text:p>
          </table:table-cell>
          <table:table-cell office:value-type="string">
            <text:p>2020.01.13 0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34000000000006">
            <text:p>0.034</text:p>
          </table:table-cell>
          <table:table-cell table:number-columns-repeated="1007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75.737">
            <text:p>75.737</text:p>
          </table:table-cell>
          <table:table-cell office:value-type="string">
            <text:p>2020.01.13 04:15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88">
            <text:p>188</text:p>
          </table:table-cell>
          <table:table-cell office:value-type="float" office:value="75.76">
            <text:p>75.76</text:p>
          </table:table-cell>
          <table:table-cell office:value-type="string">
            <text:p>2020.01.13 0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55000000000007">
            <text:p>0.055</text:p>
          </table:table-cell>
          <table:table-cell table:number-columns-repeated="1007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75.755">
            <text:p>75.755</text:p>
          </table:table-cell>
          <table:table-cell office:value-type="string">
            <text:p>2020.01.13 04:30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89">
            <text:p>189</text:p>
          </table:table-cell>
          <table:table-cell office:value-type="float" office:value="75.78">
            <text:p>75.78</text:p>
          </table:table-cell>
          <table:table-cell office:value-type="string">
            <text:p>2020.01.13 0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37000000000006">
            <text:p>0.037</text:p>
          </table:table-cell>
          <table:table-cell table:number-columns-repeated="1007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75.77">
            <text:p>75.77</text:p>
          </table:table-cell>
          <table:table-cell office:value-type="string">
            <text:p>2020.01.13 04:45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90">
            <text:p>190</text:p>
          </table:table-cell>
          <table:table-cell office:value-type="float" office:value="75.808">
            <text:p>75.808</text:p>
          </table:table-cell>
          <table:table-cell office:value-type="string">
            <text:p>2020.01.13 0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22000000000006">
            <text:p>0.022</text:p>
          </table:table-cell>
          <table:table-cell table:number-columns-repeated="1007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75.802">
            <text:p>75.802</text:p>
          </table:table-cell>
          <table:table-cell office:value-type="string">
            <text:p>2020.01.13 05:00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93">
            <text:p>193</text:p>
          </table:table-cell>
          <table:table-cell office:value-type="float" office:value="75.792">
            <text:p>75.792</text:p>
          </table:table-cell>
          <table:table-cell office:value-type="string">
            <text:p>2020.01.13 05:30</text:p>
          </table:table-cell>
          <table:table-cell office:value-type="float" office:value="191">
            <text:p>191</text:p>
          </table:table-cell>
          <table:table-cell office:value-type="float" office:value="75.852">
            <text:p>75.852</text:p>
          </table:table-cell>
          <table:table-cell office:value-type="string">
            <text:p>2020.01.13 0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0000000000005">
            <text:p>-0.01</text:p>
          </table:table-cell>
          <table:table-cell table:number-columns-repeated="1007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75.836">
            <text:p>75.836</text:p>
          </table:table-cell>
          <table:table-cell office:value-type="string">
            <text:p>2020.01.13 05:15</text:p>
          </table:table-cell>
          <table:table-cell office:value-type="float" office:value="193">
            <text:p>193</text:p>
          </table:table-cell>
          <table:table-cell office:value-type="float" office:value="75.776">
            <text:p>75.776</text:p>
          </table:table-cell>
          <table:table-cell office:value-type="string">
            <text:p>2020.01.13 05:30</text:p>
          </table:table-cell>
          <table:table-cell office:value-type="float" office:value="193">
            <text:p>193</text:p>
          </table:table-cell>
          <table:table-cell office:value-type="float" office:value="75.776">
            <text:p>75.776</text:p>
          </table:table-cell>
          <table:table-cell office:value-type="string">
            <text:p>2020.01.13 05:30</text:p>
          </table:table-cell>
          <table:table-cell office:value-type="float" office:value="192">
            <text:p>192</text:p>
          </table:table-cell>
          <table:table-cell office:value-type="float" office:value="75.838">
            <text:p>75.838</text:p>
          </table:table-cell>
          <table:table-cell office:value-type="string">
            <text:p>2020.01.13 0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75.834">
            <text:p>75.834</text:p>
          </table:table-cell>
          <table:table-cell office:value-type="string">
            <text:p>2020.01.13 05:30</text:p>
          </table:table-cell>
          <table:table-cell office:value-type="float" office:value="208">
            <text:p>208</text:p>
          </table:table-cell>
          <table:table-cell office:value-type="float" office:value="75.774">
            <text:p>75.774</text:p>
          </table:table-cell>
          <table:table-cell office:value-type="string">
            <text:p>2020.01.13 09:15</text:p>
          </table:table-cell>
          <table:table-cell office:value-type="float" office:value="208">
            <text:p>208</text:p>
          </table:table-cell>
          <table:table-cell office:value-type="float" office:value="75.774">
            <text:p>75.774</text:p>
          </table:table-cell>
          <table:table-cell office:value-type="string">
            <text:p>2020.01.13 09:15</text:p>
          </table:table-cell>
          <table:table-cell office:value-type="float" office:value="193">
            <text:p>193</text:p>
          </table:table-cell>
          <table:table-cell office:value-type="float" office:value="75.834">
            <text:p>75.834</text:p>
          </table:table-cell>
          <table:table-cell office:value-type="string">
            <text:p>2020.01.13 0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75.79">
            <text:p>75.79</text:p>
          </table:table-cell>
          <table:table-cell office:value-type="string">
            <text:p>2020.01.13 05:45</text:p>
          </table:table-cell>
          <table:table-cell office:value-type="float" office:value="203">
            <text:p>203</text:p>
          </table:table-cell>
          <table:table-cell office:value-type="float" office:value="75.798">
            <text:p>75.798</text:p>
          </table:table-cell>
          <table:table-cell office:value-type="string">
            <text:p>2020.01.13 08:00</text:p>
          </table:table-cell>
          <table:table-cell office:value-type="float" office:value="203">
            <text:p>203</text:p>
          </table:table-cell>
          <table:table-cell office:value-type="float" office:value="75.798">
            <text:p>75.798</text:p>
          </table:table-cell>
          <table:table-cell office:value-type="string">
            <text:p>2020.01.13 08:00</text:p>
          </table:table-cell>
          <table:table-cell office:value-type="float" office:value="194">
            <text:p>194</text:p>
          </table:table-cell>
          <table:table-cell office:value-type="float" office:value="75.817">
            <text:p>75.817</text:p>
          </table:table-cell>
          <table:table-cell office:value-type="string">
            <text:p>2020.01.13 0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79999999999956">
            <text:p>0.008</text:p>
          </table:table-cell>
          <table:table-cell table:number-columns-repeated="1007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75.813">
            <text:p>75.813</text:p>
          </table:table-cell>
          <table:table-cell office:value-type="string">
            <text:p>2020.01.13 06:00</text:p>
          </table:table-cell>
          <table:table-cell office:value-type="float" office:value="203">
            <text:p>203</text:p>
          </table:table-cell>
          <table:table-cell office:value-type="float" office:value="75.798">
            <text:p>75.798</text:p>
          </table:table-cell>
          <table:table-cell office:value-type="string">
            <text:p>2020.01.13 08:00</text:p>
          </table:table-cell>
          <table:table-cell office:value-type="float" office:value="203">
            <text:p>203</text:p>
          </table:table-cell>
          <table:table-cell office:value-type="float" office:value="75.798">
            <text:p>75.798</text:p>
          </table:table-cell>
          <table:table-cell office:value-type="string">
            <text:p>2020.01.13 08:00</text:p>
          </table:table-cell>
          <table:table-cell office:value-type="float" office:value="195">
            <text:p>195</text:p>
          </table:table-cell>
          <table:table-cell office:value-type="float" office:value="75.829">
            <text:p>75.829</text:p>
          </table:table-cell>
          <table:table-cell office:value-type="string">
            <text:p>2020.01.13 0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5000000000001">
            <text:p>-0.015</text:p>
          </table:table-cell>
          <table:table-cell table:number-columns-repeated="1007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75.814">
            <text:p>75.814</text:p>
          </table:table-cell>
          <table:table-cell office:value-type="string">
            <text:p>2020.01.13 06:15</text:p>
          </table:table-cell>
          <table:table-cell office:value-type="float" office:value="203">
            <text:p>203</text:p>
          </table:table-cell>
          <table:table-cell office:value-type="float" office:value="75.798">
            <text:p>75.798</text:p>
          </table:table-cell>
          <table:table-cell office:value-type="string">
            <text:p>2020.01.13 08:00</text:p>
          </table:table-cell>
          <table:table-cell office:value-type="float" office:value="203">
            <text:p>203</text:p>
          </table:table-cell>
          <table:table-cell office:value-type="float" office:value="75.798">
            <text:p>75.798</text:p>
          </table:table-cell>
          <table:table-cell office:value-type="string">
            <text:p>2020.01.13 08:00</text:p>
          </table:table-cell>
          <table:table-cell office:value-type="float" office:value="196">
            <text:p>196</text:p>
          </table:table-cell>
          <table:table-cell office:value-type="float" office:value="75.818">
            <text:p>75.818</text:p>
          </table:table-cell>
          <table:table-cell office:value-type="string">
            <text:p>2020.01.13 0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5999999999991">
            <text:p>-0.016</text:p>
          </table:table-cell>
          <table:table-cell table:number-columns-repeated="1007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75.801">
            <text:p>75.801</text:p>
          </table:table-cell>
          <table:table-cell office:value-type="string">
            <text:p>2020.01.13 06:30</text:p>
          </table:table-cell>
          <table:table-cell office:value-type="float" office:value="203">
            <text:p>203</text:p>
          </table:table-cell>
          <table:table-cell office:value-type="float" office:value="75.798">
            <text:p>75.798</text:p>
          </table:table-cell>
          <table:table-cell office:value-type="string">
            <text:p>2020.01.13 08:00</text:p>
          </table:table-cell>
          <table:table-cell office:value-type="float" office:value="203">
            <text:p>203</text:p>
          </table:table-cell>
          <table:table-cell office:value-type="float" office:value="75.798">
            <text:p>75.798</text:p>
          </table:table-cell>
          <table:table-cell office:value-type="string">
            <text:p>2020.01.13 08:00</text:p>
          </table:table-cell>
          <table:table-cell office:value-type="float" office:value="197">
            <text:p>197</text:p>
          </table:table-cell>
          <table:table-cell office:value-type="float" office:value="75.813">
            <text:p>75.813</text:p>
          </table:table-cell>
          <table:table-cell office:value-type="string">
            <text:p>2020.01.13 0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30000000000001">
            <text:p>-0.003</text:p>
          </table:table-cell>
          <table:table-cell table:number-columns-repeated="1007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75.809">
            <text:p>75.809</text:p>
          </table:table-cell>
          <table:table-cell office:value-type="string">
            <text:p>2020.01.13 06:45</text:p>
          </table:table-cell>
          <table:table-cell office:value-type="float" office:value="203">
            <text:p>203</text:p>
          </table:table-cell>
          <table:table-cell office:value-type="float" office:value="75.798">
            <text:p>75.798</text:p>
          </table:table-cell>
          <table:table-cell office:value-type="string">
            <text:p>2020.01.13 08:00</text:p>
          </table:table-cell>
          <table:table-cell office:value-type="float" office:value="203">
            <text:p>203</text:p>
          </table:table-cell>
          <table:table-cell office:value-type="float" office:value="75.798">
            <text:p>75.798</text:p>
          </table:table-cell>
          <table:table-cell office:value-type="string">
            <text:p>2020.01.13 08:00</text:p>
          </table:table-cell>
          <table:table-cell office:value-type="float" office:value="198">
            <text:p>198</text:p>
          </table:table-cell>
          <table:table-cell office:value-type="float" office:value="75.811">
            <text:p>75.811</text:p>
          </table:table-cell>
          <table:table-cell office:value-type="string">
            <text:p>2020.01.13 0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0999999999996">
            <text:p>-0.011</text:p>
          </table:table-cell>
          <table:table-cell table:number-columns-repeated="1007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75.788">
            <text:p>75.788</text:p>
          </table:table-cell>
          <table:table-cell office:value-type="string">
            <text:p>2020.01.13 07:00</text:p>
          </table:table-cell>
          <table:table-cell office:value-type="float" office:value="203">
            <text:p>203</text:p>
          </table:table-cell>
          <table:table-cell office:value-type="float" office:value="75.798">
            <text:p>75.798</text:p>
          </table:table-cell>
          <table:table-cell office:value-type="string">
            <text:p>2020.01.13 08:00</text:p>
          </table:table-cell>
          <table:table-cell office:value-type="float" office:value="203">
            <text:p>203</text:p>
          </table:table-cell>
          <table:table-cell office:value-type="float" office:value="75.798">
            <text:p>75.798</text:p>
          </table:table-cell>
          <table:table-cell office:value-type="string">
            <text:p>2020.01.13 08:00</text:p>
          </table:table-cell>
          <table:table-cell office:value-type="float" office:value="199">
            <text:p>199</text:p>
          </table:table-cell>
          <table:table-cell office:value-type="float" office:value="75.826">
            <text:p>75.826</text:p>
          </table:table-cell>
          <table:table-cell office:value-type="string">
            <text:p>2020.01.13 0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0000000000005">
            <text:p>0.01</text:p>
          </table:table-cell>
          <table:table-cell table:number-columns-repeated="1007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75.825">
            <text:p>75.825</text:p>
          </table:table-cell>
          <table:table-cell office:value-type="string">
            <text:p>2020.01.13 07:15</text:p>
          </table:table-cell>
          <table:table-cell office:value-type="float" office:value="212">
            <text:p>212</text:p>
          </table:table-cell>
          <table:table-cell office:value-type="float" office:value="75.765">
            <text:p>75.765</text:p>
          </table:table-cell>
          <table:table-cell office:value-type="string">
            <text:p>2020.01.13 10:15</text:p>
          </table:table-cell>
          <table:table-cell office:value-type="float" office:value="212">
            <text:p>212</text:p>
          </table:table-cell>
          <table:table-cell office:value-type="float" office:value="75.765">
            <text:p>75.765</text:p>
          </table:table-cell>
          <table:table-cell office:value-type="string">
            <text:p>2020.01.13 10:15</text:p>
          </table:table-cell>
          <table:table-cell office:value-type="float" office:value="200">
            <text:p>200</text:p>
          </table:table-cell>
          <table:table-cell office:value-type="float" office:value="75.858">
            <text:p>75.858</text:p>
          </table:table-cell>
          <table:table-cell office:value-type="string">
            <text:p>2020.01.13 0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75.826">
            <text:p>75.826</text:p>
          </table:table-cell>
          <table:table-cell office:value-type="string">
            <text:p>2020.01.13 07:30</text:p>
          </table:table-cell>
          <table:table-cell office:value-type="float" office:value="212">
            <text:p>212</text:p>
          </table:table-cell>
          <table:table-cell office:value-type="float" office:value="75.766">
            <text:p>75.766</text:p>
          </table:table-cell>
          <table:table-cell office:value-type="string">
            <text:p>2020.01.13 10:15</text:p>
          </table:table-cell>
          <table:table-cell office:value-type="float" office:value="212">
            <text:p>212</text:p>
          </table:table-cell>
          <table:table-cell office:value-type="float" office:value="75.766">
            <text:p>75.766</text:p>
          </table:table-cell>
          <table:table-cell office:value-type="string">
            <text:p>2020.01.13 10:15</text:p>
          </table:table-cell>
          <table:table-cell office:value-type="float" office:value="201">
            <text:p>201</text:p>
          </table:table-cell>
          <table:table-cell office:value-type="float" office:value="75.839">
            <text:p>75.839</text:p>
          </table:table-cell>
          <table:table-cell office:value-type="string">
            <text:p>2020.01.13 0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75.824">
            <text:p>75.824</text:p>
          </table:table-cell>
          <table:table-cell office:value-type="string">
            <text:p>2020.01.13 07:45</text:p>
          </table:table-cell>
          <table:table-cell office:value-type="float" office:value="212">
            <text:p>212</text:p>
          </table:table-cell>
          <table:table-cell office:value-type="float" office:value="75.764">
            <text:p>75.764</text:p>
          </table:table-cell>
          <table:table-cell office:value-type="string">
            <text:p>2020.01.13 10:15</text:p>
          </table:table-cell>
          <table:table-cell office:value-type="float" office:value="212">
            <text:p>212</text:p>
          </table:table-cell>
          <table:table-cell office:value-type="float" office:value="75.764">
            <text:p>75.764</text:p>
          </table:table-cell>
          <table:table-cell office:value-type="string">
            <text:p>2020.01.13 10:15</text:p>
          </table:table-cell>
          <table:table-cell office:value-type="float" office:value="202">
            <text:p>202</text:p>
          </table:table-cell>
          <table:table-cell office:value-type="float" office:value="75.853">
            <text:p>75.853</text:p>
          </table:table-cell>
          <table:table-cell office:value-type="string">
            <text:p>2020.01.13 0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75.833">
            <text:p>75.833</text:p>
          </table:table-cell>
          <table:table-cell office:value-type="string">
            <text:p>2020.01.13 08:00</text:p>
          </table:table-cell>
          <table:table-cell office:value-type="float" office:value="208">
            <text:p>208</text:p>
          </table:table-cell>
          <table:table-cell office:value-type="float" office:value="75.773">
            <text:p>75.773</text:p>
          </table:table-cell>
          <table:table-cell office:value-type="string">
            <text:p>2020.01.13 09:15</text:p>
          </table:table-cell>
          <table:table-cell office:value-type="float" office:value="208">
            <text:p>208</text:p>
          </table:table-cell>
          <table:table-cell office:value-type="float" office:value="75.773">
            <text:p>75.773</text:p>
          </table:table-cell>
          <table:table-cell office:value-type="string">
            <text:p>2020.01.13 09:15</text:p>
          </table:table-cell>
          <table:table-cell office:value-type="float" office:value="203">
            <text:p>203</text:p>
          </table:table-cell>
          <table:table-cell office:value-type="float" office:value="75.846">
            <text:p>75.846</text:p>
          </table:table-cell>
          <table:table-cell office:value-type="string">
            <text:p>2020.01.13 0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75.807">
            <text:p>75.807</text:p>
          </table:table-cell>
          <table:table-cell office:value-type="string">
            <text:p>2020.01.13 08:15</text:p>
          </table:table-cell>
          <table:table-cell office:value-type="float" office:value="208">
            <text:p>208</text:p>
          </table:table-cell>
          <table:table-cell office:value-type="float" office:value="75.79">
            <text:p>75.79</text:p>
          </table:table-cell>
          <table:table-cell office:value-type="string">
            <text:p>2020.01.13 09:15</text:p>
          </table:table-cell>
          <table:table-cell office:value-type="float" office:value="208">
            <text:p>208</text:p>
          </table:table-cell>
          <table:table-cell office:value-type="float" office:value="75.79">
            <text:p>75.79</text:p>
          </table:table-cell>
          <table:table-cell office:value-type="string">
            <text:p>2020.01.13 09:15</text:p>
          </table:table-cell>
          <table:table-cell office:value-type="float" office:value="204">
            <text:p>204</text:p>
          </table:table-cell>
          <table:table-cell office:value-type="float" office:value="75.844">
            <text:p>75.844</text:p>
          </table:table-cell>
          <table:table-cell office:value-type="string">
            <text:p>2020.01.13 0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700000000001">
            <text:p>-0.017</text:p>
          </table:table-cell>
          <table:table-cell table:number-columns-repeated="1007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75.843">
            <text:p>75.843</text:p>
          </table:table-cell>
          <table:table-cell office:value-type="string">
            <text:p>2020.01.13 08:30</text:p>
          </table:table-cell>
          <table:table-cell office:value-type="float" office:value="208">
            <text:p>208</text:p>
          </table:table-cell>
          <table:table-cell office:value-type="float" office:value="75.783">
            <text:p>75.783</text:p>
          </table:table-cell>
          <table:table-cell office:value-type="string">
            <text:p>2020.01.13 09:15</text:p>
          </table:table-cell>
          <table:table-cell office:value-type="float" office:value="208">
            <text:p>208</text:p>
          </table:table-cell>
          <table:table-cell office:value-type="float" office:value="75.783">
            <text:p>75.783</text:p>
          </table:table-cell>
          <table:table-cell office:value-type="string">
            <text:p>2020.01.13 09:15</text:p>
          </table:table-cell>
          <table:table-cell office:value-type="float" office:value="205">
            <text:p>205</text:p>
          </table:table-cell>
          <table:table-cell office:value-type="float" office:value="75.85">
            <text:p>75.85</text:p>
          </table:table-cell>
          <table:table-cell office:value-type="string">
            <text:p>2020.01.13 0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75.837">
            <text:p>75.837</text:p>
          </table:table-cell>
          <table:table-cell office:value-type="string">
            <text:p>2020.01.13 08:45</text:p>
          </table:table-cell>
          <table:table-cell office:value-type="float" office:value="208">
            <text:p>208</text:p>
          </table:table-cell>
          <table:table-cell office:value-type="float" office:value="75.777">
            <text:p>75.777</text:p>
          </table:table-cell>
          <table:table-cell office:value-type="string">
            <text:p>2020.01.13 09:15</text:p>
          </table:table-cell>
          <table:table-cell office:value-type="float" office:value="208">
            <text:p>208</text:p>
          </table:table-cell>
          <table:table-cell office:value-type="float" office:value="75.777">
            <text:p>75.777</text:p>
          </table:table-cell>
          <table:table-cell office:value-type="string">
            <text:p>2020.01.13 09:15</text:p>
          </table:table-cell>
          <table:table-cell office:value-type="float" office:value="206">
            <text:p>206</text:p>
          </table:table-cell>
          <table:table-cell office:value-type="float" office:value="75.843">
            <text:p>75.843</text:p>
          </table:table-cell>
          <table:table-cell office:value-type="string">
            <text:p>2020.01.13 0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75.823">
            <text:p>75.823</text:p>
          </table:table-cell>
          <table:table-cell office:value-type="string">
            <text:p>2020.01.13 09:00</text:p>
          </table:table-cell>
          <table:table-cell office:value-type="float" office:value="212">
            <text:p>212</text:p>
          </table:table-cell>
          <table:table-cell office:value-type="float" office:value="75.763">
            <text:p>75.763</text:p>
          </table:table-cell>
          <table:table-cell office:value-type="string">
            <text:p>2020.01.13 10:15</text:p>
          </table:table-cell>
          <table:table-cell office:value-type="float" office:value="212">
            <text:p>212</text:p>
          </table:table-cell>
          <table:table-cell office:value-type="float" office:value="75.763">
            <text:p>75.763</text:p>
          </table:table-cell>
          <table:table-cell office:value-type="string">
            <text:p>2020.01.13 10:15</text:p>
          </table:table-cell>
          <table:table-cell office:value-type="float" office:value="207">
            <text:p>207</text:p>
          </table:table-cell>
          <table:table-cell office:value-type="float" office:value="75.842">
            <text:p>75.842</text:p>
          </table:table-cell>
          <table:table-cell office:value-type="string">
            <text:p>2020.01.13 0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75.809">
            <text:p>75.809</text:p>
          </table:table-cell>
          <table:table-cell office:value-type="string">
            <text:p>2020.01.13 09:15</text:p>
          </table:table-cell>
          <table:table-cell office:value-type="float" office:value="211">
            <text:p>211</text:p>
          </table:table-cell>
          <table:table-cell office:value-type="float" office:value="75.795">
            <text:p>75.795</text:p>
          </table:table-cell>
          <table:table-cell office:value-type="string">
            <text:p>2020.01.13 10:00</text:p>
          </table:table-cell>
          <table:table-cell office:value-type="float" office:value="211">
            <text:p>211</text:p>
          </table:table-cell>
          <table:table-cell office:value-type="float" office:value="75.795">
            <text:p>75.795</text:p>
          </table:table-cell>
          <table:table-cell office:value-type="string">
            <text:p>2020.01.13 10:00</text:p>
          </table:table-cell>
          <table:table-cell office:value-type="float" office:value="208">
            <text:p>208</text:p>
          </table:table-cell>
          <table:table-cell office:value-type="float" office:value="75.811">
            <text:p>75.811</text:p>
          </table:table-cell>
          <table:table-cell office:value-type="string">
            <text:p>2020.01.13 0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3999999999996">
            <text:p>-0.014</text:p>
          </table:table-cell>
          <table:table-cell table:number-columns-repeated="1007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75.79">
            <text:p>75.79</text:p>
          </table:table-cell>
          <table:table-cell office:value-type="string">
            <text:p>2020.01.13 09:30</text:p>
          </table:table-cell>
          <table:table-cell office:value-type="float" office:value="211">
            <text:p>211</text:p>
          </table:table-cell>
          <table:table-cell office:value-type="float" office:value="75.795">
            <text:p>75.795</text:p>
          </table:table-cell>
          <table:table-cell office:value-type="string">
            <text:p>2020.01.13 10:00</text:p>
          </table:table-cell>
          <table:table-cell office:value-type="float" office:value="211">
            <text:p>211</text:p>
          </table:table-cell>
          <table:table-cell office:value-type="float" office:value="75.795">
            <text:p>75.795</text:p>
          </table:table-cell>
          <table:table-cell office:value-type="string">
            <text:p>2020.01.13 10:00</text:p>
          </table:table-cell>
          <table:table-cell office:value-type="float" office:value="209">
            <text:p>209</text:p>
          </table:table-cell>
          <table:table-cell office:value-type="float" office:value="75.834">
            <text:p>75.834</text:p>
          </table:table-cell>
          <table:table-cell office:value-type="string">
            <text:p>2020.01.13 0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49999999999955">
            <text:p>0.005</text:p>
          </table:table-cell>
          <table:table-cell table:number-columns-repeated="1007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75.825">
            <text:p>75.825</text:p>
          </table:table-cell>
          <table:table-cell office:value-type="string">
            <text:p>2020.01.13 09:45</text:p>
          </table:table-cell>
          <table:table-cell office:value-type="float" office:value="212">
            <text:p>212</text:p>
          </table:table-cell>
          <table:table-cell office:value-type="float" office:value="75.765">
            <text:p>75.765</text:p>
          </table:table-cell>
          <table:table-cell office:value-type="string">
            <text:p>2020.01.13 10:15</text:p>
          </table:table-cell>
          <table:table-cell office:value-type="float" office:value="212">
            <text:p>212</text:p>
          </table:table-cell>
          <table:table-cell office:value-type="float" office:value="75.765">
            <text:p>75.765</text:p>
          </table:table-cell>
          <table:table-cell office:value-type="string">
            <text:p>2020.01.13 10:15</text:p>
          </table:table-cell>
          <table:table-cell office:value-type="float" office:value="210">
            <text:p>210</text:p>
          </table:table-cell>
          <table:table-cell office:value-type="float" office:value="75.855">
            <text:p>75.855</text:p>
          </table:table-cell>
          <table:table-cell office:value-type="string">
            <text:p>2020.01.13 0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75.803">
            <text:p>75.803</text:p>
          </table:table-cell>
          <table:table-cell office:value-type="string">
            <text:p>2020.01.13 10:00</text:p>
          </table:table-cell>
          <table:table-cell office:value-type="float" office:value="212">
            <text:p>212</text:p>
          </table:table-cell>
          <table:table-cell office:value-type="float" office:value="75.743">
            <text:p>75.743</text:p>
          </table:table-cell>
          <table:table-cell office:value-type="string">
            <text:p>2020.01.13 10:15</text:p>
          </table:table-cell>
          <table:table-cell office:value-type="float" office:value="212">
            <text:p>212</text:p>
          </table:table-cell>
          <table:table-cell office:value-type="float" office:value="75.743">
            <text:p>75.743</text:p>
          </table:table-cell>
          <table:table-cell office:value-type="string">
            <text:p>2020.01.13 10:15</text:p>
          </table:table-cell>
          <table:table-cell office:value-type="float" office:value="211">
            <text:p>211</text:p>
          </table:table-cell>
          <table:table-cell office:value-type="float" office:value="75.84">
            <text:p>75.84</text:p>
          </table:table-cell>
          <table:table-cell office:value-type="string">
            <text:p>2020.01.13 1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75.799">
            <text:p>75.799</text:p>
          </table:table-cell>
          <table:table-cell office:value-type="string">
            <text:p>2020.01.13 10:15</text:p>
          </table:table-cell>
          <table:table-cell office:value-type="float" office:value="212">
            <text:p>212</text:p>
          </table:table-cell>
          <table:table-cell office:value-type="float" office:value="75.739">
            <text:p>75.739</text:p>
          </table:table-cell>
          <table:table-cell office:value-type="string">
            <text:p>2020.01.13 10:15</text:p>
          </table:table-cell>
          <table:table-cell office:value-type="float" office:value="212">
            <text:p>212</text:p>
          </table:table-cell>
          <table:table-cell office:value-type="float" office:value="75.739">
            <text:p>75.739</text:p>
          </table:table-cell>
          <table:table-cell office:value-type="string">
            <text:p>2020.01.13 10:15</text:p>
          </table:table-cell>
          <table:table-cell office:value-type="float" office:value="212">
            <text:p>212</text:p>
          </table:table-cell>
          <table:table-cell office:value-type="float" office:value="75.799">
            <text:p>75.799</text:p>
          </table:table-cell>
          <table:table-cell office:value-type="string">
            <text:p>2020.01.13 1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75.755">
            <text:p>75.755</text:p>
          </table:table-cell>
          <table:table-cell office:value-type="string">
            <text:p>2020.01.13 10:30</text:p>
          </table:table-cell>
          <table:table-cell office:value-type="float" office:value="214">
            <text:p>214</text:p>
          </table:table-cell>
          <table:table-cell office:value-type="float" office:value="75.757">
            <text:p>75.757</text:p>
          </table:table-cell>
          <table:table-cell office:value-type="string">
            <text:p>2020.01.13 10:45</text:p>
          </table:table-cell>
          <table:table-cell office:value-type="float" office:value="214">
            <text:p>214</text:p>
          </table:table-cell>
          <table:table-cell office:value-type="float" office:value="75.757">
            <text:p>75.757</text:p>
          </table:table-cell>
          <table:table-cell office:value-type="string">
            <text:p>2020.01.13 10:45</text:p>
          </table:table-cell>
          <table:table-cell office:value-type="float" office:value="213">
            <text:p>213</text:p>
          </table:table-cell>
          <table:table-cell office:value-type="float" office:value="75.817">
            <text:p>75.817</text:p>
          </table:table-cell>
          <table:table-cell office:value-type="string">
            <text:p>2020.01.13 1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19999999999953">
            <text:p>0.002</text:p>
          </table:table-cell>
          <table:table-cell table:number-columns-repeated="1007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75.804">
            <text:p>75.804</text:p>
          </table:table-cell>
          <table:table-cell office:value-type="string">
            <text:p>2020.01.13 10:45</text:p>
          </table:table-cell>
          <table:table-cell office:value-type="float" office:value="215">
            <text:p>215</text:p>
          </table:table-cell>
          <table:table-cell office:value-type="float" office:value="75.914">
            <text:p>75.914</text:p>
          </table:table-cell>
          <table:table-cell office:value-type="string">
            <text:p>2020.01.13 11:00</text:p>
          </table:table-cell>
          <table:table-cell office:value-type="float" office:value="215">
            <text:p>215</text:p>
          </table:table-cell>
          <table:table-cell office:value-type="float" office:value="75.914">
            <text:p>75.914</text:p>
          </table:table-cell>
          <table:table-cell office:value-type="string">
            <text:p>2020.01.13 11:00</text:p>
          </table:table-cell>
          <table:table-cell office:value-type="float" office:value="214">
            <text:p>214</text:p>
          </table:table-cell>
          <table:table-cell office:value-type="float" office:value="75.818">
            <text:p>75.818</text:p>
          </table:table-cell>
          <table:table-cell office:value-type="string">
            <text:p>2020.01.13 1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75.802">
            <text:p>75.802</text:p>
          </table:table-cell>
          <table:table-cell office:value-type="string">
            <text:p>2020.01.13 11:00</text:p>
          </table:table-cell>
          <table:table-cell office:value-type="float" office:value="215">
            <text:p>215</text:p>
          </table:table-cell>
          <table:table-cell office:value-type="float" office:value="75.912">
            <text:p>75.912</text:p>
          </table:table-cell>
          <table:table-cell office:value-type="string">
            <text:p>2020.01.13 11:00</text:p>
          </table:table-cell>
          <table:table-cell office:value-type="float" office:value="215">
            <text:p>215</text:p>
          </table:table-cell>
          <table:table-cell office:value-type="float" office:value="75.912">
            <text:p>75.912</text:p>
          </table:table-cell>
          <table:table-cell office:value-type="string">
            <text:p>2020.01.13 11:00</text:p>
          </table:table-cell>
          <table:table-cell office:value-type="float" office:value="215">
            <text:p>215</text:p>
          </table:table-cell>
          <table:table-cell office:value-type="float" office:value="75.947">
            <text:p>75.947</text:p>
          </table:table-cell>
          <table:table-cell office:value-type="string">
            <text:p>2020.01.13 1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75.893">
            <text:p>75.893</text:p>
          </table:table-cell>
          <table:table-cell office:value-type="string">
            <text:p>2020.01.13 11:15</text:p>
          </table:table-cell>
          <table:table-cell office:value-type="float" office:value="217">
            <text:p>217</text:p>
          </table:table-cell>
          <table:table-cell office:value-type="float" office:value="75.833">
            <text:p>75.833</text:p>
          </table:table-cell>
          <table:table-cell office:value-type="string">
            <text:p>2020.01.13 11:30</text:p>
          </table:table-cell>
          <table:table-cell office:value-type="float" office:value="217">
            <text:p>217</text:p>
          </table:table-cell>
          <table:table-cell office:value-type="float" office:value="75.833">
            <text:p>75.833</text:p>
          </table:table-cell>
          <table:table-cell office:value-type="string">
            <text:p>2020.01.13 11:30</text:p>
          </table:table-cell>
          <table:table-cell office:value-type="float" office:value="216">
            <text:p>216</text:p>
          </table:table-cell>
          <table:table-cell office:value-type="float" office:value="75.9">
            <text:p>75.9</text:p>
          </table:table-cell>
          <table:table-cell office:value-type="string">
            <text:p>2020.01.13 1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75.888">
            <text:p>75.888</text:p>
          </table:table-cell>
          <table:table-cell office:value-type="string">
            <text:p>2020.01.13 11:30</text:p>
          </table:table-cell>
          <table:table-cell office:value-type="float" office:value="217">
            <text:p>217</text:p>
          </table:table-cell>
          <table:table-cell office:value-type="float" office:value="75.828">
            <text:p>75.828</text:p>
          </table:table-cell>
          <table:table-cell office:value-type="string">
            <text:p>2020.01.13 11:30</text:p>
          </table:table-cell>
          <table:table-cell office:value-type="float" office:value="217">
            <text:p>217</text:p>
          </table:table-cell>
          <table:table-cell office:value-type="float" office:value="75.828">
            <text:p>75.828</text:p>
          </table:table-cell>
          <table:table-cell office:value-type="string">
            <text:p>2020.01.13 11:30</text:p>
          </table:table-cell>
          <table:table-cell office:value-type="float" office:value="217">
            <text:p>217</text:p>
          </table:table-cell>
          <table:table-cell office:value-type="float" office:value="75.888">
            <text:p>75.888</text:p>
          </table:table-cell>
          <table:table-cell office:value-type="string">
            <text:p>2020.01.13 1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75.838">
            <text:p>75.838</text:p>
          </table:table-cell>
          <table:table-cell office:value-type="string">
            <text:p>2020.01.13 11:45</text:p>
          </table:table-cell>
          <table:table-cell office:value-type="float" office:value="219">
            <text:p>219</text:p>
          </table:table-cell>
          <table:table-cell office:value-type="float" office:value="75.818">
            <text:p>75.818</text:p>
          </table:table-cell>
          <table:table-cell office:value-type="string">
            <text:p>2020.01.13 12:00</text:p>
          </table:table-cell>
          <table:table-cell office:value-type="float" office:value="219">
            <text:p>219</text:p>
          </table:table-cell>
          <table:table-cell office:value-type="float" office:value="75.818">
            <text:p>75.818</text:p>
          </table:table-cell>
          <table:table-cell office:value-type="string">
            <text:p>2020.01.13 12:00</text:p>
          </table:table-cell>
          <table:table-cell office:value-type="float" office:value="218">
            <text:p>218</text:p>
          </table:table-cell>
          <table:table-cell office:value-type="float" office:value="75.878">
            <text:p>75.878</text:p>
          </table:table-cell>
          <table:table-cell office:value-type="string">
            <text:p>2020.01.13 1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9999999999996">
            <text:p>-0.02</text:p>
          </table:table-cell>
          <table:table-cell table:number-columns-repeated="1007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75.853">
            <text:p>75.853</text:p>
          </table:table-cell>
          <table:table-cell office:value-type="string">
            <text:p>2020.01.13 12:00</text:p>
          </table:table-cell>
          <table:table-cell office:value-type="float" office:value="221">
            <text:p>221</text:p>
          </table:table-cell>
          <table:table-cell office:value-type="float" office:value="75.793">
            <text:p>75.793</text:p>
          </table:table-cell>
          <table:table-cell office:value-type="string">
            <text:p>2020.01.13 12:30</text:p>
          </table:table-cell>
          <table:table-cell office:value-type="float" office:value="221">
            <text:p>221</text:p>
          </table:table-cell>
          <table:table-cell office:value-type="float" office:value="75.793">
            <text:p>75.793</text:p>
          </table:table-cell>
          <table:table-cell office:value-type="string">
            <text:p>2020.01.13 12:30</text:p>
          </table:table-cell>
          <table:table-cell office:value-type="float" office:value="219">
            <text:p>219</text:p>
          </table:table-cell>
          <table:table-cell office:value-type="float" office:value="75.853">
            <text:p>75.853</text:p>
          </table:table-cell>
          <table:table-cell office:value-type="string">
            <text:p>2020.01.13 1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75.814">
            <text:p>75.814</text:p>
          </table:table-cell>
          <table:table-cell office:value-type="string">
            <text:p>2020.01.13 12:15</text:p>
          </table:table-cell>
          <table:table-cell office:value-type="float" office:value="237">
            <text:p>2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37">
            <text:p>2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20">
            <text:p>220</text:p>
          </table:table-cell>
          <table:table-cell office:value-type="float" office:value="75.851">
            <text:p>75.851</text:p>
          </table:table-cell>
          <table:table-cell office:value-type="string">
            <text:p>2020.01.13 1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80000000000098">
            <text:p>0.008</text:p>
          </table:table-cell>
          <table:table-cell table:number-columns-repeated="1007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75.823">
            <text:p>75.823</text:p>
          </table:table-cell>
          <table:table-cell office:value-type="string">
            <text:p>2020.01.13 12:30</text:p>
          </table:table-cell>
          <table:table-cell office:value-type="float" office:value="222">
            <text:p>222</text:p>
          </table:table-cell>
          <table:table-cell office:value-type="float" office:value="75.763">
            <text:p>75.763</text:p>
          </table:table-cell>
          <table:table-cell office:value-type="string">
            <text:p>2020.01.13 12:45</text:p>
          </table:table-cell>
          <table:table-cell office:value-type="float" office:value="222">
            <text:p>222</text:p>
          </table:table-cell>
          <table:table-cell office:value-type="float" office:value="75.763">
            <text:p>75.763</text:p>
          </table:table-cell>
          <table:table-cell office:value-type="string">
            <text:p>2020.01.13 12:45</text:p>
          </table:table-cell>
          <table:table-cell office:value-type="float" office:value="221">
            <text:p>221</text:p>
          </table:table-cell>
          <table:table-cell office:value-type="float" office:value="75.828">
            <text:p>75.828</text:p>
          </table:table-cell>
          <table:table-cell office:value-type="string">
            <text:p>2020.01.13 1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75.787">
            <text:p>75.787</text:p>
          </table:table-cell>
          <table:table-cell office:value-type="string">
            <text:p>2020.01.13 12:45</text:p>
          </table:table-cell>
          <table:table-cell office:value-type="float" office:value="227">
            <text:p>227</text:p>
          </table:table-cell>
          <table:table-cell office:value-type="float" office:value="75.773">
            <text:p>75.773</text:p>
          </table:table-cell>
          <table:table-cell office:value-type="string">
            <text:p>2020.01.13 14:00</text:p>
          </table:table-cell>
          <table:table-cell office:value-type="float" office:value="227">
            <text:p>227</text:p>
          </table:table-cell>
          <table:table-cell office:value-type="float" office:value="75.773">
            <text:p>75.773</text:p>
          </table:table-cell>
          <table:table-cell office:value-type="string">
            <text:p>2020.01.13 14:00</text:p>
          </table:table-cell>
          <table:table-cell office:value-type="float" office:value="222">
            <text:p>222</text:p>
          </table:table-cell>
          <table:table-cell office:value-type="float" office:value="75.812">
            <text:p>75.812</text:p>
          </table:table-cell>
          <table:table-cell office:value-type="string">
            <text:p>2020.01.13 1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400000000001">
            <text:p>-0.014</text:p>
          </table:table-cell>
          <table:table-cell table:number-columns-repeated="1007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75.808">
            <text:p>75.808</text:p>
          </table:table-cell>
          <table:table-cell office:value-type="string">
            <text:p>2020.01.13 13:00</text:p>
          </table:table-cell>
          <table:table-cell office:value-type="float" office:value="237">
            <text:p>2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37">
            <text:p>2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23">
            <text:p>223</text:p>
          </table:table-cell>
          <table:table-cell office:value-type="float" office:value="75.832">
            <text:p>75.832</text:p>
          </table:table-cell>
          <table:table-cell office:value-type="string">
            <text:p>2020.01.13 1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3999999999996">
            <text:p>0.014</text:p>
          </table:table-cell>
          <table:table-cell table:number-columns-repeated="1007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75.832">
            <text:p>75.832</text:p>
          </table:table-cell>
          <table:table-cell office:value-type="string">
            <text:p>2020.01.13 13:15</text:p>
          </table:table-cell>
          <table:table-cell office:value-type="float" office:value="227">
            <text:p>227</text:p>
          </table:table-cell>
          <table:table-cell office:value-type="float" office:value="75.772">
            <text:p>75.772</text:p>
          </table:table-cell>
          <table:table-cell office:value-type="string">
            <text:p>2020.01.13 14:00</text:p>
          </table:table-cell>
          <table:table-cell office:value-type="float" office:value="227">
            <text:p>227</text:p>
          </table:table-cell>
          <table:table-cell office:value-type="float" office:value="75.772">
            <text:p>75.772</text:p>
          </table:table-cell>
          <table:table-cell office:value-type="string">
            <text:p>2020.01.13 14:00</text:p>
          </table:table-cell>
          <table:table-cell office:value-type="float" office:value="224">
            <text:p>224</text:p>
          </table:table-cell>
          <table:table-cell office:value-type="float" office:value="75.833">
            <text:p>75.833</text:p>
          </table:table-cell>
          <table:table-cell office:value-type="string">
            <text:p>2020.01.13 1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75.807">
            <text:p>75.807</text:p>
          </table:table-cell>
          <table:table-cell office:value-type="string">
            <text:p>2020.01.13 13:30</text:p>
          </table:table-cell>
          <table:table-cell office:value-type="float" office:value="237">
            <text:p>2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37">
            <text:p>2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25">
            <text:p>225</text:p>
          </table:table-cell>
          <table:table-cell office:value-type="float" office:value="75.82">
            <text:p>75.82</text:p>
          </table:table-cell>
          <table:table-cell office:value-type="string">
            <text:p>2020.01.13 1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5000000000001">
            <text:p>0.015</text:p>
          </table:table-cell>
          <table:table-cell table:number-columns-repeated="1007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75.803">
            <text:p>75.803</text:p>
          </table:table-cell>
          <table:table-cell office:value-type="string">
            <text:p>2020.01.13 13:45</text:p>
          </table:table-cell>
          <table:table-cell office:value-type="float" office:value="237">
            <text:p>2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37">
            <text:p>2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26">
            <text:p>226</text:p>
          </table:table-cell>
          <table:table-cell office:value-type="float" office:value="75.825">
            <text:p>75.825</text:p>
          </table:table-cell>
          <table:table-cell office:value-type="string">
            <text:p>2020.01.13 1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9000000000005">
            <text:p>0.019</text:p>
          </table:table-cell>
          <table:table-cell table:number-columns-repeated="1007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75.793">
            <text:p>75.793</text:p>
          </table:table-cell>
          <table:table-cell office:value-type="string">
            <text:p>2020.01.13 14:00</text:p>
          </table:table-cell>
          <table:table-cell office:value-type="float" office:value="237">
            <text:p>2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37">
            <text:p>2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27">
            <text:p>227</text:p>
          </table:table-cell>
          <table:table-cell office:value-type="float" office:value="75.815">
            <text:p>75.815</text:p>
          </table:table-cell>
          <table:table-cell office:value-type="string">
            <text:p>2020.01.13 1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28999999999996">
            <text:p>0.029</text:p>
          </table:table-cell>
          <table:table-cell table:number-columns-repeated="1007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75.79">
            <text:p>75.79</text:p>
          </table:table-cell>
          <table:table-cell office:value-type="string">
            <text:p>2020.01.13 14:15</text:p>
          </table:table-cell>
          <table:table-cell office:value-type="float" office:value="237">
            <text:p>2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37">
            <text:p>2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28">
            <text:p>228</text:p>
          </table:table-cell>
          <table:table-cell office:value-type="float" office:value="75.837">
            <text:p>75.837</text:p>
          </table:table-cell>
          <table:table-cell office:value-type="string">
            <text:p>2020.01.13 1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31999999999996">
            <text:p>0.032</text:p>
          </table:table-cell>
          <table:table-cell table:number-columns-repeated="1007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75.834">
            <text:p>75.834</text:p>
          </table:table-cell>
          <table:table-cell office:value-type="string">
            <text:p>2020.01.13 14:30</text:p>
          </table:table-cell>
          <table:table-cell office:value-type="float" office:value="237">
            <text:p>2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37">
            <text:p>2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29">
            <text:p>229</text:p>
          </table:table-cell>
          <table:table-cell office:value-type="float" office:value="75.847">
            <text:p>75.847</text:p>
          </table:table-cell>
          <table:table-cell office:value-type="string">
            <text:p>2020.01.13 1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2">
            <text:p>-0.012</text:p>
          </table:table-cell>
          <table:table-cell table:number-columns-repeated="1007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75.83">
            <text:p>75.83</text:p>
          </table:table-cell>
          <table:table-cell office:value-type="string">
            <text:p>2020.01.13 14:45</text:p>
          </table:table-cell>
          <table:table-cell office:value-type="float" office:value="237">
            <text:p>2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37">
            <text:p>2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30">
            <text:p>230</text:p>
          </table:table-cell>
          <table:table-cell office:value-type="float" office:value="75.878">
            <text:p>75.878</text:p>
          </table:table-cell>
          <table:table-cell office:value-type="string">
            <text:p>2020.01.13 1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79999999999956">
            <text:p>-0.008</text:p>
          </table:table-cell>
          <table:table-cell table:number-columns-repeated="1007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75.836">
            <text:p>75.836</text:p>
          </table:table-cell>
          <table:table-cell office:value-type="string">
            <text:p>2020.01.13 15:00</text:p>
          </table:table-cell>
          <table:table-cell office:value-type="float" office:value="237">
            <text:p>2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37">
            <text:p>237</text:p>
          </table:table-cell>
          <table:table-cell office:value-type="float" office:value="75.822">
            <text:p>75.822</text:p>
          </table:table-cell>
          <table:table-cell office:value-type="string">
            <text:p>2020.01.13 16:30</text:p>
          </table:table-cell>
          <table:table-cell office:value-type="float" office:value="231">
            <text:p>231</text:p>
          </table:table-cell>
          <table:table-cell office:value-type="float" office:value="75.872">
            <text:p>75.872</text:p>
          </table:table-cell>
          <table:table-cell office:value-type="string">
            <text:p>2020.01.13 1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3999999999996">
            <text:p>-0.014</text:p>
          </table:table-cell>
          <table:table-cell table:number-columns-repeated="1007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75.847">
            <text:p>75.847</text:p>
          </table:table-cell>
          <table:table-cell office:value-type="string">
            <text:p>2020.01.13 15:15</text:p>
          </table:table-cell>
          <table:table-cell office:value-type="float" office:value="237">
            <text:p>237</text:p>
          </table:table-cell>
          <table:table-cell office:value-type="float" office:value="75.787">
            <text:p>75.787</text:p>
          </table:table-cell>
          <table:table-cell office:value-type="string">
            <text:p>2020.01.13 16:30</text:p>
          </table:table-cell>
          <table:table-cell office:value-type="float" office:value="237">
            <text:p>237</text:p>
          </table:table-cell>
          <table:table-cell office:value-type="float" office:value="75.787">
            <text:p>75.787</text:p>
          </table:table-cell>
          <table:table-cell office:value-type="string">
            <text:p>2020.01.13 16:30</text:p>
          </table:table-cell>
          <table:table-cell office:value-type="float" office:value="232">
            <text:p>232</text:p>
          </table:table-cell>
          <table:table-cell office:value-type="float" office:value="75.856">
            <text:p>75.856</text:p>
          </table:table-cell>
          <table:table-cell office:value-type="string">
            <text:p>2020.01.13 1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75.845">
            <text:p>75.845</text:p>
          </table:table-cell>
          <table:table-cell office:value-type="string">
            <text:p>2020.01.13 15:30</text:p>
          </table:table-cell>
          <table:table-cell office:value-type="float" office:value="237">
            <text:p>237</text:p>
          </table:table-cell>
          <table:table-cell office:value-type="float" office:value="75.785">
            <text:p>75.785</text:p>
          </table:table-cell>
          <table:table-cell office:value-type="string">
            <text:p>2020.01.13 16:30</text:p>
          </table:table-cell>
          <table:table-cell office:value-type="float" office:value="237">
            <text:p>237</text:p>
          </table:table-cell>
          <table:table-cell office:value-type="float" office:value="75.785">
            <text:p>75.785</text:p>
          </table:table-cell>
          <table:table-cell office:value-type="string">
            <text:p>2020.01.13 16:30</text:p>
          </table:table-cell>
          <table:table-cell office:value-type="float" office:value="233">
            <text:p>233</text:p>
          </table:table-cell>
          <table:table-cell office:value-type="float" office:value="75.863">
            <text:p>75.863</text:p>
          </table:table-cell>
          <table:table-cell office:value-type="string">
            <text:p>2020.01.13 1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75.845">
            <text:p>75.845</text:p>
          </table:table-cell>
          <table:table-cell office:value-type="string">
            <text:p>2020.01.13 15:45</text:p>
          </table:table-cell>
          <table:table-cell office:value-type="float" office:value="237">
            <text:p>237</text:p>
          </table:table-cell>
          <table:table-cell office:value-type="float" office:value="75.785">
            <text:p>75.785</text:p>
          </table:table-cell>
          <table:table-cell office:value-type="string">
            <text:p>2020.01.13 16:30</text:p>
          </table:table-cell>
          <table:table-cell office:value-type="float" office:value="237">
            <text:p>237</text:p>
          </table:table-cell>
          <table:table-cell office:value-type="float" office:value="75.785">
            <text:p>75.785</text:p>
          </table:table-cell>
          <table:table-cell office:value-type="string">
            <text:p>2020.01.13 16:30</text:p>
          </table:table-cell>
          <table:table-cell office:value-type="float" office:value="234">
            <text:p>234</text:p>
          </table:table-cell>
          <table:table-cell office:value-type="float" office:value="75.876">
            <text:p>75.876</text:p>
          </table:table-cell>
          <table:table-cell office:value-type="string">
            <text:p>2020.01.13 1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75.875">
            <text:p>75.875</text:p>
          </table:table-cell>
          <table:table-cell office:value-type="string">
            <text:p>2020.01.13 16:00</text:p>
          </table:table-cell>
          <table:table-cell office:value-type="float" office:value="237">
            <text:p>237</text:p>
          </table:table-cell>
          <table:table-cell office:value-type="float" office:value="75.815">
            <text:p>75.815</text:p>
          </table:table-cell>
          <table:table-cell office:value-type="string">
            <text:p>2020.01.13 16:30</text:p>
          </table:table-cell>
          <table:table-cell office:value-type="float" office:value="237">
            <text:p>237</text:p>
          </table:table-cell>
          <table:table-cell office:value-type="float" office:value="75.815">
            <text:p>75.815</text:p>
          </table:table-cell>
          <table:table-cell office:value-type="string">
            <text:p>2020.01.13 16:30</text:p>
          </table:table-cell>
          <table:table-cell office:value-type="float" office:value="235">
            <text:p>235</text:p>
          </table:table-cell>
          <table:table-cell office:value-type="float" office:value="75.882">
            <text:p>75.882</text:p>
          </table:table-cell>
          <table:table-cell office:value-type="string">
            <text:p>2020.01.13 1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75.845">
            <text:p>75.845</text:p>
          </table:table-cell>
          <table:table-cell office:value-type="string">
            <text:p>2020.01.13 16:15</text:p>
          </table:table-cell>
          <table:table-cell office:value-type="float" office:value="237">
            <text:p>237</text:p>
          </table:table-cell>
          <table:table-cell office:value-type="float" office:value="75.785">
            <text:p>75.785</text:p>
          </table:table-cell>
          <table:table-cell office:value-type="string">
            <text:p>2020.01.13 16:30</text:p>
          </table:table-cell>
          <table:table-cell office:value-type="float" office:value="237">
            <text:p>237</text:p>
          </table:table-cell>
          <table:table-cell office:value-type="float" office:value="75.785">
            <text:p>75.785</text:p>
          </table:table-cell>
          <table:table-cell office:value-type="string">
            <text:p>2020.01.13 16:30</text:p>
          </table:table-cell>
          <table:table-cell office:value-type="float" office:value="236">
            <text:p>236</text:p>
          </table:table-cell>
          <table:table-cell office:value-type="float" office:value="75.869">
            <text:p>75.869</text:p>
          </table:table-cell>
          <table:table-cell office:value-type="string">
            <text:p>2020.01.13 1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75.842">
            <text:p>75.842</text:p>
          </table:table-cell>
          <table:table-cell office:value-type="string">
            <text:p>2020.01.13 16:30</text:p>
          </table:table-cell>
          <table:table-cell office:value-type="float" office:value="237">
            <text:p>237</text:p>
          </table:table-cell>
          <table:table-cell office:value-type="float" office:value="75.782">
            <text:p>75.782</text:p>
          </table:table-cell>
          <table:table-cell office:value-type="string">
            <text:p>2020.01.13 16:30</text:p>
          </table:table-cell>
          <table:table-cell office:value-type="float" office:value="237">
            <text:p>237</text:p>
          </table:table-cell>
          <table:table-cell office:value-type="float" office:value="75.782">
            <text:p>75.782</text:p>
          </table:table-cell>
          <table:table-cell office:value-type="string">
            <text:p>2020.01.13 16:30</text:p>
          </table:table-cell>
          <table:table-cell office:value-type="float" office:value="237">
            <text:p>237</text:p>
          </table:table-cell>
          <table:table-cell office:value-type="float" office:value="75.875">
            <text:p>75.875</text:p>
          </table:table-cell>
          <table:table-cell office:value-type="string">
            <text:p>2020.01.13 1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75.803">
            <text:p>75.803</text:p>
          </table:table-cell>
          <table:table-cell office:value-type="string">
            <text:p>2020.01.13 16:45</text:p>
          </table:table-cell>
          <table:table-cell office:value-type="float" office:value="246">
            <text:p>2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246">
            <text:p>2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238">
            <text:p>238</text:p>
          </table:table-cell>
          <table:table-cell office:value-type="float" office:value="75.819">
            <text:p>75.819</text:p>
          </table:table-cell>
          <table:table-cell office:value-type="string">
            <text:p>2020.01.13 1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43">
            <text:p>0.143</text:p>
          </table:table-cell>
          <table:table-cell table:number-columns-repeated="1007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75.814">
            <text:p>75.814</text:p>
          </table:table-cell>
          <table:table-cell office:value-type="string">
            <text:p>2020.01.13 17:00</text:p>
          </table:table-cell>
          <table:table-cell office:value-type="float" office:value="246">
            <text:p>2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246">
            <text:p>2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239">
            <text:p>239</text:p>
          </table:table-cell>
          <table:table-cell office:value-type="float" office:value="75.887">
            <text:p>75.887</text:p>
          </table:table-cell>
          <table:table-cell office:value-type="string">
            <text:p>2020.01.13 1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3200000000001">
            <text:p>0.132</text:p>
          </table:table-cell>
          <table:table-cell table:number-columns-repeated="1007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75.884">
            <text:p>75.884</text:p>
          </table:table-cell>
          <table:table-cell office:value-type="string">
            <text:p>2020.01.13 17:15</text:p>
          </table:table-cell>
          <table:table-cell office:value-type="float" office:value="246">
            <text:p>2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246">
            <text:p>2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240">
            <text:p>240</text:p>
          </table:table-cell>
          <table:table-cell office:value-type="float" office:value="75.927">
            <text:p>75.927</text:p>
          </table:table-cell>
          <table:table-cell office:value-type="string">
            <text:p>2020.01.13 1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61999999999998">
            <text:p>0.062</text:p>
          </table:table-cell>
          <table:table-cell table:number-columns-repeated="1007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75.919">
            <text:p>75.919</text:p>
          </table:table-cell>
          <table:table-cell office:value-type="string">
            <text:p>2020.01.13 17:30</text:p>
          </table:table-cell>
          <table:table-cell office:value-type="float" office:value="246">
            <text:p>2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246">
            <text:p>2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241">
            <text:p>241</text:p>
          </table:table-cell>
          <table:table-cell office:value-type="float" office:value="75.924">
            <text:p>75.924</text:p>
          </table:table-cell>
          <table:table-cell office:value-type="string">
            <text:p>2020.01.13 1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7000000000001">
            <text:p>0.027</text:p>
          </table:table-cell>
          <table:table-cell table:number-columns-repeated="1007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75.902">
            <text:p>75.902</text:p>
          </table:table-cell>
          <table:table-cell office:value-type="string">
            <text:p>2020.01.13 17:45</text:p>
          </table:table-cell>
          <table:table-cell office:value-type="float" office:value="246">
            <text:p>2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246">
            <text:p>2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242">
            <text:p>242</text:p>
          </table:table-cell>
          <table:table-cell office:value-type="float" office:value="75.915">
            <text:p>75.915</text:p>
          </table:table-cell>
          <table:table-cell office:value-type="string">
            <text:p>2020.01.13 1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3999999999997">
            <text:p>0.044</text:p>
          </table:table-cell>
          <table:table-cell table:number-columns-repeated="1007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75.892">
            <text:p>75.892</text:p>
          </table:table-cell>
          <table:table-cell office:value-type="string">
            <text:p>2020.01.13 18:00</text:p>
          </table:table-cell>
          <table:table-cell office:value-type="float" office:value="246">
            <text:p>2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246">
            <text:p>2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243">
            <text:p>243</text:p>
          </table:table-cell>
          <table:table-cell office:value-type="float" office:value="75.935">
            <text:p>75.935</text:p>
          </table:table-cell>
          <table:table-cell office:value-type="string">
            <text:p>2020.01.13 1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54000000000002">
            <text:p>0.054</text:p>
          </table:table-cell>
          <table:table-cell table:number-columns-repeated="1007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75.93">
            <text:p>75.93</text:p>
          </table:table-cell>
          <table:table-cell office:value-type="string">
            <text:p>2020.01.13 18:15</text:p>
          </table:table-cell>
          <table:table-cell office:value-type="float" office:value="246">
            <text:p>2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246">
            <text:p>246</text:p>
          </table:table-cell>
          <table:table-cell office:value-type="float" office:value="75.946">
            <text:p>75.946</text:p>
          </table:table-cell>
          <table:table-cell office:value-type="string">
            <text:p>2020.01.13 18:45</text:p>
          </table:table-cell>
          <table:table-cell office:value-type="float" office:value="244">
            <text:p>244</text:p>
          </table:table-cell>
          <table:table-cell office:value-type="float" office:value="76.005">
            <text:p>76.005</text:p>
          </table:table-cell>
          <table:table-cell office:value-type="string">
            <text:p>2020.01.13 1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5999999999991">
            <text:p>0.016</text:p>
          </table:table-cell>
          <table:table-cell table:number-columns-repeated="1007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75.971">
            <text:p>75.971</text:p>
          </table:table-cell>
          <table:table-cell office:value-type="string">
            <text:p>2020.01.13 18:30</text:p>
          </table:table-cell>
          <table:table-cell office:value-type="float" office:value="258">
            <text:p>258</text:p>
          </table:table-cell>
          <table:table-cell office:value-type="float" office:value="75.911">
            <text:p>75.911</text:p>
          </table:table-cell>
          <table:table-cell office:value-type="string">
            <text:p>2020.01.13 21:45</text:p>
          </table:table-cell>
          <table:table-cell office:value-type="float" office:value="258">
            <text:p>258</text:p>
          </table:table-cell>
          <table:table-cell office:value-type="float" office:value="75.911">
            <text:p>75.911</text:p>
          </table:table-cell>
          <table:table-cell office:value-type="string">
            <text:p>2020.01.13 21:45</text:p>
          </table:table-cell>
          <table:table-cell office:value-type="float" office:value="245">
            <text:p>245</text:p>
          </table:table-cell>
          <table:table-cell office:value-type="float" office:value="76.006">
            <text:p>76.006</text:p>
          </table:table-cell>
          <table:table-cell office:value-type="string">
            <text:p>2020.01.13 1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75.967">
            <text:p>75.967</text:p>
          </table:table-cell>
          <table:table-cell office:value-type="string">
            <text:p>2020.01.13 18:45</text:p>
          </table:table-cell>
          <table:table-cell office:value-type="float" office:value="258">
            <text:p>258</text:p>
          </table:table-cell>
          <table:table-cell office:value-type="float" office:value="75.907">
            <text:p>75.907</text:p>
          </table:table-cell>
          <table:table-cell office:value-type="string">
            <text:p>2020.01.13 21:45</text:p>
          </table:table-cell>
          <table:table-cell office:value-type="float" office:value="258">
            <text:p>258</text:p>
          </table:table-cell>
          <table:table-cell office:value-type="float" office:value="75.907">
            <text:p>75.907</text:p>
          </table:table-cell>
          <table:table-cell office:value-type="string">
            <text:p>2020.01.13 21:45</text:p>
          </table:table-cell>
          <table:table-cell office:value-type="float" office:value="246">
            <text:p>246</text:p>
          </table:table-cell>
          <table:table-cell office:value-type="float" office:value="75.988">
            <text:p>75.988</text:p>
          </table:table-cell>
          <table:table-cell office:value-type="string">
            <text:p>2020.01.13 1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75.967">
            <text:p>75.967</text:p>
          </table:table-cell>
          <table:table-cell office:value-type="string">
            <text:p>2020.01.13 19:00</text:p>
          </table:table-cell>
          <table:table-cell office:value-type="float" office:value="258">
            <text:p>258</text:p>
          </table:table-cell>
          <table:table-cell office:value-type="float" office:value="75.907">
            <text:p>75.907</text:p>
          </table:table-cell>
          <table:table-cell office:value-type="string">
            <text:p>2020.01.13 21:45</text:p>
          </table:table-cell>
          <table:table-cell office:value-type="float" office:value="258">
            <text:p>258</text:p>
          </table:table-cell>
          <table:table-cell office:value-type="float" office:value="75.907">
            <text:p>75.907</text:p>
          </table:table-cell>
          <table:table-cell office:value-type="string">
            <text:p>2020.01.13 21:45</text:p>
          </table:table-cell>
          <table:table-cell office:value-type="float" office:value="247">
            <text:p>247</text:p>
          </table:table-cell>
          <table:table-cell office:value-type="float" office:value="75.99">
            <text:p>75.99</text:p>
          </table:table-cell>
          <table:table-cell office:value-type="string">
            <text:p>2020.01.13 1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75.981">
            <text:p>75.981</text:p>
          </table:table-cell>
          <table:table-cell office:value-type="string">
            <text:p>2020.01.13 19:15</text:p>
          </table:table-cell>
          <table:table-cell office:value-type="float" office:value="258">
            <text:p>258</text:p>
          </table:table-cell>
          <table:table-cell office:value-type="float" office:value="75.921">
            <text:p>75.921</text:p>
          </table:table-cell>
          <table:table-cell office:value-type="string">
            <text:p>2020.01.13 21:45</text:p>
          </table:table-cell>
          <table:table-cell office:value-type="float" office:value="258">
            <text:p>258</text:p>
          </table:table-cell>
          <table:table-cell office:value-type="float" office:value="75.921">
            <text:p>75.921</text:p>
          </table:table-cell>
          <table:table-cell office:value-type="string">
            <text:p>2020.01.13 21:45</text:p>
          </table:table-cell>
          <table:table-cell office:value-type="float" office:value="248">
            <text:p>248</text:p>
          </table:table-cell>
          <table:table-cell office:value-type="float" office:value="75.986">
            <text:p>75.986</text:p>
          </table:table-cell>
          <table:table-cell office:value-type="string">
            <text:p>2020.01.13 1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75.966">
            <text:p>75.966</text:p>
          </table:table-cell>
          <table:table-cell office:value-type="string">
            <text:p>2020.01.13 19:30</text:p>
          </table:table-cell>
          <table:table-cell office:value-type="float" office:value="255">
            <text:p>255</text:p>
          </table:table-cell>
          <table:table-cell office:value-type="float" office:value="75.946">
            <text:p>75.946</text:p>
          </table:table-cell>
          <table:table-cell office:value-type="string">
            <text:p>2020.01.13 21:00</text:p>
          </table:table-cell>
          <table:table-cell office:value-type="float" office:value="255">
            <text:p>255</text:p>
          </table:table-cell>
          <table:table-cell office:value-type="float" office:value="75.946">
            <text:p>75.946</text:p>
          </table:table-cell>
          <table:table-cell office:value-type="string">
            <text:p>2020.01.13 21:00</text:p>
          </table:table-cell>
          <table:table-cell office:value-type="float" office:value="249">
            <text:p>249</text:p>
          </table:table-cell>
          <table:table-cell office:value-type="float" office:value="75.975">
            <text:p>75.975</text:p>
          </table:table-cell>
          <table:table-cell office:value-type="string">
            <text:p>2020.01.13 1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9999999999996">
            <text:p>-0.02</text:p>
          </table:table-cell>
          <table:table-cell table:number-columns-repeated="1007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75.952">
            <text:p>75.952</text:p>
          </table:table-cell>
          <table:table-cell office:value-type="string">
            <text:p>2020.01.13 19:45</text:p>
          </table:table-cell>
          <table:table-cell office:value-type="float" office:value="255">
            <text:p>255</text:p>
          </table:table-cell>
          <table:table-cell office:value-type="float" office:value="75.946">
            <text:p>75.946</text:p>
          </table:table-cell>
          <table:table-cell office:value-type="string">
            <text:p>2020.01.13 21:00</text:p>
          </table:table-cell>
          <table:table-cell office:value-type="float" office:value="255">
            <text:p>255</text:p>
          </table:table-cell>
          <table:table-cell office:value-type="float" office:value="75.946">
            <text:p>75.946</text:p>
          </table:table-cell>
          <table:table-cell office:value-type="string">
            <text:p>2020.01.13 21:00</text:p>
          </table:table-cell>
          <table:table-cell office:value-type="float" office:value="250">
            <text:p>250</text:p>
          </table:table-cell>
          <table:table-cell office:value-type="float" office:value="75.986">
            <text:p>75.986</text:p>
          </table:table-cell>
          <table:table-cell office:value-type="string">
            <text:p>2020.01.13 1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60000000000002">
            <text:p>-0.006</text:p>
          </table:table-cell>
          <table:table-cell table:number-columns-repeated="1007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75.973">
            <text:p>75.973</text:p>
          </table:table-cell>
          <table:table-cell office:value-type="string">
            <text:p>2020.01.13 20:00</text:p>
          </table:table-cell>
          <table:table-cell office:value-type="float" office:value="258">
            <text:p>258</text:p>
          </table:table-cell>
          <table:table-cell office:value-type="float" office:value="75.913">
            <text:p>75.913</text:p>
          </table:table-cell>
          <table:table-cell office:value-type="string">
            <text:p>2020.01.13 21:45</text:p>
          </table:table-cell>
          <table:table-cell office:value-type="float" office:value="258">
            <text:p>258</text:p>
          </table:table-cell>
          <table:table-cell office:value-type="float" office:value="75.913">
            <text:p>75.913</text:p>
          </table:table-cell>
          <table:table-cell office:value-type="string">
            <text:p>2020.01.13 21:45</text:p>
          </table:table-cell>
          <table:table-cell office:value-type="float" office:value="251">
            <text:p>251</text:p>
          </table:table-cell>
          <table:table-cell office:value-type="float" office:value="75.992">
            <text:p>75.992</text:p>
          </table:table-cell>
          <table:table-cell office:value-type="string">
            <text:p>2020.01.13 2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75.992">
            <text:p>75.992</text:p>
          </table:table-cell>
          <table:table-cell office:value-type="string">
            <text:p>2020.01.13 20:15</text:p>
          </table:table-cell>
          <table:table-cell office:value-type="float" office:value="255">
            <text:p>255</text:p>
          </table:table-cell>
          <table:table-cell office:value-type="float" office:value="75.932">
            <text:p>75.932</text:p>
          </table:table-cell>
          <table:table-cell office:value-type="string">
            <text:p>2020.01.13 21:00</text:p>
          </table:table-cell>
          <table:table-cell office:value-type="float" office:value="255">
            <text:p>255</text:p>
          </table:table-cell>
          <table:table-cell office:value-type="float" office:value="75.932">
            <text:p>75.932</text:p>
          </table:table-cell>
          <table:table-cell office:value-type="string">
            <text:p>2020.01.13 21:00</text:p>
          </table:table-cell>
          <table:table-cell office:value-type="float" office:value="252">
            <text:p>252</text:p>
          </table:table-cell>
          <table:table-cell office:value-type="float" office:value="76.006">
            <text:p>76.006</text:p>
          </table:table-cell>
          <table:table-cell office:value-type="string">
            <text:p>2020.01.13 2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76">
            <text:p>76</text:p>
          </table:table-cell>
          <table:table-cell office:value-type="string">
            <text:p>2020.01.13 20:30</text:p>
          </table:table-cell>
          <table:table-cell office:value-type="float" office:value="255">
            <text:p>255</text:p>
          </table:table-cell>
          <table:table-cell office:value-type="float" office:value="75.94">
            <text:p>75.94</text:p>
          </table:table-cell>
          <table:table-cell office:value-type="string">
            <text:p>2020.01.13 21:00</text:p>
          </table:table-cell>
          <table:table-cell office:value-type="float" office:value="255">
            <text:p>255</text:p>
          </table:table-cell>
          <table:table-cell office:value-type="float" office:value="75.94">
            <text:p>75.94</text:p>
          </table:table-cell>
          <table:table-cell office:value-type="string">
            <text:p>2020.01.13 21:00</text:p>
          </table:table-cell>
          <table:table-cell office:value-type="float" office:value="253">
            <text:p>253</text:p>
          </table:table-cell>
          <table:table-cell office:value-type="float" office:value="76">
            <text:p>76</text:p>
          </table:table-cell>
          <table:table-cell office:value-type="string">
            <text:p>2020.01.13 2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75.961">
            <text:p>75.961</text:p>
          </table:table-cell>
          <table:table-cell office:value-type="string">
            <text:p>2020.01.13 20:45</text:p>
          </table:table-cell>
          <table:table-cell office:value-type="float" office:value="258">
            <text:p>258</text:p>
          </table:table-cell>
          <table:table-cell office:value-type="float" office:value="75.901">
            <text:p>75.901</text:p>
          </table:table-cell>
          <table:table-cell office:value-type="string">
            <text:p>2020.01.13 21:45</text:p>
          </table:table-cell>
          <table:table-cell office:value-type="float" office:value="258">
            <text:p>258</text:p>
          </table:table-cell>
          <table:table-cell office:value-type="float" office:value="75.901">
            <text:p>75.901</text:p>
          </table:table-cell>
          <table:table-cell office:value-type="string">
            <text:p>2020.01.13 21:45</text:p>
          </table:table-cell>
          <table:table-cell office:value-type="float" office:value="254">
            <text:p>254</text:p>
          </table:table-cell>
          <table:table-cell office:value-type="float" office:value="75.967">
            <text:p>75.967</text:p>
          </table:table-cell>
          <table:table-cell office:value-type="string">
            <text:p>2020.01.13 2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75.95">
            <text:p>75.95</text:p>
          </table:table-cell>
          <table:table-cell office:value-type="string">
            <text:p>2020.01.13 21:00</text:p>
          </table:table-cell>
          <table:table-cell office:value-type="float" office:value="259">
            <text:p>259</text:p>
          </table:table-cell>
          <table:table-cell office:value-type="float" office:value="75.89">
            <text:p>75.89</text:p>
          </table:table-cell>
          <table:table-cell office:value-type="string">
            <text:p>2020.01.13 22:00</text:p>
          </table:table-cell>
          <table:table-cell office:value-type="float" office:value="259">
            <text:p>259</text:p>
          </table:table-cell>
          <table:table-cell office:value-type="float" office:value="75.89">
            <text:p>75.89</text:p>
          </table:table-cell>
          <table:table-cell office:value-type="string">
            <text:p>2020.01.13 22:00</text:p>
          </table:table-cell>
          <table:table-cell office:value-type="float" office:value="255">
            <text:p>255</text:p>
          </table:table-cell>
          <table:table-cell office:value-type="float" office:value="75.958">
            <text:p>75.958</text:p>
          </table:table-cell>
          <table:table-cell office:value-type="string">
            <text:p>2020.01.13 2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75.948">
            <text:p>75.948</text:p>
          </table:table-cell>
          <table:table-cell office:value-type="string">
            <text:p>2020.01.13 21:15</text:p>
          </table:table-cell>
          <table:table-cell office:value-type="float" office:value="261">
            <text:p>261</text:p>
          </table:table-cell>
          <table:table-cell office:value-type="float" office:value="75.888">
            <text:p>75.888</text:p>
          </table:table-cell>
          <table:table-cell office:value-type="string">
            <text:p>2020.01.13 22:30</text:p>
          </table:table-cell>
          <table:table-cell office:value-type="float" office:value="261">
            <text:p>261</text:p>
          </table:table-cell>
          <table:table-cell office:value-type="float" office:value="75.888">
            <text:p>75.888</text:p>
          </table:table-cell>
          <table:table-cell office:value-type="string">
            <text:p>2020.01.13 22:30</text:p>
          </table:table-cell>
          <table:table-cell office:value-type="float" office:value="256">
            <text:p>256</text:p>
          </table:table-cell>
          <table:table-cell office:value-type="float" office:value="75.96">
            <text:p>75.96</text:p>
          </table:table-cell>
          <table:table-cell office:value-type="string">
            <text:p>2020.01.13 2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75.949">
            <text:p>75.949</text:p>
          </table:table-cell>
          <table:table-cell office:value-type="string">
            <text:p>2020.01.13 21:30</text:p>
          </table:table-cell>
          <table:table-cell office:value-type="float" office:value="260">
            <text:p>260</text:p>
          </table:table-cell>
          <table:table-cell office:value-type="float" office:value="75.889">
            <text:p>75.889</text:p>
          </table:table-cell>
          <table:table-cell office:value-type="string">
            <text:p>2020.01.13 22:15</text:p>
          </table:table-cell>
          <table:table-cell office:value-type="float" office:value="260">
            <text:p>260</text:p>
          </table:table-cell>
          <table:table-cell office:value-type="float" office:value="75.889">
            <text:p>75.889</text:p>
          </table:table-cell>
          <table:table-cell office:value-type="string">
            <text:p>2020.01.13 22:15</text:p>
          </table:table-cell>
          <table:table-cell office:value-type="float" office:value="257">
            <text:p>257</text:p>
          </table:table-cell>
          <table:table-cell office:value-type="float" office:value="75.951">
            <text:p>75.951</text:p>
          </table:table-cell>
          <table:table-cell office:value-type="string">
            <text:p>2020.01.13 2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75.931">
            <text:p>75.931</text:p>
          </table:table-cell>
          <table:table-cell office:value-type="string">
            <text:p>2020.01.13 21:45</text:p>
          </table:table-cell>
          <table:table-cell office:value-type="float" office:value="264">
            <text:p>264</text:p>
          </table:table-cell>
          <table:table-cell office:value-type="float" office:value="75.871">
            <text:p>75.871</text:p>
          </table:table-cell>
          <table:table-cell office:value-type="string">
            <text:p>2020.01.13 23:15</text:p>
          </table:table-cell>
          <table:table-cell office:value-type="float" office:value="264">
            <text:p>264</text:p>
          </table:table-cell>
          <table:table-cell office:value-type="float" office:value="75.871">
            <text:p>75.871</text:p>
          </table:table-cell>
          <table:table-cell office:value-type="string">
            <text:p>2020.01.13 23:15</text:p>
          </table:table-cell>
          <table:table-cell office:value-type="float" office:value="258">
            <text:p>258</text:p>
          </table:table-cell>
          <table:table-cell office:value-type="float" office:value="75.934">
            <text:p>75.934</text:p>
          </table:table-cell>
          <table:table-cell office:value-type="string">
            <text:p>2020.01.13 2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75.911">
            <text:p>75.911</text:p>
          </table:table-cell>
          <table:table-cell office:value-type="string">
            <text:p>2020.01.13 22:00</text:p>
          </table:table-cell>
          <table:table-cell office:value-type="float" office:value="271">
            <text:p>271</text:p>
          </table:table-cell>
          <table:table-cell office:value-type="float" office:value="75.851">
            <text:p>75.851</text:p>
          </table:table-cell>
          <table:table-cell office:value-type="string">
            <text:p>2020.01.14 01:00</text:p>
          </table:table-cell>
          <table:table-cell office:value-type="float" office:value="271">
            <text:p>271</text:p>
          </table:table-cell>
          <table:table-cell office:value-type="float" office:value="75.851">
            <text:p>75.851</text:p>
          </table:table-cell>
          <table:table-cell office:value-type="string">
            <text:p>2020.01.14 01:00</text:p>
          </table:table-cell>
          <table:table-cell office:value-type="float" office:value="259">
            <text:p>259</text:p>
          </table:table-cell>
          <table:table-cell office:value-type="float" office:value="75.912">
            <text:p>75.912</text:p>
          </table:table-cell>
          <table:table-cell office:value-type="string">
            <text:p>2020.01.13 2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75.898">
            <text:p>75.898</text:p>
          </table:table-cell>
          <table:table-cell office:value-type="string">
            <text:p>2020.01.13 22:15</text:p>
          </table:table-cell>
          <table:table-cell office:value-type="float" office:value="275">
            <text:p>275</text:p>
          </table:table-cell>
          <table:table-cell office:value-type="float" office:value="76.008">
            <text:p>76.008</text:p>
          </table:table-cell>
          <table:table-cell office:value-type="string">
            <text:p>2020.01.14 02:00</text:p>
          </table:table-cell>
          <table:table-cell office:value-type="float" office:value="275">
            <text:p>275</text:p>
          </table:table-cell>
          <table:table-cell office:value-type="float" office:value="76.008">
            <text:p>76.008</text:p>
          </table:table-cell>
          <table:table-cell office:value-type="string">
            <text:p>2020.01.14 02:00</text:p>
          </table:table-cell>
          <table:table-cell office:value-type="float" office:value="260">
            <text:p>260</text:p>
          </table:table-cell>
          <table:table-cell office:value-type="float" office:value="75.9">
            <text:p>75.9</text:p>
          </table:table-cell>
          <table:table-cell office:value-type="string">
            <text:p>2020.01.13 2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75.896">
            <text:p>75.896</text:p>
          </table:table-cell>
          <table:table-cell office:value-type="string">
            <text:p>2020.01.13 22:30</text:p>
          </table:table-cell>
          <table:table-cell office:value-type="float" office:value="275">
            <text:p>275</text:p>
          </table:table-cell>
          <table:table-cell office:value-type="float" office:value="76.006">
            <text:p>76.006</text:p>
          </table:table-cell>
          <table:table-cell office:value-type="string">
            <text:p>2020.01.14 02:00</text:p>
          </table:table-cell>
          <table:table-cell office:value-type="float" office:value="275">
            <text:p>275</text:p>
          </table:table-cell>
          <table:table-cell office:value-type="float" office:value="76.006">
            <text:p>76.006</text:p>
          </table:table-cell>
          <table:table-cell office:value-type="string">
            <text:p>2020.01.14 02:00</text:p>
          </table:table-cell>
          <table:table-cell office:value-type="float" office:value="261">
            <text:p>261</text:p>
          </table:table-cell>
          <table:table-cell office:value-type="float" office:value="75.901">
            <text:p>75.901</text:p>
          </table:table-cell>
          <table:table-cell office:value-type="string">
            <text:p>2020.01.13 2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75.886">
            <text:p>75.886</text:p>
          </table:table-cell>
          <table:table-cell office:value-type="string">
            <text:p>2020.01.13 22:45</text:p>
          </table:table-cell>
          <table:table-cell office:value-type="float" office:value="275">
            <text:p>275</text:p>
          </table:table-cell>
          <table:table-cell office:value-type="float" office:value="75.996">
            <text:p>75.996</text:p>
          </table:table-cell>
          <table:table-cell office:value-type="string">
            <text:p>2020.01.14 02:00</text:p>
          </table:table-cell>
          <table:table-cell office:value-type="float" office:value="275">
            <text:p>275</text:p>
          </table:table-cell>
          <table:table-cell office:value-type="float" office:value="75.996">
            <text:p>75.996</text:p>
          </table:table-cell>
          <table:table-cell office:value-type="string">
            <text:p>2020.01.14 02:00</text:p>
          </table:table-cell>
          <table:table-cell office:value-type="float" office:value="262">
            <text:p>262</text:p>
          </table:table-cell>
          <table:table-cell office:value-type="float" office:value="75.913">
            <text:p>75.913</text:p>
          </table:table-cell>
          <table:table-cell office:value-type="string">
            <text:p>2020.01.13 2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75.906">
            <text:p>75.906</text:p>
          </table:table-cell>
          <table:table-cell office:value-type="string">
            <text:p>2020.01.13 23:00</text:p>
          </table:table-cell>
          <table:table-cell office:value-type="float" office:value="271">
            <text:p>271</text:p>
          </table:table-cell>
          <table:table-cell office:value-type="float" office:value="75.846">
            <text:p>75.846</text:p>
          </table:table-cell>
          <table:table-cell office:value-type="string">
            <text:p>2020.01.14 01:00</text:p>
          </table:table-cell>
          <table:table-cell office:value-type="float" office:value="271">
            <text:p>271</text:p>
          </table:table-cell>
          <table:table-cell office:value-type="float" office:value="75.846">
            <text:p>75.846</text:p>
          </table:table-cell>
          <table:table-cell office:value-type="string">
            <text:p>2020.01.14 01:00</text:p>
          </table:table-cell>
          <table:table-cell office:value-type="float" office:value="263">
            <text:p>263</text:p>
          </table:table-cell>
          <table:table-cell office:value-type="float" office:value="75.916">
            <text:p>75.916</text:p>
          </table:table-cell>
          <table:table-cell office:value-type="string">
            <text:p>2020.01.13 2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75.882">
            <text:p>75.882</text:p>
          </table:table-cell>
          <table:table-cell office:value-type="string">
            <text:p>2020.01.13 23:15</text:p>
          </table:table-cell>
          <table:table-cell office:value-type="float" office:value="275">
            <text:p>275</text:p>
          </table:table-cell>
          <table:table-cell office:value-type="float" office:value="75.992">
            <text:p>75.992</text:p>
          </table:table-cell>
          <table:table-cell office:value-type="string">
            <text:p>2020.01.14 02:00</text:p>
          </table:table-cell>
          <table:table-cell office:value-type="float" office:value="275">
            <text:p>275</text:p>
          </table:table-cell>
          <table:table-cell office:value-type="float" office:value="75.992">
            <text:p>75.992</text:p>
          </table:table-cell>
          <table:table-cell office:value-type="string">
            <text:p>2020.01.14 02:00</text:p>
          </table:table-cell>
          <table:table-cell office:value-type="float" office:value="264">
            <text:p>264</text:p>
          </table:table-cell>
          <table:table-cell office:value-type="float" office:value="75.89">
            <text:p>75.89</text:p>
          </table:table-cell>
          <table:table-cell office:value-type="string">
            <text:p>2020.01.13 2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75.88">
            <text:p>75.88</text:p>
          </table:table-cell>
          <table:table-cell office:value-type="string">
            <text:p>2020.01.13 23:30</text:p>
          </table:table-cell>
          <table:table-cell office:value-type="float" office:value="270">
            <text:p>270</text:p>
          </table:table-cell>
          <table:table-cell office:value-type="float" office:value="75.862">
            <text:p>75.862</text:p>
          </table:table-cell>
          <table:table-cell office:value-type="string">
            <text:p>2020.01.14 00:45</text:p>
          </table:table-cell>
          <table:table-cell office:value-type="float" office:value="270">
            <text:p>270</text:p>
          </table:table-cell>
          <table:table-cell office:value-type="float" office:value="75.862">
            <text:p>75.862</text:p>
          </table:table-cell>
          <table:table-cell office:value-type="string">
            <text:p>2020.01.14 00:45</text:p>
          </table:table-cell>
          <table:table-cell office:value-type="float" office:value="265">
            <text:p>265</text:p>
          </table:table-cell>
          <table:table-cell office:value-type="float" office:value="75.904">
            <text:p>75.904</text:p>
          </table:table-cell>
          <table:table-cell office:value-type="string">
            <text:p>2020.01.13 2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8000000000001">
            <text:p>-0.018</text:p>
          </table:table-cell>
          <table:table-cell table:number-columns-repeated="1007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75.898">
            <text:p>75.898</text:p>
          </table:table-cell>
          <table:table-cell office:value-type="string">
            <text:p>2020.01.13 23:45</text:p>
          </table:table-cell>
          <table:table-cell office:value-type="float" office:value="275">
            <text:p>275</text:p>
          </table:table-cell>
          <table:table-cell office:value-type="float" office:value="76.008">
            <text:p>76.008</text:p>
          </table:table-cell>
          <table:table-cell office:value-type="string">
            <text:p>2020.01.14 02:00</text:p>
          </table:table-cell>
          <table:table-cell office:value-type="float" office:value="275">
            <text:p>275</text:p>
          </table:table-cell>
          <table:table-cell office:value-type="float" office:value="76.008">
            <text:p>76.008</text:p>
          </table:table-cell>
          <table:table-cell office:value-type="string">
            <text:p>2020.01.14 02:00</text:p>
          </table:table-cell>
          <table:table-cell office:value-type="float" office:value="266">
            <text:p>266</text:p>
          </table:table-cell>
          <table:table-cell office:value-type="float" office:value="75.903">
            <text:p>75.903</text:p>
          </table:table-cell>
          <table:table-cell office:value-type="string">
            <text:p>2020.01.13 2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75.88">
            <text:p>75.88</text:p>
          </table:table-cell>
          <table:table-cell office:value-type="string">
            <text:p>2020.01.14 00:00</text:p>
          </table:table-cell>
          <table:table-cell office:value-type="float" office:value="270">
            <text:p>270</text:p>
          </table:table-cell>
          <table:table-cell office:value-type="float" office:value="75.862">
            <text:p>75.862</text:p>
          </table:table-cell>
          <table:table-cell office:value-type="string">
            <text:p>2020.01.14 00:45</text:p>
          </table:table-cell>
          <table:table-cell office:value-type="float" office:value="270">
            <text:p>270</text:p>
          </table:table-cell>
          <table:table-cell office:value-type="float" office:value="75.862">
            <text:p>75.862</text:p>
          </table:table-cell>
          <table:table-cell office:value-type="string">
            <text:p>2020.01.14 00:45</text:p>
          </table:table-cell>
          <table:table-cell office:value-type="float" office:value="267">
            <text:p>267</text:p>
          </table:table-cell>
          <table:table-cell office:value-type="float" office:value="75.889">
            <text:p>75.889</text:p>
          </table:table-cell>
          <table:table-cell office:value-type="string">
            <text:p>2020.01.14 0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8000000000001">
            <text:p>-0.018</text:p>
          </table:table-cell>
          <table:table-cell table:number-columns-repeated="1007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75.882">
            <text:p>75.882</text:p>
          </table:table-cell>
          <table:table-cell office:value-type="string">
            <text:p>2020.01.14 00:15</text:p>
          </table:table-cell>
          <table:table-cell office:value-type="float" office:value="275">
            <text:p>275</text:p>
          </table:table-cell>
          <table:table-cell office:value-type="float" office:value="75.992">
            <text:p>75.992</text:p>
          </table:table-cell>
          <table:table-cell office:value-type="string">
            <text:p>2020.01.14 02:00</text:p>
          </table:table-cell>
          <table:table-cell office:value-type="float" office:value="275">
            <text:p>275</text:p>
          </table:table-cell>
          <table:table-cell office:value-type="float" office:value="75.992">
            <text:p>75.992</text:p>
          </table:table-cell>
          <table:table-cell office:value-type="string">
            <text:p>2020.01.14 02:00</text:p>
          </table:table-cell>
          <table:table-cell office:value-type="float" office:value="268">
            <text:p>268</text:p>
          </table:table-cell>
          <table:table-cell office:value-type="float" office:value="75.922">
            <text:p>75.922</text:p>
          </table:table-cell>
          <table:table-cell office:value-type="string">
            <text:p>2020.01.14 0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75.912">
            <text:p>75.912</text:p>
          </table:table-cell>
          <table:table-cell office:value-type="string">
            <text:p>2020.01.14 00:30</text:p>
          </table:table-cell>
          <table:table-cell office:value-type="float" office:value="271">
            <text:p>271</text:p>
          </table:table-cell>
          <table:table-cell office:value-type="float" office:value="75.852">
            <text:p>75.852</text:p>
          </table:table-cell>
          <table:table-cell office:value-type="string">
            <text:p>2020.01.14 01:00</text:p>
          </table:table-cell>
          <table:table-cell office:value-type="float" office:value="271">
            <text:p>271</text:p>
          </table:table-cell>
          <table:table-cell office:value-type="float" office:value="75.852">
            <text:p>75.852</text:p>
          </table:table-cell>
          <table:table-cell office:value-type="string">
            <text:p>2020.01.14 01:00</text:p>
          </table:table-cell>
          <table:table-cell office:value-type="float" office:value="269">
            <text:p>269</text:p>
          </table:table-cell>
          <table:table-cell office:value-type="float" office:value="75.916">
            <text:p>75.916</text:p>
          </table:table-cell>
          <table:table-cell office:value-type="string">
            <text:p>2020.01.14 0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75.882">
            <text:p>75.882</text:p>
          </table:table-cell>
          <table:table-cell office:value-type="string">
            <text:p>2020.01.14 00:45</text:p>
          </table:table-cell>
          <table:table-cell office:value-type="float" office:value="275">
            <text:p>275</text:p>
          </table:table-cell>
          <table:table-cell office:value-type="float" office:value="75.992">
            <text:p>75.992</text:p>
          </table:table-cell>
          <table:table-cell office:value-type="string">
            <text:p>2020.01.14 02:00</text:p>
          </table:table-cell>
          <table:table-cell office:value-type="float" office:value="275">
            <text:p>275</text:p>
          </table:table-cell>
          <table:table-cell office:value-type="float" office:value="75.992">
            <text:p>75.992</text:p>
          </table:table-cell>
          <table:table-cell office:value-type="string">
            <text:p>2020.01.14 02:00</text:p>
          </table:table-cell>
          <table:table-cell office:value-type="float" office:value="270">
            <text:p>270</text:p>
          </table:table-cell>
          <table:table-cell office:value-type="float" office:value="75.91">
            <text:p>75.91</text:p>
          </table:table-cell>
          <table:table-cell office:value-type="string">
            <text:p>2020.01.14 0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75.867">
            <text:p>75.867</text:p>
          </table:table-cell>
          <table:table-cell office:value-type="string">
            <text:p>2020.01.14 01:00</text:p>
          </table:table-cell>
          <table:table-cell office:value-type="float" office:value="275">
            <text:p>275</text:p>
          </table:table-cell>
          <table:table-cell office:value-type="float" office:value="75.977">
            <text:p>75.977</text:p>
          </table:table-cell>
          <table:table-cell office:value-type="string">
            <text:p>2020.01.14 02:00</text:p>
          </table:table-cell>
          <table:table-cell office:value-type="float" office:value="275">
            <text:p>275</text:p>
          </table:table-cell>
          <table:table-cell office:value-type="float" office:value="75.977">
            <text:p>75.977</text:p>
          </table:table-cell>
          <table:table-cell office:value-type="string">
            <text:p>2020.01.14 02:00</text:p>
          </table:table-cell>
          <table:table-cell office:value-type="float" office:value="271">
            <text:p>271</text:p>
          </table:table-cell>
          <table:table-cell office:value-type="float" office:value="75.875">
            <text:p>75.875</text:p>
          </table:table-cell>
          <table:table-cell office:value-type="string">
            <text:p>2020.01.14 0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75.848">
            <text:p>75.848</text:p>
          </table:table-cell>
          <table:table-cell office:value-type="string">
            <text:p>2020.01.14 01:15</text:p>
          </table:table-cell>
          <table:table-cell office:value-type="float" office:value="275">
            <text:p>275</text:p>
          </table:table-cell>
          <table:table-cell office:value-type="float" office:value="76.009">
            <text:p>76.009</text:p>
          </table:table-cell>
          <table:table-cell office:value-type="string">
            <text:p>2020.01.14 02:00</text:p>
          </table:table-cell>
          <table:table-cell office:value-type="float" office:value="275">
            <text:p>275</text:p>
          </table:table-cell>
          <table:table-cell office:value-type="float" office:value="76.009">
            <text:p>76.009</text:p>
          </table:table-cell>
          <table:table-cell office:value-type="string">
            <text:p>2020.01.14 02:00</text:p>
          </table:table-cell>
          <table:table-cell office:value-type="float" office:value="272">
            <text:p>272</text:p>
          </table:table-cell>
          <table:table-cell office:value-type="float" office:value="75.866">
            <text:p>75.866</text:p>
          </table:table-cell>
          <table:table-cell office:value-type="string">
            <text:p>2020.01.14 0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61">
            <text:p>0.161</text:p>
          </table:table-cell>
          <table:table-cell table:number-columns-repeated="1007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75.859">
            <text:p>75.859</text:p>
          </table:table-cell>
          <table:table-cell office:value-type="string">
            <text:p>2020.01.14 01:30</text:p>
          </table:table-cell>
          <table:table-cell office:value-type="float" office:value="275">
            <text:p>275</text:p>
          </table:table-cell>
          <table:table-cell office:value-type="float" office:value="76.009">
            <text:p>76.009</text:p>
          </table:table-cell>
          <table:table-cell office:value-type="string">
            <text:p>2020.01.14 02:00</text:p>
          </table:table-cell>
          <table:table-cell office:value-type="float" office:value="275">
            <text:p>275</text:p>
          </table:table-cell>
          <table:table-cell office:value-type="float" office:value="76.009">
            <text:p>76.009</text:p>
          </table:table-cell>
          <table:table-cell office:value-type="string">
            <text:p>2020.01.14 02:00</text:p>
          </table:table-cell>
          <table:table-cell office:value-type="float" office:value="273">
            <text:p>273</text:p>
          </table:table-cell>
          <table:table-cell office:value-type="float" office:value="75.864">
            <text:p>75.864</text:p>
          </table:table-cell>
          <table:table-cell office:value-type="string">
            <text:p>2020.01.14 0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5000000000001">
            <text:p>0.15</text:p>
          </table:table-cell>
          <table:table-cell table:number-columns-repeated="1007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75.856">
            <text:p>75.856</text:p>
          </table:table-cell>
          <table:table-cell office:value-type="string">
            <text:p>2020.01.14 01:45</text:p>
          </table:table-cell>
          <table:table-cell office:value-type="float" office:value="275">
            <text:p>275</text:p>
          </table:table-cell>
          <table:table-cell office:value-type="float" office:value="76.009">
            <text:p>76.009</text:p>
          </table:table-cell>
          <table:table-cell office:value-type="string">
            <text:p>2020.01.14 02:00</text:p>
          </table:table-cell>
          <table:table-cell office:value-type="float" office:value="275">
            <text:p>275</text:p>
          </table:table-cell>
          <table:table-cell office:value-type="float" office:value="76.009">
            <text:p>76.009</text:p>
          </table:table-cell>
          <table:table-cell office:value-type="string">
            <text:p>2020.01.14 02:00</text:p>
          </table:table-cell>
          <table:table-cell office:value-type="float" office:value="274">
            <text:p>274</text:p>
          </table:table-cell>
          <table:table-cell office:value-type="float" office:value="75.899">
            <text:p>75.899</text:p>
          </table:table-cell>
          <table:table-cell office:value-type="string">
            <text:p>2020.01.14 0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5300000000001">
            <text:p>0.153</text:p>
          </table:table-cell>
          <table:table-cell table:number-columns-repeated="1007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75.876">
            <text:p>75.876</text:p>
          </table:table-cell>
          <table:table-cell office:value-type="string">
            <text:p>2020.01.14 02:00</text:p>
          </table:table-cell>
          <table:table-cell office:value-type="float" office:value="275">
            <text:p>275</text:p>
          </table:table-cell>
          <table:table-cell office:value-type="float" office:value="75.986">
            <text:p>75.986</text:p>
          </table:table-cell>
          <table:table-cell office:value-type="string">
            <text:p>2020.01.14 02:00</text:p>
          </table:table-cell>
          <table:table-cell office:value-type="float" office:value="275">
            <text:p>275</text:p>
          </table:table-cell>
          <table:table-cell office:value-type="float" office:value="75.986">
            <text:p>75.986</text:p>
          </table:table-cell>
          <table:table-cell office:value-type="string">
            <text:p>2020.01.14 02:00</text:p>
          </table:table-cell>
          <table:table-cell office:value-type="float" office:value="275">
            <text:p>275</text:p>
          </table:table-cell>
          <table:table-cell office:value-type="float" office:value="76.05">
            <text:p>76.05</text:p>
          </table:table-cell>
          <table:table-cell office:value-type="string">
            <text:p>2020.01.14 0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76.016">
            <text:p>76.016</text:p>
          </table:table-cell>
          <table:table-cell office:value-type="string">
            <text:p>2020.01.14 02:15</text:p>
          </table:table-cell>
          <table:table-cell office:value-type="float" office:value="279">
            <text:p>279</text:p>
          </table:table-cell>
          <table:table-cell office:value-type="float" office:value="76.041">
            <text:p>76.041</text:p>
          </table:table-cell>
          <table:table-cell office:value-type="string">
            <text:p>2020.01.14 03:00</text:p>
          </table:table-cell>
          <table:table-cell office:value-type="float" office:value="279">
            <text:p>279</text:p>
          </table:table-cell>
          <table:table-cell office:value-type="float" office:value="76.041">
            <text:p>76.041</text:p>
          </table:table-cell>
          <table:table-cell office:value-type="string">
            <text:p>2020.01.14 03:00</text:p>
          </table:table-cell>
          <table:table-cell office:value-type="float" office:value="276">
            <text:p>276</text:p>
          </table:table-cell>
          <table:table-cell office:value-type="float" office:value="76.024">
            <text:p>76.024</text:p>
          </table:table-cell>
          <table:table-cell office:value-type="string">
            <text:p>2020.01.14 0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4999999999991">
            <text:p>0.025</text:p>
          </table:table-cell>
          <table:table-cell table:number-columns-repeated="1007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75.987">
            <text:p>75.987</text:p>
          </table:table-cell>
          <table:table-cell office:value-type="string">
            <text:p>2020.01.14 02:30</text:p>
          </table:table-cell>
          <table:table-cell office:value-type="float" office:value="278">
            <text:p>278</text:p>
          </table:table-cell>
          <table:table-cell office:value-type="float" office:value="76.097">
            <text:p>76.097</text:p>
          </table:table-cell>
          <table:table-cell office:value-type="string">
            <text:p>2020.01.14 02:45</text:p>
          </table:table-cell>
          <table:table-cell office:value-type="float" office:value="278">
            <text:p>278</text:p>
          </table:table-cell>
          <table:table-cell office:value-type="float" office:value="76.097">
            <text:p>76.097</text:p>
          </table:table-cell>
          <table:table-cell office:value-type="string">
            <text:p>2020.01.14 02:45</text:p>
          </table:table-cell>
          <table:table-cell office:value-type="float" office:value="277">
            <text:p>277</text:p>
          </table:table-cell>
          <table:table-cell office:value-type="float" office:value="76.026">
            <text:p>76.026</text:p>
          </table:table-cell>
          <table:table-cell office:value-type="string">
            <text:p>2020.01.14 0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76.006">
            <text:p>76.006</text:p>
          </table:table-cell>
          <table:table-cell office:value-type="string">
            <text:p>2020.01.14 02:45</text:p>
          </table:table-cell>
          <table:table-cell office:value-type="float" office:value="279">
            <text:p>279</text:p>
          </table:table-cell>
          <table:table-cell office:value-type="float" office:value="76.041">
            <text:p>76.041</text:p>
          </table:table-cell>
          <table:table-cell office:value-type="string">
            <text:p>2020.01.14 03:00</text:p>
          </table:table-cell>
          <table:table-cell office:value-type="float" office:value="279">
            <text:p>279</text:p>
          </table:table-cell>
          <table:table-cell office:value-type="float" office:value="76.041">
            <text:p>76.041</text:p>
          </table:table-cell>
          <table:table-cell office:value-type="string">
            <text:p>2020.01.14 03:00</text:p>
          </table:table-cell>
          <table:table-cell office:value-type="float" office:value="278">
            <text:p>278</text:p>
          </table:table-cell>
          <table:table-cell office:value-type="float" office:value="76.101">
            <text:p>76.101</text:p>
          </table:table-cell>
          <table:table-cell office:value-type="string">
            <text:p>2020.01.14 0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4999999999997">
            <text:p>0.035</text:p>
          </table:table-cell>
          <table:table-cell table:number-columns-repeated="1007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76.064">
            <text:p>76.064</text:p>
          </table:table-cell>
          <table:table-cell office:value-type="string">
            <text:p>2020.01.14 03:00</text:p>
          </table:table-cell>
          <table:table-cell office:value-type="float" office:value="279">
            <text:p>279</text:p>
          </table:table-cell>
          <table:table-cell office:value-type="float" office:value="76.004">
            <text:p>76.004</text:p>
          </table:table-cell>
          <table:table-cell office:value-type="string">
            <text:p>2020.01.14 03:00</text:p>
          </table:table-cell>
          <table:table-cell office:value-type="float" office:value="279">
            <text:p>279</text:p>
          </table:table-cell>
          <table:table-cell office:value-type="float" office:value="76.004">
            <text:p>76.004</text:p>
          </table:table-cell>
          <table:table-cell office:value-type="string">
            <text:p>2020.01.14 03:00</text:p>
          </table:table-cell>
          <table:table-cell office:value-type="float" office:value="279">
            <text:p>279</text:p>
          </table:table-cell>
          <table:table-cell office:value-type="float" office:value="76.064">
            <text:p>76.064</text:p>
          </table:table-cell>
          <table:table-cell office:value-type="string">
            <text:p>2020.01.14 0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76.023">
            <text:p>76.023</text:p>
          </table:table-cell>
          <table:table-cell office:value-type="string">
            <text:p>2020.01.14 03:15</text:p>
          </table:table-cell>
          <table:table-cell office:value-type="float" office:value="280">
            <text:p>280</text:p>
          </table:table-cell>
          <table:table-cell office:value-type="float" office:value="75.963">
            <text:p>75.963</text:p>
          </table:table-cell>
          <table:table-cell office:value-type="string">
            <text:p>2020.01.14 03:15</text:p>
          </table:table-cell>
          <table:table-cell office:value-type="float" office:value="280">
            <text:p>280</text:p>
          </table:table-cell>
          <table:table-cell office:value-type="float" office:value="75.963">
            <text:p>75.963</text:p>
          </table:table-cell>
          <table:table-cell office:value-type="string">
            <text:p>2020.01.14 03:15</text:p>
          </table:table-cell>
          <table:table-cell office:value-type="float" office:value="280">
            <text:p>280</text:p>
          </table:table-cell>
          <table:table-cell office:value-type="float" office:value="76.05">
            <text:p>76.05</text:p>
          </table:table-cell>
          <table:table-cell office:value-type="string">
            <text:p>2020.01.14 0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75.921">
            <text:p>75.921</text:p>
          </table:table-cell>
          <table:table-cell office:value-type="string">
            <text:p>2020.01.14 03:30</text:p>
          </table:table-cell>
          <table:table-cell office:value-type="float" office:value="281">
            <text:p>281</text:p>
          </table:table-cell>
          <table:table-cell office:value-type="float" office:value="75.861">
            <text:p>75.861</text:p>
          </table:table-cell>
          <table:table-cell office:value-type="string">
            <text:p>2020.01.14 03:30</text:p>
          </table:table-cell>
          <table:table-cell office:value-type="float" office:value="281">
            <text:p>281</text:p>
          </table:table-cell>
          <table:table-cell office:value-type="float" office:value="75.861">
            <text:p>75.861</text:p>
          </table:table-cell>
          <table:table-cell office:value-type="string">
            <text:p>2020.01.14 03:30</text:p>
          </table:table-cell>
          <table:table-cell office:value-type="float" office:value="281">
            <text:p>281</text:p>
          </table:table-cell>
          <table:table-cell office:value-type="float" office:value="75.924">
            <text:p>75.924</text:p>
          </table:table-cell>
          <table:table-cell office:value-type="string">
            <text:p>2020.01.14 0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75.818">
            <text:p>75.818</text:p>
          </table:table-cell>
          <table:table-cell office:value-type="string">
            <text:p>2020.01.14 03:45</text:p>
          </table:table-cell>
          <table:table-cell office:value-type="float" office:value="282">
            <text:p>282</text:p>
          </table:table-cell>
          <table:table-cell office:value-type="float" office:value="75.758">
            <text:p>75.758</text:p>
          </table:table-cell>
          <table:table-cell office:value-type="string">
            <text:p>2020.01.14 03:45</text:p>
          </table:table-cell>
          <table:table-cell office:value-type="float" office:value="282">
            <text:p>282</text:p>
          </table:table-cell>
          <table:table-cell office:value-type="float" office:value="75.758">
            <text:p>75.758</text:p>
          </table:table-cell>
          <table:table-cell office:value-type="string">
            <text:p>2020.01.14 03:45</text:p>
          </table:table-cell>
          <table:table-cell office:value-type="float" office:value="282">
            <text:p>282</text:p>
          </table:table-cell>
          <table:table-cell office:value-type="float" office:value="75.833">
            <text:p>75.833</text:p>
          </table:table-cell>
          <table:table-cell office:value-type="string">
            <text:p>2020.01.14 0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75.829">
            <text:p>75.829</text:p>
          </table:table-cell>
          <table:table-cell office:value-type="string">
            <text:p>2020.01.14 04:00</text:p>
          </table:table-cell>
          <table:table-cell office:value-type="float" office:value="293">
            <text:p>2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293">
            <text:p>2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283">
            <text:p>283</text:p>
          </table:table-cell>
          <table:table-cell office:value-type="float" office:value="75.846">
            <text:p>75.846</text:p>
          </table:table-cell>
          <table:table-cell office:value-type="string">
            <text:p>2020.01.14 0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19">
            <text:p>0.119</text:p>
          </table:table-cell>
          <table:table-cell table:number-columns-repeated="1007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75.839">
            <text:p>75.839</text:p>
          </table:table-cell>
          <table:table-cell office:value-type="string">
            <text:p>2020.01.14 04:15</text:p>
          </table:table-cell>
          <table:table-cell office:value-type="float" office:value="293">
            <text:p>2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293">
            <text:p>2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284">
            <text:p>284</text:p>
          </table:table-cell>
          <table:table-cell office:value-type="float" office:value="75.857">
            <text:p>75.857</text:p>
          </table:table-cell>
          <table:table-cell office:value-type="string">
            <text:p>2020.01.14 0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0899999999999">
            <text:p>0.109</text:p>
          </table:table-cell>
          <table:table-cell table:number-columns-repeated="1007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75.838">
            <text:p>75.838</text:p>
          </table:table-cell>
          <table:table-cell office:value-type="string">
            <text:p>2020.01.14 04:30</text:p>
          </table:table-cell>
          <table:table-cell office:value-type="float" office:value="293">
            <text:p>2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293">
            <text:p>2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285">
            <text:p>285</text:p>
          </table:table-cell>
          <table:table-cell office:value-type="float" office:value="75.91">
            <text:p>75.91</text:p>
          </table:table-cell>
          <table:table-cell office:value-type="string">
            <text:p>2020.01.14 0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75.893">
            <text:p>75.893</text:p>
          </table:table-cell>
          <table:table-cell office:value-type="string">
            <text:p>2020.01.14 04:45</text:p>
          </table:table-cell>
          <table:table-cell office:value-type="float" office:value="293">
            <text:p>2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293">
            <text:p>2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286">
            <text:p>286</text:p>
          </table:table-cell>
          <table:table-cell office:value-type="float" office:value="75.935">
            <text:p>75.935</text:p>
          </table:table-cell>
          <table:table-cell office:value-type="string">
            <text:p>2020.01.14 0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54999999999993">
            <text:p>0.055</text:p>
          </table:table-cell>
          <table:table-cell table:number-columns-repeated="1007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75.915">
            <text:p>75.915</text:p>
          </table:table-cell>
          <table:table-cell office:value-type="string">
            <text:p>2020.01.14 05:00</text:p>
          </table:table-cell>
          <table:table-cell office:value-type="float" office:value="293">
            <text:p>2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293">
            <text:p>2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287">
            <text:p>287</text:p>
          </table:table-cell>
          <table:table-cell office:value-type="float" office:value="75.926">
            <text:p>75.926</text:p>
          </table:table-cell>
          <table:table-cell office:value-type="string">
            <text:p>2020.01.14 0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2999999999987">
            <text:p>0.033</text:p>
          </table:table-cell>
          <table:table-cell table:number-columns-repeated="1007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75.881">
            <text:p>75.881</text:p>
          </table:table-cell>
          <table:table-cell office:value-type="string">
            <text:p>2020.01.14 05:15</text:p>
          </table:table-cell>
          <table:table-cell office:value-type="float" office:value="293">
            <text:p>2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293">
            <text:p>2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288">
            <text:p>288</text:p>
          </table:table-cell>
          <table:table-cell office:value-type="float" office:value="75.931">
            <text:p>75.931</text:p>
          </table:table-cell>
          <table:table-cell office:value-type="string">
            <text:p>2020.01.14 0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66999999999993">
            <text:p>0.067</text:p>
          </table:table-cell>
          <table:table-cell table:number-columns-repeated="1007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75.903">
            <text:p>75.903</text:p>
          </table:table-cell>
          <table:table-cell office:value-type="string">
            <text:p>2020.01.14 05:30</text:p>
          </table:table-cell>
          <table:table-cell office:value-type="float" office:value="293">
            <text:p>2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293">
            <text:p>2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289">
            <text:p>289</text:p>
          </table:table-cell>
          <table:table-cell office:value-type="float" office:value="75.932">
            <text:p>75.932</text:p>
          </table:table-cell>
          <table:table-cell office:value-type="string">
            <text:p>2020.01.14 0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4999999999987">
            <text:p>0.045</text:p>
          </table:table-cell>
          <table:table-cell table:number-columns-repeated="1007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75.922">
            <text:p>75.922</text:p>
          </table:table-cell>
          <table:table-cell office:value-type="string">
            <text:p>2020.01.14 05:45</text:p>
          </table:table-cell>
          <table:table-cell office:value-type="float" office:value="293">
            <text:p>2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293">
            <text:p>2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290">
            <text:p>290</text:p>
          </table:table-cell>
          <table:table-cell office:value-type="float" office:value="75.962">
            <text:p>75.962</text:p>
          </table:table-cell>
          <table:table-cell office:value-type="string">
            <text:p>2020.01.14 0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5999999999996">
            <text:p>0.026</text:p>
          </table:table-cell>
          <table:table-cell table:number-columns-repeated="1007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75.942">
            <text:p>75.942</text:p>
          </table:table-cell>
          <table:table-cell office:value-type="string">
            <text:p>2020.01.14 06:00</text:p>
          </table:table-cell>
          <table:table-cell office:value-type="float" office:value="293">
            <text:p>2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293">
            <text:p>293</text:p>
          </table:table-cell>
          <table:table-cell office:value-type="float" office:value="75.948">
            <text:p>75.948</text:p>
          </table:table-cell>
          <table:table-cell office:value-type="string">
            <text:p>2020.01.14 06:30</text:p>
          </table:table-cell>
          <table:table-cell office:value-type="float" office:value="291">
            <text:p>291</text:p>
          </table:table-cell>
          <table:table-cell office:value-type="float" office:value="75.998">
            <text:p>75.998</text:p>
          </table:table-cell>
          <table:table-cell office:value-type="string">
            <text:p>2020.01.14 0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60000000000002">
            <text:p>0.006</text:p>
          </table:table-cell>
          <table:table-cell table:number-columns-repeated="1007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75.998">
            <text:p>75.998</text:p>
          </table:table-cell>
          <table:table-cell office:value-type="string">
            <text:p>2020.01.14 06:15</text:p>
          </table:table-cell>
          <table:table-cell office:value-type="float" office:value="295">
            <text:p>295</text:p>
          </table:table-cell>
          <table:table-cell office:value-type="float" office:value="75.938">
            <text:p>75.938</text:p>
          </table:table-cell>
          <table:table-cell office:value-type="string">
            <text:p>2020.01.14 07:00</text:p>
          </table:table-cell>
          <table:table-cell office:value-type="float" office:value="295">
            <text:p>295</text:p>
          </table:table-cell>
          <table:table-cell office:value-type="float" office:value="75.938">
            <text:p>75.938</text:p>
          </table:table-cell>
          <table:table-cell office:value-type="string">
            <text:p>2020.01.14 07:00</text:p>
          </table:table-cell>
          <table:table-cell office:value-type="float" office:value="292">
            <text:p>292</text:p>
          </table:table-cell>
          <table:table-cell office:value-type="float" office:value="76.008">
            <text:p>76.008</text:p>
          </table:table-cell>
          <table:table-cell office:value-type="string">
            <text:p>2020.01.14 0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75.985">
            <text:p>75.985</text:p>
          </table:table-cell>
          <table:table-cell office:value-type="string">
            <text:p>2020.01.14 06:30</text:p>
          </table:table-cell>
          <table:table-cell office:value-type="float" office:value="298">
            <text:p>298</text:p>
          </table:table-cell>
          <table:table-cell office:value-type="float" office:value="75.925">
            <text:p>75.925</text:p>
          </table:table-cell>
          <table:table-cell office:value-type="string">
            <text:p>2020.01.14 07:45</text:p>
          </table:table-cell>
          <table:table-cell office:value-type="float" office:value="298">
            <text:p>298</text:p>
          </table:table-cell>
          <table:table-cell office:value-type="float" office:value="75.925">
            <text:p>75.925</text:p>
          </table:table-cell>
          <table:table-cell office:value-type="string">
            <text:p>2020.01.14 07:45</text:p>
          </table:table-cell>
          <table:table-cell office:value-type="float" office:value="293">
            <text:p>293</text:p>
          </table:table-cell>
          <table:table-cell office:value-type="float" office:value="75.985">
            <text:p>75.985</text:p>
          </table:table-cell>
          <table:table-cell office:value-type="string">
            <text:p>2020.01.14 0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75.95">
            <text:p>75.95</text:p>
          </table:table-cell>
          <table:table-cell office:value-type="string">
            <text:p>2020.01.14 06:45</text:p>
          </table:table-cell>
          <table:table-cell office:value-type="float" office:value="298">
            <text:p>298</text:p>
          </table:table-cell>
          <table:table-cell office:value-type="float" office:value="75.89">
            <text:p>75.89</text:p>
          </table:table-cell>
          <table:table-cell office:value-type="string">
            <text:p>2020.01.14 07:45</text:p>
          </table:table-cell>
          <table:table-cell office:value-type="float" office:value="298">
            <text:p>298</text:p>
          </table:table-cell>
          <table:table-cell office:value-type="float" office:value="75.89">
            <text:p>75.89</text:p>
          </table:table-cell>
          <table:table-cell office:value-type="string">
            <text:p>2020.01.14 07:45</text:p>
          </table:table-cell>
          <table:table-cell office:value-type="float" office:value="294">
            <text:p>294</text:p>
          </table:table-cell>
          <table:table-cell office:value-type="float" office:value="75.978">
            <text:p>75.978</text:p>
          </table:table-cell>
          <table:table-cell office:value-type="string">
            <text:p>2020.01.14 0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75.956">
            <text:p>75.956</text:p>
          </table:table-cell>
          <table:table-cell office:value-type="string">
            <text:p>2020.01.14 07:00</text:p>
          </table:table-cell>
          <table:table-cell office:value-type="float" office:value="298">
            <text:p>298</text:p>
          </table:table-cell>
          <table:table-cell office:value-type="float" office:value="75.896">
            <text:p>75.896</text:p>
          </table:table-cell>
          <table:table-cell office:value-type="string">
            <text:p>2020.01.14 07:45</text:p>
          </table:table-cell>
          <table:table-cell office:value-type="float" office:value="298">
            <text:p>298</text:p>
          </table:table-cell>
          <table:table-cell office:value-type="float" office:value="75.896">
            <text:p>75.896</text:p>
          </table:table-cell>
          <table:table-cell office:value-type="string">
            <text:p>2020.01.14 07:45</text:p>
          </table:table-cell>
          <table:table-cell office:value-type="float" office:value="295">
            <text:p>295</text:p>
          </table:table-cell>
          <table:table-cell office:value-type="float" office:value="75.959">
            <text:p>75.959</text:p>
          </table:table-cell>
          <table:table-cell office:value-type="string">
            <text:p>2020.01.14 0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75.942">
            <text:p>75.942</text:p>
          </table:table-cell>
          <table:table-cell office:value-type="string">
            <text:p>2020.01.14 07:15</text:p>
          </table:table-cell>
          <table:table-cell office:value-type="float" office:value="303">
            <text:p>303</text:p>
          </table:table-cell>
          <table:table-cell office:value-type="float" office:value="75.99">
            <text:p>75.99</text:p>
          </table:table-cell>
          <table:table-cell office:value-type="string">
            <text:p>2020.01.14 09:00</text:p>
          </table:table-cell>
          <table:table-cell office:value-type="float" office:value="303">
            <text:p>303</text:p>
          </table:table-cell>
          <table:table-cell office:value-type="float" office:value="75.99">
            <text:p>75.99</text:p>
          </table:table-cell>
          <table:table-cell office:value-type="string">
            <text:p>2020.01.14 09:00</text:p>
          </table:table-cell>
          <table:table-cell office:value-type="float" office:value="296">
            <text:p>296</text:p>
          </table:table-cell>
          <table:table-cell office:value-type="float" office:value="75.965">
            <text:p>75.965</text:p>
          </table:table-cell>
          <table:table-cell office:value-type="string">
            <text:p>2020.01.14 0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8000000000002">
            <text:p>0.048</text:p>
          </table:table-cell>
          <table:table-cell table:number-columns-repeated="1007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75.954">
            <text:p>75.954</text:p>
          </table:table-cell>
          <table:table-cell office:value-type="string">
            <text:p>2020.01.14 07:30</text:p>
          </table:table-cell>
          <table:table-cell office:value-type="float" office:value="298">
            <text:p>298</text:p>
          </table:table-cell>
          <table:table-cell office:value-type="float" office:value="75.894">
            <text:p>75.894</text:p>
          </table:table-cell>
          <table:table-cell office:value-type="string">
            <text:p>2020.01.14 07:45</text:p>
          </table:table-cell>
          <table:table-cell office:value-type="float" office:value="298">
            <text:p>298</text:p>
          </table:table-cell>
          <table:table-cell office:value-type="float" office:value="75.894">
            <text:p>75.894</text:p>
          </table:table-cell>
          <table:table-cell office:value-type="string">
            <text:p>2020.01.14 07:45</text:p>
          </table:table-cell>
          <table:table-cell office:value-type="float" office:value="297">
            <text:p>297</text:p>
          </table:table-cell>
          <table:table-cell office:value-type="float" office:value="75.956">
            <text:p>75.956</text:p>
          </table:table-cell>
          <table:table-cell office:value-type="string">
            <text:p>2020.01.14 0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75.951">
            <text:p>75.951</text:p>
          </table:table-cell>
          <table:table-cell office:value-type="string">
            <text:p>2020.01.14 07:45</text:p>
          </table:table-cell>
          <table:table-cell office:value-type="float" office:value="298">
            <text:p>298</text:p>
          </table:table-cell>
          <table:table-cell office:value-type="float" office:value="75.891">
            <text:p>75.891</text:p>
          </table:table-cell>
          <table:table-cell office:value-type="string">
            <text:p>2020.01.14 07:45</text:p>
          </table:table-cell>
          <table:table-cell office:value-type="float" office:value="298">
            <text:p>298</text:p>
          </table:table-cell>
          <table:table-cell office:value-type="float" office:value="75.891">
            <text:p>75.891</text:p>
          </table:table-cell>
          <table:table-cell office:value-type="string">
            <text:p>2020.01.14 07:45</text:p>
          </table:table-cell>
          <table:table-cell office:value-type="float" office:value="298">
            <text:p>298</text:p>
          </table:table-cell>
          <table:table-cell office:value-type="float" office:value="75.955">
            <text:p>75.955</text:p>
          </table:table-cell>
          <table:table-cell office:value-type="string">
            <text:p>2020.01.14 0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75.899">
            <text:p>75.899</text:p>
          </table:table-cell>
          <table:table-cell office:value-type="string">
            <text:p>2020.01.14 08:00</text:p>
          </table:table-cell>
          <table:table-cell office:value-type="float" office:value="303">
            <text:p>303</text:p>
          </table:table-cell>
          <table:table-cell office:value-type="float" office:value="75.99">
            <text:p>75.99</text:p>
          </table:table-cell>
          <table:table-cell office:value-type="string">
            <text:p>2020.01.14 09:00</text:p>
          </table:table-cell>
          <table:table-cell office:value-type="float" office:value="303">
            <text:p>303</text:p>
          </table:table-cell>
          <table:table-cell office:value-type="float" office:value="75.99">
            <text:p>75.99</text:p>
          </table:table-cell>
          <table:table-cell office:value-type="string">
            <text:p>2020.01.14 09:00</text:p>
          </table:table-cell>
          <table:table-cell office:value-type="float" office:value="299">
            <text:p>299</text:p>
          </table:table-cell>
          <table:table-cell office:value-type="float" office:value="75.961">
            <text:p>75.961</text:p>
          </table:table-cell>
          <table:table-cell office:value-type="string">
            <text:p>2020.01.14 0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90999999999994">
            <text:p>0.091</text:p>
          </table:table-cell>
          <table:table-cell table:number-columns-repeated="1007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75.953">
            <text:p>75.953</text:p>
          </table:table-cell>
          <table:table-cell office:value-type="string">
            <text:p>2020.01.14 08:15</text:p>
          </table:table-cell>
          <table:table-cell office:value-type="float" office:value="303">
            <text:p>303</text:p>
          </table:table-cell>
          <table:table-cell office:value-type="float" office:value="75.99">
            <text:p>75.99</text:p>
          </table:table-cell>
          <table:table-cell office:value-type="string">
            <text:p>2020.01.14 09:00</text:p>
          </table:table-cell>
          <table:table-cell office:value-type="float" office:value="303">
            <text:p>303</text:p>
          </table:table-cell>
          <table:table-cell office:value-type="float" office:value="75.99">
            <text:p>75.99</text:p>
          </table:table-cell>
          <table:table-cell office:value-type="string">
            <text:p>2020.01.14 09:00</text:p>
          </table:table-cell>
          <table:table-cell office:value-type="float" office:value="300">
            <text:p>300</text:p>
          </table:table-cell>
          <table:table-cell office:value-type="float" office:value="75.998">
            <text:p>75.998</text:p>
          </table:table-cell>
          <table:table-cell office:value-type="string">
            <text:p>2020.01.14 0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6999999999992">
            <text:p>0.037</text:p>
          </table:table-cell>
          <table:table-cell table:number-columns-repeated="1007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75.995">
            <text:p>75.995</text:p>
          </table:table-cell>
          <table:table-cell office:value-type="string">
            <text:p>2020.01.14 08:30</text:p>
          </table:table-cell>
          <table:table-cell office:value-type="float" office:value="303">
            <text:p>303</text:p>
          </table:table-cell>
          <table:table-cell office:value-type="float" office:value="75.99">
            <text:p>75.99</text:p>
          </table:table-cell>
          <table:table-cell office:value-type="string">
            <text:p>2020.01.14 09:00</text:p>
          </table:table-cell>
          <table:table-cell office:value-type="float" office:value="303">
            <text:p>303</text:p>
          </table:table-cell>
          <table:table-cell office:value-type="float" office:value="75.99">
            <text:p>75.99</text:p>
          </table:table-cell>
          <table:table-cell office:value-type="string">
            <text:p>2020.01.14 09:00</text:p>
          </table:table-cell>
          <table:table-cell office:value-type="float" office:value="301">
            <text:p>301</text:p>
          </table:table-cell>
          <table:table-cell office:value-type="float" office:value="76.024">
            <text:p>76.024</text:p>
          </table:table-cell>
          <table:table-cell office:value-type="string">
            <text:p>2020.01.14 0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50000000000097">
            <text:p>-0.005</text:p>
          </table:table-cell>
          <table:table-cell table:number-columns-repeated="1007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76.009">
            <text:p>76.009</text:p>
          </table:table-cell>
          <table:table-cell office:value-type="string">
            <text:p>2020.01.14 08:45</text:p>
          </table:table-cell>
          <table:table-cell office:value-type="float" office:value="303">
            <text:p>303</text:p>
          </table:table-cell>
          <table:table-cell office:value-type="float" office:value="75.99">
            <text:p>75.99</text:p>
          </table:table-cell>
          <table:table-cell office:value-type="string">
            <text:p>2020.01.14 09:00</text:p>
          </table:table-cell>
          <table:table-cell office:value-type="float" office:value="303">
            <text:p>303</text:p>
          </table:table-cell>
          <table:table-cell office:value-type="float" office:value="75.99">
            <text:p>75.99</text:p>
          </table:table-cell>
          <table:table-cell office:value-type="string">
            <text:p>2020.01.14 09:00</text:p>
          </table:table-cell>
          <table:table-cell office:value-type="float" office:value="302">
            <text:p>302</text:p>
          </table:table-cell>
          <table:table-cell office:value-type="float" office:value="76.05">
            <text:p>76.05</text:p>
          </table:table-cell>
          <table:table-cell office:value-type="string">
            <text:p>2020.01.14 0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9000000000005">
            <text:p>-0.019</text:p>
          </table:table-cell>
          <table:table-cell table:number-columns-repeated="1007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76.032">
            <text:p>76.032</text:p>
          </table:table-cell>
          <table:table-cell office:value-type="string">
            <text:p>2020.01.14 09:00</text:p>
          </table:table-cell>
          <table:table-cell office:value-type="float" office:value="303">
            <text:p>303</text:p>
          </table:table-cell>
          <table:table-cell office:value-type="float" office:value="75.972">
            <text:p>75.972</text:p>
          </table:table-cell>
          <table:table-cell office:value-type="string">
            <text:p>2020.01.14 09:00</text:p>
          </table:table-cell>
          <table:table-cell office:value-type="float" office:value="303">
            <text:p>303</text:p>
          </table:table-cell>
          <table:table-cell office:value-type="float" office:value="75.972">
            <text:p>75.972</text:p>
          </table:table-cell>
          <table:table-cell office:value-type="string">
            <text:p>2020.01.14 09:00</text:p>
          </table:table-cell>
          <table:table-cell office:value-type="float" office:value="303">
            <text:p>303</text:p>
          </table:table-cell>
          <table:table-cell office:value-type="float" office:value="76.032">
            <text:p>76.032</text:p>
          </table:table-cell>
          <table:table-cell office:value-type="string">
            <text:p>2020.01.14 0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75.925">
            <text:p>75.925</text:p>
          </table:table-cell>
          <table:table-cell office:value-type="string">
            <text:p>2020.01.14 09:15</text:p>
          </table:table-cell>
          <table:table-cell office:value-type="float" office:value="307">
            <text:p>307</text:p>
          </table:table-cell>
          <table:table-cell office:value-type="float" office:value="75.923">
            <text:p>75.923</text:p>
          </table:table-cell>
          <table:table-cell office:value-type="string">
            <text:p>2020.01.14 10:00</text:p>
          </table:table-cell>
          <table:table-cell office:value-type="float" office:value="307">
            <text:p>307</text:p>
          </table:table-cell>
          <table:table-cell office:value-type="float" office:value="75.923">
            <text:p>75.923</text:p>
          </table:table-cell>
          <table:table-cell office:value-type="string">
            <text:p>2020.01.14 10:00</text:p>
          </table:table-cell>
          <table:table-cell office:value-type="float" office:value="304">
            <text:p>304</text:p>
          </table:table-cell>
          <table:table-cell office:value-type="float" office:value="75.954">
            <text:p>75.954</text:p>
          </table:table-cell>
          <table:table-cell office:value-type="string">
            <text:p>2020.01.14 0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19999999999953">
            <text:p>-0.002</text:p>
          </table:table-cell>
          <table:table-cell table:number-columns-repeated="1007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75.942">
            <text:p>75.942</text:p>
          </table:table-cell>
          <table:table-cell office:value-type="string">
            <text:p>2020.01.14 09:30</text:p>
          </table:table-cell>
          <table:table-cell office:value-type="float" office:value="306">
            <text:p>306</text:p>
          </table:table-cell>
          <table:table-cell office:value-type="float" office:value="75.882">
            <text:p>75.882</text:p>
          </table:table-cell>
          <table:table-cell office:value-type="string">
            <text:p>2020.01.14 09:45</text:p>
          </table:table-cell>
          <table:table-cell office:value-type="float" office:value="306">
            <text:p>306</text:p>
          </table:table-cell>
          <table:table-cell office:value-type="float" office:value="75.882">
            <text:p>75.882</text:p>
          </table:table-cell>
          <table:table-cell office:value-type="string">
            <text:p>2020.01.14 09:45</text:p>
          </table:table-cell>
          <table:table-cell office:value-type="float" office:value="305">
            <text:p>305</text:p>
          </table:table-cell>
          <table:table-cell office:value-type="float" office:value="75.955">
            <text:p>75.955</text:p>
          </table:table-cell>
          <table:table-cell office:value-type="string">
            <text:p>2020.01.14 0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75.896">
            <text:p>75.896</text:p>
          </table:table-cell>
          <table:table-cell office:value-type="string">
            <text:p>2020.01.14 09:45</text:p>
          </table:table-cell>
          <table:table-cell office:value-type="float" office:value="307">
            <text:p>307</text:p>
          </table:table-cell>
          <table:table-cell office:value-type="float" office:value="75.888">
            <text:p>75.888</text:p>
          </table:table-cell>
          <table:table-cell office:value-type="string">
            <text:p>2020.01.14 10:00</text:p>
          </table:table-cell>
          <table:table-cell office:value-type="float" office:value="307">
            <text:p>307</text:p>
          </table:table-cell>
          <table:table-cell office:value-type="float" office:value="75.888">
            <text:p>75.888</text:p>
          </table:table-cell>
          <table:table-cell office:value-type="string">
            <text:p>2020.01.14 10:00</text:p>
          </table:table-cell>
          <table:table-cell office:value-type="float" office:value="306">
            <text:p>306</text:p>
          </table:table-cell>
          <table:table-cell office:value-type="float" office:value="75.948">
            <text:p>75.948</text:p>
          </table:table-cell>
          <table:table-cell office:value-type="string">
            <text:p>2020.01.14 0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80000000000098">
            <text:p>-0.008</text:p>
          </table:table-cell>
          <table:table-cell table:number-columns-repeated="1007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75.945">
            <text:p>75.945</text:p>
          </table:table-cell>
          <table:table-cell office:value-type="string">
            <text:p>2020.01.14 10:00</text:p>
          </table:table-cell>
          <table:table-cell office:value-type="float" office:value="308">
            <text:p>308</text:p>
          </table:table-cell>
          <table:table-cell office:value-type="float" office:value="75.885">
            <text:p>75.885</text:p>
          </table:table-cell>
          <table:table-cell office:value-type="string">
            <text:p>2020.01.14 10:15</text:p>
          </table:table-cell>
          <table:table-cell office:value-type="float" office:value="308">
            <text:p>308</text:p>
          </table:table-cell>
          <table:table-cell office:value-type="float" office:value="75.885">
            <text:p>75.885</text:p>
          </table:table-cell>
          <table:table-cell office:value-type="string">
            <text:p>2020.01.14 10:15</text:p>
          </table:table-cell>
          <table:table-cell office:value-type="float" office:value="307">
            <text:p>307</text:p>
          </table:table-cell>
          <table:table-cell office:value-type="float" office:value="75.983">
            <text:p>75.983</text:p>
          </table:table-cell>
          <table:table-cell office:value-type="string">
            <text:p>2020.01.14 1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5.914">
            <text:p>75.914</text:p>
          </table:table-cell>
          <table:table-cell office:value-type="string">
            <text:p>2020.01.14 10:15</text:p>
          </table:table-cell>
          <table:table-cell office:value-type="float" office:value="308">
            <text:p>308</text:p>
          </table:table-cell>
          <table:table-cell office:value-type="float" office:value="75.854">
            <text:p>75.854</text:p>
          </table:table-cell>
          <table:table-cell office:value-type="string">
            <text:p>2020.01.14 10:15</text:p>
          </table:table-cell>
          <table:table-cell office:value-type="float" office:value="308">
            <text:p>308</text:p>
          </table:table-cell>
          <table:table-cell office:value-type="float" office:value="75.854">
            <text:p>75.854</text:p>
          </table:table-cell>
          <table:table-cell office:value-type="string">
            <text:p>2020.01.14 10:15</text:p>
          </table:table-cell>
          <table:table-cell office:value-type="float" office:value="308">
            <text:p>308</text:p>
          </table:table-cell>
          <table:table-cell office:value-type="float" office:value="75.932">
            <text:p>75.932</text:p>
          </table:table-cell>
          <table:table-cell office:value-type="string">
            <text:p>2020.01.14 1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75.787">
            <text:p>75.787</text:p>
          </table:table-cell>
          <table:table-cell office:value-type="string">
            <text:p>2020.01.14 10:30</text:p>
          </table:table-cell>
          <table:table-cell office:value-type="float" office:value="310">
            <text:p>310</text:p>
          </table:table-cell>
          <table:table-cell office:value-type="float" office:value="75.769">
            <text:p>75.769</text:p>
          </table:table-cell>
          <table:table-cell office:value-type="string">
            <text:p>2020.01.14 10:45</text:p>
          </table:table-cell>
          <table:table-cell office:value-type="float" office:value="310">
            <text:p>310</text:p>
          </table:table-cell>
          <table:table-cell office:value-type="float" office:value="75.769">
            <text:p>75.769</text:p>
          </table:table-cell>
          <table:table-cell office:value-type="string">
            <text:p>2020.01.14 10:45</text:p>
          </table:table-cell>
          <table:table-cell office:value-type="float" office:value="309">
            <text:p>309</text:p>
          </table:table-cell>
          <table:table-cell office:value-type="float" office:value="75.829">
            <text:p>75.829</text:p>
          </table:table-cell>
          <table:table-cell office:value-type="string">
            <text:p>2020.01.14 1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8000000000015">
            <text:p>-0.018</text:p>
          </table:table-cell>
          <table:table-cell table:number-columns-repeated="1007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75.823">
            <text:p>75.823</text:p>
          </table:table-cell>
          <table:table-cell office:value-type="string">
            <text:p>2020.01.14 10:45</text:p>
          </table:table-cell>
          <table:table-cell office:value-type="float" office:value="318">
            <text:p>318</text:p>
          </table:table-cell>
          <table:table-cell office:value-type="float" office:value="75.87">
            <text:p>75.87</text:p>
          </table:table-cell>
          <table:table-cell office:value-type="string">
            <text:p>2020.01.14 12:45</text:p>
          </table:table-cell>
          <table:table-cell office:value-type="float" office:value="318">
            <text:p>318</text:p>
          </table:table-cell>
          <table:table-cell office:value-type="float" office:value="75.87">
            <text:p>75.87</text:p>
          </table:table-cell>
          <table:table-cell office:value-type="string">
            <text:p>2020.01.14 12:45</text:p>
          </table:table-cell>
          <table:table-cell office:value-type="float" office:value="310">
            <text:p>310</text:p>
          </table:table-cell>
          <table:table-cell office:value-type="float" office:value="75.839">
            <text:p>75.839</text:p>
          </table:table-cell>
          <table:table-cell office:value-type="string">
            <text:p>2020.01.14 1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47000000000011">
            <text:p>0.047</text:p>
          </table:table-cell>
          <table:table-cell table:number-columns-repeated="1007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75.804">
            <text:p>75.804</text:p>
          </table:table-cell>
          <table:table-cell office:value-type="string">
            <text:p>2020.01.14 11:00</text:p>
          </table:table-cell>
          <table:table-cell office:value-type="float" office:value="318">
            <text:p>318</text:p>
          </table:table-cell>
          <table:table-cell office:value-type="float" office:value="75.87">
            <text:p>75.87</text:p>
          </table:table-cell>
          <table:table-cell office:value-type="string">
            <text:p>2020.01.14 12:45</text:p>
          </table:table-cell>
          <table:table-cell office:value-type="float" office:value="318">
            <text:p>318</text:p>
          </table:table-cell>
          <table:table-cell office:value-type="float" office:value="75.87">
            <text:p>75.87</text:p>
          </table:table-cell>
          <table:table-cell office:value-type="string">
            <text:p>2020.01.14 12:45</text:p>
          </table:table-cell>
          <table:table-cell office:value-type="float" office:value="311">
            <text:p>311</text:p>
          </table:table-cell>
          <table:table-cell office:value-type="float" office:value="75.832">
            <text:p>75.832</text:p>
          </table:table-cell>
          <table:table-cell office:value-type="string">
            <text:p>2020.01.14 1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66000000000003">
            <text:p>0.066</text:p>
          </table:table-cell>
          <table:table-cell table:number-columns-repeated="1007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75.831">
            <text:p>75.831</text:p>
          </table:table-cell>
          <table:table-cell office:value-type="string">
            <text:p>2020.01.14 11:15</text:p>
          </table:table-cell>
          <table:table-cell office:value-type="float" office:value="318">
            <text:p>318</text:p>
          </table:table-cell>
          <table:table-cell office:value-type="float" office:value="75.87">
            <text:p>75.87</text:p>
          </table:table-cell>
          <table:table-cell office:value-type="string">
            <text:p>2020.01.14 12:45</text:p>
          </table:table-cell>
          <table:table-cell office:value-type="float" office:value="318">
            <text:p>318</text:p>
          </table:table-cell>
          <table:table-cell office:value-type="float" office:value="75.87">
            <text:p>75.87</text:p>
          </table:table-cell>
          <table:table-cell office:value-type="string">
            <text:p>2020.01.14 12:45</text:p>
          </table:table-cell>
          <table:table-cell office:value-type="float" office:value="312">
            <text:p>312</text:p>
          </table:table-cell>
          <table:table-cell office:value-type="float" office:value="75.885">
            <text:p>75.885</text:p>
          </table:table-cell>
          <table:table-cell office:value-type="string">
            <text:p>2020.01.14 1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39000000000001">
            <text:p>0.039</text:p>
          </table:table-cell>
          <table:table-cell table:number-columns-repeated="1007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75.871">
            <text:p>75.871</text:p>
          </table:table-cell>
          <table:table-cell office:value-type="string">
            <text:p>2020.01.14 11:30</text:p>
          </table:table-cell>
          <table:table-cell office:value-type="float" office:value="318">
            <text:p>318</text:p>
          </table:table-cell>
          <table:table-cell office:value-type="float" office:value="75.87">
            <text:p>75.87</text:p>
          </table:table-cell>
          <table:table-cell office:value-type="string">
            <text:p>2020.01.14 12:45</text:p>
          </table:table-cell>
          <table:table-cell office:value-type="float" office:value="318">
            <text:p>318</text:p>
          </table:table-cell>
          <table:table-cell office:value-type="float" office:value="75.87">
            <text:p>75.87</text:p>
          </table:table-cell>
          <table:table-cell office:value-type="string">
            <text:p>2020.01.14 12:45</text:p>
          </table:table-cell>
          <table:table-cell office:value-type="float" office:value="313">
            <text:p>313</text:p>
          </table:table-cell>
          <table:table-cell office:value-type="float" office:value="75.894">
            <text:p>75.894</text:p>
          </table:table-cell>
          <table:table-cell office:value-type="string">
            <text:p>2020.01.14 1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099999999999056">
            <text:p>-0.001</text:p>
          </table:table-cell>
          <table:table-cell table:number-columns-repeated="1007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75.891">
            <text:p>75.891</text:p>
          </table:table-cell>
          <table:table-cell office:value-type="string">
            <text:p>2020.01.14 11:45</text:p>
          </table:table-cell>
          <table:table-cell office:value-type="float" office:value="319">
            <text:p>319</text:p>
          </table:table-cell>
          <table:table-cell office:value-type="float" office:value="75.831">
            <text:p>75.831</text:p>
          </table:table-cell>
          <table:table-cell office:value-type="string">
            <text:p>2020.01.14 13:00</text:p>
          </table:table-cell>
          <table:table-cell office:value-type="float" office:value="319">
            <text:p>319</text:p>
          </table:table-cell>
          <table:table-cell office:value-type="float" office:value="75.831">
            <text:p>75.831</text:p>
          </table:table-cell>
          <table:table-cell office:value-type="string">
            <text:p>2020.01.14 13:00</text:p>
          </table:table-cell>
          <table:table-cell office:value-type="float" office:value="314">
            <text:p>314</text:p>
          </table:table-cell>
          <table:table-cell office:value-type="float" office:value="75.925">
            <text:p>75.925</text:p>
          </table:table-cell>
          <table:table-cell office:value-type="string">
            <text:p>2020.01.14 1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75.919">
            <text:p>75.919</text:p>
          </table:table-cell>
          <table:table-cell office:value-type="string">
            <text:p>2020.01.14 12:00</text:p>
          </table:table-cell>
          <table:table-cell office:value-type="float" office:value="319">
            <text:p>319</text:p>
          </table:table-cell>
          <table:table-cell office:value-type="float" office:value="75.859">
            <text:p>75.859</text:p>
          </table:table-cell>
          <table:table-cell office:value-type="string">
            <text:p>2020.01.14 13:00</text:p>
          </table:table-cell>
          <table:table-cell office:value-type="float" office:value="319">
            <text:p>319</text:p>
          </table:table-cell>
          <table:table-cell office:value-type="float" office:value="75.859">
            <text:p>75.859</text:p>
          </table:table-cell>
          <table:table-cell office:value-type="string">
            <text:p>2020.01.14 13:00</text:p>
          </table:table-cell>
          <table:table-cell office:value-type="float" office:value="315">
            <text:p>315</text:p>
          </table:table-cell>
          <table:table-cell office:value-type="float" office:value="75.93">
            <text:p>75.93</text:p>
          </table:table-cell>
          <table:table-cell office:value-type="string">
            <text:p>2020.01.14 1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75.903">
            <text:p>75.903</text:p>
          </table:table-cell>
          <table:table-cell office:value-type="string">
            <text:p>2020.01.14 12:15</text:p>
          </table:table-cell>
          <table:table-cell office:value-type="float" office:value="319">
            <text:p>319</text:p>
          </table:table-cell>
          <table:table-cell office:value-type="float" office:value="75.843">
            <text:p>75.843</text:p>
          </table:table-cell>
          <table:table-cell office:value-type="string">
            <text:p>2020.01.14 13:00</text:p>
          </table:table-cell>
          <table:table-cell office:value-type="float" office:value="319">
            <text:p>319</text:p>
          </table:table-cell>
          <table:table-cell office:value-type="float" office:value="75.843">
            <text:p>75.843</text:p>
          </table:table-cell>
          <table:table-cell office:value-type="string">
            <text:p>2020.01.14 13:00</text:p>
          </table:table-cell>
          <table:table-cell office:value-type="float" office:value="316">
            <text:p>316</text:p>
          </table:table-cell>
          <table:table-cell office:value-type="float" office:value="75.925">
            <text:p>75.925</text:p>
          </table:table-cell>
          <table:table-cell office:value-type="string">
            <text:p>2020.01.14 1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75.907">
            <text:p>75.907</text:p>
          </table:table-cell>
          <table:table-cell office:value-type="string">
            <text:p>2020.01.14 12:30</text:p>
          </table:table-cell>
          <table:table-cell office:value-type="float" office:value="319">
            <text:p>319</text:p>
          </table:table-cell>
          <table:table-cell office:value-type="float" office:value="75.847">
            <text:p>75.847</text:p>
          </table:table-cell>
          <table:table-cell office:value-type="string">
            <text:p>2020.01.14 13:00</text:p>
          </table:table-cell>
          <table:table-cell office:value-type="float" office:value="319">
            <text:p>319</text:p>
          </table:table-cell>
          <table:table-cell office:value-type="float" office:value="75.847">
            <text:p>75.847</text:p>
          </table:table-cell>
          <table:table-cell office:value-type="string">
            <text:p>2020.01.14 13:00</text:p>
          </table:table-cell>
          <table:table-cell office:value-type="float" office:value="317">
            <text:p>317</text:p>
          </table:table-cell>
          <table:table-cell office:value-type="float" office:value="75.918">
            <text:p>75.918</text:p>
          </table:table-cell>
          <table:table-cell office:value-type="string">
            <text:p>2020.01.14 1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75.893">
            <text:p>75.893</text:p>
          </table:table-cell>
          <table:table-cell office:value-type="string">
            <text:p>2020.01.14 12:45</text:p>
          </table:table-cell>
          <table:table-cell office:value-type="float" office:value="319">
            <text:p>319</text:p>
          </table:table-cell>
          <table:table-cell office:value-type="float" office:value="75.833">
            <text:p>75.833</text:p>
          </table:table-cell>
          <table:table-cell office:value-type="string">
            <text:p>2020.01.14 13:00</text:p>
          </table:table-cell>
          <table:table-cell office:value-type="float" office:value="319">
            <text:p>319</text:p>
          </table:table-cell>
          <table:table-cell office:value-type="float" office:value="75.833">
            <text:p>75.833</text:p>
          </table:table-cell>
          <table:table-cell office:value-type="string">
            <text:p>2020.01.14 13:00</text:p>
          </table:table-cell>
          <table:table-cell office:value-type="float" office:value="318">
            <text:p>318</text:p>
          </table:table-cell>
          <table:table-cell office:value-type="float" office:value="75.919">
            <text:p>75.919</text:p>
          </table:table-cell>
          <table:table-cell office:value-type="string">
            <text:p>2020.01.14 1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75.91">
            <text:p>75.91</text:p>
          </table:table-cell>
          <table:table-cell office:value-type="string">
            <text:p>2020.01.14 13:00</text:p>
          </table:table-cell>
          <table:table-cell office:value-type="float" office:value="319">
            <text:p>319</text:p>
          </table:table-cell>
          <table:table-cell office:value-type="float" office:value="75.85">
            <text:p>75.85</text:p>
          </table:table-cell>
          <table:table-cell office:value-type="string">
            <text:p>2020.01.14 13:00</text:p>
          </table:table-cell>
          <table:table-cell office:value-type="float" office:value="319">
            <text:p>319</text:p>
          </table:table-cell>
          <table:table-cell office:value-type="float" office:value="75.85">
            <text:p>75.85</text:p>
          </table:table-cell>
          <table:table-cell office:value-type="string">
            <text:p>2020.01.14 13:00</text:p>
          </table:table-cell>
          <table:table-cell office:value-type="float" office:value="319">
            <text:p>319</text:p>
          </table:table-cell>
          <table:table-cell office:value-type="float" office:value="75.91">
            <text:p>75.91</text:p>
          </table:table-cell>
          <table:table-cell office:value-type="string">
            <text:p>2020.01.14 1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75.85">
            <text:p>75.85</text:p>
          </table:table-cell>
          <table:table-cell office:value-type="string">
            <text:p>2020.01.14 13:15</text:p>
          </table:table-cell>
          <table:table-cell office:value-type="float" office:value="323">
            <text:p>323</text:p>
          </table:table-cell>
          <table:table-cell office:value-type="float" office:value="75.873">
            <text:p>75.873</text:p>
          </table:table-cell>
          <table:table-cell office:value-type="string">
            <text:p>2020.01.14 14:00</text:p>
          </table:table-cell>
          <table:table-cell office:value-type="float" office:value="323">
            <text:p>323</text:p>
          </table:table-cell>
          <table:table-cell office:value-type="float" office:value="75.873">
            <text:p>75.873</text:p>
          </table:table-cell>
          <table:table-cell office:value-type="string">
            <text:p>2020.01.14 14:00</text:p>
          </table:table-cell>
          <table:table-cell office:value-type="float" office:value="320">
            <text:p>320</text:p>
          </table:table-cell>
          <table:table-cell office:value-type="float" office:value="75.903">
            <text:p>75.903</text:p>
          </table:table-cell>
          <table:table-cell office:value-type="string">
            <text:p>2020.01.14 1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300000000001">
            <text:p>0.023</text:p>
          </table:table-cell>
          <table:table-cell table:number-columns-repeated="1007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75.898">
            <text:p>75.898</text:p>
          </table:table-cell>
          <table:table-cell office:value-type="string">
            <text:p>2020.01.14 13:30</text:p>
          </table:table-cell>
          <table:table-cell office:value-type="float" office:value="324">
            <text:p>324</text:p>
          </table:table-cell>
          <table:table-cell office:value-type="float" office:value="75.883">
            <text:p>75.883</text:p>
          </table:table-cell>
          <table:table-cell office:value-type="string">
            <text:p>2020.01.14 14:15</text:p>
          </table:table-cell>
          <table:table-cell office:value-type="float" office:value="324">
            <text:p>324</text:p>
          </table:table-cell>
          <table:table-cell office:value-type="float" office:value="75.883">
            <text:p>75.883</text:p>
          </table:table-cell>
          <table:table-cell office:value-type="string">
            <text:p>2020.01.14 14:15</text:p>
          </table:table-cell>
          <table:table-cell office:value-type="float" office:value="321">
            <text:p>321</text:p>
          </table:table-cell>
          <table:table-cell office:value-type="float" office:value="75.926">
            <text:p>75.926</text:p>
          </table:table-cell>
          <table:table-cell office:value-type="string">
            <text:p>2020.01.14 1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5000000000001">
            <text:p>-0.015</text:p>
          </table:table-cell>
          <table:table-cell table:number-columns-repeated="1007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75.926">
            <text:p>75.926</text:p>
          </table:table-cell>
          <table:table-cell office:value-type="string">
            <text:p>2020.01.14 13:45</text:p>
          </table:table-cell>
          <table:table-cell office:value-type="float" office:value="329">
            <text:p>329</text:p>
          </table:table-cell>
          <table:table-cell office:value-type="float" office:value="75.866">
            <text:p>75.866</text:p>
          </table:table-cell>
          <table:table-cell office:value-type="string">
            <text:p>2020.01.14 15:30</text:p>
          </table:table-cell>
          <table:table-cell office:value-type="float" office:value="329">
            <text:p>329</text:p>
          </table:table-cell>
          <table:table-cell office:value-type="float" office:value="75.866">
            <text:p>75.866</text:p>
          </table:table-cell>
          <table:table-cell office:value-type="string">
            <text:p>2020.01.14 15:30</text:p>
          </table:table-cell>
          <table:table-cell office:value-type="float" office:value="322">
            <text:p>322</text:p>
          </table:table-cell>
          <table:table-cell office:value-type="float" office:value="75.933">
            <text:p>75.933</text:p>
          </table:table-cell>
          <table:table-cell office:value-type="string">
            <text:p>2020.01.14 1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75.926">
            <text:p>75.926</text:p>
          </table:table-cell>
          <table:table-cell office:value-type="string">
            <text:p>2020.01.14 14:00</text:p>
          </table:table-cell>
          <table:table-cell office:value-type="float" office:value="329">
            <text:p>329</text:p>
          </table:table-cell>
          <table:table-cell office:value-type="float" office:value="75.866">
            <text:p>75.866</text:p>
          </table:table-cell>
          <table:table-cell office:value-type="string">
            <text:p>2020.01.14 15:30</text:p>
          </table:table-cell>
          <table:table-cell office:value-type="float" office:value="329">
            <text:p>329</text:p>
          </table:table-cell>
          <table:table-cell office:value-type="float" office:value="75.866">
            <text:p>75.866</text:p>
          </table:table-cell>
          <table:table-cell office:value-type="string">
            <text:p>2020.01.14 15:30</text:p>
          </table:table-cell>
          <table:table-cell office:value-type="float" office:value="323">
            <text:p>323</text:p>
          </table:table-cell>
          <table:table-cell office:value-type="float" office:value="75.943">
            <text:p>75.943</text:p>
          </table:table-cell>
          <table:table-cell office:value-type="string">
            <text:p>2020.01.14 1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75.886">
            <text:p>75.886</text:p>
          </table:table-cell>
          <table:table-cell office:value-type="string">
            <text:p>2020.01.14 14:15</text:p>
          </table:table-cell>
          <table:table-cell office:value-type="float" office:value="328">
            <text:p>328</text:p>
          </table:table-cell>
          <table:table-cell office:value-type="float" office:value="75.881">
            <text:p>75.881</text:p>
          </table:table-cell>
          <table:table-cell office:value-type="string">
            <text:p>2020.01.14 15:15</text:p>
          </table:table-cell>
          <table:table-cell office:value-type="float" office:value="328">
            <text:p>328</text:p>
          </table:table-cell>
          <table:table-cell office:value-type="float" office:value="75.881">
            <text:p>75.881</text:p>
          </table:table-cell>
          <table:table-cell office:value-type="string">
            <text:p>2020.01.14 15:15</text:p>
          </table:table-cell>
          <table:table-cell office:value-type="float" office:value="324">
            <text:p>324</text:p>
          </table:table-cell>
          <table:table-cell office:value-type="float" office:value="75.904">
            <text:p>75.904</text:p>
          </table:table-cell>
          <table:table-cell office:value-type="string">
            <text:p>2020.01.14 1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49999999999955">
            <text:p>-0.005</text:p>
          </table:table-cell>
          <table:table-cell table:number-columns-repeated="1007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75.882">
            <text:p>75.882</text:p>
          </table:table-cell>
          <table:table-cell office:value-type="string">
            <text:p>2020.01.14 14:30</text:p>
          </table:table-cell>
          <table:table-cell office:value-type="float" office:value="328">
            <text:p>328</text:p>
          </table:table-cell>
          <table:table-cell office:value-type="float" office:value="75.881">
            <text:p>75.881</text:p>
          </table:table-cell>
          <table:table-cell office:value-type="string">
            <text:p>2020.01.14 15:15</text:p>
          </table:table-cell>
          <table:table-cell office:value-type="float" office:value="328">
            <text:p>328</text:p>
          </table:table-cell>
          <table:table-cell office:value-type="float" office:value="75.881">
            <text:p>75.881</text:p>
          </table:table-cell>
          <table:table-cell office:value-type="string">
            <text:p>2020.01.14 15:15</text:p>
          </table:table-cell>
          <table:table-cell office:value-type="float" office:value="325">
            <text:p>325</text:p>
          </table:table-cell>
          <table:table-cell office:value-type="float" office:value="75.902">
            <text:p>75.902</text:p>
          </table:table-cell>
          <table:table-cell office:value-type="string">
            <text:p>2020.01.14 1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10000000000048">
            <text:p>-0.001</text:p>
          </table:table-cell>
          <table:table-cell table:number-columns-repeated="1007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75.891">
            <text:p>75.891</text:p>
          </table:table-cell>
          <table:table-cell office:value-type="string">
            <text:p>2020.01.14 14:45</text:p>
          </table:table-cell>
          <table:table-cell office:value-type="float" office:value="328">
            <text:p>328</text:p>
          </table:table-cell>
          <table:table-cell office:value-type="float" office:value="75.881">
            <text:p>75.881</text:p>
          </table:table-cell>
          <table:table-cell office:value-type="string">
            <text:p>2020.01.14 15:15</text:p>
          </table:table-cell>
          <table:table-cell office:value-type="float" office:value="328">
            <text:p>328</text:p>
          </table:table-cell>
          <table:table-cell office:value-type="float" office:value="75.881">
            <text:p>75.881</text:p>
          </table:table-cell>
          <table:table-cell office:value-type="string">
            <text:p>2020.01.14 15:15</text:p>
          </table:table-cell>
          <table:table-cell office:value-type="float" office:value="326">
            <text:p>326</text:p>
          </table:table-cell>
          <table:table-cell office:value-type="float" office:value="75.921">
            <text:p>75.921</text:p>
          </table:table-cell>
          <table:table-cell office:value-type="string">
            <text:p>2020.01.14 1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0000000000005">
            <text:p>-0.01</text:p>
          </table:table-cell>
          <table:table-cell table:number-columns-repeated="1007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75.92">
            <text:p>75.92</text:p>
          </table:table-cell>
          <table:table-cell office:value-type="string">
            <text:p>2020.01.14 15:00</text:p>
          </table:table-cell>
          <table:table-cell office:value-type="float" office:value="329">
            <text:p>329</text:p>
          </table:table-cell>
          <table:table-cell office:value-type="float" office:value="75.86">
            <text:p>75.86</text:p>
          </table:table-cell>
          <table:table-cell office:value-type="string">
            <text:p>2020.01.14 15:30</text:p>
          </table:table-cell>
          <table:table-cell office:value-type="float" office:value="329">
            <text:p>329</text:p>
          </table:table-cell>
          <table:table-cell office:value-type="float" office:value="75.86">
            <text:p>75.86</text:p>
          </table:table-cell>
          <table:table-cell office:value-type="string">
            <text:p>2020.01.14 15:30</text:p>
          </table:table-cell>
          <table:table-cell office:value-type="float" office:value="327">
            <text:p>327</text:p>
          </table:table-cell>
          <table:table-cell office:value-type="float" office:value="75.941">
            <text:p>75.941</text:p>
          </table:table-cell>
          <table:table-cell office:value-type="string">
            <text:p>2020.01.14 1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75.929">
            <text:p>75.929</text:p>
          </table:table-cell>
          <table:table-cell office:value-type="string">
            <text:p>2020.01.14 15:15</text:p>
          </table:table-cell>
          <table:table-cell office:value-type="float" office:value="329">
            <text:p>329</text:p>
          </table:table-cell>
          <table:table-cell office:value-type="float" office:value="75.869">
            <text:p>75.869</text:p>
          </table:table-cell>
          <table:table-cell office:value-type="string">
            <text:p>2020.01.14 15:30</text:p>
          </table:table-cell>
          <table:table-cell office:value-type="float" office:value="329">
            <text:p>329</text:p>
          </table:table-cell>
          <table:table-cell office:value-type="float" office:value="75.869">
            <text:p>75.869</text:p>
          </table:table-cell>
          <table:table-cell office:value-type="string">
            <text:p>2020.01.14 15:30</text:p>
          </table:table-cell>
          <table:table-cell office:value-type="float" office:value="328">
            <text:p>328</text:p>
          </table:table-cell>
          <table:table-cell office:value-type="float" office:value="75.95">
            <text:p>75.95</text:p>
          </table:table-cell>
          <table:table-cell office:value-type="string">
            <text:p>2020.01.14 1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75.891">
            <text:p>75.891</text:p>
          </table:table-cell>
          <table:table-cell office:value-type="string">
            <text:p>2020.01.14 15:30</text:p>
          </table:table-cell>
          <table:table-cell office:value-type="float" office:value="334">
            <text:p>334</text:p>
          </table:table-cell>
          <table:table-cell office:value-type="float" office:value="75.948">
            <text:p>75.948</text:p>
          </table:table-cell>
          <table:table-cell office:value-type="string">
            <text:p>2020.01.14 16:45</text:p>
          </table:table-cell>
          <table:table-cell office:value-type="float" office:value="334">
            <text:p>334</text:p>
          </table:table-cell>
          <table:table-cell office:value-type="float" office:value="75.948">
            <text:p>75.948</text:p>
          </table:table-cell>
          <table:table-cell office:value-type="string">
            <text:p>2020.01.14 16:45</text:p>
          </table:table-cell>
          <table:table-cell office:value-type="float" office:value="329">
            <text:p>329</text:p>
          </table:table-cell>
          <table:table-cell office:value-type="float" office:value="75.913">
            <text:p>75.913</text:p>
          </table:table-cell>
          <table:table-cell office:value-type="string">
            <text:p>2020.01.14 1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56999999999988">
            <text:p>0.057</text:p>
          </table:table-cell>
          <table:table-cell table:number-columns-repeated="1007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75.88">
            <text:p>75.88</text:p>
          </table:table-cell>
          <table:table-cell office:value-type="string">
            <text:p>2020.01.14 15:45</text:p>
          </table:table-cell>
          <table:table-cell office:value-type="float" office:value="334">
            <text:p>334</text:p>
          </table:table-cell>
          <table:table-cell office:value-type="float" office:value="75.948">
            <text:p>75.948</text:p>
          </table:table-cell>
          <table:table-cell office:value-type="string">
            <text:p>2020.01.14 16:45</text:p>
          </table:table-cell>
          <table:table-cell office:value-type="float" office:value="334">
            <text:p>334</text:p>
          </table:table-cell>
          <table:table-cell office:value-type="float" office:value="75.948">
            <text:p>75.948</text:p>
          </table:table-cell>
          <table:table-cell office:value-type="string">
            <text:p>2020.01.14 16:45</text:p>
          </table:table-cell>
          <table:table-cell office:value-type="float" office:value="330">
            <text:p>330</text:p>
          </table:table-cell>
          <table:table-cell office:value-type="float" office:value="75.938">
            <text:p>75.938</text:p>
          </table:table-cell>
          <table:table-cell office:value-type="string">
            <text:p>2020.01.14 1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67999999999998">
            <text:p>0.068</text:p>
          </table:table-cell>
          <table:table-cell table:number-columns-repeated="1007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75.919">
            <text:p>75.919</text:p>
          </table:table-cell>
          <table:table-cell office:value-type="string">
            <text:p>2020.01.14 16:00</text:p>
          </table:table-cell>
          <table:table-cell office:value-type="float" office:value="334">
            <text:p>334</text:p>
          </table:table-cell>
          <table:table-cell office:value-type="float" office:value="75.948">
            <text:p>75.948</text:p>
          </table:table-cell>
          <table:table-cell office:value-type="string">
            <text:p>2020.01.14 16:45</text:p>
          </table:table-cell>
          <table:table-cell office:value-type="float" office:value="334">
            <text:p>334</text:p>
          </table:table-cell>
          <table:table-cell office:value-type="float" office:value="75.948">
            <text:p>75.948</text:p>
          </table:table-cell>
          <table:table-cell office:value-type="string">
            <text:p>2020.01.14 16:45</text:p>
          </table:table-cell>
          <table:table-cell office:value-type="float" office:value="331">
            <text:p>331</text:p>
          </table:table-cell>
          <table:table-cell office:value-type="float" office:value="75.965">
            <text:p>75.965</text:p>
          </table:table-cell>
          <table:table-cell office:value-type="string">
            <text:p>2020.01.14 1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28999999999996">
            <text:p>0.029</text:p>
          </table:table-cell>
          <table:table-cell table:number-columns-repeated="1007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75.966">
            <text:p>75.966</text:p>
          </table:table-cell>
          <table:table-cell office:value-type="string">
            <text:p>2020.01.14 16:15</text:p>
          </table:table-cell>
          <table:table-cell office:value-type="float" office:value="334">
            <text:p>334</text:p>
          </table:table-cell>
          <table:table-cell office:value-type="float" office:value="75.948">
            <text:p>75.948</text:p>
          </table:table-cell>
          <table:table-cell office:value-type="string">
            <text:p>2020.01.14 16:45</text:p>
          </table:table-cell>
          <table:table-cell office:value-type="float" office:value="334">
            <text:p>334</text:p>
          </table:table-cell>
          <table:table-cell office:value-type="float" office:value="75.948">
            <text:p>75.948</text:p>
          </table:table-cell>
          <table:table-cell office:value-type="string">
            <text:p>2020.01.14 16:45</text:p>
          </table:table-cell>
          <table:table-cell office:value-type="float" office:value="332">
            <text:p>332</text:p>
          </table:table-cell>
          <table:table-cell office:value-type="float" office:value="75.996">
            <text:p>75.996</text:p>
          </table:table-cell>
          <table:table-cell office:value-type="string">
            <text:p>2020.01.14 1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8000000000001">
            <text:p>-0.018</text:p>
          </table:table-cell>
          <table:table-cell table:number-columns-repeated="1007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75.956">
            <text:p>75.956</text:p>
          </table:table-cell>
          <table:table-cell office:value-type="string">
            <text:p>2020.01.14 16:30</text:p>
          </table:table-cell>
          <table:table-cell office:value-type="float" office:value="334">
            <text:p>334</text:p>
          </table:table-cell>
          <table:table-cell office:value-type="float" office:value="75.948">
            <text:p>75.948</text:p>
          </table:table-cell>
          <table:table-cell office:value-type="string">
            <text:p>2020.01.14 16:45</text:p>
          </table:table-cell>
          <table:table-cell office:value-type="float" office:value="334">
            <text:p>334</text:p>
          </table:table-cell>
          <table:table-cell office:value-type="float" office:value="75.948">
            <text:p>75.948</text:p>
          </table:table-cell>
          <table:table-cell office:value-type="string">
            <text:p>2020.01.14 16:45</text:p>
          </table:table-cell>
          <table:table-cell office:value-type="float" office:value="333">
            <text:p>333</text:p>
          </table:table-cell>
          <table:table-cell office:value-type="float" office:value="75.992">
            <text:p>75.992</text:p>
          </table:table-cell>
          <table:table-cell office:value-type="string">
            <text:p>2020.01.14 1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80000000000098">
            <text:p>-0.008</text:p>
          </table:table-cell>
          <table:table-cell table:number-columns-repeated="1007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75.976">
            <text:p>75.976</text:p>
          </table:table-cell>
          <table:table-cell office:value-type="string">
            <text:p>2020.01.14 16:45</text:p>
          </table:table-cell>
          <table:table-cell office:value-type="float" office:value="336">
            <text:p>336</text:p>
          </table:table-cell>
          <table:table-cell office:value-type="float" office:value="75.916">
            <text:p>75.916</text:p>
          </table:table-cell>
          <table:table-cell office:value-type="string">
            <text:p>2020.01.14 17:15</text:p>
          </table:table-cell>
          <table:table-cell office:value-type="float" office:value="336">
            <text:p>336</text:p>
          </table:table-cell>
          <table:table-cell office:value-type="float" office:value="75.916">
            <text:p>75.916</text:p>
          </table:table-cell>
          <table:table-cell office:value-type="string">
            <text:p>2020.01.14 17:15</text:p>
          </table:table-cell>
          <table:table-cell office:value-type="float" office:value="334">
            <text:p>334</text:p>
          </table:table-cell>
          <table:table-cell office:value-type="float" office:value="76.008">
            <text:p>76.008</text:p>
          </table:table-cell>
          <table:table-cell office:value-type="string">
            <text:p>2020.01.14 1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75.946">
            <text:p>75.946</text:p>
          </table:table-cell>
          <table:table-cell office:value-type="string">
            <text:p>2020.01.14 17:00</text:p>
          </table:table-cell>
          <table:table-cell office:value-type="float" office:value="338">
            <text:p>338</text:p>
          </table:table-cell>
          <table:table-cell office:value-type="float" office:value="75.886">
            <text:p>75.886</text:p>
          </table:table-cell>
          <table:table-cell office:value-type="string">
            <text:p>2020.01.14 17:45</text:p>
          </table:table-cell>
          <table:table-cell office:value-type="float" office:value="338">
            <text:p>338</text:p>
          </table:table-cell>
          <table:table-cell office:value-type="float" office:value="75.886">
            <text:p>75.886</text:p>
          </table:table-cell>
          <table:table-cell office:value-type="string">
            <text:p>2020.01.14 17:45</text:p>
          </table:table-cell>
          <table:table-cell office:value-type="float" office:value="335">
            <text:p>335</text:p>
          </table:table-cell>
          <table:table-cell office:value-type="float" office:value="75.969">
            <text:p>75.969</text:p>
          </table:table-cell>
          <table:table-cell office:value-type="string">
            <text:p>2020.01.14 1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75.95">
            <text:p>75.95</text:p>
          </table:table-cell>
          <table:table-cell office:value-type="string">
            <text:p>2020.01.14 17:15</text:p>
          </table:table-cell>
          <table:table-cell office:value-type="float" office:value="338">
            <text:p>338</text:p>
          </table:table-cell>
          <table:table-cell office:value-type="float" office:value="75.89">
            <text:p>75.89</text:p>
          </table:table-cell>
          <table:table-cell office:value-type="string">
            <text:p>2020.01.14 17:45</text:p>
          </table:table-cell>
          <table:table-cell office:value-type="float" office:value="338">
            <text:p>338</text:p>
          </table:table-cell>
          <table:table-cell office:value-type="float" office:value="75.89">
            <text:p>75.89</text:p>
          </table:table-cell>
          <table:table-cell office:value-type="string">
            <text:p>2020.01.14 17:45</text:p>
          </table:table-cell>
          <table:table-cell office:value-type="float" office:value="336">
            <text:p>336</text:p>
          </table:table-cell>
          <table:table-cell office:value-type="float" office:value="75.954">
            <text:p>75.954</text:p>
          </table:table-cell>
          <table:table-cell office:value-type="string">
            <text:p>2020.01.14 1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75.925">
            <text:p>75.925</text:p>
          </table:table-cell>
          <table:table-cell office:value-type="string">
            <text:p>2020.01.14 17:30</text:p>
          </table:table-cell>
          <table:table-cell office:value-type="float" office:value="349">
            <text:p>3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349">
            <text:p>3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337">
            <text:p>337</text:p>
          </table:table-cell>
          <table:table-cell office:value-type="float" office:value="75.958">
            <text:p>75.958</text:p>
          </table:table-cell>
          <table:table-cell office:value-type="string">
            <text:p>2020.01.14 1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52000000000007">
            <text:p>0.052</text:p>
          </table:table-cell>
          <table:table-cell table:number-columns-repeated="1007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75.898">
            <text:p>75.898</text:p>
          </table:table-cell>
          <table:table-cell office:value-type="string">
            <text:p>2020.01.14 17:45</text:p>
          </table:table-cell>
          <table:table-cell office:value-type="float" office:value="349">
            <text:p>3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349">
            <text:p>3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338">
            <text:p>338</text:p>
          </table:table-cell>
          <table:table-cell office:value-type="float" office:value="75.94">
            <text:p>75.94</text:p>
          </table:table-cell>
          <table:table-cell office:value-type="string">
            <text:p>2020.01.14 1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79000000000008">
            <text:p>0.079</text:p>
          </table:table-cell>
          <table:table-cell table:number-columns-repeated="1007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75.936">
            <text:p>75.936</text:p>
          </table:table-cell>
          <table:table-cell office:value-type="string">
            <text:p>2020.01.14 18:00</text:p>
          </table:table-cell>
          <table:table-cell office:value-type="float" office:value="349">
            <text:p>3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349">
            <text:p>3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339">
            <text:p>339</text:p>
          </table:table-cell>
          <table:table-cell office:value-type="float" office:value="75.982">
            <text:p>75.982</text:p>
          </table:table-cell>
          <table:table-cell office:value-type="string">
            <text:p>2020.01.14 1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40999999999997">
            <text:p>0.041</text:p>
          </table:table-cell>
          <table:table-cell table:number-columns-repeated="1007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75.962">
            <text:p>75.962</text:p>
          </table:table-cell>
          <table:table-cell office:value-type="string">
            <text:p>2020.01.14 18:15</text:p>
          </table:table-cell>
          <table:table-cell office:value-type="float" office:value="349">
            <text:p>3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349">
            <text:p>3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340">
            <text:p>340</text:p>
          </table:table-cell>
          <table:table-cell office:value-type="float" office:value="75.997">
            <text:p>75.997</text:p>
          </table:table-cell>
          <table:table-cell office:value-type="string">
            <text:p>2020.01.14 1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5000000000001">
            <text:p>0.015</text:p>
          </table:table-cell>
          <table:table-cell table:number-columns-repeated="1007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75.98">
            <text:p>75.98</text:p>
          </table:table-cell>
          <table:table-cell office:value-type="string">
            <text:p>2020.01.14 18:30</text:p>
          </table:table-cell>
          <table:table-cell office:value-type="float" office:value="349">
            <text:p>3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349">
            <text:p>3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341">
            <text:p>341</text:p>
          </table:table-cell>
          <table:table-cell office:value-type="float" office:value="75.996">
            <text:p>75.996</text:p>
          </table:table-cell>
          <table:table-cell office:value-type="string">
            <text:p>2020.01.14 1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30000000000001">
            <text:p>-0.003</text:p>
          </table:table-cell>
          <table:table-cell table:number-columns-repeated="1007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75.997">
            <text:p>75.997</text:p>
          </table:table-cell>
          <table:table-cell office:value-type="string">
            <text:p>2020.01.14 18:45</text:p>
          </table:table-cell>
          <table:table-cell office:value-type="float" office:value="349">
            <text:p>3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349">
            <text:p>3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342">
            <text:p>342</text:p>
          </table:table-cell>
          <table:table-cell office:value-type="float" office:value="76.003">
            <text:p>76.003</text:p>
          </table:table-cell>
          <table:table-cell office:value-type="string">
            <text:p>2020.01.14 1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9999999999996">
            <text:p>-0.02</text:p>
          </table:table-cell>
          <table:table-cell table:number-columns-repeated="1007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75.977">
            <text:p>75.977</text:p>
          </table:table-cell>
          <table:table-cell office:value-type="string">
            <text:p>2020.01.14 19:00</text:p>
          </table:table-cell>
          <table:table-cell office:value-type="float" office:value="349">
            <text:p>3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349">
            <text:p>3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343">
            <text:p>343</text:p>
          </table:table-cell>
          <table:table-cell office:value-type="float" office:value="75.981">
            <text:p>75.981</text:p>
          </table:table-cell>
          <table:table-cell office:value-type="string">
            <text:p>2020.01.14 1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75.965">
            <text:p>75.965</text:p>
          </table:table-cell>
          <table:table-cell office:value-type="string">
            <text:p>2020.01.14 19:15</text:p>
          </table:table-cell>
          <table:table-cell office:value-type="float" office:value="349">
            <text:p>3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349">
            <text:p>3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344">
            <text:p>344</text:p>
          </table:table-cell>
          <table:table-cell office:value-type="float" office:value="75.971">
            <text:p>75.971</text:p>
          </table:table-cell>
          <table:table-cell office:value-type="string">
            <text:p>2020.01.14 1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2">
            <text:p>0.012</text:p>
          </table:table-cell>
          <table:table-cell table:number-columns-repeated="1007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75.964">
            <text:p>75.964</text:p>
          </table:table-cell>
          <table:table-cell office:value-type="string">
            <text:p>2020.01.14 19:30</text:p>
          </table:table-cell>
          <table:table-cell office:value-type="float" office:value="349">
            <text:p>3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349">
            <text:p>3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345">
            <text:p>345</text:p>
          </table:table-cell>
          <table:table-cell office:value-type="float" office:value="75.983">
            <text:p>75.983</text:p>
          </table:table-cell>
          <table:table-cell office:value-type="string">
            <text:p>2020.01.14 1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3000000000005">
            <text:p>0.013</text:p>
          </table:table-cell>
          <table:table-cell table:number-columns-repeated="1007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75.978">
            <text:p>75.978</text:p>
          </table:table-cell>
          <table:table-cell office:value-type="string">
            <text:p>2020.01.14 19:45</text:p>
          </table:table-cell>
          <table:table-cell office:value-type="float" office:value="349">
            <text:p>3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349">
            <text:p>349</text:p>
          </table:table-cell>
          <table:table-cell office:value-type="float" office:value="75.977">
            <text:p>75.977</text:p>
          </table:table-cell>
          <table:table-cell office:value-type="string">
            <text:p>2020.01.14 20:30</text:p>
          </table:table-cell>
          <table:table-cell office:value-type="float" office:value="346">
            <text:p>346</text:p>
          </table:table-cell>
          <table:table-cell office:value-type="float" office:value="76.021">
            <text:p>76.021</text:p>
          </table:table-cell>
          <table:table-cell office:value-type="string">
            <text:p>2020.01.14 1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099999999999056">
            <text:p>-0.001</text:p>
          </table:table-cell>
          <table:table-cell table:number-columns-repeated="1007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76.009">
            <text:p>76.009</text:p>
          </table:table-cell>
          <table:table-cell office:value-type="string">
            <text:p>2020.01.14 20:00</text:p>
          </table:table-cell>
          <table:table-cell office:value-type="float" office:value="349">
            <text:p>349</text:p>
          </table:table-cell>
          <table:table-cell office:value-type="float" office:value="75.949">
            <text:p>75.949</text:p>
          </table:table-cell>
          <table:table-cell office:value-type="string">
            <text:p>2020.01.14 20:30</text:p>
          </table:table-cell>
          <table:table-cell office:value-type="float" office:value="349">
            <text:p>349</text:p>
          </table:table-cell>
          <table:table-cell office:value-type="float" office:value="75.949">
            <text:p>75.949</text:p>
          </table:table-cell>
          <table:table-cell office:value-type="string">
            <text:p>2020.01.14 20:30</text:p>
          </table:table-cell>
          <table:table-cell office:value-type="float" office:value="347">
            <text:p>347</text:p>
          </table:table-cell>
          <table:table-cell office:value-type="float" office:value="76.037">
            <text:p>76.037</text:p>
          </table:table-cell>
          <table:table-cell office:value-type="string">
            <text:p>2020.01.14 2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76.011">
            <text:p>76.011</text:p>
          </table:table-cell>
          <table:table-cell office:value-type="string">
            <text:p>2020.01.14 20:15</text:p>
          </table:table-cell>
          <table:table-cell office:value-type="float" office:value="349">
            <text:p>349</text:p>
          </table:table-cell>
          <table:table-cell office:value-type="float" office:value="75.951">
            <text:p>75.951</text:p>
          </table:table-cell>
          <table:table-cell office:value-type="string">
            <text:p>2020.01.14 20:30</text:p>
          </table:table-cell>
          <table:table-cell office:value-type="float" office:value="349">
            <text:p>349</text:p>
          </table:table-cell>
          <table:table-cell office:value-type="float" office:value="75.951">
            <text:p>75.951</text:p>
          </table:table-cell>
          <table:table-cell office:value-type="string">
            <text:p>2020.01.14 20:30</text:p>
          </table:table-cell>
          <table:table-cell office:value-type="float" office:value="348">
            <text:p>348</text:p>
          </table:table-cell>
          <table:table-cell office:value-type="float" office:value="76.036">
            <text:p>76.036</text:p>
          </table:table-cell>
          <table:table-cell office:value-type="string">
            <text:p>2020.01.14 2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76.026">
            <text:p>76.026</text:p>
          </table:table-cell>
          <table:table-cell office:value-type="string">
            <text:p>2020.01.14 20:30</text:p>
          </table:table-cell>
          <table:table-cell office:value-type="float" office:value="349">
            <text:p>349</text:p>
          </table:table-cell>
          <table:table-cell office:value-type="float" office:value="75.966">
            <text:p>75.966</text:p>
          </table:table-cell>
          <table:table-cell office:value-type="string">
            <text:p>2020.01.14 20:30</text:p>
          </table:table-cell>
          <table:table-cell office:value-type="float" office:value="349">
            <text:p>349</text:p>
          </table:table-cell>
          <table:table-cell office:value-type="float" office:value="75.966">
            <text:p>75.966</text:p>
          </table:table-cell>
          <table:table-cell office:value-type="string">
            <text:p>2020.01.14 20:30</text:p>
          </table:table-cell>
          <table:table-cell office:value-type="float" office:value="349">
            <text:p>349</text:p>
          </table:table-cell>
          <table:table-cell office:value-type="float" office:value="76.026">
            <text:p>76.026</text:p>
          </table:table-cell>
          <table:table-cell office:value-type="string">
            <text:p>2020.01.14 2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75.908">
            <text:p>75.908</text:p>
          </table:table-cell>
          <table:table-cell office:value-type="string">
            <text:p>2020.01.14 20:45</text:p>
          </table:table-cell>
          <table:table-cell office:value-type="float" office:value="351">
            <text:p>351</text:p>
          </table:table-cell>
          <table:table-cell office:value-type="float" office:value="75.848">
            <text:p>75.848</text:p>
          </table:table-cell>
          <table:table-cell office:value-type="string">
            <text:p>2020.01.14 21:00</text:p>
          </table:table-cell>
          <table:table-cell office:value-type="float" office:value="351">
            <text:p>351</text:p>
          </table:table-cell>
          <table:table-cell office:value-type="float" office:value="75.848">
            <text:p>75.848</text:p>
          </table:table-cell>
          <table:table-cell office:value-type="string">
            <text:p>2020.01.14 21:00</text:p>
          </table:table-cell>
          <table:table-cell office:value-type="float" office:value="350">
            <text:p>350</text:p>
          </table:table-cell>
          <table:table-cell office:value-type="float" office:value="75.946">
            <text:p>75.946</text:p>
          </table:table-cell>
          <table:table-cell office:value-type="string">
            <text:p>2020.01.14 2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75.885">
            <text:p>75.885</text:p>
          </table:table-cell>
          <table:table-cell office:value-type="string">
            <text:p>2020.01.14 21:00</text:p>
          </table:table-cell>
          <table:table-cell office:value-type="float" office:value="351">
            <text:p>351</text:p>
          </table:table-cell>
          <table:table-cell office:value-type="float" office:value="75.825">
            <text:p>75.825</text:p>
          </table:table-cell>
          <table:table-cell office:value-type="string">
            <text:p>2020.01.14 21:00</text:p>
          </table:table-cell>
          <table:table-cell office:value-type="float" office:value="351">
            <text:p>351</text:p>
          </table:table-cell>
          <table:table-cell office:value-type="float" office:value="75.825">
            <text:p>75.825</text:p>
          </table:table-cell>
          <table:table-cell office:value-type="string">
            <text:p>2020.01.14 21:00</text:p>
          </table:table-cell>
          <table:table-cell office:value-type="float" office:value="351">
            <text:p>351</text:p>
          </table:table-cell>
          <table:table-cell office:value-type="float" office:value="75.903">
            <text:p>75.903</text:p>
          </table:table-cell>
          <table:table-cell office:value-type="string">
            <text:p>2020.01.14 2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75.855">
            <text:p>75.855</text:p>
          </table:table-cell>
          <table:table-cell office:value-type="string">
            <text:p>2020.01.14 21:15</text:p>
          </table:table-cell>
          <table:table-cell office:value-type="float" office:value="354">
            <text:p>354</text:p>
          </table:table-cell>
          <table:table-cell office:value-type="float" office:value="75.916">
            <text:p>75.916</text:p>
          </table:table-cell>
          <table:table-cell office:value-type="string">
            <text:p>2020.01.14 21:45</text:p>
          </table:table-cell>
          <table:table-cell office:value-type="float" office:value="354">
            <text:p>354</text:p>
          </table:table-cell>
          <table:table-cell office:value-type="float" office:value="75.916">
            <text:p>75.916</text:p>
          </table:table-cell>
          <table:table-cell office:value-type="string">
            <text:p>2020.01.14 21:45</text:p>
          </table:table-cell>
          <table:table-cell office:value-type="float" office:value="352">
            <text:p>352</text:p>
          </table:table-cell>
          <table:table-cell office:value-type="float" office:value="75.934">
            <text:p>75.934</text:p>
          </table:table-cell>
          <table:table-cell office:value-type="string">
            <text:p>2020.01.14 2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60999999999993">
            <text:p>0.061</text:p>
          </table:table-cell>
          <table:table-cell table:number-columns-repeated="1007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75.93">
            <text:p>75.93</text:p>
          </table:table-cell>
          <table:table-cell office:value-type="string">
            <text:p>2020.01.14 21:30</text:p>
          </table:table-cell>
          <table:table-cell office:value-type="float" office:value="354">
            <text:p>354</text:p>
          </table:table-cell>
          <table:table-cell office:value-type="float" office:value="75.916">
            <text:p>75.916</text:p>
          </table:table-cell>
          <table:table-cell office:value-type="string">
            <text:p>2020.01.14 21:45</text:p>
          </table:table-cell>
          <table:table-cell office:value-type="float" office:value="354">
            <text:p>354</text:p>
          </table:table-cell>
          <table:table-cell office:value-type="float" office:value="75.916">
            <text:p>75.916</text:p>
          </table:table-cell>
          <table:table-cell office:value-type="string">
            <text:p>2020.01.14 21:45</text:p>
          </table:table-cell>
          <table:table-cell office:value-type="float" office:value="353">
            <text:p>353</text:p>
          </table:table-cell>
          <table:table-cell office:value-type="float" office:value="75.976">
            <text:p>75.976</text:p>
          </table:table-cell>
          <table:table-cell office:value-type="string">
            <text:p>2020.01.14 2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400000000001">
            <text:p>-0.014</text:p>
          </table:table-cell>
          <table:table-cell table:number-columns-repeated="1007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75.965">
            <text:p>75.965</text:p>
          </table:table-cell>
          <table:table-cell office:value-type="string">
            <text:p>2020.01.14 21:45</text:p>
          </table:table-cell>
          <table:table-cell office:value-type="float" office:value="355">
            <text:p>355</text:p>
          </table:table-cell>
          <table:table-cell office:value-type="float" office:value="75.905">
            <text:p>75.905</text:p>
          </table:table-cell>
          <table:table-cell office:value-type="string">
            <text:p>2020.01.14 22:00</text:p>
          </table:table-cell>
          <table:table-cell office:value-type="float" office:value="355">
            <text:p>355</text:p>
          </table:table-cell>
          <table:table-cell office:value-type="float" office:value="75.905">
            <text:p>75.905</text:p>
          </table:table-cell>
          <table:table-cell office:value-type="string">
            <text:p>2020.01.14 22:00</text:p>
          </table:table-cell>
          <table:table-cell office:value-type="float" office:value="354">
            <text:p>354</text:p>
          </table:table-cell>
          <table:table-cell office:value-type="float" office:value="75.976">
            <text:p>75.976</text:p>
          </table:table-cell>
          <table:table-cell office:value-type="string">
            <text:p>2020.01.14 2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75.93">
            <text:p>75.93</text:p>
          </table:table-cell>
          <table:table-cell office:value-type="string">
            <text:p>2020.01.14 22:00</text:p>
          </table:table-cell>
          <table:table-cell office:value-type="float" office:value="368">
            <text:p>368</text:p>
          </table:table-cell>
          <table:table-cell office:value-type="float" office:value="75.87">
            <text:p>75.87</text:p>
          </table:table-cell>
          <table:table-cell office:value-type="string">
            <text:p>2020.01.15 01:15</text:p>
          </table:table-cell>
          <table:table-cell office:value-type="float" office:value="368">
            <text:p>368</text:p>
          </table:table-cell>
          <table:table-cell office:value-type="float" office:value="75.87">
            <text:p>75.87</text:p>
          </table:table-cell>
          <table:table-cell office:value-type="string">
            <text:p>2020.01.15 01:15</text:p>
          </table:table-cell>
          <table:table-cell office:value-type="float" office:value="355">
            <text:p>355</text:p>
          </table:table-cell>
          <table:table-cell office:value-type="float" office:value="75.934">
            <text:p>75.934</text:p>
          </table:table-cell>
          <table:table-cell office:value-type="string">
            <text:p>2020.01.14 2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75.91">
            <text:p>75.91</text:p>
          </table:table-cell>
          <table:table-cell office:value-type="string">
            <text:p>2020.01.14 22:15</text:p>
          </table:table-cell>
          <table:table-cell office:value-type="float" office:value="365">
            <text:p>365</text:p>
          </table:table-cell>
          <table:table-cell office:value-type="float" office:value="75.892">
            <text:p>75.892</text:p>
          </table:table-cell>
          <table:table-cell office:value-type="string">
            <text:p>2020.01.15 00:30</text:p>
          </table:table-cell>
          <table:table-cell office:value-type="float" office:value="365">
            <text:p>365</text:p>
          </table:table-cell>
          <table:table-cell office:value-type="float" office:value="75.892">
            <text:p>75.892</text:p>
          </table:table-cell>
          <table:table-cell office:value-type="string">
            <text:p>2020.01.15 00:30</text:p>
          </table:table-cell>
          <table:table-cell office:value-type="float" office:value="356">
            <text:p>356</text:p>
          </table:table-cell>
          <table:table-cell office:value-type="float" office:value="75.93">
            <text:p>75.93</text:p>
          </table:table-cell>
          <table:table-cell office:value-type="string">
            <text:p>2020.01.14 2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8000000000001">
            <text:p>-0.018</text:p>
          </table:table-cell>
          <table:table-cell table:number-columns-repeated="1007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75.919">
            <text:p>75.919</text:p>
          </table:table-cell>
          <table:table-cell office:value-type="string">
            <text:p>2020.01.14 22:30</text:p>
          </table:table-cell>
          <table:table-cell office:value-type="float" office:value="368">
            <text:p>368</text:p>
          </table:table-cell>
          <table:table-cell office:value-type="float" office:value="75.859">
            <text:p>75.859</text:p>
          </table:table-cell>
          <table:table-cell office:value-type="string">
            <text:p>2020.01.15 01:15</text:p>
          </table:table-cell>
          <table:table-cell office:value-type="float" office:value="368">
            <text:p>368</text:p>
          </table:table-cell>
          <table:table-cell office:value-type="float" office:value="75.859">
            <text:p>75.859</text:p>
          </table:table-cell>
          <table:table-cell office:value-type="string">
            <text:p>2020.01.15 01:15</text:p>
          </table:table-cell>
          <table:table-cell office:value-type="float" office:value="357">
            <text:p>357</text:p>
          </table:table-cell>
          <table:table-cell office:value-type="float" office:value="75.929">
            <text:p>75.929</text:p>
          </table:table-cell>
          <table:table-cell office:value-type="string">
            <text:p>2020.01.14 2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75.924">
            <text:p>75.924</text:p>
          </table:table-cell>
          <table:table-cell office:value-type="string">
            <text:p>2020.01.14 22:45</text:p>
          </table:table-cell>
          <table:table-cell office:value-type="float" office:value="368">
            <text:p>368</text:p>
          </table:table-cell>
          <table:table-cell office:value-type="float" office:value="75.864">
            <text:p>75.864</text:p>
          </table:table-cell>
          <table:table-cell office:value-type="string">
            <text:p>2020.01.15 01:15</text:p>
          </table:table-cell>
          <table:table-cell office:value-type="float" office:value="368">
            <text:p>368</text:p>
          </table:table-cell>
          <table:table-cell office:value-type="float" office:value="75.864">
            <text:p>75.864</text:p>
          </table:table-cell>
          <table:table-cell office:value-type="string">
            <text:p>2020.01.15 01:15</text:p>
          </table:table-cell>
          <table:table-cell office:value-type="float" office:value="358">
            <text:p>358</text:p>
          </table:table-cell>
          <table:table-cell office:value-type="float" office:value="75.926">
            <text:p>75.926</text:p>
          </table:table-cell>
          <table:table-cell office:value-type="string">
            <text:p>2020.01.14 2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75.912">
            <text:p>75.912</text:p>
          </table:table-cell>
          <table:table-cell office:value-type="string">
            <text:p>2020.01.14 23:00</text:p>
          </table:table-cell>
          <table:table-cell office:value-type="float" office:value="368">
            <text:p>368</text:p>
          </table:table-cell>
          <table:table-cell office:value-type="float" office:value="75.852">
            <text:p>75.852</text:p>
          </table:table-cell>
          <table:table-cell office:value-type="string">
            <text:p>2020.01.15 01:15</text:p>
          </table:table-cell>
          <table:table-cell office:value-type="float" office:value="368">
            <text:p>368</text:p>
          </table:table-cell>
          <table:table-cell office:value-type="float" office:value="75.852">
            <text:p>75.852</text:p>
          </table:table-cell>
          <table:table-cell office:value-type="string">
            <text:p>2020.01.15 01:15</text:p>
          </table:table-cell>
          <table:table-cell office:value-type="float" office:value="359">
            <text:p>359</text:p>
          </table:table-cell>
          <table:table-cell office:value-type="float" office:value="75.927">
            <text:p>75.927</text:p>
          </table:table-cell>
          <table:table-cell office:value-type="string">
            <text:p>2020.01.14 2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75.912">
            <text:p>75.912</text:p>
          </table:table-cell>
          <table:table-cell office:value-type="string">
            <text:p>2020.01.14 23:15</text:p>
          </table:table-cell>
          <table:table-cell office:value-type="float" office:value="368">
            <text:p>368</text:p>
          </table:table-cell>
          <table:table-cell office:value-type="float" office:value="75.852">
            <text:p>75.852</text:p>
          </table:table-cell>
          <table:table-cell office:value-type="string">
            <text:p>2020.01.15 01:15</text:p>
          </table:table-cell>
          <table:table-cell office:value-type="float" office:value="368">
            <text:p>368</text:p>
          </table:table-cell>
          <table:table-cell office:value-type="float" office:value="75.852">
            <text:p>75.852</text:p>
          </table:table-cell>
          <table:table-cell office:value-type="string">
            <text:p>2020.01.15 01:15</text:p>
          </table:table-cell>
          <table:table-cell office:value-type="float" office:value="360">
            <text:p>360</text:p>
          </table:table-cell>
          <table:table-cell office:value-type="float" office:value="75.936">
            <text:p>75.936</text:p>
          </table:table-cell>
          <table:table-cell office:value-type="string">
            <text:p>2020.01.14 2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75.915">
            <text:p>75.915</text:p>
          </table:table-cell>
          <table:table-cell office:value-type="string">
            <text:p>2020.01.14 23:30</text:p>
          </table:table-cell>
          <table:table-cell office:value-type="float" office:value="368">
            <text:p>368</text:p>
          </table:table-cell>
          <table:table-cell office:value-type="float" office:value="75.855">
            <text:p>75.855</text:p>
          </table:table-cell>
          <table:table-cell office:value-type="string">
            <text:p>2020.01.15 01:15</text:p>
          </table:table-cell>
          <table:table-cell office:value-type="float" office:value="368">
            <text:p>368</text:p>
          </table:table-cell>
          <table:table-cell office:value-type="float" office:value="75.855">
            <text:p>75.855</text:p>
          </table:table-cell>
          <table:table-cell office:value-type="string">
            <text:p>2020.01.15 01:15</text:p>
          </table:table-cell>
          <table:table-cell office:value-type="float" office:value="361">
            <text:p>361</text:p>
          </table:table-cell>
          <table:table-cell office:value-type="float" office:value="75.951">
            <text:p>75.951</text:p>
          </table:table-cell>
          <table:table-cell office:value-type="string">
            <text:p>2020.01.14 2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75.935">
            <text:p>75.935</text:p>
          </table:table-cell>
          <table:table-cell office:value-type="string">
            <text:p>2020.01.14 23:45</text:p>
          </table:table-cell>
          <table:table-cell office:value-type="float" office:value="368">
            <text:p>368</text:p>
          </table:table-cell>
          <table:table-cell office:value-type="float" office:value="75.875">
            <text:p>75.875</text:p>
          </table:table-cell>
          <table:table-cell office:value-type="string">
            <text:p>2020.01.15 01:15</text:p>
          </table:table-cell>
          <table:table-cell office:value-type="float" office:value="368">
            <text:p>368</text:p>
          </table:table-cell>
          <table:table-cell office:value-type="float" office:value="75.875">
            <text:p>75.875</text:p>
          </table:table-cell>
          <table:table-cell office:value-type="string">
            <text:p>2020.01.15 01:15</text:p>
          </table:table-cell>
          <table:table-cell office:value-type="float" office:value="362">
            <text:p>362</text:p>
          </table:table-cell>
          <table:table-cell office:value-type="float" office:value="75.952">
            <text:p>75.952</text:p>
          </table:table-cell>
          <table:table-cell office:value-type="string">
            <text:p>2020.01.14 2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75.902">
            <text:p>75.902</text:p>
          </table:table-cell>
          <table:table-cell office:value-type="string">
            <text:p>2020.01.15 00:00</text:p>
          </table:table-cell>
          <table:table-cell office:value-type="float" office:value="368">
            <text:p>368</text:p>
          </table:table-cell>
          <table:table-cell office:value-type="float" office:value="75.842">
            <text:p>75.842</text:p>
          </table:table-cell>
          <table:table-cell office:value-type="string">
            <text:p>2020.01.15 01:15</text:p>
          </table:table-cell>
          <table:table-cell office:value-type="float" office:value="368">
            <text:p>368</text:p>
          </table:table-cell>
          <table:table-cell office:value-type="float" office:value="75.842">
            <text:p>75.842</text:p>
          </table:table-cell>
          <table:table-cell office:value-type="string">
            <text:p>2020.01.15 01:15</text:p>
          </table:table-cell>
          <table:table-cell office:value-type="float" office:value="363">
            <text:p>363</text:p>
          </table:table-cell>
          <table:table-cell office:value-type="float" office:value="75.928">
            <text:p>75.928</text:p>
          </table:table-cell>
          <table:table-cell office:value-type="string">
            <text:p>2020.01.15 0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75.917">
            <text:p>75.917</text:p>
          </table:table-cell>
          <table:table-cell office:value-type="string">
            <text:p>2020.01.15 00:15</text:p>
          </table:table-cell>
          <table:table-cell office:value-type="float" office:value="368">
            <text:p>368</text:p>
          </table:table-cell>
          <table:table-cell office:value-type="float" office:value="75.857">
            <text:p>75.857</text:p>
          </table:table-cell>
          <table:table-cell office:value-type="string">
            <text:p>2020.01.15 01:15</text:p>
          </table:table-cell>
          <table:table-cell office:value-type="float" office:value="368">
            <text:p>368</text:p>
          </table:table-cell>
          <table:table-cell office:value-type="float" office:value="75.857">
            <text:p>75.857</text:p>
          </table:table-cell>
          <table:table-cell office:value-type="string">
            <text:p>2020.01.15 01:15</text:p>
          </table:table-cell>
          <table:table-cell office:value-type="float" office:value="364">
            <text:p>364</text:p>
          </table:table-cell>
          <table:table-cell office:value-type="float" office:value="75.928">
            <text:p>75.928</text:p>
          </table:table-cell>
          <table:table-cell office:value-type="string">
            <text:p>2020.01.15 0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75.899">
            <text:p>75.899</text:p>
          </table:table-cell>
          <table:table-cell office:value-type="string">
            <text:p>2020.01.15 00:30</text:p>
          </table:table-cell>
          <table:table-cell office:value-type="float" office:value="368">
            <text:p>368</text:p>
          </table:table-cell>
          <table:table-cell office:value-type="float" office:value="75.839">
            <text:p>75.839</text:p>
          </table:table-cell>
          <table:table-cell office:value-type="string">
            <text:p>2020.01.15 01:15</text:p>
          </table:table-cell>
          <table:table-cell office:value-type="float" office:value="368">
            <text:p>368</text:p>
          </table:table-cell>
          <table:table-cell office:value-type="float" office:value="75.839">
            <text:p>75.839</text:p>
          </table:table-cell>
          <table:table-cell office:value-type="string">
            <text:p>2020.01.15 01:15</text:p>
          </table:table-cell>
          <table:table-cell office:value-type="float" office:value="365">
            <text:p>365</text:p>
          </table:table-cell>
          <table:table-cell office:value-type="float" office:value="75.903">
            <text:p>75.903</text:p>
          </table:table-cell>
          <table:table-cell office:value-type="string">
            <text:p>2020.01.15 0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75.897">
            <text:p>75.897</text:p>
          </table:table-cell>
          <table:table-cell office:value-type="string">
            <text:p>2020.01.15 00:45</text:p>
          </table:table-cell>
          <table:table-cell office:value-type="float" office:value="368">
            <text:p>368</text:p>
          </table:table-cell>
          <table:table-cell office:value-type="float" office:value="75.837">
            <text:p>75.837</text:p>
          </table:table-cell>
          <table:table-cell office:value-type="string">
            <text:p>2020.01.15 01:15</text:p>
          </table:table-cell>
          <table:table-cell office:value-type="float" office:value="368">
            <text:p>368</text:p>
          </table:table-cell>
          <table:table-cell office:value-type="float" office:value="75.837">
            <text:p>75.837</text:p>
          </table:table-cell>
          <table:table-cell office:value-type="string">
            <text:p>2020.01.15 01:15</text:p>
          </table:table-cell>
          <table:table-cell office:value-type="float" office:value="366">
            <text:p>366</text:p>
          </table:table-cell>
          <table:table-cell office:value-type="float" office:value="75.908">
            <text:p>75.908</text:p>
          </table:table-cell>
          <table:table-cell office:value-type="string">
            <text:p>2020.01.15 0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75.88">
            <text:p>75.88</text:p>
          </table:table-cell>
          <table:table-cell office:value-type="string">
            <text:p>2020.01.15 01:00</text:p>
          </table:table-cell>
          <table:table-cell office:value-type="float" office:value="368">
            <text:p>368</text:p>
          </table:table-cell>
          <table:table-cell office:value-type="float" office:value="75.82">
            <text:p>75.82</text:p>
          </table:table-cell>
          <table:table-cell office:value-type="string">
            <text:p>2020.01.15 01:15</text:p>
          </table:table-cell>
          <table:table-cell office:value-type="float" office:value="368">
            <text:p>368</text:p>
          </table:table-cell>
          <table:table-cell office:value-type="float" office:value="75.82">
            <text:p>75.82</text:p>
          </table:table-cell>
          <table:table-cell office:value-type="string">
            <text:p>2020.01.15 01:15</text:p>
          </table:table-cell>
          <table:table-cell office:value-type="float" office:value="367">
            <text:p>367</text:p>
          </table:table-cell>
          <table:table-cell office:value-type="float" office:value="75.906">
            <text:p>75.906</text:p>
          </table:table-cell>
          <table:table-cell office:value-type="string">
            <text:p>2020.01.15 0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75.893">
            <text:p>75.893</text:p>
          </table:table-cell>
          <table:table-cell office:value-type="string">
            <text:p>2020.01.15 01:15</text:p>
          </table:table-cell>
          <table:table-cell office:value-type="float" office:value="368">
            <text:p>368</text:p>
          </table:table-cell>
          <table:table-cell office:value-type="float" office:value="75.833">
            <text:p>75.833</text:p>
          </table:table-cell>
          <table:table-cell office:value-type="string">
            <text:p>2020.01.15 01:15</text:p>
          </table:table-cell>
          <table:table-cell office:value-type="float" office:value="368">
            <text:p>368</text:p>
          </table:table-cell>
          <table:table-cell office:value-type="float" office:value="75.833">
            <text:p>75.833</text:p>
          </table:table-cell>
          <table:table-cell office:value-type="string">
            <text:p>2020.01.15 01:15</text:p>
          </table:table-cell>
          <table:table-cell office:value-type="float" office:value="368">
            <text:p>368</text:p>
          </table:table-cell>
          <table:table-cell office:value-type="float" office:value="75.898">
            <text:p>75.898</text:p>
          </table:table-cell>
          <table:table-cell office:value-type="string">
            <text:p>2020.01.15 0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75.817">
            <text:p>75.817</text:p>
          </table:table-cell>
          <table:table-cell office:value-type="string">
            <text:p>2020.01.15 01:30</text:p>
          </table:table-cell>
          <table:table-cell office:value-type="float" office:value="369">
            <text:p>369</text:p>
          </table:table-cell>
          <table:table-cell office:value-type="float" office:value="75.757">
            <text:p>75.757</text:p>
          </table:table-cell>
          <table:table-cell office:value-type="string">
            <text:p>2020.01.15 01:30</text:p>
          </table:table-cell>
          <table:table-cell office:value-type="float" office:value="369">
            <text:p>369</text:p>
          </table:table-cell>
          <table:table-cell office:value-type="float" office:value="75.757">
            <text:p>75.757</text:p>
          </table:table-cell>
          <table:table-cell office:value-type="string">
            <text:p>2020.01.15 01:30</text:p>
          </table:table-cell>
          <table:table-cell office:value-type="float" office:value="369">
            <text:p>369</text:p>
          </table:table-cell>
          <table:table-cell office:value-type="float" office:value="75.832">
            <text:p>75.832</text:p>
          </table:table-cell>
          <table:table-cell office:value-type="string">
            <text:p>2020.01.15 0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75.761">
            <text:p>75.761</text:p>
          </table:table-cell>
          <table:table-cell office:value-type="string">
            <text:p>2020.01.15 01:45</text:p>
          </table:table-cell>
          <table:table-cell office:value-type="float" office:value="370">
            <text:p>370</text:p>
          </table:table-cell>
          <table:table-cell office:value-type="float" office:value="75.701">
            <text:p>75.701</text:p>
          </table:table-cell>
          <table:table-cell office:value-type="string">
            <text:p>2020.01.15 01:45</text:p>
          </table:table-cell>
          <table:table-cell office:value-type="float" office:value="370">
            <text:p>370</text:p>
          </table:table-cell>
          <table:table-cell office:value-type="float" office:value="75.701">
            <text:p>75.701</text:p>
          </table:table-cell>
          <table:table-cell office:value-type="string">
            <text:p>2020.01.15 01:45</text:p>
          </table:table-cell>
          <table:table-cell office:value-type="float" office:value="370">
            <text:p>370</text:p>
          </table:table-cell>
          <table:table-cell office:value-type="float" office:value="75.762">
            <text:p>75.762</text:p>
          </table:table-cell>
          <table:table-cell office:value-type="string">
            <text:p>2020.01.15 0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75.738">
            <text:p>75.738</text:p>
          </table:table-cell>
          <table:table-cell office:value-type="string">
            <text:p>2020.01.15 02:00</text:p>
          </table:table-cell>
          <table:table-cell office:value-type="float" office:value="374">
            <text:p>374</text:p>
          </table:table-cell>
          <table:table-cell office:value-type="float" office:value="75.809">
            <text:p>75.809</text:p>
          </table:table-cell>
          <table:table-cell office:value-type="string">
            <text:p>2020.01.15 02:45</text:p>
          </table:table-cell>
          <table:table-cell office:value-type="float" office:value="374">
            <text:p>374</text:p>
          </table:table-cell>
          <table:table-cell office:value-type="float" office:value="75.809">
            <text:p>75.809</text:p>
          </table:table-cell>
          <table:table-cell office:value-type="string">
            <text:p>2020.01.15 02:45</text:p>
          </table:table-cell>
          <table:table-cell office:value-type="float" office:value="371">
            <text:p>371</text:p>
          </table:table-cell>
          <table:table-cell office:value-type="float" office:value="75.817">
            <text:p>75.817</text:p>
          </table:table-cell>
          <table:table-cell office:value-type="string">
            <text:p>2020.01.15 0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70999999999998">
            <text:p>0.071</text:p>
          </table:table-cell>
          <table:table-cell table:number-columns-repeated="1007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75.814">
            <text:p>75.814</text:p>
          </table:table-cell>
          <table:table-cell office:value-type="string">
            <text:p>2020.01.15 02:15</text:p>
          </table:table-cell>
          <table:table-cell office:value-type="float" office:value="374">
            <text:p>374</text:p>
          </table:table-cell>
          <table:table-cell office:value-type="float" office:value="75.809">
            <text:p>75.809</text:p>
          </table:table-cell>
          <table:table-cell office:value-type="string">
            <text:p>2020.01.15 02:45</text:p>
          </table:table-cell>
          <table:table-cell office:value-type="float" office:value="374">
            <text:p>374</text:p>
          </table:table-cell>
          <table:table-cell office:value-type="float" office:value="75.809">
            <text:p>75.809</text:p>
          </table:table-cell>
          <table:table-cell office:value-type="string">
            <text:p>2020.01.15 02:45</text:p>
          </table:table-cell>
          <table:table-cell office:value-type="float" office:value="372">
            <text:p>372</text:p>
          </table:table-cell>
          <table:table-cell office:value-type="float" office:value="75.847">
            <text:p>75.847</text:p>
          </table:table-cell>
          <table:table-cell office:value-type="string">
            <text:p>2020.01.15 0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49999999999955">
            <text:p>-0.005</text:p>
          </table:table-cell>
          <table:table-cell table:number-columns-repeated="1007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75.831">
            <text:p>75.831</text:p>
          </table:table-cell>
          <table:table-cell office:value-type="string">
            <text:p>2020.01.15 02:30</text:p>
          </table:table-cell>
          <table:table-cell office:value-type="float" office:value="374">
            <text:p>374</text:p>
          </table:table-cell>
          <table:table-cell office:value-type="float" office:value="75.771">
            <text:p>75.771</text:p>
          </table:table-cell>
          <table:table-cell office:value-type="string">
            <text:p>2020.01.15 02:45</text:p>
          </table:table-cell>
          <table:table-cell office:value-type="float" office:value="374">
            <text:p>374</text:p>
          </table:table-cell>
          <table:table-cell office:value-type="float" office:value="75.771">
            <text:p>75.771</text:p>
          </table:table-cell>
          <table:table-cell office:value-type="string">
            <text:p>2020.01.15 02:45</text:p>
          </table:table-cell>
          <table:table-cell office:value-type="float" office:value="373">
            <text:p>373</text:p>
          </table:table-cell>
          <table:table-cell office:value-type="float" office:value="75.869">
            <text:p>75.869</text:p>
          </table:table-cell>
          <table:table-cell office:value-type="string">
            <text:p>2020.01.15 0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75.837">
            <text:p>75.837</text:p>
          </table:table-cell>
          <table:table-cell office:value-type="string">
            <text:p>2020.01.15 02:45</text:p>
          </table:table-cell>
          <table:table-cell office:value-type="float" office:value="374">
            <text:p>374</text:p>
          </table:table-cell>
          <table:table-cell office:value-type="float" office:value="75.777">
            <text:p>75.777</text:p>
          </table:table-cell>
          <table:table-cell office:value-type="string">
            <text:p>2020.01.15 02:45</text:p>
          </table:table-cell>
          <table:table-cell office:value-type="float" office:value="374">
            <text:p>374</text:p>
          </table:table-cell>
          <table:table-cell office:value-type="float" office:value="75.777">
            <text:p>75.777</text:p>
          </table:table-cell>
          <table:table-cell office:value-type="string">
            <text:p>2020.01.15 02:45</text:p>
          </table:table-cell>
          <table:table-cell office:value-type="float" office:value="374">
            <text:p>374</text:p>
          </table:table-cell>
          <table:table-cell office:value-type="float" office:value="75.848">
            <text:p>75.848</text:p>
          </table:table-cell>
          <table:table-cell office:value-type="string">
            <text:p>2020.01.15 0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75.788">
            <text:p>75.788</text:p>
          </table:table-cell>
          <table:table-cell office:value-type="string">
            <text:p>2020.01.15 03:00</text:p>
          </table:table-cell>
          <table:table-cell office:value-type="float" office:value="376">
            <text:p>376</text:p>
          </table:table-cell>
          <table:table-cell office:value-type="float" office:value="75.786">
            <text:p>75.786</text:p>
          </table:table-cell>
          <table:table-cell office:value-type="string">
            <text:p>2020.01.15 03:15</text:p>
          </table:table-cell>
          <table:table-cell office:value-type="float" office:value="376">
            <text:p>376</text:p>
          </table:table-cell>
          <table:table-cell office:value-type="float" office:value="75.786">
            <text:p>75.786</text:p>
          </table:table-cell>
          <table:table-cell office:value-type="string">
            <text:p>2020.01.15 03:15</text:p>
          </table:table-cell>
          <table:table-cell office:value-type="float" office:value="375">
            <text:p>375</text:p>
          </table:table-cell>
          <table:table-cell office:value-type="float" office:value="75.846">
            <text:p>75.846</text:p>
          </table:table-cell>
          <table:table-cell office:value-type="string">
            <text:p>2020.01.15 0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19999999999953">
            <text:p>-0.002</text:p>
          </table:table-cell>
          <table:table-cell table:number-columns-repeated="1007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75.807">
            <text:p>75.807</text:p>
          </table:table-cell>
          <table:table-cell office:value-type="string">
            <text:p>2020.01.15 03:15</text:p>
          </table:table-cell>
          <table:table-cell office:value-type="float" office:value="380">
            <text:p>380</text:p>
          </table:table-cell>
          <table:table-cell office:value-type="float" office:value="75.822">
            <text:p>75.822</text:p>
          </table:table-cell>
          <table:table-cell office:value-type="string">
            <text:p>2020.01.15 04:15</text:p>
          </table:table-cell>
          <table:table-cell office:value-type="float" office:value="380">
            <text:p>380</text:p>
          </table:table-cell>
          <table:table-cell office:value-type="float" office:value="75.822">
            <text:p>75.822</text:p>
          </table:table-cell>
          <table:table-cell office:value-type="string">
            <text:p>2020.01.15 04:15</text:p>
          </table:table-cell>
          <table:table-cell office:value-type="float" office:value="376">
            <text:p>376</text:p>
          </table:table-cell>
          <table:table-cell office:value-type="float" office:value="75.826">
            <text:p>75.826</text:p>
          </table:table-cell>
          <table:table-cell office:value-type="string">
            <text:p>2020.01.15 0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5000000000001">
            <text:p>0.015</text:p>
          </table:table-cell>
          <table:table-cell table:number-columns-repeated="1007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75.818">
            <text:p>75.818</text:p>
          </table:table-cell>
          <table:table-cell office:value-type="string">
            <text:p>2020.01.15 03:30</text:p>
          </table:table-cell>
          <table:table-cell office:value-type="float" office:value="380">
            <text:p>380</text:p>
          </table:table-cell>
          <table:table-cell office:value-type="float" office:value="75.822">
            <text:p>75.822</text:p>
          </table:table-cell>
          <table:table-cell office:value-type="string">
            <text:p>2020.01.15 04:15</text:p>
          </table:table-cell>
          <table:table-cell office:value-type="float" office:value="380">
            <text:p>380</text:p>
          </table:table-cell>
          <table:table-cell office:value-type="float" office:value="75.822">
            <text:p>75.822</text:p>
          </table:table-cell>
          <table:table-cell office:value-type="string">
            <text:p>2020.01.15 04:15</text:p>
          </table:table-cell>
          <table:table-cell office:value-type="float" office:value="377">
            <text:p>377</text:p>
          </table:table-cell>
          <table:table-cell office:value-type="float" office:value="75.882">
            <text:p>75.882</text:p>
          </table:table-cell>
          <table:table-cell office:value-type="string">
            <text:p>2020.01.15 0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40000000000049">
            <text:p>0.004</text:p>
          </table:table-cell>
          <table:table-cell table:number-columns-repeated="1007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75.866">
            <text:p>75.866</text:p>
          </table:table-cell>
          <table:table-cell office:value-type="string">
            <text:p>2020.01.15 03:45</text:p>
          </table:table-cell>
          <table:table-cell office:value-type="float" office:value="380">
            <text:p>380</text:p>
          </table:table-cell>
          <table:table-cell office:value-type="float" office:value="75.806">
            <text:p>75.806</text:p>
          </table:table-cell>
          <table:table-cell office:value-type="string">
            <text:p>2020.01.15 04:15</text:p>
          </table:table-cell>
          <table:table-cell office:value-type="float" office:value="380">
            <text:p>380</text:p>
          </table:table-cell>
          <table:table-cell office:value-type="float" office:value="75.806">
            <text:p>75.806</text:p>
          </table:table-cell>
          <table:table-cell office:value-type="string">
            <text:p>2020.01.15 04:15</text:p>
          </table:table-cell>
          <table:table-cell office:value-type="float" office:value="378">
            <text:p>378</text:p>
          </table:table-cell>
          <table:table-cell office:value-type="float" office:value="75.874">
            <text:p>75.874</text:p>
          </table:table-cell>
          <table:table-cell office:value-type="string">
            <text:p>2020.01.15 0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75.853">
            <text:p>75.853</text:p>
          </table:table-cell>
          <table:table-cell office:value-type="string">
            <text:p>2020.01.15 04:00</text:p>
          </table:table-cell>
          <table:table-cell office:value-type="float" office:value="381">
            <text:p>381</text:p>
          </table:table-cell>
          <table:table-cell office:value-type="float" office:value="75.793">
            <text:p>75.793</text:p>
          </table:table-cell>
          <table:table-cell office:value-type="string">
            <text:p>2020.01.15 04:30</text:p>
          </table:table-cell>
          <table:table-cell office:value-type="float" office:value="381">
            <text:p>381</text:p>
          </table:table-cell>
          <table:table-cell office:value-type="float" office:value="75.793">
            <text:p>75.793</text:p>
          </table:table-cell>
          <table:table-cell office:value-type="string">
            <text:p>2020.01.15 04:30</text:p>
          </table:table-cell>
          <table:table-cell office:value-type="float" office:value="379">
            <text:p>379</text:p>
          </table:table-cell>
          <table:table-cell office:value-type="float" office:value="75.88">
            <text:p>75.88</text:p>
          </table:table-cell>
          <table:table-cell office:value-type="string">
            <text:p>2020.01.15 0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75.861">
            <text:p>75.861</text:p>
          </table:table-cell>
          <table:table-cell office:value-type="string">
            <text:p>2020.01.15 04:15</text:p>
          </table:table-cell>
          <table:table-cell office:value-type="float" office:value="380">
            <text:p>380</text:p>
          </table:table-cell>
          <table:table-cell office:value-type="float" office:value="75.801">
            <text:p>75.801</text:p>
          </table:table-cell>
          <table:table-cell office:value-type="string">
            <text:p>2020.01.15 04:15</text:p>
          </table:table-cell>
          <table:table-cell office:value-type="float" office:value="380">
            <text:p>380</text:p>
          </table:table-cell>
          <table:table-cell office:value-type="float" office:value="75.801">
            <text:p>75.801</text:p>
          </table:table-cell>
          <table:table-cell office:value-type="string">
            <text:p>2020.01.15 04:15</text:p>
          </table:table-cell>
          <table:table-cell office:value-type="float" office:value="380">
            <text:p>380</text:p>
          </table:table-cell>
          <table:table-cell office:value-type="float" office:value="75.862">
            <text:p>75.862</text:p>
          </table:table-cell>
          <table:table-cell office:value-type="string">
            <text:p>2020.01.15 0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75.802">
            <text:p>75.802</text:p>
          </table:table-cell>
          <table:table-cell office:value-type="string">
            <text:p>2020.01.15 04:30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81">
            <text:p>381</text:p>
          </table:table-cell>
          <table:table-cell office:value-type="float" office:value="75.818">
            <text:p>75.818</text:p>
          </table:table-cell>
          <table:table-cell office:value-type="string">
            <text:p>2020.01.15 0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29999999999859">
            <text:p>0.003</text:p>
          </table:table-cell>
          <table:table-cell table:number-columns-repeated="1007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75.816">
            <text:p>75.816</text:p>
          </table:table-cell>
          <table:table-cell office:value-type="string">
            <text:p>2020.01.15 04:45</text:p>
          </table:table-cell>
          <table:table-cell office:value-type="float" office:value="384">
            <text:p>384</text:p>
          </table:table-cell>
          <table:table-cell office:value-type="float" office:value="75.756">
            <text:p>75.756</text:p>
          </table:table-cell>
          <table:table-cell office:value-type="string">
            <text:p>2020.01.15 05:15</text:p>
          </table:table-cell>
          <table:table-cell office:value-type="float" office:value="384">
            <text:p>384</text:p>
          </table:table-cell>
          <table:table-cell office:value-type="float" office:value="75.756">
            <text:p>75.756</text:p>
          </table:table-cell>
          <table:table-cell office:value-type="string">
            <text:p>2020.01.15 05:15</text:p>
          </table:table-cell>
          <table:table-cell office:value-type="float" office:value="382">
            <text:p>382</text:p>
          </table:table-cell>
          <table:table-cell office:value-type="float" office:value="75.825">
            <text:p>75.825</text:p>
          </table:table-cell>
          <table:table-cell office:value-type="string">
            <text:p>2020.01.15 0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75.803">
            <text:p>75.803</text:p>
          </table:table-cell>
          <table:table-cell office:value-type="string">
            <text:p>2020.01.15 05:00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83">
            <text:p>383</text:p>
          </table:table-cell>
          <table:table-cell office:value-type="float" office:value="75.83">
            <text:p>75.83</text:p>
          </table:table-cell>
          <table:table-cell office:value-type="string">
            <text:p>2020.01.15 0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19999999999953">
            <text:p>0.002</text:p>
          </table:table-cell>
          <table:table-cell table:number-columns-repeated="1007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75.797">
            <text:p>75.797</text:p>
          </table:table-cell>
          <table:table-cell office:value-type="string">
            <text:p>2020.01.15 05:15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84">
            <text:p>384</text:p>
          </table:table-cell>
          <table:table-cell office:value-type="float" office:value="75.816">
            <text:p>75.816</text:p>
          </table:table-cell>
          <table:table-cell office:value-type="string">
            <text:p>2020.01.15 0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79999999999956">
            <text:p>0.008</text:p>
          </table:table-cell>
          <table:table-cell table:number-columns-repeated="1007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75.758">
            <text:p>75.758</text:p>
          </table:table-cell>
          <table:table-cell office:value-type="string">
            <text:p>2020.01.15 05:30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85">
            <text:p>385</text:p>
          </table:table-cell>
          <table:table-cell office:value-type="float" office:value="75.817">
            <text:p>75.817</text:p>
          </table:table-cell>
          <table:table-cell office:value-type="string">
            <text:p>2020.01.15 0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46999999999997">
            <text:p>0.047</text:p>
          </table:table-cell>
          <table:table-cell table:number-columns-repeated="1007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75.809">
            <text:p>75.809</text:p>
          </table:table-cell>
          <table:table-cell office:value-type="string">
            <text:p>2020.01.15 05:45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86">
            <text:p>386</text:p>
          </table:table-cell>
          <table:table-cell office:value-type="float" office:value="75.809">
            <text:p>75.809</text:p>
          </table:table-cell>
          <table:table-cell office:value-type="string">
            <text:p>2020.01.15 0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40000000000049">
            <text:p>-0.004</text:p>
          </table:table-cell>
          <table:table-cell table:number-columns-repeated="1007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75.785">
            <text:p>75.785</text:p>
          </table:table-cell>
          <table:table-cell office:value-type="string">
            <text:p>2020.01.15 06:00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87">
            <text:p>387</text:p>
          </table:table-cell>
          <table:table-cell office:value-type="float" office:value="75.794">
            <text:p>75.794</text:p>
          </table:table-cell>
          <table:table-cell office:value-type="string">
            <text:p>2020.01.15 0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9999999999996">
            <text:p>0.02</text:p>
          </table:table-cell>
          <table:table-cell table:number-columns-repeated="1007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75.784">
            <text:p>75.784</text:p>
          </table:table-cell>
          <table:table-cell office:value-type="string">
            <text:p>2020.01.15 06:15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88">
            <text:p>388</text:p>
          </table:table-cell>
          <table:table-cell office:value-type="float" office:value="75.818">
            <text:p>75.818</text:p>
          </table:table-cell>
          <table:table-cell office:value-type="string">
            <text:p>2020.01.15 0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20999999999987">
            <text:p>0.021</text:p>
          </table:table-cell>
          <table:table-cell table:number-columns-repeated="1007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75.803">
            <text:p>75.803</text:p>
          </table:table-cell>
          <table:table-cell office:value-type="string">
            <text:p>2020.01.15 06:30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89">
            <text:p>389</text:p>
          </table:table-cell>
          <table:table-cell office:value-type="float" office:value="75.818">
            <text:p>75.818</text:p>
          </table:table-cell>
          <table:table-cell office:value-type="string">
            <text:p>2020.01.15 0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19999999999953">
            <text:p>0.002</text:p>
          </table:table-cell>
          <table:table-cell table:number-columns-repeated="1007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75.81">
            <text:p>75.81</text:p>
          </table:table-cell>
          <table:table-cell office:value-type="string">
            <text:p>2020.01.15 06:45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90">
            <text:p>390</text:p>
          </table:table-cell>
          <table:table-cell office:value-type="float" office:value="75.826">
            <text:p>75.826</text:p>
          </table:table-cell>
          <table:table-cell office:value-type="string">
            <text:p>2020.01.15 0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50000000000097">
            <text:p>-0.005</text:p>
          </table:table-cell>
          <table:table-cell table:number-columns-repeated="1007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75.803">
            <text:p>75.803</text:p>
          </table:table-cell>
          <table:table-cell office:value-type="string">
            <text:p>2020.01.15 07:00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91">
            <text:p>391</text:p>
          </table:table-cell>
          <table:table-cell office:value-type="float" office:value="75.805">
            <text:p>75.805</text:p>
          </table:table-cell>
          <table:table-cell office:value-type="string">
            <text:p>2020.01.15 0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19999999999953">
            <text:p>0.002</text:p>
          </table:table-cell>
          <table:table-cell table:number-columns-repeated="1007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75.779">
            <text:p>75.779</text:p>
          </table:table-cell>
          <table:table-cell office:value-type="string">
            <text:p>2020.01.15 07:15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92">
            <text:p>392</text:p>
          </table:table-cell>
          <table:table-cell office:value-type="float" office:value="75.816">
            <text:p>75.816</text:p>
          </table:table-cell>
          <table:table-cell office:value-type="string">
            <text:p>2020.01.15 0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25999999999996">
            <text:p>0.026</text:p>
          </table:table-cell>
          <table:table-cell table:number-columns-repeated="1007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75.814">
            <text:p>75.814</text:p>
          </table:table-cell>
          <table:table-cell office:value-type="string">
            <text:p>2020.01.15 07:30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93">
            <text:p>393</text:p>
          </table:table-cell>
          <table:table-cell office:value-type="float" office:value="75.832">
            <text:p>75.832</text:p>
          </table:table-cell>
          <table:table-cell office:value-type="string">
            <text:p>2020.01.15 0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90000000000003">
            <text:p>-0.009</text:p>
          </table:table-cell>
          <table:table-cell table:number-columns-repeated="1007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75.816">
            <text:p>75.816</text:p>
          </table:table-cell>
          <table:table-cell office:value-type="string">
            <text:p>2020.01.15 07:45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94">
            <text:p>394</text:p>
          </table:table-cell>
          <table:table-cell office:value-type="float" office:value="75.835">
            <text:p>75.835</text:p>
          </table:table-cell>
          <table:table-cell office:value-type="string">
            <text:p>2020.01.15 0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100000000001">
            <text:p>-0.011</text:p>
          </table:table-cell>
          <table:table-cell table:number-columns-repeated="1007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75.821">
            <text:p>75.821</text:p>
          </table:table-cell>
          <table:table-cell office:value-type="string">
            <text:p>2020.01.15 08:00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99">
            <text:p>399</text:p>
          </table:table-cell>
          <table:table-cell office:value-type="float" office:value="75.805">
            <text:p>75.805</text:p>
          </table:table-cell>
          <table:table-cell office:value-type="string">
            <text:p>2020.01.15 09:00</text:p>
          </table:table-cell>
          <table:table-cell office:value-type="float" office:value="395">
            <text:p>395</text:p>
          </table:table-cell>
          <table:table-cell office:value-type="float" office:value="75.839">
            <text:p>75.839</text:p>
          </table:table-cell>
          <table:table-cell office:value-type="string">
            <text:p>2020.01.15 0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6000000000005">
            <text:p>-0.016</text:p>
          </table:table-cell>
          <table:table-cell table:number-columns-repeated="1007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75.828">
            <text:p>75.828</text:p>
          </table:table-cell>
          <table:table-cell office:value-type="string">
            <text:p>2020.01.15 08:15</text:p>
          </table:table-cell>
          <table:table-cell office:value-type="float" office:value="403">
            <text:p>403</text:p>
          </table:table-cell>
          <table:table-cell office:value-type="float" office:value="75.768">
            <text:p>75.768</text:p>
          </table:table-cell>
          <table:table-cell office:value-type="string">
            <text:p>2020.01.15 10:00</text:p>
          </table:table-cell>
          <table:table-cell office:value-type="float" office:value="403">
            <text:p>403</text:p>
          </table:table-cell>
          <table:table-cell office:value-type="float" office:value="75.768">
            <text:p>75.768</text:p>
          </table:table-cell>
          <table:table-cell office:value-type="string">
            <text:p>2020.01.15 10:00</text:p>
          </table:table-cell>
          <table:table-cell office:value-type="float" office:value="396">
            <text:p>396</text:p>
          </table:table-cell>
          <table:table-cell office:value-type="float" office:value="75.865">
            <text:p>75.865</text:p>
          </table:table-cell>
          <table:table-cell office:value-type="string">
            <text:p>2020.01.15 0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75.859">
            <text:p>75.859</text:p>
          </table:table-cell>
          <table:table-cell office:value-type="string">
            <text:p>2020.01.15 08:30</text:p>
          </table:table-cell>
          <table:table-cell office:value-type="float" office:value="399">
            <text:p>399</text:p>
          </table:table-cell>
          <table:table-cell office:value-type="float" office:value="75.799">
            <text:p>75.799</text:p>
          </table:table-cell>
          <table:table-cell office:value-type="string">
            <text:p>2020.01.15 09:00</text:p>
          </table:table-cell>
          <table:table-cell office:value-type="float" office:value="399">
            <text:p>399</text:p>
          </table:table-cell>
          <table:table-cell office:value-type="float" office:value="75.799">
            <text:p>75.799</text:p>
          </table:table-cell>
          <table:table-cell office:value-type="string">
            <text:p>2020.01.15 09:00</text:p>
          </table:table-cell>
          <table:table-cell office:value-type="float" office:value="397">
            <text:p>397</text:p>
          </table:table-cell>
          <table:table-cell office:value-type="float" office:value="75.861">
            <text:p>75.861</text:p>
          </table:table-cell>
          <table:table-cell office:value-type="string">
            <text:p>2020.01.15 0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75.832">
            <text:p>75.832</text:p>
          </table:table-cell>
          <table:table-cell office:value-type="string">
            <text:p>2020.01.15 08:45</text:p>
          </table:table-cell>
          <table:table-cell office:value-type="float" office:value="403">
            <text:p>403</text:p>
          </table:table-cell>
          <table:table-cell office:value-type="float" office:value="75.772">
            <text:p>75.772</text:p>
          </table:table-cell>
          <table:table-cell office:value-type="string">
            <text:p>2020.01.15 10:00</text:p>
          </table:table-cell>
          <table:table-cell office:value-type="float" office:value="403">
            <text:p>403</text:p>
          </table:table-cell>
          <table:table-cell office:value-type="float" office:value="75.772">
            <text:p>75.772</text:p>
          </table:table-cell>
          <table:table-cell office:value-type="string">
            <text:p>2020.01.15 10:00</text:p>
          </table:table-cell>
          <table:table-cell office:value-type="float" office:value="398">
            <text:p>398</text:p>
          </table:table-cell>
          <table:table-cell office:value-type="float" office:value="75.851">
            <text:p>75.851</text:p>
          </table:table-cell>
          <table:table-cell office:value-type="string">
            <text:p>2020.01.15 0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75.838">
            <text:p>75.838</text:p>
          </table:table-cell>
          <table:table-cell office:value-type="string">
            <text:p>2020.01.15 09:00</text:p>
          </table:table-cell>
          <table:table-cell office:value-type="float" office:value="399">
            <text:p>399</text:p>
          </table:table-cell>
          <table:table-cell office:value-type="float" office:value="75.778">
            <text:p>75.778</text:p>
          </table:table-cell>
          <table:table-cell office:value-type="string">
            <text:p>2020.01.15 09:00</text:p>
          </table:table-cell>
          <table:table-cell office:value-type="float" office:value="399">
            <text:p>399</text:p>
          </table:table-cell>
          <table:table-cell office:value-type="float" office:value="75.778">
            <text:p>75.778</text:p>
          </table:table-cell>
          <table:table-cell office:value-type="string">
            <text:p>2020.01.15 09:00</text:p>
          </table:table-cell>
          <table:table-cell office:value-type="float" office:value="399">
            <text:p>399</text:p>
          </table:table-cell>
          <table:table-cell office:value-type="float" office:value="75.844">
            <text:p>75.844</text:p>
          </table:table-cell>
          <table:table-cell office:value-type="string">
            <text:p>2020.01.15 0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75.777">
            <text:p>75.777</text:p>
          </table:table-cell>
          <table:table-cell office:value-type="string">
            <text:p>2020.01.15 09:15</text:p>
          </table:table-cell>
          <table:table-cell office:value-type="float" office:value="403">
            <text:p>403</text:p>
          </table:table-cell>
          <table:table-cell office:value-type="float" office:value="75.776">
            <text:p>75.776</text:p>
          </table:table-cell>
          <table:table-cell office:value-type="string">
            <text:p>2020.01.15 10:00</text:p>
          </table:table-cell>
          <table:table-cell office:value-type="float" office:value="403">
            <text:p>403</text:p>
          </table:table-cell>
          <table:table-cell office:value-type="float" office:value="75.776">
            <text:p>75.776</text:p>
          </table:table-cell>
          <table:table-cell office:value-type="string">
            <text:p>2020.01.15 10:00</text:p>
          </table:table-cell>
          <table:table-cell office:value-type="float" office:value="400">
            <text:p>400</text:p>
          </table:table-cell>
          <table:table-cell office:value-type="float" office:value="75.836">
            <text:p>75.836</text:p>
          </table:table-cell>
          <table:table-cell office:value-type="string">
            <text:p>2020.01.15 0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10000000000048">
            <text:p>-0.001</text:p>
          </table:table-cell>
          <table:table-cell table:number-columns-repeated="1007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75.809">
            <text:p>75.809</text:p>
          </table:table-cell>
          <table:table-cell office:value-type="string">
            <text:p>2020.01.15 09:30</text:p>
          </table:table-cell>
          <table:table-cell office:value-type="float" office:value="403">
            <text:p>403</text:p>
          </table:table-cell>
          <table:table-cell office:value-type="float" office:value="75.749">
            <text:p>75.749</text:p>
          </table:table-cell>
          <table:table-cell office:value-type="string">
            <text:p>2020.01.15 10:00</text:p>
          </table:table-cell>
          <table:table-cell office:value-type="float" office:value="403">
            <text:p>403</text:p>
          </table:table-cell>
          <table:table-cell office:value-type="float" office:value="75.749">
            <text:p>75.749</text:p>
          </table:table-cell>
          <table:table-cell office:value-type="string">
            <text:p>2020.01.15 10:00</text:p>
          </table:table-cell>
          <table:table-cell office:value-type="float" office:value="401">
            <text:p>401</text:p>
          </table:table-cell>
          <table:table-cell office:value-type="float" office:value="75.83">
            <text:p>75.83</text:p>
          </table:table-cell>
          <table:table-cell office:value-type="string">
            <text:p>2020.01.15 0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75.821">
            <text:p>75.821</text:p>
          </table:table-cell>
          <table:table-cell office:value-type="string">
            <text:p>2020.01.15 09:45</text:p>
          </table:table-cell>
          <table:table-cell office:value-type="float" office:value="403">
            <text:p>403</text:p>
          </table:table-cell>
          <table:table-cell office:value-type="float" office:value="75.761">
            <text:p>75.761</text:p>
          </table:table-cell>
          <table:table-cell office:value-type="string">
            <text:p>2020.01.15 10:00</text:p>
          </table:table-cell>
          <table:table-cell office:value-type="float" office:value="403">
            <text:p>403</text:p>
          </table:table-cell>
          <table:table-cell office:value-type="float" office:value="75.761">
            <text:p>75.761</text:p>
          </table:table-cell>
          <table:table-cell office:value-type="string">
            <text:p>2020.01.15 10:00</text:p>
          </table:table-cell>
          <table:table-cell office:value-type="float" office:value="402">
            <text:p>402</text:p>
          </table:table-cell>
          <table:table-cell office:value-type="float" office:value="75.83">
            <text:p>75.83</text:p>
          </table:table-cell>
          <table:table-cell office:value-type="string">
            <text:p>2020.01.15 0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75.788">
            <text:p>75.788</text:p>
          </table:table-cell>
          <table:table-cell office:value-type="string">
            <text:p>2020.01.15 10:00</text:p>
          </table:table-cell>
          <table:table-cell office:value-type="float" office:value="403">
            <text:p>403</text:p>
          </table:table-cell>
          <table:table-cell office:value-type="float" office:value="75.728">
            <text:p>75.728</text:p>
          </table:table-cell>
          <table:table-cell office:value-type="string">
            <text:p>2020.01.15 10:00</text:p>
          </table:table-cell>
          <table:table-cell office:value-type="float" office:value="403">
            <text:p>403</text:p>
          </table:table-cell>
          <table:table-cell office:value-type="float" office:value="75.728">
            <text:p>75.728</text:p>
          </table:table-cell>
          <table:table-cell office:value-type="string">
            <text:p>2020.01.15 10:00</text:p>
          </table:table-cell>
          <table:table-cell office:value-type="float" office:value="403">
            <text:p>403</text:p>
          </table:table-cell>
          <table:table-cell office:value-type="float" office:value="75.796">
            <text:p>75.796</text:p>
          </table:table-cell>
          <table:table-cell office:value-type="string">
            <text:p>2020.01.15 1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75.716">
            <text:p>75.716</text:p>
          </table:table-cell>
          <table:table-cell office:value-type="string">
            <text:p>2020.01.15 10:15</text:p>
          </table:table-cell>
          <table:table-cell office:value-type="float" office:value="404">
            <text:p>404</text:p>
          </table:table-cell>
          <table:table-cell office:value-type="float" office:value="75.656">
            <text:p>75.656</text:p>
          </table:table-cell>
          <table:table-cell office:value-type="string">
            <text:p>2020.01.15 10:15</text:p>
          </table:table-cell>
          <table:table-cell office:value-type="float" office:value="404">
            <text:p>404</text:p>
          </table:table-cell>
          <table:table-cell office:value-type="float" office:value="75.656">
            <text:p>75.656</text:p>
          </table:table-cell>
          <table:table-cell office:value-type="string">
            <text:p>2020.01.15 10:15</text:p>
          </table:table-cell>
          <table:table-cell office:value-type="float" office:value="404">
            <text:p>404</text:p>
          </table:table-cell>
          <table:table-cell office:value-type="float" office:value="75.723">
            <text:p>75.723</text:p>
          </table:table-cell>
          <table:table-cell office:value-type="string">
            <text:p>2020.01.15 1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75.685">
            <text:p>75.685</text:p>
          </table:table-cell>
          <table:table-cell office:value-type="string">
            <text:p>2020.01.15 10:30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05">
            <text:p>405</text:p>
          </table:table-cell>
          <table:table-cell office:value-type="float" office:value="75.711">
            <text:p>75.711</text:p>
          </table:table-cell>
          <table:table-cell office:value-type="string">
            <text:p>2020.01.15 1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6999999999992">
            <text:p>0.037</text:p>
          </table:table-cell>
          <table:table-cell table:number-columns-repeated="1007"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75.671">
            <text:p>75.671</text:p>
          </table:table-cell>
          <table:table-cell office:value-type="string">
            <text:p>2020.01.15 10:45</text:p>
          </table:table-cell>
          <table:table-cell office:value-type="float" office:value="409">
            <text:p>409</text:p>
          </table:table-cell>
          <table:table-cell office:value-type="float" office:value="75.663">
            <text:p>75.663</text:p>
          </table:table-cell>
          <table:table-cell office:value-type="string">
            <text:p>2020.01.15 11:30</text:p>
          </table:table-cell>
          <table:table-cell office:value-type="float" office:value="409">
            <text:p>409</text:p>
          </table:table-cell>
          <table:table-cell office:value-type="float" office:value="75.663">
            <text:p>75.663</text:p>
          </table:table-cell>
          <table:table-cell office:value-type="string">
            <text:p>2020.01.15 11:30</text:p>
          </table:table-cell>
          <table:table-cell office:value-type="float" office:value="406">
            <text:p>406</text:p>
          </table:table-cell>
          <table:table-cell office:value-type="float" office:value="75.703">
            <text:p>75.703</text:p>
          </table:table-cell>
          <table:table-cell office:value-type="string">
            <text:p>2020.01.15 1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80000000000098">
            <text:p>-0.008</text:p>
          </table:table-cell>
          <table:table-cell table:number-columns-repeated="1007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75.69">
            <text:p>75.69</text:p>
          </table:table-cell>
          <table:table-cell office:value-type="string">
            <text:p>2020.01.15 11:00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07">
            <text:p>407</text:p>
          </table:table-cell>
          <table:table-cell office:value-type="float" office:value="75.717">
            <text:p>75.717</text:p>
          </table:table-cell>
          <table:table-cell office:value-type="string">
            <text:p>2020.01.15 1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1999999999996">
            <text:p>0.032</text:p>
          </table:table-cell>
          <table:table-cell table:number-columns-repeated="1007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75.713">
            <text:p>75.713</text:p>
          </table:table-cell>
          <table:table-cell office:value-type="string">
            <text:p>2020.01.15 11:15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08">
            <text:p>408</text:p>
          </table:table-cell>
          <table:table-cell office:value-type="float" office:value="75.723">
            <text:p>75.723</text:p>
          </table:table-cell>
          <table:table-cell office:value-type="string">
            <text:p>2020.01.15 1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90000000000003">
            <text:p>0.009</text:p>
          </table:table-cell>
          <table:table-cell table:number-columns-repeated="1007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75.676">
            <text:p>75.676</text:p>
          </table:table-cell>
          <table:table-cell office:value-type="string">
            <text:p>2020.01.15 11:30</text:p>
          </table:table-cell>
          <table:table-cell office:value-type="float" office:value="411">
            <text:p>411</text:p>
          </table:table-cell>
          <table:table-cell office:value-type="float" office:value="75.658">
            <text:p>75.658</text:p>
          </table:table-cell>
          <table:table-cell office:value-type="string">
            <text:p>2020.01.15 12:00</text:p>
          </table:table-cell>
          <table:table-cell office:value-type="float" office:value="411">
            <text:p>411</text:p>
          </table:table-cell>
          <table:table-cell office:value-type="float" office:value="75.658">
            <text:p>75.658</text:p>
          </table:table-cell>
          <table:table-cell office:value-type="string">
            <text:p>2020.01.15 12:00</text:p>
          </table:table-cell>
          <table:table-cell office:value-type="float" office:value="409">
            <text:p>409</text:p>
          </table:table-cell>
          <table:table-cell office:value-type="float" office:value="75.709">
            <text:p>75.709</text:p>
          </table:table-cell>
          <table:table-cell office:value-type="string">
            <text:p>2020.01.15 1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8000000000001">
            <text:p>-0.018</text:p>
          </table:table-cell>
          <table:table-cell table:number-columns-repeated="1007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75.707">
            <text:p>75.707</text:p>
          </table:table-cell>
          <table:table-cell office:value-type="string">
            <text:p>2020.01.15 11:45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10">
            <text:p>410</text:p>
          </table:table-cell>
          <table:table-cell office:value-type="float" office:value="75.718">
            <text:p>75.718</text:p>
          </table:table-cell>
          <table:table-cell office:value-type="string">
            <text:p>2020.01.15 1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5000000000001">
            <text:p>0.015</text:p>
          </table:table-cell>
          <table:table-cell table:number-columns-repeated="1007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75.669">
            <text:p>75.669</text:p>
          </table:table-cell>
          <table:table-cell office:value-type="string">
            <text:p>2020.01.15 12:00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11">
            <text:p>411</text:p>
          </table:table-cell>
          <table:table-cell office:value-type="float" office:value="75.692">
            <text:p>75.692</text:p>
          </table:table-cell>
          <table:table-cell office:value-type="string">
            <text:p>2020.01.15 1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52999999999997">
            <text:p>0.053</text:p>
          </table:table-cell>
          <table:table-cell table:number-columns-repeated="1007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75.683">
            <text:p>75.683</text:p>
          </table:table-cell>
          <table:table-cell office:value-type="string">
            <text:p>2020.01.15 12:15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12">
            <text:p>412</text:p>
          </table:table-cell>
          <table:table-cell office:value-type="float" office:value="75.718">
            <text:p>75.718</text:p>
          </table:table-cell>
          <table:table-cell office:value-type="string">
            <text:p>2020.01.15 1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8999999999987">
            <text:p>0.039</text:p>
          </table:table-cell>
          <table:table-cell table:number-columns-repeated="1007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75.703">
            <text:p>75.703</text:p>
          </table:table-cell>
          <table:table-cell office:value-type="string">
            <text:p>2020.01.15 12:30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13">
            <text:p>413</text:p>
          </table:table-cell>
          <table:table-cell office:value-type="float" office:value="75.728">
            <text:p>75.728</text:p>
          </table:table-cell>
          <table:table-cell office:value-type="string">
            <text:p>2020.01.15 1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8999999999991">
            <text:p>0.019</text:p>
          </table:table-cell>
          <table:table-cell table:number-columns-repeated="1007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75.709">
            <text:p>75.709</text:p>
          </table:table-cell>
          <table:table-cell office:value-type="string">
            <text:p>2020.01.15 12:45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14">
            <text:p>414</text:p>
          </table:table-cell>
          <table:table-cell office:value-type="float" office:value="75.716">
            <text:p>75.716</text:p>
          </table:table-cell>
          <table:table-cell office:value-type="string">
            <text:p>2020.01.15 1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2999999999991">
            <text:p>0.013</text:p>
          </table:table-cell>
          <table:table-cell table:number-columns-repeated="1007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75.705">
            <text:p>75.705</text:p>
          </table:table-cell>
          <table:table-cell office:value-type="string">
            <text:p>2020.01.15 13:00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15">
            <text:p>415</text:p>
          </table:table-cell>
          <table:table-cell office:value-type="float" office:value="75.745">
            <text:p>75.745</text:p>
          </table:table-cell>
          <table:table-cell office:value-type="string">
            <text:p>2020.01.15 1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6999999999996">
            <text:p>0.017</text:p>
          </table:table-cell>
          <table:table-cell table:number-columns-repeated="1007"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75.715">
            <text:p>75.715</text:p>
          </table:table-cell>
          <table:table-cell office:value-type="string">
            <text:p>2020.01.15 13:15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16">
            <text:p>416</text:p>
          </table:table-cell>
          <table:table-cell office:value-type="float" office:value="75.73">
            <text:p>75.73</text:p>
          </table:table-cell>
          <table:table-cell office:value-type="string">
            <text:p>2020.01.15 1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69999999999908">
            <text:p>0.007</text:p>
          </table:table-cell>
          <table:table-cell table:number-columns-repeated="1007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75.72">
            <text:p>75.72</text:p>
          </table:table-cell>
          <table:table-cell office:value-type="string">
            <text:p>2020.01.15 13:30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17">
            <text:p>417</text:p>
          </table:table-cell>
          <table:table-cell office:value-type="float" office:value="75.725">
            <text:p>75.725</text:p>
          </table:table-cell>
          <table:table-cell office:value-type="string">
            <text:p>2020.01.15 1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19999999999953">
            <text:p>0.002</text:p>
          </table:table-cell>
          <table:table-cell table:number-columns-repeated="1007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75.724">
            <text:p>75.724</text:p>
          </table:table-cell>
          <table:table-cell office:value-type="string">
            <text:p>2020.01.15 13:45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18">
            <text:p>418</text:p>
          </table:table-cell>
          <table:table-cell office:value-type="float" office:value="75.749">
            <text:p>75.749</text:p>
          </table:table-cell>
          <table:table-cell office:value-type="string">
            <text:p>2020.01.15 1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20000000000095">
            <text:p>-0.002</text:p>
          </table:table-cell>
          <table:table-cell table:number-columns-repeated="1007"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75.735">
            <text:p>75.735</text:p>
          </table:table-cell>
          <table:table-cell office:value-type="string">
            <text:p>2020.01.15 14:00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20">
            <text:p>420</text:p>
          </table:table-cell>
          <table:table-cell office:value-type="float" office:value="75.722">
            <text:p>75.722</text:p>
          </table:table-cell>
          <table:table-cell office:value-type="string">
            <text:p>2020.01.15 14:15</text:p>
          </table:table-cell>
          <table:table-cell office:value-type="float" office:value="419">
            <text:p>419</text:p>
          </table:table-cell>
          <table:table-cell office:value-type="float" office:value="75.77">
            <text:p>75.77</text:p>
          </table:table-cell>
          <table:table-cell office:value-type="string">
            <text:p>2020.01.15 1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3000000000005">
            <text:p>-0.013</text:p>
          </table:table-cell>
          <table:table-cell table:number-columns-repeated="1007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75.765">
            <text:p>75.765</text:p>
          </table:table-cell>
          <table:table-cell office:value-type="string">
            <text:p>2020.01.15 14:15</text:p>
          </table:table-cell>
          <table:table-cell office:value-type="float" office:value="421">
            <text:p>421</text:p>
          </table:table-cell>
          <table:table-cell office:value-type="float" office:value="75.705">
            <text:p>75.705</text:p>
          </table:table-cell>
          <table:table-cell office:value-type="string">
            <text:p>2020.01.15 14:30</text:p>
          </table:table-cell>
          <table:table-cell office:value-type="float" office:value="421">
            <text:p>421</text:p>
          </table:table-cell>
          <table:table-cell office:value-type="float" office:value="75.705">
            <text:p>75.705</text:p>
          </table:table-cell>
          <table:table-cell office:value-type="string">
            <text:p>2020.01.15 14:30</text:p>
          </table:table-cell>
          <table:table-cell office:value-type="float" office:value="420">
            <text:p>420</text:p>
          </table:table-cell>
          <table:table-cell office:value-type="float" office:value="75.782">
            <text:p>75.782</text:p>
          </table:table-cell>
          <table:table-cell office:value-type="string">
            <text:p>2020.01.15 1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75.724">
            <text:p>75.724</text:p>
          </table:table-cell>
          <table:table-cell office:value-type="string">
            <text:p>2020.01.15 14:30</text:p>
          </table:table-cell>
          <table:table-cell office:value-type="float" office:value="423">
            <text:p>423</text:p>
          </table:table-cell>
          <table:table-cell office:value-type="float" office:value="75.664">
            <text:p>75.664</text:p>
          </table:table-cell>
          <table:table-cell office:value-type="string">
            <text:p>2020.01.15 15:00</text:p>
          </table:table-cell>
          <table:table-cell office:value-type="float" office:value="423">
            <text:p>423</text:p>
          </table:table-cell>
          <table:table-cell office:value-type="float" office:value="75.664">
            <text:p>75.664</text:p>
          </table:table-cell>
          <table:table-cell office:value-type="string">
            <text:p>2020.01.15 15:00</text:p>
          </table:table-cell>
          <table:table-cell office:value-type="float" office:value="421">
            <text:p>421</text:p>
          </table:table-cell>
          <table:table-cell office:value-type="float" office:value="75.728">
            <text:p>75.728</text:p>
          </table:table-cell>
          <table:table-cell office:value-type="string">
            <text:p>2020.01.15 1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75.709">
            <text:p>75.709</text:p>
          </table:table-cell>
          <table:table-cell office:value-type="string">
            <text:p>2020.01.15 14:45</text:p>
          </table:table-cell>
          <table:table-cell office:value-type="float" office:value="423">
            <text:p>4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423">
            <text:p>4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422">
            <text:p>422</text:p>
          </table:table-cell>
          <table:table-cell office:value-type="float" office:value="75.742">
            <text:p>75.742</text:p>
          </table:table-cell>
          <table:table-cell office:value-type="string">
            <text:p>2020.01.15 1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75.709">
            <text:p>75.709</text:p>
          </table:table-cell>
          <table:table-cell office:value-type="string">
            <text:p>2020.01.15 15:00</text:p>
          </table:table-cell>
          <table:table-cell office:value-type="float" office:value="423">
            <text:p>4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423">
            <text:p>423</text:p>
          </table:table-cell>
          <table:table-cell office:value-type="float" office:value="75.649">
            <text:p>75.649</text:p>
          </table:table-cell>
          <table:table-cell office:value-type="string">
            <text:p>2020.01.15 15:00</text:p>
          </table:table-cell>
          <table:table-cell office:value-type="float" office:value="423">
            <text:p>423</text:p>
          </table:table-cell>
          <table:table-cell office:value-type="float" office:value="75.721">
            <text:p>75.721</text:p>
          </table:table-cell>
          <table:table-cell office:value-type="string">
            <text:p>2020.01.15 1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75.624">
            <text:p>75.624</text:p>
          </table:table-cell>
          <table:table-cell office:value-type="string">
            <text:p>2020.01.15 15:15</text:p>
          </table:table-cell>
          <table:table-cell office:value-type="float" office:value="430">
            <text:p>4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430">
            <text:p>4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424">
            <text:p>424</text:p>
          </table:table-cell>
          <table:table-cell office:value-type="float" office:value="75.639">
            <text:p>75.639</text:p>
          </table:table-cell>
          <table:table-cell office:value-type="string">
            <text:p>2020.01.15 1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0000000000001">
            <text:p>0.1</text:p>
          </table:table-cell>
          <table:table-cell table:number-columns-repeated="1007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75.626">
            <text:p>75.626</text:p>
          </table:table-cell>
          <table:table-cell office:value-type="string">
            <text:p>2020.01.15 15:30</text:p>
          </table:table-cell>
          <table:table-cell office:value-type="float" office:value="430">
            <text:p>4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430">
            <text:p>4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425">
            <text:p>425</text:p>
          </table:table-cell>
          <table:table-cell office:value-type="float" office:value="75.659">
            <text:p>75.659</text:p>
          </table:table-cell>
          <table:table-cell office:value-type="string">
            <text:p>2020.01.15 1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97999999999999">
            <text:p>0.098</text:p>
          </table:table-cell>
          <table:table-cell table:number-columns-repeated="1007"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75.612">
            <text:p>75.612</text:p>
          </table:table-cell>
          <table:table-cell office:value-type="string">
            <text:p>2020.01.15 15:45</text:p>
          </table:table-cell>
          <table:table-cell office:value-type="float" office:value="430">
            <text:p>4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430">
            <text:p>4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426">
            <text:p>426</text:p>
          </table:table-cell>
          <table:table-cell office:value-type="float" office:value="75.632">
            <text:p>75.632</text:p>
          </table:table-cell>
          <table:table-cell office:value-type="string">
            <text:p>2020.01.15 1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1200000000001">
            <text:p>0.112</text:p>
          </table:table-cell>
          <table:table-cell table:number-columns-repeated="1007"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75.619">
            <text:p>75.619</text:p>
          </table:table-cell>
          <table:table-cell office:value-type="string">
            <text:p>2020.01.15 16:00</text:p>
          </table:table-cell>
          <table:table-cell office:value-type="float" office:value="430">
            <text:p>4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430">
            <text:p>4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427">
            <text:p>427</text:p>
          </table:table-cell>
          <table:table-cell office:value-type="float" office:value="75.671">
            <text:p>75.671</text:p>
          </table:table-cell>
          <table:table-cell office:value-type="string">
            <text:p>2020.01.15 1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05">
            <text:p>0.105</text:p>
          </table:table-cell>
          <table:table-cell table:number-columns-repeated="1007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75.654">
            <text:p>75.654</text:p>
          </table:table-cell>
          <table:table-cell office:value-type="string">
            <text:p>2020.01.15 16:15</text:p>
          </table:table-cell>
          <table:table-cell office:value-type="float" office:value="430">
            <text:p>4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430">
            <text:p>4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428">
            <text:p>428</text:p>
          </table:table-cell>
          <table:table-cell office:value-type="float" office:value="75.737">
            <text:p>75.737</text:p>
          </table:table-cell>
          <table:table-cell office:value-type="string">
            <text:p>2020.01.15 1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70000000000007">
            <text:p>0.07</text:p>
          </table:table-cell>
          <table:table-cell table:number-columns-repeated="1007"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75.735">
            <text:p>75.735</text:p>
          </table:table-cell>
          <table:table-cell office:value-type="string">
            <text:p>2020.01.15 16:30</text:p>
          </table:table-cell>
          <table:table-cell office:value-type="float" office:value="430">
            <text:p>4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430">
            <text:p>430</text:p>
          </table:table-cell>
          <table:table-cell office:value-type="float" office:value="75.724">
            <text:p>75.724</text:p>
          </table:table-cell>
          <table:table-cell office:value-type="string">
            <text:p>2020.01.15 16:45</text:p>
          </table:table-cell>
          <table:table-cell office:value-type="float" office:value="429">
            <text:p>429</text:p>
          </table:table-cell>
          <table:table-cell office:value-type="float" office:value="75.784">
            <text:p>75.784</text:p>
          </table:table-cell>
          <table:table-cell office:value-type="string">
            <text:p>2020.01.15 1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0999999999996">
            <text:p>-0.011</text:p>
          </table:table-cell>
          <table:table-cell table:number-columns-repeated="1007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75.734">
            <text:p>75.734</text:p>
          </table:table-cell>
          <table:table-cell office:value-type="string">
            <text:p>2020.01.15 16:45</text:p>
          </table:table-cell>
          <table:table-cell office:value-type="float" office:value="432">
            <text:p>432</text:p>
          </table:table-cell>
          <table:table-cell office:value-type="float" office:value="75.753">
            <text:p>75.753</text:p>
          </table:table-cell>
          <table:table-cell office:value-type="string">
            <text:p>2020.01.15 17:15</text:p>
          </table:table-cell>
          <table:table-cell office:value-type="float" office:value="432">
            <text:p>432</text:p>
          </table:table-cell>
          <table:table-cell office:value-type="float" office:value="75.753">
            <text:p>75.753</text:p>
          </table:table-cell>
          <table:table-cell office:value-type="string">
            <text:p>2020.01.15 17:15</text:p>
          </table:table-cell>
          <table:table-cell office:value-type="float" office:value="430">
            <text:p>430</text:p>
          </table:table-cell>
          <table:table-cell office:value-type="float" office:value="75.789">
            <text:p>75.789</text:p>
          </table:table-cell>
          <table:table-cell office:value-type="string">
            <text:p>2020.01.15 1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9000000000005">
            <text:p>0.019</text:p>
          </table:table-cell>
          <table:table-cell table:number-columns-repeated="1007"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75.778">
            <text:p>75.778</text:p>
          </table:table-cell>
          <table:table-cell office:value-type="string">
            <text:p>2020.01.15 17:00</text:p>
          </table:table-cell>
          <table:table-cell office:value-type="float" office:value="434">
            <text:p>434</text:p>
          </table:table-cell>
          <table:table-cell office:value-type="float" office:value="75.888">
            <text:p>75.888</text:p>
          </table:table-cell>
          <table:table-cell office:value-type="string">
            <text:p>2020.01.15 17:45</text:p>
          </table:table-cell>
          <table:table-cell office:value-type="float" office:value="434">
            <text:p>434</text:p>
          </table:table-cell>
          <table:table-cell office:value-type="float" office:value="75.888">
            <text:p>75.888</text:p>
          </table:table-cell>
          <table:table-cell office:value-type="string">
            <text:p>2020.01.15 17:45</text:p>
          </table:table-cell>
          <table:table-cell office:value-type="float" office:value="431">
            <text:p>431</text:p>
          </table:table-cell>
          <table:table-cell office:value-type="float" office:value="75.813">
            <text:p>75.813</text:p>
          </table:table-cell>
          <table:table-cell office:value-type="string">
            <text:p>2020.01.15 1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75.76">
            <text:p>75.76</text:p>
          </table:table-cell>
          <table:table-cell office:value-type="string">
            <text:p>2020.01.15 17:15</text:p>
          </table:table-cell>
          <table:table-cell office:value-type="float" office:value="434">
            <text:p>434</text:p>
          </table:table-cell>
          <table:table-cell office:value-type="float" office:value="75.87">
            <text:p>75.87</text:p>
          </table:table-cell>
          <table:table-cell office:value-type="string">
            <text:p>2020.01.15 17:45</text:p>
          </table:table-cell>
          <table:table-cell office:value-type="float" office:value="434">
            <text:p>434</text:p>
          </table:table-cell>
          <table:table-cell office:value-type="float" office:value="75.87">
            <text:p>75.87</text:p>
          </table:table-cell>
          <table:table-cell office:value-type="string">
            <text:p>2020.01.15 17:45</text:p>
          </table:table-cell>
          <table:table-cell office:value-type="float" office:value="432">
            <text:p>432</text:p>
          </table:table-cell>
          <table:table-cell office:value-type="float" office:value="75.77">
            <text:p>75.77</text:p>
          </table:table-cell>
          <table:table-cell office:value-type="string">
            <text:p>2020.01.15 1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75.742">
            <text:p>75.742</text:p>
          </table:table-cell>
          <table:table-cell office:value-type="string">
            <text:p>2020.01.15 17:30</text:p>
          </table:table-cell>
          <table:table-cell office:value-type="float" office:value="434">
            <text:p>434</text:p>
          </table:table-cell>
          <table:table-cell office:value-type="float" office:value="75.9">
            <text:p>75.9</text:p>
          </table:table-cell>
          <table:table-cell office:value-type="string">
            <text:p>2020.01.15 17:45</text:p>
          </table:table-cell>
          <table:table-cell office:value-type="float" office:value="434">
            <text:p>434</text:p>
          </table:table-cell>
          <table:table-cell office:value-type="float" office:value="75.9">
            <text:p>75.9</text:p>
          </table:table-cell>
          <table:table-cell office:value-type="string">
            <text:p>2020.01.15 17:45</text:p>
          </table:table-cell>
          <table:table-cell office:value-type="float" office:value="433">
            <text:p>433</text:p>
          </table:table-cell>
          <table:table-cell office:value-type="float" office:value="75.79">
            <text:p>75.79</text:p>
          </table:table-cell>
          <table:table-cell office:value-type="string">
            <text:p>2020.01.15 1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58">
            <text:p>0.158</text:p>
          </table:table-cell>
          <table:table-cell table:number-columns-repeated="1007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75.783">
            <text:p>75.783</text:p>
          </table:table-cell>
          <table:table-cell office:value-type="string">
            <text:p>2020.01.15 17:45</text:p>
          </table:table-cell>
          <table:table-cell office:value-type="float" office:value="434">
            <text:p>434</text:p>
          </table:table-cell>
          <table:table-cell office:value-type="float" office:value="75.893">
            <text:p>75.893</text:p>
          </table:table-cell>
          <table:table-cell office:value-type="string">
            <text:p>2020.01.15 17:45</text:p>
          </table:table-cell>
          <table:table-cell office:value-type="float" office:value="434">
            <text:p>434</text:p>
          </table:table-cell>
          <table:table-cell office:value-type="float" office:value="75.893">
            <text:p>75.893</text:p>
          </table:table-cell>
          <table:table-cell office:value-type="string">
            <text:p>2020.01.15 17:45</text:p>
          </table:table-cell>
          <table:table-cell office:value-type="float" office:value="434">
            <text:p>434</text:p>
          </table:table-cell>
          <table:table-cell office:value-type="float" office:value="75.946">
            <text:p>75.946</text:p>
          </table:table-cell>
          <table:table-cell office:value-type="string">
            <text:p>2020.01.15 1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75.938">
            <text:p>75.938</text:p>
          </table:table-cell>
          <table:table-cell office:value-type="string">
            <text:p>2020.01.15 18:00</text:p>
          </table:table-cell>
          <table:table-cell office:value-type="float" office:value="442">
            <text:p>4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42">
            <text:p>4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35">
            <text:p>435</text:p>
          </table:table-cell>
          <table:table-cell office:value-type="float" office:value="75.957">
            <text:p>75.957</text:p>
          </table:table-cell>
          <table:table-cell office:value-type="string">
            <text:p>2020.01.15 1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36000000000001">
            <text:p>0.036</text:p>
          </table:table-cell>
          <table:table-cell table:number-columns-repeated="1007"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75.927">
            <text:p>75.927</text:p>
          </table:table-cell>
          <table:table-cell office:value-type="string">
            <text:p>2020.01.15 18:15</text:p>
          </table:table-cell>
          <table:table-cell office:value-type="float" office:value="442">
            <text:p>4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42">
            <text:p>4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36">
            <text:p>436</text:p>
          </table:table-cell>
          <table:table-cell office:value-type="float" office:value="75.973">
            <text:p>75.973</text:p>
          </table:table-cell>
          <table:table-cell office:value-type="string">
            <text:p>2020.01.15 1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46999999999997">
            <text:p>0.047</text:p>
          </table:table-cell>
          <table:table-cell table:number-columns-repeated="1007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75.971">
            <text:p>75.971</text:p>
          </table:table-cell>
          <table:table-cell office:value-type="string">
            <text:p>2020.01.15 18:30</text:p>
          </table:table-cell>
          <table:table-cell office:value-type="float" office:value="442">
            <text:p>4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42">
            <text:p>4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37">
            <text:p>437</text:p>
          </table:table-cell>
          <table:table-cell office:value-type="float" office:value="76.005">
            <text:p>76.005</text:p>
          </table:table-cell>
          <table:table-cell office:value-type="string">
            <text:p>2020.01.15 1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30000000000001">
            <text:p>0.003</text:p>
          </table:table-cell>
          <table:table-cell table:number-columns-repeated="1007"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76">
            <text:p>76</text:p>
          </table:table-cell>
          <table:table-cell office:value-type="string">
            <text:p>2020.01.15 18:45</text:p>
          </table:table-cell>
          <table:table-cell office:value-type="float" office:value="442">
            <text:p>442</text:p>
          </table:table-cell>
          <table:table-cell office:value-type="float" office:value="75.94">
            <text:p>75.94</text:p>
          </table:table-cell>
          <table:table-cell office:value-type="string">
            <text:p>2020.01.15 19:45</text:p>
          </table:table-cell>
          <table:table-cell office:value-type="float" office:value="442">
            <text:p>442</text:p>
          </table:table-cell>
          <table:table-cell office:value-type="float" office:value="75.94">
            <text:p>75.94</text:p>
          </table:table-cell>
          <table:table-cell office:value-type="string">
            <text:p>2020.01.15 19:45</text:p>
          </table:table-cell>
          <table:table-cell office:value-type="float" office:value="438">
            <text:p>438</text:p>
          </table:table-cell>
          <table:table-cell office:value-type="float" office:value="76.006">
            <text:p>76.006</text:p>
          </table:table-cell>
          <table:table-cell office:value-type="string">
            <text:p>2020.01.15 1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75.966">
            <text:p>75.966</text:p>
          </table:table-cell>
          <table:table-cell office:value-type="string">
            <text:p>2020.01.15 19:00</text:p>
          </table:table-cell>
          <table:table-cell office:value-type="float" office:value="442">
            <text:p>4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42">
            <text:p>442</text:p>
          </table:table-cell>
          <table:table-cell office:value-type="float" office:value="75.974">
            <text:p>75.974</text:p>
          </table:table-cell>
          <table:table-cell office:value-type="string">
            <text:p>2020.01.15 19:45</text:p>
          </table:table-cell>
          <table:table-cell office:value-type="float" office:value="439">
            <text:p>439</text:p>
          </table:table-cell>
          <table:table-cell office:value-type="float" office:value="75.992">
            <text:p>75.992</text:p>
          </table:table-cell>
          <table:table-cell office:value-type="string">
            <text:p>2020.01.15 1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80000000000098">
            <text:p>0.008</text:p>
          </table:table-cell>
          <table:table-cell table:number-columns-repeated="1007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75.999">
            <text:p>75.999</text:p>
          </table:table-cell>
          <table:table-cell office:value-type="string">
            <text:p>2020.01.15 19:15</text:p>
          </table:table-cell>
          <table:table-cell office:value-type="float" office:value="442">
            <text:p>442</text:p>
          </table:table-cell>
          <table:table-cell office:value-type="float" office:value="75.939">
            <text:p>75.939</text:p>
          </table:table-cell>
          <table:table-cell office:value-type="string">
            <text:p>2020.01.15 19:45</text:p>
          </table:table-cell>
          <table:table-cell office:value-type="float" office:value="442">
            <text:p>442</text:p>
          </table:table-cell>
          <table:table-cell office:value-type="float" office:value="75.939">
            <text:p>75.939</text:p>
          </table:table-cell>
          <table:table-cell office:value-type="string">
            <text:p>2020.01.15 19:45</text:p>
          </table:table-cell>
          <table:table-cell office:value-type="float" office:value="440">
            <text:p>440</text:p>
          </table:table-cell>
          <table:table-cell office:value-type="float" office:value="76.034">
            <text:p>76.034</text:p>
          </table:table-cell>
          <table:table-cell office:value-type="string">
            <text:p>2020.01.15 1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76.021">
            <text:p>76.021</text:p>
          </table:table-cell>
          <table:table-cell office:value-type="string">
            <text:p>2020.01.15 19:30</text:p>
          </table:table-cell>
          <table:table-cell office:value-type="float" office:value="442">
            <text:p>442</text:p>
          </table:table-cell>
          <table:table-cell office:value-type="float" office:value="75.961">
            <text:p>75.961</text:p>
          </table:table-cell>
          <table:table-cell office:value-type="string">
            <text:p>2020.01.15 19:45</text:p>
          </table:table-cell>
          <table:table-cell office:value-type="float" office:value="442">
            <text:p>442</text:p>
          </table:table-cell>
          <table:table-cell office:value-type="float" office:value="75.961">
            <text:p>75.961</text:p>
          </table:table-cell>
          <table:table-cell office:value-type="string">
            <text:p>2020.01.15 19:45</text:p>
          </table:table-cell>
          <table:table-cell office:value-type="float" office:value="441">
            <text:p>441</text:p>
          </table:table-cell>
          <table:table-cell office:value-type="float" office:value="76.032">
            <text:p>76.032</text:p>
          </table:table-cell>
          <table:table-cell office:value-type="string">
            <text:p>2020.01.15 1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75.984">
            <text:p>75.984</text:p>
          </table:table-cell>
          <table:table-cell office:value-type="string">
            <text:p>2020.01.15 19:45</text:p>
          </table:table-cell>
          <table:table-cell office:value-type="float" office:value="442">
            <text:p>442</text:p>
          </table:table-cell>
          <table:table-cell office:value-type="float" office:value="75.924">
            <text:p>75.924</text:p>
          </table:table-cell>
          <table:table-cell office:value-type="string">
            <text:p>2020.01.15 19:45</text:p>
          </table:table-cell>
          <table:table-cell office:value-type="float" office:value="442">
            <text:p>442</text:p>
          </table:table-cell>
          <table:table-cell office:value-type="float" office:value="75.924">
            <text:p>75.924</text:p>
          </table:table-cell>
          <table:table-cell office:value-type="string">
            <text:p>2020.01.15 19:45</text:p>
          </table:table-cell>
          <table:table-cell office:value-type="float" office:value="442">
            <text:p>442</text:p>
          </table:table-cell>
          <table:table-cell office:value-type="float" office:value="75.99">
            <text:p>75.99</text:p>
          </table:table-cell>
          <table:table-cell office:value-type="string">
            <text:p>2020.01.15 1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75.925">
            <text:p>75.925</text:p>
          </table:table-cell>
          <table:table-cell office:value-type="string">
            <text:p>2020.01.15 20:00</text:p>
          </table:table-cell>
          <table:table-cell office:value-type="float" office:value="446">
            <text:p>446</text:p>
          </table:table-cell>
          <table:table-cell office:value-type="float" office:value="75.865">
            <text:p>75.865</text:p>
          </table:table-cell>
          <table:table-cell office:value-type="string">
            <text:p>2020.01.15 20:45</text:p>
          </table:table-cell>
          <table:table-cell office:value-type="float" office:value="446">
            <text:p>446</text:p>
          </table:table-cell>
          <table:table-cell office:value-type="float" office:value="75.865">
            <text:p>75.865</text:p>
          </table:table-cell>
          <table:table-cell office:value-type="string">
            <text:p>2020.01.15 20:45</text:p>
          </table:table-cell>
          <table:table-cell office:value-type="float" office:value="443">
            <text:p>443</text:p>
          </table:table-cell>
          <table:table-cell office:value-type="float" office:value="75.948">
            <text:p>75.948</text:p>
          </table:table-cell>
          <table:table-cell office:value-type="string">
            <text:p>2020.01.15 2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75.932">
            <text:p>75.932</text:p>
          </table:table-cell>
          <table:table-cell office:value-type="string">
            <text:p>2020.01.15 20:15</text:p>
          </table:table-cell>
          <table:table-cell office:value-type="float" office:value="446">
            <text:p>446</text:p>
          </table:table-cell>
          <table:table-cell office:value-type="float" office:value="75.872">
            <text:p>75.872</text:p>
          </table:table-cell>
          <table:table-cell office:value-type="string">
            <text:p>2020.01.15 20:45</text:p>
          </table:table-cell>
          <table:table-cell office:value-type="float" office:value="446">
            <text:p>446</text:p>
          </table:table-cell>
          <table:table-cell office:value-type="float" office:value="75.872">
            <text:p>75.872</text:p>
          </table:table-cell>
          <table:table-cell office:value-type="string">
            <text:p>2020.01.15 20:45</text:p>
          </table:table-cell>
          <table:table-cell office:value-type="float" office:value="444">
            <text:p>444</text:p>
          </table:table-cell>
          <table:table-cell office:value-type="float" office:value="75.934">
            <text:p>75.934</text:p>
          </table:table-cell>
          <table:table-cell office:value-type="string">
            <text:p>2020.01.15 2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75.913">
            <text:p>75.913</text:p>
          </table:table-cell>
          <table:table-cell office:value-type="string">
            <text:p>2020.01.15 20:30</text:p>
          </table:table-cell>
          <table:table-cell office:value-type="float" office:value="446">
            <text:p>446</text:p>
          </table:table-cell>
          <table:table-cell office:value-type="float" office:value="75.853">
            <text:p>75.853</text:p>
          </table:table-cell>
          <table:table-cell office:value-type="string">
            <text:p>2020.01.15 20:45</text:p>
          </table:table-cell>
          <table:table-cell office:value-type="float" office:value="446">
            <text:p>446</text:p>
          </table:table-cell>
          <table:table-cell office:value-type="float" office:value="75.853">
            <text:p>75.853</text:p>
          </table:table-cell>
          <table:table-cell office:value-type="string">
            <text:p>2020.01.15 20:45</text:p>
          </table:table-cell>
          <table:table-cell office:value-type="float" office:value="445">
            <text:p>445</text:p>
          </table:table-cell>
          <table:table-cell office:value-type="float" office:value="75.928">
            <text:p>75.928</text:p>
          </table:table-cell>
          <table:table-cell office:value-type="string">
            <text:p>2020.01.15 2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75.893">
            <text:p>75.893</text:p>
          </table:table-cell>
          <table:table-cell office:value-type="string">
            <text:p>2020.01.15 20:45</text:p>
          </table:table-cell>
          <table:table-cell office:value-type="float" office:value="452">
            <text:p>452</text:p>
          </table:table-cell>
          <table:table-cell office:value-type="float" office:value="75.833">
            <text:p>75.833</text:p>
          </table:table-cell>
          <table:table-cell office:value-type="string">
            <text:p>2020.01.15 22:15</text:p>
          </table:table-cell>
          <table:table-cell office:value-type="float" office:value="452">
            <text:p>452</text:p>
          </table:table-cell>
          <table:table-cell office:value-type="float" office:value="75.833">
            <text:p>75.833</text:p>
          </table:table-cell>
          <table:table-cell office:value-type="string">
            <text:p>2020.01.15 22:15</text:p>
          </table:table-cell>
          <table:table-cell office:value-type="float" office:value="446">
            <text:p>446</text:p>
          </table:table-cell>
          <table:table-cell office:value-type="float" office:value="75.903">
            <text:p>75.903</text:p>
          </table:table-cell>
          <table:table-cell office:value-type="string">
            <text:p>2020.01.15 2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75.872">
            <text:p>75.872</text:p>
          </table:table-cell>
          <table:table-cell office:value-type="string">
            <text:p>2020.01.15 21:00</text:p>
          </table:table-cell>
          <table:table-cell office:value-type="float" office:value="452">
            <text:p>452</text:p>
          </table:table-cell>
          <table:table-cell office:value-type="float" office:value="75.812">
            <text:p>75.812</text:p>
          </table:table-cell>
          <table:table-cell office:value-type="string">
            <text:p>2020.01.15 22:15</text:p>
          </table:table-cell>
          <table:table-cell office:value-type="float" office:value="452">
            <text:p>452</text:p>
          </table:table-cell>
          <table:table-cell office:value-type="float" office:value="75.812">
            <text:p>75.812</text:p>
          </table:table-cell>
          <table:table-cell office:value-type="string">
            <text:p>2020.01.15 22:15</text:p>
          </table:table-cell>
          <table:table-cell office:value-type="float" office:value="447">
            <text:p>447</text:p>
          </table:table-cell>
          <table:table-cell office:value-type="float" office:value="75.894">
            <text:p>75.894</text:p>
          </table:table-cell>
          <table:table-cell office:value-type="string">
            <text:p>2020.01.15 2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75.892">
            <text:p>75.892</text:p>
          </table:table-cell>
          <table:table-cell office:value-type="string">
            <text:p>2020.01.15 21:15</text:p>
          </table:table-cell>
          <table:table-cell office:value-type="float" office:value="452">
            <text:p>452</text:p>
          </table:table-cell>
          <table:table-cell office:value-type="float" office:value="75.832">
            <text:p>75.832</text:p>
          </table:table-cell>
          <table:table-cell office:value-type="string">
            <text:p>2020.01.15 22:15</text:p>
          </table:table-cell>
          <table:table-cell office:value-type="float" office:value="452">
            <text:p>452</text:p>
          </table:table-cell>
          <table:table-cell office:value-type="float" office:value="75.832">
            <text:p>75.832</text:p>
          </table:table-cell>
          <table:table-cell office:value-type="string">
            <text:p>2020.01.15 22:15</text:p>
          </table:table-cell>
          <table:table-cell office:value-type="float" office:value="448">
            <text:p>448</text:p>
          </table:table-cell>
          <table:table-cell office:value-type="float" office:value="75.894">
            <text:p>75.894</text:p>
          </table:table-cell>
          <table:table-cell office:value-type="string">
            <text:p>2020.01.15 2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75.88">
            <text:p>75.88</text:p>
          </table:table-cell>
          <table:table-cell office:value-type="string">
            <text:p>2020.01.15 21:30</text:p>
          </table:table-cell>
          <table:table-cell office:value-type="float" office:value="452">
            <text:p>452</text:p>
          </table:table-cell>
          <table:table-cell office:value-type="float" office:value="75.82">
            <text:p>75.82</text:p>
          </table:table-cell>
          <table:table-cell office:value-type="string">
            <text:p>2020.01.15 22:15</text:p>
          </table:table-cell>
          <table:table-cell office:value-type="float" office:value="452">
            <text:p>452</text:p>
          </table:table-cell>
          <table:table-cell office:value-type="float" office:value="75.82">
            <text:p>75.82</text:p>
          </table:table-cell>
          <table:table-cell office:value-type="string">
            <text:p>2020.01.15 22:15</text:p>
          </table:table-cell>
          <table:table-cell office:value-type="float" office:value="449">
            <text:p>449</text:p>
          </table:table-cell>
          <table:table-cell office:value-type="float" office:value="75.891">
            <text:p>75.891</text:p>
          </table:table-cell>
          <table:table-cell office:value-type="string">
            <text:p>2020.01.15 2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75.883">
            <text:p>75.883</text:p>
          </table:table-cell>
          <table:table-cell office:value-type="string">
            <text:p>2020.01.15 21:45</text:p>
          </table:table-cell>
          <table:table-cell office:value-type="float" office:value="452">
            <text:p>452</text:p>
          </table:table-cell>
          <table:table-cell office:value-type="float" office:value="75.823">
            <text:p>75.823</text:p>
          </table:table-cell>
          <table:table-cell office:value-type="string">
            <text:p>2020.01.15 22:15</text:p>
          </table:table-cell>
          <table:table-cell office:value-type="float" office:value="452">
            <text:p>452</text:p>
          </table:table-cell>
          <table:table-cell office:value-type="float" office:value="75.823">
            <text:p>75.823</text:p>
          </table:table-cell>
          <table:table-cell office:value-type="string">
            <text:p>2020.01.15 22:15</text:p>
          </table:table-cell>
          <table:table-cell office:value-type="float" office:value="450">
            <text:p>450</text:p>
          </table:table-cell>
          <table:table-cell office:value-type="float" office:value="75.885">
            <text:p>75.885</text:p>
          </table:table-cell>
          <table:table-cell office:value-type="string">
            <text:p>2020.01.15 2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75.874">
            <text:p>75.874</text:p>
          </table:table-cell>
          <table:table-cell office:value-type="string">
            <text:p>2020.01.15 22:00</text:p>
          </table:table-cell>
          <table:table-cell office:value-type="float" office:value="452">
            <text:p>452</text:p>
          </table:table-cell>
          <table:table-cell office:value-type="float" office:value="75.814">
            <text:p>75.814</text:p>
          </table:table-cell>
          <table:table-cell office:value-type="string">
            <text:p>2020.01.15 22:15</text:p>
          </table:table-cell>
          <table:table-cell office:value-type="float" office:value="452">
            <text:p>452</text:p>
          </table:table-cell>
          <table:table-cell office:value-type="float" office:value="75.814">
            <text:p>75.814</text:p>
          </table:table-cell>
          <table:table-cell office:value-type="string">
            <text:p>2020.01.15 22:15</text:p>
          </table:table-cell>
          <table:table-cell office:value-type="float" office:value="451">
            <text:p>451</text:p>
          </table:table-cell>
          <table:table-cell office:value-type="float" office:value="75.882">
            <text:p>75.882</text:p>
          </table:table-cell>
          <table:table-cell office:value-type="string">
            <text:p>2020.01.15 2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75.852">
            <text:p>75.852</text:p>
          </table:table-cell>
          <table:table-cell office:value-type="string">
            <text:p>2020.01.15 22:15</text:p>
          </table:table-cell>
          <table:table-cell office:value-type="float" office:value="459">
            <text:p>4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459">
            <text:p>4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452">
            <text:p>452</text:p>
          </table:table-cell>
          <table:table-cell office:value-type="float" office:value="75.852">
            <text:p>75.852</text:p>
          </table:table-cell>
          <table:table-cell office:value-type="string">
            <text:p>2020.01.15 2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75.811">
            <text:p>75.811</text:p>
          </table:table-cell>
          <table:table-cell office:value-type="string">
            <text:p>2020.01.15 22:30</text:p>
          </table:table-cell>
          <table:table-cell office:value-type="float" office:value="459">
            <text:p>4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459">
            <text:p>4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453">
            <text:p>453</text:p>
          </table:table-cell>
          <table:table-cell office:value-type="float" office:value="75.821">
            <text:p>75.821</text:p>
          </table:table-cell>
          <table:table-cell office:value-type="string">
            <text:p>2020.01.15 2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0999999999997">
            <text:p>0.041</text:p>
          </table:table-cell>
          <table:table-cell table:number-columns-repeated="1007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75.807">
            <text:p>75.807</text:p>
          </table:table-cell>
          <table:table-cell office:value-type="string">
            <text:p>2020.01.15 22:45</text:p>
          </table:table-cell>
          <table:table-cell office:value-type="float" office:value="459">
            <text:p>4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459">
            <text:p>4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454">
            <text:p>454</text:p>
          </table:table-cell>
          <table:table-cell office:value-type="float" office:value="75.873">
            <text:p>75.873</text:p>
          </table:table-cell>
          <table:table-cell office:value-type="string">
            <text:p>2020.01.15 2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5000000000002">
            <text:p>0.045</text:p>
          </table:table-cell>
          <table:table-cell table:number-columns-repeated="1007"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75.871">
            <text:p>75.871</text:p>
          </table:table-cell>
          <table:table-cell office:value-type="string">
            <text:p>2020.01.15 23:00</text:p>
          </table:table-cell>
          <table:table-cell office:value-type="float" office:value="459">
            <text:p>4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459">
            <text:p>4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455">
            <text:p>455</text:p>
          </table:table-cell>
          <table:table-cell office:value-type="float" office:value="75.882">
            <text:p>75.882</text:p>
          </table:table-cell>
          <table:table-cell office:value-type="string">
            <text:p>2020.01.15 2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8999999999991">
            <text:p>-0.019</text:p>
          </table:table-cell>
          <table:table-cell table:number-columns-repeated="1007"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75.866">
            <text:p>75.866</text:p>
          </table:table-cell>
          <table:table-cell office:value-type="string">
            <text:p>2020.01.15 23:15</text:p>
          </table:table-cell>
          <table:table-cell office:value-type="float" office:value="459">
            <text:p>4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459">
            <text:p>459</text:p>
          </table:table-cell>
          <table:table-cell office:value-type="float" office:value="75.852">
            <text:p>75.852</text:p>
          </table:table-cell>
          <table:table-cell office:value-type="string">
            <text:p>2020.01.16 00:00</text:p>
          </table:table-cell>
          <table:table-cell office:value-type="float" office:value="456">
            <text:p>456</text:p>
          </table:table-cell>
          <table:table-cell office:value-type="float" office:value="75.883">
            <text:p>75.883</text:p>
          </table:table-cell>
          <table:table-cell office:value-type="string">
            <text:p>2020.01.15 2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3999999999996">
            <text:p>-0.014</text:p>
          </table:table-cell>
          <table:table-cell table:number-columns-repeated="1007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75.877">
            <text:p>75.877</text:p>
          </table:table-cell>
          <table:table-cell office:value-type="string">
            <text:p>2020.01.15 23:30</text:p>
          </table:table-cell>
          <table:table-cell office:value-type="float" office:value="467">
            <text:p>467</text:p>
          </table:table-cell>
          <table:table-cell office:value-type="float" office:value="75.987">
            <text:p>75.987</text:p>
          </table:table-cell>
          <table:table-cell office:value-type="string">
            <text:p>2020.01.16 02:00</text:p>
          </table:table-cell>
          <table:table-cell office:value-type="float" office:value="467">
            <text:p>467</text:p>
          </table:table-cell>
          <table:table-cell office:value-type="float" office:value="75.987">
            <text:p>75.987</text:p>
          </table:table-cell>
          <table:table-cell office:value-type="string">
            <text:p>2020.01.16 02:00</text:p>
          </table:table-cell>
          <table:table-cell office:value-type="float" office:value="457">
            <text:p>457</text:p>
          </table:table-cell>
          <table:table-cell office:value-type="float" office:value="75.896">
            <text:p>75.896</text:p>
          </table:table-cell>
          <table:table-cell office:value-type="string">
            <text:p>2020.01.15 2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75.894">
            <text:p>75.894</text:p>
          </table:table-cell>
          <table:table-cell office:value-type="string">
            <text:p>2020.01.15 23:45</text:p>
          </table:table-cell>
          <table:table-cell office:value-type="float" office:value="459">
            <text:p>459</text:p>
          </table:table-cell>
          <table:table-cell office:value-type="float" office:value="75.834">
            <text:p>75.834</text:p>
          </table:table-cell>
          <table:table-cell office:value-type="string">
            <text:p>2020.01.16 00:00</text:p>
          </table:table-cell>
          <table:table-cell office:value-type="float" office:value="459">
            <text:p>459</text:p>
          </table:table-cell>
          <table:table-cell office:value-type="float" office:value="75.834">
            <text:p>75.834</text:p>
          </table:table-cell>
          <table:table-cell office:value-type="string">
            <text:p>2020.01.16 00:00</text:p>
          </table:table-cell>
          <table:table-cell office:value-type="float" office:value="458">
            <text:p>458</text:p>
          </table:table-cell>
          <table:table-cell office:value-type="float" office:value="75.912">
            <text:p>75.912</text:p>
          </table:table-cell>
          <table:table-cell office:value-type="string">
            <text:p>2020.01.15 2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75.859">
            <text:p>75.859</text:p>
          </table:table-cell>
          <table:table-cell office:value-type="string">
            <text:p>2020.01.16 00:00</text:p>
          </table:table-cell>
          <table:table-cell office:value-type="float" office:value="467">
            <text:p>4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467">
            <text:p>4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459">
            <text:p>459</text:p>
          </table:table-cell>
          <table:table-cell office:value-type="float" office:value="75.859">
            <text:p>75.859</text:p>
          </table:table-cell>
          <table:table-cell office:value-type="string">
            <text:p>2020.01.16 0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52">
            <text:p>0.152</text:p>
          </table:table-cell>
          <table:table-cell table:number-columns-repeated="1007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75.844">
            <text:p>75.844</text:p>
          </table:table-cell>
          <table:table-cell office:value-type="string">
            <text:p>2020.01.16 00:15</text:p>
          </table:table-cell>
          <table:table-cell office:value-type="float" office:value="467">
            <text:p>4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467">
            <text:p>4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460">
            <text:p>460</text:p>
          </table:table-cell>
          <table:table-cell office:value-type="float" office:value="75.885">
            <text:p>75.885</text:p>
          </table:table-cell>
          <table:table-cell office:value-type="string">
            <text:p>2020.01.16 0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67">
            <text:p>0.167</text:p>
          </table:table-cell>
          <table:table-cell table:number-columns-repeated="1007"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75.879">
            <text:p>75.879</text:p>
          </table:table-cell>
          <table:table-cell office:value-type="string">
            <text:p>2020.01.16 00:30</text:p>
          </table:table-cell>
          <table:table-cell office:value-type="float" office:value="467">
            <text:p>467</text:p>
          </table:table-cell>
          <table:table-cell office:value-type="float" office:value="75.989">
            <text:p>75.989</text:p>
          </table:table-cell>
          <table:table-cell office:value-type="string">
            <text:p>2020.01.16 02:00</text:p>
          </table:table-cell>
          <table:table-cell office:value-type="float" office:value="467">
            <text:p>467</text:p>
          </table:table-cell>
          <table:table-cell office:value-type="float" office:value="75.989">
            <text:p>75.989</text:p>
          </table:table-cell>
          <table:table-cell office:value-type="string">
            <text:p>2020.01.16 02:00</text:p>
          </table:table-cell>
          <table:table-cell office:value-type="float" office:value="461">
            <text:p>461</text:p>
          </table:table-cell>
          <table:table-cell office:value-type="float" office:value="75.889">
            <text:p>75.889</text:p>
          </table:table-cell>
          <table:table-cell office:value-type="string">
            <text:p>2020.01.16 0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75.868">
            <text:p>75.868</text:p>
          </table:table-cell>
          <table:table-cell office:value-type="string">
            <text:p>2020.01.16 00:45</text:p>
          </table:table-cell>
          <table:table-cell office:value-type="float" office:value="467">
            <text:p>467</text:p>
          </table:table-cell>
          <table:table-cell office:value-type="float" office:value="75.978">
            <text:p>75.978</text:p>
          </table:table-cell>
          <table:table-cell office:value-type="string">
            <text:p>2020.01.16 02:00</text:p>
          </table:table-cell>
          <table:table-cell office:value-type="float" office:value="467">
            <text:p>467</text:p>
          </table:table-cell>
          <table:table-cell office:value-type="float" office:value="75.978">
            <text:p>75.978</text:p>
          </table:table-cell>
          <table:table-cell office:value-type="string">
            <text:p>2020.01.16 02:00</text:p>
          </table:table-cell>
          <table:table-cell office:value-type="float" office:value="462">
            <text:p>462</text:p>
          </table:table-cell>
          <table:table-cell office:value-type="float" office:value="75.879">
            <text:p>75.879</text:p>
          </table:table-cell>
          <table:table-cell office:value-type="string">
            <text:p>2020.01.16 0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75.845">
            <text:p>75.845</text:p>
          </table:table-cell>
          <table:table-cell office:value-type="string">
            <text:p>2020.01.16 01:00</text:p>
          </table:table-cell>
          <table:table-cell office:value-type="float" office:value="467">
            <text:p>4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467">
            <text:p>467</text:p>
          </table:table-cell>
          <table:table-cell office:value-type="float" office:value="76.011">
            <text:p>76.011</text:p>
          </table:table-cell>
          <table:table-cell office:value-type="string">
            <text:p>2020.01.16 02:00</text:p>
          </table:table-cell>
          <table:table-cell office:value-type="float" office:value="463">
            <text:p>463</text:p>
          </table:table-cell>
          <table:table-cell office:value-type="float" office:value="75.878">
            <text:p>75.878</text:p>
          </table:table-cell>
          <table:table-cell office:value-type="string">
            <text:p>2020.01.16 0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66">
            <text:p>0.166</text:p>
          </table:table-cell>
          <table:table-cell table:number-columns-repeated="1007"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75.877">
            <text:p>75.877</text:p>
          </table:table-cell>
          <table:table-cell office:value-type="string">
            <text:p>2020.01.16 01:15</text:p>
          </table:table-cell>
          <table:table-cell office:value-type="float" office:value="467">
            <text:p>467</text:p>
          </table:table-cell>
          <table:table-cell office:value-type="float" office:value="75.987">
            <text:p>75.987</text:p>
          </table:table-cell>
          <table:table-cell office:value-type="string">
            <text:p>2020.01.16 02:00</text:p>
          </table:table-cell>
          <table:table-cell office:value-type="float" office:value="467">
            <text:p>467</text:p>
          </table:table-cell>
          <table:table-cell office:value-type="float" office:value="75.987">
            <text:p>75.987</text:p>
          </table:table-cell>
          <table:table-cell office:value-type="string">
            <text:p>2020.01.16 02:00</text:p>
          </table:table-cell>
          <table:table-cell office:value-type="float" office:value="464">
            <text:p>464</text:p>
          </table:table-cell>
          <table:table-cell office:value-type="float" office:value="75.885">
            <text:p>75.885</text:p>
          </table:table-cell>
          <table:table-cell office:value-type="string">
            <text:p>2020.01.16 0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75.872">
            <text:p>75.872</text:p>
          </table:table-cell>
          <table:table-cell office:value-type="string">
            <text:p>2020.01.16 01:30</text:p>
          </table:table-cell>
          <table:table-cell office:value-type="float" office:value="467">
            <text:p>467</text:p>
          </table:table-cell>
          <table:table-cell office:value-type="float" office:value="75.982">
            <text:p>75.982</text:p>
          </table:table-cell>
          <table:table-cell office:value-type="string">
            <text:p>2020.01.16 02:00</text:p>
          </table:table-cell>
          <table:table-cell office:value-type="float" office:value="467">
            <text:p>467</text:p>
          </table:table-cell>
          <table:table-cell office:value-type="float" office:value="75.982">
            <text:p>75.982</text:p>
          </table:table-cell>
          <table:table-cell office:value-type="string">
            <text:p>2020.01.16 02:00</text:p>
          </table:table-cell>
          <table:table-cell office:value-type="float" office:value="465">
            <text:p>465</text:p>
          </table:table-cell>
          <table:table-cell office:value-type="float" office:value="75.885">
            <text:p>75.885</text:p>
          </table:table-cell>
          <table:table-cell office:value-type="string">
            <text:p>2020.01.16 0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75.884">
            <text:p>75.884</text:p>
          </table:table-cell>
          <table:table-cell office:value-type="string">
            <text:p>2020.01.16 01:45</text:p>
          </table:table-cell>
          <table:table-cell office:value-type="float" office:value="467">
            <text:p>467</text:p>
          </table:table-cell>
          <table:table-cell office:value-type="float" office:value="75.994">
            <text:p>75.994</text:p>
          </table:table-cell>
          <table:table-cell office:value-type="string">
            <text:p>2020.01.16 02:00</text:p>
          </table:table-cell>
          <table:table-cell office:value-type="float" office:value="467">
            <text:p>467</text:p>
          </table:table-cell>
          <table:table-cell office:value-type="float" office:value="75.994">
            <text:p>75.994</text:p>
          </table:table-cell>
          <table:table-cell office:value-type="string">
            <text:p>2020.01.16 02:00</text:p>
          </table:table-cell>
          <table:table-cell office:value-type="float" office:value="466">
            <text:p>466</text:p>
          </table:table-cell>
          <table:table-cell office:value-type="float" office:value="75.901">
            <text:p>75.901</text:p>
          </table:table-cell>
          <table:table-cell office:value-type="string">
            <text:p>2020.01.16 0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75.899">
            <text:p>75.899</text:p>
          </table:table-cell>
          <table:table-cell office:value-type="string">
            <text:p>2020.01.16 02:00</text:p>
          </table:table-cell>
          <table:table-cell office:value-type="float" office:value="467">
            <text:p>467</text:p>
          </table:table-cell>
          <table:table-cell office:value-type="float" office:value="76.009">
            <text:p>76.009</text:p>
          </table:table-cell>
          <table:table-cell office:value-type="string">
            <text:p>2020.01.16 02:00</text:p>
          </table:table-cell>
          <table:table-cell office:value-type="float" office:value="467">
            <text:p>467</text:p>
          </table:table-cell>
          <table:table-cell office:value-type="float" office:value="76.009">
            <text:p>76.009</text:p>
          </table:table-cell>
          <table:table-cell office:value-type="string">
            <text:p>2020.01.16 02:00</text:p>
          </table:table-cell>
          <table:table-cell office:value-type="float" office:value="467">
            <text:p>467</text:p>
          </table:table-cell>
          <table:table-cell office:value-type="float" office:value="76.033">
            <text:p>76.033</text:p>
          </table:table-cell>
          <table:table-cell office:value-type="string">
            <text:p>2020.01.16 0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  <table:table-cell table:number-columns-repeated="1007"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76.029">
            <text:p>76.029</text:p>
          </table:table-cell>
          <table:table-cell office:value-type="string">
            <text:p>2020.01.16 02:15</text:p>
          </table:table-cell>
          <table:table-cell office:value-type="float" office:value="468">
            <text:p>468</text:p>
          </table:table-cell>
          <table:table-cell office:value-type="float" office:value="76.023">
            <text:p>76.023</text:p>
          </table:table-cell>
          <table:table-cell office:value-type="string">
            <text:p>2020.01.16 02:15</text:p>
          </table:table-cell>
          <table:table-cell office:value-type="float" office:value="468">
            <text:p>468</text:p>
          </table:table-cell>
          <table:table-cell office:value-type="float" office:value="76.023">
            <text:p>76.023</text:p>
          </table:table-cell>
          <table:table-cell office:value-type="string">
            <text:p>2020.01.16 02:15</text:p>
          </table:table-cell>
          <table:table-cell office:value-type="float" office:value="468">
            <text:p>468</text:p>
          </table:table-cell>
          <table:table-cell office:value-type="float" office:value="76.083">
            <text:p>76.083</text:p>
          </table:table-cell>
          <table:table-cell office:value-type="string">
            <text:p>2020.01.16 0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060000000000002">
            <text:p>-0.006</text:p>
          </table:table-cell>
          <table:table-cell table:number-columns-repeated="1007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76">
            <text:p>76</text:p>
          </table:table-cell>
          <table:table-cell office:value-type="string">
            <text:p>2020.01.16 02:30</text:p>
          </table:table-cell>
          <table:table-cell office:value-type="float" office:value="470">
            <text:p>470</text:p>
          </table:table-cell>
          <table:table-cell office:value-type="float" office:value="75.993">
            <text:p>75.993</text:p>
          </table:table-cell>
          <table:table-cell office:value-type="string">
            <text:p>2020.01.16 02:45</text:p>
          </table:table-cell>
          <table:table-cell office:value-type="float" office:value="470">
            <text:p>470</text:p>
          </table:table-cell>
          <table:table-cell office:value-type="float" office:value="75.993">
            <text:p>75.993</text:p>
          </table:table-cell>
          <table:table-cell office:value-type="string">
            <text:p>2020.01.16 02:45</text:p>
          </table:table-cell>
          <table:table-cell office:value-type="float" office:value="469">
            <text:p>469</text:p>
          </table:table-cell>
          <table:table-cell office:value-type="float" office:value="76.053">
            <text:p>76.053</text:p>
          </table:table-cell>
          <table:table-cell office:value-type="string">
            <text:p>2020.01.16 0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7000000000005">
            <text:p>-0.007</text:p>
          </table:table-cell>
          <table:table-cell table:number-columns-repeated="1007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76.025">
            <text:p>76.025</text:p>
          </table:table-cell>
          <table:table-cell office:value-type="string">
            <text:p>2020.01.16 02:45</text:p>
          </table:table-cell>
          <table:table-cell office:value-type="float" office:value="472">
            <text:p>472</text:p>
          </table:table-cell>
          <table:table-cell office:value-type="float" office:value="75.965">
            <text:p>75.965</text:p>
          </table:table-cell>
          <table:table-cell office:value-type="string">
            <text:p>2020.01.16 03:15</text:p>
          </table:table-cell>
          <table:table-cell office:value-type="float" office:value="472">
            <text:p>472</text:p>
          </table:table-cell>
          <table:table-cell office:value-type="float" office:value="75.965">
            <text:p>75.965</text:p>
          </table:table-cell>
          <table:table-cell office:value-type="string">
            <text:p>2020.01.16 03:15</text:p>
          </table:table-cell>
          <table:table-cell office:value-type="float" office:value="470">
            <text:p>470</text:p>
          </table:table-cell>
          <table:table-cell office:value-type="float" office:value="76.026">
            <text:p>76.026</text:p>
          </table:table-cell>
          <table:table-cell office:value-type="string">
            <text:p>2020.01.16 0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76.003">
            <text:p>76.003</text:p>
          </table:table-cell>
          <table:table-cell office:value-type="string">
            <text:p>2020.01.16 03:00</text:p>
          </table:table-cell>
          <table:table-cell office:value-type="float" office:value="473">
            <text:p>473</text:p>
          </table:table-cell>
          <table:table-cell office:value-type="float" office:value="75.943">
            <text:p>75.943</text:p>
          </table:table-cell>
          <table:table-cell office:value-type="string">
            <text:p>2020.01.16 03:30</text:p>
          </table:table-cell>
          <table:table-cell office:value-type="float" office:value="473">
            <text:p>473</text:p>
          </table:table-cell>
          <table:table-cell office:value-type="float" office:value="75.943">
            <text:p>75.943</text:p>
          </table:table-cell>
          <table:table-cell office:value-type="string">
            <text:p>2020.01.16 03:30</text:p>
          </table:table-cell>
          <table:table-cell office:value-type="float" office:value="471">
            <text:p>471</text:p>
          </table:table-cell>
          <table:table-cell office:value-type="float" office:value="76.025">
            <text:p>76.025</text:p>
          </table:table-cell>
          <table:table-cell office:value-type="string">
            <text:p>2020.01.16 0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75.995">
            <text:p>75.995</text:p>
          </table:table-cell>
          <table:table-cell office:value-type="string">
            <text:p>2020.01.16 03:15</text:p>
          </table:table-cell>
          <table:table-cell office:value-type="float" office:value="473">
            <text:p>473</text:p>
          </table:table-cell>
          <table:table-cell office:value-type="float" office:value="75.935">
            <text:p>75.935</text:p>
          </table:table-cell>
          <table:table-cell office:value-type="string">
            <text:p>2020.01.16 03:30</text:p>
          </table:table-cell>
          <table:table-cell office:value-type="float" office:value="473">
            <text:p>473</text:p>
          </table:table-cell>
          <table:table-cell office:value-type="float" office:value="75.935">
            <text:p>75.935</text:p>
          </table:table-cell>
          <table:table-cell office:value-type="string">
            <text:p>2020.01.16 03:30</text:p>
          </table:table-cell>
          <table:table-cell office:value-type="float" office:value="472">
            <text:p>472</text:p>
          </table:table-cell>
          <table:table-cell office:value-type="float" office:value="76.024">
            <text:p>76.024</text:p>
          </table:table-cell>
          <table:table-cell office:value-type="string">
            <text:p>2020.01.16 0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75.977">
            <text:p>75.977</text:p>
          </table:table-cell>
          <table:table-cell office:value-type="string">
            <text:p>2020.01.16 03:30</text:p>
          </table:table-cell>
          <table:table-cell office:value-type="float" office:value="473">
            <text:p>473</text:p>
          </table:table-cell>
          <table:table-cell office:value-type="float" office:value="75.917">
            <text:p>75.917</text:p>
          </table:table-cell>
          <table:table-cell office:value-type="string">
            <text:p>2020.01.16 03:30</text:p>
          </table:table-cell>
          <table:table-cell office:value-type="float" office:value="473">
            <text:p>473</text:p>
          </table:table-cell>
          <table:table-cell office:value-type="float" office:value="75.917">
            <text:p>75.917</text:p>
          </table:table-cell>
          <table:table-cell office:value-type="string">
            <text:p>2020.01.16 03:30</text:p>
          </table:table-cell>
          <table:table-cell office:value-type="float" office:value="473">
            <text:p>473</text:p>
          </table:table-cell>
          <table:table-cell office:value-type="float" office:value="75.981">
            <text:p>75.981</text:p>
          </table:table-cell>
          <table:table-cell office:value-type="string">
            <text:p>2020.01.16 0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75.947">
            <text:p>75.947</text:p>
          </table:table-cell>
          <table:table-cell office:value-type="string">
            <text:p>2020.01.16 03:45</text:p>
          </table:table-cell>
          <table:table-cell office:value-type="float" office:value="482">
            <text:p>482</text:p>
          </table:table-cell>
          <table:table-cell office:value-type="float" office:value="75.887">
            <text:p>75.887</text:p>
          </table:table-cell>
          <table:table-cell office:value-type="string">
            <text:p>2020.01.16 05:45</text:p>
          </table:table-cell>
          <table:table-cell office:value-type="float" office:value="482">
            <text:p>482</text:p>
          </table:table-cell>
          <table:table-cell office:value-type="float" office:value="75.887">
            <text:p>75.887</text:p>
          </table:table-cell>
          <table:table-cell office:value-type="string">
            <text:p>2020.01.16 05:45</text:p>
          </table:table-cell>
          <table:table-cell office:value-type="float" office:value="474">
            <text:p>474</text:p>
          </table:table-cell>
          <table:table-cell office:value-type="float" office:value="75.962">
            <text:p>75.962</text:p>
          </table:table-cell>
          <table:table-cell office:value-type="string">
            <text:p>2020.01.16 0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75.963">
            <text:p>75.963</text:p>
          </table:table-cell>
          <table:table-cell office:value-type="string">
            <text:p>2020.01.16 04:00</text:p>
          </table:table-cell>
          <table:table-cell office:value-type="float" office:value="482">
            <text:p>482</text:p>
          </table:table-cell>
          <table:table-cell office:value-type="float" office:value="75.903">
            <text:p>75.903</text:p>
          </table:table-cell>
          <table:table-cell office:value-type="string">
            <text:p>2020.01.16 05:45</text:p>
          </table:table-cell>
          <table:table-cell office:value-type="float" office:value="482">
            <text:p>482</text:p>
          </table:table-cell>
          <table:table-cell office:value-type="float" office:value="75.903">
            <text:p>75.903</text:p>
          </table:table-cell>
          <table:table-cell office:value-type="string">
            <text:p>2020.01.16 05:45</text:p>
          </table:table-cell>
          <table:table-cell office:value-type="float" office:value="475">
            <text:p>475</text:p>
          </table:table-cell>
          <table:table-cell office:value-type="float" office:value="75.983">
            <text:p>75.983</text:p>
          </table:table-cell>
          <table:table-cell office:value-type="string">
            <text:p>2020.01.16 0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75.967">
            <text:p>75.967</text:p>
          </table:table-cell>
          <table:table-cell office:value-type="string">
            <text:p>2020.01.16 04:15</text:p>
          </table:table-cell>
          <table:table-cell office:value-type="float" office:value="477">
            <text:p>477</text:p>
          </table:table-cell>
          <table:table-cell office:value-type="float" office:value="75.907">
            <text:p>75.907</text:p>
          </table:table-cell>
          <table:table-cell office:value-type="string">
            <text:p>2020.01.16 04:30</text:p>
          </table:table-cell>
          <table:table-cell office:value-type="float" office:value="477">
            <text:p>477</text:p>
          </table:table-cell>
          <table:table-cell office:value-type="float" office:value="75.907">
            <text:p>75.907</text:p>
          </table:table-cell>
          <table:table-cell office:value-type="string">
            <text:p>2020.01.16 04:30</text:p>
          </table:table-cell>
          <table:table-cell office:value-type="float" office:value="476">
            <text:p>476</text:p>
          </table:table-cell>
          <table:table-cell office:value-type="float" office:value="75.969">
            <text:p>75.969</text:p>
          </table:table-cell>
          <table:table-cell office:value-type="string">
            <text:p>2020.01.16 0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75.936">
            <text:p>75.936</text:p>
          </table:table-cell>
          <table:table-cell office:value-type="string">
            <text:p>2020.01.16 04:30</text:p>
          </table:table-cell>
          <table:table-cell office:value-type="float" office:value="499">
            <text:p>499</text:p>
          </table:table-cell>
          <table:table-cell office:value-type="float" office:value="75.955">
            <text:p>75.955</text:p>
          </table:table-cell>
          <table:table-cell office:value-type="string">
            <text:p>2020.01.16 10: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77">
            <text:p>477</text:p>
          </table:table-cell>
          <table:table-cell office:value-type="float" office:value="75.943">
            <text:p>75.943</text:p>
          </table:table-cell>
          <table:table-cell office:value-type="string">
            <text:p>2020.01.16 0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5.936">
            <text:p>-75.936</text:p>
          </table:table-cell>
          <table:table-cell table:number-columns-repeated="1007"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75.92">
            <text:p>75.92</text:p>
          </table:table-cell>
          <table:table-cell office:value-type="string">
            <text:p>2020.01.16 04:45</text:p>
          </table:table-cell>
          <table:table-cell office:value-type="float" office:value="482">
            <text:p>482</text:p>
          </table:table-cell>
          <table:table-cell office:value-type="float" office:value="75.901">
            <text:p>75.901</text:p>
          </table:table-cell>
          <table:table-cell office:value-type="string">
            <text:p>2020.01.16 05:45</text:p>
          </table:table-cell>
          <table:table-cell office:value-type="float" office:value="482">
            <text:p>482</text:p>
          </table:table-cell>
          <table:table-cell office:value-type="float" office:value="75.901">
            <text:p>75.901</text:p>
          </table:table-cell>
          <table:table-cell office:value-type="string">
            <text:p>2020.01.16 05:45</text:p>
          </table:table-cell>
          <table:table-cell office:value-type="float" office:value="478">
            <text:p>478</text:p>
          </table:table-cell>
          <table:table-cell office:value-type="float" office:value="75.948">
            <text:p>75.948</text:p>
          </table:table-cell>
          <table:table-cell office:value-type="string">
            <text:p>2020.01.16 0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9000000000005">
            <text:p>-0.019</text:p>
          </table:table-cell>
          <table:table-cell table:number-columns-repeated="1007"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75.945">
            <text:p>75.945</text:p>
          </table:table-cell>
          <table:table-cell office:value-type="string">
            <text:p>2020.01.16 05:00</text:p>
          </table:table-cell>
          <table:table-cell office:value-type="float" office:value="482">
            <text:p>482</text:p>
          </table:table-cell>
          <table:table-cell office:value-type="float" office:value="75.885">
            <text:p>75.885</text:p>
          </table:table-cell>
          <table:table-cell office:value-type="string">
            <text:p>2020.01.16 05:45</text:p>
          </table:table-cell>
          <table:table-cell office:value-type="float" office:value="482">
            <text:p>482</text:p>
          </table:table-cell>
          <table:table-cell office:value-type="float" office:value="75.885">
            <text:p>75.885</text:p>
          </table:table-cell>
          <table:table-cell office:value-type="string">
            <text:p>2020.01.16 05:45</text:p>
          </table:table-cell>
          <table:table-cell office:value-type="float" office:value="479">
            <text:p>479</text:p>
          </table:table-cell>
          <table:table-cell office:value-type="float" office:value="75.947">
            <text:p>75.947</text:p>
          </table:table-cell>
          <table:table-cell office:value-type="string">
            <text:p>2020.01.16 0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75.93">
            <text:p>75.93</text:p>
          </table:table-cell>
          <table:table-cell office:value-type="string">
            <text:p>2020.01.16 05:15</text:p>
          </table:table-cell>
          <table:table-cell office:value-type="float" office:value="499">
            <text:p>499</text:p>
          </table:table-cell>
          <table:table-cell office:value-type="float" office:value="75.955">
            <text:p>75.955</text:p>
          </table:table-cell>
          <table:table-cell office:value-type="string">
            <text:p>2020.01.16 10: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80">
            <text:p>480</text:p>
          </table:table-cell>
          <table:table-cell office:value-type="float" office:value="75.961">
            <text:p>75.961</text:p>
          </table:table-cell>
          <table:table-cell office:value-type="string">
            <text:p>2020.01.16 0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5.93">
            <text:p>-75.93</text:p>
          </table:table-cell>
          <table:table-cell table:number-columns-repeated="1007"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75.942">
            <text:p>75.942</text:p>
          </table:table-cell>
          <table:table-cell office:value-type="string">
            <text:p>2020.01.16 05:30</text:p>
          </table:table-cell>
          <table:table-cell office:value-type="float" office:value="482">
            <text:p>482</text:p>
          </table:table-cell>
          <table:table-cell office:value-type="float" office:value="75.882">
            <text:p>75.882</text:p>
          </table:table-cell>
          <table:table-cell office:value-type="string">
            <text:p>2020.01.16 05:45</text:p>
          </table:table-cell>
          <table:table-cell office:value-type="float" office:value="482">
            <text:p>482</text:p>
          </table:table-cell>
          <table:table-cell office:value-type="float" office:value="75.882">
            <text:p>75.882</text:p>
          </table:table-cell>
          <table:table-cell office:value-type="string">
            <text:p>2020.01.16 05:45</text:p>
          </table:table-cell>
          <table:table-cell office:value-type="float" office:value="481">
            <text:p>481</text:p>
          </table:table-cell>
          <table:table-cell office:value-type="float" office:value="75.944">
            <text:p>75.944</text:p>
          </table:table-cell>
          <table:table-cell office:value-type="string">
            <text:p>2020.01.16 0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  <table:table-cell table:number-columns-repeated="1007"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75.919">
            <text:p>75.919</text:p>
          </table:table-cell>
          <table:table-cell office:value-type="string">
            <text:p>2020.01.16 05:45</text:p>
          </table:table-cell>
          <table:table-cell office:value-type="float" office:value="496">
            <text:p>4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496">
            <text:p>4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482">
            <text:p>482</text:p>
          </table:table-cell>
          <table:table-cell office:value-type="float" office:value="75.923">
            <text:p>75.923</text:p>
          </table:table-cell>
          <table:table-cell office:value-type="string">
            <text:p>2020.01.16 0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5000000000001">
            <text:p>-0.015</text:p>
          </table:table-cell>
          <table:table-cell table:number-columns-repeated="1007"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75.913">
            <text:p>75.913</text:p>
          </table:table-cell>
          <table:table-cell office:value-type="string">
            <text:p>2020.01.16 06:00</text:p>
          </table:table-cell>
          <table:table-cell office:value-type="float" office:value="492">
            <text:p>4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492">
            <text:p>4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483">
            <text:p>483</text:p>
          </table:table-cell>
          <table:table-cell office:value-type="float" office:value="75.914">
            <text:p>75.914</text:p>
          </table:table-cell>
          <table:table-cell office:value-type="string">
            <text:p>2020.01.16 0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9000000000005">
            <text:p>-0.019</text:p>
          </table:table-cell>
          <table:table-cell table:number-columns-repeated="1007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75.896">
            <text:p>75.896</text:p>
          </table:table-cell>
          <table:table-cell office:value-type="string">
            <text:p>2020.01.16 06:15</text:p>
          </table:table-cell>
          <table:table-cell office:value-type="float" office:value="492">
            <text:p>4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492">
            <text:p>492</text:p>
          </table:table-cell>
          <table:table-cell office:value-type="float" office:value="75.894">
            <text:p>75.894</text:p>
          </table:table-cell>
          <table:table-cell office:value-type="string">
            <text:p>2020.01.16 08:15</text:p>
          </table:table-cell>
          <table:table-cell office:value-type="float" office:value="484">
            <text:p>484</text:p>
          </table:table-cell>
          <table:table-cell office:value-type="float" office:value="75.954">
            <text:p>75.954</text:p>
          </table:table-cell>
          <table:table-cell office:value-type="string">
            <text:p>2020.01.16 0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20000000000095">
            <text:p>-0.002</text:p>
          </table:table-cell>
          <table:table-cell table:number-columns-repeated="1007"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75.934">
            <text:p>75.934</text:p>
          </table:table-cell>
          <table:table-cell office:value-type="string">
            <text:p>2020.01.16 06:30</text:p>
          </table:table-cell>
          <table:table-cell office:value-type="float" office:value="499">
            <text:p>499</text:p>
          </table:table-cell>
          <table:table-cell office:value-type="float" office:value="75.955">
            <text:p>75.955</text:p>
          </table:table-cell>
          <table:table-cell office:value-type="string">
            <text:p>2020.01.16 10: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85">
            <text:p>485</text:p>
          </table:table-cell>
          <table:table-cell office:value-type="float" office:value="75.934">
            <text:p>75.934</text:p>
          </table:table-cell>
          <table:table-cell office:value-type="string">
            <text:p>2020.01.16 0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5.934">
            <text:p>-75.934</text:p>
          </table:table-cell>
          <table:table-cell table:number-columns-repeated="1007"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75.918">
            <text:p>75.918</text:p>
          </table:table-cell>
          <table:table-cell office:value-type="string">
            <text:p>2020.01.16 06:45</text:p>
          </table:table-cell>
          <table:table-cell office:value-type="float" office:value="496">
            <text:p>4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496">
            <text:p>4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486">
            <text:p>486</text:p>
          </table:table-cell>
          <table:table-cell office:value-type="float" office:value="75.945">
            <text:p>75.945</text:p>
          </table:table-cell>
          <table:table-cell office:value-type="string">
            <text:p>2020.01.16 0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400000000001">
            <text:p>-0.014</text:p>
          </table:table-cell>
          <table:table-cell table:number-columns-repeated="1007"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75.915">
            <text:p>75.915</text:p>
          </table:table-cell>
          <table:table-cell office:value-type="string">
            <text:p>2020.01.16 07:00</text:p>
          </table:table-cell>
          <table:table-cell office:value-type="float" office:value="496">
            <text:p>4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496">
            <text:p>4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487">
            <text:p>487</text:p>
          </table:table-cell>
          <table:table-cell office:value-type="float" office:value="75.94">
            <text:p>75.94</text:p>
          </table:table-cell>
          <table:table-cell office:value-type="string">
            <text:p>2020.01.16 0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100000000001">
            <text:p>-0.011</text:p>
          </table:table-cell>
          <table:table-cell table:number-columns-repeated="1007"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75.923">
            <text:p>75.923</text:p>
          </table:table-cell>
          <table:table-cell office:value-type="string">
            <text:p>2020.01.16 07:15</text:p>
          </table:table-cell>
          <table:table-cell office:value-type="float" office:value="496">
            <text:p>4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496">
            <text:p>4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488">
            <text:p>488</text:p>
          </table:table-cell>
          <table:table-cell office:value-type="float" office:value="75.935">
            <text:p>75.935</text:p>
          </table:table-cell>
          <table:table-cell office:value-type="string">
            <text:p>2020.01.16 0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9000000000005">
            <text:p>-0.019</text:p>
          </table:table-cell>
          <table:table-cell table:number-columns-repeated="1007"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75.914">
            <text:p>75.914</text:p>
          </table:table-cell>
          <table:table-cell office:value-type="string">
            <text:p>2020.01.16 07:30</text:p>
          </table:table-cell>
          <table:table-cell office:value-type="float" office:value="496">
            <text:p>4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496">
            <text:p>4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489">
            <text:p>489</text:p>
          </table:table-cell>
          <table:table-cell office:value-type="float" office:value="75.926">
            <text:p>75.926</text:p>
          </table:table-cell>
          <table:table-cell office:value-type="string">
            <text:p>2020.01.16 0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0000000000005">
            <text:p>-0.01</text:p>
          </table:table-cell>
          <table:table-cell table:number-columns-repeated="1007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75.922">
            <text:p>75.922</text:p>
          </table:table-cell>
          <table:table-cell office:value-type="string">
            <text:p>2020.01.16 07:45</text:p>
          </table:table-cell>
          <table:table-cell office:value-type="float" office:value="496">
            <text:p>4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496">
            <text:p>4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490">
            <text:p>490</text:p>
          </table:table-cell>
          <table:table-cell office:value-type="float" office:value="75.939">
            <text:p>75.939</text:p>
          </table:table-cell>
          <table:table-cell office:value-type="string">
            <text:p>2020.01.16 0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8000000000001">
            <text:p>-0.018</text:p>
          </table:table-cell>
          <table:table-cell table:number-columns-repeated="1007"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75.935">
            <text:p>75.935</text:p>
          </table:table-cell>
          <table:table-cell office:value-type="string">
            <text:p>2020.01.16 08:00</text:p>
          </table:table-cell>
          <table:table-cell office:value-type="float" office:value="499">
            <text:p>499</text:p>
          </table:table-cell>
          <table:table-cell office:value-type="float" office:value="75.955">
            <text:p>75.955</text:p>
          </table:table-cell>
          <table:table-cell office:value-type="string">
            <text:p>2020.01.16 10: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91">
            <text:p>491</text:p>
          </table:table-cell>
          <table:table-cell office:value-type="float" office:value="75.937">
            <text:p>75.937</text:p>
          </table:table-cell>
          <table:table-cell office:value-type="string">
            <text:p>2020.01.16 0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5.935">
            <text:p>-75.935</text:p>
          </table:table-cell>
          <table:table-cell table:number-columns-repeated="1007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75.923">
            <text:p>75.923</text:p>
          </table:table-cell>
          <table:table-cell office:value-type="string">
            <text:p>2020.01.16 08:15</text:p>
          </table:table-cell>
          <table:table-cell office:value-type="float" office:value="496">
            <text:p>4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496">
            <text:p>4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492">
            <text:p>492</text:p>
          </table:table-cell>
          <table:table-cell office:value-type="float" office:value="75.928">
            <text:p>75.928</text:p>
          </table:table-cell>
          <table:table-cell office:value-type="string">
            <text:p>2020.01.16 0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9000000000005">
            <text:p>-0.019</text:p>
          </table:table-cell>
          <table:table-cell table:number-columns-repeated="1007"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75.892">
            <text:p>75.892</text:p>
          </table:table-cell>
          <table:table-cell office:value-type="string">
            <text:p>2020.01.16 08:30</text:p>
          </table:table-cell>
          <table:table-cell office:value-type="float" office:value="496">
            <text:p>4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496">
            <text:p>4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493">
            <text:p>493</text:p>
          </table:table-cell>
          <table:table-cell office:value-type="float" office:value="75.929">
            <text:p>75.929</text:p>
          </table:table-cell>
          <table:table-cell office:value-type="string">
            <text:p>2020.01.16 0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2">
            <text:p>0.012</text:p>
          </table:table-cell>
          <table:table-cell table:number-columns-repeated="1007"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75.917">
            <text:p>75.917</text:p>
          </table:table-cell>
          <table:table-cell office:value-type="string">
            <text:p>2020.01.16 08:45</text:p>
          </table:table-cell>
          <table:table-cell office:value-type="float" office:value="496">
            <text:p>4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496">
            <text:p>496</text:p>
          </table:table-cell>
          <table:table-cell office:value-type="float" office:value="75.904">
            <text:p>75.904</text:p>
          </table:table-cell>
          <table:table-cell office:value-type="string">
            <text:p>2020.01.16 09:15</text:p>
          </table:table-cell>
          <table:table-cell office:value-type="float" office:value="494">
            <text:p>494</text:p>
          </table:table-cell>
          <table:table-cell office:value-type="float" office:value="75.929">
            <text:p>75.929</text:p>
          </table:table-cell>
          <table:table-cell office:value-type="string">
            <text:p>2020.01.16 0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3000000000005">
            <text:p>-0.013</text:p>
          </table:table-cell>
          <table:table-cell table:number-columns-repeated="1007"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75.929">
            <text:p>75.929</text:p>
          </table:table-cell>
          <table:table-cell office:value-type="string">
            <text:p>2020.01.16 09:00</text:p>
          </table:table-cell>
          <table:table-cell office:value-type="float" office:value="498">
            <text:p>498</text:p>
          </table:table-cell>
          <table:table-cell office:value-type="float" office:value="75.94">
            <text:p>75.94</text:p>
          </table:table-cell>
          <table:table-cell office:value-type="string">
            <text:p>2020.01.16 09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95">
            <text:p>495</text:p>
          </table:table-cell>
          <table:table-cell office:value-type="float" office:value="75.964">
            <text:p>75.964</text:p>
          </table:table-cell>
          <table:table-cell office:value-type="string">
            <text:p>2020.01.16 0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/>
          <table:table-cell office:value-type="float" office:value="-75.929">
            <text:p>-75.929</text:p>
          </table:table-cell>
          <table:table-cell table:number-columns-repeated="1007"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75.912">
            <text:p>75.912</text:p>
          </table:table-cell>
          <table:table-cell office:value-type="string">
            <text:p>2020.01.16 09:15</text:p>
          </table:table-cell>
          <table:table-cell office:value-type="float" office:value="496">
            <text:p>496</text:p>
          </table:table-cell>
          <table:table-cell office:value-type="float" office:value="75.923">
            <text:p>75.923</text:p>
          </table:table-cell>
          <table:table-cell office:value-type="string">
            <text:p>2020.01.16 09:1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96">
            <text:p>496</text:p>
          </table:table-cell>
          <table:table-cell office:value-type="float" office:value="75.929">
            <text:p>75.929</text:p>
          </table:table-cell>
          <table:table-cell office:value-type="string">
            <text:p>2020.01.16 0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/>
          <table:table-cell office:value-type="float" office:value="-75.912">
            <text:p>-75.912</text:p>
          </table:table-cell>
          <table:table-cell table:number-columns-repeated="1007"/>
        </table:table-row>
        <table:table-row table:style-name="ro1">
          <table:table-cell office:value-type="string">
            <text:p>len =&gt; 497</text:p>
          </table:table-cell>
          <table:table-cell table:number-columns-repeated="1023"/>
        </table:table-row>
        <table:table-row table:style-name="ro1" table:number-rows-repeated="104806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5.A13:Sheet5.Q309" table:contains-header="false">
          <table:sort>
            <table:sort-by table:field-number="15" table:data-type="automatic"/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4">2020/02/14</text:date>, <text:time>15:03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2-14T13:35:03.47</meta:creation-date>
    <dc:date>2020-02-14T15:03:17.17</dc:date>
    <dc:creator>iwabuchi ken</dc:creator>
    <meta:editing-duration>PT16M29S</meta:editing-duration>
    <meta:editing-cycles>2</meta:editing-cycles>
    <meta:generator>OpenOffice/4.1.3$Win32 OpenOffice.org_project/413m1$Build-9783</meta:generator>
    <meta:document-statistic meta:table-count="6" meta:cell-count="20077" meta:object-count="0"/>
  </office:meta>
</office:document-meta>
</file>